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63mm"/>
    </style:style>
    <style:style style:name="co2" style:family="table-column">
      <style:table-column-properties fo:break-before="auto" style:column-width="18.73mm"/>
    </style:style>
    <style:style style:name="co3" style:family="table-column">
      <style:table-column-properties fo:break-before="auto" style:column-width="44.01mm"/>
    </style:style>
    <style:style style:name="co4" style:family="table-column">
      <style:table-column-properties fo:break-before="auto" style:column-width="24.09mm"/>
    </style:style>
    <style:style style:name="co5" style:family="table-column">
      <style:table-column-properties fo:break-before="auto" style:column-width="63.96mm"/>
    </style:style>
    <style:style style:name="co6" style:family="table-column">
      <style:table-column-properties fo:break-before="auto" style:column-width="99.1mm"/>
    </style:style>
    <style:style style:name="co7" style:family="table-column">
      <style:table-column-properties fo:break-before="auto" style:column-width="29.74mm"/>
    </style:style>
    <style:style style:name="co8" style:family="table-column">
      <style:table-column-properties fo:break-before="auto" style:column-width="29.51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41.35mm"/>
    </style:style>
    <style:style style:name="co11" style:family="table-column">
      <style:table-column-properties fo:break-before="auto" style:column-width="33.06mm"/>
    </style:style>
    <style:style style:name="co12" style:family="table-column">
      <style:table-column-properties fo:break-before="auto" style:column-width="20.81mm"/>
    </style:style>
    <style:style style:name="co13" style:family="table-column">
      <style:table-column-properties fo:break-before="auto" style:column-width="26.78mm"/>
    </style:style>
    <style:style style:name="co14" style:family="table-column">
      <style:table-column-properties fo:break-before="auto" style:column-width="41.65mm"/>
    </style:style>
    <style:style style:name="co15" style:family="table-column">
      <style:table-column-properties fo:break-before="auto" style:column-width="58.01mm"/>
    </style:style>
    <style:style style:name="co16" style:family="table-column">
      <style:table-column-properties fo:break-before="auto" style:column-width="55.12mm"/>
    </style:style>
    <style:style style:name="co17" style:family="table-column">
      <style:table-column-properties fo:break-before="auto" style:column-width="77.05mm"/>
    </style:style>
    <style:style style:name="co18" style:family="table-column">
      <style:table-column-properties fo:break-before="auto" style:column-width="94.49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27.06mm"/>
    </style:style>
    <style:style style:name="co21" style:family="table-column">
      <style:table-column-properties fo:break-before="auto" style:column-width="32.67mm"/>
    </style:style>
    <style:style style:name="co22" style:family="table-column">
      <style:table-column-properties fo:break-before="auto" style:column-width="46.06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22.31mm"/>
    </style:style>
    <style:style style:name="co25" style:family="table-column">
      <style:table-column-properties fo:break-before="auto" style:column-width="39.9mm"/>
    </style:style>
    <style:style style:name="co26" style:family="table-column">
      <style:table-column-properties fo:break-before="auto" style:column-width="39.26mm"/>
    </style:style>
    <style:style style:name="co27" style:family="table-column">
      <style:table-column-properties fo:break-before="auto" style:column-width="77.31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15.52mm"/>
    </style:style>
    <style:style style:name="co30" style:family="table-column">
      <style:table-column-properties fo:break-before="auto" style:column-width="34.2mm"/>
    </style:style>
    <style:style style:name="co31" style:family="table-column">
      <style:table-column-properties fo:break-before="auto" style:column-width="77.95mm"/>
    </style:style>
    <style:style style:name="co32" style:family="table-column">
      <style:table-column-properties fo:break-before="auto" style:column-width="38.08mm"/>
    </style:style>
    <style:style style:name="co33" style:family="table-column">
      <style:table-column-properties fo:break-before="auto" style:column-width="35.4mm"/>
    </style:style>
    <style:style style:name="co34" style:family="table-column">
      <style:table-column-properties fo:break-before="auto" style:column-width="13.09mm"/>
    </style:style>
    <style:style style:name="co35" style:family="table-column">
      <style:table-column-properties fo:break-before="auto" style:column-width="33.99mm"/>
    </style:style>
    <style:style style:name="co36" style:family="table-column">
      <style:table-column-properties fo:break-before="auto" style:column-width="27.96mm"/>
    </style:style>
    <style:style style:name="co37" style:family="table-column">
      <style:table-column-properties fo:break-before="auto" style:column-width="74.08mm"/>
    </style:style>
    <style:style style:name="co38" style:family="table-column">
      <style:table-column-properties fo:break-before="auto" style:column-width="20.51mm"/>
    </style:style>
    <style:style style:name="co39" style:family="table-column">
      <style:table-column-properties fo:break-before="auto" style:column-width="42.72mm"/>
    </style:style>
    <style:style style:name="co40" style:family="table-column">
      <style:table-column-properties fo:break-before="auto" style:column-width="25.19mm"/>
    </style:style>
    <style:style style:name="co41" style:family="table-column">
      <style:table-column-properties fo:break-before="auto" style:column-width="20.41mm"/>
    </style:style>
    <style:style style:name="co42" style:family="table-column">
      <style:table-column-properties fo:break-before="auto" style:column-width="29.23mm"/>
    </style:style>
    <style:style style:name="co43" style:family="table-column">
      <style:table-column-properties fo:break-before="auto" style:column-width="36.41mm"/>
    </style:style>
    <style:style style:name="co44" style:family="table-column">
      <style:table-column-properties fo:break-before="auto" style:column-width="62.48mm"/>
    </style:style>
    <style:style style:name="co45" style:family="table-column">
      <style:table-column-properties fo:break-before="auto" style:column-width="80.29mm"/>
    </style:style>
    <style:style style:name="co46" style:family="table-column">
      <style:table-column-properties fo:break-before="auto" style:column-width="87.84mm"/>
    </style:style>
    <style:style style:name="co47" style:family="table-column">
      <style:table-column-properties fo:break-before="auto" style:column-width="67.33mm"/>
    </style:style>
    <style:style style:name="co48" style:family="table-column">
      <style:table-column-properties fo:break-before="auto" style:column-width="110.67mm"/>
    </style:style>
    <style:style style:name="co49" style:family="table-column">
      <style:table-column-properties fo:break-before="auto" style:column-width="21.41mm"/>
    </style:style>
    <style:style style:name="co50" style:family="table-column">
      <style:table-column-properties fo:break-before="auto" style:column-width="45.81mm"/>
    </style:style>
    <style:style style:name="co51" style:family="table-column">
      <style:table-column-properties fo:break-before="auto" style:column-width="69.74mm"/>
    </style:style>
    <style:style style:name="co52" style:family="table-column">
      <style:table-column-properties fo:break-before="auto" style:column-width="49.34mm"/>
    </style:style>
    <style:style style:name="co53" style:family="table-column">
      <style:table-column-properties fo:break-before="auto" style:column-width="16.74mm"/>
    </style:style>
    <style:style style:name="co54" style:family="table-column">
      <style:table-column-properties fo:break-before="auto" style:column-width="16.44mm"/>
    </style:style>
    <style:style style:name="co55" style:family="table-column">
      <style:table-column-properties fo:break-before="auto" style:column-width="38.06mm"/>
    </style:style>
    <style:style style:name="co56" style:family="table-column">
      <style:table-column-properties fo:break-before="auto" style:column-width="31.36mm"/>
    </style:style>
    <style:style style:name="co57" style:family="table-column">
      <style:table-column-properties fo:break-before="auto" style:column-width="27.18mm"/>
    </style:style>
    <style:style style:name="co58" style:family="table-column">
      <style:table-column-properties fo:break-before="auto" style:column-width="91.63mm"/>
    </style:style>
    <style:style style:name="co59" style:family="table-column">
      <style:table-column-properties fo:break-before="auto" style:column-width="18.43mm"/>
    </style:style>
    <style:style style:name="co60" style:family="table-column">
      <style:table-column-properties fo:break-before="auto" style:column-width="23.76mm"/>
    </style:style>
    <style:style style:name="co61" style:family="table-column">
      <style:table-column-properties fo:break-before="auto" style:column-width="32.12mm"/>
    </style:style>
    <style:style style:name="co62" style:family="table-column">
      <style:table-column-properties fo:break-before="auto" style:column-width="40.2mm"/>
    </style:style>
    <style:style style:name="co63" style:family="table-column">
      <style:table-column-properties fo:break-before="auto" style:column-width="56.23mm"/>
    </style:style>
    <style:style style:name="co64" style:family="table-column">
      <style:table-column-properties fo:break-before="auto" style:column-width="47.2mm"/>
    </style:style>
    <style:style style:name="co65" style:family="table-column">
      <style:table-column-properties fo:break-before="auto" style:column-width="105.69mm"/>
    </style:style>
    <style:style style:name="co66" style:family="table-column">
      <style:table-column-properties fo:break-before="auto" style:column-width="27.78mm"/>
    </style:style>
    <style:style style:name="co67" style:family="table-column">
      <style:table-column-properties fo:break-before="auto" style:column-width="32.37mm"/>
    </style:style>
    <style:style style:name="co68" style:family="table-column">
      <style:table-column-properties fo:break-before="auto" style:column-width="63.36mm"/>
    </style:style>
    <style:style style:name="co69" style:family="table-column">
      <style:table-column-properties fo:break-before="auto" style:column-width="88.48mm"/>
    </style:style>
    <style:style style:name="co70" style:family="table-column">
      <style:table-column-properties fo:break-before="auto" style:column-width="16.33mm"/>
    </style:style>
    <style:style style:name="co71" style:family="table-column">
      <style:table-column-properties fo:break-before="auto" style:column-width="14.48mm"/>
    </style:style>
    <style:style style:name="co72" style:family="table-column">
      <style:table-column-properties fo:break-before="auto" style:column-width="79.29mm"/>
    </style:style>
    <style:style style:name="co73" style:family="table-column">
      <style:table-column-properties fo:break-before="auto" style:column-width="48.44mm"/>
    </style:style>
    <style:style style:name="co74" style:family="table-column">
      <style:table-column-properties fo:break-before="auto" style:column-width="15.66mm"/>
    </style:style>
    <style:style style:name="co75" style:family="table-column">
      <style:table-column-properties fo:break-before="auto" style:column-width="87.47mm"/>
    </style:style>
    <style:style style:name="co76" style:family="table-column">
      <style:table-column-properties fo:break-before="auto" style:column-width="74.51mm"/>
    </style:style>
    <style:style style:name="co77" style:family="table-column">
      <style:table-column-properties fo:break-before="auto" style:column-width="68.74mm"/>
    </style:style>
    <style:style style:name="co78" style:family="table-column">
      <style:table-column-properties fo:break-before="auto" style:column-width="12.7mm"/>
    </style:style>
    <style:style style:name="co79" style:family="table-column">
      <style:table-column-properties fo:break-before="auto" style:column-width="60.41mm"/>
    </style:style>
    <style:style style:name="co80" style:family="table-column">
      <style:table-column-properties fo:break-before="auto" style:column-width="40.92mm"/>
    </style:style>
    <style:style style:name="co81" style:family="table-column">
      <style:table-column-properties fo:break-before="auto" style:column-width="221.23mm"/>
    </style:style>
    <style:style style:name="co82" style:family="table-column">
      <style:table-column-properties fo:break-before="auto" style:column-width="29.55mm"/>
    </style:style>
    <style:style style:name="co83" style:family="table-column">
      <style:table-column-properties fo:break-before="auto" style:column-width="40.46mm"/>
    </style:style>
    <style:style style:name="co84" style:family="table-column">
      <style:table-column-properties fo:break-before="auto" style:column-width="32.49mm"/>
    </style:style>
    <style:style style:name="co85" style:family="table-column">
      <style:table-column-properties fo:break-before="auto" style:column-width="83.15mm"/>
    </style:style>
    <style:style style:name="co86" style:family="table-column">
      <style:table-column-properties fo:break-before="auto" style:column-width="14.31mm"/>
    </style:style>
    <style:style style:name="co87" style:family="table-column">
      <style:table-column-properties fo:break-before="auto" style:column-width="18.13mm"/>
    </style:style>
    <style:style style:name="co88" style:family="table-column">
      <style:table-column-properties fo:break-before="auto" style:column-width="105.99mm"/>
    </style:style>
    <style:style style:name="co89" style:family="table-column">
      <style:table-column-properties fo:break-before="auto" style:column-width="44.03mm"/>
    </style:style>
    <style:style style:name="co90" style:family="table-column">
      <style:table-column-properties fo:break-before="auto" style:column-width="67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5.2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4.94mm" fo:break-before="auto" style:use-optimal-row-height="true"/>
    </style:style>
    <style:style style:name="ro6" style:family="table-row">
      <style:table-row-properties style:row-height="20.5mm" fo:break-before="auto" style:use-optimal-row-height="true"/>
    </style:style>
    <style:style style:name="ro7" style:family="table-row">
      <style:table-row-properties style:row-height="4.69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7.36mm" fo:break-before="auto" style:use-optimal-row-height="true"/>
    </style:style>
    <style:style style:name="ro10" style:family="table-row">
      <style:table-row-properties style:row-height="7.34mm" fo:break-before="auto" style:use-optimal-row-height="tru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5.8mm" fo:break-before="auto" style:use-optimal-row-height="false"/>
    </style:style>
    <style:style style:name="ro13" style:family="table-row">
      <style:table-row-properties style:row-height="6.12mm" fo:break-before="auto" style:use-optimal-row-height="false"/>
    </style:style>
    <style:style style:name="ro14" style:family="table-row">
      <style:table-row-properties style:row-height="9.08mm" fo:break-before="auto" style:use-optimal-row-height="false"/>
    </style:style>
    <style:style style:name="ro15" style:family="table-row">
      <style:table-row-properties style:row-height="8.41mm" fo:break-before="auto" style:use-optimal-row-height="true"/>
    </style:style>
    <style:style style:name="ro16" style:family="table-row">
      <style:table-row-properties style:row-height="8.55mm" fo:break-before="auto" style:use-optimal-row-height="false"/>
    </style:style>
    <style:style style:name="ro17" style:family="table-row">
      <style:table-row-properties style:row-height="8.55mm" fo:break-before="auto" style:use-optimal-row-height="true"/>
    </style:style>
    <style:style style:name="ta1" style:family="table" style:master-page-name="PageStyle_5f_BBDD">
      <style:table-properties table:display="true" style:writing-mode="lr-tb"/>
    </style:style>
    <style:style style:name="ta2" style:family="table" style:master-page-name="PageStyle_5f_Servidores_20_de_20_aplicaciones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Calibri1" fo:font-size="10pt" style:font-size-asian="10pt" style:font-size-complex="10pt"/>
    </style:style>
    <style:style style:name="ce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1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2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4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font-name="Calibri1" fo:font-size="10pt" style:font-size-asian="10pt" style:font-size-complex="10pt"/>
    </style:style>
    <style:style style:name="ce18" style:family="table-cell" style:parent-style-name="Default">
      <style:table-cell-properties fo:border-bottom="none" fo:background-color="transparent" fo:border-left="none" fo:border-right="4pt solid #000000" fo:border-top="none"/>
      <style:text-properties style:font-name="Calibri1" fo:font-size="10pt" style:font-size-asian="10pt" style:font-size-complex="10pt"/>
    </style:style>
    <style:style style:name="ce1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2.01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 style:rotation-align="none"/>
      <style:text-properties style:font-name="Calibri1" fo:font-size="10pt" style:font-size-asian="10pt" style:font-size-complex="10pt"/>
    </style:style>
    <style:style style:name="ce22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3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8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1" fo:font-size="10pt" style:font-size-asian="10pt" style:font-size-complex="10pt"/>
    </style:style>
    <style:style style:name="ce31" style:family="table-cell" style:parent-style-name="Default">
      <style:text-properties style:font-name="Calibri1" fo:font-size="10pt" style:font-size-asian="10pt" style:font-size-complex="10pt"/>
      <style:map style:condition="cell-content()&gt;0" style:apply-style-name="Correto" style:base-cell-address="Servidores.W6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"/>
    </style:style>
    <style:style style:name="ce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"/>
    </style:style>
    <style:style style:name="ce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"/>
    </style:style>
    <style:style style:name="ce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"/>
    </style:style>
    <style:style style:name="ce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"/>
    </style:style>
    <style:style style:name="ce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"/>
    </style:style>
    <style:style style:name="ce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"/>
    </style:style>
    <style:style style:name="ce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"/>
    </style:style>
    <style:style style:name="ce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"/>
    </style:style>
    <style:style style:name="ce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"/>
    </style:style>
    <style:style style:name="ce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"/>
    </style:style>
    <style:style style:name="ce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"/>
    </style:style>
    <style:style style:name="ce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"/>
    </style:style>
    <style:style style:name="ce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"/>
    </style:style>
    <style:style style:name="ce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"/>
    </style:style>
    <style:style style:name="ce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"/>
    </style:style>
    <style:style style:name="ce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"/>
    </style:style>
    <style:style style:name="ce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"/>
    </style:style>
    <style:style style:name="ce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"/>
    </style:style>
    <style:style style:name="ce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"/>
    </style:style>
    <style:style style:name="ce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"/>
    </style:style>
    <style:style style:name="ce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"/>
    </style:style>
    <style:style style:name="ce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"/>
    </style:style>
    <style:style style:name="ce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"/>
    </style:style>
    <style:style style:name="ce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"/>
    </style:style>
    <style:style style:name="ce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"/>
    </style:style>
    <style:style style:name="ce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"/>
    </style:style>
    <style:style style:name="ce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"/>
    </style:style>
    <style:style style:name="ce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1"/>
    </style:style>
    <style:style style:name="ce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2"/>
    </style:style>
    <style:style style:name="ce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3"/>
    </style:style>
    <style:style style:name="ce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4"/>
    </style:style>
    <style:style style:name="ce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5"/>
    </style:style>
    <style:style style:name="ce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6"/>
    </style:style>
    <style:style style:name="ce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7"/>
    </style:style>
    <style:style style:name="ce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8"/>
    </style:style>
    <style:style style:name="ce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9"/>
    </style:style>
    <style:style style:name="ce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0"/>
    </style:style>
    <style:style style:name="ce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1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2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3"/>
    </style:style>
    <style:style style:name="ce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4"/>
    </style:style>
    <style:style style:name="ce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5"/>
    </style:style>
    <style:style style:name="ce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6"/>
    </style:style>
    <style:style style:name="ce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7"/>
    </style:style>
    <style:style style:name="ce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8"/>
    </style:style>
    <style:style style:name="ce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9"/>
    </style:style>
    <style:style style:name="ce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0"/>
    </style:style>
    <style:style style:name="ce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1"/>
    </style:style>
    <style:style style:name="ce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2"/>
    </style:style>
    <style:style style:name="ce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3"/>
    </style:style>
    <style:style style:name="ce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4"/>
    </style:style>
    <style:style style:name="ce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5"/>
    </style:style>
    <style:style style:name="ce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6"/>
    </style:style>
    <style:style style:name="ce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7"/>
    </style:style>
    <style:style style:name="ce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8"/>
    </style:style>
    <style:style style:name="ce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9"/>
    </style:style>
    <style:style style:name="ce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0"/>
    </style:style>
    <style:style style:name="ce1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1"/>
    </style:style>
    <style:style style:name="ce1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2"/>
    </style:style>
    <style:style style:name="ce1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3"/>
    </style:style>
    <style:style style:name="ce1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4"/>
    </style:style>
    <style:style style:name="ce1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5"/>
    </style:style>
    <style:style style:name="ce1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6"/>
    </style:style>
    <style:style style:name="ce1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7"/>
    </style:style>
    <style:style style:name="ce1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8"/>
    </style:style>
    <style:style style:name="ce1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9"/>
    </style:style>
    <style:style style:name="ce1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0"/>
    </style:style>
    <style:style style:name="ce1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1"/>
    </style:style>
    <style:style style:name="ce1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2"/>
    </style:style>
    <style:style style:name="ce1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3"/>
    </style:style>
    <style:style style:name="ce1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4"/>
    </style:style>
    <style:style style:name="ce1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5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6"/>
    </style:style>
    <style:style style:name="ce1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7"/>
    </style:style>
    <style:style style:name="ce1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8"/>
    </style:style>
    <style:style style:name="ce1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9"/>
    </style:style>
    <style:style style:name="ce1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0"/>
    </style:style>
    <style:style style:name="ce1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1"/>
    </style:style>
    <style:style style:name="ce1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2"/>
    </style:style>
    <style:style style:name="ce1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3"/>
    </style:style>
    <style:style style:name="ce1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4"/>
    </style:style>
    <style:style style:name="ce1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5"/>
    </style:style>
    <style:style style:name="ce1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6"/>
    </style:style>
    <style:style style:name="ce1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7"/>
    </style:style>
    <style:style style:name="ce1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8"/>
    </style:style>
    <style:style style:name="ce1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9"/>
    </style:style>
    <style:style style:name="ce1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0"/>
    </style:style>
    <style:style style:name="ce1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1"/>
    </style:style>
    <style:style style:name="ce1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2"/>
    </style:style>
    <style:style style:name="ce1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3"/>
    </style:style>
    <style:style style:name="ce1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4"/>
    </style:style>
    <style:style style:name="ce1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5"/>
    </style:style>
    <style:style style:name="ce1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6"/>
    </style:style>
    <style:style style:name="ce1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7"/>
    </style:style>
    <style:style style:name="ce1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8"/>
    </style:style>
    <style:style style:name="ce1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9"/>
    </style:style>
    <style:style style:name="ce1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0"/>
    </style:style>
    <style:style style:name="ce1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1"/>
    </style:style>
    <style:style style:name="ce1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2"/>
    </style:style>
    <style:style style:name="ce1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3"/>
    </style:style>
    <style:style style:name="ce1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4"/>
    </style:style>
    <style:style style:name="ce1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5"/>
    </style:style>
    <style:style style:name="ce1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6"/>
    </style:style>
    <style:style style:name="ce1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7"/>
    </style:style>
    <style:style style:name="ce1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8"/>
    </style:style>
    <style:style style:name="ce1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9"/>
    </style:style>
    <style:style style:name="ce1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0"/>
    </style:style>
    <style:style style:name="ce1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1"/>
    </style:style>
    <style:style style:name="ce1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2"/>
    </style:style>
    <style:style style:name="ce1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3"/>
    </style:style>
    <style:style style:name="ce1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4"/>
    </style:style>
    <style:style style:name="ce1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5"/>
    </style:style>
    <style:style style:name="ce1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6"/>
    </style:style>
    <style:style style:name="ce1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7"/>
    </style:style>
    <style:style style:name="ce1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8"/>
    </style:style>
    <style:style style:name="ce1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9"/>
    </style:style>
    <style:style style:name="ce1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0"/>
    </style:style>
    <style:style style:name="ce1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1"/>
    </style:style>
    <style:style style:name="ce1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2"/>
    </style:style>
    <style:style style:name="ce1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3"/>
    </style:style>
    <style:style style:name="ce1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4"/>
    </style:style>
    <style:style style:name="ce1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5"/>
    </style:style>
    <style:style style:name="ce1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6"/>
    </style:style>
    <style:style style:name="ce1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7"/>
    </style:style>
    <style:style style:name="ce1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8"/>
    </style:style>
    <style:style style:name="ce1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9"/>
    </style:style>
    <style:style style:name="ce1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0"/>
    </style:style>
    <style:style style:name="ce1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1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2"/>
    </style:style>
    <style:style style:name="ce1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3"/>
    </style:style>
    <style:style style:name="ce1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4"/>
    </style:style>
    <style:style style:name="ce1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5"/>
    </style:style>
    <style:style style:name="ce1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6"/>
    </style:style>
    <style:style style:name="ce1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7"/>
    </style:style>
    <style:style style:name="ce1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8"/>
    </style:style>
    <style:style style:name="ce1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9"/>
    </style:style>
    <style:style style:name="ce1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0"/>
    </style:style>
    <style:style style:name="ce1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1"/>
    </style:style>
    <style:style style:name="ce1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2"/>
    </style:style>
    <style:style style:name="ce1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3"/>
    </style:style>
    <style:style style:name="ce1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4"/>
    </style:style>
    <style:style style:name="ce1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5"/>
    </style:style>
    <style:style style:name="ce1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6"/>
    </style:style>
    <style:style style:name="ce1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7"/>
    </style:style>
    <style:style style:name="ce1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8"/>
    </style:style>
    <style:style style:name="ce1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9"/>
    </style:style>
    <style:style style:name="ce1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0"/>
    </style:style>
    <style:style style:name="ce1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1"/>
    </style:style>
    <style:style style:name="ce1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2"/>
    </style:style>
    <style:style style:name="ce1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3"/>
    </style:style>
    <style:style style:name="ce1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4"/>
    </style:style>
    <style:style style:name="ce1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5"/>
    </style:style>
    <style:style style:name="ce1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6"/>
    </style:style>
    <style:style style:name="ce1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7"/>
    </style:style>
    <style:style style:name="ce1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8"/>
    </style:style>
    <style:style style:name="ce1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9"/>
    </style:style>
    <style:style style:name="ce1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0"/>
    </style:style>
    <style:style style:name="ce2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1"/>
    </style:style>
    <style:style style:name="ce2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2"/>
    </style:style>
    <style:style style:name="ce2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3"/>
    </style:style>
    <style:style style:name="ce2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4"/>
    </style:style>
    <style:style style:name="ce2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5"/>
    </style:style>
    <style:style style:name="ce2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6"/>
    </style:style>
    <style:style style:name="ce2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7"/>
    </style:style>
    <style:style style:name="ce2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8"/>
    </style:style>
    <style:style style:name="ce2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9"/>
    </style:style>
    <style:style style:name="ce2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0"/>
    </style:style>
    <style:style style:name="ce2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1"/>
    </style:style>
    <style:style style:name="ce2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2"/>
    </style:style>
    <style:style style:name="ce2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3"/>
    </style:style>
    <style:style style:name="ce2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4"/>
    </style:style>
    <style:style style:name="ce2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5"/>
    </style:style>
    <style:style style:name="ce2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6"/>
    </style:style>
    <style:style style:name="ce2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7"/>
    </style:style>
    <style:style style:name="ce2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8"/>
    </style:style>
    <style:style style:name="ce2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9"/>
    </style:style>
    <style:style style:name="ce2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0"/>
    </style:style>
    <style:style style:name="ce2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1"/>
    </style:style>
    <style:style style:name="ce2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2"/>
    </style:style>
    <style:style style:name="ce2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3"/>
    </style:style>
    <style:style style:name="ce2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4"/>
    </style:style>
    <style:style style:name="ce2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5"/>
    </style:style>
    <style:style style:name="ce2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6"/>
    </style:style>
    <style:style style:name="ce2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7"/>
    </style:style>
    <style:style style:name="ce2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8"/>
    </style:style>
    <style:style style:name="ce2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9"/>
    </style:style>
    <style:style style:name="ce2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0"/>
    </style:style>
    <style:style style:name="ce2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1"/>
    </style:style>
    <style:style style:name="ce2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2"/>
    </style:style>
    <style:style style:name="ce2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3"/>
    </style:style>
    <style:style style:name="ce2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4"/>
    </style:style>
    <style:style style:name="ce2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5"/>
    </style:style>
    <style:style style:name="ce2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6"/>
    </style:style>
    <style:style style:name="ce2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7"/>
    </style:style>
    <style:style style:name="ce2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8"/>
    </style:style>
    <style:style style:name="ce2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9"/>
    </style:style>
    <style:style style:name="ce2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0"/>
    </style:style>
    <style:style style:name="ce2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1"/>
    </style:style>
    <style:style style:name="ce2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2"/>
    </style:style>
    <style:style style:name="ce2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3"/>
    </style:style>
    <style:style style:name="ce2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4"/>
    </style:style>
    <style:style style:name="ce2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5"/>
    </style:style>
    <style:style style:name="ce2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6"/>
    </style:style>
    <style:style style:name="ce2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7"/>
    </style:style>
    <style:style style:name="ce2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8"/>
    </style:style>
    <style:style style:name="ce2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9"/>
    </style:style>
    <style:style style:name="ce2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0"/>
    </style:style>
    <style:style style:name="ce2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1"/>
    </style:style>
    <style:style style:name="ce2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2"/>
    </style:style>
    <style:style style:name="ce2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3"/>
    </style:style>
    <style:style style:name="ce2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4"/>
    </style:style>
    <style:style style:name="ce2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5"/>
    </style:style>
    <style:style style:name="ce2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6"/>
    </style:style>
    <style:style style:name="ce2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7"/>
    </style:style>
    <style:style style:name="ce2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8"/>
    </style:style>
    <style:style style:name="ce2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9"/>
    </style:style>
    <style:style style:name="ce2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0"/>
    </style:style>
    <style:style style:name="ce2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1"/>
    </style:style>
    <style:style style:name="ce2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2"/>
    </style:style>
    <style:style style:name="ce2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3"/>
    </style:style>
    <style:style style:name="ce2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4"/>
    </style:style>
    <style:style style:name="ce2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5"/>
    </style:style>
    <style:style style:name="ce2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6"/>
    </style:style>
    <style:style style:name="ce2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7"/>
    </style:style>
    <style:style style:name="ce2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8"/>
    </style:style>
    <style:style style:name="ce2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9"/>
    </style:style>
    <style:style style:name="ce2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0"/>
    </style:style>
    <style:style style:name="ce2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1"/>
    </style:style>
    <style:style style:name="ce2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2"/>
    </style:style>
    <style:style style:name="ce2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3"/>
    </style:style>
    <style:style style:name="ce2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4"/>
    </style:style>
    <style:style style:name="ce2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5"/>
    </style:style>
    <style:style style:name="ce2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6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7"/>
    </style:style>
    <style:style style:name="ce2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8"/>
    </style:style>
    <style:style style:name="ce2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9"/>
    </style:style>
    <style:style style:name="ce2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0"/>
    </style:style>
    <style:style style:name="ce2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1"/>
    </style:style>
    <style:style style:name="ce2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2"/>
    </style:style>
    <style:style style:name="ce2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3"/>
    </style:style>
    <style:style style:name="ce2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4"/>
    </style:style>
    <style:style style:name="ce2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5"/>
    </style:style>
    <style:style style:name="ce2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6"/>
    </style:style>
    <style:style style:name="ce2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7"/>
    </style:style>
    <style:style style:name="ce2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8"/>
    </style:style>
    <style:style style:name="ce2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9"/>
    </style:style>
    <style:style style:name="ce2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0"/>
    </style:style>
    <style:style style:name="ce2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1"/>
    </style:style>
    <style:style style:name="ce2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2"/>
    </style:style>
    <style:style style:name="ce2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3"/>
    </style:style>
    <style:style style:name="ce2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4"/>
    </style:style>
    <style:style style:name="ce2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5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6"/>
    </style:style>
    <style:style style:name="ce2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7"/>
    </style:style>
    <style:style style:name="ce2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8"/>
    </style:style>
    <style:style style:name="ce2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9"/>
    </style:style>
    <style:style style:name="ce2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0"/>
    </style:style>
    <style:style style:name="ce3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1"/>
    </style:style>
    <style:style style:name="ce3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2"/>
    </style:style>
    <style:style style:name="ce3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3"/>
    </style:style>
    <style:style style:name="ce3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4"/>
    </style:style>
    <style:style style:name="ce3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5"/>
    </style:style>
    <style:style style:name="ce3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6"/>
    </style:style>
    <style:style style:name="ce3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7"/>
    </style:style>
    <style:style style:name="ce3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8"/>
    </style:style>
    <style:style style:name="ce3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9"/>
    </style:style>
    <style:style style:name="ce3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0"/>
    </style:style>
    <style:style style:name="ce3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1"/>
    </style:style>
    <style:style style:name="ce3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2"/>
    </style:style>
    <style:style style:name="ce3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3"/>
    </style:style>
    <style:style style:name="ce3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4"/>
    </style:style>
    <style:style style:name="ce3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5"/>
    </style:style>
    <style:style style:name="ce3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6"/>
    </style:style>
    <style:style style:name="ce3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7"/>
    </style:style>
    <style:style style:name="ce3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8"/>
    </style:style>
    <style:style style:name="ce3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9"/>
    </style:style>
    <style:style style:name="ce3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0"/>
    </style:style>
    <style:style style:name="ce3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1"/>
    </style:style>
    <style:style style:name="ce3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2"/>
    </style:style>
    <style:style style:name="ce3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3"/>
    </style:style>
    <style:style style:name="ce3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4"/>
    </style:style>
    <style:style style:name="ce3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5"/>
    </style:style>
    <style:style style:name="ce3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6"/>
    </style:style>
    <style:style style:name="ce3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7"/>
    </style:style>
    <style:style style:name="ce3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8"/>
    </style:style>
    <style:style style:name="ce3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9"/>
    </style:style>
    <style:style style:name="ce3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0"/>
    </style:style>
    <style:style style:name="ce3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1"/>
    </style:style>
    <style:style style:name="ce3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2"/>
    </style:style>
    <style:style style:name="ce3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3"/>
    </style:style>
    <style:style style:name="ce3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4"/>
    </style:style>
    <style:style style:name="ce3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5"/>
    </style:style>
    <style:style style:name="ce3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6"/>
    </style:style>
    <style:style style:name="ce3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7"/>
    </style:style>
    <style:style style:name="ce3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8"/>
    </style:style>
    <style:style style:name="ce3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9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0"/>
    </style:style>
    <style:style style:name="ce3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1"/>
    </style:style>
    <style:style style:name="ce3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2"/>
    </style:style>
    <style:style style:name="ce3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3"/>
    </style:style>
    <style:style style:name="ce3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4"/>
    </style:style>
    <style:style style:name="ce3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5"/>
    </style:style>
    <style:style style:name="ce3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6"/>
    </style:style>
    <style:style style:name="ce3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7"/>
    </style:style>
    <style:style style:name="ce3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8"/>
    </style:style>
    <style:style style:name="ce3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9"/>
    </style:style>
    <style:style style:name="ce3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0"/>
    </style:style>
    <style:style style:name="ce3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1"/>
    </style:style>
    <style:style style:name="ce3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2"/>
    </style:style>
    <style:style style:name="ce3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3"/>
    </style:style>
    <style:style style:name="ce3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4"/>
    </style:style>
    <style:style style:name="ce3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5"/>
    </style:style>
    <style:style style:name="ce3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6"/>
    </style:style>
    <style:style style:name="ce3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7"/>
    </style:style>
    <style:style style:name="ce3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8"/>
    </style:style>
    <style:style style:name="ce3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9"/>
    </style:style>
    <style:style style:name="ce3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0"/>
    </style:style>
    <style:style style:name="ce3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1"/>
    </style:style>
    <style:style style:name="ce3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2"/>
    </style:style>
    <style:style style:name="ce3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3"/>
    </style:style>
    <style:style style:name="ce3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4"/>
    </style:style>
    <style:style style:name="ce3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5"/>
    </style:style>
    <style:style style:name="ce3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6"/>
    </style:style>
    <style:style style:name="ce3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7"/>
    </style:style>
    <style:style style:name="ce3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8"/>
    </style:style>
    <style:style style:name="ce3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9"/>
    </style:style>
    <style:style style:name="ce3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0"/>
    </style:style>
    <style:style style:name="ce3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1"/>
    </style:style>
    <style:style style:name="ce3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2"/>
    </style:style>
    <style:style style:name="ce3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3"/>
    </style:style>
    <style:style style:name="ce3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4"/>
    </style:style>
    <style:style style:name="ce3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5"/>
    </style:style>
    <style:style style:name="ce3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6"/>
    </style:style>
    <style:style style:name="ce3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7"/>
    </style:style>
    <style:style style:name="ce3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8"/>
    </style:style>
    <style:style style:name="ce3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9"/>
    </style:style>
    <style:style style:name="ce3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0"/>
    </style:style>
    <style:style style:name="ce3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1"/>
    </style:style>
    <style:style style:name="ce3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2"/>
    </style:style>
    <style:style style:name="ce3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3"/>
    </style:style>
    <style:style style:name="ce3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4"/>
    </style:style>
    <style:style style:name="ce3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5"/>
    </style:style>
    <style:style style:name="ce3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6"/>
    </style:style>
    <style:style style:name="ce3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7"/>
    </style:style>
    <style:style style:name="ce3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8"/>
    </style:style>
    <style:style style:name="ce3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9"/>
    </style:style>
    <style:style style:name="ce3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0"/>
    </style:style>
    <style:style style:name="ce3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1"/>
    </style:style>
    <style:style style:name="ce3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2"/>
    </style:style>
    <style:style style:name="ce3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3"/>
    </style:style>
    <style:style style:name="ce3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4"/>
    </style:style>
    <style:style style:name="ce3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5"/>
    </style:style>
    <style:style style:name="ce3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6"/>
    </style:style>
    <style:style style:name="ce3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7"/>
    </style:style>
    <style:style style:name="ce3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8"/>
    </style:style>
    <style:style style:name="ce3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9"/>
    </style:style>
    <style:style style:name="ce3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0"/>
    </style:style>
    <style:style style:name="ce4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1"/>
    </style:style>
    <style:style style:name="ce4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2"/>
    </style:style>
    <style:style style:name="ce4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3"/>
    </style:style>
    <style:style style:name="ce4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4"/>
    </style:style>
    <style:style style:name="ce4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5"/>
    </style:style>
    <style:style style:name="ce4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6"/>
    </style:style>
    <style:style style:name="ce4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7"/>
    </style:style>
    <style:style style:name="ce4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8"/>
    </style:style>
    <style:style style:name="ce4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9"/>
    </style:style>
    <style:style style:name="ce4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0"/>
    </style:style>
    <style:style style:name="ce4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1"/>
    </style:style>
    <style:style style:name="ce4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2"/>
    </style:style>
    <style:style style:name="ce4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3"/>
    </style:style>
    <style:style style:name="ce4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4"/>
    </style:style>
    <style:style style:name="ce4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5"/>
    </style:style>
    <style:style style:name="ce4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6"/>
    </style:style>
    <style:style style:name="ce4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7"/>
    </style:style>
    <style:style style:name="ce4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8"/>
    </style:style>
    <style:style style:name="ce4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9"/>
    </style:style>
    <style:style style:name="ce4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0"/>
    </style:style>
    <style:style style:name="ce4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1"/>
    </style:style>
    <style:style style:name="ce4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2"/>
    </style:style>
    <style:style style:name="ce4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3"/>
    </style:style>
    <style:style style:name="ce4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4"/>
    </style:style>
    <style:style style:name="ce4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5"/>
    </style:style>
    <style:style style:name="ce4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6"/>
    </style:style>
    <style:style style:name="ce4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7"/>
    </style:style>
    <style:style style:name="ce4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8"/>
    </style:style>
    <style:style style:name="ce4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9"/>
    </style:style>
    <style:style style:name="ce4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0"/>
    </style:style>
    <style:style style:name="ce4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1"/>
    </style:style>
    <style:style style:name="ce4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2"/>
    </style:style>
    <style:style style:name="ce432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3" style:family="table-cell" style:parent-style-name="Excel_20_Built-in_20_Excel_20_Built-in_20_Normal_5f_Clientes">
      <style:table-cell-properties fo:border-bottom="none" fo:background-color="#9999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4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36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8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0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41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Calibri1" fo:font-size="10pt" style:font-size-asian="10pt" style:font-size-complex="10pt"/>
    </style:style>
    <style:style style:name="ce443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44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Calibri1" fo:font-size="11pt" style:font-size-asian="11pt" style:font-size-complex="11pt"/>
    </style:style>
    <style:style style:name="ce445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47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48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450" style:family="table-cell" style:parent-style-name="Default">
      <style:table-cell-properties fo:background-color="#cccccc"/>
      <style:text-properties style:font-name="Calibri1" fo:font-size="11pt" style:font-size-asian="11pt" style:font-size-complex="11pt"/>
    </style:style>
    <style:style style:name="ce4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2" style:family="table-cell" style:parent-style-name="Default">
      <style:table-cell-properties fo:background-color="transparent" style:rotation-align="none"/>
      <style:text-properties style:font-name="Calibri1" fo:font-size="11pt" style:font-size-asian="11pt" style:font-size-complex="11pt"/>
    </style:style>
    <style:style style:name="ce45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Book Antiqua1" style:font-size-complex="11pt" style:font-style-complex="normal" style:font-weight-complex="normal"/>
    </style:style>
    <style:style style:name="ce454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7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8" style:family="table-cell" style:parent-style-name="Default">
      <style:table-cell-properties fo:wrap-option="wrap" style:rotation-align="none" style:vertical-align="middle"/>
      <style:text-properties style:font-name="Calibri1" fo:font-size="10pt" style:font-size-asian="10pt" style:font-size-complex="10pt"/>
    </style:style>
    <style:style style:name="ce4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460" style:family="table-cell" style:parent-style-name="Default">
      <style:table-cell-properties fo:wrap-option="wrap" style:vertical-align="middle"/>
      <style:text-properties style:font-name="Calibri1" fo:font-size="10pt" style:font-size-asian="10pt" style:font-size-complex="10pt"/>
    </style:style>
    <style:style style:name="ce46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2" style:family="table-cell" style:parent-style-name="Default">
      <style:table-cell-properties style:vertical-align="middle"/>
      <style:text-properties style:font-name="Calibri1" fo:font-size="10pt" style:font-size-asian="10pt" style:font-size-complex="10pt"/>
    </style:style>
    <style:style style:name="ce463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467" style:family="table-cell" style:parent-style-name="Default">
      <style:table-cell-properties fo:border-bottom="none" fo:border-left="0.06pt solid #000000" fo:border-right="0.06pt solid #000000" fo:border-top="none"/>
    </style:style>
    <style:style style:name="ce46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9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Calibri1" fo:font-size="10pt" style:font-size-asian="10pt" style:font-size-complex="10pt"/>
    </style:style>
    <style:style style:name="ce471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fo:border-left="0.06pt solid #000000" fo:border-right="none" fo:border-top="none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5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mm"/>
      <style:text-properties style:font-name="Calibri1" fo:font-size="10pt" style:font-size-asian="10pt" style:font-size-complex="10pt"/>
    </style:style>
    <style:style style:name="ce476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alibri1" fo:font-size="10pt" style:font-size-asian="10pt" style:font-size-complex="10pt"/>
    </style:style>
    <style:style style:name="ce478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9" style:family="table-cell" style:parent-style-name="Default">
      <style:table-cell-properties fo:border-bottom="none" fo:border-left="none" fo:border-right="0.06pt solid #000000" fo:border-top="none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2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83" style:family="table-cell" style:parent-style-name="Default">
      <style:table-cell-properties fo:background-color="#ffff6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4" style:family="table-cell" style:parent-style-name="Default" style:data-style-name="N3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6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0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4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49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8" style:family="table-cell" style:parent-style-name="Default" style:data-style-name="N100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0" style:family="table-cell" style:parent-style-name="Default" style:data-style-name="N100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mm" style:writing-mode="page"/>
      <style:text-properties style:font-name="Calibri1" fo:font-size="10pt" style:font-size-asian="10pt" style:font-size-complex="10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8.45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8.0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5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7.93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2.6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ecnologia)" table:allow-empty-cell="true" table:display-list="unsorted" table:base-cell-address="Servidores.A1">
          <table:error-message table:message-type="stop" table:display="true"/>
        </table:content-validation>
        <table:content-validation table:name="val2" table:condition="of:cell-content-is-in-list(Virtualizado)" table:allow-empty-cell="false" table:display-list="unsorted" table:base-cell-address="'Oracle Database'.J2">
          <table:error-message table:message-type="stop" table:display="true"/>
        </table:content-validation>
        <table:content-validation table:name="val3" table:condition="of:cell-content-is-in-list(Tipo_de_entorno)" table:allow-empty-cell="true" table:display-list="unsorted" table:base-cell-address="'Oracle Database'.P2">
          <table:error-message table:message-type="stop" table:display="true"/>
        </table:content-validation>
        <table:content-validation table:name="val4" table:base-cell-address="'Oracle Database'.U2">
          <table:help-message table:display="true"/>
          <table:error-message table:message-type="stop" table:display="true"/>
        </table:content-validation>
        <table:content-validation table:name="val5" table:condition="of:cell-content-is-in-list(Si_No)" table:allow-empty-cell="true" table:display-list="unsorted" table:base-cell-address="'Oracle Database'.P2">
          <table:help-message table:display="true"/>
          <table:error-message table:message-type="stop" table:display="true"/>
        </table:content-validation>
        <table:content-validation table:name="val6" table:condition="of:cell-content-is-in-list(Sistemas_Operativ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7" table:condition="of:cell-content-is-in-list(arq_serv)" table:allow-empty-cell="true" table:display-list="unsorted" table:base-cell-address="Servidores.P6">
          <table:error-message table:message-type="stop" table:display="true"/>
        </table:content-validation>
        <table:content-validation table:name="val8" table:condition="of:cell-content-is-in-list(Tipo_de_cluster)" table:allow-empty-cell="true" table:display-list="unsorted" table:base-cell-address="Servidores.R6"/>
        <table:content-validation table:name="val9" table:condition="of:cell-content-is-in-list(Si_No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0" table:condition="of:cell-content-is-in-list(Servidores)" table:allow-empty-cell="true" table:display-list="unsorted" table:base-cell-address="'Oracle Weblogic'.C6">
          <table:error-message table:message-type="stop" table:display="true"/>
        </table:content-validation>
        <table:content-validation table:name="val11" table:condition="of:cell-content-is-in-list(versiones)" table:allow-empty-cell="true" table:display-list="unsorted" table:base-cell-address="'Oracle Database'.AA2">
          <table:help-message table:display="true"/>
          <table:error-message table:message-type="stop" table:display="true"/>
        </table:content-validation>
        <table:content-validation table:name="val12" table:condition="of:cell-content-is-in-list(Si_No)" table:allow-empty-cell="true" table:display-list="unsorted" table:base-cell-address="'Oracle Database'.Z2">
          <table:help-message table:display="true"/>
          <table:error-message table:message-type="stop" table:display="true"/>
        </table:content-validation>
        <table:content-validation table:name="val13" table:condition="of:cell-content-is-in-list(infraestructura)" table:allow-empty-cell="true" table:display-list="unsorted" table:base-cell-address="'Oracle Weblogic'.C5">
          <table:help-message table:display="true"/>
          <table:error-message table:message-type="stop" table:display="true"/>
        </table:content-validation>
        <table:content-validation table:name="val14" table:condition="of:cell-content-is-in-list(Disponibilidad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5" table:condition="of:cell-content-is-in-list(Tipo_de_nodo)" table:allow-empty-cell="true" table:display-list="unsorted" table:base-cell-address="'Oracle Weblogic'.K5">
          <table:help-message table:display="true"/>
          <table:error-message table:message-type="stop" table:display="true"/>
        </table:content-validation>
        <table:content-validation table:name="val16" table:condition="of:cell-content-is-in-list(Metodo_de_Respaldo)" table:allow-empty-cell="true" table:display-list="unsorted" table:base-cell-address="'Oracle Weblogic'.H5">
          <table:help-message table:display="true"/>
          <table:error-message table:message-type="stop" table:display="true"/>
        </table:content-validation>
        <table:content-validation table:name="val17" table:condition="of:cell-content-is-in-list(activo_pasivo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18" table:condition="of:cell-content-is-in-list(Plan_Backup)" table:allow-empty-cell="true" table:display-list="unsorted" table:base-cell-address="'Oracle Weblogic'.D5">
          <table:help-message table:display="true"/>
          <table:error-message table:message-type="stop" table:display="true"/>
        </table:content-validation>
        <table:content-validation table:name="val19" table:condition="of:cell-content-is-in-list(Si_No)" table:allow-empty-cell="true" table:display-list="unsorted" table:base-cell-address="'Oracle Database'.AF2">
          <table:help-message table:display="true"/>
          <table:error-message table:message-type="stop" table:display="true"/>
        </table:content-validation>
        <table:content-validation table:name="val20" table:condition="of:cell-content-is-in-list(version_EM)" table:allow-empty-cell="true" table:display-list="unsorted" table:base-cell-address="'Oracle Weblogic'.R5">
          <table:help-message table:display="true"/>
          <table:error-message table:message-type="stop" table:display="true"/>
        </table:content-validation>
        <table:content-validation table:name="val21" table:condition="of:cell-content-is-in-list(Criticidad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2" table:condition="of:cell-content-is-in-list(Servidores)" table:allow-empty-cell="true" table:display-list="unsorted" table:base-cell-address="datos.C6">
          <table:error-message table:message-type="stop" table:display="true"/>
        </table:content-validation>
        <table:content-validation table:name="val23" table:condition="of:cell-content-is-in-list(SAVersiones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4" table:condition="of:cell-content-is-in-list(forms_reports)" table:allow-empty-cell="true" table:display-list="unsorted" table:base-cell-address="'Oracle Weblogic'.S5">
          <table:help-message table:display="true"/>
          <table:error-message table:message-type="stop" table:display="true"/>
        </table:content-validation>
      </table:content-validations>
      <table:table table:name="Servidor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visibility="collapse" table:default-cell-style-name="ce7"/>
        <table:table-column table:style-name="co15" table:default-cell-style-name="ce7"/>
        <table:table-column table:style-name="co13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2"/>
        <table:table-column table:style-name="co23" table:number-columns-repeated="17" table:default-cell-style-name="ce1"/>
        <table:table-row table:style-name="ro1">
          <table:table-cell/>
          <table:table-cell table:style-name="ce2" table:number-columns-repeated="10"/>
          <table:table-cell table:style-name="ce17" table:number-columns-repeated="8"/>
          <table:table-cell table:style-name="ce27" table:number-columns-repeated="967"/>
          <table:table-cell table:style-name="ce17" table:number-columns-repeated="24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Incluir aquí la información de los servidores físicos y/o virtuales de su organismo que tienen desplegados productos Oracle</text:p>
          </table:table-cell>
          <table:covered-table-cell table:number-columns-repeated="2" table:style-name="Default"/>
          <table:covered-table-cell table:number-columns-repeated="5" table:style-name="ce2"/>
          <table:table-cell table:style-name="ce2" table:number-columns-repeated="2"/>
          <table:table-cell table:style-name="ce17" table:number-columns-repeated="8"/>
          <table:table-cell table:style-name="ce27" table:number-columns-repeated="967"/>
          <table:table-cell table:style-name="ce17" table:number-columns-repeated="24"/>
          <table:table-cell table:number-columns-repeated="14"/>
        </table:table-row>
        <table:table-row table:style-name="ro1">
          <table:table-cell/>
          <table:table-cell table:style-name="ce2" table:number-columns-repeated="10"/>
          <table:table-cell table:style-name="ce17" table:number-columns-repeated="8"/>
          <table:table-cell table:style-name="ce27" table:number-columns-repeated="967"/>
          <table:table-cell table:style-name="ce17" table:number-columns-repeated="24"/>
          <table:table-cell table:number-columns-repeated="14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SERVIDOR FÍSICO</text:p>
          </table:table-cell>
          <table:covered-table-cell table:number-columns-repeated="2" table:style-name="Default"/>
          <table:covered-table-cell table:number-columns-repeated="4" table:style-name="ce2"/>
          <table:covered-table-cell table:style-name="ce10"/>
          <table:table-cell table:style-name="ce4" office:value-type="string" calcext:value-type="string" table:number-columns-spanned="4" table:number-rows-spanned="1">
            <text:p>SERVIDOR VIRTUAL</text:p>
          </table:table-cell>
          <table:covered-table-cell table:style-name="ce2"/>
          <table:covered-table-cell table:style-name="ce17"/>
          <table:covered-table-cell table:style-name="ce18"/>
          <table:table-cell table:style-name="ce22" office:value-type="string" calcext:value-type="string" table:number-columns-spanned="4" table:number-rows-spanned="1">
            <text:p>DATOS TÉCNICOS</text:p>
          </table:table-cell>
          <table:covered-table-cell table:number-columns-repeated="3" table:style-name="ce22"/>
          <table:table-cell table:style-name="ce22"/>
          <table:table-cell table:style-name="ce27" table:number-columns-repeated="968"/>
          <table:table-cell table:style-name="ce17" table:number-columns-repeated="24"/>
          <table:table-cell table:number-columns-repeated="14"/>
        </table:table-row>
        <table:table-row table:style-name="ro2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del servidor físico / Hostname (*)</text:p>
          </table:table-cell>
          <table:table-cell table:style-name="ce5" office:value-type="string" calcext:value-type="string">
            <text:p>Marca (*)</text:p>
          </table:table-cell>
          <table:table-cell table:style-name="ce5" office:value-type="string" calcext:value-type="string">
            <text:p>Modelo (*)</text:p>
          </table:table-cell>
          <table:table-cell table:style-name="ce5" office:value-type="string" calcext:value-type="string">
            <text:p>Tecnología servidor (*)</text:p>
          </table:table-cell>
          <table:table-cell table:style-name="ce5" office:value-type="string" calcext:value-type="string">
            <text:p>Nº Procesadores/CPUs del Servidor Físico (*)</text:p>
          </table:table-cell>
          <table:table-cell table:style-name="ce5" office:value-type="string" calcext:value-type="string">
            <text:p>Nº Cores por Procesador del Servidor Físico (*)</text:p>
          </table:table-cell>
          <table:table-cell table:style-name="ce11" office:value-type="string" calcext:value-type="string">
            <text:p>Nº Total Cores Normalizados</text:p>
          </table:table-cell>
          <table:table-cell table:style-name="ce13" office:value-type="string" calcext:value-type="string">
            <text:p>¿Virtualizado? (*)</text:p>
          </table:table-cell>
          <table:table-cell table:style-name="ce15" office:value-type="string" calcext:value-type="string">
            <text:p>Nombre de host virtual (*)</text:p>
          </table:table-cell>
          <table:table-cell table:style-name="ce15" office:value-type="string" calcext:value-type="string">
            <text:p>Nº Cores de la Máquina Virtual (*)</text:p>
          </table:table-cell>
          <table:table-cell table:style-name="ce19" office:value-type="string" calcext:value-type="string">
            <text:p>Nº Total Cores Normalizado (virtual)</text:p>
          </table:table-cell>
          <table:table-cell table:style-name="ce23" office:value-type="string" calcext:value-type="string">
            <office:annotation draw:style-name="gr1" draw:text-style-name="P2" svg:width="28.99mm" svg:height="49.41mm" svg:x="474.67mm" svg:y="2.92mm" draw:caption-point-x="-4.68mm" draw:caption-point-y="15.24mm">
              <dc:date>2015-03-17T00:00:00</dc:date>
              <text:p text:style-name="P1"><text:span text:style-name="T1">Si el servidor tiene varias interfaces de red, especificar la IP física o virtual que corresponde al despliegue del producto Oracle (BD, serv. apl.)</text:span></text:p>
            </office:annotation>
            <text:p>IP (física y/o virtual)</text:p>
          </table:table-cell>
          <table:table-cell table:style-name="ce25" office:value-type="string" calcext:value-type="string">
            <text:p>Sistema Operativo (*)</text:p>
          </table:table-cell>
          <table:table-cell table:style-name="ce25" office:value-type="string" calcext:value-type="string">
            <text:p>Arquitectura (*)</text:p>
          </table:table-cell>
          <table:table-cell table:style-name="ce25" office:value-type="string" calcext:value-type="string">
            <office:annotation draw:style-name="gr2" draw:text-style-name="P2" svg:width="28.99mm" svg:height="30.45mm" svg:x="614.06mm" svg:y="2.86mm" draw:caption-point-x="-4.16mm" draw:caption-point-y="15.3mm">
              <dc:date>2015-02-27T00:00:00</dc:date>
              <text:p text:style-name="P1"><text:span text:style-name="T1">Si el servidor físico forma parte de un cluster, indicar el nombre del cluster</text:span></text:p>
            </office:annotation>
            <text:p>Nombre de Cluster/Dominio (*)</text:p>
          </table:table-cell>
          <table:table-cell table:style-name="ce25" office:value-type="string" calcext:value-type="string">
            <text:p>Tipo Cluster</text:p>
          </table:table-cell>
          <table:table-cell table:style-name="ce28" office:value-type="string" calcext:value-type="string">
            <text:p>Observaciones / Comentarios del Organismo</text:p>
          </table:table-cell>
          <table:table-cell/>
          <table:table-cell table:style-name="ce30" office:value-type="string" calcext:value-type="string">
            <text:p>BBDD</text:p>
          </table:table-cell>
          <table:table-cell table:style-name="ce30" office:value-type="string" calcext:value-type="string">
            <text:p>SA</text:p>
          </table:table-cell>
          <table:table-cell table:style-name="ce30" office:value-type="string" calcext:value-type="string">
            <text:p>OK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string" calcext:value-type="string">
            <text:p>SRV_1</text:p>
          </table:table-cell>
          <table:table-cell table:style-name="ce6" office:value-type="string" calcext:value-type="string">
            <text:p>VSP02</text:p>
          </table:table-cell>
          <table:table-cell table:style-name="ce8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6];[$datos.$Q$2:.$R$33];2;0)*[.G6]*[.H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CORP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6];&quot;No virtualizado&quot;)      ;&quot;&quot;      ; IF(EXACT([.J6];&quot;Virtualización lógica&quot;)           ;[.I6]           ; IF(EXACT([.J6];&quot;Virtualización física&quot;)               ;ROUNDUP(VLOOKUP([.$F6];[$datos.$Q$2:.$R$33];2;0)*[.L6])               ;&quot;Error&quot;)          )     )" office:value-type="float" office:value="4" calcext:value-type="float">
            <text:p>4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HPCORP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6])+COUNTIF([$'Oracle Database'.$D$6:.$D$31];[.K6])" office:value-type="float" office:value="1" calcext:value-type="float">
            <text:p>1</text:p>
          </table:table-cell>
          <table:table-cell table:formula="of:=COUNTIF(['Oracle Weblogic'.$C$6:.$C$397];[.C6])+COUNTIF(['Oracle Weblogic'.$C$6:.$C$397];[.K6])" office:value-type="float" office:value="0" calcext:value-type="float">
            <text:p>0</text:p>
          </table:table-cell>
          <table:table-cell table:style-name="ce31" table:formula="of:=[.U6]+[.V6]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2</text:p>
          </table:table-cell>
          <table:table-cell table:style-name="ce6" office:value-type="string" calcext:value-type="string">
            <text:p>VSP03</text:p>
          </table:table-cell>
          <table:table-cell table:style-name="ce8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7];[$datos.$Q$2:.$R$33];2;0)*[.G7]*[.H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CORP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7];&quot;No virtualizado&quot;)      ;&quot;&quot;      ; IF(EXACT([.J7];&quot;Virtualización lógica&quot;)           ;[.I7]           ; IF(EXACT([.J7];&quot;Virtualización física&quot;)               ;ROUNDUP(VLOOKUP([.$F7];[$datos.$Q$2:.$R$33];2;0)*[.L7])               ;&quot;Error&quot;)          )     )" office:value-type="float" office:value="4" calcext:value-type="float">
            <text:p>4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HPCORP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7])+COUNTIF([$'Oracle Database'.$D$6:.$D$31];[.K7])" office:value-type="float" office:value="0" calcext:value-type="float">
            <text:p>0</text:p>
          </table:table-cell>
          <table:table-cell table:formula="of:=COUNTIF(['Oracle Weblogic'.$C$6:.$C$397];[.C7])+COUNTIF(['Oracle Weblogic'.$C$6:.$C$397];[.K7])" office:value-type="float" office:value="0" calcext:value-type="float">
            <text:p>0</text:p>
          </table:table-cell>
          <table:table-cell table:style-name="ce31" table:formula="of:=[.U7]+[.V7]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3</text:p>
          </table:table-cell>
          <table:table-cell table:style-name="ce6" office:value-type="string" calcext:value-type="string">
            <text:p>VSP02</text:p>
          </table:table-cell>
          <table:table-cell table:style-name="ce8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8];[$datos.$Q$2:.$R$33];2;0)*[.G8]*[.H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PS1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8];&quot;No virtualizado&quot;)      ;&quot;&quot;      ; IF(EXACT([.J8];&quot;Virtualización lógica&quot;)           ;[.I8]           ; IF(EXACT([.J8];&quot;Virtualización física&quot;)               ;ROUNDUP(VLOOKUP([.$F8];[$datos.$Q$2:.$R$33];2;0)*[.L8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HPPS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8])+COUNTIF([$'Oracle Database'.$D$6:.$D$31];[.K8])" office:value-type="float" office:value="0" calcext:value-type="float">
            <text:p>0</text:p>
          </table:table-cell>
          <table:table-cell table:formula="of:=COUNTIF(['Oracle Weblogic'.$C$6:.$C$397];[.C8])+COUNTIF(['Oracle Weblogic'.$C$6:.$C$397];[.K8])" office:value-type="float" office:value="0" calcext:value-type="float">
            <text:p>0</text:p>
          </table:table-cell>
          <table:table-cell table:style-name="ce31" table:formula="of:=[.U8]+[.V8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string" calcext:value-type="string">
            <text:p>SRV_4</text:p>
          </table:table-cell>
          <table:table-cell table:style-name="ce6" office:value-type="string" calcext:value-type="string">
            <text:p>VSP03</text:p>
          </table:table-cell>
          <table:table-cell table:style-name="ce8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9];[$datos.$Q$2:.$R$33];2;0)*[.G9]*[.H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PS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9];&quot;No virtualizado&quot;)      ;&quot;&quot;      ; IF(EXACT([.J9];&quot;Virtualización lógica&quot;)           ;[.I9]           ; IF(EXACT([.J9];&quot;Virtualización física&quot;)               ;ROUNDUP(VLOOKUP([.$F9];[$datos.$Q$2:.$R$33];2;0)*[.L9])               ;&quot;Error&quot;)          )     )" office:value-type="float" office:value="4" calcext:value-type="float">
            <text:p>4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HPPS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9])+COUNTIF([$'Oracle Database'.$D$6:.$D$31];[.K9])" office:value-type="float" office:value="2" calcext:value-type="float">
            <text:p>2</text:p>
          </table:table-cell>
          <table:table-cell table:formula="of:=COUNTIF(['Oracle Weblogic'.$C$6:.$C$397];[.C9])+COUNTIF(['Oracle Weblogic'.$C$6:.$C$397];[.K9])" office:value-type="float" office:value="0" calcext:value-type="float">
            <text:p>0</text:p>
          </table:table-cell>
          <table:table-cell table:style-name="ce31" table:formula="of:=[.U9]+[.V9]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string" calcext:value-type="string">
            <text:p>SRV_5</text:p>
          </table:table-cell>
          <table:table-cell table:style-name="ce6" office:value-type="string" calcext:value-type="string">
            <text:p>VSP02</text:p>
          </table:table-cell>
          <table:table-cell table:style-name="ce8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0];[$datos.$Q$2:.$R$33];2;0)*[.G10]*[.H1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BD-SAP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0];&quot;No virtualizado&quot;)      ;&quot;&quot;      ; IF(EXACT([.J10];&quot;Virtualización lógica&quot;)           ;[.I10]           ; IF(EXACT([.J10];&quot;Virtualización física&quot;)               ;ROUNDUP(VLOOKUP([.$F10];[$datos.$Q$2:.$R$33];2;0)*[.L10])               ;&quot;Error&quot;)          )     )" office:value-type="float" office:value="4" calcext:value-type="float">
            <text:p>4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HPSAP1/HPSAP2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10])+COUNTIF([$'Oracle Database'.$D$6:.$D$31];[.K10])" office:value-type="float" office:value="1" calcext:value-type="float">
            <text:p>1</text:p>
          </table:table-cell>
          <table:table-cell table:formula="of:=COUNTIF(['Oracle Weblogic'.$C$6:.$C$397];[.C10])+COUNTIF(['Oracle Weblogic'.$C$6:.$C$397];[.K10])" office:value-type="float" office:value="0" calcext:value-type="float">
            <text:p>0</text:p>
          </table:table-cell>
          <table:table-cell table:style-name="ce31" table:formula="of:=[.U10]+[.V10]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string" calcext:value-type="string">
            <text:p>SRV_6</text:p>
          </table:table-cell>
          <table:table-cell table:style-name="ce6" office:value-type="string" calcext:value-type="string">
            <text:p>VSP03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1];[$datos.$Q$2:.$R$33];2;0)*[.G11]*[.H1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BD-SAP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1];&quot;No virtualizado&quot;)      ;&quot;&quot;      ; IF(EXACT([.J11];&quot;Virtualización lógica&quot;)           ;[.I11]           ; IF(EXACT([.J11];&quot;Virtualización física&quot;)               ;ROUNDUP(VLOOKUP([.$F11];[$datos.$Q$2:.$R$33];2;0)*[.L11])               ;&quot;Error&quot;)          )     )" office:value-type="float" office:value="4" calcext:value-type="float">
            <text:p>4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HPSAP1/HPSAP2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11])+COUNTIF([$'Oracle Database'.$D$6:.$D$31];[.K11])" office:value-type="float" office:value="1" calcext:value-type="float">
            <text:p>1</text:p>
          </table:table-cell>
          <table:table-cell table:formula="of:=COUNTIF(['Oracle Weblogic'.$C$6:.$C$397];[.C11])+COUNTIF(['Oracle Weblogic'.$C$6:.$C$397];[.K11])" office:value-type="float" office:value="0" calcext:value-type="float">
            <text:p>0</text:p>
          </table:table-cell>
          <table:table-cell table:style-name="ce31" table:formula="of:=[.U11]+[.V11]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string" calcext:value-type="string">
            <text:p>SRV_7</text:p>
          </table:table-cell>
          <table:table-cell table:style-name="ce6" office:value-type="string" calcext:value-type="string">
            <text:p>VSP02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2];[$datos.$Q$2:.$R$33];2;0)*[.G12]*[.H1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DW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2];&quot;No virtualizado&quot;)      ;&quot;&quot;      ; IF(EXACT([.J12];&quot;Virtualización lógica&quot;)           ;[.I12]           ; IF(EXACT([.J12];&quot;Virtualización física&quot;)               ;ROUNDUP(VLOOKUP([.$F12];[$datos.$Q$2:.$R$33];2;0)*[.L12])               ;&quot;Error&quot;)          )     )" office:value-type="float" office:value="4" calcext:value-type="float">
            <text:p>4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HPDW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12])+COUNTIF([$'Oracle Database'.$D$6:.$D$31];[.K12])" office:value-type="float" office:value="1" calcext:value-type="float">
            <text:p>1</text:p>
          </table:table-cell>
          <table:table-cell table:formula="of:=COUNTIF(['Oracle Weblogic'.$C$6:.$C$397];[.C12])+COUNTIF(['Oracle Weblogic'.$C$6:.$C$397];[.K12])" office:value-type="float" office:value="0" calcext:value-type="float">
            <text:p>0</text:p>
          </table:table-cell>
          <table:table-cell table:style-name="ce31" table:formula="of:=[.U12]+[.V12]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8</text:p>
          </table:table-cell>
          <table:table-cell table:style-name="ce6" office:value-type="string" calcext:value-type="string">
            <text:p>VSP03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3];[$datos.$Q$2:.$R$33];2;0)*[.G13]*[.H1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DW2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IF(EXACT([.J13];&quot;No virtualizado&quot;)      ;&quot;&quot;      ; IF(EXACT([.J13];&quot;Virtualización lógica&quot;)           ;[.I13]           ; IF(EXACT([.J13];&quot;Virtualización física&quot;)               ;ROUNDUP(VLOOKUP([.$F13];[$datos.$Q$2:.$R$33];2;0)*[.L13])               ;&quot;Error&quot;)          )     )" office:value-type="float" office:value="1" calcext:value-type="float">
            <text:p>1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HPDW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13])+COUNTIF([$'Oracle Database'.$D$6:.$D$31];[.K13])" office:value-type="float" office:value="0" calcext:value-type="float">
            <text:p>0</text:p>
          </table:table-cell>
          <table:table-cell table:formula="of:=COUNTIF(['Oracle Weblogic'.$C$6:.$C$397];[.C13])+COUNTIF(['Oracle Weblogic'.$C$6:.$C$397];[.K13])" office:value-type="float" office:value="0" calcext:value-type="float">
            <text:p>0</text:p>
          </table:table-cell>
          <table:table-cell table:style-name="ce31" table:formula="of:=[.U13]+[.V13]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9</text:p>
          </table:table-cell>
          <table:table-cell table:style-name="ce6" office:value-type="string" calcext:value-type="string">
            <text:p>VSP02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4];[$datos.$Q$2:.$R$33];2;0)*[.G14]*[.H1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BD-SAPPORTAL1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formula="of:=IF(EXACT([.J14];&quot;No virtualizado&quot;)      ;&quot;&quot;      ; IF(EXACT([.J14];&quot;Virtualización lógica&quot;)           ;[.I14]           ; IF(EXACT([.J14];&quot;Virtualización física&quot;)               ;ROUNDUP(VLOOKUP([.$F14];[$datos.$Q$2:.$R$33];2;0)*[.L14])               ;&quot;Error&quot;)          )     )" office:value-type="float" office:value="1" calcext:value-type="float">
            <text:p>1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BD-SAPPORTAL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14])+COUNTIF([$'Oracle Database'.$D$6:.$D$31];[.K14])" office:value-type="float" office:value="0" calcext:value-type="float">
            <text:p>0</text:p>
          </table:table-cell>
          <table:table-cell table:formula="of:=COUNTIF(['Oracle Weblogic'.$C$6:.$C$397];[.C14])+COUNTIF(['Oracle Weblogic'.$C$6:.$C$397];[.K14])" office:value-type="float" office:value="0" calcext:value-type="float">
            <text:p>0</text:p>
          </table:table-cell>
          <table:table-cell table:style-name="ce31" table:formula="of:=[.U14]+[.V14]"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string" calcext:value-type="string">
            <text:p>SRV_10</text:p>
          </table:table-cell>
          <table:table-cell table:style-name="ce6" office:value-type="string" calcext:value-type="string">
            <text:p>VSP03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5];[$datos.$Q$2:.$R$33];2;0)*[.G15]*[.H1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BD-SAPPORTAL2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5];&quot;No virtualizado&quot;)      ;&quot;&quot;      ; IF(EXACT([.J15];&quot;Virtualización lógica&quot;)           ;[.I15]           ; IF(EXACT([.J15];&quot;Virtualización física&quot;)               ;ROUNDUP(VLOOKUP([.$F15];[$datos.$Q$2:.$R$33];2;0)*[.L15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BD-SAPPORTAL</text:p>
          </table:table-cell>
          <table:table-cell table:style-name="ce8" table:content-validation-name="val8" office:value-type="string" calcext:value-type="string">
            <text:p>Cluster virtual HP ServiceGuard</text:p>
          </table:table-cell>
          <table:table-cell table:style-name="ce29"/>
          <table:table-cell/>
          <table:table-cell table:formula="of:=COUNTIF([$'Oracle Database'.$D$6:.$D$31];[.C15])+COUNTIF([$'Oracle Database'.$D$6:.$D$31];[.K15])" office:value-type="float" office:value="1" calcext:value-type="float">
            <text:p>1</text:p>
          </table:table-cell>
          <table:table-cell table:formula="of:=COUNTIF(['Oracle Weblogic'.$C$6:.$C$397];[.C15])+COUNTIF(['Oracle Weblogic'.$C$6:.$C$397];[.K15])" office:value-type="float" office:value="0" calcext:value-type="float">
            <text:p>0</text:p>
          </table:table-cell>
          <table:table-cell table:style-name="ce31" table:formula="of:=[.U15]+[.V15]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11</text:p>
          </table:table-cell>
          <table:table-cell table:style-name="ce6" office:value-type="string" calcext:value-type="string">
            <text:p>VSP01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6];[$datos.$Q$2:.$R$33];2;0)*[.G16]*[.H1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CORPTEST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6];&quot;No virtualizado&quot;)      ;&quot;&quot;      ; IF(EXACT([.J16];&quot;Virtualización lógica&quot;)           ;[.I16]           ; IF(EXACT([.J16];&quot;Virtualización física&quot;)               ;ROUNDUP(VLOOKUP([.$F16];[$datos.$Q$2:.$R$33];2;0)*[.L16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table:number-columns-repeated="2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12</text:p>
          </table:table-cell>
          <table:table-cell table:style-name="ce6" office:value-type="string" calcext:value-type="string">
            <text:p>VSP01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7];[$datos.$Q$2:.$R$33];2;0)*[.G17]*[.H1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CORPDES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7];&quot;No virtualizado&quot;)      ;&quot;&quot;      ; IF(EXACT([.J17];&quot;Virtualización lógica&quot;)           ;[.I17]           ; IF(EXACT([.J17];&quot;Virtualización física&quot;)               ;ROUNDUP(VLOOKUP([.$F17];[$datos.$Q$2:.$R$33];2;0)*[.L17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table:number-columns-repeated="2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13</text:p>
          </table:table-cell>
          <table:table-cell table:style-name="ce6" office:value-type="string" calcext:value-type="string">
            <text:p>VSP01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8];[$datos.$Q$2:.$R$33];2;0)*[.G18]*[.H1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PSTEST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8];&quot;No virtualizado&quot;)      ;&quot;&quot;      ; IF(EXACT([.J18];&quot;Virtualización lógica&quot;)           ;[.I18]           ; IF(EXACT([.J18];&quot;Virtualización física&quot;)               ;ROUNDUP(VLOOKUP([.$F18];[$datos.$Q$2:.$R$33];2;0)*[.L18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table:number-columns-repeated="2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14</text:p>
          </table:table-cell>
          <table:table-cell table:style-name="ce6" office:value-type="string" calcext:value-type="string">
            <text:p>VSP01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19];[$datos.$Q$2:.$R$33];2;0)*[.G19]*[.H1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PSDES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9];&quot;No virtualizado&quot;)      ;&quot;&quot;      ; IF(EXACT([.J19];&quot;Virtualización lógica&quot;)           ;[.I19]           ; IF(EXACT([.J19];&quot;Virtualización física&quot;)               ;ROUNDUP(VLOOKUP([.$F19];[$datos.$Q$2:.$R$33];2;0)*[.L19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table:number-columns-repeated="2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15</text:p>
          </table:table-cell>
          <table:table-cell table:style-name="ce6" office:value-type="string" calcext:value-type="string">
            <text:p>VSP01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20];[$datos.$Q$2:.$R$33];2;0)*[.G20]*[.H2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BD-SAPTEST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0];&quot;No virtualizado&quot;)      ;&quot;&quot;      ; IF(EXACT([.J20];&quot;Virtualización lógica&quot;)           ;[.I20]           ; IF(EXACT([.J20];&quot;Virtualización física&quot;)               ;ROUNDUP(VLOOKUP([.$F20];[$datos.$Q$2:.$R$33];2;0)*[.L20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table:number-columns-repeated="2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16</text:p>
          </table:table-cell>
          <table:table-cell table:style-name="ce6" office:value-type="string" calcext:value-type="string">
            <text:p>VSP01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21];[$datos.$Q$2:.$R$33];2;0)*[.G21]*[.H2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BD-SAPDES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1];&quot;No virtualizado&quot;)      ;&quot;&quot;      ; IF(EXACT([.J21];&quot;Virtualización lógica&quot;)           ;[.I21]           ; IF(EXACT([.J21];&quot;Virtualización física&quot;)               ;ROUNDUP(VLOOKUP([.$F21];[$datos.$Q$2:.$R$33];2;0)*[.L21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table:number-columns-repeated="2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17</text:p>
          </table:table-cell>
          <table:table-cell table:style-name="ce6" office:value-type="string" calcext:value-type="string">
            <text:p>VSP01</text:p>
          </table:table-cell>
          <table:table-cell table:style-name="ce6" office:value-type="string" calcext:value-type="string">
            <text:p>HP </text:p>
          </table:table-cell>
          <table:table-cell table:style-name="ce6" office:value-type="string" calcext:value-type="string">
            <text:p>HP-Integrity BL860C i4 Itanium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22];[$datos.$Q$2:.$R$33];2;0)*[.G22]*[.H2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HPRECOVERY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2];&quot;No virtualizado&quot;)      ;&quot;&quot;      ; IF(EXACT([.J22];&quot;Virtualización lógica&quot;)           ;[.I22]           ; IF(EXACT([.J22];&quot;Virtualización física&quot;)               ;ROUNDUP(VLOOKUP([.$F22];[$datos.$Q$2:.$R$33];2;0)*[.L22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6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table:number-columns-repeated="2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18</text:p>
          </table:table-cell>
          <table:table-cell table:style-name="ce6" table:number-columns-repeated="3"/>
          <table:table-cell table:style-name="ce9" table:content-validation-name="val1"/>
          <table:table-cell table:style-name="ce8" table:number-columns-repeated="2"/>
          <table:table-cell table:style-name="ce12" table:formula="of:=ROUNDUP(VLOOKUP([.$F23];[$datos.$Q$2:.$R$33];2;0)*[.G23]*[.H23])" office:value-type="string" office:string-value="" calcext:value-type="error">
            <text:p>#N/D</text:p>
          </table:table-cell>
          <table:table-cell table:style-name="ce14" table:content-validation-name="val2"/>
          <table:table-cell table:style-name="ce16"/>
          <table:table-cell table:style-name="ce8"/>
          <table:table-cell table:style-name="ce20"/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19</text:p>
          </table:table-cell>
          <table:table-cell table:style-name="ce6"/>
          <table:table-cell table:style-name="ce8"/>
          <table:table-cell table:style-name="ce6"/>
          <table:table-cell table:style-name="ce9" table:content-validation-name="val1"/>
          <table:table-cell table:style-name="ce8" table:number-columns-repeated="2"/>
          <table:table-cell table:style-name="ce12" table:formula="of:=ROUNDUP(VLOOKUP([.$F24];[$datos.$Q$2:.$R$33];2;0)*[.G24]*[.H24])" office:value-type="string" office:string-value="" calcext:value-type="error">
            <text:p>#N/D</text:p>
          </table:table-cell>
          <table:table-cell table:style-name="ce14" table:content-validation-name="val2"/>
          <table:table-cell table:style-name="ce16"/>
          <table:table-cell table:style-name="ce8"/>
          <table:table-cell table:style-name="ce20"/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/>
          <table:table-cell table:style-name="ce8" table:content-validation-name="val8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20</text:p>
          </table:table-cell>
          <table:table-cell table:style-name="ce6"/>
          <table:table-cell table:style-name="ce8"/>
          <table:table-cell table:style-name="ce6"/>
          <table:table-cell table:style-name="ce9" table:content-validation-name="val1"/>
          <table:table-cell table:style-name="ce8" table:number-columns-repeated="2"/>
          <table:table-cell table:style-name="ce12" table:formula="of:=ROUNDUP(VLOOKUP([.$F25];[$datos.$Q$2:.$R$33];2;0)*[.G25]*[.H25])" office:value-type="string" office:string-value="" calcext:value-type="error">
            <text:p>#N/D</text:p>
          </table:table-cell>
          <table:table-cell table:style-name="ce14" table:content-validation-name="val2"/>
          <table:table-cell table:style-name="ce16"/>
          <table:table-cell table:style-name="ce8"/>
          <table:table-cell table:style-name="ce20"/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/>
          <table:table-cell table:style-name="ce8" table:content-validation-name="val8"/>
          <table:table-cell table:style-name="ce29"/>
          <table:table-cell table:number-columns-repeated="3"/>
          <table:table-cell table:style-name="ce31"/>
          <table:table-cell table:number-columns-repeated="1001"/>
        </table:table-row>
        <table:table-row table:style-name="ro4">
          <table:table-cell/>
          <table:table-cell table:style-name="ce6" office:value-type="string" calcext:value-type="string">
            <text:p>SRV_21</text:p>
          </table:table-cell>
          <table:table-cell table:style-name="ce6" table:number-columns-repeated="3"/>
          <table:table-cell table:style-name="ce9" table:content-validation-name="val1"/>
          <table:table-cell table:style-name="ce8" table:number-columns-repeated="2"/>
          <table:table-cell table:style-name="ce12" table:formula="of:=ROUNDUP(VLOOKUP([.$F26];[$datos.$Q$2:.$R$33];2;0)*[.G26]*[.H26])" office:value-type="string" office:string-value="" calcext:value-type="error">
            <text:p>#N/D</text:p>
          </table:table-cell>
          <table:table-cell table:style-name="ce14" table:content-validation-name="val2"/>
          <table:table-cell table:style-name="ce16"/>
          <table:table-cell table:style-name="ce8"/>
          <table:table-cell table:style-name="ce20"/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7];[$datos.$Q$2:.$R$33];2;0)*[.G27]*[.H2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7];&quot;No virtualizado&quot;)      ;&quot;&quot;      ; IF(EXACT([.J27];&quot;Virtualización lógica&quot;)           ;[.I27]           ; IF(EXACT([.J27];&quot;Virtualización física&quot;)               ;ROUNDUP(VLOOKUP([.$F27];[$datos.$Q$2:.$R$33];2;0)*[.L2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8];[$datos.$Q$2:.$R$33];2;0)*[.G28]*[.H2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8];&quot;No virtualizado&quot;)      ;&quot;&quot;      ; IF(EXACT([.J28];&quot;Virtualización lógica&quot;)           ;[.I28]           ; IF(EXACT([.J28];&quot;Virtualización física&quot;)               ;ROUNDUP(VLOOKUP([.$F28];[$datos.$Q$2:.$R$33];2;0)*[.L2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9];[$datos.$Q$2:.$R$33];2;0)*[.G29]*[.H2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9];&quot;No virtualizado&quot;)      ;&quot;&quot;      ; IF(EXACT([.J29];&quot;Virtualización lógica&quot;)           ;[.I29]           ; IF(EXACT([.J29];&quot;Virtualización física&quot;)               ;ROUNDUP(VLOOKUP([.$F29];[$datos.$Q$2:.$R$33];2;0)*[.L2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0];[$datos.$Q$2:.$R$33];2;0)*[.G30]*[.H3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0];&quot;No virtualizado&quot;)      ;&quot;&quot;      ; IF(EXACT([.J30];&quot;Virtualización lógica&quot;)           ;[.I30]           ; IF(EXACT([.J30];&quot;Virtualización física&quot;)               ;ROUNDUP(VLOOKUP([.$F30];[$datos.$Q$2:.$R$33];2;0)*[.L3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1];[$datos.$Q$2:.$R$33];2;0)*[.G31]*[.H3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1];&quot;No virtualizado&quot;)      ;&quot;&quot;      ; IF(EXACT([.J31];&quot;Virtualización lógica&quot;)           ;[.I31]           ; IF(EXACT([.J31];&quot;Virtualización física&quot;)               ;ROUNDUP(VLOOKUP([.$F31];[$datos.$Q$2:.$R$33];2;0)*[.L3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2];[$datos.$Q$2:.$R$33];2;0)*[.G32]*[.H3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2];&quot;No virtualizado&quot;)      ;&quot;&quot;      ; IF(EXACT([.J32];&quot;Virtualización lógica&quot;)           ;[.I32]           ; IF(EXACT([.J32];&quot;Virtualización física&quot;)               ;ROUNDUP(VLOOKUP([.$F32];[$datos.$Q$2:.$R$33];2;0)*[.L3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3];[$datos.$Q$2:.$R$33];2;0)*[.G33]*[.H3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3];&quot;No virtualizado&quot;)      ;&quot;&quot;      ; IF(EXACT([.J33];&quot;Virtualización lógica&quot;)           ;[.I33]           ; IF(EXACT([.J33];&quot;Virtualización física&quot;)               ;ROUNDUP(VLOOKUP([.$F33];[$datos.$Q$2:.$R$33];2;0)*[.L3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4];[$datos.$Q$2:.$R$33];2;0)*[.G34]*[.H3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4];&quot;No virtualizado&quot;)      ;&quot;&quot;      ; IF(EXACT([.J34];&quot;Virtualización lógica&quot;)           ;[.I34]           ; IF(EXACT([.J34];&quot;Virtualización física&quot;)               ;ROUNDUP(VLOOKUP([.$F34];[$datos.$Q$2:.$R$33];2;0)*[.L3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5];[$datos.$Q$2:.$R$33];2;0)*[.G35]*[.H3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5];&quot;No virtualizado&quot;)      ;&quot;&quot;      ; IF(EXACT([.J35];&quot;Virtualización lógica&quot;)           ;[.I35]           ; IF(EXACT([.J35];&quot;Virtualización física&quot;)               ;ROUNDUP(VLOOKUP([.$F35];[$datos.$Q$2:.$R$33];2;0)*[.L3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6];[$datos.$Q$2:.$R$33];2;0)*[.G36]*[.H3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6];&quot;No virtualizado&quot;)      ;&quot;&quot;      ; IF(EXACT([.J36];&quot;Virtualización lógica&quot;)           ;[.I36]           ; IF(EXACT([.J36];&quot;Virtualización física&quot;)               ;ROUNDUP(VLOOKUP([.$F36];[$datos.$Q$2:.$R$33];2;0)*[.L3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7];[$datos.$Q$2:.$R$33];2;0)*[.G37]*[.H3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7];&quot;No virtualizado&quot;)      ;&quot;&quot;      ; IF(EXACT([.J37];&quot;Virtualización lógica&quot;)           ;[.I37]           ; IF(EXACT([.J37];&quot;Virtualización física&quot;)               ;ROUNDUP(VLOOKUP([.$F37];[$datos.$Q$2:.$R$33];2;0)*[.L3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8];[$datos.$Q$2:.$R$33];2;0)*[.G38]*[.H3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8];&quot;No virtualizado&quot;)      ;&quot;&quot;      ; IF(EXACT([.J38];&quot;Virtualización lógica&quot;)           ;[.I38]           ; IF(EXACT([.J38];&quot;Virtualización física&quot;)               ;ROUNDUP(VLOOKUP([.$F38];[$datos.$Q$2:.$R$33];2;0)*[.L3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39];[$datos.$Q$2:.$R$33];2;0)*[.G39]*[.H3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39];&quot;No virtualizado&quot;)      ;&quot;&quot;      ; IF(EXACT([.J39];&quot;Virtualización lógica&quot;)           ;[.I39]           ; IF(EXACT([.J39];&quot;Virtualización física&quot;)               ;ROUNDUP(VLOOKUP([.$F39];[$datos.$Q$2:.$R$33];2;0)*[.L3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0];[$datos.$Q$2:.$R$33];2;0)*[.G40]*[.H4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0];&quot;No virtualizado&quot;)      ;&quot;&quot;      ; IF(EXACT([.J40];&quot;Virtualización lógica&quot;)           ;[.I40]           ; IF(EXACT([.J40];&quot;Virtualización física&quot;)               ;ROUNDUP(VLOOKUP([.$F40];[$datos.$Q$2:.$R$33];2;0)*[.L4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1];[$datos.$Q$2:.$R$33];2;0)*[.G41]*[.H4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1];&quot;No virtualizado&quot;)      ;&quot;&quot;      ; IF(EXACT([.J41];&quot;Virtualización lógica&quot;)           ;[.I41]           ; IF(EXACT([.J41];&quot;Virtualización física&quot;)               ;ROUNDUP(VLOOKUP([.$F41];[$datos.$Q$2:.$R$33];2;0)*[.L4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2];[$datos.$Q$2:.$R$33];2;0)*[.G42]*[.H4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2];&quot;No virtualizado&quot;)      ;&quot;&quot;      ; IF(EXACT([.J42];&quot;Virtualización lógica&quot;)           ;[.I42]           ; IF(EXACT([.J42];&quot;Virtualización física&quot;)               ;ROUNDUP(VLOOKUP([.$F42];[$datos.$Q$2:.$R$33];2;0)*[.L4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3];[$datos.$Q$2:.$R$33];2;0)*[.G43]*[.H4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3];&quot;No virtualizado&quot;)      ;&quot;&quot;      ; IF(EXACT([.J43];&quot;Virtualización lógica&quot;)           ;[.I43]           ; IF(EXACT([.J43];&quot;Virtualización física&quot;)               ;ROUNDUP(VLOOKUP([.$F43];[$datos.$Q$2:.$R$33];2;0)*[.L4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3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4];[$datos.$Q$2:.$R$33];2;0)*[.G44]*[.H4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4];&quot;No virtualizado&quot;)      ;&quot;&quot;      ; IF(EXACT([.J44];&quot;Virtualización lógica&quot;)           ;[.I44]           ; IF(EXACT([.J44];&quot;Virtualización física&quot;)               ;ROUNDUP(VLOOKUP([.$F44];[$datos.$Q$2:.$R$33];2;0)*[.L4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5];[$datos.$Q$2:.$R$33];2;0)*[.G45]*[.H4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5];&quot;No virtualizado&quot;)      ;&quot;&quot;      ; IF(EXACT([.J45];&quot;Virtualización lógica&quot;)           ;[.I45]           ; IF(EXACT([.J45];&quot;Virtualización física&quot;)               ;ROUNDUP(VLOOKUP([.$F45];[$datos.$Q$2:.$R$33];2;0)*[.L4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6];[$datos.$Q$2:.$R$33];2;0)*[.G46]*[.H4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6];&quot;No virtualizado&quot;)      ;&quot;&quot;      ; IF(EXACT([.J46];&quot;Virtualización lógica&quot;)           ;[.I46]           ; IF(EXACT([.J46];&quot;Virtualización física&quot;)               ;ROUNDUP(VLOOKUP([.$F46];[$datos.$Q$2:.$R$33];2;0)*[.L4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7];[$datos.$Q$2:.$R$33];2;0)*[.G47]*[.H4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7];&quot;No virtualizado&quot;)      ;&quot;&quot;      ; IF(EXACT([.J47];&quot;Virtualización lógica&quot;)           ;[.I47]           ; IF(EXACT([.J47];&quot;Virtualización física&quot;)               ;ROUNDUP(VLOOKUP([.$F47];[$datos.$Q$2:.$R$33];2;0)*[.L4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8];[$datos.$Q$2:.$R$33];2;0)*[.G48]*[.H4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8];&quot;No virtualizado&quot;)      ;&quot;&quot;      ; IF(EXACT([.J48];&quot;Virtualización lógica&quot;)           ;[.I48]           ; IF(EXACT([.J48];&quot;Virtualización física&quot;)               ;ROUNDUP(VLOOKUP([.$F48];[$datos.$Q$2:.$R$33];2;0)*[.L4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49];[$datos.$Q$2:.$R$33];2;0)*[.G49]*[.H4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9];&quot;No virtualizado&quot;)      ;&quot;&quot;      ; IF(EXACT([.J49];&quot;Virtualización lógica&quot;)           ;[.I49]           ; IF(EXACT([.J49];&quot;Virtualización física&quot;)               ;ROUNDUP(VLOOKUP([.$F49];[$datos.$Q$2:.$R$33];2;0)*[.L4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0];[$datos.$Q$2:.$R$33];2;0)*[.G50]*[.H5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0];&quot;No virtualizado&quot;)      ;&quot;&quot;      ; IF(EXACT([.J50];&quot;Virtualización lógica&quot;)           ;[.I50]           ; IF(EXACT([.J50];&quot;Virtualización física&quot;)               ;ROUNDUP(VLOOKUP([.$F50];[$datos.$Q$2:.$R$33];2;0)*[.L5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1];[$datos.$Q$2:.$R$33];2;0)*[.G51]*[.H5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1];&quot;No virtualizado&quot;)      ;&quot;&quot;      ; IF(EXACT([.J51];&quot;Virtualización lógica&quot;)           ;[.I51]           ; IF(EXACT([.J51];&quot;Virtualización física&quot;)               ;ROUNDUP(VLOOKUP([.$F51];[$datos.$Q$2:.$R$33];2;0)*[.L5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2];[$datos.$Q$2:.$R$33];2;0)*[.G52]*[.H5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2];&quot;No virtualizado&quot;)      ;&quot;&quot;      ; IF(EXACT([.J52];&quot;Virtualización lógica&quot;)           ;[.I52]           ; IF(EXACT([.J52];&quot;Virtualización física&quot;)               ;ROUNDUP(VLOOKUP([.$F52];[$datos.$Q$2:.$R$33];2;0)*[.L5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3];[$datos.$Q$2:.$R$33];2;0)*[.G53]*[.H5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3];&quot;No virtualizado&quot;)      ;&quot;&quot;      ; IF(EXACT([.J53];&quot;Virtualización lógica&quot;)           ;[.I53]           ; IF(EXACT([.J53];&quot;Virtualización física&quot;)               ;ROUNDUP(VLOOKUP([.$F53];[$datos.$Q$2:.$R$33];2;0)*[.L5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4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4];[$datos.$Q$2:.$R$33];2;0)*[.G54]*[.H5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4];&quot;No virtualizado&quot;)      ;&quot;&quot;      ; IF(EXACT([.J54];&quot;Virtualización lógica&quot;)           ;[.I54]           ; IF(EXACT([.J54];&quot;Virtualización física&quot;)               ;ROUNDUP(VLOOKUP([.$F54];[$datos.$Q$2:.$R$33];2;0)*[.L5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5];[$datos.$Q$2:.$R$33];2;0)*[.G55]*[.H5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5];&quot;No virtualizado&quot;)      ;&quot;&quot;      ; IF(EXACT([.J55];&quot;Virtualización lógica&quot;)           ;[.I55]           ; IF(EXACT([.J55];&quot;Virtualización física&quot;)               ;ROUNDUP(VLOOKUP([.$F55];[$datos.$Q$2:.$R$33];2;0)*[.L5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6];[$datos.$Q$2:.$R$33];2;0)*[.G56]*[.H5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6];&quot;No virtualizado&quot;)      ;&quot;&quot;      ; IF(EXACT([.J56];&quot;Virtualización lógica&quot;)           ;[.I56]           ; IF(EXACT([.J56];&quot;Virtualización física&quot;)               ;ROUNDUP(VLOOKUP([.$F56];[$datos.$Q$2:.$R$33];2;0)*[.L5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7];[$datos.$Q$2:.$R$33];2;0)*[.G57]*[.H5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7];&quot;No virtualizado&quot;)      ;&quot;&quot;      ; IF(EXACT([.J57];&quot;Virtualización lógica&quot;)           ;[.I57]           ; IF(EXACT([.J57];&quot;Virtualización física&quot;)               ;ROUNDUP(VLOOKUP([.$F57];[$datos.$Q$2:.$R$33];2;0)*[.L5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8];[$datos.$Q$2:.$R$33];2;0)*[.G58]*[.H5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8];&quot;No virtualizado&quot;)      ;&quot;&quot;      ; IF(EXACT([.J58];&quot;Virtualización lógica&quot;)           ;[.I58]           ; IF(EXACT([.J58];&quot;Virtualización física&quot;)               ;ROUNDUP(VLOOKUP([.$F58];[$datos.$Q$2:.$R$33];2;0)*[.L5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9];[$datos.$Q$2:.$R$33];2;0)*[.G59]*[.H5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9];&quot;No virtualizado&quot;)      ;&quot;&quot;      ; IF(EXACT([.J59];&quot;Virtualización lógica&quot;)           ;[.I59]           ; IF(EXACT([.J59];&quot;Virtualización física&quot;)               ;ROUNDUP(VLOOKUP([.$F59];[$datos.$Q$2:.$R$33];2;0)*[.L5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0];[$datos.$Q$2:.$R$33];2;0)*[.G60]*[.H6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0];&quot;No virtualizado&quot;)      ;&quot;&quot;      ; IF(EXACT([.J60];&quot;Virtualización lógica&quot;)           ;[.I60]           ; IF(EXACT([.J60];&quot;Virtualización física&quot;)               ;ROUNDUP(VLOOKUP([.$F60];[$datos.$Q$2:.$R$33];2;0)*[.L6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1];[$datos.$Q$2:.$R$33];2;0)*[.G61]*[.H6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1];&quot;No virtualizado&quot;)      ;&quot;&quot;      ; IF(EXACT([.J61];&quot;Virtualización lógica&quot;)           ;[.I61]           ; IF(EXACT([.J61];&quot;Virtualización física&quot;)               ;ROUNDUP(VLOOKUP([.$F61];[$datos.$Q$2:.$R$33];2;0)*[.L6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2];[$datos.$Q$2:.$R$33];2;0)*[.G62]*[.H6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2];&quot;No virtualizado&quot;)      ;&quot;&quot;      ; IF(EXACT([.J62];&quot;Virtualización lógica&quot;)           ;[.I62]           ; IF(EXACT([.J62];&quot;Virtualización física&quot;)               ;ROUNDUP(VLOOKUP([.$F62];[$datos.$Q$2:.$R$33];2;0)*[.L6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3];[$datos.$Q$2:.$R$33];2;0)*[.G63]*[.H6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3];&quot;No virtualizado&quot;)      ;&quot;&quot;      ; IF(EXACT([.J63];&quot;Virtualización lógica&quot;)           ;[.I63]           ; IF(EXACT([.J63];&quot;Virtualización física&quot;)               ;ROUNDUP(VLOOKUP([.$F63];[$datos.$Q$2:.$R$33];2;0)*[.L6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5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4];[$datos.$Q$2:.$R$33];2;0)*[.G64]*[.H6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4];&quot;No virtualizado&quot;)      ;&quot;&quot;      ; IF(EXACT([.J64];&quot;Virtualización lógica&quot;)           ;[.I64]           ; IF(EXACT([.J64];&quot;Virtualización física&quot;)               ;ROUNDUP(VLOOKUP([.$F64];[$datos.$Q$2:.$R$33];2;0)*[.L6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5];[$datos.$Q$2:.$R$33];2;0)*[.G65]*[.H6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5];&quot;No virtualizado&quot;)      ;&quot;&quot;      ; IF(EXACT([.J65];&quot;Virtualización lógica&quot;)           ;[.I65]           ; IF(EXACT([.J65];&quot;Virtualización física&quot;)               ;ROUNDUP(VLOOKUP([.$F65];[$datos.$Q$2:.$R$33];2;0)*[.L6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6];[$datos.$Q$2:.$R$33];2;0)*[.G66]*[.H6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6];&quot;No virtualizado&quot;)      ;&quot;&quot;      ; IF(EXACT([.J66];&quot;Virtualización lógica&quot;)           ;[.I66]           ; IF(EXACT([.J66];&quot;Virtualización física&quot;)               ;ROUNDUP(VLOOKUP([.$F66];[$datos.$Q$2:.$R$33];2;0)*[.L6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7];[$datos.$Q$2:.$R$33];2;0)*[.G67]*[.H6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7];&quot;No virtualizado&quot;)      ;&quot;&quot;      ; IF(EXACT([.J67];&quot;Virtualización lógica&quot;)           ;[.I67]           ; IF(EXACT([.J67];&quot;Virtualización física&quot;)               ;ROUNDUP(VLOOKUP([.$F67];[$datos.$Q$2:.$R$33];2;0)*[.L6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8];[$datos.$Q$2:.$R$33];2;0)*[.G68]*[.H6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8];&quot;No virtualizado&quot;)      ;&quot;&quot;      ; IF(EXACT([.J68];&quot;Virtualización lógica&quot;)           ;[.I68]           ; IF(EXACT([.J68];&quot;Virtualización física&quot;)               ;ROUNDUP(VLOOKUP([.$F68];[$datos.$Q$2:.$R$33];2;0)*[.L6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9];[$datos.$Q$2:.$R$33];2;0)*[.G69]*[.H6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9];&quot;No virtualizado&quot;)      ;&quot;&quot;      ; IF(EXACT([.J69];&quot;Virtualización lógica&quot;)           ;[.I69]           ; IF(EXACT([.J69];&quot;Virtualización física&quot;)               ;ROUNDUP(VLOOKUP([.$F69];[$datos.$Q$2:.$R$33];2;0)*[.L6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0];[$datos.$Q$2:.$R$33];2;0)*[.G70]*[.H7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0];&quot;No virtualizado&quot;)      ;&quot;&quot;      ; IF(EXACT([.J70];&quot;Virtualización lógica&quot;)           ;[.I70]           ; IF(EXACT([.J70];&quot;Virtualización física&quot;)               ;ROUNDUP(VLOOKUP([.$F70];[$datos.$Q$2:.$R$33];2;0)*[.L7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1];[$datos.$Q$2:.$R$33];2;0)*[.G71]*[.H7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1];&quot;No virtualizado&quot;)      ;&quot;&quot;      ; IF(EXACT([.J71];&quot;Virtualización lógica&quot;)           ;[.I71]           ; IF(EXACT([.J71];&quot;Virtualización física&quot;)               ;ROUNDUP(VLOOKUP([.$F71];[$datos.$Q$2:.$R$33];2;0)*[.L7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2];[$datos.$Q$2:.$R$33];2;0)*[.G72]*[.H7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2];&quot;No virtualizado&quot;)      ;&quot;&quot;      ; IF(EXACT([.J72];&quot;Virtualización lógica&quot;)           ;[.I72]           ; IF(EXACT([.J72];&quot;Virtualización física&quot;)               ;ROUNDUP(VLOOKUP([.$F72];[$datos.$Q$2:.$R$33];2;0)*[.L7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3];[$datos.$Q$2:.$R$33];2;0)*[.G73]*[.H7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3];&quot;No virtualizado&quot;)      ;&quot;&quot;      ; IF(EXACT([.J73];&quot;Virtualización lógica&quot;)           ;[.I73]           ; IF(EXACT([.J73];&quot;Virtualización física&quot;)               ;ROUNDUP(VLOOKUP([.$F73];[$datos.$Q$2:.$R$33];2;0)*[.L7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6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4];[$datos.$Q$2:.$R$33];2;0)*[.G74]*[.H7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4];&quot;No virtualizado&quot;)      ;&quot;&quot;      ; IF(EXACT([.J74];&quot;Virtualización lógica&quot;)           ;[.I74]           ; IF(EXACT([.J74];&quot;Virtualización física&quot;)               ;ROUNDUP(VLOOKUP([.$F74];[$datos.$Q$2:.$R$33];2;0)*[.L7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5];[$datos.$Q$2:.$R$33];2;0)*[.G75]*[.H7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5];&quot;No virtualizado&quot;)      ;&quot;&quot;      ; IF(EXACT([.J75];&quot;Virtualización lógica&quot;)           ;[.I75]           ; IF(EXACT([.J75];&quot;Virtualización física&quot;)               ;ROUNDUP(VLOOKUP([.$F75];[$datos.$Q$2:.$R$33];2;0)*[.L7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6];[$datos.$Q$2:.$R$33];2;0)*[.G76]*[.H7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6];&quot;No virtualizado&quot;)      ;&quot;&quot;      ; IF(EXACT([.J76];&quot;Virtualización lógica&quot;)           ;[.I76]           ; IF(EXACT([.J76];&quot;Virtualización física&quot;)               ;ROUNDUP(VLOOKUP([.$F76];[$datos.$Q$2:.$R$33];2;0)*[.L7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7];[$datos.$Q$2:.$R$33];2;0)*[.G77]*[.H7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7];&quot;No virtualizado&quot;)      ;&quot;&quot;      ; IF(EXACT([.J77];&quot;Virtualización lógica&quot;)           ;[.I77]           ; IF(EXACT([.J77];&quot;Virtualización física&quot;)               ;ROUNDUP(VLOOKUP([.$F77];[$datos.$Q$2:.$R$33];2;0)*[.L7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8];[$datos.$Q$2:.$R$33];2;0)*[.G78]*[.H7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8];&quot;No virtualizado&quot;)      ;&quot;&quot;      ; IF(EXACT([.J78];&quot;Virtualización lógica&quot;)           ;[.I78]           ; IF(EXACT([.J78];&quot;Virtualización física&quot;)               ;ROUNDUP(VLOOKUP([.$F78];[$datos.$Q$2:.$R$33];2;0)*[.L7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9];[$datos.$Q$2:.$R$33];2;0)*[.G79]*[.H7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9];&quot;No virtualizado&quot;)      ;&quot;&quot;      ; IF(EXACT([.J79];&quot;Virtualización lógica&quot;)           ;[.I79]           ; IF(EXACT([.J79];&quot;Virtualización física&quot;)               ;ROUNDUP(VLOOKUP([.$F79];[$datos.$Q$2:.$R$33];2;0)*[.L7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0];[$datos.$Q$2:.$R$33];2;0)*[.G80]*[.H8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0];&quot;No virtualizado&quot;)      ;&quot;&quot;      ; IF(EXACT([.J80];&quot;Virtualización lógica&quot;)           ;[.I80]           ; IF(EXACT([.J80];&quot;Virtualización física&quot;)               ;ROUNDUP(VLOOKUP([.$F80];[$datos.$Q$2:.$R$33];2;0)*[.L8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1];[$datos.$Q$2:.$R$33];2;0)*[.G81]*[.H8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1];&quot;No virtualizado&quot;)      ;&quot;&quot;      ; IF(EXACT([.J81];&quot;Virtualización lógica&quot;)           ;[.I81]           ; IF(EXACT([.J81];&quot;Virtualización física&quot;)               ;ROUNDUP(VLOOKUP([.$F81];[$datos.$Q$2:.$R$33];2;0)*[.L8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2];[$datos.$Q$2:.$R$33];2;0)*[.G82]*[.H8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2];&quot;No virtualizado&quot;)      ;&quot;&quot;      ; IF(EXACT([.J82];&quot;Virtualización lógica&quot;)           ;[.I82]           ; IF(EXACT([.J82];&quot;Virtualización física&quot;)               ;ROUNDUP(VLOOKUP([.$F82];[$datos.$Q$2:.$R$33];2;0)*[.L8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3];[$datos.$Q$2:.$R$33];2;0)*[.G83]*[.H8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3];&quot;No virtualizado&quot;)      ;&quot;&quot;      ; IF(EXACT([.J83];&quot;Virtualización lógica&quot;)           ;[.I83]           ; IF(EXACT([.J83];&quot;Virtualización física&quot;)               ;ROUNDUP(VLOOKUP([.$F83];[$datos.$Q$2:.$R$33];2;0)*[.L8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7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4];[$datos.$Q$2:.$R$33];2;0)*[.G84]*[.H8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4];&quot;No virtualizado&quot;)      ;&quot;&quot;      ; IF(EXACT([.J84];&quot;Virtualización lógica&quot;)           ;[.I84]           ; IF(EXACT([.J84];&quot;Virtualización física&quot;)               ;ROUNDUP(VLOOKUP([.$F84];[$datos.$Q$2:.$R$33];2;0)*[.L8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5];[$datos.$Q$2:.$R$33];2;0)*[.G85]*[.H8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5];&quot;No virtualizado&quot;)      ;&quot;&quot;      ; IF(EXACT([.J85];&quot;Virtualización lógica&quot;)           ;[.I85]           ; IF(EXACT([.J85];&quot;Virtualización física&quot;)               ;ROUNDUP(VLOOKUP([.$F85];[$datos.$Q$2:.$R$33];2;0)*[.L8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6];[$datos.$Q$2:.$R$33];2;0)*[.G86]*[.H8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6];&quot;No virtualizado&quot;)      ;&quot;&quot;      ; IF(EXACT([.J86];&quot;Virtualización lógica&quot;)           ;[.I86]           ; IF(EXACT([.J86];&quot;Virtualización física&quot;)               ;ROUNDUP(VLOOKUP([.$F86];[$datos.$Q$2:.$R$33];2;0)*[.L8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7];[$datos.$Q$2:.$R$33];2;0)*[.G87]*[.H8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7];&quot;No virtualizado&quot;)      ;&quot;&quot;      ; IF(EXACT([.J87];&quot;Virtualización lógica&quot;)           ;[.I87]           ; IF(EXACT([.J87];&quot;Virtualización física&quot;)               ;ROUNDUP(VLOOKUP([.$F87];[$datos.$Q$2:.$R$33];2;0)*[.L8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8];[$datos.$Q$2:.$R$33];2;0)*[.G88]*[.H8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8];&quot;No virtualizado&quot;)      ;&quot;&quot;      ; IF(EXACT([.J88];&quot;Virtualización lógica&quot;)           ;[.I88]           ; IF(EXACT([.J88];&quot;Virtualización física&quot;)               ;ROUNDUP(VLOOKUP([.$F88];[$datos.$Q$2:.$R$33];2;0)*[.L8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9];[$datos.$Q$2:.$R$33];2;0)*[.G89]*[.H8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9];&quot;No virtualizado&quot;)      ;&quot;&quot;      ; IF(EXACT([.J89];&quot;Virtualización lógica&quot;)           ;[.I89]           ; IF(EXACT([.J89];&quot;Virtualización física&quot;)               ;ROUNDUP(VLOOKUP([.$F89];[$datos.$Q$2:.$R$33];2;0)*[.L8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0];[$datos.$Q$2:.$R$33];2;0)*[.G90]*[.H9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0];&quot;No virtualizado&quot;)      ;&quot;&quot;      ; IF(EXACT([.J90];&quot;Virtualización lógica&quot;)           ;[.I90]           ; IF(EXACT([.J90];&quot;Virtualización física&quot;)               ;ROUNDUP(VLOOKUP([.$F90];[$datos.$Q$2:.$R$33];2;0)*[.L9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1];[$datos.$Q$2:.$R$33];2;0)*[.G91]*[.H9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1];&quot;No virtualizado&quot;)      ;&quot;&quot;      ; IF(EXACT([.J91];&quot;Virtualización lógica&quot;)           ;[.I91]           ; IF(EXACT([.J91];&quot;Virtualización física&quot;)               ;ROUNDUP(VLOOKUP([.$F91];[$datos.$Q$2:.$R$33];2;0)*[.L9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2];[$datos.$Q$2:.$R$33];2;0)*[.G92]*[.H9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2];&quot;No virtualizado&quot;)      ;&quot;&quot;      ; IF(EXACT([.J92];&quot;Virtualización lógica&quot;)           ;[.I92]           ; IF(EXACT([.J92];&quot;Virtualización física&quot;)               ;ROUNDUP(VLOOKUP([.$F92];[$datos.$Q$2:.$R$33];2;0)*[.L9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3];[$datos.$Q$2:.$R$33];2;0)*[.G93]*[.H9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3];&quot;No virtualizado&quot;)      ;&quot;&quot;      ; IF(EXACT([.J93];&quot;Virtualización lógica&quot;)           ;[.I93]           ; IF(EXACT([.J93];&quot;Virtualización física&quot;)               ;ROUNDUP(VLOOKUP([.$F93];[$datos.$Q$2:.$R$33];2;0)*[.L9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8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4];[$datos.$Q$2:.$R$33];2;0)*[.G94]*[.H9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4];&quot;No virtualizado&quot;)      ;&quot;&quot;      ; IF(EXACT([.J94];&quot;Virtualización lógica&quot;)           ;[.I94]           ; IF(EXACT([.J94];&quot;Virtualización física&quot;)               ;ROUNDUP(VLOOKUP([.$F94];[$datos.$Q$2:.$R$33];2;0)*[.L9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5];[$datos.$Q$2:.$R$33];2;0)*[.G95]*[.H9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5];&quot;No virtualizado&quot;)      ;&quot;&quot;      ; IF(EXACT([.J95];&quot;Virtualización lógica&quot;)           ;[.I95]           ; IF(EXACT([.J95];&quot;Virtualización física&quot;)               ;ROUNDUP(VLOOKUP([.$F95];[$datos.$Q$2:.$R$33];2;0)*[.L9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6];[$datos.$Q$2:.$R$33];2;0)*[.G96]*[.H9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6];&quot;No virtualizado&quot;)      ;&quot;&quot;      ; IF(EXACT([.J96];&quot;Virtualización lógica&quot;)           ;[.I96]           ; IF(EXACT([.J96];&quot;Virtualización física&quot;)               ;ROUNDUP(VLOOKUP([.$F96];[$datos.$Q$2:.$R$33];2;0)*[.L9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7];[$datos.$Q$2:.$R$33];2;0)*[.G97]*[.H9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7];&quot;No virtualizado&quot;)      ;&quot;&quot;      ; IF(EXACT([.J97];&quot;Virtualización lógica&quot;)           ;[.I97]           ; IF(EXACT([.J97];&quot;Virtualización física&quot;)               ;ROUNDUP(VLOOKUP([.$F97];[$datos.$Q$2:.$R$33];2;0)*[.L9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8];[$datos.$Q$2:.$R$33];2;0)*[.G98]*[.H9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8];&quot;No virtualizado&quot;)      ;&quot;&quot;      ; IF(EXACT([.J98];&quot;Virtualización lógica&quot;)           ;[.I98]           ; IF(EXACT([.J98];&quot;Virtualización física&quot;)               ;ROUNDUP(VLOOKUP([.$F98];[$datos.$Q$2:.$R$33];2;0)*[.L9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9];[$datos.$Q$2:.$R$33];2;0)*[.G99]*[.H9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9];&quot;No virtualizado&quot;)      ;&quot;&quot;      ; IF(EXACT([.J99];&quot;Virtualización lógica&quot;)           ;[.I99]           ; IF(EXACT([.J99];&quot;Virtualización física&quot;)               ;ROUNDUP(VLOOKUP([.$F99];[$datos.$Q$2:.$R$33];2;0)*[.L9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0];[$datos.$Q$2:.$R$33];2;0)*[.G100]*[.H10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0];&quot;No virtualizado&quot;)      ;&quot;&quot;      ; IF(EXACT([.J100];&quot;Virtualización lógica&quot;)           ;[.I100]           ; IF(EXACT([.J100];&quot;Virtualización física&quot;)               ;ROUNDUP(VLOOKUP([.$F100];[$datos.$Q$2:.$R$33];2;0)*[.L10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1];[$datos.$Q$2:.$R$33];2;0)*[.G101]*[.H10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1];&quot;No virtualizado&quot;)      ;&quot;&quot;      ; IF(EXACT([.J101];&quot;Virtualización lógica&quot;)           ;[.I101]           ; IF(EXACT([.J101];&quot;Virtualización física&quot;)               ;ROUNDUP(VLOOKUP([.$F101];[$datos.$Q$2:.$R$33];2;0)*[.L10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2];[$datos.$Q$2:.$R$33];2;0)*[.G102]*[.H10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2];&quot;No virtualizado&quot;)      ;&quot;&quot;      ; IF(EXACT([.J102];&quot;Virtualización lógica&quot;)           ;[.I102]           ; IF(EXACT([.J102];&quot;Virtualización física&quot;)               ;ROUNDUP(VLOOKUP([.$F102];[$datos.$Q$2:.$R$33];2;0)*[.L10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3];[$datos.$Q$2:.$R$33];2;0)*[.G103]*[.H10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3];&quot;No virtualizado&quot;)      ;&quot;&quot;      ; IF(EXACT([.J103];&quot;Virtualización lógica&quot;)           ;[.I103]           ; IF(EXACT([.J103];&quot;Virtualización física&quot;)               ;ROUNDUP(VLOOKUP([.$F103];[$datos.$Q$2:.$R$33];2;0)*[.L10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9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4];[$datos.$Q$2:.$R$33];2;0)*[.G104]*[.H10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4];&quot;No virtualizado&quot;)      ;&quot;&quot;      ; IF(EXACT([.J104];&quot;Virtualización lógica&quot;)           ;[.I104]           ; IF(EXACT([.J104];&quot;Virtualización física&quot;)               ;ROUNDUP(VLOOKUP([.$F104];[$datos.$Q$2:.$R$33];2;0)*[.L10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5];[$datos.$Q$2:.$R$33];2;0)*[.G105]*[.H10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5];&quot;No virtualizado&quot;)      ;&quot;&quot;      ; IF(EXACT([.J105];&quot;Virtualización lógica&quot;)           ;[.I105]           ; IF(EXACT([.J105];&quot;Virtualización física&quot;)               ;ROUNDUP(VLOOKUP([.$F105];[$datos.$Q$2:.$R$33];2;0)*[.L10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6];[$datos.$Q$2:.$R$33];2;0)*[.G106]*[.H10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6];&quot;No virtualizado&quot;)      ;&quot;&quot;      ; IF(EXACT([.J106];&quot;Virtualización lógica&quot;)           ;[.I106]           ; IF(EXACT([.J106];&quot;Virtualización física&quot;)               ;ROUNDUP(VLOOKUP([.$F106];[$datos.$Q$2:.$R$33];2;0)*[.L10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7];[$datos.$Q$2:.$R$33];2;0)*[.G107]*[.H10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7];&quot;No virtualizado&quot;)      ;&quot;&quot;      ; IF(EXACT([.J107];&quot;Virtualización lógica&quot;)           ;[.I107]           ; IF(EXACT([.J107];&quot;Virtualización física&quot;)               ;ROUNDUP(VLOOKUP([.$F107];[$datos.$Q$2:.$R$33];2;0)*[.L10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8];[$datos.$Q$2:.$R$33];2;0)*[.G108]*[.H10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8];&quot;No virtualizado&quot;)      ;&quot;&quot;      ; IF(EXACT([.J108];&quot;Virtualización lógica&quot;)           ;[.I108]           ; IF(EXACT([.J108];&quot;Virtualización física&quot;)               ;ROUNDUP(VLOOKUP([.$F108];[$datos.$Q$2:.$R$33];2;0)*[.L10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9];[$datos.$Q$2:.$R$33];2;0)*[.G109]*[.H10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9];&quot;No virtualizado&quot;)      ;&quot;&quot;      ; IF(EXACT([.J109];&quot;Virtualización lógica&quot;)           ;[.I109]           ; IF(EXACT([.J109];&quot;Virtualización física&quot;)               ;ROUNDUP(VLOOKUP([.$F109];[$datos.$Q$2:.$R$33];2;0)*[.L10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0];[$datos.$Q$2:.$R$33];2;0)*[.G110]*[.H11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0];&quot;No virtualizado&quot;)      ;&quot;&quot;      ; IF(EXACT([.J110];&quot;Virtualización lógica&quot;)           ;[.I110]           ; IF(EXACT([.J110];&quot;Virtualización física&quot;)               ;ROUNDUP(VLOOKUP([.$F110];[$datos.$Q$2:.$R$33];2;0)*[.L11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1];[$datos.$Q$2:.$R$33];2;0)*[.G111]*[.H11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1];&quot;No virtualizado&quot;)      ;&quot;&quot;      ; IF(EXACT([.J111];&quot;Virtualización lógica&quot;)           ;[.I111]           ; IF(EXACT([.J111];&quot;Virtualización física&quot;)               ;ROUNDUP(VLOOKUP([.$F111];[$datos.$Q$2:.$R$33];2;0)*[.L11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2];[$datos.$Q$2:.$R$33];2;0)*[.G112]*[.H11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2];&quot;No virtualizado&quot;)      ;&quot;&quot;      ; IF(EXACT([.J112];&quot;Virtualización lógica&quot;)           ;[.I112]           ; IF(EXACT([.J112];&quot;Virtualización física&quot;)               ;ROUNDUP(VLOOKUP([.$F112];[$datos.$Q$2:.$R$33];2;0)*[.L11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3];[$datos.$Q$2:.$R$33];2;0)*[.G113]*[.H11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3];&quot;No virtualizado&quot;)      ;&quot;&quot;      ; IF(EXACT([.J113];&quot;Virtualización lógica&quot;)           ;[.I113]           ; IF(EXACT([.J113];&quot;Virtualización física&quot;)               ;ROUNDUP(VLOOKUP([.$F113];[$datos.$Q$2:.$R$33];2;0)*[.L11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0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4];[$datos.$Q$2:.$R$33];2;0)*[.G114]*[.H11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4];&quot;No virtualizado&quot;)      ;&quot;&quot;      ; IF(EXACT([.J114];&quot;Virtualización lógica&quot;)           ;[.I114]           ; IF(EXACT([.J114];&quot;Virtualización física&quot;)               ;ROUNDUP(VLOOKUP([.$F114];[$datos.$Q$2:.$R$33];2;0)*[.L11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5];[$datos.$Q$2:.$R$33];2;0)*[.G115]*[.H11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5];&quot;No virtualizado&quot;)      ;&quot;&quot;      ; IF(EXACT([.J115];&quot;Virtualización lógica&quot;)           ;[.I115]           ; IF(EXACT([.J115];&quot;Virtualización física&quot;)               ;ROUNDUP(VLOOKUP([.$F115];[$datos.$Q$2:.$R$33];2;0)*[.L11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6];[$datos.$Q$2:.$R$33];2;0)*[.G116]*[.H11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6];&quot;No virtualizado&quot;)      ;&quot;&quot;      ; IF(EXACT([.J116];&quot;Virtualización lógica&quot;)           ;[.I116]           ; IF(EXACT([.J116];&quot;Virtualización física&quot;)               ;ROUNDUP(VLOOKUP([.$F116];[$datos.$Q$2:.$R$33];2;0)*[.L11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7];[$datos.$Q$2:.$R$33];2;0)*[.G117]*[.H11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7];&quot;No virtualizado&quot;)      ;&quot;&quot;      ; IF(EXACT([.J117];&quot;Virtualización lógica&quot;)           ;[.I117]           ; IF(EXACT([.J117];&quot;Virtualización física&quot;)               ;ROUNDUP(VLOOKUP([.$F117];[$datos.$Q$2:.$R$33];2;0)*[.L11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8];[$datos.$Q$2:.$R$33];2;0)*[.G118]*[.H11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8];&quot;No virtualizado&quot;)      ;&quot;&quot;      ; IF(EXACT([.J118];&quot;Virtualización lógica&quot;)           ;[.I118]           ; IF(EXACT([.J118];&quot;Virtualización física&quot;)               ;ROUNDUP(VLOOKUP([.$F118];[$datos.$Q$2:.$R$33];2;0)*[.L11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9];[$datos.$Q$2:.$R$33];2;0)*[.G119]*[.H11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9];&quot;No virtualizado&quot;)      ;&quot;&quot;      ; IF(EXACT([.J119];&quot;Virtualización lógica&quot;)           ;[.I119]           ; IF(EXACT([.J119];&quot;Virtualización física&quot;)               ;ROUNDUP(VLOOKUP([.$F119];[$datos.$Q$2:.$R$33];2;0)*[.L11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0];[$datos.$Q$2:.$R$33];2;0)*[.G120]*[.H12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0];&quot;No virtualizado&quot;)      ;&quot;&quot;      ; IF(EXACT([.J120];&quot;Virtualización lógica&quot;)           ;[.I120]           ; IF(EXACT([.J120];&quot;Virtualización física&quot;)               ;ROUNDUP(VLOOKUP([.$F120];[$datos.$Q$2:.$R$33];2;0)*[.L12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1];[$datos.$Q$2:.$R$33];2;0)*[.G121]*[.H12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1];&quot;No virtualizado&quot;)      ;&quot;&quot;      ; IF(EXACT([.J121];&quot;Virtualización lógica&quot;)           ;[.I121]           ; IF(EXACT([.J121];&quot;Virtualización física&quot;)               ;ROUNDUP(VLOOKUP([.$F121];[$datos.$Q$2:.$R$33];2;0)*[.L12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2];[$datos.$Q$2:.$R$33];2;0)*[.G122]*[.H12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2];&quot;No virtualizado&quot;)      ;&quot;&quot;      ; IF(EXACT([.J122];&quot;Virtualización lógica&quot;)           ;[.I122]           ; IF(EXACT([.J122];&quot;Virtualización física&quot;)               ;ROUNDUP(VLOOKUP([.$F122];[$datos.$Q$2:.$R$33];2;0)*[.L12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3];[$datos.$Q$2:.$R$33];2;0)*[.G123]*[.H12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3];&quot;No virtualizado&quot;)      ;&quot;&quot;      ; IF(EXACT([.J123];&quot;Virtualización lógica&quot;)           ;[.I123]           ; IF(EXACT([.J123];&quot;Virtualización física&quot;)               ;ROUNDUP(VLOOKUP([.$F123];[$datos.$Q$2:.$R$33];2;0)*[.L12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1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4];[$datos.$Q$2:.$R$33];2;0)*[.G124]*[.H12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4];&quot;No virtualizado&quot;)      ;&quot;&quot;      ; IF(EXACT([.J124];&quot;Virtualización lógica&quot;)           ;[.I124]           ; IF(EXACT([.J124];&quot;Virtualización física&quot;)               ;ROUNDUP(VLOOKUP([.$F124];[$datos.$Q$2:.$R$33];2;0)*[.L12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5];[$datos.$Q$2:.$R$33];2;0)*[.G125]*[.H12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5];&quot;No virtualizado&quot;)      ;&quot;&quot;      ; IF(EXACT([.J125];&quot;Virtualización lógica&quot;)           ;[.I125]           ; IF(EXACT([.J125];&quot;Virtualización física&quot;)               ;ROUNDUP(VLOOKUP([.$F125];[$datos.$Q$2:.$R$33];2;0)*[.L12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6];[$datos.$Q$2:.$R$33];2;0)*[.G126]*[.H12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6];&quot;No virtualizado&quot;)      ;&quot;&quot;      ; IF(EXACT([.J126];&quot;Virtualización lógica&quot;)           ;[.I126]           ; IF(EXACT([.J126];&quot;Virtualización física&quot;)               ;ROUNDUP(VLOOKUP([.$F126];[$datos.$Q$2:.$R$33];2;0)*[.L12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7];[$datos.$Q$2:.$R$33];2;0)*[.G127]*[.H12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7];&quot;No virtualizado&quot;)      ;&quot;&quot;      ; IF(EXACT([.J127];&quot;Virtualización lógica&quot;)           ;[.I127]           ; IF(EXACT([.J127];&quot;Virtualización física&quot;)               ;ROUNDUP(VLOOKUP([.$F127];[$datos.$Q$2:.$R$33];2;0)*[.L12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8];[$datos.$Q$2:.$R$33];2;0)*[.G128]*[.H12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8];&quot;No virtualizado&quot;)      ;&quot;&quot;      ; IF(EXACT([.J128];&quot;Virtualización lógica&quot;)           ;[.I128]           ; IF(EXACT([.J128];&quot;Virtualización física&quot;)               ;ROUNDUP(VLOOKUP([.$F128];[$datos.$Q$2:.$R$33];2;0)*[.L12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9];[$datos.$Q$2:.$R$33];2;0)*[.G129]*[.H12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9];&quot;No virtualizado&quot;)      ;&quot;&quot;      ; IF(EXACT([.J129];&quot;Virtualización lógica&quot;)           ;[.I129]           ; IF(EXACT([.J129];&quot;Virtualización física&quot;)               ;ROUNDUP(VLOOKUP([.$F129];[$datos.$Q$2:.$R$33];2;0)*[.L12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0];[$datos.$Q$2:.$R$33];2;0)*[.G130]*[.H13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0];&quot;No virtualizado&quot;)      ;&quot;&quot;      ; IF(EXACT([.J130];&quot;Virtualización lógica&quot;)           ;[.I130]           ; IF(EXACT([.J130];&quot;Virtualización física&quot;)               ;ROUNDUP(VLOOKUP([.$F130];[$datos.$Q$2:.$R$33];2;0)*[.L13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1];[$datos.$Q$2:.$R$33];2;0)*[.G131]*[.H13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1];&quot;No virtualizado&quot;)      ;&quot;&quot;      ; IF(EXACT([.J131];&quot;Virtualización lógica&quot;)           ;[.I131]           ; IF(EXACT([.J131];&quot;Virtualización física&quot;)               ;ROUNDUP(VLOOKUP([.$F131];[$datos.$Q$2:.$R$33];2;0)*[.L13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2];[$datos.$Q$2:.$R$33];2;0)*[.G132]*[.H13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2];&quot;No virtualizado&quot;)      ;&quot;&quot;      ; IF(EXACT([.J132];&quot;Virtualización lógica&quot;)           ;[.I132]           ; IF(EXACT([.J132];&quot;Virtualización física&quot;)               ;ROUNDUP(VLOOKUP([.$F132];[$datos.$Q$2:.$R$33];2;0)*[.L13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3];[$datos.$Q$2:.$R$33];2;0)*[.G133]*[.H13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3];&quot;No virtualizado&quot;)      ;&quot;&quot;      ; IF(EXACT([.J133];&quot;Virtualización lógica&quot;)           ;[.I133]           ; IF(EXACT([.J133];&quot;Virtualización física&quot;)               ;ROUNDUP(VLOOKUP([.$F133];[$datos.$Q$2:.$R$33];2;0)*[.L13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2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4];[$datos.$Q$2:.$R$33];2;0)*[.G134]*[.H13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4];&quot;No virtualizado&quot;)      ;&quot;&quot;      ; IF(EXACT([.J134];&quot;Virtualización lógica&quot;)           ;[.I134]           ; IF(EXACT([.J134];&quot;Virtualización física&quot;)               ;ROUNDUP(VLOOKUP([.$F134];[$datos.$Q$2:.$R$33];2;0)*[.L13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5];[$datos.$Q$2:.$R$33];2;0)*[.G135]*[.H13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5];&quot;No virtualizado&quot;)      ;&quot;&quot;      ; IF(EXACT([.J135];&quot;Virtualización lógica&quot;)           ;[.I135]           ; IF(EXACT([.J135];&quot;Virtualización física&quot;)               ;ROUNDUP(VLOOKUP([.$F135];[$datos.$Q$2:.$R$33];2;0)*[.L13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6];[$datos.$Q$2:.$R$33];2;0)*[.G136]*[.H13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6];&quot;No virtualizado&quot;)      ;&quot;&quot;      ; IF(EXACT([.J136];&quot;Virtualización lógica&quot;)           ;[.I136]           ; IF(EXACT([.J136];&quot;Virtualización física&quot;)               ;ROUNDUP(VLOOKUP([.$F136];[$datos.$Q$2:.$R$33];2;0)*[.L13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7];[$datos.$Q$2:.$R$33];2;0)*[.G137]*[.H13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7];&quot;No virtualizado&quot;)      ;&quot;&quot;      ; IF(EXACT([.J137];&quot;Virtualización lógica&quot;)           ;[.I137]           ; IF(EXACT([.J137];&quot;Virtualización física&quot;)               ;ROUNDUP(VLOOKUP([.$F137];[$datos.$Q$2:.$R$33];2;0)*[.L13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8];[$datos.$Q$2:.$R$33];2;0)*[.G138]*[.H13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8];&quot;No virtualizado&quot;)      ;&quot;&quot;      ; IF(EXACT([.J138];&quot;Virtualización lógica&quot;)           ;[.I138]           ; IF(EXACT([.J138];&quot;Virtualización física&quot;)               ;ROUNDUP(VLOOKUP([.$F138];[$datos.$Q$2:.$R$33];2;0)*[.L13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9];[$datos.$Q$2:.$R$33];2;0)*[.G139]*[.H13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9];&quot;No virtualizado&quot;)      ;&quot;&quot;      ; IF(EXACT([.J139];&quot;Virtualización lógica&quot;)           ;[.I139]           ; IF(EXACT([.J139];&quot;Virtualización física&quot;)               ;ROUNDUP(VLOOKUP([.$F139];[$datos.$Q$2:.$R$33];2;0)*[.L13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0];[$datos.$Q$2:.$R$33];2;0)*[.G140]*[.H14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0];&quot;No virtualizado&quot;)      ;&quot;&quot;      ; IF(EXACT([.J140];&quot;Virtualización lógica&quot;)           ;[.I140]           ; IF(EXACT([.J140];&quot;Virtualización física&quot;)               ;ROUNDUP(VLOOKUP([.$F140];[$datos.$Q$2:.$R$33];2;0)*[.L14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1];[$datos.$Q$2:.$R$33];2;0)*[.G141]*[.H14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1];&quot;No virtualizado&quot;)      ;&quot;&quot;      ; IF(EXACT([.J141];&quot;Virtualización lógica&quot;)           ;[.I141]           ; IF(EXACT([.J141];&quot;Virtualización física&quot;)               ;ROUNDUP(VLOOKUP([.$F141];[$datos.$Q$2:.$R$33];2;0)*[.L14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2];[$datos.$Q$2:.$R$33];2;0)*[.G142]*[.H14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2];&quot;No virtualizado&quot;)      ;&quot;&quot;      ; IF(EXACT([.J142];&quot;Virtualización lógica&quot;)           ;[.I142]           ; IF(EXACT([.J142];&quot;Virtualización física&quot;)               ;ROUNDUP(VLOOKUP([.$F142];[$datos.$Q$2:.$R$33];2;0)*[.L14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3];[$datos.$Q$2:.$R$33];2;0)*[.G143]*[.H14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3];&quot;No virtualizado&quot;)      ;&quot;&quot;      ; IF(EXACT([.J143];&quot;Virtualización lógica&quot;)           ;[.I143]           ; IF(EXACT([.J143];&quot;Virtualización física&quot;)               ;ROUNDUP(VLOOKUP([.$F143];[$datos.$Q$2:.$R$33];2;0)*[.L14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3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4];[$datos.$Q$2:.$R$33];2;0)*[.G144]*[.H14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4];&quot;No virtualizado&quot;)      ;&quot;&quot;      ; IF(EXACT([.J144];&quot;Virtualización lógica&quot;)           ;[.I144]           ; IF(EXACT([.J144];&quot;Virtualización física&quot;)               ;ROUNDUP(VLOOKUP([.$F144];[$datos.$Q$2:.$R$33];2;0)*[.L14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5];[$datos.$Q$2:.$R$33];2;0)*[.G145]*[.H14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5];&quot;No virtualizado&quot;)      ;&quot;&quot;      ; IF(EXACT([.J145];&quot;Virtualización lógica&quot;)           ;[.I145]           ; IF(EXACT([.J145];&quot;Virtualización física&quot;)               ;ROUNDUP(VLOOKUP([.$F145];[$datos.$Q$2:.$R$33];2;0)*[.L14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6];[$datos.$Q$2:.$R$33];2;0)*[.G146]*[.H14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6];&quot;No virtualizado&quot;)      ;&quot;&quot;      ; IF(EXACT([.J146];&quot;Virtualización lógica&quot;)           ;[.I146]           ; IF(EXACT([.J146];&quot;Virtualización física&quot;)               ;ROUNDUP(VLOOKUP([.$F146];[$datos.$Q$2:.$R$33];2;0)*[.L14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7];[$datos.$Q$2:.$R$33];2;0)*[.G147]*[.H14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7];&quot;No virtualizado&quot;)      ;&quot;&quot;      ; IF(EXACT([.J147];&quot;Virtualización lógica&quot;)           ;[.I147]           ; IF(EXACT([.J147];&quot;Virtualización física&quot;)               ;ROUNDUP(VLOOKUP([.$F147];[$datos.$Q$2:.$R$33];2;0)*[.L14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8];[$datos.$Q$2:.$R$33];2;0)*[.G148]*[.H14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8];&quot;No virtualizado&quot;)      ;&quot;&quot;      ; IF(EXACT([.J148];&quot;Virtualización lógica&quot;)           ;[.I148]           ; IF(EXACT([.J148];&quot;Virtualización física&quot;)               ;ROUNDUP(VLOOKUP([.$F148];[$datos.$Q$2:.$R$33];2;0)*[.L14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9];[$datos.$Q$2:.$R$33];2;0)*[.G149]*[.H14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9];&quot;No virtualizado&quot;)      ;&quot;&quot;      ; IF(EXACT([.J149];&quot;Virtualización lógica&quot;)           ;[.I149]           ; IF(EXACT([.J149];&quot;Virtualización física&quot;)               ;ROUNDUP(VLOOKUP([.$F149];[$datos.$Q$2:.$R$33];2;0)*[.L14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0];[$datos.$Q$2:.$R$33];2;0)*[.G150]*[.H15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0];&quot;No virtualizado&quot;)      ;&quot;&quot;      ; IF(EXACT([.J150];&quot;Virtualización lógica&quot;)           ;[.I150]           ; IF(EXACT([.J150];&quot;Virtualización física&quot;)               ;ROUNDUP(VLOOKUP([.$F150];[$datos.$Q$2:.$R$33];2;0)*[.L15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1];[$datos.$Q$2:.$R$33];2;0)*[.G151]*[.H15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1];&quot;No virtualizado&quot;)      ;&quot;&quot;      ; IF(EXACT([.J151];&quot;Virtualización lógica&quot;)           ;[.I151]           ; IF(EXACT([.J151];&quot;Virtualización física&quot;)               ;ROUNDUP(VLOOKUP([.$F151];[$datos.$Q$2:.$R$33];2;0)*[.L15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2];[$datos.$Q$2:.$R$33];2;0)*[.G152]*[.H15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2];&quot;No virtualizado&quot;)      ;&quot;&quot;      ; IF(EXACT([.J152];&quot;Virtualización lógica&quot;)           ;[.I152]           ; IF(EXACT([.J152];&quot;Virtualización física&quot;)               ;ROUNDUP(VLOOKUP([.$F152];[$datos.$Q$2:.$R$33];2;0)*[.L15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3];[$datos.$Q$2:.$R$33];2;0)*[.G153]*[.H15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3];&quot;No virtualizado&quot;)      ;&quot;&quot;      ; IF(EXACT([.J153];&quot;Virtualización lógica&quot;)           ;[.I153]           ; IF(EXACT([.J153];&quot;Virtualización física&quot;)               ;ROUNDUP(VLOOKUP([.$F153];[$datos.$Q$2:.$R$33];2;0)*[.L15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4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4];[$datos.$Q$2:.$R$33];2;0)*[.G154]*[.H15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4];&quot;No virtualizado&quot;)      ;&quot;&quot;      ; IF(EXACT([.J154];&quot;Virtualización lógica&quot;)           ;[.I154]           ; IF(EXACT([.J154];&quot;Virtualización física&quot;)               ;ROUNDUP(VLOOKUP([.$F154];[$datos.$Q$2:.$R$33];2;0)*[.L15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5];[$datos.$Q$2:.$R$33];2;0)*[.G155]*[.H15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5];&quot;No virtualizado&quot;)      ;&quot;&quot;      ; IF(EXACT([.J155];&quot;Virtualización lógica&quot;)           ;[.I155]           ; IF(EXACT([.J155];&quot;Virtualización física&quot;)               ;ROUNDUP(VLOOKUP([.$F155];[$datos.$Q$2:.$R$33];2;0)*[.L15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6];[$datos.$Q$2:.$R$33];2;0)*[.G156]*[.H15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6];&quot;No virtualizado&quot;)      ;&quot;&quot;      ; IF(EXACT([.J156];&quot;Virtualización lógica&quot;)           ;[.I156]           ; IF(EXACT([.J156];&quot;Virtualización física&quot;)               ;ROUNDUP(VLOOKUP([.$F156];[$datos.$Q$2:.$R$33];2;0)*[.L15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7];[$datos.$Q$2:.$R$33];2;0)*[.G157]*[.H15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7];&quot;No virtualizado&quot;)      ;&quot;&quot;      ; IF(EXACT([.J157];&quot;Virtualización lógica&quot;)           ;[.I157]           ; IF(EXACT([.J157];&quot;Virtualización física&quot;)               ;ROUNDUP(VLOOKUP([.$F157];[$datos.$Q$2:.$R$33];2;0)*[.L15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8];[$datos.$Q$2:.$R$33];2;0)*[.G158]*[.H15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8];&quot;No virtualizado&quot;)      ;&quot;&quot;      ; IF(EXACT([.J158];&quot;Virtualización lógica&quot;)           ;[.I158]           ; IF(EXACT([.J158];&quot;Virtualización física&quot;)               ;ROUNDUP(VLOOKUP([.$F158];[$datos.$Q$2:.$R$33];2;0)*[.L15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9];[$datos.$Q$2:.$R$33];2;0)*[.G159]*[.H15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9];&quot;No virtualizado&quot;)      ;&quot;&quot;      ; IF(EXACT([.J159];&quot;Virtualización lógica&quot;)           ;[.I159]           ; IF(EXACT([.J159];&quot;Virtualización física&quot;)               ;ROUNDUP(VLOOKUP([.$F159];[$datos.$Q$2:.$R$33];2;0)*[.L15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0];[$datos.$Q$2:.$R$33];2;0)*[.G160]*[.H16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0];&quot;No virtualizado&quot;)      ;&quot;&quot;      ; IF(EXACT([.J160];&quot;Virtualización lógica&quot;)           ;[.I160]           ; IF(EXACT([.J160];&quot;Virtualización física&quot;)               ;ROUNDUP(VLOOKUP([.$F160];[$datos.$Q$2:.$R$33];2;0)*[.L16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1];[$datos.$Q$2:.$R$33];2;0)*[.G161]*[.H16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1];&quot;No virtualizado&quot;)      ;&quot;&quot;      ; IF(EXACT([.J161];&quot;Virtualización lógica&quot;)           ;[.I161]           ; IF(EXACT([.J161];&quot;Virtualización física&quot;)               ;ROUNDUP(VLOOKUP([.$F161];[$datos.$Q$2:.$R$33];2;0)*[.L16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2];[$datos.$Q$2:.$R$33];2;0)*[.G162]*[.H16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2];&quot;No virtualizado&quot;)      ;&quot;&quot;      ; IF(EXACT([.J162];&quot;Virtualización lógica&quot;)           ;[.I162]           ; IF(EXACT([.J162];&quot;Virtualización física&quot;)               ;ROUNDUP(VLOOKUP([.$F162];[$datos.$Q$2:.$R$33];2;0)*[.L16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3];[$datos.$Q$2:.$R$33];2;0)*[.G163]*[.H16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3];&quot;No virtualizado&quot;)      ;&quot;&quot;      ; IF(EXACT([.J163];&quot;Virtualización lógica&quot;)           ;[.I163]           ; IF(EXACT([.J163];&quot;Virtualización física&quot;)               ;ROUNDUP(VLOOKUP([.$F163];[$datos.$Q$2:.$R$33];2;0)*[.L16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5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4];[$datos.$Q$2:.$R$33];2;0)*[.G164]*[.H16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4];&quot;No virtualizado&quot;)      ;&quot;&quot;      ; IF(EXACT([.J164];&quot;Virtualización lógica&quot;)           ;[.I164]           ; IF(EXACT([.J164];&quot;Virtualización física&quot;)               ;ROUNDUP(VLOOKUP([.$F164];[$datos.$Q$2:.$R$33];2;0)*[.L16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5];[$datos.$Q$2:.$R$33];2;0)*[.G165]*[.H16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5];&quot;No virtualizado&quot;)      ;&quot;&quot;      ; IF(EXACT([.J165];&quot;Virtualización lógica&quot;)           ;[.I165]           ; IF(EXACT([.J165];&quot;Virtualización física&quot;)               ;ROUNDUP(VLOOKUP([.$F165];[$datos.$Q$2:.$R$33];2;0)*[.L16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6];[$datos.$Q$2:.$R$33];2;0)*[.G166]*[.H16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6];&quot;No virtualizado&quot;)      ;&quot;&quot;      ; IF(EXACT([.J166];&quot;Virtualización lógica&quot;)           ;[.I166]           ; IF(EXACT([.J166];&quot;Virtualización física&quot;)               ;ROUNDUP(VLOOKUP([.$F166];[$datos.$Q$2:.$R$33];2;0)*[.L16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7];[$datos.$Q$2:.$R$33];2;0)*[.G167]*[.H16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7];&quot;No virtualizado&quot;)      ;&quot;&quot;      ; IF(EXACT([.J167];&quot;Virtualización lógica&quot;)           ;[.I167]           ; IF(EXACT([.J167];&quot;Virtualización física&quot;)               ;ROUNDUP(VLOOKUP([.$F167];[$datos.$Q$2:.$R$33];2;0)*[.L16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8];[$datos.$Q$2:.$R$33];2;0)*[.G168]*[.H16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8];&quot;No virtualizado&quot;)      ;&quot;&quot;      ; IF(EXACT([.J168];&quot;Virtualización lógica&quot;)           ;[.I168]           ; IF(EXACT([.J168];&quot;Virtualización física&quot;)               ;ROUNDUP(VLOOKUP([.$F168];[$datos.$Q$2:.$R$33];2;0)*[.L16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9];[$datos.$Q$2:.$R$33];2;0)*[.G169]*[.H16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9];&quot;No virtualizado&quot;)      ;&quot;&quot;      ; IF(EXACT([.J169];&quot;Virtualización lógica&quot;)           ;[.I169]           ; IF(EXACT([.J169];&quot;Virtualización física&quot;)               ;ROUNDUP(VLOOKUP([.$F169];[$datos.$Q$2:.$R$33];2;0)*[.L16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0];[$datos.$Q$2:.$R$33];2;0)*[.G170]*[.H17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0];&quot;No virtualizado&quot;)      ;&quot;&quot;      ; IF(EXACT([.J170];&quot;Virtualización lógica&quot;)           ;[.I170]           ; IF(EXACT([.J170];&quot;Virtualización física&quot;)               ;ROUNDUP(VLOOKUP([.$F170];[$datos.$Q$2:.$R$33];2;0)*[.L17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1];[$datos.$Q$2:.$R$33];2;0)*[.G171]*[.H17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1];&quot;No virtualizado&quot;)      ;&quot;&quot;      ; IF(EXACT([.J171];&quot;Virtualización lógica&quot;)           ;[.I171]           ; IF(EXACT([.J171];&quot;Virtualización física&quot;)               ;ROUNDUP(VLOOKUP([.$F171];[$datos.$Q$2:.$R$33];2;0)*[.L17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2];[$datos.$Q$2:.$R$33];2;0)*[.G172]*[.H17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2];&quot;No virtualizado&quot;)      ;&quot;&quot;      ; IF(EXACT([.J172];&quot;Virtualización lógica&quot;)           ;[.I172]           ; IF(EXACT([.J172];&quot;Virtualización física&quot;)               ;ROUNDUP(VLOOKUP([.$F172];[$datos.$Q$2:.$R$33];2;0)*[.L17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3];[$datos.$Q$2:.$R$33];2;0)*[.G173]*[.H17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3];&quot;No virtualizado&quot;)      ;&quot;&quot;      ; IF(EXACT([.J173];&quot;Virtualización lógica&quot;)           ;[.I173]           ; IF(EXACT([.J173];&quot;Virtualización física&quot;)               ;ROUNDUP(VLOOKUP([.$F173];[$datos.$Q$2:.$R$33];2;0)*[.L17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6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4];[$datos.$Q$2:.$R$33];2;0)*[.G174]*[.H17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4];&quot;No virtualizado&quot;)      ;&quot;&quot;      ; IF(EXACT([.J174];&quot;Virtualización lógica&quot;)           ;[.I174]           ; IF(EXACT([.J174];&quot;Virtualización física&quot;)               ;ROUNDUP(VLOOKUP([.$F174];[$datos.$Q$2:.$R$33];2;0)*[.L17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5];[$datos.$Q$2:.$R$33];2;0)*[.G175]*[.H17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5];&quot;No virtualizado&quot;)      ;&quot;&quot;      ; IF(EXACT([.J175];&quot;Virtualización lógica&quot;)           ;[.I175]           ; IF(EXACT([.J175];&quot;Virtualización física&quot;)               ;ROUNDUP(VLOOKUP([.$F175];[$datos.$Q$2:.$R$33];2;0)*[.L17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6];[$datos.$Q$2:.$R$33];2;0)*[.G176]*[.H17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6];&quot;No virtualizado&quot;)      ;&quot;&quot;      ; IF(EXACT([.J176];&quot;Virtualización lógica&quot;)           ;[.I176]           ; IF(EXACT([.J176];&quot;Virtualización física&quot;)               ;ROUNDUP(VLOOKUP([.$F176];[$datos.$Q$2:.$R$33];2;0)*[.L17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7];[$datos.$Q$2:.$R$33];2;0)*[.G177]*[.H17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7];&quot;No virtualizado&quot;)      ;&quot;&quot;      ; IF(EXACT([.J177];&quot;Virtualización lógica&quot;)           ;[.I177]           ; IF(EXACT([.J177];&quot;Virtualización física&quot;)               ;ROUNDUP(VLOOKUP([.$F177];[$datos.$Q$2:.$R$33];2;0)*[.L17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8];[$datos.$Q$2:.$R$33];2;0)*[.G178]*[.H17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8];&quot;No virtualizado&quot;)      ;&quot;&quot;      ; IF(EXACT([.J178];&quot;Virtualización lógica&quot;)           ;[.I178]           ; IF(EXACT([.J178];&quot;Virtualización física&quot;)               ;ROUNDUP(VLOOKUP([.$F178];[$datos.$Q$2:.$R$33];2;0)*[.L17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9];[$datos.$Q$2:.$R$33];2;0)*[.G179]*[.H17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9];&quot;No virtualizado&quot;)      ;&quot;&quot;      ; IF(EXACT([.J179];&quot;Virtualización lógica&quot;)           ;[.I179]           ; IF(EXACT([.J179];&quot;Virtualización física&quot;)               ;ROUNDUP(VLOOKUP([.$F179];[$datos.$Q$2:.$R$33];2;0)*[.L17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0];[$datos.$Q$2:.$R$33];2;0)*[.G180]*[.H18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0];&quot;No virtualizado&quot;)      ;&quot;&quot;      ; IF(EXACT([.J180];&quot;Virtualización lógica&quot;)           ;[.I180]           ; IF(EXACT([.J180];&quot;Virtualización física&quot;)               ;ROUNDUP(VLOOKUP([.$F180];[$datos.$Q$2:.$R$33];2;0)*[.L18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1];[$datos.$Q$2:.$R$33];2;0)*[.G181]*[.H18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1];&quot;No virtualizado&quot;)      ;&quot;&quot;      ; IF(EXACT([.J181];&quot;Virtualización lógica&quot;)           ;[.I181]           ; IF(EXACT([.J181];&quot;Virtualización física&quot;)               ;ROUNDUP(VLOOKUP([.$F181];[$datos.$Q$2:.$R$33];2;0)*[.L18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2];[$datos.$Q$2:.$R$33];2;0)*[.G182]*[.H18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2];&quot;No virtualizado&quot;)      ;&quot;&quot;      ; IF(EXACT([.J182];&quot;Virtualización lógica&quot;)           ;[.I182]           ; IF(EXACT([.J182];&quot;Virtualización física&quot;)               ;ROUNDUP(VLOOKUP([.$F182];[$datos.$Q$2:.$R$33];2;0)*[.L18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3];[$datos.$Q$2:.$R$33];2;0)*[.G183]*[.H18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3];&quot;No virtualizado&quot;)      ;&quot;&quot;      ; IF(EXACT([.J183];&quot;Virtualización lógica&quot;)           ;[.I183]           ; IF(EXACT([.J183];&quot;Virtualización física&quot;)               ;ROUNDUP(VLOOKUP([.$F183];[$datos.$Q$2:.$R$33];2;0)*[.L18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7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4];[$datos.$Q$2:.$R$33];2;0)*[.G184]*[.H18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4];&quot;No virtualizado&quot;)      ;&quot;&quot;      ; IF(EXACT([.J184];&quot;Virtualización lógica&quot;)           ;[.I184]           ; IF(EXACT([.J184];&quot;Virtualización física&quot;)               ;ROUNDUP(VLOOKUP([.$F184];[$datos.$Q$2:.$R$33];2;0)*[.L18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5];[$datos.$Q$2:.$R$33];2;0)*[.G185]*[.H18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5];&quot;No virtualizado&quot;)      ;&quot;&quot;      ; IF(EXACT([.J185];&quot;Virtualización lógica&quot;)           ;[.I185]           ; IF(EXACT([.J185];&quot;Virtualización física&quot;)               ;ROUNDUP(VLOOKUP([.$F185];[$datos.$Q$2:.$R$33];2;0)*[.L18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6];[$datos.$Q$2:.$R$33];2;0)*[.G186]*[.H18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6];&quot;No virtualizado&quot;)      ;&quot;&quot;      ; IF(EXACT([.J186];&quot;Virtualización lógica&quot;)           ;[.I186]           ; IF(EXACT([.J186];&quot;Virtualización física&quot;)               ;ROUNDUP(VLOOKUP([.$F186];[$datos.$Q$2:.$R$33];2;0)*[.L18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7];[$datos.$Q$2:.$R$33];2;0)*[.G187]*[.H18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7];&quot;No virtualizado&quot;)      ;&quot;&quot;      ; IF(EXACT([.J187];&quot;Virtualización lógica&quot;)           ;[.I187]           ; IF(EXACT([.J187];&quot;Virtualización física&quot;)               ;ROUNDUP(VLOOKUP([.$F187];[$datos.$Q$2:.$R$33];2;0)*[.L18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8];[$datos.$Q$2:.$R$33];2;0)*[.G188]*[.H18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8];&quot;No virtualizado&quot;)      ;&quot;&quot;      ; IF(EXACT([.J188];&quot;Virtualización lógica&quot;)           ;[.I188]           ; IF(EXACT([.J188];&quot;Virtualización física&quot;)               ;ROUNDUP(VLOOKUP([.$F188];[$datos.$Q$2:.$R$33];2;0)*[.L18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9];[$datos.$Q$2:.$R$33];2;0)*[.G189]*[.H18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9];&quot;No virtualizado&quot;)      ;&quot;&quot;      ; IF(EXACT([.J189];&quot;Virtualización lógica&quot;)           ;[.I189]           ; IF(EXACT([.J189];&quot;Virtualización física&quot;)               ;ROUNDUP(VLOOKUP([.$F189];[$datos.$Q$2:.$R$33];2;0)*[.L18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0];[$datos.$Q$2:.$R$33];2;0)*[.G190]*[.H19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0];&quot;No virtualizado&quot;)      ;&quot;&quot;      ; IF(EXACT([.J190];&quot;Virtualización lógica&quot;)           ;[.I190]           ; IF(EXACT([.J190];&quot;Virtualización física&quot;)               ;ROUNDUP(VLOOKUP([.$F190];[$datos.$Q$2:.$R$33];2;0)*[.L19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1];[$datos.$Q$2:.$R$33];2;0)*[.G191]*[.H19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1];&quot;No virtualizado&quot;)      ;&quot;&quot;      ; IF(EXACT([.J191];&quot;Virtualización lógica&quot;)           ;[.I191]           ; IF(EXACT([.J191];&quot;Virtualización física&quot;)               ;ROUNDUP(VLOOKUP([.$F191];[$datos.$Q$2:.$R$33];2;0)*[.L19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2];[$datos.$Q$2:.$R$33];2;0)*[.G192]*[.H19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2];&quot;No virtualizado&quot;)      ;&quot;&quot;      ; IF(EXACT([.J192];&quot;Virtualización lógica&quot;)           ;[.I192]           ; IF(EXACT([.J192];&quot;Virtualización física&quot;)               ;ROUNDUP(VLOOKUP([.$F192];[$datos.$Q$2:.$R$33];2;0)*[.L19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3];[$datos.$Q$2:.$R$33];2;0)*[.G193]*[.H19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3];&quot;No virtualizado&quot;)      ;&quot;&quot;      ; IF(EXACT([.J193];&quot;Virtualización lógica&quot;)           ;[.I193]           ; IF(EXACT([.J193];&quot;Virtualización física&quot;)               ;ROUNDUP(VLOOKUP([.$F193];[$datos.$Q$2:.$R$33];2;0)*[.L19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8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4];[$datos.$Q$2:.$R$33];2;0)*[.G194]*[.H19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4];&quot;No virtualizado&quot;)      ;&quot;&quot;      ; IF(EXACT([.J194];&quot;Virtualización lógica&quot;)           ;[.I194]           ; IF(EXACT([.J194];&quot;Virtualización física&quot;)               ;ROUNDUP(VLOOKUP([.$F194];[$datos.$Q$2:.$R$33];2;0)*[.L19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5];[$datos.$Q$2:.$R$33];2;0)*[.G195]*[.H19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5];&quot;No virtualizado&quot;)      ;&quot;&quot;      ; IF(EXACT([.J195];&quot;Virtualización lógica&quot;)           ;[.I195]           ; IF(EXACT([.J195];&quot;Virtualización física&quot;)               ;ROUNDUP(VLOOKUP([.$F195];[$datos.$Q$2:.$R$33];2;0)*[.L19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6];[$datos.$Q$2:.$R$33];2;0)*[.G196]*[.H19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6];&quot;No virtualizado&quot;)      ;&quot;&quot;      ; IF(EXACT([.J196];&quot;Virtualización lógica&quot;)           ;[.I196]           ; IF(EXACT([.J196];&quot;Virtualización física&quot;)               ;ROUNDUP(VLOOKUP([.$F196];[$datos.$Q$2:.$R$33];2;0)*[.L19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7];[$datos.$Q$2:.$R$33];2;0)*[.G197]*[.H19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7];&quot;No virtualizado&quot;)      ;&quot;&quot;      ; IF(EXACT([.J197];&quot;Virtualización lógica&quot;)           ;[.I197]           ; IF(EXACT([.J197];&quot;Virtualización física&quot;)               ;ROUNDUP(VLOOKUP([.$F197];[$datos.$Q$2:.$R$33];2;0)*[.L19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8];[$datos.$Q$2:.$R$33];2;0)*[.G198]*[.H19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8];&quot;No virtualizado&quot;)      ;&quot;&quot;      ; IF(EXACT([.J198];&quot;Virtualización lógica&quot;)           ;[.I198]           ; IF(EXACT([.J198];&quot;Virtualización física&quot;)               ;ROUNDUP(VLOOKUP([.$F198];[$datos.$Q$2:.$R$33];2;0)*[.L19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9];[$datos.$Q$2:.$R$33];2;0)*[.G199]*[.H19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9];&quot;No virtualizado&quot;)      ;&quot;&quot;      ; IF(EXACT([.J199];&quot;Virtualización lógica&quot;)           ;[.I199]           ; IF(EXACT([.J199];&quot;Virtualización física&quot;)               ;ROUNDUP(VLOOKUP([.$F199];[$datos.$Q$2:.$R$33];2;0)*[.L19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0];[$datos.$Q$2:.$R$33];2;0)*[.G200]*[.H20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0];&quot;No virtualizado&quot;)      ;&quot;&quot;      ; IF(EXACT([.J200];&quot;Virtualización lógica&quot;)           ;[.I200]           ; IF(EXACT([.J200];&quot;Virtualización física&quot;)               ;ROUNDUP(VLOOKUP([.$F200];[$datos.$Q$2:.$R$33];2;0)*[.L20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1];[$datos.$Q$2:.$R$33];2;0)*[.G201]*[.H20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1];&quot;No virtualizado&quot;)      ;&quot;&quot;      ; IF(EXACT([.J201];&quot;Virtualización lógica&quot;)           ;[.I201]           ; IF(EXACT([.J201];&quot;Virtualización física&quot;)               ;ROUNDUP(VLOOKUP([.$F201];[$datos.$Q$2:.$R$33];2;0)*[.L20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2];[$datos.$Q$2:.$R$33];2;0)*[.G202]*[.H20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2];&quot;No virtualizado&quot;)      ;&quot;&quot;      ; IF(EXACT([.J202];&quot;Virtualización lógica&quot;)           ;[.I202]           ; IF(EXACT([.J202];&quot;Virtualización física&quot;)               ;ROUNDUP(VLOOKUP([.$F202];[$datos.$Q$2:.$R$33];2;0)*[.L20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3];[$datos.$Q$2:.$R$33];2;0)*[.G203]*[.H20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3];&quot;No virtualizado&quot;)      ;&quot;&quot;      ; IF(EXACT([.J203];&quot;Virtualización lógica&quot;)           ;[.I203]           ; IF(EXACT([.J203];&quot;Virtualización física&quot;)               ;ROUNDUP(VLOOKUP([.$F203];[$datos.$Q$2:.$R$33];2;0)*[.L20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19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4];[$datos.$Q$2:.$R$33];2;0)*[.G204]*[.H20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4];&quot;No virtualizado&quot;)      ;&quot;&quot;      ; IF(EXACT([.J204];&quot;Virtualización lógica&quot;)           ;[.I204]           ; IF(EXACT([.J204];&quot;Virtualización física&quot;)               ;ROUNDUP(VLOOKUP([.$F204];[$datos.$Q$2:.$R$33];2;0)*[.L20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5];[$datos.$Q$2:.$R$33];2;0)*[.G205]*[.H20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5];&quot;No virtualizado&quot;)      ;&quot;&quot;      ; IF(EXACT([.J205];&quot;Virtualización lógica&quot;)           ;[.I205]           ; IF(EXACT([.J205];&quot;Virtualización física&quot;)               ;ROUNDUP(VLOOKUP([.$F205];[$datos.$Q$2:.$R$33];2;0)*[.L20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6];[$datos.$Q$2:.$R$33];2;0)*[.G206]*[.H20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6];&quot;No virtualizado&quot;)      ;&quot;&quot;      ; IF(EXACT([.J206];&quot;Virtualización lógica&quot;)           ;[.I206]           ; IF(EXACT([.J206];&quot;Virtualización física&quot;)               ;ROUNDUP(VLOOKUP([.$F206];[$datos.$Q$2:.$R$33];2;0)*[.L20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7];[$datos.$Q$2:.$R$33];2;0)*[.G207]*[.H20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7];&quot;No virtualizado&quot;)      ;&quot;&quot;      ; IF(EXACT([.J207];&quot;Virtualización lógica&quot;)           ;[.I207]           ; IF(EXACT([.J207];&quot;Virtualización física&quot;)               ;ROUNDUP(VLOOKUP([.$F207];[$datos.$Q$2:.$R$33];2;0)*[.L20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8];[$datos.$Q$2:.$R$33];2;0)*[.G208]*[.H20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8];&quot;No virtualizado&quot;)      ;&quot;&quot;      ; IF(EXACT([.J208];&quot;Virtualización lógica&quot;)           ;[.I208]           ; IF(EXACT([.J208];&quot;Virtualización física&quot;)               ;ROUNDUP(VLOOKUP([.$F208];[$datos.$Q$2:.$R$33];2;0)*[.L20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9];[$datos.$Q$2:.$R$33];2;0)*[.G209]*[.H20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9];&quot;No virtualizado&quot;)      ;&quot;&quot;      ; IF(EXACT([.J209];&quot;Virtualización lógica&quot;)           ;[.I209]           ; IF(EXACT([.J209];&quot;Virtualización física&quot;)               ;ROUNDUP(VLOOKUP([.$F209];[$datos.$Q$2:.$R$33];2;0)*[.L20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0];[$datos.$Q$2:.$R$33];2;0)*[.G210]*[.H21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0];&quot;No virtualizado&quot;)      ;&quot;&quot;      ; IF(EXACT([.J210];&quot;Virtualización lógica&quot;)           ;[.I210]           ; IF(EXACT([.J210];&quot;Virtualización física&quot;)               ;ROUNDUP(VLOOKUP([.$F210];[$datos.$Q$2:.$R$33];2;0)*[.L21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1];[$datos.$Q$2:.$R$33];2;0)*[.G211]*[.H21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1];&quot;No virtualizado&quot;)      ;&quot;&quot;      ; IF(EXACT([.J211];&quot;Virtualización lógica&quot;)           ;[.I211]           ; IF(EXACT([.J211];&quot;Virtualización física&quot;)               ;ROUNDUP(VLOOKUP([.$F211];[$datos.$Q$2:.$R$33];2;0)*[.L21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2];[$datos.$Q$2:.$R$33];2;0)*[.G212]*[.H21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2];&quot;No virtualizado&quot;)      ;&quot;&quot;      ; IF(EXACT([.J212];&quot;Virtualización lógica&quot;)           ;[.I212]           ; IF(EXACT([.J212];&quot;Virtualización física&quot;)               ;ROUNDUP(VLOOKUP([.$F212];[$datos.$Q$2:.$R$33];2;0)*[.L21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3];[$datos.$Q$2:.$R$33];2;0)*[.G213]*[.H21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3];&quot;No virtualizado&quot;)      ;&quot;&quot;      ; IF(EXACT([.J213];&quot;Virtualización lógica&quot;)           ;[.I213]           ; IF(EXACT([.J213];&quot;Virtualización física&quot;)               ;ROUNDUP(VLOOKUP([.$F213];[$datos.$Q$2:.$R$33];2;0)*[.L21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0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4];[$datos.$Q$2:.$R$33];2;0)*[.G214]*[.H21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4];&quot;No virtualizado&quot;)      ;&quot;&quot;      ; IF(EXACT([.J214];&quot;Virtualización lógica&quot;)           ;[.I214]           ; IF(EXACT([.J214];&quot;Virtualización física&quot;)               ;ROUNDUP(VLOOKUP([.$F214];[$datos.$Q$2:.$R$33];2;0)*[.L21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5];[$datos.$Q$2:.$R$33];2;0)*[.G215]*[.H21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5];&quot;No virtualizado&quot;)      ;&quot;&quot;      ; IF(EXACT([.J215];&quot;Virtualización lógica&quot;)           ;[.I215]           ; IF(EXACT([.J215];&quot;Virtualización física&quot;)               ;ROUNDUP(VLOOKUP([.$F215];[$datos.$Q$2:.$R$33];2;0)*[.L21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6];[$datos.$Q$2:.$R$33];2;0)*[.G216]*[.H21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6];&quot;No virtualizado&quot;)      ;&quot;&quot;      ; IF(EXACT([.J216];&quot;Virtualización lógica&quot;)           ;[.I216]           ; IF(EXACT([.J216];&quot;Virtualización física&quot;)               ;ROUNDUP(VLOOKUP([.$F216];[$datos.$Q$2:.$R$33];2;0)*[.L21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7];[$datos.$Q$2:.$R$33];2;0)*[.G217]*[.H21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7];&quot;No virtualizado&quot;)      ;&quot;&quot;      ; IF(EXACT([.J217];&quot;Virtualización lógica&quot;)           ;[.I217]           ; IF(EXACT([.J217];&quot;Virtualización física&quot;)               ;ROUNDUP(VLOOKUP([.$F217];[$datos.$Q$2:.$R$33];2;0)*[.L21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8];[$datos.$Q$2:.$R$33];2;0)*[.G218]*[.H21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8];&quot;No virtualizado&quot;)      ;&quot;&quot;      ; IF(EXACT([.J218];&quot;Virtualización lógica&quot;)           ;[.I218]           ; IF(EXACT([.J218];&quot;Virtualización física&quot;)               ;ROUNDUP(VLOOKUP([.$F218];[$datos.$Q$2:.$R$33];2;0)*[.L21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9];[$datos.$Q$2:.$R$33];2;0)*[.G219]*[.H21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9];&quot;No virtualizado&quot;)      ;&quot;&quot;      ; IF(EXACT([.J219];&quot;Virtualización lógica&quot;)           ;[.I219]           ; IF(EXACT([.J219];&quot;Virtualización física&quot;)               ;ROUNDUP(VLOOKUP([.$F219];[$datos.$Q$2:.$R$33];2;0)*[.L21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0];[$datos.$Q$2:.$R$33];2;0)*[.G220]*[.H220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0];&quot;No virtualizado&quot;)      ;&quot;&quot;      ; IF(EXACT([.J220];&quot;Virtualización lógica&quot;)           ;[.I220]           ; IF(EXACT([.J220];&quot;Virtualización física&quot;)               ;ROUNDUP(VLOOKUP([.$F220];[$datos.$Q$2:.$R$33];2;0)*[.L220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1];[$datos.$Q$2:.$R$33];2;0)*[.G221]*[.H221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1];&quot;No virtualizado&quot;)      ;&quot;&quot;      ; IF(EXACT([.J221];&quot;Virtualización lógica&quot;)           ;[.I221]           ; IF(EXACT([.J221];&quot;Virtualización física&quot;)               ;ROUNDUP(VLOOKUP([.$F221];[$datos.$Q$2:.$R$33];2;0)*[.L221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2];[$datos.$Q$2:.$R$33];2;0)*[.G222]*[.H222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2];&quot;No virtualizado&quot;)      ;&quot;&quot;      ; IF(EXACT([.J222];&quot;Virtualización lógica&quot;)           ;[.I222]           ; IF(EXACT([.J222];&quot;Virtualización física&quot;)               ;ROUNDUP(VLOOKUP([.$F222];[$datos.$Q$2:.$R$33];2;0)*[.L222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3];[$datos.$Q$2:.$R$33];2;0)*[.G223]*[.H223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3];&quot;No virtualizado&quot;)      ;&quot;&quot;      ; IF(EXACT([.J223];&quot;Virtualización lógica&quot;)           ;[.I223]           ; IF(EXACT([.J223];&quot;Virtualización física&quot;)               ;ROUNDUP(VLOOKUP([.$F223];[$datos.$Q$2:.$R$33];2;0)*[.L223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1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4];[$datos.$Q$2:.$R$33];2;0)*[.G224]*[.H224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4];&quot;No virtualizado&quot;)      ;&quot;&quot;      ; IF(EXACT([.J224];&quot;Virtualización lógica&quot;)           ;[.I224]           ; IF(EXACT([.J224];&quot;Virtualización física&quot;)               ;ROUNDUP(VLOOKUP([.$F224];[$datos.$Q$2:.$R$33];2;0)*[.L224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2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5];[$datos.$Q$2:.$R$33];2;0)*[.G225]*[.H225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5];&quot;No virtualizado&quot;)      ;&quot;&quot;      ; IF(EXACT([.J225];&quot;Virtualización lógica&quot;)           ;[.I225]           ; IF(EXACT([.J225];&quot;Virtualización física&quot;)               ;ROUNDUP(VLOOKUP([.$F225];[$datos.$Q$2:.$R$33];2;0)*[.L225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2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6];[$datos.$Q$2:.$R$33];2;0)*[.G226]*[.H226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6];&quot;No virtualizado&quot;)      ;&quot;&quot;      ; IF(EXACT([.J226];&quot;Virtualización lógica&quot;)           ;[.I226]           ; IF(EXACT([.J226];&quot;Virtualización física&quot;)               ;ROUNDUP(VLOOKUP([.$F226];[$datos.$Q$2:.$R$33];2;0)*[.L226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2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7];[$datos.$Q$2:.$R$33];2;0)*[.G227]*[.H227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7];&quot;No virtualizado&quot;)      ;&quot;&quot;      ; IF(EXACT([.J227];&quot;Virtualización lógica&quot;)           ;[.I227]           ; IF(EXACT([.J227];&quot;Virtualización física&quot;)               ;ROUNDUP(VLOOKUP([.$F227];[$datos.$Q$2:.$R$33];2;0)*[.L227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2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8];[$datos.$Q$2:.$R$33];2;0)*[.G228]*[.H228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8];&quot;No virtualizado&quot;)      ;&quot;&quot;      ; IF(EXACT([.J228];&quot;Virtualización lógica&quot;)           ;[.I228]           ; IF(EXACT([.J228];&quot;Virtualización física&quot;)               ;ROUNDUP(VLOOKUP([.$F228];[$datos.$Q$2:.$R$33];2;0)*[.L228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>
          <table:table-cell/>
          <table:table-cell table:style-name="ce6" office:value-type="string" calcext:value-type="string">
            <text:p>SRV_22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29];[$datos.$Q$2:.$R$33];2;0)*[.G229]*[.H229])" office:value-type="string" office:string-value="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29];&quot;No virtualizado&quot;)      ;&quot;&quot;      ; IF(EXACT([.J229];&quot;Virtualización lógica&quot;)           ;[.I229]           ; IF(EXACT([.J229];&quot;Virtualización física&quot;)               ;ROUNDUP(VLOOKUP([.$F229];[$datos.$Q$2:.$R$33];2;0)*[.L229])               ;&quot;Error&quot;)          )     )">
            <text:p/>
          </table:table-cell>
          <table:table-cell table:style-name="ce24"/>
          <table:table-cell table:style-name="ce26" table:content-validation-name="val6"/>
          <table:table-cell table:style-name="ce8" table:content-validation-name="val7"/>
          <table:table-cell table:style-name="ce8" table:number-columns-repeated="2"/>
          <table:table-cell table:style-name="ce29"/>
          <table:table-cell table:number-columns-repeated="1005"/>
        </table:table-row>
        <table:table-row table:style-name="ro1" table:number-rows-repeated="36">
          <table:table-cell table:number-columns-repeated="10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4"/>
          <table:table-cell table:style-name="ce1" table:number-columns-repeated="4"/>
          <table:table-cell table:number-columns-repeated="17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ervidores.W6:Servidores.W25">
            <calcext:condition calcext:apply-style-name="Correto" calcext:value="&gt;0" calcext:base-cell-address="Servidores.W6"/>
          </calcext:conditional-format>
        </calcext:conditional-formats>
      </table:table>
      <table:table table:name="Oracle 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visibility="collapse" table:default-cell-style-name="ce7"/>
        <table:table-column table:style-name="co29" table:visibility="collapse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21"/>
        <table:table-column table:style-name="co33" table:default-cell-style-name="ce7"/>
        <table:table-column table:style-name="co34" table:visibility="collapse" table:default-cell-style-name="ce7"/>
        <table:table-column table:style-name="co35" table:default-cell-style-name="ce7"/>
        <table:table-column table:style-name="co36" table:default-cell-style-name="ce21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8" table:default-cell-style-name="ce7"/>
        <table:table-column table:style-name="co47" table:default-cell-style-name="ce1"/>
        <table:table-column table:style-name="co48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2"/>
        <table:table-column table:style-name="co23" table:number-columns-repeated="8" table:default-cell-style-name="ce1"/>
        <table:table-column table:style-name="co23" table:number-columns-repeated="3" table:default-cell-style-name="Default"/>
        <table:table-row table:style-name="ro5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27" table:number-columns-repeated="2"/>
          <table:table-cell table:style-name="ce17" table:number-columns-repeated="2"/>
          <table:table-cell table:style-name="ce27" table:number-columns-repeated="12"/>
          <table:table-cell table:style-name="ce17"/>
          <table:table-cell table:style-name="ce27" table:number-columns-repeated="967"/>
          <table:table-cell table:style-name="ce17" table:number-columns-repeated="24"/>
          <table:table-cell table:number-columns-repeated="8"/>
        </table:table-row>
        <table:table-row table:style-name="ro5">
          <table:table-cell/>
          <table:table-cell table:style-name="ce3" office:value-type="string" calcext:value-type="string" table:number-columns-spanned="7" table:number-rows-spanned="1">
            <text:p>Incluir aquí la relación de instancias de BD Oracle desplegadas y sus características</text:p>
          </table:table-cell>
          <table:covered-table-cell table:style-name="Default"/>
          <table:covered-table-cell table:style-name="ce3"/>
          <table:covered-table-cell table:number-columns-repeated="2" table:style-name="ce17"/>
          <table:covered-table-cell table:style-name="ce21"/>
          <table:covered-table-cell table:style-name="ce17"/>
          <table:table-cell table:style-name="ce27" table:number-columns-repeated="2"/>
          <table:table-cell table:style-name="ce3" table:number-columns-repeated="2"/>
          <table:table-cell table:style-name="ce27" table:number-columns-repeated="12"/>
          <table:table-cell table:style-name="ce17"/>
          <table:table-cell table:style-name="ce27" table:number-columns-repeated="967"/>
          <table:table-cell table:style-name="ce17" table:number-columns-repeated="24"/>
          <table:table-cell table:number-columns-repeated="8"/>
        </table:table-row>
        <table:table-row table:style-name="ro5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27" table:number-columns-repeated="2"/>
          <table:table-cell table:style-name="ce17" table:number-columns-repeated="2"/>
          <table:table-cell table:style-name="ce27" table:number-columns-repeated="12"/>
          <table:table-cell table:style-name="ce17"/>
          <table:table-cell table:style-name="ce27" table:number-columns-repeated="967"/>
          <table:table-cell table:style-name="ce17" table:number-columns-repeated="24"/>
          <table:table-cell table:number-columns-repeated="8"/>
        </table:table-row>
        <table:table-row table:style-name="ro5">
          <table:table-cell/>
          <table:table-cell table:style-name="ce4" table:number-columns-spanned="7" table:number-rows-spanned="1"/>
          <table:covered-table-cell table:number-columns-repeated="2" table:style-name="ce17"/>
          <table:covered-table-cell table:style-name="ce23" office:value-type="string" calcext:value-type="string">
            <text:p>Producto y versión</text:p>
          </table:covered-table-cell>
          <table:covered-table-cell table:style-name="ce17"/>
          <table:covered-table-cell table:style-name="ce21"/>
          <table:covered-table-cell table:style-name="ce17"/>
          <table:table-cell table:style-name="ce433" office:value-type="string" calcext:value-type="string" table:number-columns-spanned="2" table:number-rows-spanned="1">
            <text:p>Infraestructura de Alta Disponibilidad</text:p>
          </table:table-cell>
          <table:covered-table-cell table:style-name="ce27"/>
          <table:table-cell table:style-name="ce17" table:number-columns-repeated="2"/>
          <table:table-cell table:style-name="ce434" table:number-columns-repeated="9"/>
          <table:table-cell table:style-name="ce433" office:value-type="string" calcext:value-type="string" table:number-columns-spanned="2" table:number-rows-spanned="1">
            <text:p>Servicio TI de Negocio</text:p>
          </table:table-cell>
          <table:covered-table-cell table:style-name="ce23"/>
          <table:table-cell table:style-name="ce434"/>
          <table:table-cell table:style-name="ce27" table:number-columns-repeated="968"/>
          <table:table-cell table:style-name="ce17" table:number-columns-repeated="24"/>
          <table:table-cell table:number-columns-repeated="8"/>
        </table:table-row>
        <table:table-row table:style-name="ro6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Instancia <text:s/>/ SID (*)</text:p>
          </table:table-cell>
          <table:table-cell table:style-name="ce5" office:value-type="string" calcext:value-type="string">
            <office:annotation draw:style-name="gr3" draw:text-style-name="P2" svg:width="60.22mm" svg:height="20.09mm" svg:x="115.69mm" svg:y="19.57mm" draw:caption-point-x="-5.69mm" draw:caption-point-y="0.28mm">
              <dc:date>2015-03-03T00:00:00</dc:date>
              <text:p text:style-name="P1"><text:span text:style-name="T1">Insertar el identificador del servidor (columna A de la hoja Servidores)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5" office:value-type="string" calcext:value-type="string">
            <text:p>Infraestructura de Alta Disponibilidad (*)</text:p>
          </table:table-cell>
          <table:table-cell table:style-name="ce23" office:value-type="string" calcext:value-type="string">
            <text:p>Tipo de nodo</text:p>
          </table:table-cell>
          <table:table-cell table:style-name="ce23" office:value-type="string" calcext:value-type="string">
            <office:annotation draw:style-name="gr4" draw:text-style-name="P2" svg:width="81.96mm" svg:height="33.65mm" svg:x="377.33mm" svg:y="6.07mm" draw:caption-point-x="-4.39mm" draw:caption-point-y="13.78mm">
              <dc:date>2015-07-29T00:00:00</dc:date>
              <text:p text:style-name="P1"><text:span text:style-name="T1">Para el caso de instancias de BD primarias que tengan otras instancias que actúen de respaldo (Ej: relación primaria-standby, dataguard, RAC, etc), incluir los nombres de instancias que dan respaldo a dicha primaria, separados por coma</text:span></text:p>
            </office:annotation>
            <text:p>Instancias BD relacionadas (respaldo)</text:p>
          </table:table-cell>
          <table:table-cell table:style-name="ce23" office:value-type="string" calcext:value-type="string">
            <text:p>Nombre de <text:s/>Cluster/Dominio</text:p>
          </table:table-cell>
          <table:table-cell table:style-name="ce23" office:value-type="string" calcext:value-type="string">
            <text:p>Método de respaldo</text:p>
          </table:table-cell>
          <table:table-cell table:style-name="ce5" office:value-type="string" calcext:value-type="string">
            <text:p>Activo/Pasivo (*)</text:p>
          </table:table-cell>
          <table:table-cell table:style-name="ce23" office:value-type="string" calcext:value-type="string">
            <text:p>Plan de Backup</text:p>
          </table:table-cell>
          <table:table-cell table:style-name="ce23" office:value-type="string" calcext:value-type="string">
            <text:p>Archivelog Mode</text:p>
          </table:table-cell>
          <table:table-cell table:style-name="ce23" office:value-type="string" calcext:value-type="string">
            <text:p>Consola de Administración</text:p>
          </table:table-cell>
          <table:table-cell table:style-name="ce5" office:value-type="string" calcext:value-type="string">
            <text:p>Partitioning (*)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 Servicio TI de Negocio <text:s/>(Aplicación Soportada)</text:p>
          </table:table-cell>
          <table:table-cell table:style-name="ce23" office:value-type="string" calcext:value-type="string">
            <text:p>Descripcion Servicio TI de Negocio <text:s/></text:p>
          </table:table-cell>
          <table:table-cell table:style-name="ce23" office:value-type="string" calcext:value-type="string">
            <text:p>Observaciones de la instancia de BD</text:p>
          </table:table-cell>
          <table:table-cell table:style-name="ce28" office:value-type="string" calcext:value-type="string">
            <text:p>Observaciones / Comentarios del Organismo</text:p>
          </table:table-cell>
          <table:table-cell table:number-columns-repeated="999"/>
        </table:table-row>
        <table:table-row table:style-name="ro7">
          <table:table-cell/>
          <table:table-cell table:style-name="ce6" office:value-type="string" calcext:value-type="string">
            <text:p>BD_1</text:p>
          </table:table-cell>
          <table:table-cell table:style-name="ce33" office:value-type="string" calcext:value-type="string">
            <text:p>BDCORP</text:p>
          </table:table-cell>
          <table:table-cell table:style-name="ce34" table:content-validation-name="val10" office:value-type="string" calcext:value-type="string">
            <text:p>HPCORP1</text:p>
          </table:table-cell>
          <table:table-cell table:style-name="ce35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6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6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PRODUCCIÓN</text:p>
          </table:table-cell>
          <table:table-cell table:style-name="ce26" table:content-validation-name="val13" office:value-type="string" calcext:value-type="string">
            <text:p>Activo-Pasivo (Cluster terceros)</text:p>
          </table:table-cell>
          <table:table-cell table:style-name="ce26" table:content-validation-name="val15" office:value-type="string" calcext:value-type="string">
            <text:p>Primario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RMAN + EXPORT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ALTA</text:p>
          </table:table-cell>
          <table:table-cell table:style-name="ce33" table:content-validation-name="val14" office:value-type="string" calcext:value-type="string">
            <text:p>24x7</text:p>
          </table:table-cell>
          <table:table-cell table:style-name="ce33" table:number-columns-repeated="2"/>
          <table:table-cell table:style-name="ce435" office:value-type="string" calcext:value-type="string">
            <text:p>Aplicaciones corporativas de la agencia</text:p>
          </table:table-cell>
          <table:table-cell table:style-name="ce8"/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2</text:p>
          </table:table-cell>
          <table:table-cell table:style-name="ce33" office:value-type="string" calcext:value-type="string">
            <text:p>PSHRMSP</text:p>
          </table:table-cell>
          <table:table-cell table:style-name="ce34" table:content-validation-name="val10" office:value-type="string" calcext:value-type="string">
            <text:p>HPPS2</text:p>
          </table:table-cell>
          <table:table-cell table:style-name="ce36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7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7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PRODUCCIÓN</text:p>
          </table:table-cell>
          <table:table-cell table:style-name="ce26" table:content-validation-name="val13" office:value-type="string" calcext:value-type="string">
            <text:p>Activo-Pasivo (Cluster terceros)</text:p>
          </table:table-cell>
          <table:table-cell table:style-name="ce26" table:content-validation-name="val15" office:value-type="string" calcext:value-type="string">
            <text:p>Primario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RMAN + EXPORT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ALTA</text:p>
          </table:table-cell>
          <table:table-cell table:style-name="ce33" table:content-validation-name="val14" office:value-type="string" calcext:value-type="string">
            <text:p>24x7</text:p>
          </table:table-cell>
          <table:table-cell table:style-name="ce33" office:value-type="string" calcext:value-type="string">
            <text:p>Finales de cada mes</text:p>
          </table:table-cell>
          <table:table-cell table:style-name="ce435" office:value-type="string" calcext:value-type="string">
            <text:p>ERP Peoplesoft</text:p>
          </table:table-cell>
          <table:table-cell table:style-name="ce435"/>
          <table:table-cell table:style-name="ce8" office:value-type="string" calcext:value-type="string">
            <text:p>En proceso de migración. Dejará de usarse en noviembre 2015</text:p>
          </table:table-cell>
          <table:table-cell table:style-name="ce29"/>
          <table:table-cell table:number-columns-repeated="999"/>
        </table:table-row>
        <table:table-row table:style-name="ro7">
          <table:table-cell/>
          <table:table-cell table:style-name="ce6" office:value-type="string" calcext:value-type="string">
            <text:p>BD_3</text:p>
          </table:table-cell>
          <table:table-cell table:style-name="ce33" office:value-type="string" calcext:value-type="string">
            <text:p>DWHOUSE</text:p>
          </table:table-cell>
          <table:table-cell table:style-name="ce34" table:content-validation-name="val10" office:value-type="string" calcext:value-type="string">
            <text:p>HPDW1</text:p>
          </table:table-cell>
          <table:table-cell table:style-name="ce37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8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8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PRODUCCIÓN</text:p>
          </table:table-cell>
          <table:table-cell table:style-name="ce26" table:content-validation-name="val13" office:value-type="string" calcext:value-type="string">
            <text:p>Activo-Pasivo (Cluster terceros)</text:p>
          </table:table-cell>
          <table:table-cell table:style-name="ce26" table:content-validation-name="val15" office:value-type="string" calcext:value-type="string">
            <text:p>Primario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RMAN + EXPORT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ALTA</text:p>
          </table:table-cell>
          <table:table-cell table:style-name="ce33" table:content-validation-name="val14" office:value-type="string" calcext:value-type="string">
            <text:p>24x7</text:p>
          </table:table-cell>
          <table:table-cell table:style-name="ce33"/>
          <table:table-cell table:style-name="ce435" office:value-type="string" calcext:value-type="string">
            <text:p>Datawarehouse</text:p>
          </table:table-cell>
          <table:table-cell table:style-name="ce435" office:value-type="string" calcext:value-type="string">
            <text:p>Almacén de datos</text:p>
          </table:table-cell>
          <table:table-cell table:style-name="ce8"/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4</text:p>
          </table:table-cell>
          <table:table-cell table:style-name="ce33" office:value-type="string" calcext:value-type="string">
            <text:p>EP3</text:p>
          </table:table-cell>
          <table:table-cell table:style-name="ce34" table:content-validation-name="val10" office:value-type="string" calcext:value-type="string">
            <text:p>BD-SAPPORTAL2</text:p>
          </table:table-cell>
          <table:table-cell table:style-name="ce38" table:content-validation-name="val11" office:value-type="string" calcext:value-type="string">
            <text:p>Oracle Database Enterprise Edition 11.2.0.3</text:p>
          </table:table-cell>
          <table:table-cell table:style-name="ce432" table:content-validation-name="val4" table:formula="of:=VLOOKUP([.E9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9];[$datos.$D$2:.$F$75];3;0)" office:value-type="string" office:string-value="0.3" calcext:value-type="string">
            <text:p>0.3</text:p>
          </table:table-cell>
          <table:table-cell table:style-name="ce33" table:content-validation-name="val3" office:value-type="string" calcext:value-type="string">
            <text:p>PRODUCCIÓN</text:p>
          </table:table-cell>
          <table:table-cell table:style-name="ce26" table:content-validation-name="val13" office:value-type="string" calcext:value-type="string">
            <text:p>Activo-Pasivo (Cluster terceros)</text:p>
          </table:table-cell>
          <table:table-cell table:style-name="ce26" table:content-validation-name="val15" office:value-type="string" calcext:value-type="string">
            <text:p>Primario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SAP BRTOOL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ALTA</text:p>
          </table:table-cell>
          <table:table-cell table:style-name="ce33" table:content-validation-name="val14" office:value-type="string" calcext:value-type="string">
            <text:p>24x7</text:p>
          </table:table-cell>
          <table:table-cell table:style-name="ce33"/>
          <table:table-cell table:style-name="ce435" office:value-type="string" calcext:value-type="string">
            <text:p>Sap Portal</text:p>
          </table:table-cell>
          <table:table-cell table:style-name="ce435" office:value-type="string" calcext:value-type="string">
            <text:p>Portal del ERP SAP</text:p>
          </table:table-cell>
          <table:table-cell table:style-name="ce8" office:value-type="string" calcext:value-type="string">
            <text:p>Copias de seguridad online, de L a V, hecha con BRTOOLS</text:p>
          </table:table-cell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5</text:p>
          </table:table-cell>
          <table:table-cell table:style-name="ce33" office:value-type="string" calcext:value-type="string">
            <text:p>SA3</text:p>
          </table:table-cell>
          <table:table-cell table:style-name="ce34" table:content-validation-name="val10" office:value-type="string" calcext:value-type="string">
            <text:p>BD-SAP1</text:p>
          </table:table-cell>
          <table:table-cell table:style-name="ce39" table:content-validation-name="val11" office:value-type="string" calcext:value-type="string">
            <text:p>Oracle Database Enterprise Edition 11.2.0.3</text:p>
          </table:table-cell>
          <table:table-cell table:style-name="ce432" table:content-validation-name="val4" table:formula="of:=VLOOKUP([.E10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0];[$datos.$D$2:.$F$75];3;0)" office:value-type="string" office:string-value="0.3" calcext:value-type="string">
            <text:p>0.3</text:p>
          </table:table-cell>
          <table:table-cell table:style-name="ce33" table:content-validation-name="val3" office:value-type="string" calcext:value-type="string">
            <text:p>PRODUCCIÓN</text:p>
          </table:table-cell>
          <table:table-cell table:style-name="ce26" table:content-validation-name="val13" office:value-type="string" calcext:value-type="string">
            <text:p>Activo-Pasivo (Cluster terceros)</text:p>
          </table:table-cell>
          <table:table-cell table:style-name="ce26" table:content-validation-name="val15" office:value-type="string" calcext:value-type="string">
            <text:p>Primario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SAP BRTOOL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ALTA</text:p>
          </table:table-cell>
          <table:table-cell table:style-name="ce33" table:content-validation-name="val14" office:value-type="string" calcext:value-type="string">
            <text:p>24x7</text:p>
          </table:table-cell>
          <table:table-cell table:style-name="ce33"/>
          <table:table-cell table:style-name="ce435" office:value-type="string" calcext:value-type="string">
            <text:p>Sap SRM</text:p>
          </table:table-cell>
          <table:table-cell table:style-name="ce435" office:value-type="string" calcext:value-type="string">
            <text:p>Sistema SRM de SAP</text:p>
          </table:table-cell>
          <table:table-cell table:style-name="ce8" office:value-type="string" calcext:value-type="string">
            <text:p>Copias de seguridad online, de L a V, hecha con BRTOOLS</text:p>
          </table:table-cell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6</text:p>
          </table:table-cell>
          <table:table-cell table:style-name="ce33" office:value-type="string" calcext:value-type="string">
            <text:p>SR3</text:p>
          </table:table-cell>
          <table:table-cell table:style-name="ce34" table:content-validation-name="val10" office:value-type="string" calcext:value-type="string">
            <text:p>BD-SAP2</text:p>
          </table:table-cell>
          <table:table-cell table:style-name="ce40" table:content-validation-name="val11" office:value-type="string" calcext:value-type="string">
            <text:p>Oracle Database Enterprise Edition 11.2.0.3</text:p>
          </table:table-cell>
          <table:table-cell table:style-name="ce432" table:content-validation-name="val4" table:formula="of:=VLOOKUP([.E11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1];[$datos.$D$2:.$F$75];3;0)" office:value-type="string" office:string-value="0.3" calcext:value-type="string">
            <text:p>0.3</text:p>
          </table:table-cell>
          <table:table-cell table:style-name="ce33" table:content-validation-name="val3" office:value-type="string" calcext:value-type="string">
            <text:p>PRODUCCIÓN</text:p>
          </table:table-cell>
          <table:table-cell table:style-name="ce26" table:content-validation-name="val13" office:value-type="string" calcext:value-type="string">
            <text:p>Activo-Pasivo (Cluster terceros)</text:p>
          </table:table-cell>
          <table:table-cell table:style-name="ce26" table:content-validation-name="val15" office:value-type="string" calcext:value-type="string">
            <text:p>Primario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SAP BRTOOL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ALTA</text:p>
          </table:table-cell>
          <table:table-cell table:style-name="ce33" table:content-validation-name="val14" office:value-type="string" calcext:value-type="string">
            <text:p>24x7</text:p>
          </table:table-cell>
          <table:table-cell table:style-name="ce33"/>
          <table:table-cell table:style-name="ce435" office:value-type="string" calcext:value-type="string">
            <text:p>Sap ERP</text:p>
          </table:table-cell>
          <table:table-cell table:style-name="ce435" office:value-type="string" calcext:value-type="string">
            <text:p>Sistema ERP de SAP</text:p>
          </table:table-cell>
          <table:table-cell table:style-name="ce8" office:value-type="string" calcext:value-type="string">
            <text:p>Copias de seguridad online, de L a V, hecha con BRTOOLS</text:p>
          </table:table-cell>
          <table:table-cell table:style-name="ce29"/>
          <table:table-cell table:number-columns-repeated="999"/>
        </table:table-row>
        <table:table-row table:style-name="ro9">
          <table:table-cell/>
          <table:table-cell table:style-name="ce6" office:value-type="string" calcext:value-type="string">
            <text:p>BD_7</text:p>
          </table:table-cell>
          <table:table-cell table:style-name="ce33" office:value-type="string" calcext:value-type="string">
            <text:p>TESTCORP</text:p>
          </table:table-cell>
          <table:table-cell table:style-name="ce34" table:content-validation-name="val10" office:value-type="string" calcext:value-type="string">
            <text:p>HPCORPTEST</text:p>
          </table:table-cell>
          <table:table-cell table:style-name="ce41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12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2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TESTING / PRUEBAS / INTEGRACIÓN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RMAN + EXPORT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Aplicaciones corporativas</text:p>
          </table:table-cell>
          <table:table-cell table:style-name="ce435"/>
          <table:table-cell table:style-name="ce8"/>
          <table:table-cell table:style-name="ce29"/>
          <table:table-cell table:number-columns-repeated="999"/>
        </table:table-row>
        <table:table-row table:style-name="ro9">
          <table:table-cell/>
          <table:table-cell table:style-name="ce6" office:value-type="string" calcext:value-type="string">
            <text:p>BD_8</text:p>
          </table:table-cell>
          <table:table-cell table:style-name="ce33" office:value-type="string" calcext:value-type="string">
            <text:p>PSHRMST</text:p>
          </table:table-cell>
          <table:table-cell table:style-name="ce34" table:content-validation-name="val10" office:value-type="string" calcext:value-type="string">
            <text:p>HPPSTEST</text:p>
          </table:table-cell>
          <table:table-cell table:style-name="ce42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13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3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TESTING / PRUEBAS / INTEGRACIÓN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EXPORTS</text:p>
          </table:table-cell>
          <table:table-cell table:style-name="ce435" table:content-validation-name="val19" office:value-type="string" calcext:value-type="string">
            <text:p>NO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ERP Peoplesoft</text:p>
          </table:table-cell>
          <table:table-cell table:style-name="ce435"/>
          <table:table-cell table:style-name="ce8" office:value-type="string" calcext:value-type="string">
            <text:p>En proceso de migración. Dejará de usarse en noviembre 2015</text:p>
          </table:table-cell>
          <table:table-cell table:style-name="ce29"/>
          <table:table-cell table:number-columns-repeated="999"/>
        </table:table-row>
        <table:table-row table:style-name="ro10">
          <table:table-cell/>
          <table:table-cell table:style-name="ce6" office:value-type="string" calcext:value-type="string">
            <text:p>BD_9</text:p>
          </table:table-cell>
          <table:table-cell table:style-name="ce33" office:value-type="string" calcext:value-type="string">
            <text:p>HCMTES92</text:p>
          </table:table-cell>
          <table:table-cell table:style-name="ce34" table:content-validation-name="val10" office:value-type="string" calcext:value-type="string">
            <text:p>HPPSTEST</text:p>
          </table:table-cell>
          <table:table-cell table:style-name="ce43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14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4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TESTING / PRUEBAS / INTEGRACIÓN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EXPORTS</text:p>
          </table:table-cell>
          <table:table-cell table:style-name="ce435" table:content-validation-name="val19" office:value-type="string" calcext:value-type="string">
            <text:p>NO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ERP Peoplesoft</text:p>
          </table:table-cell>
          <table:table-cell table:style-name="ce435"/>
          <table:table-cell table:style-name="ce8"/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10</text:p>
          </table:table-cell>
          <table:table-cell table:style-name="ce33" office:value-type="string" calcext:value-type="string">
            <text:p>DESACORP</text:p>
          </table:table-cell>
          <table:table-cell table:style-name="ce34" table:content-validation-name="val10" office:value-type="string" calcext:value-type="string">
            <text:p>HPPSDES</text:p>
          </table:table-cell>
          <table:table-cell table:style-name="ce44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15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5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DESARROLLO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EXPORTS</text:p>
          </table:table-cell>
          <table:table-cell table:style-name="ce435" table:content-validation-name="val19" office:value-type="string" calcext:value-type="string">
            <text:p>NO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Aplicaciones corporativas</text:p>
          </table:table-cell>
          <table:table-cell table:style-name="ce435"/>
          <table:table-cell table:style-name="ce8"/>
          <table:table-cell table:style-name="ce29"/>
          <table:table-cell table:number-columns-repeated="999"/>
        </table:table-row>
        <table:table-row table:style-name="ro9">
          <table:table-cell/>
          <table:table-cell table:style-name="ce6" office:value-type="string" calcext:value-type="string">
            <text:p>BD_11</text:p>
          </table:table-cell>
          <table:table-cell table:style-name="ce33" office:value-type="string" calcext:value-type="string">
            <text:p>PSHRMSV</text:p>
          </table:table-cell>
          <table:table-cell table:style-name="ce34" table:content-validation-name="val10" office:value-type="string" calcext:value-type="string">
            <text:p>HPPSDES</text:p>
          </table:table-cell>
          <table:table-cell table:style-name="ce45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16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6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TESTING / PRUEBAS / INTEGRACIÓN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EXPORTS</text:p>
          </table:table-cell>
          <table:table-cell table:style-name="ce435" table:content-validation-name="val19" office:value-type="string" calcext:value-type="string">
            <text:p>NO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Peoplesoft Vanilla</text:p>
          </table:table-cell>
          <table:table-cell table:style-name="ce435" office:value-type="string" calcext:value-type="string">
            <text:p>Base de datos de referencia de la estructura de Peoplesoft</text:p>
          </table:table-cell>
          <table:table-cell table:style-name="ce8" office:value-type="string" calcext:value-type="string">
            <text:p>En proceso de migración. Dejará de usarse en noviembre 2015</text:p>
          </table:table-cell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12</text:p>
          </table:table-cell>
          <table:table-cell table:style-name="ce33" office:value-type="string" calcext:value-type="string">
            <text:p>PSHRMSD</text:p>
          </table:table-cell>
          <table:table-cell table:style-name="ce34" table:content-validation-name="val10" office:value-type="string" calcext:value-type="string">
            <text:p>HPPSDES</text:p>
          </table:table-cell>
          <table:table-cell table:style-name="ce46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17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7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DESARROLLO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EXPORTS</text:p>
          </table:table-cell>
          <table:table-cell table:style-name="ce435" table:content-validation-name="val19" office:value-type="string" calcext:value-type="string">
            <text:p>NO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ERP Peoplesoft</text:p>
          </table:table-cell>
          <table:table-cell table:style-name="ce435"/>
          <table:table-cell table:style-name="ce8" office:value-type="string" calcext:value-type="string">
            <text:p>En proceso de migración. Dejará de usarse en noviembre 2015</text:p>
          </table:table-cell>
          <table:table-cell table:style-name="ce29"/>
          <table:table-cell table:number-columns-repeated="999"/>
        </table:table-row>
        <table:table-row table:style-name="ro10">
          <table:table-cell/>
          <table:table-cell table:style-name="ce6" office:value-type="string" calcext:value-type="string">
            <text:p>BD_13</text:p>
          </table:table-cell>
          <table:table-cell table:style-name="ce33" office:value-type="string" calcext:value-type="string">
            <text:p>HCMVAN92</text:p>
          </table:table-cell>
          <table:table-cell table:style-name="ce34" table:content-validation-name="val10" office:value-type="string" calcext:value-type="string">
            <text:p>HPPSDES</text:p>
          </table:table-cell>
          <table:table-cell table:style-name="ce47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18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8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TESTING / PRUEBAS / INTEGRACIÓN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EXPORTS</text:p>
          </table:table-cell>
          <table:table-cell table:style-name="ce435" table:content-validation-name="val19" office:value-type="string" calcext:value-type="string">
            <text:p>NO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Peoplesoft Vanilla</text:p>
          </table:table-cell>
          <table:table-cell table:style-name="ce435" office:value-type="string" calcext:value-type="string">
            <text:p>Base de datos de referencia de la estructura de Peoplesoft</text:p>
          </table:table-cell>
          <table:table-cell table:style-name="ce8"/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14</text:p>
          </table:table-cell>
          <table:table-cell table:style-name="ce33" office:value-type="string" calcext:value-type="string">
            <text:p>HCMDES92</text:p>
          </table:table-cell>
          <table:table-cell table:style-name="ce34" table:content-validation-name="val10" office:value-type="string" calcext:value-type="string">
            <text:p>HPPSDES</text:p>
          </table:table-cell>
          <table:table-cell table:style-name="ce48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19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19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DESARROLLO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EXPORTS</text:p>
          </table:table-cell>
          <table:table-cell table:style-name="ce435" table:content-validation-name="val19" office:value-type="string" calcext:value-type="string">
            <text:p>NO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ERP Peoplesoft</text:p>
          </table:table-cell>
          <table:table-cell table:style-name="ce435"/>
          <table:table-cell table:style-name="ce8"/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15</text:p>
          </table:table-cell>
          <table:table-cell table:style-name="ce33" office:value-type="string" calcext:value-type="string">
            <text:p>HCMPRO92</text:p>
          </table:table-cell>
          <table:table-cell table:style-name="ce34" table:content-validation-name="val10" office:value-type="string" calcext:value-type="string">
            <text:p>HPPS2</text:p>
          </table:table-cell>
          <table:table-cell table:style-name="ce49" table:content-validation-name="val11" office:value-type="string" calcext:value-type="string">
            <text:p>Oracle Database Enterprise Edition 11.2.0.4</text:p>
          </table:table-cell>
          <table:table-cell table:style-name="ce432" table:content-validation-name="val4" table:formula="of:=VLOOKUP([.E20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20];[$datos.$D$2:.$F$75];3;0)" office:value-type="string" office:string-value="0.4" calcext:value-type="string">
            <text:p>0.4</text:p>
          </table:table-cell>
          <table:table-cell table:style-name="ce33" table:content-validation-name="val3" office:value-type="string" calcext:value-type="string">
            <text:p>PREPRODUCCIÓN</text:p>
          </table:table-cell>
          <table:table-cell table:style-name="ce26" table:content-validation-name="val13" office:value-type="string" calcext:value-type="string">
            <text:p>Activo-Pasivo (Cluster terceros)</text:p>
          </table:table-cell>
          <table:table-cell table:style-name="ce26" table:content-validation-name="val15" office:value-type="string" calcext:value-type="string">
            <text:p>Primario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NO TIENE</text:p>
          </table:table-cell>
          <table:table-cell table:style-name="ce435" table:content-validation-name="val19" office:value-type="string" calcext:value-type="string">
            <text:p>NO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MEDI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ERP Peoplesoft</text:p>
          </table:table-cell>
          <table:table-cell table:style-name="ce435"/>
          <table:table-cell table:style-name="ce8" office:value-type="string" calcext:value-type="string">
            <text:p>Próxima instancia de Peoplesoft Produccion</text:p>
          </table:table-cell>
          <table:table-cell table:style-name="ce29"/>
          <table:table-cell table:number-columns-repeated="999"/>
        </table:table-row>
        <table:table-row table:style-name="ro10">
          <table:table-cell/>
          <table:table-cell table:style-name="ce6" office:value-type="string" calcext:value-type="string">
            <text:p>BD_16</text:p>
          </table:table-cell>
          <table:table-cell table:style-name="ce33" office:value-type="string" calcext:value-type="string">
            <text:p>EP2</text:p>
          </table:table-cell>
          <table:table-cell table:style-name="ce34" table:content-validation-name="val10" office:value-type="string" calcext:value-type="string">
            <text:p>BD-SAPTEST</text:p>
          </table:table-cell>
          <table:table-cell table:style-name="ce50" table:content-validation-name="val11" office:value-type="string" calcext:value-type="string">
            <text:p>Oracle Database Enterprise Edition 11.2.0.3</text:p>
          </table:table-cell>
          <table:table-cell table:style-name="ce432" table:content-validation-name="val4" table:formula="of:=VLOOKUP([.E21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21];[$datos.$D$2:.$F$75];3;0)" office:value-type="string" office:string-value="0.3" calcext:value-type="string">
            <text:p>0.3</text:p>
          </table:table-cell>
          <table:table-cell table:style-name="ce33" table:content-validation-name="val3" office:value-type="string" calcext:value-type="string">
            <text:p>TESTING / PRUEBAS / INTEGRACIÓN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SAP BRTOOL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Sap Portal</text:p>
          </table:table-cell>
          <table:table-cell table:style-name="ce435"/>
          <table:table-cell table:style-name="ce8" office:value-type="string" calcext:value-type="string">
            <text:p>Copias de seguridad online, de L a V, hecha con BRTOOLS</text:p>
          </table:table-cell>
          <table:table-cell table:style-name="ce29"/>
          <table:table-cell table:number-columns-repeated="999"/>
        </table:table-row>
        <table:table-row table:style-name="ro10">
          <table:table-cell/>
          <table:table-cell table:style-name="ce6" office:value-type="string" calcext:value-type="string">
            <text:p>BD_17</text:p>
          </table:table-cell>
          <table:table-cell table:style-name="ce33" office:value-type="string" calcext:value-type="string">
            <text:p>SAT</text:p>
          </table:table-cell>
          <table:table-cell table:style-name="ce34" table:content-validation-name="val10" office:value-type="string" calcext:value-type="string">
            <text:p>BD-SAPTEST</text:p>
          </table:table-cell>
          <table:table-cell table:style-name="ce51" table:content-validation-name="val11" office:value-type="string" calcext:value-type="string">
            <text:p>Oracle Database Enterprise Edition 11.2.0.3</text:p>
          </table:table-cell>
          <table:table-cell table:style-name="ce432" table:content-validation-name="val4" table:formula="of:=VLOOKUP([.E22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22];[$datos.$D$2:.$F$75];3;0)" office:value-type="string" office:string-value="0.3" calcext:value-type="string">
            <text:p>0.3</text:p>
          </table:table-cell>
          <table:table-cell table:style-name="ce33" table:content-validation-name="val3" office:value-type="string" calcext:value-type="string">
            <text:p>TESTING / PRUEBAS / INTEGRACIÓN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SAP BRTOOL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Sap SRM</text:p>
          </table:table-cell>
          <table:table-cell table:style-name="ce435"/>
          <table:table-cell table:style-name="ce8" office:value-type="string" calcext:value-type="string">
            <text:p>Copias de seguridad online, de L a V, hecha con BRTOOLS</text:p>
          </table:table-cell>
          <table:table-cell table:style-name="ce29"/>
          <table:table-cell table:number-columns-repeated="999"/>
        </table:table-row>
        <table:table-row table:style-name="ro10">
          <table:table-cell/>
          <table:table-cell table:style-name="ce6" office:value-type="string" calcext:value-type="string">
            <text:p>BD_18</text:p>
          </table:table-cell>
          <table:table-cell table:style-name="ce33" office:value-type="string" calcext:value-type="string">
            <text:p>SR2</text:p>
          </table:table-cell>
          <table:table-cell table:style-name="ce34" table:content-validation-name="val10" office:value-type="string" calcext:value-type="string">
            <text:p>BD-SAPTEST</text:p>
          </table:table-cell>
          <table:table-cell table:style-name="ce52" table:content-validation-name="val11" office:value-type="string" calcext:value-type="string">
            <text:p>Oracle Database Enterprise Edition 11.2.0.3</text:p>
          </table:table-cell>
          <table:table-cell table:style-name="ce432" table:content-validation-name="val4" table:formula="of:=VLOOKUP([.E23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23];[$datos.$D$2:.$F$75];3;0)" office:value-type="string" office:string-value="0.3" calcext:value-type="string">
            <text:p>0.3</text:p>
          </table:table-cell>
          <table:table-cell table:style-name="ce33" table:content-validation-name="val3" office:value-type="string" calcext:value-type="string">
            <text:p>TESTING / PRUEBAS / INTEGRACIÓN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SAP BRTOOL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Sap ERP</text:p>
          </table:table-cell>
          <table:table-cell table:style-name="ce435"/>
          <table:table-cell table:style-name="ce8" office:value-type="string" calcext:value-type="string">
            <text:p>Copias de seguridad online, de L a V, hecha con BRTOOLS</text:p>
          </table:table-cell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19</text:p>
          </table:table-cell>
          <table:table-cell table:style-name="ce33" office:value-type="string" calcext:value-type="string">
            <text:p>EPD</text:p>
          </table:table-cell>
          <table:table-cell table:style-name="ce34" table:content-validation-name="val10" office:value-type="string" calcext:value-type="string">
            <text:p>BD-SAPDES</text:p>
          </table:table-cell>
          <table:table-cell table:style-name="ce53" table:content-validation-name="val11" office:value-type="string" calcext:value-type="string">
            <text:p>Oracle Database Enterprise Edition 11.2.0.3</text:p>
          </table:table-cell>
          <table:table-cell table:style-name="ce432" table:content-validation-name="val4" table:formula="of:=VLOOKUP([.E24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24];[$datos.$D$2:.$F$75];3;0)" office:value-type="string" office:string-value="0.3" calcext:value-type="string">
            <text:p>0.3</text:p>
          </table:table-cell>
          <table:table-cell table:style-name="ce33" table:content-validation-name="val3" office:value-type="string" calcext:value-type="string">
            <text:p>DESARROLLO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SAP BRTOOL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Sap Portal</text:p>
          </table:table-cell>
          <table:table-cell table:style-name="ce435"/>
          <table:table-cell table:style-name="ce8" office:value-type="string" calcext:value-type="string">
            <text:p>Copias de seguridad online, de L a V, hecha con BRTOOLS</text:p>
          </table:table-cell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20</text:p>
          </table:table-cell>
          <table:table-cell table:style-name="ce33" office:value-type="string" calcext:value-type="string">
            <text:p>SAD</text:p>
          </table:table-cell>
          <table:table-cell table:style-name="ce34" table:content-validation-name="val10" office:value-type="string" calcext:value-type="string">
            <text:p>BD-SAPDES</text:p>
          </table:table-cell>
          <table:table-cell table:style-name="ce54" table:content-validation-name="val11" office:value-type="string" calcext:value-type="string">
            <text:p>Oracle Database Enterprise Edition 11.2.0.3</text:p>
          </table:table-cell>
          <table:table-cell table:style-name="ce432" table:content-validation-name="val4" table:formula="of:=VLOOKUP([.E25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25];[$datos.$D$2:.$F$75];3;0)" office:value-type="string" office:string-value="0.3" calcext:value-type="string">
            <text:p>0.3</text:p>
          </table:table-cell>
          <table:table-cell table:style-name="ce33" table:content-validation-name="val3" office:value-type="string" calcext:value-type="string">
            <text:p>DESARROLLO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SAP BRTOOL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Sap SRM</text:p>
          </table:table-cell>
          <table:table-cell table:style-name="ce435"/>
          <table:table-cell table:style-name="ce8" office:value-type="string" calcext:value-type="string">
            <text:p>Copias de seguridad online, de L a V, hecha con BRTOOLS</text:p>
          </table:table-cell>
          <table:table-cell table:style-name="ce29"/>
          <table:table-cell table:number-columns-repeated="999"/>
        </table:table-row>
        <table:table-row table:style-name="ro8">
          <table:table-cell/>
          <table:table-cell table:style-name="ce6" office:value-type="string" calcext:value-type="string">
            <text:p>BD_21</text:p>
          </table:table-cell>
          <table:table-cell table:style-name="ce33" office:value-type="string" calcext:value-type="string">
            <text:p>SR1</text:p>
          </table:table-cell>
          <table:table-cell table:style-name="ce34" table:content-validation-name="val10" office:value-type="string" calcext:value-type="string">
            <text:p>BD-SAPDES</text:p>
          </table:table-cell>
          <table:table-cell table:style-name="ce55" table:content-validation-name="val11" office:value-type="string" calcext:value-type="string">
            <text:p>Oracle Database Enterprise Edition 11.2.0.3</text:p>
          </table:table-cell>
          <table:table-cell table:style-name="ce432" table:content-validation-name="val4" table:formula="of:=VLOOKUP([.E26];[$datos.$D$2:.$F$75];2;0)" office:value-type="string" office:string-value="11.2" calcext:value-type="string">
            <text:p>11.2</text:p>
          </table:table-cell>
          <table:table-cell table:style-name="ce432" table:content-validation-name="val4" table:formula="of:=VLOOKUP([.E26];[$datos.$D$2:.$F$75];3;0)" office:value-type="string" office:string-value="0.3" calcext:value-type="string">
            <text:p>0.3</text:p>
          </table:table-cell>
          <table:table-cell table:style-name="ce33" table:content-validation-name="val3" office:value-type="string" calcext:value-type="string">
            <text:p>DESARROLLO</text:p>
          </table:table-cell>
          <table:table-cell table:style-name="ce26" table:content-validation-name="val13" office:value-type="string" calcext:value-type="string">
            <text:p>Single Instance</text:p>
          </table:table-cell>
          <table:table-cell table:style-name="ce26" table:content-validation-name="val15" office:value-type="string" calcext:value-type="string">
            <text:p>Standalone</text:p>
          </table:table-cell>
          <table:table-cell table:style-name="ce33" table:number-columns-repeated="2"/>
          <table:table-cell table:style-name="ce26" table:content-validation-name="val16" office:value-type="string" calcext:value-type="string">
            <text:p>Sin Respaldo</text:p>
          </table:table-cell>
          <table:table-cell table:style-name="ce26" table:content-validation-name="val17" office:value-type="string" calcext:value-type="string">
            <text:p>Activo</text:p>
          </table:table-cell>
          <table:table-cell table:style-name="ce26" table:content-validation-name="val18" office:value-type="string" calcext:value-type="string">
            <text:p>SAP BRTOOLS</text:p>
          </table:table-cell>
          <table:table-cell table:style-name="ce435" table:content-validation-name="val19" office:value-type="string" calcext:value-type="string">
            <text:p>SI</text:p>
          </table:table-cell>
          <table:table-cell table:style-name="ce26" table:content-validation-name="val20" office:value-type="string" calcext:value-type="string">
            <text:p>NO INSTALADO</text:p>
          </table:table-cell>
          <table:table-cell table:style-name="ce435" table:content-validation-name="val12" office:value-type="string" calcext:value-type="string">
            <text:p>SI</text:p>
          </table:table-cell>
          <table:table-cell table:style-name="ce33" table:content-validation-name="val21" office:value-type="string" calcext:value-type="string">
            <text:p>BAJA</text:p>
          </table:table-cell>
          <table:table-cell table:style-name="ce33" table:content-validation-name="val14" office:value-type="string" calcext:value-type="string">
            <text:p>8x5</text:p>
          </table:table-cell>
          <table:table-cell table:style-name="ce33"/>
          <table:table-cell table:style-name="ce435" office:value-type="string" calcext:value-type="string">
            <text:p>Sap ERP</text:p>
          </table:table-cell>
          <table:table-cell table:style-name="ce435"/>
          <table:table-cell table:style-name="ce8" office:value-type="string" calcext:value-type="string">
            <text:p>Copias de seguridad online, de L a V, hecha con BRTOOLS</text:p>
          </table:table-cell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</text:p>
          </table:table-cell>
          <table:table-cell table:style-name="ce33"/>
          <table:table-cell table:style-name="ce34" table:content-validation-name="val10"/>
          <table:table-cell table:style-name="ce56" table:content-validation-name="val11"/>
          <table:table-cell table:style-name="ce432" table:content-validation-name="val4" table:formula="of:=VLOOKUP([.E2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</text:p>
          </table:table-cell>
          <table:table-cell table:style-name="ce33"/>
          <table:table-cell table:style-name="ce34" table:content-validation-name="val10"/>
          <table:table-cell table:style-name="ce57" table:content-validation-name="val11"/>
          <table:table-cell table:style-name="ce432" table:content-validation-name="val4" table:formula="of:=VLOOKUP([.E2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</text:p>
          </table:table-cell>
          <table:table-cell table:style-name="ce33"/>
          <table:table-cell table:style-name="ce34" table:content-validation-name="val10"/>
          <table:table-cell table:style-name="ce58" table:content-validation-name="val11"/>
          <table:table-cell table:style-name="ce432" table:content-validation-name="val4" table:formula="of:=VLOOKUP([.E2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</text:p>
          </table:table-cell>
          <table:table-cell table:style-name="ce33"/>
          <table:table-cell table:style-name="ce34" table:content-validation-name="val10"/>
          <table:table-cell table:style-name="ce59" table:content-validation-name="val11"/>
          <table:table-cell table:style-name="ce432" table:content-validation-name="val4" table:formula="of:=VLOOKUP([.E3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6</text:p>
          </table:table-cell>
          <table:table-cell table:style-name="ce33"/>
          <table:table-cell table:style-name="ce34" table:content-validation-name="val10"/>
          <table:table-cell table:style-name="ce60" table:content-validation-name="val11"/>
          <table:table-cell table:style-name="ce432" table:content-validation-name="val4" table:formula="of:=VLOOKUP([.E3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7</text:p>
          </table:table-cell>
          <table:table-cell table:style-name="ce33"/>
          <table:table-cell table:style-name="ce34" table:content-validation-name="val10"/>
          <table:table-cell table:style-name="ce61" table:content-validation-name="val11"/>
          <table:table-cell table:style-name="ce432" table:content-validation-name="val4" table:formula="of:=VLOOKUP([.E3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8</text:p>
          </table:table-cell>
          <table:table-cell table:style-name="ce33"/>
          <table:table-cell table:style-name="ce34" table:content-validation-name="val10"/>
          <table:table-cell table:style-name="ce62" table:content-validation-name="val11"/>
          <table:table-cell table:style-name="ce432" table:content-validation-name="val4" table:formula="of:=VLOOKUP([.E3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9</text:p>
          </table:table-cell>
          <table:table-cell table:style-name="ce33"/>
          <table:table-cell table:style-name="ce34" table:content-validation-name="val10"/>
          <table:table-cell table:style-name="ce63" table:content-validation-name="val11"/>
          <table:table-cell table:style-name="ce432" table:content-validation-name="val4" table:formula="of:=VLOOKUP([.E3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0</text:p>
          </table:table-cell>
          <table:table-cell table:style-name="ce33"/>
          <table:table-cell table:style-name="ce34" table:content-validation-name="val10"/>
          <table:table-cell table:style-name="ce64" table:content-validation-name="val11"/>
          <table:table-cell table:style-name="ce432" table:content-validation-name="val4" table:formula="of:=VLOOKUP([.E3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1</text:p>
          </table:table-cell>
          <table:table-cell table:style-name="ce33"/>
          <table:table-cell table:style-name="ce34" table:content-validation-name="val10"/>
          <table:table-cell table:style-name="ce65" table:content-validation-name="val11"/>
          <table:table-cell table:style-name="ce432" table:content-validation-name="val4" table:formula="of:=VLOOKUP([.E3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2</text:p>
          </table:table-cell>
          <table:table-cell table:style-name="ce33"/>
          <table:table-cell table:style-name="ce34" table:content-validation-name="val10"/>
          <table:table-cell table:style-name="ce66" table:content-validation-name="val11"/>
          <table:table-cell table:style-name="ce432" table:content-validation-name="val4" table:formula="of:=VLOOKUP([.E3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3</text:p>
          </table:table-cell>
          <table:table-cell table:style-name="ce33"/>
          <table:table-cell table:style-name="ce34" table:content-validation-name="val10"/>
          <table:table-cell table:style-name="ce67" table:content-validation-name="val11"/>
          <table:table-cell table:style-name="ce432" table:content-validation-name="val4" table:formula="of:=VLOOKUP([.E3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4</text:p>
          </table:table-cell>
          <table:table-cell table:style-name="ce33"/>
          <table:table-cell table:style-name="ce34" table:content-validation-name="val10"/>
          <table:table-cell table:style-name="ce68" table:content-validation-name="val11"/>
          <table:table-cell table:style-name="ce432" table:content-validation-name="val4" table:formula="of:=VLOOKUP([.E3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5</text:p>
          </table:table-cell>
          <table:table-cell table:style-name="ce33"/>
          <table:table-cell table:style-name="ce34" table:content-validation-name="val10"/>
          <table:table-cell table:style-name="ce69" table:content-validation-name="val11"/>
          <table:table-cell table:style-name="ce432" table:content-validation-name="val4" table:formula="of:=VLOOKUP([.E4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6</text:p>
          </table:table-cell>
          <table:table-cell table:style-name="ce33"/>
          <table:table-cell table:style-name="ce34" table:content-validation-name="val10"/>
          <table:table-cell table:style-name="ce70" table:content-validation-name="val11"/>
          <table:table-cell table:style-name="ce432" table:content-validation-name="val4" table:formula="of:=VLOOKUP([.E4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7</text:p>
          </table:table-cell>
          <table:table-cell table:style-name="ce33"/>
          <table:table-cell table:style-name="ce34" table:content-validation-name="val10"/>
          <table:table-cell table:style-name="ce71" table:content-validation-name="val11"/>
          <table:table-cell table:style-name="ce432" table:content-validation-name="val4" table:formula="of:=VLOOKUP([.E4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8</text:p>
          </table:table-cell>
          <table:table-cell table:style-name="ce33"/>
          <table:table-cell table:style-name="ce34" table:content-validation-name="val10"/>
          <table:table-cell table:style-name="ce72" table:content-validation-name="val11"/>
          <table:table-cell table:style-name="ce432" table:content-validation-name="val4" table:formula="of:=VLOOKUP([.E4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39</text:p>
          </table:table-cell>
          <table:table-cell table:style-name="ce33"/>
          <table:table-cell table:style-name="ce34" table:content-validation-name="val10"/>
          <table:table-cell table:style-name="ce73" table:content-validation-name="val11"/>
          <table:table-cell table:style-name="ce432" table:content-validation-name="val4" table:formula="of:=VLOOKUP([.E4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0</text:p>
          </table:table-cell>
          <table:table-cell table:style-name="ce33"/>
          <table:table-cell table:style-name="ce34" table:content-validation-name="val10"/>
          <table:table-cell table:style-name="ce74" table:content-validation-name="val11"/>
          <table:table-cell table:style-name="ce432" table:content-validation-name="val4" table:formula="of:=VLOOKUP([.E4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1</text:p>
          </table:table-cell>
          <table:table-cell table:style-name="ce33"/>
          <table:table-cell table:style-name="ce34" table:content-validation-name="val10"/>
          <table:table-cell table:style-name="ce75" table:content-validation-name="val11"/>
          <table:table-cell table:style-name="ce432" table:content-validation-name="val4" table:formula="of:=VLOOKUP([.E4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2</text:p>
          </table:table-cell>
          <table:table-cell table:style-name="ce33"/>
          <table:table-cell table:style-name="ce34" table:content-validation-name="val10"/>
          <table:table-cell table:style-name="ce76" table:content-validation-name="val11"/>
          <table:table-cell table:style-name="ce432" table:content-validation-name="val4" table:formula="of:=VLOOKUP([.E4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3</text:p>
          </table:table-cell>
          <table:table-cell table:style-name="ce33"/>
          <table:table-cell table:style-name="ce34" table:content-validation-name="val10"/>
          <table:table-cell table:style-name="ce77" table:content-validation-name="val11"/>
          <table:table-cell table:style-name="ce432" table:content-validation-name="val4" table:formula="of:=VLOOKUP([.E4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4</text:p>
          </table:table-cell>
          <table:table-cell table:style-name="ce33"/>
          <table:table-cell table:style-name="ce34" table:content-validation-name="val10"/>
          <table:table-cell table:style-name="ce78" table:content-validation-name="val11"/>
          <table:table-cell table:style-name="ce432" table:content-validation-name="val4" table:formula="of:=VLOOKUP([.E4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5</text:p>
          </table:table-cell>
          <table:table-cell table:style-name="ce33"/>
          <table:table-cell table:style-name="ce34" table:content-validation-name="val10"/>
          <table:table-cell table:style-name="ce79" table:content-validation-name="val11"/>
          <table:table-cell table:style-name="ce432" table:content-validation-name="val4" table:formula="of:=VLOOKUP([.E5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6</text:p>
          </table:table-cell>
          <table:table-cell table:style-name="ce33"/>
          <table:table-cell table:style-name="ce34" table:content-validation-name="val10"/>
          <table:table-cell table:style-name="ce80" table:content-validation-name="val11"/>
          <table:table-cell table:style-name="ce432" table:content-validation-name="val4" table:formula="of:=VLOOKUP([.E5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7</text:p>
          </table:table-cell>
          <table:table-cell table:style-name="ce33"/>
          <table:table-cell table:style-name="ce34" table:content-validation-name="val10"/>
          <table:table-cell table:style-name="ce81" table:content-validation-name="val11"/>
          <table:table-cell table:style-name="ce432" table:content-validation-name="val4" table:formula="of:=VLOOKUP([.E5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8</text:p>
          </table:table-cell>
          <table:table-cell table:style-name="ce33"/>
          <table:table-cell table:style-name="ce34" table:content-validation-name="val10"/>
          <table:table-cell table:style-name="ce82" table:content-validation-name="val11"/>
          <table:table-cell table:style-name="ce432" table:content-validation-name="val4" table:formula="of:=VLOOKUP([.E5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49</text:p>
          </table:table-cell>
          <table:table-cell table:style-name="ce33"/>
          <table:table-cell table:style-name="ce34" table:content-validation-name="val10"/>
          <table:table-cell table:style-name="ce83" table:content-validation-name="val11"/>
          <table:table-cell table:style-name="ce432" table:content-validation-name="val4" table:formula="of:=VLOOKUP([.E5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0</text:p>
          </table:table-cell>
          <table:table-cell table:style-name="ce33"/>
          <table:table-cell table:style-name="ce34" table:content-validation-name="val10"/>
          <table:table-cell table:style-name="ce84" table:content-validation-name="val11"/>
          <table:table-cell table:style-name="ce432" table:content-validation-name="val4" table:formula="of:=VLOOKUP([.E5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1</text:p>
          </table:table-cell>
          <table:table-cell table:style-name="ce33"/>
          <table:table-cell table:style-name="ce34" table:content-validation-name="val10"/>
          <table:table-cell table:style-name="ce85" table:content-validation-name="val11"/>
          <table:table-cell table:style-name="ce432" table:content-validation-name="val4" table:formula="of:=VLOOKUP([.E5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2</text:p>
          </table:table-cell>
          <table:table-cell table:style-name="ce33"/>
          <table:table-cell table:style-name="ce34" table:content-validation-name="val10"/>
          <table:table-cell table:style-name="ce86" table:content-validation-name="val11"/>
          <table:table-cell table:style-name="ce432" table:content-validation-name="val4" table:formula="of:=VLOOKUP([.E5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3</text:p>
          </table:table-cell>
          <table:table-cell table:style-name="ce33"/>
          <table:table-cell table:style-name="ce34" table:content-validation-name="val10"/>
          <table:table-cell table:style-name="ce87" table:content-validation-name="val11"/>
          <table:table-cell table:style-name="ce432" table:content-validation-name="val4" table:formula="of:=VLOOKUP([.E5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4</text:p>
          </table:table-cell>
          <table:table-cell table:style-name="ce33"/>
          <table:table-cell table:style-name="ce34" table:content-validation-name="val10"/>
          <table:table-cell table:style-name="ce88" table:content-validation-name="val11"/>
          <table:table-cell table:style-name="ce432" table:content-validation-name="val4" table:formula="of:=VLOOKUP([.E5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5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5</text:p>
          </table:table-cell>
          <table:table-cell table:style-name="ce33"/>
          <table:table-cell table:style-name="ce34" table:content-validation-name="val10"/>
          <table:table-cell table:style-name="ce89" table:content-validation-name="val11"/>
          <table:table-cell table:style-name="ce432" table:content-validation-name="val4" table:formula="of:=VLOOKUP([.E6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6</text:p>
          </table:table-cell>
          <table:table-cell table:style-name="ce33"/>
          <table:table-cell table:style-name="ce34" table:content-validation-name="val10"/>
          <table:table-cell table:style-name="ce90" table:content-validation-name="val11"/>
          <table:table-cell table:style-name="ce432" table:content-validation-name="val4" table:formula="of:=VLOOKUP([.E6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7</text:p>
          </table:table-cell>
          <table:table-cell table:style-name="ce33"/>
          <table:table-cell table:style-name="ce34" table:content-validation-name="val10"/>
          <table:table-cell table:style-name="ce91" table:content-validation-name="val11"/>
          <table:table-cell table:style-name="ce432" table:content-validation-name="val4" table:formula="of:=VLOOKUP([.E6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8</text:p>
          </table:table-cell>
          <table:table-cell table:style-name="ce33"/>
          <table:table-cell table:style-name="ce34" table:content-validation-name="val10"/>
          <table:table-cell table:style-name="ce92" table:content-validation-name="val11"/>
          <table:table-cell table:style-name="ce432" table:content-validation-name="val4" table:formula="of:=VLOOKUP([.E6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59</text:p>
          </table:table-cell>
          <table:table-cell table:style-name="ce33"/>
          <table:table-cell table:style-name="ce34" table:content-validation-name="val10"/>
          <table:table-cell table:style-name="ce93" table:content-validation-name="val11"/>
          <table:table-cell table:style-name="ce432" table:content-validation-name="val4" table:formula="of:=VLOOKUP([.E6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0</text:p>
          </table:table-cell>
          <table:table-cell table:style-name="ce33"/>
          <table:table-cell table:style-name="ce34" table:content-validation-name="val10"/>
          <table:table-cell table:style-name="ce94" table:content-validation-name="val11"/>
          <table:table-cell table:style-name="ce432" table:content-validation-name="val4" table:formula="of:=VLOOKUP([.E6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1</text:p>
          </table:table-cell>
          <table:table-cell table:style-name="ce33"/>
          <table:table-cell table:style-name="ce34" table:content-validation-name="val10"/>
          <table:table-cell table:style-name="ce95" table:content-validation-name="val11"/>
          <table:table-cell table:style-name="ce432" table:content-validation-name="val4" table:formula="of:=VLOOKUP([.E6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2</text:p>
          </table:table-cell>
          <table:table-cell table:style-name="ce33"/>
          <table:table-cell table:style-name="ce34" table:content-validation-name="val10"/>
          <table:table-cell table:style-name="ce96" table:content-validation-name="val11"/>
          <table:table-cell table:style-name="ce432" table:content-validation-name="val4" table:formula="of:=VLOOKUP([.E6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3</text:p>
          </table:table-cell>
          <table:table-cell table:style-name="ce33"/>
          <table:table-cell table:style-name="ce34" table:content-validation-name="val10"/>
          <table:table-cell table:style-name="ce97" table:content-validation-name="val11"/>
          <table:table-cell table:style-name="ce432" table:content-validation-name="val4" table:formula="of:=VLOOKUP([.E6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4</text:p>
          </table:table-cell>
          <table:table-cell table:style-name="ce33"/>
          <table:table-cell table:style-name="ce34" table:content-validation-name="val10"/>
          <table:table-cell table:style-name="ce98" table:content-validation-name="val11"/>
          <table:table-cell table:style-name="ce432" table:content-validation-name="val4" table:formula="of:=VLOOKUP([.E6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6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5</text:p>
          </table:table-cell>
          <table:table-cell table:style-name="ce33"/>
          <table:table-cell table:style-name="ce34" table:content-validation-name="val10"/>
          <table:table-cell table:style-name="ce99" table:content-validation-name="val11"/>
          <table:table-cell table:style-name="ce432" table:content-validation-name="val4" table:formula="of:=VLOOKUP([.E7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6</text:p>
          </table:table-cell>
          <table:table-cell table:style-name="ce33"/>
          <table:table-cell table:style-name="ce34" table:content-validation-name="val10"/>
          <table:table-cell table:style-name="ce100" table:content-validation-name="val11"/>
          <table:table-cell table:style-name="ce432" table:content-validation-name="val4" table:formula="of:=VLOOKUP([.E7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7</text:p>
          </table:table-cell>
          <table:table-cell table:style-name="ce33"/>
          <table:table-cell table:style-name="ce34" table:content-validation-name="val10"/>
          <table:table-cell table:style-name="ce101" table:content-validation-name="val11"/>
          <table:table-cell table:style-name="ce432" table:content-validation-name="val4" table:formula="of:=VLOOKUP([.E7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8</text:p>
          </table:table-cell>
          <table:table-cell table:style-name="ce33"/>
          <table:table-cell table:style-name="ce34" table:content-validation-name="val10"/>
          <table:table-cell table:style-name="ce102" table:content-validation-name="val11"/>
          <table:table-cell table:style-name="ce432" table:content-validation-name="val4" table:formula="of:=VLOOKUP([.E7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69</text:p>
          </table:table-cell>
          <table:table-cell table:style-name="ce33"/>
          <table:table-cell table:style-name="ce34" table:content-validation-name="val10"/>
          <table:table-cell table:style-name="ce103" table:content-validation-name="val11"/>
          <table:table-cell table:style-name="ce432" table:content-validation-name="val4" table:formula="of:=VLOOKUP([.E7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0</text:p>
          </table:table-cell>
          <table:table-cell table:style-name="ce33"/>
          <table:table-cell table:style-name="ce34" table:content-validation-name="val10"/>
          <table:table-cell table:style-name="ce104" table:content-validation-name="val11"/>
          <table:table-cell table:style-name="ce432" table:content-validation-name="val4" table:formula="of:=VLOOKUP([.E7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1</text:p>
          </table:table-cell>
          <table:table-cell table:style-name="ce33"/>
          <table:table-cell table:style-name="ce34" table:content-validation-name="val10"/>
          <table:table-cell table:style-name="ce105" table:content-validation-name="val11"/>
          <table:table-cell table:style-name="ce432" table:content-validation-name="val4" table:formula="of:=VLOOKUP([.E7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2</text:p>
          </table:table-cell>
          <table:table-cell table:style-name="ce33"/>
          <table:table-cell table:style-name="ce34" table:content-validation-name="val10"/>
          <table:table-cell table:style-name="ce106" table:content-validation-name="val11"/>
          <table:table-cell table:style-name="ce432" table:content-validation-name="val4" table:formula="of:=VLOOKUP([.E7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3</text:p>
          </table:table-cell>
          <table:table-cell table:style-name="ce33"/>
          <table:table-cell table:style-name="ce34" table:content-validation-name="val10"/>
          <table:table-cell table:style-name="ce107" table:content-validation-name="val11"/>
          <table:table-cell table:style-name="ce432" table:content-validation-name="val4" table:formula="of:=VLOOKUP([.E7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4</text:p>
          </table:table-cell>
          <table:table-cell table:style-name="ce33"/>
          <table:table-cell table:style-name="ce34" table:content-validation-name="val10"/>
          <table:table-cell table:style-name="ce108" table:content-validation-name="val11"/>
          <table:table-cell table:style-name="ce432" table:content-validation-name="val4" table:formula="of:=VLOOKUP([.E7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7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5</text:p>
          </table:table-cell>
          <table:table-cell table:style-name="ce33"/>
          <table:table-cell table:style-name="ce34" table:content-validation-name="val10"/>
          <table:table-cell table:style-name="ce109" table:content-validation-name="val11"/>
          <table:table-cell table:style-name="ce432" table:content-validation-name="val4" table:formula="of:=VLOOKUP([.E8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6</text:p>
          </table:table-cell>
          <table:table-cell table:style-name="ce33"/>
          <table:table-cell table:style-name="ce34" table:content-validation-name="val10"/>
          <table:table-cell table:style-name="ce110" table:content-validation-name="val11"/>
          <table:table-cell table:style-name="ce432" table:content-validation-name="val4" table:formula="of:=VLOOKUP([.E8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7</text:p>
          </table:table-cell>
          <table:table-cell table:style-name="ce33"/>
          <table:table-cell table:style-name="ce34" table:content-validation-name="val10"/>
          <table:table-cell table:style-name="ce111" table:content-validation-name="val11"/>
          <table:table-cell table:style-name="ce432" table:content-validation-name="val4" table:formula="of:=VLOOKUP([.E8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8</text:p>
          </table:table-cell>
          <table:table-cell table:style-name="ce33"/>
          <table:table-cell table:style-name="ce34" table:content-validation-name="val10"/>
          <table:table-cell table:style-name="ce112" table:content-validation-name="val11"/>
          <table:table-cell table:style-name="ce432" table:content-validation-name="val4" table:formula="of:=VLOOKUP([.E8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79</text:p>
          </table:table-cell>
          <table:table-cell table:style-name="ce33"/>
          <table:table-cell table:style-name="ce34" table:content-validation-name="val10"/>
          <table:table-cell table:style-name="ce113" table:content-validation-name="val11"/>
          <table:table-cell table:style-name="ce432" table:content-validation-name="val4" table:formula="of:=VLOOKUP([.E8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0</text:p>
          </table:table-cell>
          <table:table-cell table:style-name="ce33"/>
          <table:table-cell table:style-name="ce34" table:content-validation-name="val10"/>
          <table:table-cell table:style-name="ce114" table:content-validation-name="val11"/>
          <table:table-cell table:style-name="ce432" table:content-validation-name="val4" table:formula="of:=VLOOKUP([.E8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1</text:p>
          </table:table-cell>
          <table:table-cell table:style-name="ce33"/>
          <table:table-cell table:style-name="ce34" table:content-validation-name="val10"/>
          <table:table-cell table:style-name="ce115" table:content-validation-name="val11"/>
          <table:table-cell table:style-name="ce432" table:content-validation-name="val4" table:formula="of:=VLOOKUP([.E8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2</text:p>
          </table:table-cell>
          <table:table-cell table:style-name="ce33"/>
          <table:table-cell table:style-name="ce34" table:content-validation-name="val10"/>
          <table:table-cell table:style-name="ce116" table:content-validation-name="val11"/>
          <table:table-cell table:style-name="ce432" table:content-validation-name="val4" table:formula="of:=VLOOKUP([.E8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3</text:p>
          </table:table-cell>
          <table:table-cell table:style-name="ce33"/>
          <table:table-cell table:style-name="ce34" table:content-validation-name="val10"/>
          <table:table-cell table:style-name="ce117" table:content-validation-name="val11"/>
          <table:table-cell table:style-name="ce432" table:content-validation-name="val4" table:formula="of:=VLOOKUP([.E8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4</text:p>
          </table:table-cell>
          <table:table-cell table:style-name="ce33"/>
          <table:table-cell table:style-name="ce34" table:content-validation-name="val10"/>
          <table:table-cell table:style-name="ce118" table:content-validation-name="val11"/>
          <table:table-cell table:style-name="ce432" table:content-validation-name="val4" table:formula="of:=VLOOKUP([.E8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8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5</text:p>
          </table:table-cell>
          <table:table-cell table:style-name="ce33"/>
          <table:table-cell table:style-name="ce34" table:content-validation-name="val10"/>
          <table:table-cell table:style-name="ce119" table:content-validation-name="val11"/>
          <table:table-cell table:style-name="ce432" table:content-validation-name="val4" table:formula="of:=VLOOKUP([.E9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6</text:p>
          </table:table-cell>
          <table:table-cell table:style-name="ce33"/>
          <table:table-cell table:style-name="ce34" table:content-validation-name="val10"/>
          <table:table-cell table:style-name="ce120" table:content-validation-name="val11"/>
          <table:table-cell table:style-name="ce432" table:content-validation-name="val4" table:formula="of:=VLOOKUP([.E9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7</text:p>
          </table:table-cell>
          <table:table-cell table:style-name="ce33"/>
          <table:table-cell table:style-name="ce34" table:content-validation-name="val10"/>
          <table:table-cell table:style-name="ce121" table:content-validation-name="val11"/>
          <table:table-cell table:style-name="ce432" table:content-validation-name="val4" table:formula="of:=VLOOKUP([.E9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8</text:p>
          </table:table-cell>
          <table:table-cell table:style-name="ce33"/>
          <table:table-cell table:style-name="ce34" table:content-validation-name="val10"/>
          <table:table-cell table:style-name="ce122" table:content-validation-name="val11"/>
          <table:table-cell table:style-name="ce432" table:content-validation-name="val4" table:formula="of:=VLOOKUP([.E9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89</text:p>
          </table:table-cell>
          <table:table-cell table:style-name="ce33"/>
          <table:table-cell table:style-name="ce34" table:content-validation-name="val10"/>
          <table:table-cell table:style-name="ce123" table:content-validation-name="val11"/>
          <table:table-cell table:style-name="ce432" table:content-validation-name="val4" table:formula="of:=VLOOKUP([.E9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0</text:p>
          </table:table-cell>
          <table:table-cell table:style-name="ce33"/>
          <table:table-cell table:style-name="ce34" table:content-validation-name="val10"/>
          <table:table-cell table:style-name="ce124" table:content-validation-name="val11"/>
          <table:table-cell table:style-name="ce432" table:content-validation-name="val4" table:formula="of:=VLOOKUP([.E9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1</text:p>
          </table:table-cell>
          <table:table-cell table:style-name="ce33"/>
          <table:table-cell table:style-name="ce34" table:content-validation-name="val10"/>
          <table:table-cell table:style-name="ce125" table:content-validation-name="val11"/>
          <table:table-cell table:style-name="ce432" table:content-validation-name="val4" table:formula="of:=VLOOKUP([.E9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2</text:p>
          </table:table-cell>
          <table:table-cell table:style-name="ce33"/>
          <table:table-cell table:style-name="ce34" table:content-validation-name="val10"/>
          <table:table-cell table:style-name="ce126" table:content-validation-name="val11"/>
          <table:table-cell table:style-name="ce432" table:content-validation-name="val4" table:formula="of:=VLOOKUP([.E9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3</text:p>
          </table:table-cell>
          <table:table-cell table:style-name="ce33"/>
          <table:table-cell table:style-name="ce34" table:content-validation-name="val10"/>
          <table:table-cell table:style-name="ce127" table:content-validation-name="val11"/>
          <table:table-cell table:style-name="ce432" table:content-validation-name="val4" table:formula="of:=VLOOKUP([.E9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4</text:p>
          </table:table-cell>
          <table:table-cell table:style-name="ce33"/>
          <table:table-cell table:style-name="ce34" table:content-validation-name="val10"/>
          <table:table-cell table:style-name="ce128" table:content-validation-name="val11"/>
          <table:table-cell table:style-name="ce432" table:content-validation-name="val4" table:formula="of:=VLOOKUP([.E9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9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5</text:p>
          </table:table-cell>
          <table:table-cell table:style-name="ce33"/>
          <table:table-cell table:style-name="ce34" table:content-validation-name="val10"/>
          <table:table-cell table:style-name="ce129" table:content-validation-name="val11"/>
          <table:table-cell table:style-name="ce432" table:content-validation-name="val4" table:formula="of:=VLOOKUP([.E10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6</text:p>
          </table:table-cell>
          <table:table-cell table:style-name="ce33"/>
          <table:table-cell table:style-name="ce34" table:content-validation-name="val10"/>
          <table:table-cell table:style-name="ce130" table:content-validation-name="val11"/>
          <table:table-cell table:style-name="ce432" table:content-validation-name="val4" table:formula="of:=VLOOKUP([.E10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7</text:p>
          </table:table-cell>
          <table:table-cell table:style-name="ce33"/>
          <table:table-cell table:style-name="ce34" table:content-validation-name="val10"/>
          <table:table-cell table:style-name="ce131" table:content-validation-name="val11"/>
          <table:table-cell table:style-name="ce432" table:content-validation-name="val4" table:formula="of:=VLOOKUP([.E10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8</text:p>
          </table:table-cell>
          <table:table-cell table:style-name="ce33"/>
          <table:table-cell table:style-name="ce34" table:content-validation-name="val10"/>
          <table:table-cell table:style-name="ce132" table:content-validation-name="val11"/>
          <table:table-cell table:style-name="ce432" table:content-validation-name="val4" table:formula="of:=VLOOKUP([.E10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99</text:p>
          </table:table-cell>
          <table:table-cell table:style-name="ce33"/>
          <table:table-cell table:style-name="ce34" table:content-validation-name="val10"/>
          <table:table-cell table:style-name="ce133" table:content-validation-name="val11"/>
          <table:table-cell table:style-name="ce432" table:content-validation-name="val4" table:formula="of:=VLOOKUP([.E10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0</text:p>
          </table:table-cell>
          <table:table-cell table:style-name="ce33"/>
          <table:table-cell table:style-name="ce34" table:content-validation-name="val10"/>
          <table:table-cell table:style-name="ce134" table:content-validation-name="val11"/>
          <table:table-cell table:style-name="ce432" table:content-validation-name="val4" table:formula="of:=VLOOKUP([.E10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1</text:p>
          </table:table-cell>
          <table:table-cell table:style-name="ce33"/>
          <table:table-cell table:style-name="ce34" table:content-validation-name="val10"/>
          <table:table-cell table:style-name="ce135" table:content-validation-name="val11"/>
          <table:table-cell table:style-name="ce432" table:content-validation-name="val4" table:formula="of:=VLOOKUP([.E10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2</text:p>
          </table:table-cell>
          <table:table-cell table:style-name="ce33"/>
          <table:table-cell table:style-name="ce34" table:content-validation-name="val10"/>
          <table:table-cell table:style-name="ce136" table:content-validation-name="val11"/>
          <table:table-cell table:style-name="ce432" table:content-validation-name="val4" table:formula="of:=VLOOKUP([.E10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3</text:p>
          </table:table-cell>
          <table:table-cell table:style-name="ce33"/>
          <table:table-cell table:style-name="ce34" table:content-validation-name="val10"/>
          <table:table-cell table:style-name="ce137" table:content-validation-name="val11"/>
          <table:table-cell table:style-name="ce432" table:content-validation-name="val4" table:formula="of:=VLOOKUP([.E10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4</text:p>
          </table:table-cell>
          <table:table-cell table:style-name="ce33"/>
          <table:table-cell table:style-name="ce34" table:content-validation-name="val10"/>
          <table:table-cell table:style-name="ce138" table:content-validation-name="val11"/>
          <table:table-cell table:style-name="ce432" table:content-validation-name="val4" table:formula="of:=VLOOKUP([.E10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0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5</text:p>
          </table:table-cell>
          <table:table-cell table:style-name="ce33"/>
          <table:table-cell table:style-name="ce34" table:content-validation-name="val10"/>
          <table:table-cell table:style-name="ce139" table:content-validation-name="val11"/>
          <table:table-cell table:style-name="ce432" table:content-validation-name="val4" table:formula="of:=VLOOKUP([.E11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6</text:p>
          </table:table-cell>
          <table:table-cell table:style-name="ce33"/>
          <table:table-cell table:style-name="ce34" table:content-validation-name="val10"/>
          <table:table-cell table:style-name="ce140" table:content-validation-name="val11"/>
          <table:table-cell table:style-name="ce432" table:content-validation-name="val4" table:formula="of:=VLOOKUP([.E11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7</text:p>
          </table:table-cell>
          <table:table-cell table:style-name="ce33"/>
          <table:table-cell table:style-name="ce34" table:content-validation-name="val10"/>
          <table:table-cell table:style-name="ce141" table:content-validation-name="val11"/>
          <table:table-cell table:style-name="ce432" table:content-validation-name="val4" table:formula="of:=VLOOKUP([.E11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8</text:p>
          </table:table-cell>
          <table:table-cell table:style-name="ce33"/>
          <table:table-cell table:style-name="ce34" table:content-validation-name="val10"/>
          <table:table-cell table:style-name="ce142" table:content-validation-name="val11"/>
          <table:table-cell table:style-name="ce432" table:content-validation-name="val4" table:formula="of:=VLOOKUP([.E11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09</text:p>
          </table:table-cell>
          <table:table-cell table:style-name="ce33"/>
          <table:table-cell table:style-name="ce34" table:content-validation-name="val10"/>
          <table:table-cell table:style-name="ce143" table:content-validation-name="val11"/>
          <table:table-cell table:style-name="ce432" table:content-validation-name="val4" table:formula="of:=VLOOKUP([.E11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0</text:p>
          </table:table-cell>
          <table:table-cell table:style-name="ce33"/>
          <table:table-cell table:style-name="ce34" table:content-validation-name="val10"/>
          <table:table-cell table:style-name="ce144" table:content-validation-name="val11"/>
          <table:table-cell table:style-name="ce432" table:content-validation-name="val4" table:formula="of:=VLOOKUP([.E11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1</text:p>
          </table:table-cell>
          <table:table-cell table:style-name="ce33"/>
          <table:table-cell table:style-name="ce34" table:content-validation-name="val10"/>
          <table:table-cell table:style-name="ce145" table:content-validation-name="val11"/>
          <table:table-cell table:style-name="ce432" table:content-validation-name="val4" table:formula="of:=VLOOKUP([.E11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2</text:p>
          </table:table-cell>
          <table:table-cell table:style-name="ce33"/>
          <table:table-cell table:style-name="ce34" table:content-validation-name="val10"/>
          <table:table-cell table:style-name="ce146" table:content-validation-name="val11"/>
          <table:table-cell table:style-name="ce432" table:content-validation-name="val4" table:formula="of:=VLOOKUP([.E11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3</text:p>
          </table:table-cell>
          <table:table-cell table:style-name="ce33"/>
          <table:table-cell table:style-name="ce34" table:content-validation-name="val10"/>
          <table:table-cell table:style-name="ce147" table:content-validation-name="val11"/>
          <table:table-cell table:style-name="ce432" table:content-validation-name="val4" table:formula="of:=VLOOKUP([.E11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4</text:p>
          </table:table-cell>
          <table:table-cell table:style-name="ce33"/>
          <table:table-cell table:style-name="ce34" table:content-validation-name="val10"/>
          <table:table-cell table:style-name="ce148" table:content-validation-name="val11"/>
          <table:table-cell table:style-name="ce432" table:content-validation-name="val4" table:formula="of:=VLOOKUP([.E11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1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5</text:p>
          </table:table-cell>
          <table:table-cell table:style-name="ce33"/>
          <table:table-cell table:style-name="ce34" table:content-validation-name="val10"/>
          <table:table-cell table:style-name="ce149" table:content-validation-name="val11"/>
          <table:table-cell table:style-name="ce432" table:content-validation-name="val4" table:formula="of:=VLOOKUP([.E12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6</text:p>
          </table:table-cell>
          <table:table-cell table:style-name="ce33"/>
          <table:table-cell table:style-name="ce34" table:content-validation-name="val10"/>
          <table:table-cell table:style-name="ce150" table:content-validation-name="val11"/>
          <table:table-cell table:style-name="ce432" table:content-validation-name="val4" table:formula="of:=VLOOKUP([.E12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7</text:p>
          </table:table-cell>
          <table:table-cell table:style-name="ce33"/>
          <table:table-cell table:style-name="ce34" table:content-validation-name="val10"/>
          <table:table-cell table:style-name="ce151" table:content-validation-name="val11"/>
          <table:table-cell table:style-name="ce432" table:content-validation-name="val4" table:formula="of:=VLOOKUP([.E12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8</text:p>
          </table:table-cell>
          <table:table-cell table:style-name="ce33"/>
          <table:table-cell table:style-name="ce34" table:content-validation-name="val10"/>
          <table:table-cell table:style-name="ce152" table:content-validation-name="val11"/>
          <table:table-cell table:style-name="ce432" table:content-validation-name="val4" table:formula="of:=VLOOKUP([.E12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19</text:p>
          </table:table-cell>
          <table:table-cell table:style-name="ce33"/>
          <table:table-cell table:style-name="ce34" table:content-validation-name="val10"/>
          <table:table-cell table:style-name="ce153" table:content-validation-name="val11"/>
          <table:table-cell table:style-name="ce432" table:content-validation-name="val4" table:formula="of:=VLOOKUP([.E12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0</text:p>
          </table:table-cell>
          <table:table-cell table:style-name="ce33"/>
          <table:table-cell table:style-name="ce34" table:content-validation-name="val10"/>
          <table:table-cell table:style-name="ce154" table:content-validation-name="val11"/>
          <table:table-cell table:style-name="ce432" table:content-validation-name="val4" table:formula="of:=VLOOKUP([.E12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1</text:p>
          </table:table-cell>
          <table:table-cell table:style-name="ce33"/>
          <table:table-cell table:style-name="ce34" table:content-validation-name="val10"/>
          <table:table-cell table:style-name="ce155" table:content-validation-name="val11"/>
          <table:table-cell table:style-name="ce432" table:content-validation-name="val4" table:formula="of:=VLOOKUP([.E12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2</text:p>
          </table:table-cell>
          <table:table-cell table:style-name="ce33"/>
          <table:table-cell table:style-name="ce34" table:content-validation-name="val10"/>
          <table:table-cell table:style-name="ce156" table:content-validation-name="val11"/>
          <table:table-cell table:style-name="ce432" table:content-validation-name="val4" table:formula="of:=VLOOKUP([.E12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3</text:p>
          </table:table-cell>
          <table:table-cell table:style-name="ce33"/>
          <table:table-cell table:style-name="ce34" table:content-validation-name="val10"/>
          <table:table-cell table:style-name="ce157" table:content-validation-name="val11"/>
          <table:table-cell table:style-name="ce432" table:content-validation-name="val4" table:formula="of:=VLOOKUP([.E12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4</text:p>
          </table:table-cell>
          <table:table-cell table:style-name="ce33"/>
          <table:table-cell table:style-name="ce34" table:content-validation-name="val10"/>
          <table:table-cell table:style-name="ce158" table:content-validation-name="val11"/>
          <table:table-cell table:style-name="ce432" table:content-validation-name="val4" table:formula="of:=VLOOKUP([.E12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2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5</text:p>
          </table:table-cell>
          <table:table-cell table:style-name="ce33"/>
          <table:table-cell table:style-name="ce34" table:content-validation-name="val10"/>
          <table:table-cell table:style-name="ce159" table:content-validation-name="val11"/>
          <table:table-cell table:style-name="ce432" table:content-validation-name="val4" table:formula="of:=VLOOKUP([.E13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6</text:p>
          </table:table-cell>
          <table:table-cell table:style-name="ce33"/>
          <table:table-cell table:style-name="ce34" table:content-validation-name="val10"/>
          <table:table-cell table:style-name="ce160" table:content-validation-name="val11"/>
          <table:table-cell table:style-name="ce432" table:content-validation-name="val4" table:formula="of:=VLOOKUP([.E13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7</text:p>
          </table:table-cell>
          <table:table-cell table:style-name="ce33"/>
          <table:table-cell table:style-name="ce34" table:content-validation-name="val10"/>
          <table:table-cell table:style-name="ce161" table:content-validation-name="val11"/>
          <table:table-cell table:style-name="ce432" table:content-validation-name="val4" table:formula="of:=VLOOKUP([.E13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8</text:p>
          </table:table-cell>
          <table:table-cell table:style-name="ce33"/>
          <table:table-cell table:style-name="ce34" table:content-validation-name="val10"/>
          <table:table-cell table:style-name="ce162" table:content-validation-name="val11"/>
          <table:table-cell table:style-name="ce432" table:content-validation-name="val4" table:formula="of:=VLOOKUP([.E13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29</text:p>
          </table:table-cell>
          <table:table-cell table:style-name="ce33"/>
          <table:table-cell table:style-name="ce34" table:content-validation-name="val10"/>
          <table:table-cell table:style-name="ce163" table:content-validation-name="val11"/>
          <table:table-cell table:style-name="ce432" table:content-validation-name="val4" table:formula="of:=VLOOKUP([.E13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0</text:p>
          </table:table-cell>
          <table:table-cell table:style-name="ce33"/>
          <table:table-cell table:style-name="ce34" table:content-validation-name="val10"/>
          <table:table-cell table:style-name="ce164" table:content-validation-name="val11"/>
          <table:table-cell table:style-name="ce432" table:content-validation-name="val4" table:formula="of:=VLOOKUP([.E13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1</text:p>
          </table:table-cell>
          <table:table-cell table:style-name="ce33"/>
          <table:table-cell table:style-name="ce34" table:content-validation-name="val10"/>
          <table:table-cell table:style-name="ce165" table:content-validation-name="val11"/>
          <table:table-cell table:style-name="ce432" table:content-validation-name="val4" table:formula="of:=VLOOKUP([.E13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2</text:p>
          </table:table-cell>
          <table:table-cell table:style-name="ce33"/>
          <table:table-cell table:style-name="ce34" table:content-validation-name="val10"/>
          <table:table-cell table:style-name="ce166" table:content-validation-name="val11"/>
          <table:table-cell table:style-name="ce432" table:content-validation-name="val4" table:formula="of:=VLOOKUP([.E13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3</text:p>
          </table:table-cell>
          <table:table-cell table:style-name="ce33"/>
          <table:table-cell table:style-name="ce34" table:content-validation-name="val10"/>
          <table:table-cell table:style-name="ce167" table:content-validation-name="val11"/>
          <table:table-cell table:style-name="ce432" table:content-validation-name="val4" table:formula="of:=VLOOKUP([.E13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4</text:p>
          </table:table-cell>
          <table:table-cell table:style-name="ce33"/>
          <table:table-cell table:style-name="ce34" table:content-validation-name="val10"/>
          <table:table-cell table:style-name="ce168" table:content-validation-name="val11"/>
          <table:table-cell table:style-name="ce432" table:content-validation-name="val4" table:formula="of:=VLOOKUP([.E13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3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5</text:p>
          </table:table-cell>
          <table:table-cell table:style-name="ce33"/>
          <table:table-cell table:style-name="ce34" table:content-validation-name="val10"/>
          <table:table-cell table:style-name="ce169" table:content-validation-name="val11"/>
          <table:table-cell table:style-name="ce432" table:content-validation-name="val4" table:formula="of:=VLOOKUP([.E14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6</text:p>
          </table:table-cell>
          <table:table-cell table:style-name="ce33"/>
          <table:table-cell table:style-name="ce34" table:content-validation-name="val10"/>
          <table:table-cell table:style-name="ce170" table:content-validation-name="val11"/>
          <table:table-cell table:style-name="ce432" table:content-validation-name="val4" table:formula="of:=VLOOKUP([.E14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7</text:p>
          </table:table-cell>
          <table:table-cell table:style-name="ce33"/>
          <table:table-cell table:style-name="ce34" table:content-validation-name="val10"/>
          <table:table-cell table:style-name="ce171" table:content-validation-name="val11"/>
          <table:table-cell table:style-name="ce432" table:content-validation-name="val4" table:formula="of:=VLOOKUP([.E14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8</text:p>
          </table:table-cell>
          <table:table-cell table:style-name="ce33"/>
          <table:table-cell table:style-name="ce34" table:content-validation-name="val10"/>
          <table:table-cell table:style-name="ce172" table:content-validation-name="val11"/>
          <table:table-cell table:style-name="ce432" table:content-validation-name="val4" table:formula="of:=VLOOKUP([.E14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39</text:p>
          </table:table-cell>
          <table:table-cell table:style-name="ce33"/>
          <table:table-cell table:style-name="ce34" table:content-validation-name="val10"/>
          <table:table-cell table:style-name="ce173" table:content-validation-name="val11"/>
          <table:table-cell table:style-name="ce432" table:content-validation-name="val4" table:formula="of:=VLOOKUP([.E14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0</text:p>
          </table:table-cell>
          <table:table-cell table:style-name="ce33"/>
          <table:table-cell table:style-name="ce34" table:content-validation-name="val10"/>
          <table:table-cell table:style-name="ce174" table:content-validation-name="val11"/>
          <table:table-cell table:style-name="ce432" table:content-validation-name="val4" table:formula="of:=VLOOKUP([.E14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1</text:p>
          </table:table-cell>
          <table:table-cell table:style-name="ce33"/>
          <table:table-cell table:style-name="ce34" table:content-validation-name="val10"/>
          <table:table-cell table:style-name="ce175" table:content-validation-name="val11"/>
          <table:table-cell table:style-name="ce432" table:content-validation-name="val4" table:formula="of:=VLOOKUP([.E14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2</text:p>
          </table:table-cell>
          <table:table-cell table:style-name="ce33"/>
          <table:table-cell table:style-name="ce34" table:content-validation-name="val10"/>
          <table:table-cell table:style-name="ce176" table:content-validation-name="val11"/>
          <table:table-cell table:style-name="ce432" table:content-validation-name="val4" table:formula="of:=VLOOKUP([.E14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3</text:p>
          </table:table-cell>
          <table:table-cell table:style-name="ce33"/>
          <table:table-cell table:style-name="ce34" table:content-validation-name="val10"/>
          <table:table-cell table:style-name="ce177" table:content-validation-name="val11"/>
          <table:table-cell table:style-name="ce432" table:content-validation-name="val4" table:formula="of:=VLOOKUP([.E14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4</text:p>
          </table:table-cell>
          <table:table-cell table:style-name="ce33"/>
          <table:table-cell table:style-name="ce34" table:content-validation-name="val10"/>
          <table:table-cell table:style-name="ce178" table:content-validation-name="val11"/>
          <table:table-cell table:style-name="ce432" table:content-validation-name="val4" table:formula="of:=VLOOKUP([.E14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4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5</text:p>
          </table:table-cell>
          <table:table-cell table:style-name="ce33"/>
          <table:table-cell table:style-name="ce34" table:content-validation-name="val10"/>
          <table:table-cell table:style-name="ce179" table:content-validation-name="val11"/>
          <table:table-cell table:style-name="ce432" table:content-validation-name="val4" table:formula="of:=VLOOKUP([.E15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6</text:p>
          </table:table-cell>
          <table:table-cell table:style-name="ce33"/>
          <table:table-cell table:style-name="ce34" table:content-validation-name="val10"/>
          <table:table-cell table:style-name="ce180" table:content-validation-name="val11"/>
          <table:table-cell table:style-name="ce432" table:content-validation-name="val4" table:formula="of:=VLOOKUP([.E15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7</text:p>
          </table:table-cell>
          <table:table-cell table:style-name="ce33"/>
          <table:table-cell table:style-name="ce34" table:content-validation-name="val10"/>
          <table:table-cell table:style-name="ce181" table:content-validation-name="val11"/>
          <table:table-cell table:style-name="ce432" table:content-validation-name="val4" table:formula="of:=VLOOKUP([.E15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8</text:p>
          </table:table-cell>
          <table:table-cell table:style-name="ce33"/>
          <table:table-cell table:style-name="ce34" table:content-validation-name="val10"/>
          <table:table-cell table:style-name="ce182" table:content-validation-name="val11"/>
          <table:table-cell table:style-name="ce432" table:content-validation-name="val4" table:formula="of:=VLOOKUP([.E15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49</text:p>
          </table:table-cell>
          <table:table-cell table:style-name="ce33"/>
          <table:table-cell table:style-name="ce34" table:content-validation-name="val10"/>
          <table:table-cell table:style-name="ce183" table:content-validation-name="val11"/>
          <table:table-cell table:style-name="ce432" table:content-validation-name="val4" table:formula="of:=VLOOKUP([.E15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0</text:p>
          </table:table-cell>
          <table:table-cell table:style-name="ce33"/>
          <table:table-cell table:style-name="ce34" table:content-validation-name="val10"/>
          <table:table-cell table:style-name="ce184" table:content-validation-name="val11"/>
          <table:table-cell table:style-name="ce432" table:content-validation-name="val4" table:formula="of:=VLOOKUP([.E15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1</text:p>
          </table:table-cell>
          <table:table-cell table:style-name="ce33"/>
          <table:table-cell table:style-name="ce34" table:content-validation-name="val10"/>
          <table:table-cell table:style-name="ce185" table:content-validation-name="val11"/>
          <table:table-cell table:style-name="ce432" table:content-validation-name="val4" table:formula="of:=VLOOKUP([.E15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2</text:p>
          </table:table-cell>
          <table:table-cell table:style-name="ce33"/>
          <table:table-cell table:style-name="ce34" table:content-validation-name="val10"/>
          <table:table-cell table:style-name="ce186" table:content-validation-name="val11"/>
          <table:table-cell table:style-name="ce432" table:content-validation-name="val4" table:formula="of:=VLOOKUP([.E15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3</text:p>
          </table:table-cell>
          <table:table-cell table:style-name="ce33"/>
          <table:table-cell table:style-name="ce34" table:content-validation-name="val10"/>
          <table:table-cell table:style-name="ce187" table:content-validation-name="val11"/>
          <table:table-cell table:style-name="ce432" table:content-validation-name="val4" table:formula="of:=VLOOKUP([.E15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4</text:p>
          </table:table-cell>
          <table:table-cell table:style-name="ce33"/>
          <table:table-cell table:style-name="ce34" table:content-validation-name="val10"/>
          <table:table-cell table:style-name="ce188" table:content-validation-name="val11"/>
          <table:table-cell table:style-name="ce432" table:content-validation-name="val4" table:formula="of:=VLOOKUP([.E15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5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5</text:p>
          </table:table-cell>
          <table:table-cell table:style-name="ce33"/>
          <table:table-cell table:style-name="ce34" table:content-validation-name="val10"/>
          <table:table-cell table:style-name="ce189" table:content-validation-name="val11"/>
          <table:table-cell table:style-name="ce432" table:content-validation-name="val4" table:formula="of:=VLOOKUP([.E16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6</text:p>
          </table:table-cell>
          <table:table-cell table:style-name="ce33"/>
          <table:table-cell table:style-name="ce34" table:content-validation-name="val10"/>
          <table:table-cell table:style-name="ce190" table:content-validation-name="val11"/>
          <table:table-cell table:style-name="ce432" table:content-validation-name="val4" table:formula="of:=VLOOKUP([.E16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7</text:p>
          </table:table-cell>
          <table:table-cell table:style-name="ce33"/>
          <table:table-cell table:style-name="ce34" table:content-validation-name="val10"/>
          <table:table-cell table:style-name="ce191" table:content-validation-name="val11"/>
          <table:table-cell table:style-name="ce432" table:content-validation-name="val4" table:formula="of:=VLOOKUP([.E16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8</text:p>
          </table:table-cell>
          <table:table-cell table:style-name="ce33"/>
          <table:table-cell table:style-name="ce34" table:content-validation-name="val10"/>
          <table:table-cell table:style-name="ce192" table:content-validation-name="val11"/>
          <table:table-cell table:style-name="ce432" table:content-validation-name="val4" table:formula="of:=VLOOKUP([.E16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59</text:p>
          </table:table-cell>
          <table:table-cell table:style-name="ce33"/>
          <table:table-cell table:style-name="ce34" table:content-validation-name="val10"/>
          <table:table-cell table:style-name="ce193" table:content-validation-name="val11"/>
          <table:table-cell table:style-name="ce432" table:content-validation-name="val4" table:formula="of:=VLOOKUP([.E16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0</text:p>
          </table:table-cell>
          <table:table-cell table:style-name="ce33"/>
          <table:table-cell table:style-name="ce34" table:content-validation-name="val10"/>
          <table:table-cell table:style-name="ce194" table:content-validation-name="val11"/>
          <table:table-cell table:style-name="ce432" table:content-validation-name="val4" table:formula="of:=VLOOKUP([.E16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1</text:p>
          </table:table-cell>
          <table:table-cell table:style-name="ce33"/>
          <table:table-cell table:style-name="ce34" table:content-validation-name="val10"/>
          <table:table-cell table:style-name="ce195" table:content-validation-name="val11"/>
          <table:table-cell table:style-name="ce432" table:content-validation-name="val4" table:formula="of:=VLOOKUP([.E16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2</text:p>
          </table:table-cell>
          <table:table-cell table:style-name="ce33"/>
          <table:table-cell table:style-name="ce34" table:content-validation-name="val10"/>
          <table:table-cell table:style-name="ce196" table:content-validation-name="val11"/>
          <table:table-cell table:style-name="ce432" table:content-validation-name="val4" table:formula="of:=VLOOKUP([.E16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3</text:p>
          </table:table-cell>
          <table:table-cell table:style-name="ce33"/>
          <table:table-cell table:style-name="ce34" table:content-validation-name="val10"/>
          <table:table-cell table:style-name="ce197" table:content-validation-name="val11"/>
          <table:table-cell table:style-name="ce432" table:content-validation-name="val4" table:formula="of:=VLOOKUP([.E16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4</text:p>
          </table:table-cell>
          <table:table-cell table:style-name="ce33"/>
          <table:table-cell table:style-name="ce34" table:content-validation-name="val10"/>
          <table:table-cell table:style-name="ce198" table:content-validation-name="val11"/>
          <table:table-cell table:style-name="ce432" table:content-validation-name="val4" table:formula="of:=VLOOKUP([.E16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6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5</text:p>
          </table:table-cell>
          <table:table-cell table:style-name="ce33"/>
          <table:table-cell table:style-name="ce34" table:content-validation-name="val10"/>
          <table:table-cell table:style-name="ce199" table:content-validation-name="val11"/>
          <table:table-cell table:style-name="ce432" table:content-validation-name="val4" table:formula="of:=VLOOKUP([.E17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6</text:p>
          </table:table-cell>
          <table:table-cell table:style-name="ce33"/>
          <table:table-cell table:style-name="ce34" table:content-validation-name="val10"/>
          <table:table-cell table:style-name="ce200" table:content-validation-name="val11"/>
          <table:table-cell table:style-name="ce432" table:content-validation-name="val4" table:formula="of:=VLOOKUP([.E17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7</text:p>
          </table:table-cell>
          <table:table-cell table:style-name="ce33"/>
          <table:table-cell table:style-name="ce34" table:content-validation-name="val10"/>
          <table:table-cell table:style-name="ce201" table:content-validation-name="val11"/>
          <table:table-cell table:style-name="ce432" table:content-validation-name="val4" table:formula="of:=VLOOKUP([.E17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8</text:p>
          </table:table-cell>
          <table:table-cell table:style-name="ce33"/>
          <table:table-cell table:style-name="ce34" table:content-validation-name="val10"/>
          <table:table-cell table:style-name="ce202" table:content-validation-name="val11"/>
          <table:table-cell table:style-name="ce432" table:content-validation-name="val4" table:formula="of:=VLOOKUP([.E17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69</text:p>
          </table:table-cell>
          <table:table-cell table:style-name="ce33"/>
          <table:table-cell table:style-name="ce34" table:content-validation-name="val10"/>
          <table:table-cell table:style-name="ce203" table:content-validation-name="val11"/>
          <table:table-cell table:style-name="ce432" table:content-validation-name="val4" table:formula="of:=VLOOKUP([.E17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0</text:p>
          </table:table-cell>
          <table:table-cell table:style-name="ce33"/>
          <table:table-cell table:style-name="ce34" table:content-validation-name="val10"/>
          <table:table-cell table:style-name="ce204" table:content-validation-name="val11"/>
          <table:table-cell table:style-name="ce432" table:content-validation-name="val4" table:formula="of:=VLOOKUP([.E17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1</text:p>
          </table:table-cell>
          <table:table-cell table:style-name="ce33"/>
          <table:table-cell table:style-name="ce34" table:content-validation-name="val10"/>
          <table:table-cell table:style-name="ce205" table:content-validation-name="val11"/>
          <table:table-cell table:style-name="ce432" table:content-validation-name="val4" table:formula="of:=VLOOKUP([.E17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2</text:p>
          </table:table-cell>
          <table:table-cell table:style-name="ce33"/>
          <table:table-cell table:style-name="ce34" table:content-validation-name="val10"/>
          <table:table-cell table:style-name="ce206" table:content-validation-name="val11"/>
          <table:table-cell table:style-name="ce432" table:content-validation-name="val4" table:formula="of:=VLOOKUP([.E17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3</text:p>
          </table:table-cell>
          <table:table-cell table:style-name="ce33"/>
          <table:table-cell table:style-name="ce34" table:content-validation-name="val10"/>
          <table:table-cell table:style-name="ce207" table:content-validation-name="val11"/>
          <table:table-cell table:style-name="ce432" table:content-validation-name="val4" table:formula="of:=VLOOKUP([.E17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4</text:p>
          </table:table-cell>
          <table:table-cell table:style-name="ce33"/>
          <table:table-cell table:style-name="ce34" table:content-validation-name="val10"/>
          <table:table-cell table:style-name="ce208" table:content-validation-name="val11"/>
          <table:table-cell table:style-name="ce432" table:content-validation-name="val4" table:formula="of:=VLOOKUP([.E17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7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5</text:p>
          </table:table-cell>
          <table:table-cell table:style-name="ce33"/>
          <table:table-cell table:style-name="ce34" table:content-validation-name="val10"/>
          <table:table-cell table:style-name="ce209" table:content-validation-name="val11"/>
          <table:table-cell table:style-name="ce432" table:content-validation-name="val4" table:formula="of:=VLOOKUP([.E18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6</text:p>
          </table:table-cell>
          <table:table-cell table:style-name="ce33"/>
          <table:table-cell table:style-name="ce34" table:content-validation-name="val10"/>
          <table:table-cell table:style-name="ce210" table:content-validation-name="val11"/>
          <table:table-cell table:style-name="ce432" table:content-validation-name="val4" table:formula="of:=VLOOKUP([.E18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7</text:p>
          </table:table-cell>
          <table:table-cell table:style-name="ce33"/>
          <table:table-cell table:style-name="ce34" table:content-validation-name="val10"/>
          <table:table-cell table:style-name="ce211" table:content-validation-name="val11"/>
          <table:table-cell table:style-name="ce432" table:content-validation-name="val4" table:formula="of:=VLOOKUP([.E18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8</text:p>
          </table:table-cell>
          <table:table-cell table:style-name="ce33"/>
          <table:table-cell table:style-name="ce34" table:content-validation-name="val10"/>
          <table:table-cell table:style-name="ce212" table:content-validation-name="val11"/>
          <table:table-cell table:style-name="ce432" table:content-validation-name="val4" table:formula="of:=VLOOKUP([.E18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79</text:p>
          </table:table-cell>
          <table:table-cell table:style-name="ce33"/>
          <table:table-cell table:style-name="ce34" table:content-validation-name="val10"/>
          <table:table-cell table:style-name="ce213" table:content-validation-name="val11"/>
          <table:table-cell table:style-name="ce432" table:content-validation-name="val4" table:formula="of:=VLOOKUP([.E18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0</text:p>
          </table:table-cell>
          <table:table-cell table:style-name="ce33"/>
          <table:table-cell table:style-name="ce34" table:content-validation-name="val10"/>
          <table:table-cell table:style-name="ce214" table:content-validation-name="val11"/>
          <table:table-cell table:style-name="ce432" table:content-validation-name="val4" table:formula="of:=VLOOKUP([.E18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1</text:p>
          </table:table-cell>
          <table:table-cell table:style-name="ce33"/>
          <table:table-cell table:style-name="ce34" table:content-validation-name="val10"/>
          <table:table-cell table:style-name="ce215" table:content-validation-name="val11"/>
          <table:table-cell table:style-name="ce432" table:content-validation-name="val4" table:formula="of:=VLOOKUP([.E18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2</text:p>
          </table:table-cell>
          <table:table-cell table:style-name="ce33"/>
          <table:table-cell table:style-name="ce34" table:content-validation-name="val10"/>
          <table:table-cell table:style-name="ce216" table:content-validation-name="val11"/>
          <table:table-cell table:style-name="ce432" table:content-validation-name="val4" table:formula="of:=VLOOKUP([.E18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3</text:p>
          </table:table-cell>
          <table:table-cell table:style-name="ce33"/>
          <table:table-cell table:style-name="ce34" table:content-validation-name="val10"/>
          <table:table-cell table:style-name="ce217" table:content-validation-name="val11"/>
          <table:table-cell table:style-name="ce432" table:content-validation-name="val4" table:formula="of:=VLOOKUP([.E18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4</text:p>
          </table:table-cell>
          <table:table-cell table:style-name="ce33"/>
          <table:table-cell table:style-name="ce34" table:content-validation-name="val10"/>
          <table:table-cell table:style-name="ce218" table:content-validation-name="val11"/>
          <table:table-cell table:style-name="ce432" table:content-validation-name="val4" table:formula="of:=VLOOKUP([.E18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8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5</text:p>
          </table:table-cell>
          <table:table-cell table:style-name="ce33"/>
          <table:table-cell table:style-name="ce34" table:content-validation-name="val10"/>
          <table:table-cell table:style-name="ce219" table:content-validation-name="val11"/>
          <table:table-cell table:style-name="ce432" table:content-validation-name="val4" table:formula="of:=VLOOKUP([.E19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6</text:p>
          </table:table-cell>
          <table:table-cell table:style-name="ce33"/>
          <table:table-cell table:style-name="ce34" table:content-validation-name="val10"/>
          <table:table-cell table:style-name="ce220" table:content-validation-name="val11"/>
          <table:table-cell table:style-name="ce432" table:content-validation-name="val4" table:formula="of:=VLOOKUP([.E19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7</text:p>
          </table:table-cell>
          <table:table-cell table:style-name="ce33"/>
          <table:table-cell table:style-name="ce34" table:content-validation-name="val10"/>
          <table:table-cell table:style-name="ce221" table:content-validation-name="val11"/>
          <table:table-cell table:style-name="ce432" table:content-validation-name="val4" table:formula="of:=VLOOKUP([.E19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8</text:p>
          </table:table-cell>
          <table:table-cell table:style-name="ce33"/>
          <table:table-cell table:style-name="ce34" table:content-validation-name="val10"/>
          <table:table-cell table:style-name="ce222" table:content-validation-name="val11"/>
          <table:table-cell table:style-name="ce432" table:content-validation-name="val4" table:formula="of:=VLOOKUP([.E19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89</text:p>
          </table:table-cell>
          <table:table-cell table:style-name="ce33"/>
          <table:table-cell table:style-name="ce34" table:content-validation-name="val10"/>
          <table:table-cell table:style-name="ce223" table:content-validation-name="val11"/>
          <table:table-cell table:style-name="ce432" table:content-validation-name="val4" table:formula="of:=VLOOKUP([.E19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0</text:p>
          </table:table-cell>
          <table:table-cell table:style-name="ce33"/>
          <table:table-cell table:style-name="ce34" table:content-validation-name="val10"/>
          <table:table-cell table:style-name="ce224" table:content-validation-name="val11"/>
          <table:table-cell table:style-name="ce432" table:content-validation-name="val4" table:formula="of:=VLOOKUP([.E19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1</text:p>
          </table:table-cell>
          <table:table-cell table:style-name="ce33"/>
          <table:table-cell table:style-name="ce34" table:content-validation-name="val10"/>
          <table:table-cell table:style-name="ce225" table:content-validation-name="val11"/>
          <table:table-cell table:style-name="ce432" table:content-validation-name="val4" table:formula="of:=VLOOKUP([.E19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2</text:p>
          </table:table-cell>
          <table:table-cell table:style-name="ce33"/>
          <table:table-cell table:style-name="ce34" table:content-validation-name="val10"/>
          <table:table-cell table:style-name="ce226" table:content-validation-name="val11"/>
          <table:table-cell table:style-name="ce432" table:content-validation-name="val4" table:formula="of:=VLOOKUP([.E19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3</text:p>
          </table:table-cell>
          <table:table-cell table:style-name="ce33"/>
          <table:table-cell table:style-name="ce34" table:content-validation-name="val10"/>
          <table:table-cell table:style-name="ce227" table:content-validation-name="val11"/>
          <table:table-cell table:style-name="ce432" table:content-validation-name="val4" table:formula="of:=VLOOKUP([.E19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4</text:p>
          </table:table-cell>
          <table:table-cell table:style-name="ce33"/>
          <table:table-cell table:style-name="ce34" table:content-validation-name="val10"/>
          <table:table-cell table:style-name="ce228" table:content-validation-name="val11"/>
          <table:table-cell table:style-name="ce432" table:content-validation-name="val4" table:formula="of:=VLOOKUP([.E19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19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5</text:p>
          </table:table-cell>
          <table:table-cell table:style-name="ce33"/>
          <table:table-cell table:style-name="ce34" table:content-validation-name="val10"/>
          <table:table-cell table:style-name="ce229" table:content-validation-name="val11"/>
          <table:table-cell table:style-name="ce432" table:content-validation-name="val4" table:formula="of:=VLOOKUP([.E20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6</text:p>
          </table:table-cell>
          <table:table-cell table:style-name="ce33"/>
          <table:table-cell table:style-name="ce34" table:content-validation-name="val10"/>
          <table:table-cell table:style-name="ce230" table:content-validation-name="val11"/>
          <table:table-cell table:style-name="ce432" table:content-validation-name="val4" table:formula="of:=VLOOKUP([.E20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7</text:p>
          </table:table-cell>
          <table:table-cell table:style-name="ce33"/>
          <table:table-cell table:style-name="ce34" table:content-validation-name="val10"/>
          <table:table-cell table:style-name="ce231" table:content-validation-name="val11"/>
          <table:table-cell table:style-name="ce432" table:content-validation-name="val4" table:formula="of:=VLOOKUP([.E20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8</text:p>
          </table:table-cell>
          <table:table-cell table:style-name="ce33"/>
          <table:table-cell table:style-name="ce34" table:content-validation-name="val10"/>
          <table:table-cell table:style-name="ce232" table:content-validation-name="val11"/>
          <table:table-cell table:style-name="ce432" table:content-validation-name="val4" table:formula="of:=VLOOKUP([.E20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199</text:p>
          </table:table-cell>
          <table:table-cell table:style-name="ce33"/>
          <table:table-cell table:style-name="ce34" table:content-validation-name="val10"/>
          <table:table-cell table:style-name="ce233" table:content-validation-name="val11"/>
          <table:table-cell table:style-name="ce432" table:content-validation-name="val4" table:formula="of:=VLOOKUP([.E20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0</text:p>
          </table:table-cell>
          <table:table-cell table:style-name="ce33"/>
          <table:table-cell table:style-name="ce34" table:content-validation-name="val10"/>
          <table:table-cell table:style-name="ce234" table:content-validation-name="val11"/>
          <table:table-cell table:style-name="ce432" table:content-validation-name="val4" table:formula="of:=VLOOKUP([.E20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1</text:p>
          </table:table-cell>
          <table:table-cell table:style-name="ce33"/>
          <table:table-cell table:style-name="ce34" table:content-validation-name="val10"/>
          <table:table-cell table:style-name="ce235" table:content-validation-name="val11"/>
          <table:table-cell table:style-name="ce432" table:content-validation-name="val4" table:formula="of:=VLOOKUP([.E20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2</text:p>
          </table:table-cell>
          <table:table-cell table:style-name="ce33"/>
          <table:table-cell table:style-name="ce34" table:content-validation-name="val10"/>
          <table:table-cell table:style-name="ce236" table:content-validation-name="val11"/>
          <table:table-cell table:style-name="ce432" table:content-validation-name="val4" table:formula="of:=VLOOKUP([.E20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3</text:p>
          </table:table-cell>
          <table:table-cell table:style-name="ce33"/>
          <table:table-cell table:style-name="ce34" table:content-validation-name="val10"/>
          <table:table-cell table:style-name="ce237" table:content-validation-name="val11"/>
          <table:table-cell table:style-name="ce432" table:content-validation-name="val4" table:formula="of:=VLOOKUP([.E20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4</text:p>
          </table:table-cell>
          <table:table-cell table:style-name="ce33"/>
          <table:table-cell table:style-name="ce34" table:content-validation-name="val10"/>
          <table:table-cell table:style-name="ce238" table:content-validation-name="val11"/>
          <table:table-cell table:style-name="ce432" table:content-validation-name="val4" table:formula="of:=VLOOKUP([.E20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0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5</text:p>
          </table:table-cell>
          <table:table-cell table:style-name="ce33"/>
          <table:table-cell table:style-name="ce34" table:content-validation-name="val10"/>
          <table:table-cell table:style-name="ce239" table:content-validation-name="val11"/>
          <table:table-cell table:style-name="ce432" table:content-validation-name="val4" table:formula="of:=VLOOKUP([.E21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6</text:p>
          </table:table-cell>
          <table:table-cell table:style-name="ce33"/>
          <table:table-cell table:style-name="ce34" table:content-validation-name="val10"/>
          <table:table-cell table:style-name="ce240" table:content-validation-name="val11"/>
          <table:table-cell table:style-name="ce432" table:content-validation-name="val4" table:formula="of:=VLOOKUP([.E21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7</text:p>
          </table:table-cell>
          <table:table-cell table:style-name="ce33"/>
          <table:table-cell table:style-name="ce34" table:content-validation-name="val10"/>
          <table:table-cell table:style-name="ce241" table:content-validation-name="val11"/>
          <table:table-cell table:style-name="ce432" table:content-validation-name="val4" table:formula="of:=VLOOKUP([.E21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8</text:p>
          </table:table-cell>
          <table:table-cell table:style-name="ce33"/>
          <table:table-cell table:style-name="ce34" table:content-validation-name="val10"/>
          <table:table-cell table:style-name="ce242" table:content-validation-name="val11"/>
          <table:table-cell table:style-name="ce432" table:content-validation-name="val4" table:formula="of:=VLOOKUP([.E21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09</text:p>
          </table:table-cell>
          <table:table-cell table:style-name="ce33"/>
          <table:table-cell table:style-name="ce34" table:content-validation-name="val10"/>
          <table:table-cell table:style-name="ce243" table:content-validation-name="val11"/>
          <table:table-cell table:style-name="ce432" table:content-validation-name="val4" table:formula="of:=VLOOKUP([.E21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0</text:p>
          </table:table-cell>
          <table:table-cell table:style-name="ce33"/>
          <table:table-cell table:style-name="ce34" table:content-validation-name="val10"/>
          <table:table-cell table:style-name="ce244" table:content-validation-name="val11"/>
          <table:table-cell table:style-name="ce432" table:content-validation-name="val4" table:formula="of:=VLOOKUP([.E21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1</text:p>
          </table:table-cell>
          <table:table-cell table:style-name="ce33"/>
          <table:table-cell table:style-name="ce34" table:content-validation-name="val10"/>
          <table:table-cell table:style-name="ce245" table:content-validation-name="val11"/>
          <table:table-cell table:style-name="ce432" table:content-validation-name="val4" table:formula="of:=VLOOKUP([.E21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2</text:p>
          </table:table-cell>
          <table:table-cell table:style-name="ce33"/>
          <table:table-cell table:style-name="ce34" table:content-validation-name="val10"/>
          <table:table-cell table:style-name="ce246" table:content-validation-name="val11"/>
          <table:table-cell table:style-name="ce432" table:content-validation-name="val4" table:formula="of:=VLOOKUP([.E21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3</text:p>
          </table:table-cell>
          <table:table-cell table:style-name="ce33"/>
          <table:table-cell table:style-name="ce34" table:content-validation-name="val10"/>
          <table:table-cell table:style-name="ce247" table:content-validation-name="val11"/>
          <table:table-cell table:style-name="ce432" table:content-validation-name="val4" table:formula="of:=VLOOKUP([.E21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4</text:p>
          </table:table-cell>
          <table:table-cell table:style-name="ce33"/>
          <table:table-cell table:style-name="ce34" table:content-validation-name="val10"/>
          <table:table-cell table:style-name="ce248" table:content-validation-name="val11"/>
          <table:table-cell table:style-name="ce432" table:content-validation-name="val4" table:formula="of:=VLOOKUP([.E21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1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5</text:p>
          </table:table-cell>
          <table:table-cell table:style-name="ce33"/>
          <table:table-cell table:style-name="ce34" table:content-validation-name="val10"/>
          <table:table-cell table:style-name="ce249" table:content-validation-name="val11"/>
          <table:table-cell table:style-name="ce432" table:content-validation-name="val4" table:formula="of:=VLOOKUP([.E22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6</text:p>
          </table:table-cell>
          <table:table-cell table:style-name="ce33"/>
          <table:table-cell table:style-name="ce34" table:content-validation-name="val10"/>
          <table:table-cell table:style-name="ce250" table:content-validation-name="val11"/>
          <table:table-cell table:style-name="ce432" table:content-validation-name="val4" table:formula="of:=VLOOKUP([.E22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7</text:p>
          </table:table-cell>
          <table:table-cell table:style-name="ce33"/>
          <table:table-cell table:style-name="ce34" table:content-validation-name="val10"/>
          <table:table-cell table:style-name="ce251" table:content-validation-name="val11"/>
          <table:table-cell table:style-name="ce432" table:content-validation-name="val4" table:formula="of:=VLOOKUP([.E22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8</text:p>
          </table:table-cell>
          <table:table-cell table:style-name="ce33"/>
          <table:table-cell table:style-name="ce34" table:content-validation-name="val10"/>
          <table:table-cell table:style-name="ce252" table:content-validation-name="val11"/>
          <table:table-cell table:style-name="ce432" table:content-validation-name="val4" table:formula="of:=VLOOKUP([.E22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19</text:p>
          </table:table-cell>
          <table:table-cell table:style-name="ce33"/>
          <table:table-cell table:style-name="ce34" table:content-validation-name="val10"/>
          <table:table-cell table:style-name="ce253" table:content-validation-name="val11"/>
          <table:table-cell table:style-name="ce432" table:content-validation-name="val4" table:formula="of:=VLOOKUP([.E22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0</text:p>
          </table:table-cell>
          <table:table-cell table:style-name="ce33"/>
          <table:table-cell table:style-name="ce34" table:content-validation-name="val10"/>
          <table:table-cell table:style-name="ce254" table:content-validation-name="val11"/>
          <table:table-cell table:style-name="ce432" table:content-validation-name="val4" table:formula="of:=VLOOKUP([.E22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1</text:p>
          </table:table-cell>
          <table:table-cell table:style-name="ce33"/>
          <table:table-cell table:style-name="ce34" table:content-validation-name="val10"/>
          <table:table-cell table:style-name="ce255" table:content-validation-name="val11"/>
          <table:table-cell table:style-name="ce432" table:content-validation-name="val4" table:formula="of:=VLOOKUP([.E22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2</text:p>
          </table:table-cell>
          <table:table-cell table:style-name="ce33"/>
          <table:table-cell table:style-name="ce34" table:content-validation-name="val10"/>
          <table:table-cell table:style-name="ce256" table:content-validation-name="val11"/>
          <table:table-cell table:style-name="ce432" table:content-validation-name="val4" table:formula="of:=VLOOKUP([.E22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3</text:p>
          </table:table-cell>
          <table:table-cell table:style-name="ce33"/>
          <table:table-cell table:style-name="ce34" table:content-validation-name="val10"/>
          <table:table-cell table:style-name="ce257" table:content-validation-name="val11"/>
          <table:table-cell table:style-name="ce432" table:content-validation-name="val4" table:formula="of:=VLOOKUP([.E22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4</text:p>
          </table:table-cell>
          <table:table-cell table:style-name="ce33"/>
          <table:table-cell table:style-name="ce34" table:content-validation-name="val10"/>
          <table:table-cell table:style-name="ce258" table:content-validation-name="val11"/>
          <table:table-cell table:style-name="ce432" table:content-validation-name="val4" table:formula="of:=VLOOKUP([.E22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2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style-name="ce29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5</text:p>
          </table:table-cell>
          <table:table-cell table:style-name="ce33"/>
          <table:table-cell table:style-name="ce34" table:content-validation-name="val10"/>
          <table:table-cell table:style-name="ce259" table:content-validation-name="val11"/>
          <table:table-cell table:style-name="ce432" table:content-validation-name="val4" table:formula="of:=VLOOKUP([.E23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6</text:p>
          </table:table-cell>
          <table:table-cell table:style-name="ce33"/>
          <table:table-cell table:style-name="ce34" table:content-validation-name="val10"/>
          <table:table-cell table:style-name="ce260" table:content-validation-name="val11"/>
          <table:table-cell table:style-name="ce432" table:content-validation-name="val4" table:formula="of:=VLOOKUP([.E23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7</text:p>
          </table:table-cell>
          <table:table-cell table:style-name="ce33"/>
          <table:table-cell table:style-name="ce34" table:content-validation-name="val10"/>
          <table:table-cell table:style-name="ce261" table:content-validation-name="val11"/>
          <table:table-cell table:style-name="ce432" table:content-validation-name="val4" table:formula="of:=VLOOKUP([.E23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8</text:p>
          </table:table-cell>
          <table:table-cell table:style-name="ce33"/>
          <table:table-cell table:style-name="ce34" table:content-validation-name="val10"/>
          <table:table-cell table:style-name="ce262" table:content-validation-name="val11"/>
          <table:table-cell table:style-name="ce432" table:content-validation-name="val4" table:formula="of:=VLOOKUP([.E23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29</text:p>
          </table:table-cell>
          <table:table-cell table:style-name="ce33"/>
          <table:table-cell table:style-name="ce34" table:content-validation-name="val10"/>
          <table:table-cell table:style-name="ce263" table:content-validation-name="val11"/>
          <table:table-cell table:style-name="ce432" table:content-validation-name="val4" table:formula="of:=VLOOKUP([.E23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0</text:p>
          </table:table-cell>
          <table:table-cell table:style-name="ce33"/>
          <table:table-cell table:style-name="ce34" table:content-validation-name="val10"/>
          <table:table-cell table:style-name="ce264" table:content-validation-name="val11"/>
          <table:table-cell table:style-name="ce432" table:content-validation-name="val4" table:formula="of:=VLOOKUP([.E23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1</text:p>
          </table:table-cell>
          <table:table-cell table:style-name="ce33"/>
          <table:table-cell table:style-name="ce34" table:content-validation-name="val10"/>
          <table:table-cell table:style-name="ce265" table:content-validation-name="val11"/>
          <table:table-cell table:style-name="ce432" table:content-validation-name="val4" table:formula="of:=VLOOKUP([.E23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2</text:p>
          </table:table-cell>
          <table:table-cell table:style-name="ce33"/>
          <table:table-cell table:style-name="ce34" table:content-validation-name="val10"/>
          <table:table-cell table:style-name="ce266" table:content-validation-name="val11"/>
          <table:table-cell table:style-name="ce432" table:content-validation-name="val4" table:formula="of:=VLOOKUP([.E23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3</text:p>
          </table:table-cell>
          <table:table-cell table:style-name="ce33"/>
          <table:table-cell table:style-name="ce34" table:content-validation-name="val10"/>
          <table:table-cell table:style-name="ce267" table:content-validation-name="val11"/>
          <table:table-cell table:style-name="ce432" table:content-validation-name="val4" table:formula="of:=VLOOKUP([.E23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4</text:p>
          </table:table-cell>
          <table:table-cell table:style-name="ce33"/>
          <table:table-cell table:style-name="ce34" table:content-validation-name="val10"/>
          <table:table-cell table:style-name="ce268" table:content-validation-name="val11"/>
          <table:table-cell table:style-name="ce432" table:content-validation-name="val4" table:formula="of:=VLOOKUP([.E23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3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5</text:p>
          </table:table-cell>
          <table:table-cell table:style-name="ce33"/>
          <table:table-cell table:style-name="ce34" table:content-validation-name="val10"/>
          <table:table-cell table:style-name="ce269" table:content-validation-name="val11"/>
          <table:table-cell table:style-name="ce432" table:content-validation-name="val4" table:formula="of:=VLOOKUP([.E24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6</text:p>
          </table:table-cell>
          <table:table-cell table:style-name="ce33"/>
          <table:table-cell table:style-name="ce34" table:content-validation-name="val10"/>
          <table:table-cell table:style-name="ce270" table:content-validation-name="val11"/>
          <table:table-cell table:style-name="ce432" table:content-validation-name="val4" table:formula="of:=VLOOKUP([.E24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7</text:p>
          </table:table-cell>
          <table:table-cell table:style-name="ce33"/>
          <table:table-cell table:style-name="ce34" table:content-validation-name="val10"/>
          <table:table-cell table:style-name="ce271" table:content-validation-name="val11"/>
          <table:table-cell table:style-name="ce432" table:content-validation-name="val4" table:formula="of:=VLOOKUP([.E24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8</text:p>
          </table:table-cell>
          <table:table-cell table:style-name="ce33"/>
          <table:table-cell table:style-name="ce34" table:content-validation-name="val10"/>
          <table:table-cell table:style-name="ce272" table:content-validation-name="val11"/>
          <table:table-cell table:style-name="ce432" table:content-validation-name="val4" table:formula="of:=VLOOKUP([.E24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39</text:p>
          </table:table-cell>
          <table:table-cell table:style-name="ce33"/>
          <table:table-cell table:style-name="ce34" table:content-validation-name="val10"/>
          <table:table-cell table:style-name="ce273" table:content-validation-name="val11"/>
          <table:table-cell table:style-name="ce432" table:content-validation-name="val4" table:formula="of:=VLOOKUP([.E24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0</text:p>
          </table:table-cell>
          <table:table-cell table:style-name="ce33"/>
          <table:table-cell table:style-name="ce34" table:content-validation-name="val10"/>
          <table:table-cell table:style-name="ce274" table:content-validation-name="val11"/>
          <table:table-cell table:style-name="ce432" table:content-validation-name="val4" table:formula="of:=VLOOKUP([.E24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1</text:p>
          </table:table-cell>
          <table:table-cell table:style-name="ce33"/>
          <table:table-cell table:style-name="ce34" table:content-validation-name="val10"/>
          <table:table-cell table:style-name="ce275" table:content-validation-name="val11"/>
          <table:table-cell table:style-name="ce432" table:content-validation-name="val4" table:formula="of:=VLOOKUP([.E24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2</text:p>
          </table:table-cell>
          <table:table-cell table:style-name="ce33"/>
          <table:table-cell table:style-name="ce34" table:content-validation-name="val10"/>
          <table:table-cell table:style-name="ce276" table:content-validation-name="val11"/>
          <table:table-cell table:style-name="ce432" table:content-validation-name="val4" table:formula="of:=VLOOKUP([.E24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3</text:p>
          </table:table-cell>
          <table:table-cell table:style-name="ce33"/>
          <table:table-cell table:style-name="ce34" table:content-validation-name="val10"/>
          <table:table-cell table:style-name="ce277" table:content-validation-name="val11"/>
          <table:table-cell table:style-name="ce432" table:content-validation-name="val4" table:formula="of:=VLOOKUP([.E24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4</text:p>
          </table:table-cell>
          <table:table-cell table:style-name="ce33"/>
          <table:table-cell table:style-name="ce34" table:content-validation-name="val10"/>
          <table:table-cell table:style-name="ce278" table:content-validation-name="val11"/>
          <table:table-cell table:style-name="ce432" table:content-validation-name="val4" table:formula="of:=VLOOKUP([.E24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4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5</text:p>
          </table:table-cell>
          <table:table-cell table:style-name="ce33"/>
          <table:table-cell table:style-name="ce34" table:content-validation-name="val10"/>
          <table:table-cell table:style-name="ce279" table:content-validation-name="val11"/>
          <table:table-cell table:style-name="ce432" table:content-validation-name="val4" table:formula="of:=VLOOKUP([.E25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6</text:p>
          </table:table-cell>
          <table:table-cell table:style-name="ce33"/>
          <table:table-cell table:style-name="ce34" table:content-validation-name="val10"/>
          <table:table-cell table:style-name="ce280" table:content-validation-name="val11"/>
          <table:table-cell table:style-name="ce432" table:content-validation-name="val4" table:formula="of:=VLOOKUP([.E25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7</text:p>
          </table:table-cell>
          <table:table-cell table:style-name="ce33"/>
          <table:table-cell table:style-name="ce34" table:content-validation-name="val10"/>
          <table:table-cell table:style-name="ce281" table:content-validation-name="val11"/>
          <table:table-cell table:style-name="ce432" table:content-validation-name="val4" table:formula="of:=VLOOKUP([.E25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8</text:p>
          </table:table-cell>
          <table:table-cell table:style-name="ce33"/>
          <table:table-cell table:style-name="ce34" table:content-validation-name="val10"/>
          <table:table-cell table:style-name="ce282" table:content-validation-name="val11"/>
          <table:table-cell table:style-name="ce432" table:content-validation-name="val4" table:formula="of:=VLOOKUP([.E25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49</text:p>
          </table:table-cell>
          <table:table-cell table:style-name="ce33"/>
          <table:table-cell table:style-name="ce34" table:content-validation-name="val10"/>
          <table:table-cell table:style-name="ce283" table:content-validation-name="val11"/>
          <table:table-cell table:style-name="ce432" table:content-validation-name="val4" table:formula="of:=VLOOKUP([.E25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0</text:p>
          </table:table-cell>
          <table:table-cell table:style-name="ce33"/>
          <table:table-cell table:style-name="ce34" table:content-validation-name="val10"/>
          <table:table-cell table:style-name="ce284" table:content-validation-name="val11"/>
          <table:table-cell table:style-name="ce432" table:content-validation-name="val4" table:formula="of:=VLOOKUP([.E25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1</text:p>
          </table:table-cell>
          <table:table-cell table:style-name="ce33"/>
          <table:table-cell table:style-name="ce34" table:content-validation-name="val10"/>
          <table:table-cell table:style-name="ce285" table:content-validation-name="val11"/>
          <table:table-cell table:style-name="ce432" table:content-validation-name="val4" table:formula="of:=VLOOKUP([.E25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2</text:p>
          </table:table-cell>
          <table:table-cell table:style-name="ce33"/>
          <table:table-cell table:style-name="ce34" table:content-validation-name="val10"/>
          <table:table-cell table:style-name="ce286" table:content-validation-name="val11"/>
          <table:table-cell table:style-name="ce432" table:content-validation-name="val4" table:formula="of:=VLOOKUP([.E25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3</text:p>
          </table:table-cell>
          <table:table-cell table:style-name="ce33"/>
          <table:table-cell table:style-name="ce34" table:content-validation-name="val10"/>
          <table:table-cell table:style-name="ce287" table:content-validation-name="val11"/>
          <table:table-cell table:style-name="ce432" table:content-validation-name="val4" table:formula="of:=VLOOKUP([.E25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4</text:p>
          </table:table-cell>
          <table:table-cell table:style-name="ce33"/>
          <table:table-cell table:style-name="ce34" table:content-validation-name="val10"/>
          <table:table-cell table:style-name="ce288" table:content-validation-name="val11"/>
          <table:table-cell table:style-name="ce432" table:content-validation-name="val4" table:formula="of:=VLOOKUP([.E25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5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5</text:p>
          </table:table-cell>
          <table:table-cell table:style-name="ce33"/>
          <table:table-cell table:style-name="ce34" table:content-validation-name="val10"/>
          <table:table-cell table:style-name="ce289" table:content-validation-name="val11"/>
          <table:table-cell table:style-name="ce432" table:content-validation-name="val4" table:formula="of:=VLOOKUP([.E26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6</text:p>
          </table:table-cell>
          <table:table-cell table:style-name="ce33"/>
          <table:table-cell table:style-name="ce34" table:content-validation-name="val10"/>
          <table:table-cell table:style-name="ce290" table:content-validation-name="val11"/>
          <table:table-cell table:style-name="ce432" table:content-validation-name="val4" table:formula="of:=VLOOKUP([.E26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7</text:p>
          </table:table-cell>
          <table:table-cell table:style-name="ce33"/>
          <table:table-cell table:style-name="ce34" table:content-validation-name="val10"/>
          <table:table-cell table:style-name="ce291" table:content-validation-name="val11"/>
          <table:table-cell table:style-name="ce432" table:content-validation-name="val4" table:formula="of:=VLOOKUP([.E26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8</text:p>
          </table:table-cell>
          <table:table-cell table:style-name="ce33"/>
          <table:table-cell table:style-name="ce34" table:content-validation-name="val10"/>
          <table:table-cell table:style-name="ce292" table:content-validation-name="val11"/>
          <table:table-cell table:style-name="ce432" table:content-validation-name="val4" table:formula="of:=VLOOKUP([.E26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59</text:p>
          </table:table-cell>
          <table:table-cell table:style-name="ce33"/>
          <table:table-cell table:style-name="ce34" table:content-validation-name="val10"/>
          <table:table-cell table:style-name="ce293" table:content-validation-name="val11"/>
          <table:table-cell table:style-name="ce432" table:content-validation-name="val4" table:formula="of:=VLOOKUP([.E26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60</text:p>
          </table:table-cell>
          <table:table-cell table:style-name="ce33"/>
          <table:table-cell table:style-name="ce34" table:content-validation-name="val10"/>
          <table:table-cell table:style-name="ce294" table:content-validation-name="val11"/>
          <table:table-cell table:style-name="ce432" table:content-validation-name="val4" table:formula="of:=VLOOKUP([.E26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>
            <text:p>BD_261</text:p>
          </table:table-cell>
          <table:table-cell table:style-name="ce33"/>
          <table:table-cell table:style-name="ce34" table:content-validation-name="val10"/>
          <table:table-cell table:style-name="ce295" table:content-validation-name="val11"/>
          <table:table-cell table:style-name="ce432" table:content-validation-name="val4" table:formula="of:=VLOOKUP([.E26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62</text:p>
          </table:table-cell>
          <table:table-cell table:style-name="ce33"/>
          <table:table-cell table:style-name="ce34" table:content-validation-name="val10"/>
          <table:table-cell table:style-name="ce296" table:content-validation-name="val11"/>
          <table:table-cell table:style-name="ce432" table:content-validation-name="val4" table:formula="of:=VLOOKUP([.E26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63</text:p>
          </table:table-cell>
          <table:table-cell table:style-name="ce33"/>
          <table:table-cell table:style-name="ce34" table:content-validation-name="val10"/>
          <table:table-cell table:style-name="ce297" table:content-validation-name="val11"/>
          <table:table-cell table:style-name="ce432" table:content-validation-name="val4" table:formula="of:=VLOOKUP([.E26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64</text:p>
          </table:table-cell>
          <table:table-cell table:style-name="ce33"/>
          <table:table-cell table:style-name="ce34" table:content-validation-name="val10"/>
          <table:table-cell table:style-name="ce298" table:content-validation-name="val11"/>
          <table:table-cell table:style-name="ce432" table:content-validation-name="val4" table:formula="of:=VLOOKUP([.E26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6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65</text:p>
          </table:table-cell>
          <table:table-cell table:style-name="ce33"/>
          <table:table-cell table:style-name="ce34" table:content-validation-name="val10"/>
          <table:table-cell table:style-name="ce299" table:content-validation-name="val11"/>
          <table:table-cell table:style-name="ce432" table:content-validation-name="val4" table:formula="of:=VLOOKUP([.E27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66</text:p>
          </table:table-cell>
          <table:table-cell table:style-name="ce33"/>
          <table:table-cell table:style-name="ce34" table:content-validation-name="val10"/>
          <table:table-cell table:style-name="ce300" table:content-validation-name="val11"/>
          <table:table-cell table:style-name="ce432" table:content-validation-name="val4" table:formula="of:=VLOOKUP([.E27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67</text:p>
          </table:table-cell>
          <table:table-cell table:style-name="ce33"/>
          <table:table-cell table:style-name="ce34" table:content-validation-name="val10"/>
          <table:table-cell table:style-name="ce301" table:content-validation-name="val11"/>
          <table:table-cell table:style-name="ce432" table:content-validation-name="val4" table:formula="of:=VLOOKUP([.E27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68</text:p>
          </table:table-cell>
          <table:table-cell table:style-name="ce33"/>
          <table:table-cell table:style-name="ce34" table:content-validation-name="val10"/>
          <table:table-cell table:style-name="ce302" table:content-validation-name="val11"/>
          <table:table-cell table:style-name="ce432" table:content-validation-name="val4" table:formula="of:=VLOOKUP([.E27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69</text:p>
          </table:table-cell>
          <table:table-cell table:style-name="ce33"/>
          <table:table-cell table:style-name="ce34" table:content-validation-name="val10"/>
          <table:table-cell table:style-name="ce303" table:content-validation-name="val11"/>
          <table:table-cell table:style-name="ce432" table:content-validation-name="val4" table:formula="of:=VLOOKUP([.E27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0</text:p>
          </table:table-cell>
          <table:table-cell table:style-name="ce33"/>
          <table:table-cell table:style-name="ce34" table:content-validation-name="val10"/>
          <table:table-cell table:style-name="ce304" table:content-validation-name="val11"/>
          <table:table-cell table:style-name="ce432" table:content-validation-name="val4" table:formula="of:=VLOOKUP([.E27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1</text:p>
          </table:table-cell>
          <table:table-cell table:style-name="ce33"/>
          <table:table-cell table:style-name="ce34" table:content-validation-name="val10"/>
          <table:table-cell table:style-name="ce305" table:content-validation-name="val11"/>
          <table:table-cell table:style-name="ce432" table:content-validation-name="val4" table:formula="of:=VLOOKUP([.E27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2</text:p>
          </table:table-cell>
          <table:table-cell table:style-name="ce33"/>
          <table:table-cell table:style-name="ce34" table:content-validation-name="val10"/>
          <table:table-cell table:style-name="ce306" table:content-validation-name="val11"/>
          <table:table-cell table:style-name="ce432" table:content-validation-name="val4" table:formula="of:=VLOOKUP([.E27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3</text:p>
          </table:table-cell>
          <table:table-cell table:style-name="ce33"/>
          <table:table-cell table:style-name="ce34" table:content-validation-name="val10"/>
          <table:table-cell table:style-name="ce307" table:content-validation-name="val11"/>
          <table:table-cell table:style-name="ce432" table:content-validation-name="val4" table:formula="of:=VLOOKUP([.E27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4</text:p>
          </table:table-cell>
          <table:table-cell table:style-name="ce33"/>
          <table:table-cell table:style-name="ce34" table:content-validation-name="val10"/>
          <table:table-cell table:style-name="ce308" table:content-validation-name="val11"/>
          <table:table-cell table:style-name="ce432" table:content-validation-name="val4" table:formula="of:=VLOOKUP([.E27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7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5</text:p>
          </table:table-cell>
          <table:table-cell table:style-name="ce33"/>
          <table:table-cell table:style-name="ce34" table:content-validation-name="val10"/>
          <table:table-cell table:style-name="ce309" table:content-validation-name="val11"/>
          <table:table-cell table:style-name="ce432" table:content-validation-name="val4" table:formula="of:=VLOOKUP([.E28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6</text:p>
          </table:table-cell>
          <table:table-cell table:style-name="ce33"/>
          <table:table-cell table:style-name="ce34" table:content-validation-name="val10"/>
          <table:table-cell table:style-name="ce310" table:content-validation-name="val11"/>
          <table:table-cell table:style-name="ce432" table:content-validation-name="val4" table:formula="of:=VLOOKUP([.E28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7</text:p>
          </table:table-cell>
          <table:table-cell table:style-name="ce33"/>
          <table:table-cell table:style-name="ce34" table:content-validation-name="val10"/>
          <table:table-cell table:style-name="ce311" table:content-validation-name="val11"/>
          <table:table-cell table:style-name="ce432" table:content-validation-name="val4" table:formula="of:=VLOOKUP([.E28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8</text:p>
          </table:table-cell>
          <table:table-cell table:style-name="ce33"/>
          <table:table-cell table:style-name="ce34" table:content-validation-name="val10"/>
          <table:table-cell table:style-name="ce312" table:content-validation-name="val11"/>
          <table:table-cell table:style-name="ce432" table:content-validation-name="val4" table:formula="of:=VLOOKUP([.E28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79</text:p>
          </table:table-cell>
          <table:table-cell table:style-name="ce33"/>
          <table:table-cell table:style-name="ce34" table:content-validation-name="val10"/>
          <table:table-cell table:style-name="ce313" table:content-validation-name="val11"/>
          <table:table-cell table:style-name="ce432" table:content-validation-name="val4" table:formula="of:=VLOOKUP([.E28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0</text:p>
          </table:table-cell>
          <table:table-cell table:style-name="ce33"/>
          <table:table-cell table:style-name="ce34" table:content-validation-name="val10"/>
          <table:table-cell table:style-name="ce314" table:content-validation-name="val11"/>
          <table:table-cell table:style-name="ce432" table:content-validation-name="val4" table:formula="of:=VLOOKUP([.E28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1</text:p>
          </table:table-cell>
          <table:table-cell table:style-name="ce33"/>
          <table:table-cell table:style-name="ce34" table:content-validation-name="val10"/>
          <table:table-cell table:style-name="ce315" table:content-validation-name="val11"/>
          <table:table-cell table:style-name="ce432" table:content-validation-name="val4" table:formula="of:=VLOOKUP([.E28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2</text:p>
          </table:table-cell>
          <table:table-cell table:style-name="ce33"/>
          <table:table-cell table:style-name="ce34" table:content-validation-name="val10"/>
          <table:table-cell table:style-name="ce316" table:content-validation-name="val11"/>
          <table:table-cell table:style-name="ce432" table:content-validation-name="val4" table:formula="of:=VLOOKUP([.E28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3</text:p>
          </table:table-cell>
          <table:table-cell table:style-name="ce33"/>
          <table:table-cell table:style-name="ce34" table:content-validation-name="val10"/>
          <table:table-cell table:style-name="ce317" table:content-validation-name="val11"/>
          <table:table-cell table:style-name="ce432" table:content-validation-name="val4" table:formula="of:=VLOOKUP([.E28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4</text:p>
          </table:table-cell>
          <table:table-cell table:style-name="ce33"/>
          <table:table-cell table:style-name="ce34" table:content-validation-name="val10"/>
          <table:table-cell table:style-name="ce318" table:content-validation-name="val11"/>
          <table:table-cell table:style-name="ce432" table:content-validation-name="val4" table:formula="of:=VLOOKUP([.E28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8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5</text:p>
          </table:table-cell>
          <table:table-cell table:style-name="ce33"/>
          <table:table-cell table:style-name="ce34" table:content-validation-name="val10"/>
          <table:table-cell table:style-name="ce319" table:content-validation-name="val11"/>
          <table:table-cell table:style-name="ce432" table:content-validation-name="val4" table:formula="of:=VLOOKUP([.E29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6</text:p>
          </table:table-cell>
          <table:table-cell table:style-name="ce33"/>
          <table:table-cell table:style-name="ce34" table:content-validation-name="val10"/>
          <table:table-cell table:style-name="ce320" table:content-validation-name="val11"/>
          <table:table-cell table:style-name="ce432" table:content-validation-name="val4" table:formula="of:=VLOOKUP([.E29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7</text:p>
          </table:table-cell>
          <table:table-cell table:style-name="ce33"/>
          <table:table-cell table:style-name="ce34" table:content-validation-name="val10"/>
          <table:table-cell table:style-name="ce321" table:content-validation-name="val11"/>
          <table:table-cell table:style-name="ce432" table:content-validation-name="val4" table:formula="of:=VLOOKUP([.E29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8</text:p>
          </table:table-cell>
          <table:table-cell table:style-name="ce33"/>
          <table:table-cell table:style-name="ce34" table:content-validation-name="val10"/>
          <table:table-cell table:style-name="ce322" table:content-validation-name="val11"/>
          <table:table-cell table:style-name="ce432" table:content-validation-name="val4" table:formula="of:=VLOOKUP([.E29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89</text:p>
          </table:table-cell>
          <table:table-cell table:style-name="ce33"/>
          <table:table-cell table:style-name="ce34" table:content-validation-name="val10"/>
          <table:table-cell table:style-name="ce323" table:content-validation-name="val11"/>
          <table:table-cell table:style-name="ce432" table:content-validation-name="val4" table:formula="of:=VLOOKUP([.E29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0</text:p>
          </table:table-cell>
          <table:table-cell table:style-name="ce33"/>
          <table:table-cell table:style-name="ce34" table:content-validation-name="val10"/>
          <table:table-cell table:style-name="ce324" table:content-validation-name="val11"/>
          <table:table-cell table:style-name="ce432" table:content-validation-name="val4" table:formula="of:=VLOOKUP([.E29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1</text:p>
          </table:table-cell>
          <table:table-cell table:style-name="ce33"/>
          <table:table-cell table:style-name="ce34" table:content-validation-name="val10"/>
          <table:table-cell table:style-name="ce325" table:content-validation-name="val11"/>
          <table:table-cell table:style-name="ce432" table:content-validation-name="val4" table:formula="of:=VLOOKUP([.E29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2</text:p>
          </table:table-cell>
          <table:table-cell table:style-name="ce33"/>
          <table:table-cell table:style-name="ce34" table:content-validation-name="val10"/>
          <table:table-cell table:style-name="ce326" table:content-validation-name="val11"/>
          <table:table-cell table:style-name="ce432" table:content-validation-name="val4" table:formula="of:=VLOOKUP([.E29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3</text:p>
          </table:table-cell>
          <table:table-cell table:style-name="ce33"/>
          <table:table-cell table:style-name="ce34" table:content-validation-name="val10"/>
          <table:table-cell table:style-name="ce327" table:content-validation-name="val11"/>
          <table:table-cell table:style-name="ce432" table:content-validation-name="val4" table:formula="of:=VLOOKUP([.E29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4</text:p>
          </table:table-cell>
          <table:table-cell table:style-name="ce33"/>
          <table:table-cell table:style-name="ce34" table:content-validation-name="val10"/>
          <table:table-cell table:style-name="ce328" table:content-validation-name="val11"/>
          <table:table-cell table:style-name="ce432" table:content-validation-name="val4" table:formula="of:=VLOOKUP([.E29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29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5</text:p>
          </table:table-cell>
          <table:table-cell table:style-name="ce33"/>
          <table:table-cell table:style-name="ce34" table:content-validation-name="val10"/>
          <table:table-cell table:style-name="ce329" table:content-validation-name="val11"/>
          <table:table-cell table:style-name="ce432" table:content-validation-name="val4" table:formula="of:=VLOOKUP([.E30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6</text:p>
          </table:table-cell>
          <table:table-cell table:style-name="ce33"/>
          <table:table-cell table:style-name="ce34" table:content-validation-name="val10"/>
          <table:table-cell table:style-name="ce330" table:content-validation-name="val11"/>
          <table:table-cell table:style-name="ce432" table:content-validation-name="val4" table:formula="of:=VLOOKUP([.E30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7</text:p>
          </table:table-cell>
          <table:table-cell table:style-name="ce33"/>
          <table:table-cell table:style-name="ce34" table:content-validation-name="val10"/>
          <table:table-cell table:style-name="ce331" table:content-validation-name="val11"/>
          <table:table-cell table:style-name="ce432" table:content-validation-name="val4" table:formula="of:=VLOOKUP([.E30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8</text:p>
          </table:table-cell>
          <table:table-cell table:style-name="ce33"/>
          <table:table-cell table:style-name="ce34" table:content-validation-name="val10"/>
          <table:table-cell table:style-name="ce332" table:content-validation-name="val11"/>
          <table:table-cell table:style-name="ce432" table:content-validation-name="val4" table:formula="of:=VLOOKUP([.E30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299</text:p>
          </table:table-cell>
          <table:table-cell table:style-name="ce33"/>
          <table:table-cell table:style-name="ce34" table:content-validation-name="val10"/>
          <table:table-cell table:style-name="ce333" table:content-validation-name="val11"/>
          <table:table-cell table:style-name="ce432" table:content-validation-name="val4" table:formula="of:=VLOOKUP([.E30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0</text:p>
          </table:table-cell>
          <table:table-cell table:style-name="ce33"/>
          <table:table-cell table:style-name="ce34" table:content-validation-name="val10"/>
          <table:table-cell table:style-name="ce334" table:content-validation-name="val11"/>
          <table:table-cell table:style-name="ce432" table:content-validation-name="val4" table:formula="of:=VLOOKUP([.E30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1</text:p>
          </table:table-cell>
          <table:table-cell table:style-name="ce33"/>
          <table:table-cell table:style-name="ce34" table:content-validation-name="val10"/>
          <table:table-cell table:style-name="ce335" table:content-validation-name="val11"/>
          <table:table-cell table:style-name="ce432" table:content-validation-name="val4" table:formula="of:=VLOOKUP([.E30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2</text:p>
          </table:table-cell>
          <table:table-cell table:style-name="ce33"/>
          <table:table-cell table:style-name="ce34" table:content-validation-name="val10"/>
          <table:table-cell table:style-name="ce336" table:content-validation-name="val11"/>
          <table:table-cell table:style-name="ce432" table:content-validation-name="val4" table:formula="of:=VLOOKUP([.E30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3</text:p>
          </table:table-cell>
          <table:table-cell table:style-name="ce33"/>
          <table:table-cell table:style-name="ce34" table:content-validation-name="val10"/>
          <table:table-cell table:style-name="ce337" table:content-validation-name="val11"/>
          <table:table-cell table:style-name="ce432" table:content-validation-name="val4" table:formula="of:=VLOOKUP([.E30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4</text:p>
          </table:table-cell>
          <table:table-cell table:style-name="ce33"/>
          <table:table-cell table:style-name="ce34" table:content-validation-name="val10"/>
          <table:table-cell table:style-name="ce338" table:content-validation-name="val11"/>
          <table:table-cell table:style-name="ce432" table:content-validation-name="val4" table:formula="of:=VLOOKUP([.E30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0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5</text:p>
          </table:table-cell>
          <table:table-cell table:style-name="ce33"/>
          <table:table-cell table:style-name="ce34" table:content-validation-name="val10"/>
          <table:table-cell table:style-name="ce339" table:content-validation-name="val11"/>
          <table:table-cell table:style-name="ce432" table:content-validation-name="val4" table:formula="of:=VLOOKUP([.E31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6</text:p>
          </table:table-cell>
          <table:table-cell table:style-name="ce33"/>
          <table:table-cell table:style-name="ce34" table:content-validation-name="val10"/>
          <table:table-cell table:style-name="ce340" table:content-validation-name="val11"/>
          <table:table-cell table:style-name="ce432" table:content-validation-name="val4" table:formula="of:=VLOOKUP([.E31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7</text:p>
          </table:table-cell>
          <table:table-cell table:style-name="ce33"/>
          <table:table-cell table:style-name="ce34" table:content-validation-name="val10"/>
          <table:table-cell table:style-name="ce341" table:content-validation-name="val11"/>
          <table:table-cell table:style-name="ce432" table:content-validation-name="val4" table:formula="of:=VLOOKUP([.E31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8</text:p>
          </table:table-cell>
          <table:table-cell table:style-name="ce33"/>
          <table:table-cell table:style-name="ce34" table:content-validation-name="val10"/>
          <table:table-cell table:style-name="ce342" table:content-validation-name="val11"/>
          <table:table-cell table:style-name="ce432" table:content-validation-name="val4" table:formula="of:=VLOOKUP([.E31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09</text:p>
          </table:table-cell>
          <table:table-cell table:style-name="ce33"/>
          <table:table-cell table:style-name="ce34" table:content-validation-name="val10"/>
          <table:table-cell table:style-name="ce343" table:content-validation-name="val11"/>
          <table:table-cell table:style-name="ce432" table:content-validation-name="val4" table:formula="of:=VLOOKUP([.E31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0</text:p>
          </table:table-cell>
          <table:table-cell table:style-name="ce33"/>
          <table:table-cell table:style-name="ce34" table:content-validation-name="val10"/>
          <table:table-cell table:style-name="ce344" table:content-validation-name="val11"/>
          <table:table-cell table:style-name="ce432" table:content-validation-name="val4" table:formula="of:=VLOOKUP([.E31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1</text:p>
          </table:table-cell>
          <table:table-cell table:style-name="ce33"/>
          <table:table-cell table:style-name="ce34" table:content-validation-name="val10"/>
          <table:table-cell table:style-name="ce345" table:content-validation-name="val11"/>
          <table:table-cell table:style-name="ce432" table:content-validation-name="val4" table:formula="of:=VLOOKUP([.E31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2</text:p>
          </table:table-cell>
          <table:table-cell table:style-name="ce33"/>
          <table:table-cell table:style-name="ce34" table:content-validation-name="val10"/>
          <table:table-cell table:style-name="ce346" table:content-validation-name="val11"/>
          <table:table-cell table:style-name="ce432" table:content-validation-name="val4" table:formula="of:=VLOOKUP([.E31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3</text:p>
          </table:table-cell>
          <table:table-cell table:style-name="ce33"/>
          <table:table-cell table:style-name="ce34" table:content-validation-name="val10"/>
          <table:table-cell table:style-name="ce347" table:content-validation-name="val11"/>
          <table:table-cell table:style-name="ce432" table:content-validation-name="val4" table:formula="of:=VLOOKUP([.E31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4</text:p>
          </table:table-cell>
          <table:table-cell table:style-name="ce33"/>
          <table:table-cell table:style-name="ce34" table:content-validation-name="val10"/>
          <table:table-cell table:style-name="ce348" table:content-validation-name="val11"/>
          <table:table-cell table:style-name="ce432" table:content-validation-name="val4" table:formula="of:=VLOOKUP([.E31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1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5</text:p>
          </table:table-cell>
          <table:table-cell table:style-name="ce33"/>
          <table:table-cell table:style-name="ce34" table:content-validation-name="val10"/>
          <table:table-cell table:style-name="ce349" table:content-validation-name="val11"/>
          <table:table-cell table:style-name="ce432" table:content-validation-name="val4" table:formula="of:=VLOOKUP([.E32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6</text:p>
          </table:table-cell>
          <table:table-cell table:style-name="ce33"/>
          <table:table-cell table:style-name="ce34" table:content-validation-name="val10"/>
          <table:table-cell table:style-name="ce350" table:content-validation-name="val11"/>
          <table:table-cell table:style-name="ce432" table:content-validation-name="val4" table:formula="of:=VLOOKUP([.E32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7</text:p>
          </table:table-cell>
          <table:table-cell table:style-name="ce33"/>
          <table:table-cell table:style-name="ce34" table:content-validation-name="val10"/>
          <table:table-cell table:style-name="ce351" table:content-validation-name="val11"/>
          <table:table-cell table:style-name="ce432" table:content-validation-name="val4" table:formula="of:=VLOOKUP([.E32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8</text:p>
          </table:table-cell>
          <table:table-cell table:style-name="ce33"/>
          <table:table-cell table:style-name="ce34" table:content-validation-name="val10"/>
          <table:table-cell table:style-name="ce352" table:content-validation-name="val11"/>
          <table:table-cell table:style-name="ce432" table:content-validation-name="val4" table:formula="of:=VLOOKUP([.E32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19</text:p>
          </table:table-cell>
          <table:table-cell table:style-name="ce33"/>
          <table:table-cell table:style-name="ce34" table:content-validation-name="val10"/>
          <table:table-cell table:style-name="ce353" table:content-validation-name="val11"/>
          <table:table-cell table:style-name="ce432" table:content-validation-name="val4" table:formula="of:=VLOOKUP([.E32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0</text:p>
          </table:table-cell>
          <table:table-cell table:style-name="ce33"/>
          <table:table-cell table:style-name="ce34" table:content-validation-name="val10"/>
          <table:table-cell table:style-name="ce354" table:content-validation-name="val11"/>
          <table:table-cell table:style-name="ce432" table:content-validation-name="val4" table:formula="of:=VLOOKUP([.E32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1</text:p>
          </table:table-cell>
          <table:table-cell table:style-name="ce33"/>
          <table:table-cell table:style-name="ce34" table:content-validation-name="val10"/>
          <table:table-cell table:style-name="ce355" table:content-validation-name="val11"/>
          <table:table-cell table:style-name="ce432" table:content-validation-name="val4" table:formula="of:=VLOOKUP([.E32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2</text:p>
          </table:table-cell>
          <table:table-cell table:style-name="ce33"/>
          <table:table-cell table:style-name="ce34" table:content-validation-name="val10"/>
          <table:table-cell table:style-name="ce356" table:content-validation-name="val11"/>
          <table:table-cell table:style-name="ce432" table:content-validation-name="val4" table:formula="of:=VLOOKUP([.E32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3</text:p>
          </table:table-cell>
          <table:table-cell table:style-name="ce33"/>
          <table:table-cell table:style-name="ce34" table:content-validation-name="val10"/>
          <table:table-cell table:style-name="ce357" table:content-validation-name="val11"/>
          <table:table-cell table:style-name="ce432" table:content-validation-name="val4" table:formula="of:=VLOOKUP([.E32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4</text:p>
          </table:table-cell>
          <table:table-cell table:style-name="ce33"/>
          <table:table-cell table:style-name="ce34" table:content-validation-name="val10"/>
          <table:table-cell table:style-name="ce358" table:content-validation-name="val11"/>
          <table:table-cell table:style-name="ce432" table:content-validation-name="val4" table:formula="of:=VLOOKUP([.E32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2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5</text:p>
          </table:table-cell>
          <table:table-cell table:style-name="ce33"/>
          <table:table-cell table:style-name="ce34" table:content-validation-name="val10"/>
          <table:table-cell table:style-name="ce359" table:content-validation-name="val11"/>
          <table:table-cell table:style-name="ce432" table:content-validation-name="val4" table:formula="of:=VLOOKUP([.E33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6</text:p>
          </table:table-cell>
          <table:table-cell table:style-name="ce33"/>
          <table:table-cell table:style-name="ce34" table:content-validation-name="val10"/>
          <table:table-cell table:style-name="ce360" table:content-validation-name="val11"/>
          <table:table-cell table:style-name="ce432" table:content-validation-name="val4" table:formula="of:=VLOOKUP([.E33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7</text:p>
          </table:table-cell>
          <table:table-cell table:style-name="ce33"/>
          <table:table-cell table:style-name="ce34" table:content-validation-name="val10"/>
          <table:table-cell table:style-name="ce361" table:content-validation-name="val11"/>
          <table:table-cell table:style-name="ce432" table:content-validation-name="val4" table:formula="of:=VLOOKUP([.E33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8</text:p>
          </table:table-cell>
          <table:table-cell table:style-name="ce33"/>
          <table:table-cell table:style-name="ce34" table:content-validation-name="val10"/>
          <table:table-cell table:style-name="ce362" table:content-validation-name="val11"/>
          <table:table-cell table:style-name="ce432" table:content-validation-name="val4" table:formula="of:=VLOOKUP([.E33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29</text:p>
          </table:table-cell>
          <table:table-cell table:style-name="ce33"/>
          <table:table-cell table:style-name="ce34" table:content-validation-name="val10"/>
          <table:table-cell table:style-name="ce363" table:content-validation-name="val11"/>
          <table:table-cell table:style-name="ce432" table:content-validation-name="val4" table:formula="of:=VLOOKUP([.E33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0</text:p>
          </table:table-cell>
          <table:table-cell table:style-name="ce33"/>
          <table:table-cell table:style-name="ce34" table:content-validation-name="val10"/>
          <table:table-cell table:style-name="ce364" table:content-validation-name="val11"/>
          <table:table-cell table:style-name="ce432" table:content-validation-name="val4" table:formula="of:=VLOOKUP([.E33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1</text:p>
          </table:table-cell>
          <table:table-cell table:style-name="ce33"/>
          <table:table-cell table:style-name="ce34" table:content-validation-name="val10"/>
          <table:table-cell table:style-name="ce365" table:content-validation-name="val11"/>
          <table:table-cell table:style-name="ce432" table:content-validation-name="val4" table:formula="of:=VLOOKUP([.E33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2</text:p>
          </table:table-cell>
          <table:table-cell table:style-name="ce33"/>
          <table:table-cell table:style-name="ce34" table:content-validation-name="val10"/>
          <table:table-cell table:style-name="ce366" table:content-validation-name="val11"/>
          <table:table-cell table:style-name="ce432" table:content-validation-name="val4" table:formula="of:=VLOOKUP([.E33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3</text:p>
          </table:table-cell>
          <table:table-cell table:style-name="ce33"/>
          <table:table-cell table:style-name="ce34" table:content-validation-name="val10"/>
          <table:table-cell table:style-name="ce367" table:content-validation-name="val11"/>
          <table:table-cell table:style-name="ce432" table:content-validation-name="val4" table:formula="of:=VLOOKUP([.E33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4</text:p>
          </table:table-cell>
          <table:table-cell table:style-name="ce33"/>
          <table:table-cell table:style-name="ce34" table:content-validation-name="val10"/>
          <table:table-cell table:style-name="ce368" table:content-validation-name="val11"/>
          <table:table-cell table:style-name="ce432" table:content-validation-name="val4" table:formula="of:=VLOOKUP([.E33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3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5</text:p>
          </table:table-cell>
          <table:table-cell table:style-name="ce33"/>
          <table:table-cell table:style-name="ce34" table:content-validation-name="val10"/>
          <table:table-cell table:style-name="ce369" table:content-validation-name="val11"/>
          <table:table-cell table:style-name="ce432" table:content-validation-name="val4" table:formula="of:=VLOOKUP([.E34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6</text:p>
          </table:table-cell>
          <table:table-cell table:style-name="ce33"/>
          <table:table-cell table:style-name="ce34" table:content-validation-name="val10"/>
          <table:table-cell table:style-name="ce370" table:content-validation-name="val11"/>
          <table:table-cell table:style-name="ce432" table:content-validation-name="val4" table:formula="of:=VLOOKUP([.E34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7</text:p>
          </table:table-cell>
          <table:table-cell table:style-name="ce33"/>
          <table:table-cell table:style-name="ce34" table:content-validation-name="val10"/>
          <table:table-cell table:style-name="ce371" table:content-validation-name="val11"/>
          <table:table-cell table:style-name="ce432" table:content-validation-name="val4" table:formula="of:=VLOOKUP([.E34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8</text:p>
          </table:table-cell>
          <table:table-cell table:style-name="ce33"/>
          <table:table-cell table:style-name="ce34" table:content-validation-name="val10"/>
          <table:table-cell table:style-name="ce372" table:content-validation-name="val11"/>
          <table:table-cell table:style-name="ce432" table:content-validation-name="val4" table:formula="of:=VLOOKUP([.E34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39</text:p>
          </table:table-cell>
          <table:table-cell table:style-name="ce33"/>
          <table:table-cell table:style-name="ce34" table:content-validation-name="val10"/>
          <table:table-cell table:style-name="ce373" table:content-validation-name="val11"/>
          <table:table-cell table:style-name="ce432" table:content-validation-name="val4" table:formula="of:=VLOOKUP([.E34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0</text:p>
          </table:table-cell>
          <table:table-cell table:style-name="ce33"/>
          <table:table-cell table:style-name="ce34" table:content-validation-name="val10"/>
          <table:table-cell table:style-name="ce374" table:content-validation-name="val11"/>
          <table:table-cell table:style-name="ce432" table:content-validation-name="val4" table:formula="of:=VLOOKUP([.E34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1</text:p>
          </table:table-cell>
          <table:table-cell table:style-name="ce33"/>
          <table:table-cell table:style-name="ce34" table:content-validation-name="val10"/>
          <table:table-cell table:style-name="ce375" table:content-validation-name="val11"/>
          <table:table-cell table:style-name="ce432" table:content-validation-name="val4" table:formula="of:=VLOOKUP([.E34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2</text:p>
          </table:table-cell>
          <table:table-cell table:style-name="ce33"/>
          <table:table-cell table:style-name="ce34" table:content-validation-name="val10"/>
          <table:table-cell table:style-name="ce376" table:content-validation-name="val11"/>
          <table:table-cell table:style-name="ce432" table:content-validation-name="val4" table:formula="of:=VLOOKUP([.E34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3</text:p>
          </table:table-cell>
          <table:table-cell table:style-name="ce33"/>
          <table:table-cell table:style-name="ce34" table:content-validation-name="val10"/>
          <table:table-cell table:style-name="ce377" table:content-validation-name="val11"/>
          <table:table-cell table:style-name="ce432" table:content-validation-name="val4" table:formula="of:=VLOOKUP([.E34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4</text:p>
          </table:table-cell>
          <table:table-cell table:style-name="ce33"/>
          <table:table-cell table:style-name="ce34" table:content-validation-name="val10"/>
          <table:table-cell table:style-name="ce378" table:content-validation-name="val11"/>
          <table:table-cell table:style-name="ce432" table:content-validation-name="val4" table:formula="of:=VLOOKUP([.E34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4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5</text:p>
          </table:table-cell>
          <table:table-cell table:style-name="ce33"/>
          <table:table-cell table:style-name="ce34" table:content-validation-name="val10"/>
          <table:table-cell table:style-name="ce379" table:content-validation-name="val11"/>
          <table:table-cell table:style-name="ce432" table:content-validation-name="val4" table:formula="of:=VLOOKUP([.E35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6</text:p>
          </table:table-cell>
          <table:table-cell table:style-name="ce33"/>
          <table:table-cell table:style-name="ce34" table:content-validation-name="val10"/>
          <table:table-cell table:style-name="ce380" table:content-validation-name="val11"/>
          <table:table-cell table:style-name="ce432" table:content-validation-name="val4" table:formula="of:=VLOOKUP([.E35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7</text:p>
          </table:table-cell>
          <table:table-cell table:style-name="ce33"/>
          <table:table-cell table:style-name="ce34" table:content-validation-name="val10"/>
          <table:table-cell table:style-name="ce381" table:content-validation-name="val11"/>
          <table:table-cell table:style-name="ce432" table:content-validation-name="val4" table:formula="of:=VLOOKUP([.E35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8</text:p>
          </table:table-cell>
          <table:table-cell table:style-name="ce33"/>
          <table:table-cell table:style-name="ce34" table:content-validation-name="val10"/>
          <table:table-cell table:style-name="ce382" table:content-validation-name="val11"/>
          <table:table-cell table:style-name="ce432" table:content-validation-name="val4" table:formula="of:=VLOOKUP([.E35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49</text:p>
          </table:table-cell>
          <table:table-cell table:style-name="ce33"/>
          <table:table-cell table:style-name="ce34" table:content-validation-name="val10"/>
          <table:table-cell table:style-name="ce383" table:content-validation-name="val11"/>
          <table:table-cell table:style-name="ce432" table:content-validation-name="val4" table:formula="of:=VLOOKUP([.E35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0</text:p>
          </table:table-cell>
          <table:table-cell table:style-name="ce33"/>
          <table:table-cell table:style-name="ce34" table:content-validation-name="val10"/>
          <table:table-cell table:style-name="ce384" table:content-validation-name="val11"/>
          <table:table-cell table:style-name="ce432" table:content-validation-name="val4" table:formula="of:=VLOOKUP([.E35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1</text:p>
          </table:table-cell>
          <table:table-cell table:style-name="ce33"/>
          <table:table-cell table:style-name="ce34" table:content-validation-name="val10"/>
          <table:table-cell table:style-name="ce385" table:content-validation-name="val11"/>
          <table:table-cell table:style-name="ce432" table:content-validation-name="val4" table:formula="of:=VLOOKUP([.E35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2</text:p>
          </table:table-cell>
          <table:table-cell table:style-name="ce33"/>
          <table:table-cell table:style-name="ce34" table:content-validation-name="val10"/>
          <table:table-cell table:style-name="ce386" table:content-validation-name="val11"/>
          <table:table-cell table:style-name="ce432" table:content-validation-name="val4" table:formula="of:=VLOOKUP([.E35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3</text:p>
          </table:table-cell>
          <table:table-cell table:style-name="ce33"/>
          <table:table-cell table:style-name="ce34" table:content-validation-name="val10"/>
          <table:table-cell table:style-name="ce387" table:content-validation-name="val11"/>
          <table:table-cell table:style-name="ce432" table:content-validation-name="val4" table:formula="of:=VLOOKUP([.E35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4</text:p>
          </table:table-cell>
          <table:table-cell table:style-name="ce33"/>
          <table:table-cell table:style-name="ce34" table:content-validation-name="val10"/>
          <table:table-cell table:style-name="ce388" table:content-validation-name="val11"/>
          <table:table-cell table:style-name="ce432" table:content-validation-name="val4" table:formula="of:=VLOOKUP([.E35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5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5</text:p>
          </table:table-cell>
          <table:table-cell table:style-name="ce33"/>
          <table:table-cell table:style-name="ce34" table:content-validation-name="val10"/>
          <table:table-cell table:style-name="ce389" table:content-validation-name="val11"/>
          <table:table-cell table:style-name="ce432" table:content-validation-name="val4" table:formula="of:=VLOOKUP([.E36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6</text:p>
          </table:table-cell>
          <table:table-cell table:style-name="ce33"/>
          <table:table-cell table:style-name="ce34" table:content-validation-name="val10"/>
          <table:table-cell table:style-name="ce390" table:content-validation-name="val11"/>
          <table:table-cell table:style-name="ce432" table:content-validation-name="val4" table:formula="of:=VLOOKUP([.E36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7</text:p>
          </table:table-cell>
          <table:table-cell table:style-name="ce33"/>
          <table:table-cell table:style-name="ce34" table:content-validation-name="val10"/>
          <table:table-cell table:style-name="ce391" table:content-validation-name="val11"/>
          <table:table-cell table:style-name="ce432" table:content-validation-name="val4" table:formula="of:=VLOOKUP([.E36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8</text:p>
          </table:table-cell>
          <table:table-cell table:style-name="ce33"/>
          <table:table-cell table:style-name="ce34" table:content-validation-name="val10"/>
          <table:table-cell table:style-name="ce392" table:content-validation-name="val11"/>
          <table:table-cell table:style-name="ce432" table:content-validation-name="val4" table:formula="of:=VLOOKUP([.E36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59</text:p>
          </table:table-cell>
          <table:table-cell table:style-name="ce33"/>
          <table:table-cell table:style-name="ce34" table:content-validation-name="val10"/>
          <table:table-cell table:style-name="ce393" table:content-validation-name="val11"/>
          <table:table-cell table:style-name="ce432" table:content-validation-name="val4" table:formula="of:=VLOOKUP([.E36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0</text:p>
          </table:table-cell>
          <table:table-cell table:style-name="ce33"/>
          <table:table-cell table:style-name="ce34" table:content-validation-name="val10"/>
          <table:table-cell table:style-name="ce394" table:content-validation-name="val11"/>
          <table:table-cell table:style-name="ce432" table:content-validation-name="val4" table:formula="of:=VLOOKUP([.E36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1</text:p>
          </table:table-cell>
          <table:table-cell table:style-name="ce33"/>
          <table:table-cell table:style-name="ce34" table:content-validation-name="val10"/>
          <table:table-cell table:style-name="ce395" table:content-validation-name="val11"/>
          <table:table-cell table:style-name="ce432" table:content-validation-name="val4" table:formula="of:=VLOOKUP([.E36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2</text:p>
          </table:table-cell>
          <table:table-cell table:style-name="ce33"/>
          <table:table-cell table:style-name="ce34" table:content-validation-name="val10"/>
          <table:table-cell table:style-name="ce396" table:content-validation-name="val11"/>
          <table:table-cell table:style-name="ce432" table:content-validation-name="val4" table:formula="of:=VLOOKUP([.E36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3</text:p>
          </table:table-cell>
          <table:table-cell table:style-name="ce33"/>
          <table:table-cell table:style-name="ce34" table:content-validation-name="val10"/>
          <table:table-cell table:style-name="ce397" table:content-validation-name="val11"/>
          <table:table-cell table:style-name="ce432" table:content-validation-name="val4" table:formula="of:=VLOOKUP([.E36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4</text:p>
          </table:table-cell>
          <table:table-cell table:style-name="ce33"/>
          <table:table-cell table:style-name="ce34" table:content-validation-name="val10"/>
          <table:table-cell table:style-name="ce398" table:content-validation-name="val11"/>
          <table:table-cell table:style-name="ce432" table:content-validation-name="val4" table:formula="of:=VLOOKUP([.E36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6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5</text:p>
          </table:table-cell>
          <table:table-cell table:style-name="ce33"/>
          <table:table-cell table:style-name="ce34" table:content-validation-name="val10"/>
          <table:table-cell table:style-name="ce399" table:content-validation-name="val11"/>
          <table:table-cell table:style-name="ce432" table:content-validation-name="val4" table:formula="of:=VLOOKUP([.E37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6</text:p>
          </table:table-cell>
          <table:table-cell table:style-name="ce33"/>
          <table:table-cell table:style-name="ce34" table:content-validation-name="val10"/>
          <table:table-cell table:style-name="ce400" table:content-validation-name="val11"/>
          <table:table-cell table:style-name="ce432" table:content-validation-name="val4" table:formula="of:=VLOOKUP([.E37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7</text:p>
          </table:table-cell>
          <table:table-cell table:style-name="ce33"/>
          <table:table-cell table:style-name="ce34" table:content-validation-name="val10"/>
          <table:table-cell table:style-name="ce401" table:content-validation-name="val11"/>
          <table:table-cell table:style-name="ce432" table:content-validation-name="val4" table:formula="of:=VLOOKUP([.E37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8</text:p>
          </table:table-cell>
          <table:table-cell table:style-name="ce33"/>
          <table:table-cell table:style-name="ce34" table:content-validation-name="val10"/>
          <table:table-cell table:style-name="ce402" table:content-validation-name="val11"/>
          <table:table-cell table:style-name="ce432" table:content-validation-name="val4" table:formula="of:=VLOOKUP([.E37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69</text:p>
          </table:table-cell>
          <table:table-cell table:style-name="ce33"/>
          <table:table-cell table:style-name="ce34" table:content-validation-name="val10"/>
          <table:table-cell table:style-name="ce403" table:content-validation-name="val11"/>
          <table:table-cell table:style-name="ce432" table:content-validation-name="val4" table:formula="of:=VLOOKUP([.E37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0</text:p>
          </table:table-cell>
          <table:table-cell table:style-name="ce33"/>
          <table:table-cell table:style-name="ce34" table:content-validation-name="val10"/>
          <table:table-cell table:style-name="ce404" table:content-validation-name="val11"/>
          <table:table-cell table:style-name="ce432" table:content-validation-name="val4" table:formula="of:=VLOOKUP([.E37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1</text:p>
          </table:table-cell>
          <table:table-cell table:style-name="ce33"/>
          <table:table-cell table:style-name="ce34" table:content-validation-name="val10"/>
          <table:table-cell table:style-name="ce405" table:content-validation-name="val11"/>
          <table:table-cell table:style-name="ce432" table:content-validation-name="val4" table:formula="of:=VLOOKUP([.E37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2</text:p>
          </table:table-cell>
          <table:table-cell table:style-name="ce33"/>
          <table:table-cell table:style-name="ce34" table:content-validation-name="val10"/>
          <table:table-cell table:style-name="ce406" table:content-validation-name="val11"/>
          <table:table-cell table:style-name="ce432" table:content-validation-name="val4" table:formula="of:=VLOOKUP([.E37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3</text:p>
          </table:table-cell>
          <table:table-cell table:style-name="ce33"/>
          <table:table-cell table:style-name="ce34" table:content-validation-name="val10"/>
          <table:table-cell table:style-name="ce407" table:content-validation-name="val11"/>
          <table:table-cell table:style-name="ce432" table:content-validation-name="val4" table:formula="of:=VLOOKUP([.E37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4</text:p>
          </table:table-cell>
          <table:table-cell table:style-name="ce33"/>
          <table:table-cell table:style-name="ce34" table:content-validation-name="val10"/>
          <table:table-cell table:style-name="ce408" table:content-validation-name="val11"/>
          <table:table-cell table:style-name="ce432" table:content-validation-name="val4" table:formula="of:=VLOOKUP([.E37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7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5</text:p>
          </table:table-cell>
          <table:table-cell table:style-name="ce33"/>
          <table:table-cell table:style-name="ce34" table:content-validation-name="val10"/>
          <table:table-cell table:style-name="ce409" table:content-validation-name="val11"/>
          <table:table-cell table:style-name="ce432" table:content-validation-name="val4" table:formula="of:=VLOOKUP([.E38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6</text:p>
          </table:table-cell>
          <table:table-cell table:style-name="ce33"/>
          <table:table-cell table:style-name="ce34" table:content-validation-name="val10"/>
          <table:table-cell table:style-name="ce410" table:content-validation-name="val11"/>
          <table:table-cell table:style-name="ce432" table:content-validation-name="val4" table:formula="of:=VLOOKUP([.E38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7</text:p>
          </table:table-cell>
          <table:table-cell table:style-name="ce33"/>
          <table:table-cell table:style-name="ce34" table:content-validation-name="val10"/>
          <table:table-cell table:style-name="ce411" table:content-validation-name="val11"/>
          <table:table-cell table:style-name="ce432" table:content-validation-name="val4" table:formula="of:=VLOOKUP([.E38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8</text:p>
          </table:table-cell>
          <table:table-cell table:style-name="ce33"/>
          <table:table-cell table:style-name="ce34" table:content-validation-name="val10"/>
          <table:table-cell table:style-name="ce412" table:content-validation-name="val11"/>
          <table:table-cell table:style-name="ce432" table:content-validation-name="val4" table:formula="of:=VLOOKUP([.E38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79</text:p>
          </table:table-cell>
          <table:table-cell table:style-name="ce33"/>
          <table:table-cell table:style-name="ce34" table:content-validation-name="val10"/>
          <table:table-cell table:style-name="ce413" table:content-validation-name="val11"/>
          <table:table-cell table:style-name="ce432" table:content-validation-name="val4" table:formula="of:=VLOOKUP([.E38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0</text:p>
          </table:table-cell>
          <table:table-cell table:style-name="ce33"/>
          <table:table-cell table:style-name="ce34" table:content-validation-name="val10"/>
          <table:table-cell table:style-name="ce414" table:content-validation-name="val11"/>
          <table:table-cell table:style-name="ce432" table:content-validation-name="val4" table:formula="of:=VLOOKUP([.E38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1</text:p>
          </table:table-cell>
          <table:table-cell table:style-name="ce33"/>
          <table:table-cell table:style-name="ce34" table:content-validation-name="val10"/>
          <table:table-cell table:style-name="ce415" table:content-validation-name="val11"/>
          <table:table-cell table:style-name="ce432" table:content-validation-name="val4" table:formula="of:=VLOOKUP([.E38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2</text:p>
          </table:table-cell>
          <table:table-cell table:style-name="ce33"/>
          <table:table-cell table:style-name="ce34" table:content-validation-name="val10"/>
          <table:table-cell table:style-name="ce416" table:content-validation-name="val11"/>
          <table:table-cell table:style-name="ce432" table:content-validation-name="val4" table:formula="of:=VLOOKUP([.E38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3</text:p>
          </table:table-cell>
          <table:table-cell table:style-name="ce33"/>
          <table:table-cell table:style-name="ce34" table:content-validation-name="val10"/>
          <table:table-cell table:style-name="ce417" table:content-validation-name="val11"/>
          <table:table-cell table:style-name="ce432" table:content-validation-name="val4" table:formula="of:=VLOOKUP([.E38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4</text:p>
          </table:table-cell>
          <table:table-cell table:style-name="ce33"/>
          <table:table-cell table:style-name="ce34" table:content-validation-name="val10"/>
          <table:table-cell table:style-name="ce418" table:content-validation-name="val11"/>
          <table:table-cell table:style-name="ce432" table:content-validation-name="val4" table:formula="of:=VLOOKUP([.E38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8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5</text:p>
          </table:table-cell>
          <table:table-cell table:style-name="ce33"/>
          <table:table-cell table:style-name="ce34" table:content-validation-name="val10"/>
          <table:table-cell table:style-name="ce419" table:content-validation-name="val11"/>
          <table:table-cell table:style-name="ce432" table:content-validation-name="val4" table:formula="of:=VLOOKUP([.E39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6</text:p>
          </table:table-cell>
          <table:table-cell table:style-name="ce33"/>
          <table:table-cell table:style-name="ce34" table:content-validation-name="val10"/>
          <table:table-cell table:style-name="ce420" table:content-validation-name="val11"/>
          <table:table-cell table:style-name="ce432" table:content-validation-name="val4" table:formula="of:=VLOOKUP([.E39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7</text:p>
          </table:table-cell>
          <table:table-cell table:style-name="ce33"/>
          <table:table-cell table:style-name="ce34" table:content-validation-name="val10"/>
          <table:table-cell table:style-name="ce421" table:content-validation-name="val11"/>
          <table:table-cell table:style-name="ce432" table:content-validation-name="val4" table:formula="of:=VLOOKUP([.E39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8</text:p>
          </table:table-cell>
          <table:table-cell table:style-name="ce33"/>
          <table:table-cell table:style-name="ce34" table:content-validation-name="val10"/>
          <table:table-cell table:style-name="ce422" table:content-validation-name="val11"/>
          <table:table-cell table:style-name="ce432" table:content-validation-name="val4" table:formula="of:=VLOOKUP([.E393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3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89</text:p>
          </table:table-cell>
          <table:table-cell table:style-name="ce33"/>
          <table:table-cell table:style-name="ce34" table:content-validation-name="val10"/>
          <table:table-cell table:style-name="ce423" table:content-validation-name="val11"/>
          <table:table-cell table:style-name="ce432" table:content-validation-name="val4" table:formula="of:=VLOOKUP([.E394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4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90</text:p>
          </table:table-cell>
          <table:table-cell table:style-name="ce33"/>
          <table:table-cell table:style-name="ce34" table:content-validation-name="val10"/>
          <table:table-cell table:style-name="ce424" table:content-validation-name="val11"/>
          <table:table-cell table:style-name="ce432" table:content-validation-name="val4" table:formula="of:=VLOOKUP([.E395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5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91</text:p>
          </table:table-cell>
          <table:table-cell table:style-name="ce33"/>
          <table:table-cell table:style-name="ce34" table:content-validation-name="val10"/>
          <table:table-cell table:style-name="ce425" table:content-validation-name="val11"/>
          <table:table-cell table:style-name="ce432" table:content-validation-name="val4" table:formula="of:=VLOOKUP([.E396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6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92</text:p>
          </table:table-cell>
          <table:table-cell table:style-name="ce33"/>
          <table:table-cell table:style-name="ce34" table:content-validation-name="val10"/>
          <table:table-cell table:style-name="ce426" table:content-validation-name="val11"/>
          <table:table-cell table:style-name="ce432" table:content-validation-name="val4" table:formula="of:=VLOOKUP([.E397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7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93</text:p>
          </table:table-cell>
          <table:table-cell table:style-name="ce33"/>
          <table:table-cell table:style-name="ce34" table:content-validation-name="val10"/>
          <table:table-cell table:style-name="ce427" table:content-validation-name="val11"/>
          <table:table-cell table:style-name="ce432" table:content-validation-name="val4" table:formula="of:=VLOOKUP([.E398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8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94</text:p>
          </table:table-cell>
          <table:table-cell table:style-name="ce33"/>
          <table:table-cell table:style-name="ce34" table:content-validation-name="val10"/>
          <table:table-cell table:style-name="ce428" table:content-validation-name="val11"/>
          <table:table-cell table:style-name="ce432" table:content-validation-name="val4" table:formula="of:=VLOOKUP([.E399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399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95</text:p>
          </table:table-cell>
          <table:table-cell table:style-name="ce33"/>
          <table:table-cell table:style-name="ce34" table:content-validation-name="val10"/>
          <table:table-cell table:style-name="ce429" table:content-validation-name="val11"/>
          <table:table-cell table:style-name="ce432" table:content-validation-name="val4" table:formula="of:=VLOOKUP([.E400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00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96</text:p>
          </table:table-cell>
          <table:table-cell table:style-name="ce33"/>
          <table:table-cell table:style-name="ce34" table:content-validation-name="val10"/>
          <table:table-cell table:style-name="ce430" table:content-validation-name="val11"/>
          <table:table-cell table:style-name="ce432" table:content-validation-name="val4" table:formula="of:=VLOOKUP([.E401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01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>
          <table:table-cell/>
          <table:table-cell table:style-name="ce6" office:value-type="string" calcext:value-type="string">
            <text:p>BD_397</text:p>
          </table:table-cell>
          <table:table-cell table:style-name="ce33"/>
          <table:table-cell table:style-name="ce34" table:content-validation-name="val10"/>
          <table:table-cell table:style-name="ce431" table:content-validation-name="val11"/>
          <table:table-cell table:style-name="ce432" table:content-validation-name="val4" table:formula="of:=VLOOKUP([.E402];[$datos.$D$2:.$F$75];2;0)" office:value-type="string" office:string-value="" calcext:value-type="error">
            <text:p>#N/D</text:p>
          </table:table-cell>
          <table:table-cell table:style-name="ce432" table:content-validation-name="val4" table:formula="of:=VLOOKUP([.E402];[$datos.$D$2:.$F$75];3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26" table:content-validation-name="val13"/>
          <table:table-cell table:style-name="ce26" table:content-validation-name="val15"/>
          <table:table-cell table:style-name="ce33" table:number-columns-repeated="2"/>
          <table:table-cell table:style-name="ce26" table:content-validation-name="val16"/>
          <table:table-cell table:style-name="ce26" table:content-validation-name="val17"/>
          <table:table-cell table:style-name="ce26" table:content-validation-name="val18"/>
          <table:table-cell table:style-name="ce435" table:content-validation-name="val19"/>
          <table:table-cell table:style-name="ce26" table:content-validation-name="val20"/>
          <table:table-cell table:style-name="ce435" table:content-validation-name="val12"/>
          <table:table-cell table:style-name="ce33" table:content-validation-name="val21"/>
          <table:table-cell table:style-name="ce33" table:content-validation-name="val14"/>
          <table:table-cell table:style-name="ce33"/>
          <table:table-cell table:style-name="ce435" table:number-columns-repeated="2"/>
          <table:table-cell table:style-name="ce8"/>
          <table:table-cell table:number-columns-repeated="1000"/>
        </table:table-row>
        <table:table-row table:style-name="ro5" table:number-rows-repeated="271">
          <table:table-cell table:number-columns-repeated="2"/>
          <table:table-cell table:content-validation-name="val9" table:number-columns-repeated="2"/>
          <table:table-cell table:number-columns-repeated="3"/>
          <table:table-cell table:content-validation-name="val12"/>
          <table:table-cell table:content-validation-name="val14"/>
          <table:table-cell table:style-name="ce7"/>
          <table:table-cell table:content-validation-name="val9" table:number-columns-repeated="2"/>
          <table:table-cell table:style-name="ce1"/>
          <table:table-cell table:style-name="ce7"/>
          <table:table-cell table:style-name="ce1" table:number-columns-repeated="2"/>
          <table:table-cell table:number-columns-repeated="2"/>
          <table:table-cell table:content-validation-name="val19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5" table:number-rows-repeated="131">
          <table:table-cell table:number-columns-repeated="2"/>
          <table:table-cell table:content-validation-name="val9" table:number-columns-repeated="2"/>
          <table:table-cell table:number-columns-repeated="3"/>
          <table:table-cell table:content-validation-name="val12"/>
          <table:table-cell table:content-validation-name="val14"/>
          <table:table-cell table:style-name="ce7"/>
          <table:table-cell table:content-validation-name="val9" table:number-columns-repeated="2"/>
          <table:table-cell/>
          <table:table-cell table:style-name="ce7"/>
          <table:table-cell/>
          <table:table-cell table:content-validation-name="val19"/>
          <table:table-cell table:number-columns-repeated="2"/>
          <table:table-cell table:content-validation-name="val19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5" table:number-rows-repeated="1047771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19"/>
          <table:table-cell/>
          <table:table-cell table:content-validation-name="val12"/>
          <table:table-cell/>
          <table:table-cell table:content-validation-name="val14"/>
          <table:table-cell table:number-columns-repeated="1004"/>
        </table:table-row>
        <table:table-row table:style-name="ro5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19"/>
          <table:table-cell/>
          <table:table-cell table:content-validation-name="val12"/>
          <table:table-cell/>
          <table:table-cell table:content-validation-name="val14"/>
          <table:table-cell table:number-columns-repeated="1004"/>
        </table:table-row>
        <calcext:conditional-formats>
          <calcext:conditional-format calcext:target-range-address="'Oracle Database'.E71:'Oracle Database'.E71">
            <calcext:condition calcext:apply-style-name="ERROR" calcext:value="=&quot;-- NO ENCUENTRO MI OPCIÓN --&quot;" calcext:base-cell-address="'Oracle Database'.E71"/>
          </calcext:conditional-format>
          <calcext:conditional-format calcext:target-range-address="'Oracle Database'.E72:'Oracle Database'.E72">
            <calcext:condition calcext:apply-style-name="ERROR" calcext:value="=&quot;-- NO ENCUENTRO MI OPCIÓN --&quot;" calcext:base-cell-address="'Oracle Database'.E72"/>
          </calcext:conditional-format>
          <calcext:conditional-format calcext:target-range-address="'Oracle Database'.E73:'Oracle Database'.E73">
            <calcext:condition calcext:apply-style-name="ERROR" calcext:value="=&quot;-- NO ENCUENTRO MI OPCIÓN --&quot;" calcext:base-cell-address="'Oracle Database'.E73"/>
          </calcext:conditional-format>
          <calcext:conditional-format calcext:target-range-address="'Oracle Database'.E74:'Oracle Database'.E74">
            <calcext:condition calcext:apply-style-name="ERROR" calcext:value="=&quot;-- NO ENCUENTRO MI OPCIÓN --&quot;" calcext:base-cell-address="'Oracle Database'.E74"/>
          </calcext:conditional-format>
          <calcext:conditional-format calcext:target-range-address="'Oracle Database'.E75:'Oracle Database'.E75">
            <calcext:condition calcext:apply-style-name="ERROR" calcext:value="=&quot;-- NO ENCUENTRO MI OPCIÓN --&quot;" calcext:base-cell-address="'Oracle Database'.E75"/>
          </calcext:conditional-format>
          <calcext:conditional-format calcext:target-range-address="'Oracle Database'.E76:'Oracle Database'.E76">
            <calcext:condition calcext:apply-style-name="ERROR" calcext:value="=&quot;-- NO ENCUENTRO MI OPCIÓN --&quot;" calcext:base-cell-address="'Oracle Database'.E76"/>
          </calcext:conditional-format>
          <calcext:conditional-format calcext:target-range-address="'Oracle Database'.E77:'Oracle Database'.E77">
            <calcext:condition calcext:apply-style-name="ERROR" calcext:value="=&quot;-- NO ENCUENTRO MI OPCIÓN --&quot;" calcext:base-cell-address="'Oracle Database'.E77"/>
          </calcext:conditional-format>
          <calcext:conditional-format calcext:target-range-address="'Oracle Database'.E78:'Oracle Database'.E78">
            <calcext:condition calcext:apply-style-name="ERROR" calcext:value="=&quot;-- NO ENCUENTRO MI OPCIÓN --&quot;" calcext:base-cell-address="'Oracle Database'.E78"/>
          </calcext:conditional-format>
          <calcext:conditional-format calcext:target-range-address="'Oracle Database'.E79:'Oracle Database'.E79">
            <calcext:condition calcext:apply-style-name="ERROR" calcext:value="=&quot;-- NO ENCUENTRO MI OPCIÓN --&quot;" calcext:base-cell-address="'Oracle Database'.E79"/>
          </calcext:conditional-format>
          <calcext:conditional-format calcext:target-range-address="'Oracle Database'.E80:'Oracle Database'.E80">
            <calcext:condition calcext:apply-style-name="ERROR" calcext:value="=&quot;-- NO ENCUENTRO MI OPCIÓN --&quot;" calcext:base-cell-address="'Oracle Database'.E80"/>
          </calcext:conditional-format>
          <calcext:conditional-format calcext:target-range-address="'Oracle Database'.E81:'Oracle Database'.E81">
            <calcext:condition calcext:apply-style-name="ERROR" calcext:value="=&quot;-- NO ENCUENTRO MI OPCIÓN --&quot;" calcext:base-cell-address="'Oracle Database'.E81"/>
          </calcext:conditional-format>
          <calcext:conditional-format calcext:target-range-address="'Oracle Database'.E82:'Oracle Database'.E82">
            <calcext:condition calcext:apply-style-name="ERROR" calcext:value="=&quot;-- NO ENCUENTRO MI OPCIÓN --&quot;" calcext:base-cell-address="'Oracle Database'.E82"/>
          </calcext:conditional-format>
          <calcext:conditional-format calcext:target-range-address="'Oracle Database'.E83:'Oracle Database'.E83">
            <calcext:condition calcext:apply-style-name="ERROR" calcext:value="=&quot;-- NO ENCUENTRO MI OPCIÓN --&quot;" calcext:base-cell-address="'Oracle Database'.E83"/>
          </calcext:conditional-format>
          <calcext:conditional-format calcext:target-range-address="'Oracle Database'.E84:'Oracle Database'.E84">
            <calcext:condition calcext:apply-style-name="ERROR" calcext:value="=&quot;-- NO ENCUENTRO MI OPCIÓN --&quot;" calcext:base-cell-address="'Oracle Database'.E84"/>
          </calcext:conditional-format>
          <calcext:conditional-format calcext:target-range-address="'Oracle Database'.E85:'Oracle Database'.E85">
            <calcext:condition calcext:apply-style-name="ERROR" calcext:value="=&quot;-- NO ENCUENTRO MI OPCIÓN --&quot;" calcext:base-cell-address="'Oracle Database'.E85"/>
          </calcext:conditional-format>
          <calcext:conditional-format calcext:target-range-address="'Oracle Database'.E86:'Oracle Database'.E86">
            <calcext:condition calcext:apply-style-name="ERROR" calcext:value="=&quot;-- NO ENCUENTRO MI OPCIÓN --&quot;" calcext:base-cell-address="'Oracle Database'.E86"/>
          </calcext:conditional-format>
          <calcext:conditional-format calcext:target-range-address="'Oracle Database'.E87:'Oracle Database'.E87">
            <calcext:condition calcext:apply-style-name="ERROR" calcext:value="=&quot;-- NO ENCUENTRO MI OPCIÓN --&quot;" calcext:base-cell-address="'Oracle Database'.E87"/>
          </calcext:conditional-format>
          <calcext:conditional-format calcext:target-range-address="'Oracle Database'.E88:'Oracle Database'.E88">
            <calcext:condition calcext:apply-style-name="ERROR" calcext:value="=&quot;-- NO ENCUENTRO MI OPCIÓN --&quot;" calcext:base-cell-address="'Oracle Database'.E88"/>
          </calcext:conditional-format>
          <calcext:conditional-format calcext:target-range-address="'Oracle Database'.E89:'Oracle Database'.E89">
            <calcext:condition calcext:apply-style-name="ERROR" calcext:value="=&quot;-- NO ENCUENTRO MI OPCIÓN --&quot;" calcext:base-cell-address="'Oracle Database'.E89"/>
          </calcext:conditional-format>
          <calcext:conditional-format calcext:target-range-address="'Oracle Database'.E90:'Oracle Database'.E90">
            <calcext:condition calcext:apply-style-name="ERROR" calcext:value="=&quot;-- NO ENCUENTRO MI OPCIÓN --&quot;" calcext:base-cell-address="'Oracle Database'.E90"/>
          </calcext:conditional-format>
          <calcext:conditional-format calcext:target-range-address="'Oracle Database'.E91:'Oracle Database'.E91">
            <calcext:condition calcext:apply-style-name="ERROR" calcext:value="=&quot;-- NO ENCUENTRO MI OPCIÓN --&quot;" calcext:base-cell-address="'Oracle Database'.E91"/>
          </calcext:conditional-format>
          <calcext:conditional-format calcext:target-range-address="'Oracle Database'.E92:'Oracle Database'.E92">
            <calcext:condition calcext:apply-style-name="ERROR" calcext:value="=&quot;-- NO ENCUENTRO MI OPCIÓN --&quot;" calcext:base-cell-address="'Oracle Database'.E92"/>
          </calcext:conditional-format>
          <calcext:conditional-format calcext:target-range-address="'Oracle Database'.E93:'Oracle Database'.E93">
            <calcext:condition calcext:apply-style-name="ERROR" calcext:value="=&quot;-- NO ENCUENTRO MI OPCIÓN --&quot;" calcext:base-cell-address="'Oracle Database'.E93"/>
          </calcext:conditional-format>
          <calcext:conditional-format calcext:target-range-address="'Oracle Database'.E94:'Oracle Database'.E94">
            <calcext:condition calcext:apply-style-name="ERROR" calcext:value="=&quot;-- NO ENCUENTRO MI OPCIÓN --&quot;" calcext:base-cell-address="'Oracle Database'.E94"/>
          </calcext:conditional-format>
          <calcext:conditional-format calcext:target-range-address="'Oracle Database'.E95:'Oracle Database'.E95">
            <calcext:condition calcext:apply-style-name="ERROR" calcext:value="=&quot;-- NO ENCUENTRO MI OPCIÓN --&quot;" calcext:base-cell-address="'Oracle Database'.E95"/>
          </calcext:conditional-format>
          <calcext:conditional-format calcext:target-range-address="'Oracle Database'.E96:'Oracle Database'.E96">
            <calcext:condition calcext:apply-style-name="ERROR" calcext:value="=&quot;-- NO ENCUENTRO MI OPCIÓN --&quot;" calcext:base-cell-address="'Oracle Database'.E96"/>
          </calcext:conditional-format>
          <calcext:conditional-format calcext:target-range-address="'Oracle Database'.E97:'Oracle Database'.E97">
            <calcext:condition calcext:apply-style-name="ERROR" calcext:value="=&quot;-- NO ENCUENTRO MI OPCIÓN --&quot;" calcext:base-cell-address="'Oracle Database'.E97"/>
          </calcext:conditional-format>
          <calcext:conditional-format calcext:target-range-address="'Oracle Database'.E98:'Oracle Database'.E98">
            <calcext:condition calcext:apply-style-name="ERROR" calcext:value="=&quot;-- NO ENCUENTRO MI OPCIÓN --&quot;" calcext:base-cell-address="'Oracle Database'.E98"/>
          </calcext:conditional-format>
          <calcext:conditional-format calcext:target-range-address="'Oracle Database'.E99:'Oracle Database'.E99">
            <calcext:condition calcext:apply-style-name="ERROR" calcext:value="=&quot;-- NO ENCUENTRO MI OPCIÓN --&quot;" calcext:base-cell-address="'Oracle Database'.E99"/>
          </calcext:conditional-format>
          <calcext:conditional-format calcext:target-range-address="'Oracle Database'.E100:'Oracle Database'.E100">
            <calcext:condition calcext:apply-style-name="ERROR" calcext:value="=&quot;-- NO ENCUENTRO MI OPCIÓN --&quot;" calcext:base-cell-address="'Oracle Database'.E100"/>
          </calcext:conditional-format>
          <calcext:conditional-format calcext:target-range-address="'Oracle Database'.E101:'Oracle Database'.E101">
            <calcext:condition calcext:apply-style-name="ERROR" calcext:value="=&quot;-- NO ENCUENTRO MI OPCIÓN --&quot;" calcext:base-cell-address="'Oracle Database'.E101"/>
          </calcext:conditional-format>
          <calcext:conditional-format calcext:target-range-address="'Oracle Database'.E102:'Oracle Database'.E102">
            <calcext:condition calcext:apply-style-name="ERROR" calcext:value="=&quot;-- NO ENCUENTRO MI OPCIÓN --&quot;" calcext:base-cell-address="'Oracle Database'.E102"/>
          </calcext:conditional-format>
          <calcext:conditional-format calcext:target-range-address="'Oracle Database'.E103:'Oracle Database'.E103">
            <calcext:condition calcext:apply-style-name="ERROR" calcext:value="=&quot;-- NO ENCUENTRO MI OPCIÓN --&quot;" calcext:base-cell-address="'Oracle Database'.E103"/>
          </calcext:conditional-format>
          <calcext:conditional-format calcext:target-range-address="'Oracle Database'.E104:'Oracle Database'.E104">
            <calcext:condition calcext:apply-style-name="ERROR" calcext:value="=&quot;-- NO ENCUENTRO MI OPCIÓN --&quot;" calcext:base-cell-address="'Oracle Database'.E104"/>
          </calcext:conditional-format>
          <calcext:conditional-format calcext:target-range-address="'Oracle Database'.E105:'Oracle Database'.E105">
            <calcext:condition calcext:apply-style-name="ERROR" calcext:value="=&quot;-- NO ENCUENTRO MI OPCIÓN --&quot;" calcext:base-cell-address="'Oracle Database'.E105"/>
          </calcext:conditional-format>
          <calcext:conditional-format calcext:target-range-address="'Oracle Database'.E106:'Oracle Database'.E106">
            <calcext:condition calcext:apply-style-name="ERROR" calcext:value="=&quot;-- NO ENCUENTRO MI OPCIÓN --&quot;" calcext:base-cell-address="'Oracle Database'.E106"/>
          </calcext:conditional-format>
          <calcext:conditional-format calcext:target-range-address="'Oracle Database'.E107:'Oracle Database'.E107">
            <calcext:condition calcext:apply-style-name="ERROR" calcext:value="=&quot;-- NO ENCUENTRO MI OPCIÓN --&quot;" calcext:base-cell-address="'Oracle Database'.E107"/>
          </calcext:conditional-format>
          <calcext:conditional-format calcext:target-range-address="'Oracle Database'.E108:'Oracle Database'.E108">
            <calcext:condition calcext:apply-style-name="ERROR" calcext:value="=&quot;-- NO ENCUENTRO MI OPCIÓN --&quot;" calcext:base-cell-address="'Oracle Database'.E108"/>
          </calcext:conditional-format>
          <calcext:conditional-format calcext:target-range-address="'Oracle Database'.E109:'Oracle Database'.E109">
            <calcext:condition calcext:apply-style-name="ERROR" calcext:value="=&quot;-- NO ENCUENTRO MI OPCIÓN --&quot;" calcext:base-cell-address="'Oracle Database'.E109"/>
          </calcext:conditional-format>
          <calcext:conditional-format calcext:target-range-address="'Oracle Database'.E110:'Oracle Database'.E110">
            <calcext:condition calcext:apply-style-name="ERROR" calcext:value="=&quot;-- NO ENCUENTRO MI OPCIÓN --&quot;" calcext:base-cell-address="'Oracle Database'.E110"/>
          </calcext:conditional-format>
          <calcext:conditional-format calcext:target-range-address="'Oracle Database'.E111:'Oracle Database'.E111">
            <calcext:condition calcext:apply-style-name="ERROR" calcext:value="=&quot;-- NO ENCUENTRO MI OPCIÓN --&quot;" calcext:base-cell-address="'Oracle Database'.E111"/>
          </calcext:conditional-format>
          <calcext:conditional-format calcext:target-range-address="'Oracle Database'.E112:'Oracle Database'.E112">
            <calcext:condition calcext:apply-style-name="ERROR" calcext:value="=&quot;-- NO ENCUENTRO MI OPCIÓN --&quot;" calcext:base-cell-address="'Oracle Database'.E112"/>
          </calcext:conditional-format>
          <calcext:conditional-format calcext:target-range-address="'Oracle Database'.E113:'Oracle Database'.E113">
            <calcext:condition calcext:apply-style-name="ERROR" calcext:value="=&quot;-- NO ENCUENTRO MI OPCIÓN --&quot;" calcext:base-cell-address="'Oracle Database'.E113"/>
          </calcext:conditional-format>
          <calcext:conditional-format calcext:target-range-address="'Oracle Database'.E114:'Oracle Database'.E114">
            <calcext:condition calcext:apply-style-name="ERROR" calcext:value="=&quot;-- NO ENCUENTRO MI OPCIÓN --&quot;" calcext:base-cell-address="'Oracle Database'.E114"/>
          </calcext:conditional-format>
          <calcext:conditional-format calcext:target-range-address="'Oracle Database'.E115:'Oracle Database'.E115">
            <calcext:condition calcext:apply-style-name="ERROR" calcext:value="=&quot;-- NO ENCUENTRO MI OPCIÓN --&quot;" calcext:base-cell-address="'Oracle Database'.E115"/>
          </calcext:conditional-format>
          <calcext:conditional-format calcext:target-range-address="'Oracle Database'.E116:'Oracle Database'.E116">
            <calcext:condition calcext:apply-style-name="ERROR" calcext:value="=&quot;-- NO ENCUENTRO MI OPCIÓN --&quot;" calcext:base-cell-address="'Oracle Database'.E116"/>
          </calcext:conditional-format>
          <calcext:conditional-format calcext:target-range-address="'Oracle Database'.E117:'Oracle Database'.E117">
            <calcext:condition calcext:apply-style-name="ERROR" calcext:value="=&quot;-- NO ENCUENTRO MI OPCIÓN --&quot;" calcext:base-cell-address="'Oracle Database'.E117"/>
          </calcext:conditional-format>
          <calcext:conditional-format calcext:target-range-address="'Oracle Database'.E118:'Oracle Database'.E118">
            <calcext:condition calcext:apply-style-name="ERROR" calcext:value="=&quot;-- NO ENCUENTRO MI OPCIÓN --&quot;" calcext:base-cell-address="'Oracle Database'.E118"/>
          </calcext:conditional-format>
          <calcext:conditional-format calcext:target-range-address="'Oracle Database'.E119:'Oracle Database'.E119">
            <calcext:condition calcext:apply-style-name="ERROR" calcext:value="=&quot;-- NO ENCUENTRO MI OPCIÓN --&quot;" calcext:base-cell-address="'Oracle Database'.E119"/>
          </calcext:conditional-format>
          <calcext:conditional-format calcext:target-range-address="'Oracle Database'.E120:'Oracle Database'.E120">
            <calcext:condition calcext:apply-style-name="ERROR" calcext:value="=&quot;-- NO ENCUENTRO MI OPCIÓN --&quot;" calcext:base-cell-address="'Oracle Database'.E120"/>
          </calcext:conditional-format>
          <calcext:conditional-format calcext:target-range-address="'Oracle Database'.E121:'Oracle Database'.E121">
            <calcext:condition calcext:apply-style-name="ERROR" calcext:value="=&quot;-- NO ENCUENTRO MI OPCIÓN --&quot;" calcext:base-cell-address="'Oracle Database'.E121"/>
          </calcext:conditional-format>
          <calcext:conditional-format calcext:target-range-address="'Oracle Database'.E122:'Oracle Database'.E122">
            <calcext:condition calcext:apply-style-name="ERROR" calcext:value="=&quot;-- NO ENCUENTRO MI OPCIÓN --&quot;" calcext:base-cell-address="'Oracle Database'.E122"/>
          </calcext:conditional-format>
          <calcext:conditional-format calcext:target-range-address="'Oracle Database'.E123:'Oracle Database'.E123">
            <calcext:condition calcext:apply-style-name="ERROR" calcext:value="=&quot;-- NO ENCUENTRO MI OPCIÓN --&quot;" calcext:base-cell-address="'Oracle Database'.E123"/>
          </calcext:conditional-format>
          <calcext:conditional-format calcext:target-range-address="'Oracle Database'.E124:'Oracle Database'.E124">
            <calcext:condition calcext:apply-style-name="ERROR" calcext:value="=&quot;-- NO ENCUENTRO MI OPCIÓN --&quot;" calcext:base-cell-address="'Oracle Database'.E124"/>
          </calcext:conditional-format>
          <calcext:conditional-format calcext:target-range-address="'Oracle Database'.E125:'Oracle Database'.E125">
            <calcext:condition calcext:apply-style-name="ERROR" calcext:value="=&quot;-- NO ENCUENTRO MI OPCIÓN --&quot;" calcext:base-cell-address="'Oracle Database'.E125"/>
          </calcext:conditional-format>
          <calcext:conditional-format calcext:target-range-address="'Oracle Database'.E126:'Oracle Database'.E126">
            <calcext:condition calcext:apply-style-name="ERROR" calcext:value="=&quot;-- NO ENCUENTRO MI OPCIÓN --&quot;" calcext:base-cell-address="'Oracle Database'.E126"/>
          </calcext:conditional-format>
          <calcext:conditional-format calcext:target-range-address="'Oracle Database'.E127:'Oracle Database'.E127">
            <calcext:condition calcext:apply-style-name="ERROR" calcext:value="=&quot;-- NO ENCUENTRO MI OPCIÓN --&quot;" calcext:base-cell-address="'Oracle Database'.E127"/>
          </calcext:conditional-format>
          <calcext:conditional-format calcext:target-range-address="'Oracle Database'.E128:'Oracle Database'.E128">
            <calcext:condition calcext:apply-style-name="ERROR" calcext:value="=&quot;-- NO ENCUENTRO MI OPCIÓN --&quot;" calcext:base-cell-address="'Oracle Database'.E128"/>
          </calcext:conditional-format>
          <calcext:conditional-format calcext:target-range-address="'Oracle Database'.E129:'Oracle Database'.E129">
            <calcext:condition calcext:apply-style-name="ERROR" calcext:value="=&quot;-- NO ENCUENTRO MI OPCIÓN --&quot;" calcext:base-cell-address="'Oracle Database'.E129"/>
          </calcext:conditional-format>
          <calcext:conditional-format calcext:target-range-address="'Oracle Database'.E130:'Oracle Database'.E130">
            <calcext:condition calcext:apply-style-name="ERROR" calcext:value="=&quot;-- NO ENCUENTRO MI OPCIÓN --&quot;" calcext:base-cell-address="'Oracle Database'.E130"/>
          </calcext:conditional-format>
          <calcext:conditional-format calcext:target-range-address="'Oracle Database'.E131:'Oracle Database'.E131">
            <calcext:condition calcext:apply-style-name="ERROR" calcext:value="=&quot;-- NO ENCUENTRO MI OPCIÓN --&quot;" calcext:base-cell-address="'Oracle Database'.E131"/>
          </calcext:conditional-format>
          <calcext:conditional-format calcext:target-range-address="'Oracle Database'.E132:'Oracle Database'.E132">
            <calcext:condition calcext:apply-style-name="ERROR" calcext:value="=&quot;-- NO ENCUENTRO MI OPCIÓN --&quot;" calcext:base-cell-address="'Oracle Database'.E132"/>
          </calcext:conditional-format>
          <calcext:conditional-format calcext:target-range-address="'Oracle Database'.E133:'Oracle Database'.E133">
            <calcext:condition calcext:apply-style-name="ERROR" calcext:value="=&quot;-- NO ENCUENTRO MI OPCIÓN --&quot;" calcext:base-cell-address="'Oracle Database'.E133"/>
          </calcext:conditional-format>
          <calcext:conditional-format calcext:target-range-address="'Oracle Database'.E134:'Oracle Database'.E134">
            <calcext:condition calcext:apply-style-name="ERROR" calcext:value="=&quot;-- NO ENCUENTRO MI OPCIÓN --&quot;" calcext:base-cell-address="'Oracle Database'.E134"/>
          </calcext:conditional-format>
          <calcext:conditional-format calcext:target-range-address="'Oracle Database'.E135:'Oracle Database'.E135">
            <calcext:condition calcext:apply-style-name="ERROR" calcext:value="=&quot;-- NO ENCUENTRO MI OPCIÓN --&quot;" calcext:base-cell-address="'Oracle Database'.E135"/>
          </calcext:conditional-format>
          <calcext:conditional-format calcext:target-range-address="'Oracle Database'.E136:'Oracle Database'.E136">
            <calcext:condition calcext:apply-style-name="ERROR" calcext:value="=&quot;-- NO ENCUENTRO MI OPCIÓN --&quot;" calcext:base-cell-address="'Oracle Database'.E136"/>
          </calcext:conditional-format>
          <calcext:conditional-format calcext:target-range-address="'Oracle Database'.E137:'Oracle Database'.E137">
            <calcext:condition calcext:apply-style-name="ERROR" calcext:value="=&quot;-- NO ENCUENTRO MI OPCIÓN --&quot;" calcext:base-cell-address="'Oracle Database'.E137"/>
          </calcext:conditional-format>
          <calcext:conditional-format calcext:target-range-address="'Oracle Database'.E138:'Oracle Database'.E138">
            <calcext:condition calcext:apply-style-name="ERROR" calcext:value="=&quot;-- NO ENCUENTRO MI OPCIÓN --&quot;" calcext:base-cell-address="'Oracle Database'.E138"/>
          </calcext:conditional-format>
          <calcext:conditional-format calcext:target-range-address="'Oracle Database'.E139:'Oracle Database'.E139">
            <calcext:condition calcext:apply-style-name="ERROR" calcext:value="=&quot;-- NO ENCUENTRO MI OPCIÓN --&quot;" calcext:base-cell-address="'Oracle Database'.E139"/>
          </calcext:conditional-format>
          <calcext:conditional-format calcext:target-range-address="'Oracle Database'.E140:'Oracle Database'.E140">
            <calcext:condition calcext:apply-style-name="ERROR" calcext:value="=&quot;-- NO ENCUENTRO MI OPCIÓN --&quot;" calcext:base-cell-address="'Oracle Database'.E140"/>
          </calcext:conditional-format>
          <calcext:conditional-format calcext:target-range-address="'Oracle Database'.E141:'Oracle Database'.E141">
            <calcext:condition calcext:apply-style-name="ERROR" calcext:value="=&quot;-- NO ENCUENTRO MI OPCIÓN --&quot;" calcext:base-cell-address="'Oracle Database'.E141"/>
          </calcext:conditional-format>
          <calcext:conditional-format calcext:target-range-address="'Oracle Database'.E142:'Oracle Database'.E142">
            <calcext:condition calcext:apply-style-name="ERROR" calcext:value="=&quot;-- NO ENCUENTRO MI OPCIÓN --&quot;" calcext:base-cell-address="'Oracle Database'.E142"/>
          </calcext:conditional-format>
          <calcext:conditional-format calcext:target-range-address="'Oracle Database'.E143:'Oracle Database'.E143">
            <calcext:condition calcext:apply-style-name="ERROR" calcext:value="=&quot;-- NO ENCUENTRO MI OPCIÓN --&quot;" calcext:base-cell-address="'Oracle Database'.E143"/>
          </calcext:conditional-format>
          <calcext:conditional-format calcext:target-range-address="'Oracle Database'.E144:'Oracle Database'.E144">
            <calcext:condition calcext:apply-style-name="ERROR" calcext:value="=&quot;-- NO ENCUENTRO MI OPCIÓN --&quot;" calcext:base-cell-address="'Oracle Database'.E144"/>
          </calcext:conditional-format>
          <calcext:conditional-format calcext:target-range-address="'Oracle Database'.E145:'Oracle Database'.E145">
            <calcext:condition calcext:apply-style-name="ERROR" calcext:value="=&quot;-- NO ENCUENTRO MI OPCIÓN --&quot;" calcext:base-cell-address="'Oracle Database'.E145"/>
          </calcext:conditional-format>
          <calcext:conditional-format calcext:target-range-address="'Oracle Database'.E146:'Oracle Database'.E146">
            <calcext:condition calcext:apply-style-name="ERROR" calcext:value="=&quot;-- NO ENCUENTRO MI OPCIÓN --&quot;" calcext:base-cell-address="'Oracle Database'.E146"/>
          </calcext:conditional-format>
          <calcext:conditional-format calcext:target-range-address="'Oracle Database'.E147:'Oracle Database'.E147">
            <calcext:condition calcext:apply-style-name="ERROR" calcext:value="=&quot;-- NO ENCUENTRO MI OPCIÓN --&quot;" calcext:base-cell-address="'Oracle Database'.E147"/>
          </calcext:conditional-format>
          <calcext:conditional-format calcext:target-range-address="'Oracle Database'.E148:'Oracle Database'.E148">
            <calcext:condition calcext:apply-style-name="ERROR" calcext:value="=&quot;-- NO ENCUENTRO MI OPCIÓN --&quot;" calcext:base-cell-address="'Oracle Database'.E148"/>
          </calcext:conditional-format>
          <calcext:conditional-format calcext:target-range-address="'Oracle Database'.E149:'Oracle Database'.E149">
            <calcext:condition calcext:apply-style-name="ERROR" calcext:value="=&quot;-- NO ENCUENTRO MI OPCIÓN --&quot;" calcext:base-cell-address="'Oracle Database'.E149"/>
          </calcext:conditional-format>
          <calcext:conditional-format calcext:target-range-address="'Oracle Database'.E150:'Oracle Database'.E150">
            <calcext:condition calcext:apply-style-name="ERROR" calcext:value="=&quot;-- NO ENCUENTRO MI OPCIÓN --&quot;" calcext:base-cell-address="'Oracle Database'.E150"/>
          </calcext:conditional-format>
          <calcext:conditional-format calcext:target-range-address="'Oracle Database'.E151:'Oracle Database'.E151">
            <calcext:condition calcext:apply-style-name="ERROR" calcext:value="=&quot;-- NO ENCUENTRO MI OPCIÓN --&quot;" calcext:base-cell-address="'Oracle Database'.E151"/>
          </calcext:conditional-format>
          <calcext:conditional-format calcext:target-range-address="'Oracle Database'.E152:'Oracle Database'.E152">
            <calcext:condition calcext:apply-style-name="ERROR" calcext:value="=&quot;-- NO ENCUENTRO MI OPCIÓN --&quot;" calcext:base-cell-address="'Oracle Database'.E152"/>
          </calcext:conditional-format>
          <calcext:conditional-format calcext:target-range-address="'Oracle Database'.E153:'Oracle Database'.E153">
            <calcext:condition calcext:apply-style-name="ERROR" calcext:value="=&quot;-- NO ENCUENTRO MI OPCIÓN --&quot;" calcext:base-cell-address="'Oracle Database'.E153"/>
          </calcext:conditional-format>
          <calcext:conditional-format calcext:target-range-address="'Oracle Database'.E154:'Oracle Database'.E154">
            <calcext:condition calcext:apply-style-name="ERROR" calcext:value="=&quot;-- NO ENCUENTRO MI OPCIÓN --&quot;" calcext:base-cell-address="'Oracle Database'.E154"/>
          </calcext:conditional-format>
          <calcext:conditional-format calcext:target-range-address="'Oracle Database'.E155:'Oracle Database'.E155">
            <calcext:condition calcext:apply-style-name="ERROR" calcext:value="=&quot;-- NO ENCUENTRO MI OPCIÓN --&quot;" calcext:base-cell-address="'Oracle Database'.E155"/>
          </calcext:conditional-format>
          <calcext:conditional-format calcext:target-range-address="'Oracle Database'.E156:'Oracle Database'.E156">
            <calcext:condition calcext:apply-style-name="ERROR" calcext:value="=&quot;-- NO ENCUENTRO MI OPCIÓN --&quot;" calcext:base-cell-address="'Oracle Database'.E156"/>
          </calcext:conditional-format>
          <calcext:conditional-format calcext:target-range-address="'Oracle Database'.E157:'Oracle Database'.E157">
            <calcext:condition calcext:apply-style-name="ERROR" calcext:value="=&quot;-- NO ENCUENTRO MI OPCIÓN --&quot;" calcext:base-cell-address="'Oracle Database'.E157"/>
          </calcext:conditional-format>
          <calcext:conditional-format calcext:target-range-address="'Oracle Database'.E158:'Oracle Database'.E158">
            <calcext:condition calcext:apply-style-name="ERROR" calcext:value="=&quot;-- NO ENCUENTRO MI OPCIÓN --&quot;" calcext:base-cell-address="'Oracle Database'.E158"/>
          </calcext:conditional-format>
          <calcext:conditional-format calcext:target-range-address="'Oracle Database'.E159:'Oracle Database'.E159">
            <calcext:condition calcext:apply-style-name="ERROR" calcext:value="=&quot;-- NO ENCUENTRO MI OPCIÓN --&quot;" calcext:base-cell-address="'Oracle Database'.E159"/>
          </calcext:conditional-format>
          <calcext:conditional-format calcext:target-range-address="'Oracle Database'.E160:'Oracle Database'.E160">
            <calcext:condition calcext:apply-style-name="ERROR" calcext:value="=&quot;-- NO ENCUENTRO MI OPCIÓN --&quot;" calcext:base-cell-address="'Oracle Database'.E160"/>
          </calcext:conditional-format>
          <calcext:conditional-format calcext:target-range-address="'Oracle Database'.E161:'Oracle Database'.E161">
            <calcext:condition calcext:apply-style-name="ERROR" calcext:value="=&quot;-- NO ENCUENTRO MI OPCIÓN --&quot;" calcext:base-cell-address="'Oracle Database'.E161"/>
          </calcext:conditional-format>
          <calcext:conditional-format calcext:target-range-address="'Oracle Database'.E162:'Oracle Database'.E162">
            <calcext:condition calcext:apply-style-name="ERROR" calcext:value="=&quot;-- NO ENCUENTRO MI OPCIÓN --&quot;" calcext:base-cell-address="'Oracle Database'.E162"/>
          </calcext:conditional-format>
          <calcext:conditional-format calcext:target-range-address="'Oracle Database'.E163:'Oracle Database'.E163">
            <calcext:condition calcext:apply-style-name="ERROR" calcext:value="=&quot;-- NO ENCUENTRO MI OPCIÓN --&quot;" calcext:base-cell-address="'Oracle Database'.E163"/>
          </calcext:conditional-format>
          <calcext:conditional-format calcext:target-range-address="'Oracle Database'.E164:'Oracle Database'.E164">
            <calcext:condition calcext:apply-style-name="ERROR" calcext:value="=&quot;-- NO ENCUENTRO MI OPCIÓN --&quot;" calcext:base-cell-address="'Oracle Database'.E164"/>
          </calcext:conditional-format>
          <calcext:conditional-format calcext:target-range-address="'Oracle Database'.E165:'Oracle Database'.E165">
            <calcext:condition calcext:apply-style-name="ERROR" calcext:value="=&quot;-- NO ENCUENTRO MI OPCIÓN --&quot;" calcext:base-cell-address="'Oracle Database'.E165"/>
          </calcext:conditional-format>
          <calcext:conditional-format calcext:target-range-address="'Oracle Database'.E166:'Oracle Database'.E166">
            <calcext:condition calcext:apply-style-name="ERROR" calcext:value="=&quot;-- NO ENCUENTRO MI OPCIÓN --&quot;" calcext:base-cell-address="'Oracle Database'.E166"/>
          </calcext:conditional-format>
          <calcext:conditional-format calcext:target-range-address="'Oracle Database'.E167:'Oracle Database'.E167">
            <calcext:condition calcext:apply-style-name="ERROR" calcext:value="=&quot;-- NO ENCUENTRO MI OPCIÓN --&quot;" calcext:base-cell-address="'Oracle Database'.E167"/>
          </calcext:conditional-format>
          <calcext:conditional-format calcext:target-range-address="'Oracle Database'.E168:'Oracle Database'.E168">
            <calcext:condition calcext:apply-style-name="ERROR" calcext:value="=&quot;-- NO ENCUENTRO MI OPCIÓN --&quot;" calcext:base-cell-address="'Oracle Database'.E168"/>
          </calcext:conditional-format>
          <calcext:conditional-format calcext:target-range-address="'Oracle Database'.E169:'Oracle Database'.E169">
            <calcext:condition calcext:apply-style-name="ERROR" calcext:value="=&quot;-- NO ENCUENTRO MI OPCIÓN --&quot;" calcext:base-cell-address="'Oracle Database'.E169"/>
          </calcext:conditional-format>
          <calcext:conditional-format calcext:target-range-address="'Oracle Database'.E170:'Oracle Database'.E170">
            <calcext:condition calcext:apply-style-name="ERROR" calcext:value="=&quot;-- NO ENCUENTRO MI OPCIÓN --&quot;" calcext:base-cell-address="'Oracle Database'.E170"/>
          </calcext:conditional-format>
          <calcext:conditional-format calcext:target-range-address="'Oracle Database'.E171:'Oracle Database'.E171">
            <calcext:condition calcext:apply-style-name="ERROR" calcext:value="=&quot;-- NO ENCUENTRO MI OPCIÓN --&quot;" calcext:base-cell-address="'Oracle Database'.E171"/>
          </calcext:conditional-format>
          <calcext:conditional-format calcext:target-range-address="'Oracle Database'.E172:'Oracle Database'.E172">
            <calcext:condition calcext:apply-style-name="ERROR" calcext:value="=&quot;-- NO ENCUENTRO MI OPCIÓN --&quot;" calcext:base-cell-address="'Oracle Database'.E172"/>
          </calcext:conditional-format>
          <calcext:conditional-format calcext:target-range-address="'Oracle Database'.E173:'Oracle Database'.E173">
            <calcext:condition calcext:apply-style-name="ERROR" calcext:value="=&quot;-- NO ENCUENTRO MI OPCIÓN --&quot;" calcext:base-cell-address="'Oracle Database'.E173"/>
          </calcext:conditional-format>
          <calcext:conditional-format calcext:target-range-address="'Oracle Database'.E174:'Oracle Database'.E174">
            <calcext:condition calcext:apply-style-name="ERROR" calcext:value="=&quot;-- NO ENCUENTRO MI OPCIÓN --&quot;" calcext:base-cell-address="'Oracle Database'.E174"/>
          </calcext:conditional-format>
          <calcext:conditional-format calcext:target-range-address="'Oracle Database'.E175:'Oracle Database'.E175">
            <calcext:condition calcext:apply-style-name="ERROR" calcext:value="=&quot;-- NO ENCUENTRO MI OPCIÓN --&quot;" calcext:base-cell-address="'Oracle Database'.E175"/>
          </calcext:conditional-format>
          <calcext:conditional-format calcext:target-range-address="'Oracle Database'.E176:'Oracle Database'.E176">
            <calcext:condition calcext:apply-style-name="ERROR" calcext:value="=&quot;-- NO ENCUENTRO MI OPCIÓN --&quot;" calcext:base-cell-address="'Oracle Database'.E176"/>
          </calcext:conditional-format>
          <calcext:conditional-format calcext:target-range-address="'Oracle Database'.E177:'Oracle Database'.E177">
            <calcext:condition calcext:apply-style-name="ERROR" calcext:value="=&quot;-- NO ENCUENTRO MI OPCIÓN --&quot;" calcext:base-cell-address="'Oracle Database'.E177"/>
          </calcext:conditional-format>
          <calcext:conditional-format calcext:target-range-address="'Oracle Database'.E178:'Oracle Database'.E178">
            <calcext:condition calcext:apply-style-name="ERROR" calcext:value="=&quot;-- NO ENCUENTRO MI OPCIÓN --&quot;" calcext:base-cell-address="'Oracle Database'.E178"/>
          </calcext:conditional-format>
          <calcext:conditional-format calcext:target-range-address="'Oracle Database'.E179:'Oracle Database'.E179">
            <calcext:condition calcext:apply-style-name="ERROR" calcext:value="=&quot;-- NO ENCUENTRO MI OPCIÓN --&quot;" calcext:base-cell-address="'Oracle Database'.E179"/>
          </calcext:conditional-format>
          <calcext:conditional-format calcext:target-range-address="'Oracle Database'.E180:'Oracle Database'.E180">
            <calcext:condition calcext:apply-style-name="ERROR" calcext:value="=&quot;-- NO ENCUENTRO MI OPCIÓN --&quot;" calcext:base-cell-address="'Oracle Database'.E180"/>
          </calcext:conditional-format>
          <calcext:conditional-format calcext:target-range-address="'Oracle Database'.E181:'Oracle Database'.E181">
            <calcext:condition calcext:apply-style-name="ERROR" calcext:value="=&quot;-- NO ENCUENTRO MI OPCIÓN --&quot;" calcext:base-cell-address="'Oracle Database'.E181"/>
          </calcext:conditional-format>
          <calcext:conditional-format calcext:target-range-address="'Oracle Database'.E182:'Oracle Database'.E182">
            <calcext:condition calcext:apply-style-name="ERROR" calcext:value="=&quot;-- NO ENCUENTRO MI OPCIÓN --&quot;" calcext:base-cell-address="'Oracle Database'.E182"/>
          </calcext:conditional-format>
          <calcext:conditional-format calcext:target-range-address="'Oracle Database'.E183:'Oracle Database'.E183">
            <calcext:condition calcext:apply-style-name="ERROR" calcext:value="=&quot;-- NO ENCUENTRO MI OPCIÓN --&quot;" calcext:base-cell-address="'Oracle Database'.E183"/>
          </calcext:conditional-format>
          <calcext:conditional-format calcext:target-range-address="'Oracle Database'.E184:'Oracle Database'.E184">
            <calcext:condition calcext:apply-style-name="ERROR" calcext:value="=&quot;-- NO ENCUENTRO MI OPCIÓN --&quot;" calcext:base-cell-address="'Oracle Database'.E184"/>
          </calcext:conditional-format>
          <calcext:conditional-format calcext:target-range-address="'Oracle Database'.E185:'Oracle Database'.E185">
            <calcext:condition calcext:apply-style-name="ERROR" calcext:value="=&quot;-- NO ENCUENTRO MI OPCIÓN --&quot;" calcext:base-cell-address="'Oracle Database'.E185"/>
          </calcext:conditional-format>
          <calcext:conditional-format calcext:target-range-address="'Oracle Database'.E186:'Oracle Database'.E186">
            <calcext:condition calcext:apply-style-name="ERROR" calcext:value="=&quot;-- NO ENCUENTRO MI OPCIÓN --&quot;" calcext:base-cell-address="'Oracle Database'.E186"/>
          </calcext:conditional-format>
          <calcext:conditional-format calcext:target-range-address="'Oracle Database'.E187:'Oracle Database'.E187">
            <calcext:condition calcext:apply-style-name="ERROR" calcext:value="=&quot;-- NO ENCUENTRO MI OPCIÓN --&quot;" calcext:base-cell-address="'Oracle Database'.E187"/>
          </calcext:conditional-format>
          <calcext:conditional-format calcext:target-range-address="'Oracle Database'.E188:'Oracle Database'.E188">
            <calcext:condition calcext:apply-style-name="ERROR" calcext:value="=&quot;-- NO ENCUENTRO MI OPCIÓN --&quot;" calcext:base-cell-address="'Oracle Database'.E188"/>
          </calcext:conditional-format>
          <calcext:conditional-format calcext:target-range-address="'Oracle Database'.E189:'Oracle Database'.E189">
            <calcext:condition calcext:apply-style-name="ERROR" calcext:value="=&quot;-- NO ENCUENTRO MI OPCIÓN --&quot;" calcext:base-cell-address="'Oracle Database'.E189"/>
          </calcext:conditional-format>
          <calcext:conditional-format calcext:target-range-address="'Oracle Database'.E190:'Oracle Database'.E190">
            <calcext:condition calcext:apply-style-name="ERROR" calcext:value="=&quot;-- NO ENCUENTRO MI OPCIÓN --&quot;" calcext:base-cell-address="'Oracle Database'.E190"/>
          </calcext:conditional-format>
          <calcext:conditional-format calcext:target-range-address="'Oracle Database'.E191:'Oracle Database'.E191">
            <calcext:condition calcext:apply-style-name="ERROR" calcext:value="=&quot;-- NO ENCUENTRO MI OPCIÓN --&quot;" calcext:base-cell-address="'Oracle Database'.E191"/>
          </calcext:conditional-format>
          <calcext:conditional-format calcext:target-range-address="'Oracle Database'.E192:'Oracle Database'.E192">
            <calcext:condition calcext:apply-style-name="ERROR" calcext:value="=&quot;-- NO ENCUENTRO MI OPCIÓN --&quot;" calcext:base-cell-address="'Oracle Database'.E192"/>
          </calcext:conditional-format>
          <calcext:conditional-format calcext:target-range-address="'Oracle Database'.E193:'Oracle Database'.E193">
            <calcext:condition calcext:apply-style-name="ERROR" calcext:value="=&quot;-- NO ENCUENTRO MI OPCIÓN --&quot;" calcext:base-cell-address="'Oracle Database'.E193"/>
          </calcext:conditional-format>
          <calcext:conditional-format calcext:target-range-address="'Oracle Database'.E194:'Oracle Database'.E194">
            <calcext:condition calcext:apply-style-name="ERROR" calcext:value="=&quot;-- NO ENCUENTRO MI OPCIÓN --&quot;" calcext:base-cell-address="'Oracle Database'.E194"/>
          </calcext:conditional-format>
          <calcext:conditional-format calcext:target-range-address="'Oracle Database'.E195:'Oracle Database'.E195">
            <calcext:condition calcext:apply-style-name="ERROR" calcext:value="=&quot;-- NO ENCUENTRO MI OPCIÓN --&quot;" calcext:base-cell-address="'Oracle Database'.E195"/>
          </calcext:conditional-format>
          <calcext:conditional-format calcext:target-range-address="'Oracle Database'.E196:'Oracle Database'.E196">
            <calcext:condition calcext:apply-style-name="ERROR" calcext:value="=&quot;-- NO ENCUENTRO MI OPCIÓN --&quot;" calcext:base-cell-address="'Oracle Database'.E196"/>
          </calcext:conditional-format>
          <calcext:conditional-format calcext:target-range-address="'Oracle Database'.E197:'Oracle Database'.E197">
            <calcext:condition calcext:apply-style-name="ERROR" calcext:value="=&quot;-- NO ENCUENTRO MI OPCIÓN --&quot;" calcext:base-cell-address="'Oracle Database'.E197"/>
          </calcext:conditional-format>
          <calcext:conditional-format calcext:target-range-address="'Oracle Database'.E198:'Oracle Database'.E198">
            <calcext:condition calcext:apply-style-name="ERROR" calcext:value="=&quot;-- NO ENCUENTRO MI OPCIÓN --&quot;" calcext:base-cell-address="'Oracle Database'.E198"/>
          </calcext:conditional-format>
          <calcext:conditional-format calcext:target-range-address="'Oracle Database'.E199:'Oracle Database'.E199">
            <calcext:condition calcext:apply-style-name="ERROR" calcext:value="=&quot;-- NO ENCUENTRO MI OPCIÓN --&quot;" calcext:base-cell-address="'Oracle Database'.E199"/>
          </calcext:conditional-format>
          <calcext:conditional-format calcext:target-range-address="'Oracle Database'.E200:'Oracle Database'.E200">
            <calcext:condition calcext:apply-style-name="ERROR" calcext:value="=&quot;-- NO ENCUENTRO MI OPCIÓN --&quot;" calcext:base-cell-address="'Oracle Database'.E200"/>
          </calcext:conditional-format>
          <calcext:conditional-format calcext:target-range-address="'Oracle Database'.E201:'Oracle Database'.E201">
            <calcext:condition calcext:apply-style-name="ERROR" calcext:value="=&quot;-- NO ENCUENTRO MI OPCIÓN --&quot;" calcext:base-cell-address="'Oracle Database'.E201"/>
          </calcext:conditional-format>
          <calcext:conditional-format calcext:target-range-address="'Oracle Database'.E202:'Oracle Database'.E202">
            <calcext:condition calcext:apply-style-name="ERROR" calcext:value="=&quot;-- NO ENCUENTRO MI OPCIÓN --&quot;" calcext:base-cell-address="'Oracle Database'.E202"/>
          </calcext:conditional-format>
          <calcext:conditional-format calcext:target-range-address="'Oracle Database'.E203:'Oracle Database'.E203">
            <calcext:condition calcext:apply-style-name="ERROR" calcext:value="=&quot;-- NO ENCUENTRO MI OPCIÓN --&quot;" calcext:base-cell-address="'Oracle Database'.E203"/>
          </calcext:conditional-format>
          <calcext:conditional-format calcext:target-range-address="'Oracle Database'.E204:'Oracle Database'.E204">
            <calcext:condition calcext:apply-style-name="ERROR" calcext:value="=&quot;-- NO ENCUENTRO MI OPCIÓN --&quot;" calcext:base-cell-address="'Oracle Database'.E204"/>
          </calcext:conditional-format>
          <calcext:conditional-format calcext:target-range-address="'Oracle Database'.E205:'Oracle Database'.E205">
            <calcext:condition calcext:apply-style-name="ERROR" calcext:value="=&quot;-- NO ENCUENTRO MI OPCIÓN --&quot;" calcext:base-cell-address="'Oracle Database'.E205"/>
          </calcext:conditional-format>
          <calcext:conditional-format calcext:target-range-address="'Oracle Database'.E206:'Oracle Database'.E206">
            <calcext:condition calcext:apply-style-name="ERROR" calcext:value="=&quot;-- NO ENCUENTRO MI OPCIÓN --&quot;" calcext:base-cell-address="'Oracle Database'.E206"/>
          </calcext:conditional-format>
          <calcext:conditional-format calcext:target-range-address="'Oracle Database'.E207:'Oracle Database'.E207">
            <calcext:condition calcext:apply-style-name="ERROR" calcext:value="=&quot;-- NO ENCUENTRO MI OPCIÓN --&quot;" calcext:base-cell-address="'Oracle Database'.E207"/>
          </calcext:conditional-format>
          <calcext:conditional-format calcext:target-range-address="'Oracle Database'.E208:'Oracle Database'.E208">
            <calcext:condition calcext:apply-style-name="ERROR" calcext:value="=&quot;-- NO ENCUENTRO MI OPCIÓN --&quot;" calcext:base-cell-address="'Oracle Database'.E208"/>
          </calcext:conditional-format>
          <calcext:conditional-format calcext:target-range-address="'Oracle Database'.E209:'Oracle Database'.E209">
            <calcext:condition calcext:apply-style-name="ERROR" calcext:value="=&quot;-- NO ENCUENTRO MI OPCIÓN --&quot;" calcext:base-cell-address="'Oracle Database'.E209"/>
          </calcext:conditional-format>
          <calcext:conditional-format calcext:target-range-address="'Oracle Database'.E210:'Oracle Database'.E210">
            <calcext:condition calcext:apply-style-name="ERROR" calcext:value="=&quot;-- NO ENCUENTRO MI OPCIÓN --&quot;" calcext:base-cell-address="'Oracle Database'.E210"/>
          </calcext:conditional-format>
          <calcext:conditional-format calcext:target-range-address="'Oracle Database'.E211:'Oracle Database'.E211">
            <calcext:condition calcext:apply-style-name="ERROR" calcext:value="=&quot;-- NO ENCUENTRO MI OPCIÓN --&quot;" calcext:base-cell-address="'Oracle Database'.E211"/>
          </calcext:conditional-format>
          <calcext:conditional-format calcext:target-range-address="'Oracle Database'.E212:'Oracle Database'.E212">
            <calcext:condition calcext:apply-style-name="ERROR" calcext:value="=&quot;-- NO ENCUENTRO MI OPCIÓN --&quot;" calcext:base-cell-address="'Oracle Database'.E212"/>
          </calcext:conditional-format>
          <calcext:conditional-format calcext:target-range-address="'Oracle Database'.E213:'Oracle Database'.E213">
            <calcext:condition calcext:apply-style-name="ERROR" calcext:value="=&quot;-- NO ENCUENTRO MI OPCIÓN --&quot;" calcext:base-cell-address="'Oracle Database'.E213"/>
          </calcext:conditional-format>
          <calcext:conditional-format calcext:target-range-address="'Oracle Database'.E214:'Oracle Database'.E214">
            <calcext:condition calcext:apply-style-name="ERROR" calcext:value="=&quot;-- NO ENCUENTRO MI OPCIÓN --&quot;" calcext:base-cell-address="'Oracle Database'.E214"/>
          </calcext:conditional-format>
          <calcext:conditional-format calcext:target-range-address="'Oracle Database'.E215:'Oracle Database'.E215">
            <calcext:condition calcext:apply-style-name="ERROR" calcext:value="=&quot;-- NO ENCUENTRO MI OPCIÓN --&quot;" calcext:base-cell-address="'Oracle Database'.E215"/>
          </calcext:conditional-format>
          <calcext:conditional-format calcext:target-range-address="'Oracle Database'.E216:'Oracle Database'.E216">
            <calcext:condition calcext:apply-style-name="ERROR" calcext:value="=&quot;-- NO ENCUENTRO MI OPCIÓN --&quot;" calcext:base-cell-address="'Oracle Database'.E216"/>
          </calcext:conditional-format>
          <calcext:conditional-format calcext:target-range-address="'Oracle Database'.E217:'Oracle Database'.E217">
            <calcext:condition calcext:apply-style-name="ERROR" calcext:value="=&quot;-- NO ENCUENTRO MI OPCIÓN --&quot;" calcext:base-cell-address="'Oracle Database'.E217"/>
          </calcext:conditional-format>
          <calcext:conditional-format calcext:target-range-address="'Oracle Database'.E218:'Oracle Database'.E218">
            <calcext:condition calcext:apply-style-name="ERROR" calcext:value="=&quot;-- NO ENCUENTRO MI OPCIÓN --&quot;" calcext:base-cell-address="'Oracle Database'.E218"/>
          </calcext:conditional-format>
          <calcext:conditional-format calcext:target-range-address="'Oracle Database'.E219:'Oracle Database'.E219">
            <calcext:condition calcext:apply-style-name="ERROR" calcext:value="=&quot;-- NO ENCUENTRO MI OPCIÓN --&quot;" calcext:base-cell-address="'Oracle Database'.E219"/>
          </calcext:conditional-format>
          <calcext:conditional-format calcext:target-range-address="'Oracle Database'.E220:'Oracle Database'.E220">
            <calcext:condition calcext:apply-style-name="ERROR" calcext:value="=&quot;-- NO ENCUENTRO MI OPCIÓN --&quot;" calcext:base-cell-address="'Oracle Database'.E220"/>
          </calcext:conditional-format>
          <calcext:conditional-format calcext:target-range-address="'Oracle Database'.E221:'Oracle Database'.E221">
            <calcext:condition calcext:apply-style-name="ERROR" calcext:value="=&quot;-- NO ENCUENTRO MI OPCIÓN --&quot;" calcext:base-cell-address="'Oracle Database'.E221"/>
          </calcext:conditional-format>
          <calcext:conditional-format calcext:target-range-address="'Oracle Database'.E222:'Oracle Database'.E222">
            <calcext:condition calcext:apply-style-name="ERROR" calcext:value="=&quot;-- NO ENCUENTRO MI OPCIÓN --&quot;" calcext:base-cell-address="'Oracle Database'.E222"/>
          </calcext:conditional-format>
          <calcext:conditional-format calcext:target-range-address="'Oracle Database'.E223:'Oracle Database'.E223">
            <calcext:condition calcext:apply-style-name="ERROR" calcext:value="=&quot;-- NO ENCUENTRO MI OPCIÓN --&quot;" calcext:base-cell-address="'Oracle Database'.E223"/>
          </calcext:conditional-format>
          <calcext:conditional-format calcext:target-range-address="'Oracle Database'.E224:'Oracle Database'.E224">
            <calcext:condition calcext:apply-style-name="ERROR" calcext:value="=&quot;-- NO ENCUENTRO MI OPCIÓN --&quot;" calcext:base-cell-address="'Oracle Database'.E224"/>
          </calcext:conditional-format>
          <calcext:conditional-format calcext:target-range-address="'Oracle Database'.E225:'Oracle Database'.E225">
            <calcext:condition calcext:apply-style-name="ERROR" calcext:value="=&quot;-- NO ENCUENTRO MI OPCIÓN --&quot;" calcext:base-cell-address="'Oracle Database'.E225"/>
          </calcext:conditional-format>
          <calcext:conditional-format calcext:target-range-address="'Oracle Database'.E226:'Oracle Database'.E226">
            <calcext:condition calcext:apply-style-name="ERROR" calcext:value="=&quot;-- NO ENCUENTRO MI OPCIÓN --&quot;" calcext:base-cell-address="'Oracle Database'.E226"/>
          </calcext:conditional-format>
          <calcext:conditional-format calcext:target-range-address="'Oracle Database'.E227:'Oracle Database'.E227">
            <calcext:condition calcext:apply-style-name="ERROR" calcext:value="=&quot;-- NO ENCUENTRO MI OPCIÓN --&quot;" calcext:base-cell-address="'Oracle Database'.E227"/>
          </calcext:conditional-format>
          <calcext:conditional-format calcext:target-range-address="'Oracle Database'.E228:'Oracle Database'.E228">
            <calcext:condition calcext:apply-style-name="ERROR" calcext:value="=&quot;-- NO ENCUENTRO MI OPCIÓN --&quot;" calcext:base-cell-address="'Oracle Database'.E228"/>
          </calcext:conditional-format>
          <calcext:conditional-format calcext:target-range-address="'Oracle Database'.E229:'Oracle Database'.E229">
            <calcext:condition calcext:apply-style-name="ERROR" calcext:value="=&quot;-- NO ENCUENTRO MI OPCIÓN --&quot;" calcext:base-cell-address="'Oracle Database'.E229"/>
          </calcext:conditional-format>
          <calcext:conditional-format calcext:target-range-address="'Oracle Database'.E230:'Oracle Database'.E230">
            <calcext:condition calcext:apply-style-name="ERROR" calcext:value="=&quot;-- NO ENCUENTRO MI OPCIÓN --&quot;" calcext:base-cell-address="'Oracle Database'.E230"/>
          </calcext:conditional-format>
          <calcext:conditional-format calcext:target-range-address="'Oracle Database'.E231:'Oracle Database'.E231">
            <calcext:condition calcext:apply-style-name="ERROR" calcext:value="=&quot;-- NO ENCUENTRO MI OPCIÓN --&quot;" calcext:base-cell-address="'Oracle Database'.E231"/>
          </calcext:conditional-format>
          <calcext:conditional-format calcext:target-range-address="'Oracle Database'.E232:'Oracle Database'.E232">
            <calcext:condition calcext:apply-style-name="ERROR" calcext:value="=&quot;-- NO ENCUENTRO MI OPCIÓN --&quot;" calcext:base-cell-address="'Oracle Database'.E232"/>
          </calcext:conditional-format>
          <calcext:conditional-format calcext:target-range-address="'Oracle Database'.E233:'Oracle Database'.E233">
            <calcext:condition calcext:apply-style-name="ERROR" calcext:value="=&quot;-- NO ENCUENTRO MI OPCIÓN --&quot;" calcext:base-cell-address="'Oracle Database'.E233"/>
          </calcext:conditional-format>
          <calcext:conditional-format calcext:target-range-address="'Oracle Database'.E234:'Oracle Database'.E234">
            <calcext:condition calcext:apply-style-name="ERROR" calcext:value="=&quot;-- NO ENCUENTRO MI OPCIÓN --&quot;" calcext:base-cell-address="'Oracle Database'.E234"/>
          </calcext:conditional-format>
          <calcext:conditional-format calcext:target-range-address="'Oracle Database'.E235:'Oracle Database'.E235">
            <calcext:condition calcext:apply-style-name="ERROR" calcext:value="=&quot;-- NO ENCUENTRO MI OPCIÓN --&quot;" calcext:base-cell-address="'Oracle Database'.E235"/>
          </calcext:conditional-format>
          <calcext:conditional-format calcext:target-range-address="'Oracle Database'.E236:'Oracle Database'.E236">
            <calcext:condition calcext:apply-style-name="ERROR" calcext:value="=&quot;-- NO ENCUENTRO MI OPCIÓN --&quot;" calcext:base-cell-address="'Oracle Database'.E236"/>
          </calcext:conditional-format>
          <calcext:conditional-format calcext:target-range-address="'Oracle Database'.E237:'Oracle Database'.E237">
            <calcext:condition calcext:apply-style-name="ERROR" calcext:value="=&quot;-- NO ENCUENTRO MI OPCIÓN --&quot;" calcext:base-cell-address="'Oracle Database'.E237"/>
          </calcext:conditional-format>
          <calcext:conditional-format calcext:target-range-address="'Oracle Database'.E238:'Oracle Database'.E238">
            <calcext:condition calcext:apply-style-name="ERROR" calcext:value="=&quot;-- NO ENCUENTRO MI OPCIÓN --&quot;" calcext:base-cell-address="'Oracle Database'.E238"/>
          </calcext:conditional-format>
          <calcext:conditional-format calcext:target-range-address="'Oracle Database'.E239:'Oracle Database'.E239">
            <calcext:condition calcext:apply-style-name="ERROR" calcext:value="=&quot;-- NO ENCUENTRO MI OPCIÓN --&quot;" calcext:base-cell-address="'Oracle Database'.E239"/>
          </calcext:conditional-format>
          <calcext:conditional-format calcext:target-range-address="'Oracle Database'.E240:'Oracle Database'.E240">
            <calcext:condition calcext:apply-style-name="ERROR" calcext:value="=&quot;-- NO ENCUENTRO MI OPCIÓN --&quot;" calcext:base-cell-address="'Oracle Database'.E240"/>
          </calcext:conditional-format>
          <calcext:conditional-format calcext:target-range-address="'Oracle Database'.E241:'Oracle Database'.E241">
            <calcext:condition calcext:apply-style-name="ERROR" calcext:value="=&quot;-- NO ENCUENTRO MI OPCIÓN --&quot;" calcext:base-cell-address="'Oracle Database'.E241"/>
          </calcext:conditional-format>
          <calcext:conditional-format calcext:target-range-address="'Oracle Database'.E242:'Oracle Database'.E242">
            <calcext:condition calcext:apply-style-name="ERROR" calcext:value="=&quot;-- NO ENCUENTRO MI OPCIÓN --&quot;" calcext:base-cell-address="'Oracle Database'.E242"/>
          </calcext:conditional-format>
          <calcext:conditional-format calcext:target-range-address="'Oracle Database'.E243:'Oracle Database'.E243">
            <calcext:condition calcext:apply-style-name="ERROR" calcext:value="=&quot;-- NO ENCUENTRO MI OPCIÓN --&quot;" calcext:base-cell-address="'Oracle Database'.E243"/>
          </calcext:conditional-format>
          <calcext:conditional-format calcext:target-range-address="'Oracle Database'.E244:'Oracle Database'.E244">
            <calcext:condition calcext:apply-style-name="ERROR" calcext:value="=&quot;-- NO ENCUENTRO MI OPCIÓN --&quot;" calcext:base-cell-address="'Oracle Database'.E244"/>
          </calcext:conditional-format>
          <calcext:conditional-format calcext:target-range-address="'Oracle Database'.E245:'Oracle Database'.E245">
            <calcext:condition calcext:apply-style-name="ERROR" calcext:value="=&quot;-- NO ENCUENTRO MI OPCIÓN --&quot;" calcext:base-cell-address="'Oracle Database'.E245"/>
          </calcext:conditional-format>
          <calcext:conditional-format calcext:target-range-address="'Oracle Database'.E246:'Oracle Database'.E246">
            <calcext:condition calcext:apply-style-name="ERROR" calcext:value="=&quot;-- NO ENCUENTRO MI OPCIÓN --&quot;" calcext:base-cell-address="'Oracle Database'.E246"/>
          </calcext:conditional-format>
          <calcext:conditional-format calcext:target-range-address="'Oracle Database'.E247:'Oracle Database'.E247">
            <calcext:condition calcext:apply-style-name="ERROR" calcext:value="=&quot;-- NO ENCUENTRO MI OPCIÓN --&quot;" calcext:base-cell-address="'Oracle Database'.E247"/>
          </calcext:conditional-format>
          <calcext:conditional-format calcext:target-range-address="'Oracle Database'.E248:'Oracle Database'.E248">
            <calcext:condition calcext:apply-style-name="ERROR" calcext:value="=&quot;-- NO ENCUENTRO MI OPCIÓN --&quot;" calcext:base-cell-address="'Oracle Database'.E248"/>
          </calcext:conditional-format>
          <calcext:conditional-format calcext:target-range-address="'Oracle Database'.E249:'Oracle Database'.E249">
            <calcext:condition calcext:apply-style-name="ERROR" calcext:value="=&quot;-- NO ENCUENTRO MI OPCIÓN --&quot;" calcext:base-cell-address="'Oracle Database'.E249"/>
          </calcext:conditional-format>
          <calcext:conditional-format calcext:target-range-address="'Oracle Database'.E250:'Oracle Database'.E250">
            <calcext:condition calcext:apply-style-name="ERROR" calcext:value="=&quot;-- NO ENCUENTRO MI OPCIÓN --&quot;" calcext:base-cell-address="'Oracle Database'.E250"/>
          </calcext:conditional-format>
          <calcext:conditional-format calcext:target-range-address="'Oracle Database'.E251:'Oracle Database'.E251">
            <calcext:condition calcext:apply-style-name="ERROR" calcext:value="=&quot;-- NO ENCUENTRO MI OPCIÓN --&quot;" calcext:base-cell-address="'Oracle Database'.E251"/>
          </calcext:conditional-format>
          <calcext:conditional-format calcext:target-range-address="'Oracle Database'.E252:'Oracle Database'.E252">
            <calcext:condition calcext:apply-style-name="ERROR" calcext:value="=&quot;-- NO ENCUENTRO MI OPCIÓN --&quot;" calcext:base-cell-address="'Oracle Database'.E252"/>
          </calcext:conditional-format>
          <calcext:conditional-format calcext:target-range-address="'Oracle Database'.E253:'Oracle Database'.E253">
            <calcext:condition calcext:apply-style-name="ERROR" calcext:value="=&quot;-- NO ENCUENTRO MI OPCIÓN --&quot;" calcext:base-cell-address="'Oracle Database'.E253"/>
          </calcext:conditional-format>
          <calcext:conditional-format calcext:target-range-address="'Oracle Database'.E254:'Oracle Database'.E254">
            <calcext:condition calcext:apply-style-name="ERROR" calcext:value="=&quot;-- NO ENCUENTRO MI OPCIÓN --&quot;" calcext:base-cell-address="'Oracle Database'.E254"/>
          </calcext:conditional-format>
          <calcext:conditional-format calcext:target-range-address="'Oracle Database'.E255:'Oracle Database'.E255">
            <calcext:condition calcext:apply-style-name="ERROR" calcext:value="=&quot;-- NO ENCUENTRO MI OPCIÓN --&quot;" calcext:base-cell-address="'Oracle Database'.E255"/>
          </calcext:conditional-format>
          <calcext:conditional-format calcext:target-range-address="'Oracle Database'.E256:'Oracle Database'.E256">
            <calcext:condition calcext:apply-style-name="ERROR" calcext:value="=&quot;-- NO ENCUENTRO MI OPCIÓN --&quot;" calcext:base-cell-address="'Oracle Database'.E256"/>
          </calcext:conditional-format>
          <calcext:conditional-format calcext:target-range-address="'Oracle Database'.E257:'Oracle Database'.E257">
            <calcext:condition calcext:apply-style-name="ERROR" calcext:value="=&quot;-- NO ENCUENTRO MI OPCIÓN --&quot;" calcext:base-cell-address="'Oracle Database'.E257"/>
          </calcext:conditional-format>
          <calcext:conditional-format calcext:target-range-address="'Oracle Database'.E258:'Oracle Database'.E258">
            <calcext:condition calcext:apply-style-name="ERROR" calcext:value="=&quot;-- NO ENCUENTRO MI OPCIÓN --&quot;" calcext:base-cell-address="'Oracle Database'.E258"/>
          </calcext:conditional-format>
          <calcext:conditional-format calcext:target-range-address="'Oracle Database'.E259:'Oracle Database'.E259">
            <calcext:condition calcext:apply-style-name="ERROR" calcext:value="=&quot;-- NO ENCUENTRO MI OPCIÓN --&quot;" calcext:base-cell-address="'Oracle Database'.E259"/>
          </calcext:conditional-format>
          <calcext:conditional-format calcext:target-range-address="'Oracle Database'.E260:'Oracle Database'.E260">
            <calcext:condition calcext:apply-style-name="ERROR" calcext:value="=&quot;-- NO ENCUENTRO MI OPCIÓN --&quot;" calcext:base-cell-address="'Oracle Database'.E260"/>
          </calcext:conditional-format>
          <calcext:conditional-format calcext:target-range-address="'Oracle Database'.E261:'Oracle Database'.E261">
            <calcext:condition calcext:apply-style-name="ERROR" calcext:value="=&quot;-- NO ENCUENTRO MI OPCIÓN --&quot;" calcext:base-cell-address="'Oracle Database'.E261"/>
          </calcext:conditional-format>
          <calcext:conditional-format calcext:target-range-address="'Oracle Database'.E262:'Oracle Database'.E262">
            <calcext:condition calcext:apply-style-name="ERROR" calcext:value="=&quot;-- NO ENCUENTRO MI OPCIÓN --&quot;" calcext:base-cell-address="'Oracle Database'.E262"/>
          </calcext:conditional-format>
          <calcext:conditional-format calcext:target-range-address="'Oracle Database'.E263:'Oracle Database'.E263">
            <calcext:condition calcext:apply-style-name="ERROR" calcext:value="=&quot;-- NO ENCUENTRO MI OPCIÓN --&quot;" calcext:base-cell-address="'Oracle Database'.E263"/>
          </calcext:conditional-format>
          <calcext:conditional-format calcext:target-range-address="'Oracle Database'.E264:'Oracle Database'.E264">
            <calcext:condition calcext:apply-style-name="ERROR" calcext:value="=&quot;-- NO ENCUENTRO MI OPCIÓN --&quot;" calcext:base-cell-address="'Oracle Database'.E264"/>
          </calcext:conditional-format>
          <calcext:conditional-format calcext:target-range-address="'Oracle Database'.E265:'Oracle Database'.E265">
            <calcext:condition calcext:apply-style-name="ERROR" calcext:value="=&quot;-- NO ENCUENTRO MI OPCIÓN --&quot;" calcext:base-cell-address="'Oracle Database'.E265"/>
          </calcext:conditional-format>
          <calcext:conditional-format calcext:target-range-address="'Oracle Database'.E266:'Oracle Database'.E266">
            <calcext:condition calcext:apply-style-name="ERROR" calcext:value="=&quot;-- NO ENCUENTRO MI OPCIÓN --&quot;" calcext:base-cell-address="'Oracle Database'.E266"/>
          </calcext:conditional-format>
          <calcext:conditional-format calcext:target-range-address="'Oracle Database'.E267:'Oracle Database'.E267">
            <calcext:condition calcext:apply-style-name="ERROR" calcext:value="=&quot;-- NO ENCUENTRO MI OPCIÓN --&quot;" calcext:base-cell-address="'Oracle Database'.E267"/>
          </calcext:conditional-format>
          <calcext:conditional-format calcext:target-range-address="'Oracle Database'.E268:'Oracle Database'.E268">
            <calcext:condition calcext:apply-style-name="ERROR" calcext:value="=&quot;-- NO ENCUENTRO MI OPCIÓN --&quot;" calcext:base-cell-address="'Oracle Database'.E268"/>
          </calcext:conditional-format>
          <calcext:conditional-format calcext:target-range-address="'Oracle Database'.E269:'Oracle Database'.E269">
            <calcext:condition calcext:apply-style-name="ERROR" calcext:value="=&quot;-- NO ENCUENTRO MI OPCIÓN --&quot;" calcext:base-cell-address="'Oracle Database'.E269"/>
          </calcext:conditional-format>
          <calcext:conditional-format calcext:target-range-address="'Oracle Database'.E270:'Oracle Database'.E270">
            <calcext:condition calcext:apply-style-name="ERROR" calcext:value="=&quot;-- NO ENCUENTRO MI OPCIÓN --&quot;" calcext:base-cell-address="'Oracle Database'.E270"/>
          </calcext:conditional-format>
          <calcext:conditional-format calcext:target-range-address="'Oracle Database'.E271:'Oracle Database'.E271">
            <calcext:condition calcext:apply-style-name="ERROR" calcext:value="=&quot;-- NO ENCUENTRO MI OPCIÓN --&quot;" calcext:base-cell-address="'Oracle Database'.E271"/>
          </calcext:conditional-format>
          <calcext:conditional-format calcext:target-range-address="'Oracle Database'.E272:'Oracle Database'.E272">
            <calcext:condition calcext:apply-style-name="ERROR" calcext:value="=&quot;-- NO ENCUENTRO MI OPCIÓN --&quot;" calcext:base-cell-address="'Oracle Database'.E272"/>
          </calcext:conditional-format>
          <calcext:conditional-format calcext:target-range-address="'Oracle Database'.E273:'Oracle Database'.E273">
            <calcext:condition calcext:apply-style-name="ERROR" calcext:value="=&quot;-- NO ENCUENTRO MI OPCIÓN --&quot;" calcext:base-cell-address="'Oracle Database'.E273"/>
          </calcext:conditional-format>
          <calcext:conditional-format calcext:target-range-address="'Oracle Database'.E274:'Oracle Database'.E274">
            <calcext:condition calcext:apply-style-name="ERROR" calcext:value="=&quot;-- NO ENCUENTRO MI OPCIÓN --&quot;" calcext:base-cell-address="'Oracle Database'.E274"/>
          </calcext:conditional-format>
          <calcext:conditional-format calcext:target-range-address="'Oracle Database'.E275:'Oracle Database'.E275">
            <calcext:condition calcext:apply-style-name="ERROR" calcext:value="=&quot;-- NO ENCUENTRO MI OPCIÓN --&quot;" calcext:base-cell-address="'Oracle Database'.E275"/>
          </calcext:conditional-format>
          <calcext:conditional-format calcext:target-range-address="'Oracle Database'.E276:'Oracle Database'.E276">
            <calcext:condition calcext:apply-style-name="ERROR" calcext:value="=&quot;-- NO ENCUENTRO MI OPCIÓN --&quot;" calcext:base-cell-address="'Oracle Database'.E276"/>
          </calcext:conditional-format>
          <calcext:conditional-format calcext:target-range-address="'Oracle Database'.E277:'Oracle Database'.E277">
            <calcext:condition calcext:apply-style-name="ERROR" calcext:value="=&quot;-- NO ENCUENTRO MI OPCIÓN --&quot;" calcext:base-cell-address="'Oracle Database'.E277"/>
          </calcext:conditional-format>
          <calcext:conditional-format calcext:target-range-address="'Oracle Database'.E278:'Oracle Database'.E278">
            <calcext:condition calcext:apply-style-name="ERROR" calcext:value="=&quot;-- NO ENCUENTRO MI OPCIÓN --&quot;" calcext:base-cell-address="'Oracle Database'.E278"/>
          </calcext:conditional-format>
          <calcext:conditional-format calcext:target-range-address="'Oracle Database'.E279:'Oracle Database'.E279">
            <calcext:condition calcext:apply-style-name="ERROR" calcext:value="=&quot;-- NO ENCUENTRO MI OPCIÓN --&quot;" calcext:base-cell-address="'Oracle Database'.E279"/>
          </calcext:conditional-format>
          <calcext:conditional-format calcext:target-range-address="'Oracle Database'.E280:'Oracle Database'.E280">
            <calcext:condition calcext:apply-style-name="ERROR" calcext:value="=&quot;-- NO ENCUENTRO MI OPCIÓN --&quot;" calcext:base-cell-address="'Oracle Database'.E280"/>
          </calcext:conditional-format>
          <calcext:conditional-format calcext:target-range-address="'Oracle Database'.E281:'Oracle Database'.E281">
            <calcext:condition calcext:apply-style-name="ERROR" calcext:value="=&quot;-- NO ENCUENTRO MI OPCIÓN --&quot;" calcext:base-cell-address="'Oracle Database'.E281"/>
          </calcext:conditional-format>
          <calcext:conditional-format calcext:target-range-address="'Oracle Database'.E282:'Oracle Database'.E282">
            <calcext:condition calcext:apply-style-name="ERROR" calcext:value="=&quot;-- NO ENCUENTRO MI OPCIÓN --&quot;" calcext:base-cell-address="'Oracle Database'.E282"/>
          </calcext:conditional-format>
          <calcext:conditional-format calcext:target-range-address="'Oracle Database'.E283:'Oracle Database'.E283">
            <calcext:condition calcext:apply-style-name="ERROR" calcext:value="=&quot;-- NO ENCUENTRO MI OPCIÓN --&quot;" calcext:base-cell-address="'Oracle Database'.E283"/>
          </calcext:conditional-format>
          <calcext:conditional-format calcext:target-range-address="'Oracle Database'.E284:'Oracle Database'.E284">
            <calcext:condition calcext:apply-style-name="ERROR" calcext:value="=&quot;-- NO ENCUENTRO MI OPCIÓN --&quot;" calcext:base-cell-address="'Oracle Database'.E284"/>
          </calcext:conditional-format>
          <calcext:conditional-format calcext:target-range-address="'Oracle Database'.E285:'Oracle Database'.E285">
            <calcext:condition calcext:apply-style-name="ERROR" calcext:value="=&quot;-- NO ENCUENTRO MI OPCIÓN --&quot;" calcext:base-cell-address="'Oracle Database'.E285"/>
          </calcext:conditional-format>
          <calcext:conditional-format calcext:target-range-address="'Oracle Database'.E286:'Oracle Database'.E286">
            <calcext:condition calcext:apply-style-name="ERROR" calcext:value="=&quot;-- NO ENCUENTRO MI OPCIÓN --&quot;" calcext:base-cell-address="'Oracle Database'.E286"/>
          </calcext:conditional-format>
          <calcext:conditional-format calcext:target-range-address="'Oracle Database'.E287:'Oracle Database'.E287">
            <calcext:condition calcext:apply-style-name="ERROR" calcext:value="=&quot;-- NO ENCUENTRO MI OPCIÓN --&quot;" calcext:base-cell-address="'Oracle Database'.E287"/>
          </calcext:conditional-format>
          <calcext:conditional-format calcext:target-range-address="'Oracle Database'.E288:'Oracle Database'.E288">
            <calcext:condition calcext:apply-style-name="ERROR" calcext:value="=&quot;-- NO ENCUENTRO MI OPCIÓN --&quot;" calcext:base-cell-address="'Oracle Database'.E288"/>
          </calcext:conditional-format>
          <calcext:conditional-format calcext:target-range-address="'Oracle Database'.E289:'Oracle Database'.E289">
            <calcext:condition calcext:apply-style-name="ERROR" calcext:value="=&quot;-- NO ENCUENTRO MI OPCIÓN --&quot;" calcext:base-cell-address="'Oracle Database'.E289"/>
          </calcext:conditional-format>
          <calcext:conditional-format calcext:target-range-address="'Oracle Database'.E290:'Oracle Database'.E290">
            <calcext:condition calcext:apply-style-name="ERROR" calcext:value="=&quot;-- NO ENCUENTRO MI OPCIÓN --&quot;" calcext:base-cell-address="'Oracle Database'.E290"/>
          </calcext:conditional-format>
          <calcext:conditional-format calcext:target-range-address="'Oracle Database'.E291:'Oracle Database'.E291">
            <calcext:condition calcext:apply-style-name="ERROR" calcext:value="=&quot;-- NO ENCUENTRO MI OPCIÓN --&quot;" calcext:base-cell-address="'Oracle Database'.E291"/>
          </calcext:conditional-format>
          <calcext:conditional-format calcext:target-range-address="'Oracle Database'.E292:'Oracle Database'.E292">
            <calcext:condition calcext:apply-style-name="ERROR" calcext:value="=&quot;-- NO ENCUENTRO MI OPCIÓN --&quot;" calcext:base-cell-address="'Oracle Database'.E292"/>
          </calcext:conditional-format>
          <calcext:conditional-format calcext:target-range-address="'Oracle Database'.E293:'Oracle Database'.E293">
            <calcext:condition calcext:apply-style-name="ERROR" calcext:value="=&quot;-- NO ENCUENTRO MI OPCIÓN --&quot;" calcext:base-cell-address="'Oracle Database'.E293"/>
          </calcext:conditional-format>
          <calcext:conditional-format calcext:target-range-address="'Oracle Database'.E294:'Oracle Database'.E294">
            <calcext:condition calcext:apply-style-name="ERROR" calcext:value="=&quot;-- NO ENCUENTRO MI OPCIÓN --&quot;" calcext:base-cell-address="'Oracle Database'.E294"/>
          </calcext:conditional-format>
          <calcext:conditional-format calcext:target-range-address="'Oracle Database'.E295:'Oracle Database'.E295">
            <calcext:condition calcext:apply-style-name="ERROR" calcext:value="=&quot;-- NO ENCUENTRO MI OPCIÓN --&quot;" calcext:base-cell-address="'Oracle Database'.E295"/>
          </calcext:conditional-format>
          <calcext:conditional-format calcext:target-range-address="'Oracle Database'.E296:'Oracle Database'.E296">
            <calcext:condition calcext:apply-style-name="ERROR" calcext:value="=&quot;-- NO ENCUENTRO MI OPCIÓN --&quot;" calcext:base-cell-address="'Oracle Database'.E296"/>
          </calcext:conditional-format>
          <calcext:conditional-format calcext:target-range-address="'Oracle Database'.E297:'Oracle Database'.E297">
            <calcext:condition calcext:apply-style-name="ERROR" calcext:value="=&quot;-- NO ENCUENTRO MI OPCIÓN --&quot;" calcext:base-cell-address="'Oracle Database'.E297"/>
          </calcext:conditional-format>
          <calcext:conditional-format calcext:target-range-address="'Oracle Database'.E298:'Oracle Database'.E298">
            <calcext:condition calcext:apply-style-name="ERROR" calcext:value="=&quot;-- NO ENCUENTRO MI OPCIÓN --&quot;" calcext:base-cell-address="'Oracle Database'.E298"/>
          </calcext:conditional-format>
          <calcext:conditional-format calcext:target-range-address="'Oracle Database'.E299:'Oracle Database'.E299">
            <calcext:condition calcext:apply-style-name="ERROR" calcext:value="=&quot;-- NO ENCUENTRO MI OPCIÓN --&quot;" calcext:base-cell-address="'Oracle Database'.E299"/>
          </calcext:conditional-format>
          <calcext:conditional-format calcext:target-range-address="'Oracle Database'.E300:'Oracle Database'.E300">
            <calcext:condition calcext:apply-style-name="ERROR" calcext:value="=&quot;-- NO ENCUENTRO MI OPCIÓN --&quot;" calcext:base-cell-address="'Oracle Database'.E300"/>
          </calcext:conditional-format>
          <calcext:conditional-format calcext:target-range-address="'Oracle Database'.E301:'Oracle Database'.E301">
            <calcext:condition calcext:apply-style-name="ERROR" calcext:value="=&quot;-- NO ENCUENTRO MI OPCIÓN --&quot;" calcext:base-cell-address="'Oracle Database'.E301"/>
          </calcext:conditional-format>
          <calcext:conditional-format calcext:target-range-address="'Oracle Database'.E302:'Oracle Database'.E302">
            <calcext:condition calcext:apply-style-name="ERROR" calcext:value="=&quot;-- NO ENCUENTRO MI OPCIÓN --&quot;" calcext:base-cell-address="'Oracle Database'.E302"/>
          </calcext:conditional-format>
          <calcext:conditional-format calcext:target-range-address="'Oracle Database'.E303:'Oracle Database'.E303">
            <calcext:condition calcext:apply-style-name="ERROR" calcext:value="=&quot;-- NO ENCUENTRO MI OPCIÓN --&quot;" calcext:base-cell-address="'Oracle Database'.E303"/>
          </calcext:conditional-format>
          <calcext:conditional-format calcext:target-range-address="'Oracle Database'.E304:'Oracle Database'.E304">
            <calcext:condition calcext:apply-style-name="ERROR" calcext:value="=&quot;-- NO ENCUENTRO MI OPCIÓN --&quot;" calcext:base-cell-address="'Oracle Database'.E304"/>
          </calcext:conditional-format>
          <calcext:conditional-format calcext:target-range-address="'Oracle Database'.E305:'Oracle Database'.E305">
            <calcext:condition calcext:apply-style-name="ERROR" calcext:value="=&quot;-- NO ENCUENTRO MI OPCIÓN --&quot;" calcext:base-cell-address="'Oracle Database'.E305"/>
          </calcext:conditional-format>
          <calcext:conditional-format calcext:target-range-address="'Oracle Database'.E306:'Oracle Database'.E306">
            <calcext:condition calcext:apply-style-name="ERROR" calcext:value="=&quot;-- NO ENCUENTRO MI OPCIÓN --&quot;" calcext:base-cell-address="'Oracle Database'.E306"/>
          </calcext:conditional-format>
          <calcext:conditional-format calcext:target-range-address="'Oracle Database'.E307:'Oracle Database'.E307">
            <calcext:condition calcext:apply-style-name="ERROR" calcext:value="=&quot;-- NO ENCUENTRO MI OPCIÓN --&quot;" calcext:base-cell-address="'Oracle Database'.E307"/>
          </calcext:conditional-format>
          <calcext:conditional-format calcext:target-range-address="'Oracle Database'.E308:'Oracle Database'.E308">
            <calcext:condition calcext:apply-style-name="ERROR" calcext:value="=&quot;-- NO ENCUENTRO MI OPCIÓN --&quot;" calcext:base-cell-address="'Oracle Database'.E308"/>
          </calcext:conditional-format>
          <calcext:conditional-format calcext:target-range-address="'Oracle Database'.E309:'Oracle Database'.E309">
            <calcext:condition calcext:apply-style-name="ERROR" calcext:value="=&quot;-- NO ENCUENTRO MI OPCIÓN --&quot;" calcext:base-cell-address="'Oracle Database'.E309"/>
          </calcext:conditional-format>
          <calcext:conditional-format calcext:target-range-address="'Oracle Database'.E310:'Oracle Database'.E310">
            <calcext:condition calcext:apply-style-name="ERROR" calcext:value="=&quot;-- NO ENCUENTRO MI OPCIÓN --&quot;" calcext:base-cell-address="'Oracle Database'.E310"/>
          </calcext:conditional-format>
          <calcext:conditional-format calcext:target-range-address="'Oracle Database'.E311:'Oracle Database'.E311">
            <calcext:condition calcext:apply-style-name="ERROR" calcext:value="=&quot;-- NO ENCUENTRO MI OPCIÓN --&quot;" calcext:base-cell-address="'Oracle Database'.E311"/>
          </calcext:conditional-format>
          <calcext:conditional-format calcext:target-range-address="'Oracle Database'.E312:'Oracle Database'.E312">
            <calcext:condition calcext:apply-style-name="ERROR" calcext:value="=&quot;-- NO ENCUENTRO MI OPCIÓN --&quot;" calcext:base-cell-address="'Oracle Database'.E312"/>
          </calcext:conditional-format>
          <calcext:conditional-format calcext:target-range-address="'Oracle Database'.E313:'Oracle Database'.E313">
            <calcext:condition calcext:apply-style-name="ERROR" calcext:value="=&quot;-- NO ENCUENTRO MI OPCIÓN --&quot;" calcext:base-cell-address="'Oracle Database'.E313"/>
          </calcext:conditional-format>
          <calcext:conditional-format calcext:target-range-address="'Oracle Database'.E314:'Oracle Database'.E314">
            <calcext:condition calcext:apply-style-name="ERROR" calcext:value="=&quot;-- NO ENCUENTRO MI OPCIÓN --&quot;" calcext:base-cell-address="'Oracle Database'.E314"/>
          </calcext:conditional-format>
          <calcext:conditional-format calcext:target-range-address="'Oracle Database'.E315:'Oracle Database'.E315">
            <calcext:condition calcext:apply-style-name="ERROR" calcext:value="=&quot;-- NO ENCUENTRO MI OPCIÓN --&quot;" calcext:base-cell-address="'Oracle Database'.E315"/>
          </calcext:conditional-format>
          <calcext:conditional-format calcext:target-range-address="'Oracle Database'.E316:'Oracle Database'.E316">
            <calcext:condition calcext:apply-style-name="ERROR" calcext:value="=&quot;-- NO ENCUENTRO MI OPCIÓN --&quot;" calcext:base-cell-address="'Oracle Database'.E316"/>
          </calcext:conditional-format>
          <calcext:conditional-format calcext:target-range-address="'Oracle Database'.E317:'Oracle Database'.E317">
            <calcext:condition calcext:apply-style-name="ERROR" calcext:value="=&quot;-- NO ENCUENTRO MI OPCIÓN --&quot;" calcext:base-cell-address="'Oracle Database'.E317"/>
          </calcext:conditional-format>
          <calcext:conditional-format calcext:target-range-address="'Oracle Database'.E318:'Oracle Database'.E318">
            <calcext:condition calcext:apply-style-name="ERROR" calcext:value="=&quot;-- NO ENCUENTRO MI OPCIÓN --&quot;" calcext:base-cell-address="'Oracle Database'.E318"/>
          </calcext:conditional-format>
          <calcext:conditional-format calcext:target-range-address="'Oracle Database'.E319:'Oracle Database'.E319">
            <calcext:condition calcext:apply-style-name="ERROR" calcext:value="=&quot;-- NO ENCUENTRO MI OPCIÓN --&quot;" calcext:base-cell-address="'Oracle Database'.E319"/>
          </calcext:conditional-format>
          <calcext:conditional-format calcext:target-range-address="'Oracle Database'.E320:'Oracle Database'.E320">
            <calcext:condition calcext:apply-style-name="ERROR" calcext:value="=&quot;-- NO ENCUENTRO MI OPCIÓN --&quot;" calcext:base-cell-address="'Oracle Database'.E320"/>
          </calcext:conditional-format>
          <calcext:conditional-format calcext:target-range-address="'Oracle Database'.E6:'Oracle Database'.E6">
            <calcext:condition calcext:apply-style-name="ERROR" calcext:value="=&quot;-- NO ENCUENTRO MI OPCIÓN --&quot;" calcext:base-cell-address="'Oracle Database'.E6"/>
          </calcext:conditional-format>
          <calcext:conditional-format calcext:target-range-address="'Oracle Database'.E321:'Oracle Database'.E321">
            <calcext:condition calcext:apply-style-name="ERROR" calcext:value="=&quot;-- NO ENCUENTRO MI OPCIÓN --&quot;" calcext:base-cell-address="'Oracle Database'.E321"/>
          </calcext:conditional-format>
          <calcext:conditional-format calcext:target-range-address="'Oracle Database'.E322:'Oracle Database'.E322">
            <calcext:condition calcext:apply-style-name="ERROR" calcext:value="=&quot;-- NO ENCUENTRO MI OPCIÓN --&quot;" calcext:base-cell-address="'Oracle Database'.E322"/>
          </calcext:conditional-format>
          <calcext:conditional-format calcext:target-range-address="'Oracle Database'.E323:'Oracle Database'.E323">
            <calcext:condition calcext:apply-style-name="ERROR" calcext:value="=&quot;-- NO ENCUENTRO MI OPCIÓN --&quot;" calcext:base-cell-address="'Oracle Database'.E323"/>
          </calcext:conditional-format>
          <calcext:conditional-format calcext:target-range-address="'Oracle Database'.E324:'Oracle Database'.E324">
            <calcext:condition calcext:apply-style-name="ERROR" calcext:value="=&quot;-- NO ENCUENTRO MI OPCIÓN --&quot;" calcext:base-cell-address="'Oracle Database'.E324"/>
          </calcext:conditional-format>
          <calcext:conditional-format calcext:target-range-address="'Oracle Database'.E325:'Oracle Database'.E325">
            <calcext:condition calcext:apply-style-name="ERROR" calcext:value="=&quot;-- NO ENCUENTRO MI OPCIÓN --&quot;" calcext:base-cell-address="'Oracle Database'.E325"/>
          </calcext:conditional-format>
          <calcext:conditional-format calcext:target-range-address="'Oracle Database'.E326:'Oracle Database'.E326">
            <calcext:condition calcext:apply-style-name="ERROR" calcext:value="=&quot;-- NO ENCUENTRO MI OPCIÓN --&quot;" calcext:base-cell-address="'Oracle Database'.E326"/>
          </calcext:conditional-format>
          <calcext:conditional-format calcext:target-range-address="'Oracle Database'.E327:'Oracle Database'.E327">
            <calcext:condition calcext:apply-style-name="ERROR" calcext:value="=&quot;-- NO ENCUENTRO MI OPCIÓN --&quot;" calcext:base-cell-address="'Oracle Database'.E327"/>
          </calcext:conditional-format>
          <calcext:conditional-format calcext:target-range-address="'Oracle Database'.E328:'Oracle Database'.E328">
            <calcext:condition calcext:apply-style-name="ERROR" calcext:value="=&quot;-- NO ENCUENTRO MI OPCIÓN --&quot;" calcext:base-cell-address="'Oracle Database'.E328"/>
          </calcext:conditional-format>
          <calcext:conditional-format calcext:target-range-address="'Oracle Database'.E329:'Oracle Database'.E329">
            <calcext:condition calcext:apply-style-name="ERROR" calcext:value="=&quot;-- NO ENCUENTRO MI OPCIÓN --&quot;" calcext:base-cell-address="'Oracle Database'.E329"/>
          </calcext:conditional-format>
          <calcext:conditional-format calcext:target-range-address="'Oracle Database'.E330:'Oracle Database'.E330">
            <calcext:condition calcext:apply-style-name="ERROR" calcext:value="=&quot;-- NO ENCUENTRO MI OPCIÓN --&quot;" calcext:base-cell-address="'Oracle Database'.E330"/>
          </calcext:conditional-format>
          <calcext:conditional-format calcext:target-range-address="'Oracle Database'.E7:'Oracle Database'.E7">
            <calcext:condition calcext:apply-style-name="ERROR" calcext:value="=&quot;-- NO ENCUENTRO MI OPCIÓN --&quot;" calcext:base-cell-address="'Oracle Database'.E7"/>
          </calcext:conditional-format>
          <calcext:conditional-format calcext:target-range-address="'Oracle Database'.E331:'Oracle Database'.E331">
            <calcext:condition calcext:apply-style-name="ERROR" calcext:value="=&quot;-- NO ENCUENTRO MI OPCIÓN --&quot;" calcext:base-cell-address="'Oracle Database'.E331"/>
          </calcext:conditional-format>
          <calcext:conditional-format calcext:target-range-address="'Oracle Database'.E332:'Oracle Database'.E332">
            <calcext:condition calcext:apply-style-name="ERROR" calcext:value="=&quot;-- NO ENCUENTRO MI OPCIÓN --&quot;" calcext:base-cell-address="'Oracle Database'.E332"/>
          </calcext:conditional-format>
          <calcext:conditional-format calcext:target-range-address="'Oracle Database'.E333:'Oracle Database'.E333">
            <calcext:condition calcext:apply-style-name="ERROR" calcext:value="=&quot;-- NO ENCUENTRO MI OPCIÓN --&quot;" calcext:base-cell-address="'Oracle Database'.E333"/>
          </calcext:conditional-format>
          <calcext:conditional-format calcext:target-range-address="'Oracle Database'.E334:'Oracle Database'.E334">
            <calcext:condition calcext:apply-style-name="ERROR" calcext:value="=&quot;-- NO ENCUENTRO MI OPCIÓN --&quot;" calcext:base-cell-address="'Oracle Database'.E334"/>
          </calcext:conditional-format>
          <calcext:conditional-format calcext:target-range-address="'Oracle Database'.E335:'Oracle Database'.E335">
            <calcext:condition calcext:apply-style-name="ERROR" calcext:value="=&quot;-- NO ENCUENTRO MI OPCIÓN --&quot;" calcext:base-cell-address="'Oracle Database'.E335"/>
          </calcext:conditional-format>
          <calcext:conditional-format calcext:target-range-address="'Oracle Database'.E336:'Oracle Database'.E336">
            <calcext:condition calcext:apply-style-name="ERROR" calcext:value="=&quot;-- NO ENCUENTRO MI OPCIÓN --&quot;" calcext:base-cell-address="'Oracle Database'.E336"/>
          </calcext:conditional-format>
          <calcext:conditional-format calcext:target-range-address="'Oracle Database'.E337:'Oracle Database'.E337">
            <calcext:condition calcext:apply-style-name="ERROR" calcext:value="=&quot;-- NO ENCUENTRO MI OPCIÓN --&quot;" calcext:base-cell-address="'Oracle Database'.E337"/>
          </calcext:conditional-format>
          <calcext:conditional-format calcext:target-range-address="'Oracle Database'.E338:'Oracle Database'.E338">
            <calcext:condition calcext:apply-style-name="ERROR" calcext:value="=&quot;-- NO ENCUENTRO MI OPCIÓN --&quot;" calcext:base-cell-address="'Oracle Database'.E338"/>
          </calcext:conditional-format>
          <calcext:conditional-format calcext:target-range-address="'Oracle Database'.E339:'Oracle Database'.E339">
            <calcext:condition calcext:apply-style-name="ERROR" calcext:value="=&quot;-- NO ENCUENTRO MI OPCIÓN --&quot;" calcext:base-cell-address="'Oracle Database'.E339"/>
          </calcext:conditional-format>
          <calcext:conditional-format calcext:target-range-address="'Oracle Database'.E340:'Oracle Database'.E340">
            <calcext:condition calcext:apply-style-name="ERROR" calcext:value="=&quot;-- NO ENCUENTRO MI OPCIÓN --&quot;" calcext:base-cell-address="'Oracle Database'.E340"/>
          </calcext:conditional-format>
          <calcext:conditional-format calcext:target-range-address="'Oracle Database'.E8:'Oracle Database'.E8">
            <calcext:condition calcext:apply-style-name="ERROR" calcext:value="=&quot;-- NO ENCUENTRO MI OPCIÓN --&quot;" calcext:base-cell-address="'Oracle Database'.E8"/>
          </calcext:conditional-format>
          <calcext:conditional-format calcext:target-range-address="'Oracle Database'.E341:'Oracle Database'.E341">
            <calcext:condition calcext:apply-style-name="ERROR" calcext:value="=&quot;-- NO ENCUENTRO MI OPCIÓN --&quot;" calcext:base-cell-address="'Oracle Database'.E341"/>
          </calcext:conditional-format>
          <calcext:conditional-format calcext:target-range-address="'Oracle Database'.E342:'Oracle Database'.E342">
            <calcext:condition calcext:apply-style-name="ERROR" calcext:value="=&quot;-- NO ENCUENTRO MI OPCIÓN --&quot;" calcext:base-cell-address="'Oracle Database'.E342"/>
          </calcext:conditional-format>
          <calcext:conditional-format calcext:target-range-address="'Oracle Database'.E343:'Oracle Database'.E343">
            <calcext:condition calcext:apply-style-name="ERROR" calcext:value="=&quot;-- NO ENCUENTRO MI OPCIÓN --&quot;" calcext:base-cell-address="'Oracle Database'.E343"/>
          </calcext:conditional-format>
          <calcext:conditional-format calcext:target-range-address="'Oracle Database'.E344:'Oracle Database'.E344">
            <calcext:condition calcext:apply-style-name="ERROR" calcext:value="=&quot;-- NO ENCUENTRO MI OPCIÓN --&quot;" calcext:base-cell-address="'Oracle Database'.E344"/>
          </calcext:conditional-format>
          <calcext:conditional-format calcext:target-range-address="'Oracle Database'.E345:'Oracle Database'.E345">
            <calcext:condition calcext:apply-style-name="ERROR" calcext:value="=&quot;-- NO ENCUENTRO MI OPCIÓN --&quot;" calcext:base-cell-address="'Oracle Database'.E345"/>
          </calcext:conditional-format>
          <calcext:conditional-format calcext:target-range-address="'Oracle Database'.E346:'Oracle Database'.E346">
            <calcext:condition calcext:apply-style-name="ERROR" calcext:value="=&quot;-- NO ENCUENTRO MI OPCIÓN --&quot;" calcext:base-cell-address="'Oracle Database'.E346"/>
          </calcext:conditional-format>
          <calcext:conditional-format calcext:target-range-address="'Oracle Database'.E347:'Oracle Database'.E347">
            <calcext:condition calcext:apply-style-name="ERROR" calcext:value="=&quot;-- NO ENCUENTRO MI OPCIÓN --&quot;" calcext:base-cell-address="'Oracle Database'.E347"/>
          </calcext:conditional-format>
          <calcext:conditional-format calcext:target-range-address="'Oracle Database'.E348:'Oracle Database'.E348">
            <calcext:condition calcext:apply-style-name="ERROR" calcext:value="=&quot;-- NO ENCUENTRO MI OPCIÓN --&quot;" calcext:base-cell-address="'Oracle Database'.E348"/>
          </calcext:conditional-format>
          <calcext:conditional-format calcext:target-range-address="'Oracle Database'.E349:'Oracle Database'.E349">
            <calcext:condition calcext:apply-style-name="ERROR" calcext:value="=&quot;-- NO ENCUENTRO MI OPCIÓN --&quot;" calcext:base-cell-address="'Oracle Database'.E349"/>
          </calcext:conditional-format>
          <calcext:conditional-format calcext:target-range-address="'Oracle Database'.E350:'Oracle Database'.E350">
            <calcext:condition calcext:apply-style-name="ERROR" calcext:value="=&quot;-- NO ENCUENTRO MI OPCIÓN --&quot;" calcext:base-cell-address="'Oracle Database'.E350"/>
          </calcext:conditional-format>
          <calcext:conditional-format calcext:target-range-address="'Oracle Database'.E9:'Oracle Database'.E9">
            <calcext:condition calcext:apply-style-name="ERROR" calcext:value="=&quot;-- NO ENCUENTRO MI OPCIÓN --&quot;" calcext:base-cell-address="'Oracle Database'.E9"/>
          </calcext:conditional-format>
          <calcext:conditional-format calcext:target-range-address="'Oracle Database'.E351:'Oracle Database'.E351">
            <calcext:condition calcext:apply-style-name="ERROR" calcext:value="=&quot;-- NO ENCUENTRO MI OPCIÓN --&quot;" calcext:base-cell-address="'Oracle Database'.E351"/>
          </calcext:conditional-format>
          <calcext:conditional-format calcext:target-range-address="'Oracle Database'.E352:'Oracle Database'.E352">
            <calcext:condition calcext:apply-style-name="ERROR" calcext:value="=&quot;-- NO ENCUENTRO MI OPCIÓN --&quot;" calcext:base-cell-address="'Oracle Database'.E352"/>
          </calcext:conditional-format>
          <calcext:conditional-format calcext:target-range-address="'Oracle Database'.E353:'Oracle Database'.E353">
            <calcext:condition calcext:apply-style-name="ERROR" calcext:value="=&quot;-- NO ENCUENTRO MI OPCIÓN --&quot;" calcext:base-cell-address="'Oracle Database'.E353"/>
          </calcext:conditional-format>
          <calcext:conditional-format calcext:target-range-address="'Oracle Database'.E354:'Oracle Database'.E354">
            <calcext:condition calcext:apply-style-name="ERROR" calcext:value="=&quot;-- NO ENCUENTRO MI OPCIÓN --&quot;" calcext:base-cell-address="'Oracle Database'.E354"/>
          </calcext:conditional-format>
          <calcext:conditional-format calcext:target-range-address="'Oracle Database'.E355:'Oracle Database'.E355">
            <calcext:condition calcext:apply-style-name="ERROR" calcext:value="=&quot;-- NO ENCUENTRO MI OPCIÓN --&quot;" calcext:base-cell-address="'Oracle Database'.E355"/>
          </calcext:conditional-format>
          <calcext:conditional-format calcext:target-range-address="'Oracle Database'.E356:'Oracle Database'.E356">
            <calcext:condition calcext:apply-style-name="ERROR" calcext:value="=&quot;-- NO ENCUENTRO MI OPCIÓN --&quot;" calcext:base-cell-address="'Oracle Database'.E356"/>
          </calcext:conditional-format>
          <calcext:conditional-format calcext:target-range-address="'Oracle Database'.E357:'Oracle Database'.E357">
            <calcext:condition calcext:apply-style-name="ERROR" calcext:value="=&quot;-- NO ENCUENTRO MI OPCIÓN --&quot;" calcext:base-cell-address="'Oracle Database'.E357"/>
          </calcext:conditional-format>
          <calcext:conditional-format calcext:target-range-address="'Oracle Database'.E358:'Oracle Database'.E358">
            <calcext:condition calcext:apply-style-name="ERROR" calcext:value="=&quot;-- NO ENCUENTRO MI OPCIÓN --&quot;" calcext:base-cell-address="'Oracle Database'.E358"/>
          </calcext:conditional-format>
          <calcext:conditional-format calcext:target-range-address="'Oracle Database'.E359:'Oracle Database'.E359">
            <calcext:condition calcext:apply-style-name="ERROR" calcext:value="=&quot;-- NO ENCUENTRO MI OPCIÓN --&quot;" calcext:base-cell-address="'Oracle Database'.E359"/>
          </calcext:conditional-format>
          <calcext:conditional-format calcext:target-range-address="'Oracle Database'.E360:'Oracle Database'.E360">
            <calcext:condition calcext:apply-style-name="ERROR" calcext:value="=&quot;-- NO ENCUENTRO MI OPCIÓN --&quot;" calcext:base-cell-address="'Oracle Database'.E360"/>
          </calcext:conditional-format>
          <calcext:conditional-format calcext:target-range-address="'Oracle Database'.E10:'Oracle Database'.E10">
            <calcext:condition calcext:apply-style-name="ERROR" calcext:value="=&quot;-- NO ENCUENTRO MI OPCIÓN --&quot;" calcext:base-cell-address="'Oracle Database'.E10"/>
          </calcext:conditional-format>
          <calcext:conditional-format calcext:target-range-address="'Oracle Database'.E361:'Oracle Database'.E361">
            <calcext:condition calcext:apply-style-name="ERROR" calcext:value="=&quot;-- NO ENCUENTRO MI OPCIÓN --&quot;" calcext:base-cell-address="'Oracle Database'.E361"/>
          </calcext:conditional-format>
          <calcext:conditional-format calcext:target-range-address="'Oracle Database'.E362:'Oracle Database'.E362">
            <calcext:condition calcext:apply-style-name="ERROR" calcext:value="=&quot;-- NO ENCUENTRO MI OPCIÓN --&quot;" calcext:base-cell-address="'Oracle Database'.E362"/>
          </calcext:conditional-format>
          <calcext:conditional-format calcext:target-range-address="'Oracle Database'.E363:'Oracle Database'.E363">
            <calcext:condition calcext:apply-style-name="ERROR" calcext:value="=&quot;-- NO ENCUENTRO MI OPCIÓN --&quot;" calcext:base-cell-address="'Oracle Database'.E363"/>
          </calcext:conditional-format>
          <calcext:conditional-format calcext:target-range-address="'Oracle Database'.E364:'Oracle Database'.E364">
            <calcext:condition calcext:apply-style-name="ERROR" calcext:value="=&quot;-- NO ENCUENTRO MI OPCIÓN --&quot;" calcext:base-cell-address="'Oracle Database'.E364"/>
          </calcext:conditional-format>
          <calcext:conditional-format calcext:target-range-address="'Oracle Database'.E365:'Oracle Database'.E365">
            <calcext:condition calcext:apply-style-name="ERROR" calcext:value="=&quot;-- NO ENCUENTRO MI OPCIÓN --&quot;" calcext:base-cell-address="'Oracle Database'.E365"/>
          </calcext:conditional-format>
          <calcext:conditional-format calcext:target-range-address="'Oracle Database'.E366:'Oracle Database'.E366">
            <calcext:condition calcext:apply-style-name="ERROR" calcext:value="=&quot;-- NO ENCUENTRO MI OPCIÓN --&quot;" calcext:base-cell-address="'Oracle Database'.E366"/>
          </calcext:conditional-format>
          <calcext:conditional-format calcext:target-range-address="'Oracle Database'.E367:'Oracle Database'.E367">
            <calcext:condition calcext:apply-style-name="ERROR" calcext:value="=&quot;-- NO ENCUENTRO MI OPCIÓN --&quot;" calcext:base-cell-address="'Oracle Database'.E367"/>
          </calcext:conditional-format>
          <calcext:conditional-format calcext:target-range-address="'Oracle Database'.E368:'Oracle Database'.E368">
            <calcext:condition calcext:apply-style-name="ERROR" calcext:value="=&quot;-- NO ENCUENTRO MI OPCIÓN --&quot;" calcext:base-cell-address="'Oracle Database'.E368"/>
          </calcext:conditional-format>
          <calcext:conditional-format calcext:target-range-address="'Oracle Database'.E369:'Oracle Database'.E369">
            <calcext:condition calcext:apply-style-name="ERROR" calcext:value="=&quot;-- NO ENCUENTRO MI OPCIÓN --&quot;" calcext:base-cell-address="'Oracle Database'.E369"/>
          </calcext:conditional-format>
          <calcext:conditional-format calcext:target-range-address="'Oracle Database'.E370:'Oracle Database'.E370">
            <calcext:condition calcext:apply-style-name="ERROR" calcext:value="=&quot;-- NO ENCUENTRO MI OPCIÓN --&quot;" calcext:base-cell-address="'Oracle Database'.E370"/>
          </calcext:conditional-format>
          <calcext:conditional-format calcext:target-range-address="'Oracle Database'.E11:'Oracle Database'.E11">
            <calcext:condition calcext:apply-style-name="ERROR" calcext:value="=&quot;-- NO ENCUENTRO MI OPCIÓN --&quot;" calcext:base-cell-address="'Oracle Database'.E11"/>
          </calcext:conditional-format>
          <calcext:conditional-format calcext:target-range-address="'Oracle Database'.E371:'Oracle Database'.E371">
            <calcext:condition calcext:apply-style-name="ERROR" calcext:value="=&quot;-- NO ENCUENTRO MI OPCIÓN --&quot;" calcext:base-cell-address="'Oracle Database'.E371"/>
          </calcext:conditional-format>
          <calcext:conditional-format calcext:target-range-address="'Oracle Database'.E372:'Oracle Database'.E372">
            <calcext:condition calcext:apply-style-name="ERROR" calcext:value="=&quot;-- NO ENCUENTRO MI OPCIÓN --&quot;" calcext:base-cell-address="'Oracle Database'.E372"/>
          </calcext:conditional-format>
          <calcext:conditional-format calcext:target-range-address="'Oracle Database'.E373:'Oracle Database'.E373">
            <calcext:condition calcext:apply-style-name="ERROR" calcext:value="=&quot;-- NO ENCUENTRO MI OPCIÓN --&quot;" calcext:base-cell-address="'Oracle Database'.E373"/>
          </calcext:conditional-format>
          <calcext:conditional-format calcext:target-range-address="'Oracle Database'.E374:'Oracle Database'.E374">
            <calcext:condition calcext:apply-style-name="ERROR" calcext:value="=&quot;-- NO ENCUENTRO MI OPCIÓN --&quot;" calcext:base-cell-address="'Oracle Database'.E374"/>
          </calcext:conditional-format>
          <calcext:conditional-format calcext:target-range-address="'Oracle Database'.E375:'Oracle Database'.E375">
            <calcext:condition calcext:apply-style-name="ERROR" calcext:value="=&quot;-- NO ENCUENTRO MI OPCIÓN --&quot;" calcext:base-cell-address="'Oracle Database'.E375"/>
          </calcext:conditional-format>
          <calcext:conditional-format calcext:target-range-address="'Oracle Database'.E376:'Oracle Database'.E376">
            <calcext:condition calcext:apply-style-name="ERROR" calcext:value="=&quot;-- NO ENCUENTRO MI OPCIÓN --&quot;" calcext:base-cell-address="'Oracle Database'.E376"/>
          </calcext:conditional-format>
          <calcext:conditional-format calcext:target-range-address="'Oracle Database'.E377:'Oracle Database'.E377">
            <calcext:condition calcext:apply-style-name="ERROR" calcext:value="=&quot;-- NO ENCUENTRO MI OPCIÓN --&quot;" calcext:base-cell-address="'Oracle Database'.E377"/>
          </calcext:conditional-format>
          <calcext:conditional-format calcext:target-range-address="'Oracle Database'.E378:'Oracle Database'.E378">
            <calcext:condition calcext:apply-style-name="ERROR" calcext:value="=&quot;-- NO ENCUENTRO MI OPCIÓN --&quot;" calcext:base-cell-address="'Oracle Database'.E378"/>
          </calcext:conditional-format>
          <calcext:conditional-format calcext:target-range-address="'Oracle Database'.E379:'Oracle Database'.E379">
            <calcext:condition calcext:apply-style-name="ERROR" calcext:value="=&quot;-- NO ENCUENTRO MI OPCIÓN --&quot;" calcext:base-cell-address="'Oracle Database'.E379"/>
          </calcext:conditional-format>
          <calcext:conditional-format calcext:target-range-address="'Oracle Database'.E380:'Oracle Database'.E380">
            <calcext:condition calcext:apply-style-name="ERROR" calcext:value="=&quot;-- NO ENCUENTRO MI OPCIÓN --&quot;" calcext:base-cell-address="'Oracle Database'.E380"/>
          </calcext:conditional-format>
          <calcext:conditional-format calcext:target-range-address="'Oracle Database'.E12:'Oracle Database'.E12">
            <calcext:condition calcext:apply-style-name="ERROR" calcext:value="=&quot;-- NO ENCUENTRO MI OPCIÓN --&quot;" calcext:base-cell-address="'Oracle Database'.E12"/>
          </calcext:conditional-format>
          <calcext:conditional-format calcext:target-range-address="'Oracle Database'.E381:'Oracle Database'.E381">
            <calcext:condition calcext:apply-style-name="ERROR" calcext:value="=&quot;-- NO ENCUENTRO MI OPCIÓN --&quot;" calcext:base-cell-address="'Oracle Database'.E381"/>
          </calcext:conditional-format>
          <calcext:conditional-format calcext:target-range-address="'Oracle Database'.E382:'Oracle Database'.E382">
            <calcext:condition calcext:apply-style-name="ERROR" calcext:value="=&quot;-- NO ENCUENTRO MI OPCIÓN --&quot;" calcext:base-cell-address="'Oracle Database'.E382"/>
          </calcext:conditional-format>
          <calcext:conditional-format calcext:target-range-address="'Oracle Database'.E383:'Oracle Database'.E383">
            <calcext:condition calcext:apply-style-name="ERROR" calcext:value="=&quot;-- NO ENCUENTRO MI OPCIÓN --&quot;" calcext:base-cell-address="'Oracle Database'.E383"/>
          </calcext:conditional-format>
          <calcext:conditional-format calcext:target-range-address="'Oracle Database'.E384:'Oracle Database'.E384">
            <calcext:condition calcext:apply-style-name="ERROR" calcext:value="=&quot;-- NO ENCUENTRO MI OPCIÓN --&quot;" calcext:base-cell-address="'Oracle Database'.E384"/>
          </calcext:conditional-format>
          <calcext:conditional-format calcext:target-range-address="'Oracle Database'.E385:'Oracle Database'.E385">
            <calcext:condition calcext:apply-style-name="ERROR" calcext:value="=&quot;-- NO ENCUENTRO MI OPCIÓN --&quot;" calcext:base-cell-address="'Oracle Database'.E385"/>
          </calcext:conditional-format>
          <calcext:conditional-format calcext:target-range-address="'Oracle Database'.E386:'Oracle Database'.E386">
            <calcext:condition calcext:apply-style-name="ERROR" calcext:value="=&quot;-- NO ENCUENTRO MI OPCIÓN --&quot;" calcext:base-cell-address="'Oracle Database'.E386"/>
          </calcext:conditional-format>
          <calcext:conditional-format calcext:target-range-address="'Oracle Database'.E387:'Oracle Database'.E387">
            <calcext:condition calcext:apply-style-name="ERROR" calcext:value="=&quot;-- NO ENCUENTRO MI OPCIÓN --&quot;" calcext:base-cell-address="'Oracle Database'.E387"/>
          </calcext:conditional-format>
          <calcext:conditional-format calcext:target-range-address="'Oracle Database'.E388:'Oracle Database'.E388">
            <calcext:condition calcext:apply-style-name="ERROR" calcext:value="=&quot;-- NO ENCUENTRO MI OPCIÓN --&quot;" calcext:base-cell-address="'Oracle Database'.E388"/>
          </calcext:conditional-format>
          <calcext:conditional-format calcext:target-range-address="'Oracle Database'.E389:'Oracle Database'.E389">
            <calcext:condition calcext:apply-style-name="ERROR" calcext:value="=&quot;-- NO ENCUENTRO MI OPCIÓN --&quot;" calcext:base-cell-address="'Oracle Database'.E389"/>
          </calcext:conditional-format>
          <calcext:conditional-format calcext:target-range-address="'Oracle Database'.E390:'Oracle Database'.E390">
            <calcext:condition calcext:apply-style-name="ERROR" calcext:value="=&quot;-- NO ENCUENTRO MI OPCIÓN --&quot;" calcext:base-cell-address="'Oracle Database'.E390"/>
          </calcext:conditional-format>
          <calcext:conditional-format calcext:target-range-address="'Oracle Database'.E13:'Oracle Database'.E13">
            <calcext:condition calcext:apply-style-name="ERROR" calcext:value="=&quot;-- NO ENCUENTRO MI OPCIÓN --&quot;" calcext:base-cell-address="'Oracle Database'.E13"/>
          </calcext:conditional-format>
          <calcext:conditional-format calcext:target-range-address="'Oracle Database'.E391:'Oracle Database'.E391">
            <calcext:condition calcext:apply-style-name="ERROR" calcext:value="=&quot;-- NO ENCUENTRO MI OPCIÓN --&quot;" calcext:base-cell-address="'Oracle Database'.E391"/>
          </calcext:conditional-format>
          <calcext:conditional-format calcext:target-range-address="'Oracle Database'.E392:'Oracle Database'.E392">
            <calcext:condition calcext:apply-style-name="ERROR" calcext:value="=&quot;-- NO ENCUENTRO MI OPCIÓN --&quot;" calcext:base-cell-address="'Oracle Database'.E392"/>
          </calcext:conditional-format>
          <calcext:conditional-format calcext:target-range-address="'Oracle Database'.E393:'Oracle Database'.E393">
            <calcext:condition calcext:apply-style-name="ERROR" calcext:value="=&quot;-- NO ENCUENTRO MI OPCIÓN --&quot;" calcext:base-cell-address="'Oracle Database'.E393"/>
          </calcext:conditional-format>
          <calcext:conditional-format calcext:target-range-address="'Oracle Database'.E394:'Oracle Database'.E394">
            <calcext:condition calcext:apply-style-name="ERROR" calcext:value="=&quot;-- NO ENCUENTRO MI OPCIÓN --&quot;" calcext:base-cell-address="'Oracle Database'.E394"/>
          </calcext:conditional-format>
          <calcext:conditional-format calcext:target-range-address="'Oracle Database'.E395:'Oracle Database'.E395">
            <calcext:condition calcext:apply-style-name="ERROR" calcext:value="=&quot;-- NO ENCUENTRO MI OPCIÓN --&quot;" calcext:base-cell-address="'Oracle Database'.E395"/>
          </calcext:conditional-format>
          <calcext:conditional-format calcext:target-range-address="'Oracle Database'.E396:'Oracle Database'.E396">
            <calcext:condition calcext:apply-style-name="ERROR" calcext:value="=&quot;-- NO ENCUENTRO MI OPCIÓN --&quot;" calcext:base-cell-address="'Oracle Database'.E396"/>
          </calcext:conditional-format>
          <calcext:conditional-format calcext:target-range-address="'Oracle Database'.E397:'Oracle Database'.E397">
            <calcext:condition calcext:apply-style-name="ERROR" calcext:value="=&quot;-- NO ENCUENTRO MI OPCIÓN --&quot;" calcext:base-cell-address="'Oracle Database'.E397"/>
          </calcext:conditional-format>
          <calcext:conditional-format calcext:target-range-address="'Oracle Database'.E398:'Oracle Database'.E398">
            <calcext:condition calcext:apply-style-name="ERROR" calcext:value="=&quot;-- NO ENCUENTRO MI OPCIÓN --&quot;" calcext:base-cell-address="'Oracle Database'.E398"/>
          </calcext:conditional-format>
          <calcext:conditional-format calcext:target-range-address="'Oracle Database'.E399:'Oracle Database'.E399">
            <calcext:condition calcext:apply-style-name="ERROR" calcext:value="=&quot;-- NO ENCUENTRO MI OPCIÓN --&quot;" calcext:base-cell-address="'Oracle Database'.E399"/>
          </calcext:conditional-format>
          <calcext:conditional-format calcext:target-range-address="'Oracle Database'.E400:'Oracle Database'.E400">
            <calcext:condition calcext:apply-style-name="ERROR" calcext:value="=&quot;-- NO ENCUENTRO MI OPCIÓN --&quot;" calcext:base-cell-address="'Oracle Database'.E400"/>
          </calcext:conditional-format>
          <calcext:conditional-format calcext:target-range-address="'Oracle Database'.E14:'Oracle Database'.E14">
            <calcext:condition calcext:apply-style-name="ERROR" calcext:value="=&quot;-- NO ENCUENTRO MI OPCIÓN --&quot;" calcext:base-cell-address="'Oracle Database'.E14"/>
          </calcext:conditional-format>
          <calcext:conditional-format calcext:target-range-address="'Oracle Database'.E401:'Oracle Database'.E401">
            <calcext:condition calcext:apply-style-name="ERROR" calcext:value="=&quot;-- NO ENCUENTRO MI OPCIÓN --&quot;" calcext:base-cell-address="'Oracle Database'.E401"/>
          </calcext:conditional-format>
          <calcext:conditional-format calcext:target-range-address="'Oracle Database'.E402:'Oracle Database'.E402">
            <calcext:condition calcext:apply-style-name="ERROR" calcext:value="=&quot;-- NO ENCUENTRO MI OPCIÓN --&quot;" calcext:base-cell-address="'Oracle Database'.E402"/>
          </calcext:conditional-format>
          <calcext:conditional-format calcext:target-range-address="'Oracle Database'.E15:'Oracle Database'.E15">
            <calcext:condition calcext:apply-style-name="ERROR" calcext:value="=&quot;-- NO ENCUENTRO MI OPCIÓN --&quot;" calcext:base-cell-address="'Oracle Database'.E15"/>
          </calcext:conditional-format>
          <calcext:conditional-format calcext:target-range-address="'Oracle Database'.E16:'Oracle Database'.E16">
            <calcext:condition calcext:apply-style-name="ERROR" calcext:value="=&quot;-- NO ENCUENTRO MI OPCIÓN --&quot;" calcext:base-cell-address="'Oracle Database'.E16"/>
          </calcext:conditional-format>
          <calcext:conditional-format calcext:target-range-address="'Oracle Database'.E17:'Oracle Database'.E17">
            <calcext:condition calcext:apply-style-name="ERROR" calcext:value="=&quot;-- NO ENCUENTRO MI OPCIÓN --&quot;" calcext:base-cell-address="'Oracle Database'.E17"/>
          </calcext:conditional-format>
          <calcext:conditional-format calcext:target-range-address="'Oracle Database'.E18:'Oracle Database'.E18">
            <calcext:condition calcext:apply-style-name="ERROR" calcext:value="=&quot;-- NO ENCUENTRO MI OPCIÓN --&quot;" calcext:base-cell-address="'Oracle Database'.E18"/>
          </calcext:conditional-format>
          <calcext:conditional-format calcext:target-range-address="'Oracle Database'.E19:'Oracle Database'.E19">
            <calcext:condition calcext:apply-style-name="ERROR" calcext:value="=&quot;-- NO ENCUENTRO MI OPCIÓN --&quot;" calcext:base-cell-address="'Oracle Database'.E19"/>
          </calcext:conditional-format>
          <calcext:conditional-format calcext:target-range-address="'Oracle Database'.E20:'Oracle Database'.E20">
            <calcext:condition calcext:apply-style-name="ERROR" calcext:value="=&quot;-- NO ENCUENTRO MI OPCIÓN --&quot;" calcext:base-cell-address="'Oracle Database'.E20"/>
          </calcext:conditional-format>
          <calcext:conditional-format calcext:target-range-address="'Oracle Database'.E21:'Oracle Database'.E21">
            <calcext:condition calcext:apply-style-name="ERROR" calcext:value="=&quot;-- NO ENCUENTRO MI OPCIÓN --&quot;" calcext:base-cell-address="'Oracle Database'.E21"/>
          </calcext:conditional-format>
          <calcext:conditional-format calcext:target-range-address="'Oracle Database'.E22:'Oracle Database'.E22">
            <calcext:condition calcext:apply-style-name="ERROR" calcext:value="=&quot;-- NO ENCUENTRO MI OPCIÓN --&quot;" calcext:base-cell-address="'Oracle Database'.E22"/>
          </calcext:conditional-format>
          <calcext:conditional-format calcext:target-range-address="'Oracle Database'.E23:'Oracle Database'.E23">
            <calcext:condition calcext:apply-style-name="ERROR" calcext:value="=&quot;-- NO ENCUENTRO MI OPCIÓN --&quot;" calcext:base-cell-address="'Oracle Database'.E23"/>
          </calcext:conditional-format>
          <calcext:conditional-format calcext:target-range-address="'Oracle Database'.E24:'Oracle Database'.E24">
            <calcext:condition calcext:apply-style-name="ERROR" calcext:value="=&quot;-- NO ENCUENTRO MI OPCIÓN --&quot;" calcext:base-cell-address="'Oracle Database'.E24"/>
          </calcext:conditional-format>
          <calcext:conditional-format calcext:target-range-address="'Oracle Database'.E25:'Oracle Database'.E25">
            <calcext:condition calcext:apply-style-name="ERROR" calcext:value="=&quot;-- NO ENCUENTRO MI OPCIÓN --&quot;" calcext:base-cell-address="'Oracle Database'.E25"/>
          </calcext:conditional-format>
          <calcext:conditional-format calcext:target-range-address="'Oracle Database'.E26:'Oracle Database'.E26">
            <calcext:condition calcext:apply-style-name="ERROR" calcext:value="=&quot;-- NO ENCUENTRO MI OPCIÓN --&quot;" calcext:base-cell-address="'Oracle Database'.E26"/>
          </calcext:conditional-format>
          <calcext:conditional-format calcext:target-range-address="'Oracle Database'.E27:'Oracle Database'.E27">
            <calcext:condition calcext:apply-style-name="ERROR" calcext:value="=&quot;-- NO ENCUENTRO MI OPCIÓN --&quot;" calcext:base-cell-address="'Oracle Database'.E27"/>
          </calcext:conditional-format>
          <calcext:conditional-format calcext:target-range-address="'Oracle Database'.E28:'Oracle Database'.E28">
            <calcext:condition calcext:apply-style-name="ERROR" calcext:value="=&quot;-- NO ENCUENTRO MI OPCIÓN --&quot;" calcext:base-cell-address="'Oracle Database'.E28"/>
          </calcext:conditional-format>
          <calcext:conditional-format calcext:target-range-address="'Oracle Database'.E29:'Oracle Database'.E29">
            <calcext:condition calcext:apply-style-name="ERROR" calcext:value="=&quot;-- NO ENCUENTRO MI OPCIÓN --&quot;" calcext:base-cell-address="'Oracle Database'.E29"/>
          </calcext:conditional-format>
          <calcext:conditional-format calcext:target-range-address="'Oracle Database'.E30:'Oracle Database'.E30">
            <calcext:condition calcext:apply-style-name="ERROR" calcext:value="=&quot;-- NO ENCUENTRO MI OPCIÓN --&quot;" calcext:base-cell-address="'Oracle Database'.E30"/>
          </calcext:conditional-format>
          <calcext:conditional-format calcext:target-range-address="'Oracle Database'.E31:'Oracle Database'.E31">
            <calcext:condition calcext:apply-style-name="ERROR" calcext:value="=&quot;-- NO ENCUENTRO MI OPCIÓN --&quot;" calcext:base-cell-address="'Oracle Database'.E31"/>
          </calcext:conditional-format>
          <calcext:conditional-format calcext:target-range-address="'Oracle Database'.E32:'Oracle Database'.E32">
            <calcext:condition calcext:apply-style-name="ERROR" calcext:value="=&quot;-- NO ENCUENTRO MI OPCIÓN --&quot;" calcext:base-cell-address="'Oracle Database'.E32"/>
          </calcext:conditional-format>
          <calcext:conditional-format calcext:target-range-address="'Oracle Database'.E33:'Oracle Database'.E33">
            <calcext:condition calcext:apply-style-name="ERROR" calcext:value="=&quot;-- NO ENCUENTRO MI OPCIÓN --&quot;" calcext:base-cell-address="'Oracle Database'.E33"/>
          </calcext:conditional-format>
          <calcext:conditional-format calcext:target-range-address="'Oracle Database'.E34:'Oracle Database'.E34">
            <calcext:condition calcext:apply-style-name="ERROR" calcext:value="=&quot;-- NO ENCUENTRO MI OPCIÓN --&quot;" calcext:base-cell-address="'Oracle Database'.E34"/>
          </calcext:conditional-format>
          <calcext:conditional-format calcext:target-range-address="'Oracle Database'.E35:'Oracle Database'.E35">
            <calcext:condition calcext:apply-style-name="ERROR" calcext:value="=&quot;-- NO ENCUENTRO MI OPCIÓN --&quot;" calcext:base-cell-address="'Oracle Database'.E35"/>
          </calcext:conditional-format>
          <calcext:conditional-format calcext:target-range-address="'Oracle Database'.E36:'Oracle Database'.E36">
            <calcext:condition calcext:apply-style-name="ERROR" calcext:value="=&quot;-- NO ENCUENTRO MI OPCIÓN --&quot;" calcext:base-cell-address="'Oracle Database'.E36"/>
          </calcext:conditional-format>
          <calcext:conditional-format calcext:target-range-address="'Oracle Database'.E37:'Oracle Database'.E37">
            <calcext:condition calcext:apply-style-name="ERROR" calcext:value="=&quot;-- NO ENCUENTRO MI OPCIÓN --&quot;" calcext:base-cell-address="'Oracle Database'.E37"/>
          </calcext:conditional-format>
          <calcext:conditional-format calcext:target-range-address="'Oracle Database'.E38:'Oracle Database'.E38">
            <calcext:condition calcext:apply-style-name="ERROR" calcext:value="=&quot;-- NO ENCUENTRO MI OPCIÓN --&quot;" calcext:base-cell-address="'Oracle Database'.E38"/>
          </calcext:conditional-format>
          <calcext:conditional-format calcext:target-range-address="'Oracle Database'.E39:'Oracle Database'.E39">
            <calcext:condition calcext:apply-style-name="ERROR" calcext:value="=&quot;-- NO ENCUENTRO MI OPCIÓN --&quot;" calcext:base-cell-address="'Oracle Database'.E39"/>
          </calcext:conditional-format>
          <calcext:conditional-format calcext:target-range-address="'Oracle Database'.E40:'Oracle Database'.E40">
            <calcext:condition calcext:apply-style-name="ERROR" calcext:value="=&quot;-- NO ENCUENTRO MI OPCIÓN --&quot;" calcext:base-cell-address="'Oracle Database'.E40"/>
          </calcext:conditional-format>
          <calcext:conditional-format calcext:target-range-address="'Oracle Database'.E41:'Oracle Database'.E41">
            <calcext:condition calcext:apply-style-name="ERROR" calcext:value="=&quot;-- NO ENCUENTRO MI OPCIÓN --&quot;" calcext:base-cell-address="'Oracle Database'.E41"/>
          </calcext:conditional-format>
          <calcext:conditional-format calcext:target-range-address="'Oracle Database'.E42:'Oracle Database'.E42">
            <calcext:condition calcext:apply-style-name="ERROR" calcext:value="=&quot;-- NO ENCUENTRO MI OPCIÓN --&quot;" calcext:base-cell-address="'Oracle Database'.E42"/>
          </calcext:conditional-format>
          <calcext:conditional-format calcext:target-range-address="'Oracle Database'.E43:'Oracle Database'.E43">
            <calcext:condition calcext:apply-style-name="ERROR" calcext:value="=&quot;-- NO ENCUENTRO MI OPCIÓN --&quot;" calcext:base-cell-address="'Oracle Database'.E43"/>
          </calcext:conditional-format>
          <calcext:conditional-format calcext:target-range-address="'Oracle Database'.E44:'Oracle Database'.E44">
            <calcext:condition calcext:apply-style-name="ERROR" calcext:value="=&quot;-- NO ENCUENTRO MI OPCIÓN --&quot;" calcext:base-cell-address="'Oracle Database'.E44"/>
          </calcext:conditional-format>
          <calcext:conditional-format calcext:target-range-address="'Oracle Database'.E45:'Oracle Database'.E45">
            <calcext:condition calcext:apply-style-name="ERROR" calcext:value="=&quot;-- NO ENCUENTRO MI OPCIÓN --&quot;" calcext:base-cell-address="'Oracle Database'.E45"/>
          </calcext:conditional-format>
          <calcext:conditional-format calcext:target-range-address="'Oracle Database'.E46:'Oracle Database'.E46">
            <calcext:condition calcext:apply-style-name="ERROR" calcext:value="=&quot;-- NO ENCUENTRO MI OPCIÓN --&quot;" calcext:base-cell-address="'Oracle Database'.E46"/>
          </calcext:conditional-format>
          <calcext:conditional-format calcext:target-range-address="'Oracle Database'.E47:'Oracle Database'.E47">
            <calcext:condition calcext:apply-style-name="ERROR" calcext:value="=&quot;-- NO ENCUENTRO MI OPCIÓN --&quot;" calcext:base-cell-address="'Oracle Database'.E47"/>
          </calcext:conditional-format>
          <calcext:conditional-format calcext:target-range-address="'Oracle Database'.E48:'Oracle Database'.E48">
            <calcext:condition calcext:apply-style-name="ERROR" calcext:value="=&quot;-- NO ENCUENTRO MI OPCIÓN --&quot;" calcext:base-cell-address="'Oracle Database'.E48"/>
          </calcext:conditional-format>
          <calcext:conditional-format calcext:target-range-address="'Oracle Database'.E49:'Oracle Database'.E49">
            <calcext:condition calcext:apply-style-name="ERROR" calcext:value="=&quot;-- NO ENCUENTRO MI OPCIÓN --&quot;" calcext:base-cell-address="'Oracle Database'.E49"/>
          </calcext:conditional-format>
          <calcext:conditional-format calcext:target-range-address="'Oracle Database'.E50:'Oracle Database'.E50">
            <calcext:condition calcext:apply-style-name="ERROR" calcext:value="=&quot;-- NO ENCUENTRO MI OPCIÓN --&quot;" calcext:base-cell-address="'Oracle Database'.E50"/>
          </calcext:conditional-format>
          <calcext:conditional-format calcext:target-range-address="'Oracle Database'.E51:'Oracle Database'.E51">
            <calcext:condition calcext:apply-style-name="ERROR" calcext:value="=&quot;-- NO ENCUENTRO MI OPCIÓN --&quot;" calcext:base-cell-address="'Oracle Database'.E51"/>
          </calcext:conditional-format>
          <calcext:conditional-format calcext:target-range-address="'Oracle Database'.E52:'Oracle Database'.E52">
            <calcext:condition calcext:apply-style-name="ERROR" calcext:value="=&quot;-- NO ENCUENTRO MI OPCIÓN --&quot;" calcext:base-cell-address="'Oracle Database'.E52"/>
          </calcext:conditional-format>
          <calcext:conditional-format calcext:target-range-address="'Oracle Database'.E53:'Oracle Database'.E53">
            <calcext:condition calcext:apply-style-name="ERROR" calcext:value="=&quot;-- NO ENCUENTRO MI OPCIÓN --&quot;" calcext:base-cell-address="'Oracle Database'.E53"/>
          </calcext:conditional-format>
          <calcext:conditional-format calcext:target-range-address="'Oracle Database'.E54:'Oracle Database'.E54">
            <calcext:condition calcext:apply-style-name="ERROR" calcext:value="=&quot;-- NO ENCUENTRO MI OPCIÓN --&quot;" calcext:base-cell-address="'Oracle Database'.E54"/>
          </calcext:conditional-format>
          <calcext:conditional-format calcext:target-range-address="'Oracle Database'.E55:'Oracle Database'.E55">
            <calcext:condition calcext:apply-style-name="ERROR" calcext:value="=&quot;-- NO ENCUENTRO MI OPCIÓN --&quot;" calcext:base-cell-address="'Oracle Database'.E55"/>
          </calcext:conditional-format>
          <calcext:conditional-format calcext:target-range-address="'Oracle Database'.E56:'Oracle Database'.E56">
            <calcext:condition calcext:apply-style-name="ERROR" calcext:value="=&quot;-- NO ENCUENTRO MI OPCIÓN --&quot;" calcext:base-cell-address="'Oracle Database'.E56"/>
          </calcext:conditional-format>
          <calcext:conditional-format calcext:target-range-address="'Oracle Database'.E57:'Oracle Database'.E57">
            <calcext:condition calcext:apply-style-name="ERROR" calcext:value="=&quot;-- NO ENCUENTRO MI OPCIÓN --&quot;" calcext:base-cell-address="'Oracle Database'.E57"/>
          </calcext:conditional-format>
          <calcext:conditional-format calcext:target-range-address="'Oracle Database'.E58:'Oracle Database'.E58">
            <calcext:condition calcext:apply-style-name="ERROR" calcext:value="=&quot;-- NO ENCUENTRO MI OPCIÓN --&quot;" calcext:base-cell-address="'Oracle Database'.E58"/>
          </calcext:conditional-format>
          <calcext:conditional-format calcext:target-range-address="'Oracle Database'.E59:'Oracle Database'.E59">
            <calcext:condition calcext:apply-style-name="ERROR" calcext:value="=&quot;-- NO ENCUENTRO MI OPCIÓN --&quot;" calcext:base-cell-address="'Oracle Database'.E59"/>
          </calcext:conditional-format>
          <calcext:conditional-format calcext:target-range-address="'Oracle Database'.E60:'Oracle Database'.E60">
            <calcext:condition calcext:apply-style-name="ERROR" calcext:value="=&quot;-- NO ENCUENTRO MI OPCIÓN --&quot;" calcext:base-cell-address="'Oracle Database'.E60"/>
          </calcext:conditional-format>
          <calcext:conditional-format calcext:target-range-address="'Oracle Database'.E61:'Oracle Database'.E61">
            <calcext:condition calcext:apply-style-name="ERROR" calcext:value="=&quot;-- NO ENCUENTRO MI OPCIÓN --&quot;" calcext:base-cell-address="'Oracle Database'.E61"/>
          </calcext:conditional-format>
          <calcext:conditional-format calcext:target-range-address="'Oracle Database'.E62:'Oracle Database'.E62">
            <calcext:condition calcext:apply-style-name="ERROR" calcext:value="=&quot;-- NO ENCUENTRO MI OPCIÓN --&quot;" calcext:base-cell-address="'Oracle Database'.E62"/>
          </calcext:conditional-format>
          <calcext:conditional-format calcext:target-range-address="'Oracle Database'.E63:'Oracle Database'.E63">
            <calcext:condition calcext:apply-style-name="ERROR" calcext:value="=&quot;-- NO ENCUENTRO MI OPCIÓN --&quot;" calcext:base-cell-address="'Oracle Database'.E63"/>
          </calcext:conditional-format>
          <calcext:conditional-format calcext:target-range-address="'Oracle Database'.E64:'Oracle Database'.E64">
            <calcext:condition calcext:apply-style-name="ERROR" calcext:value="=&quot;-- NO ENCUENTRO MI OPCIÓN --&quot;" calcext:base-cell-address="'Oracle Database'.E64"/>
          </calcext:conditional-format>
          <calcext:conditional-format calcext:target-range-address="'Oracle Database'.E65:'Oracle Database'.E65">
            <calcext:condition calcext:apply-style-name="ERROR" calcext:value="=&quot;-- NO ENCUENTRO MI OPCIÓN --&quot;" calcext:base-cell-address="'Oracle Database'.E65"/>
          </calcext:conditional-format>
          <calcext:conditional-format calcext:target-range-address="'Oracle Database'.E66:'Oracle Database'.E66">
            <calcext:condition calcext:apply-style-name="ERROR" calcext:value="=&quot;-- NO ENCUENTRO MI OPCIÓN --&quot;" calcext:base-cell-address="'Oracle Database'.E66"/>
          </calcext:conditional-format>
          <calcext:conditional-format calcext:target-range-address="'Oracle Database'.E67:'Oracle Database'.E67">
            <calcext:condition calcext:apply-style-name="ERROR" calcext:value="=&quot;-- NO ENCUENTRO MI OPCIÓN --&quot;" calcext:base-cell-address="'Oracle Database'.E67"/>
          </calcext:conditional-format>
          <calcext:conditional-format calcext:target-range-address="'Oracle Database'.E68:'Oracle Database'.E68">
            <calcext:condition calcext:apply-style-name="ERROR" calcext:value="=&quot;-- NO ENCUENTRO MI OPCIÓN --&quot;" calcext:base-cell-address="'Oracle Database'.E68"/>
          </calcext:conditional-format>
          <calcext:conditional-format calcext:target-range-address="'Oracle Database'.E69:'Oracle Database'.E69">
            <calcext:condition calcext:apply-style-name="ERROR" calcext:value="=&quot;-- NO ENCUENTRO MI OPCIÓN --&quot;" calcext:base-cell-address="'Oracle Database'.E69"/>
          </calcext:conditional-format>
          <calcext:conditional-format calcext:target-range-address="'Oracle Database'.E70:'Oracle Database'.E70">
            <calcext:condition calcext:apply-style-name="ERROR" calcext:value="=&quot;-- NO ENCUENTRO MI OPCIÓN --&quot;" calcext:base-cell-address="'Oracle Database'.E70"/>
          </calcext:conditional-format>
        </calcext:conditional-formats>
      </table:table>
      <table:table table:name="Oracle Weblogic" table:style-name="ta2" table:print="false">
        <office:forms form:automatic-focus="false" form:apply-design-mode="false"/>
        <table:table-column table:style-name="co1" table:default-cell-style-name="Default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visibility="collapse" table:default-cell-style-name="ce7"/>
        <table:table-column table:style-name="co53" table:visibility="collapse" table:default-cell-style-name="ce7"/>
        <table:table-column table:style-name="co54" table:visibility="collapse" table:default-cell-style-name="ce7"/>
        <table:table-column table:style-name="co55" table:default-cell-style-name="ce7"/>
        <table:table-column table:style-name="co56" table:visibility="collapse" table:number-columns-repeated="2" table:default-cell-style-name="ce7"/>
        <table:table-column table:style-name="co57" table:default-cell-style-name="ce21"/>
        <table:table-column table:style-name="co58" table:default-cell-style-name="ce7"/>
        <table:table-column table:style-name="co54" table:visibility="collapse" table:default-cell-style-name="ce7"/>
        <table:table-column table:style-name="co59" table:visibility="collapse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65" table:default-cell-style-name="ce7"/>
        <table:table-column table:style-name="co18" table:default-cell-style-name="ce7"/>
        <table:table-column table:style-name="co23" table:number-columns-repeated="993" table:default-cell-style-name="ce7"/>
        <table:table-column table:style-name="co23" table:number-columns-repeated="3" table:default-cell-style-name="ce1"/>
        <table:table-column table:style-name="co23" table:number-columns-repeated="7" table:default-cell-style-name="Default"/>
        <table:table-row table:style-name="ro11">
          <table:table-cell/>
          <table:table-cell table:style-name="ce2"/>
          <table:table-cell table:style-name="ce436" table:number-columns-repeated="5"/>
          <table:table-cell table:style-name="ce17"/>
          <table:table-cell table:style-name="ce443" table:number-columns-repeated="2"/>
          <table:table-cell table:style-name="ce27" table:number-columns-repeated="2"/>
          <table:table-cell table:style-name="ce17" table:number-columns-repeated="2"/>
          <table:table-cell table:style-name="ce436" table:number-columns-repeated="3"/>
          <table:table-cell table:style-name="ce443" table:number-columns-repeated="3"/>
          <table:table-cell table:style-name="ce17"/>
          <table:table-cell table:style-name="ce443"/>
          <table:table-cell table:style-name="ce452"/>
          <table:table-cell table:style-name="ce453" table:number-columns-repeated="982"/>
          <table:table-cell table:style-name="ce443" table:number-columns-repeated="18"/>
          <table:table-cell/>
        </table:table-row>
        <table:table-row table:style-name="ro12">
          <table:table-cell/>
          <table:table-cell table:style-name="ce3" office:value-type="string" calcext:value-type="string" table:number-columns-spanned="11" table:number-rows-spanned="1">
            <text:p>Incluir aquí la relación de despliegues de servidores de aplicaciones Oracle Weblogic y sus características</text:p>
          </table:table-cell>
          <table:covered-table-cell table:style-name="ce437"/>
          <table:covered-table-cell table:number-columns-repeated="4" table:style-name="ce440"/>
          <table:covered-table-cell table:style-name="ce442"/>
          <table:covered-table-cell table:number-columns-repeated="2" table:style-name="ce444"/>
          <table:covered-table-cell table:number-columns-repeated="2" table:style-name="ce446"/>
          <table:table-cell table:style-name="ce17" table:number-columns-repeated="2"/>
          <table:table-cell table:style-name="ce436" table:number-columns-repeated="3"/>
          <table:table-cell table:style-name="ce443" table:number-columns-repeated="3"/>
          <table:table-cell table:style-name="ce17"/>
          <table:table-cell table:style-name="ce443"/>
          <table:table-cell table:style-name="ce452"/>
          <table:table-cell table:style-name="ce453" table:number-columns-repeated="982"/>
          <table:table-cell table:style-name="ce443" table:number-columns-repeated="18"/>
          <table:table-cell/>
        </table:table-row>
        <table:table-row table:style-name="ro13">
          <table:table-cell/>
          <table:table-cell table:style-name="ce2"/>
          <table:table-cell table:style-name="ce438"/>
          <table:table-cell table:style-name="ce436" table:number-columns-repeated="4"/>
          <table:table-cell table:style-name="ce17"/>
          <table:table-cell table:style-name="ce443" table:number-columns-repeated="2"/>
          <table:table-cell table:style-name="ce27" table:number-columns-repeated="2"/>
          <table:table-cell table:style-name="ce17" table:number-columns-repeated="2"/>
          <table:table-cell table:style-name="ce436" table:number-columns-repeated="3"/>
          <table:table-cell table:style-name="ce443" table:number-columns-repeated="3"/>
          <table:table-cell table:style-name="ce17"/>
          <table:table-cell table:style-name="ce443"/>
          <table:table-cell table:style-name="ce452"/>
          <table:table-cell table:style-name="ce453" table:number-columns-repeated="982"/>
          <table:table-cell table:style-name="ce443" table:number-columns-repeated="18"/>
          <table:table-cell/>
        </table:table-row>
        <table:table-row table:style-name="ro14">
          <table:table-cell/>
          <table:table-cell table:style-name="ce22" table:number-columns-spanned="7" table:number-rows-spanned="1"/>
          <table:covered-table-cell table:style-name="ce436"/>
          <table:covered-table-cell table:style-name="ce23" office:value-type="string" calcext:value-type="string">
            <text:p>Producto y versión</text:p>
          </table:covered-table-cell>
          <table:covered-table-cell table:number-columns-repeated="3" table:style-name="ce436"/>
          <table:covered-table-cell table:style-name="ce17"/>
          <table:table-cell table:style-name="ce445" office:value-type="string" calcext:value-type="string" table:number-columns-spanned="2" table:number-rows-spanned="1">
            <text:p>Infraestructura de Alta Disponibilidad/Balanceo</text:p>
          </table:table-cell>
          <table:covered-table-cell table:style-name="ce443"/>
          <table:table-cell table:style-name="ce434"/>
          <table:table-cell table:style-name="ce433" office:value-type="string" calcext:value-type="string" table:number-columns-spanned="2" table:number-rows-spanned="1">
            <text:p>Forms y Reports</text:p>
          </table:table-cell>
          <table:covered-table-cell table:style-name="ce17"/>
          <table:table-cell table:style-name="ce17"/>
          <table:table-cell table:style-name="ce447" table:number-columns-repeated="3"/>
          <table:table-cell table:style-name="ce433" office:value-type="string" calcext:value-type="string" table:number-columns-spanned="2" table:number-rows-spanned="1">
            <text:p>Servicio TI de Negocio</text:p>
          </table:table-cell>
          <table:covered-table-cell table:style-name="ce443"/>
          <table:table-cell table:style-name="ce450"/>
          <table:table-cell table:style-name="ce27"/>
          <table:table-cell table:style-name="ce443"/>
          <table:table-cell table:style-name="ce452"/>
          <table:table-cell table:style-name="ce453" table:number-columns-repeated="982"/>
          <table:table-cell table:style-name="ce443" table:number-columns-repeated="18"/>
          <table:table-cell/>
        </table:table-row>
        <table:table-row table:style-name="ro15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office:annotation draw:style-name="gr5" draw:text-style-name="P2" svg:width="28.99mm" svg:height="39.93mm" svg:x="81.56mm" svg:y="25.31mm" draw:caption-point-x="-5.82mm" draw:caption-point-y="0.31mm">
              <dc:date>2015-02-27T00:00:00</dc:date>
              <text:p text:style-name="P1"><text:span text:style-name="T1">Insertar el identificador (columna A) del servidor o servidores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Producto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23" office:value-type="string" calcext:value-type="string">
            <office:annotation draw:style-name="gr6" draw:text-style-name="P2" svg:width="81.96mm" svg:height="24.61mm" svg:x="188.85mm" svg:y="11.82mm" draw:caption-point-x="-5.3mm" draw:caption-point-y="13.8mm">
              <dc:date>2015-03-12T00:00:00</dc:date>
              <text:p text:style-name="P1"><text:span text:style-name="T1">Insertar identificador/es (columna B) de otras instancias de servidor de aplicaciones Oracle Weblogic relacionados (ej: soluciones de alta disponibilidad, cluster, etc.)</text:span></text:p>
            </office:annotation>
            <text:p>ID Instancias OWL relacionadas</text:p>
          </table:table-cell>
          <table:table-cell table:style-name="ce23" office:value-type="string" calcext:value-type="string">
            <text:p>Nombre de Cluster/Dominio</text:p>
          </table:table-cell>
          <table:table-cell table:style-name="ce5" office:value-type="string" calcext:value-type="string">
            <text:p>Activo/Pasivo (*)</text:p>
          </table:table-cell>
          <table:table-cell table:style-name="ce5" office:value-type="string" calcext:value-type="string">
            <text:p>Forms y Reports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_Servicio_TI_de_Negocio <text:s/>(Aplicación Soportada)</text:p>
          </table:table-cell>
          <table:table-cell table:style-name="ce23" office:value-type="string" calcext:value-type="string">
            <text:p>Descripcion_Servicio_TI_de_Negocio <text:s/></text:p>
          </table:table-cell>
          <table:table-cell table:style-name="ce23" office:value-type="string" calcext:value-type="string">
            <text:p>Observaciones del Servidor de Aplicaciones</text:p>
          </table:table-cell>
          <table:table-cell table:style-name="ce28" office:value-type="string" calcext:value-type="string">
            <text:p>Observaciones / Comentarios del Organismo</text:p>
          </table:table-cell>
          <table:table-cell table:style-name="ce451" table:number-columns-repeated="992"/>
          <table:table-cell table:style-name="ce1"/>
          <table:table-cell table:number-columns-repeated="10"/>
        </table:table-row>
        <table:table-row table:style-name="ro16">
          <table:table-cell/>
          <table:table-cell table:style-name="ce6" office:value-type="string" calcext:value-type="string">
            <text:p>WL_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];[$datos.$G$2:.$J$40];2;0)" office:value-type="string" office:string-value="" calcext:value-type="error">
            <text:p>#N/D</text:p>
          </table:table-cell>
          <table:table-cell table:style-name="ce441" table:formula="of:=VLOOKUP([.D6];[$datos.$G$2:.$J$40];3;0)" office:value-type="string" office:string-value="" calcext:value-type="error">
            <text:p>#N/D</text:p>
          </table:table-cell>
          <table:table-cell table:style-name="ce441" table:formula="of:=VLOOKUP([.D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];[$datos.$V$2:.$X$15];2;0)" office:value-type="string" office:string-value="" calcext:value-type="error">
            <text:p>#N/D</text:p>
          </table:table-cell>
          <table:table-cell table:style-name="ce441" table:formula="of:=VLOOKUP([.L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];[$datos.$G$2:.$J$40];2;0)" office:value-type="string" office:string-value="" calcext:value-type="error">
            <text:p>#N/D</text:p>
          </table:table-cell>
          <table:table-cell table:style-name="ce441" table:formula="of:=VLOOKUP([.D7];[$datos.$G$2:.$J$40];3;0)" office:value-type="string" office:string-value="" calcext:value-type="error">
            <text:p>#N/D</text:p>
          </table:table-cell>
          <table:table-cell table:style-name="ce441" table:formula="of:=VLOOKUP([.D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];[$datos.$V$2:.$X$15];2;0)" office:value-type="string" office:string-value="" calcext:value-type="error">
            <text:p>#N/D</text:p>
          </table:table-cell>
          <table:table-cell table:style-name="ce441" table:formula="of:=VLOOKUP([.L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];[$datos.$G$2:.$J$40];2;0)" office:value-type="string" office:string-value="" calcext:value-type="error">
            <text:p>#N/D</text:p>
          </table:table-cell>
          <table:table-cell table:style-name="ce441" table:formula="of:=VLOOKUP([.D8];[$datos.$G$2:.$J$40];3;0)" office:value-type="string" office:string-value="" calcext:value-type="error">
            <text:p>#N/D</text:p>
          </table:table-cell>
          <table:table-cell table:style-name="ce441" table:formula="of:=VLOOKUP([.D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];[$datos.$V$2:.$X$15];2;0)" office:value-type="string" office:string-value="" calcext:value-type="error">
            <text:p>#N/D</text:p>
          </table:table-cell>
          <table:table-cell table:style-name="ce441" table:formula="of:=VLOOKUP([.L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];[$datos.$G$2:.$J$40];2;0)" office:value-type="string" office:string-value="" calcext:value-type="error">
            <text:p>#N/D</text:p>
          </table:table-cell>
          <table:table-cell table:style-name="ce441" table:formula="of:=VLOOKUP([.D9];[$datos.$G$2:.$J$40];3;0)" office:value-type="string" office:string-value="" calcext:value-type="error">
            <text:p>#N/D</text:p>
          </table:table-cell>
          <table:table-cell table:style-name="ce441" table:formula="of:=VLOOKUP([.D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];[$datos.$V$2:.$X$15];2;0)" office:value-type="string" office:string-value="" calcext:value-type="error">
            <text:p>#N/D</text:p>
          </table:table-cell>
          <table:table-cell table:style-name="ce441" table:formula="of:=VLOOKUP([.L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];[$datos.$G$2:.$J$40];2;0)" office:value-type="string" office:string-value="" calcext:value-type="error">
            <text:p>#N/D</text:p>
          </table:table-cell>
          <table:table-cell table:style-name="ce441" table:formula="of:=VLOOKUP([.D10];[$datos.$G$2:.$J$40];3;0)" office:value-type="string" office:string-value="" calcext:value-type="error">
            <text:p>#N/D</text:p>
          </table:table-cell>
          <table:table-cell table:style-name="ce441" table:formula="of:=VLOOKUP([.D1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];[$datos.$V$2:.$X$15];2;0)" office:value-type="string" office:string-value="" calcext:value-type="error">
            <text:p>#N/D</text:p>
          </table:table-cell>
          <table:table-cell table:style-name="ce441" table:formula="of:=VLOOKUP([.L1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];[$datos.$G$2:.$J$40];2;0)" office:value-type="string" office:string-value="" calcext:value-type="error">
            <text:p>#N/D</text:p>
          </table:table-cell>
          <table:table-cell table:style-name="ce441" table:formula="of:=VLOOKUP([.D11];[$datos.$G$2:.$J$40];3;0)" office:value-type="string" office:string-value="" calcext:value-type="error">
            <text:p>#N/D</text:p>
          </table:table-cell>
          <table:table-cell table:style-name="ce441" table:formula="of:=VLOOKUP([.D1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];[$datos.$V$2:.$X$15];2;0)" office:value-type="string" office:string-value="" calcext:value-type="error">
            <text:p>#N/D</text:p>
          </table:table-cell>
          <table:table-cell table:style-name="ce441" table:formula="of:=VLOOKUP([.L1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];[$datos.$G$2:.$J$40];2;0)" office:value-type="string" office:string-value="" calcext:value-type="error">
            <text:p>#N/D</text:p>
          </table:table-cell>
          <table:table-cell table:style-name="ce441" table:formula="of:=VLOOKUP([.D12];[$datos.$G$2:.$J$40];3;0)" office:value-type="string" office:string-value="" calcext:value-type="error">
            <text:p>#N/D</text:p>
          </table:table-cell>
          <table:table-cell table:style-name="ce441" table:formula="of:=VLOOKUP([.D1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];[$datos.$V$2:.$X$15];2;0)" office:value-type="string" office:string-value="" calcext:value-type="error">
            <text:p>#N/D</text:p>
          </table:table-cell>
          <table:table-cell table:style-name="ce441" table:formula="of:=VLOOKUP([.L1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];[$datos.$G$2:.$J$40];2;0)" office:value-type="string" office:string-value="" calcext:value-type="error">
            <text:p>#N/D</text:p>
          </table:table-cell>
          <table:table-cell table:style-name="ce441" table:formula="of:=VLOOKUP([.D13];[$datos.$G$2:.$J$40];3;0)" office:value-type="string" office:string-value="" calcext:value-type="error">
            <text:p>#N/D</text:p>
          </table:table-cell>
          <table:table-cell table:style-name="ce441" table:formula="of:=VLOOKUP([.D1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];[$datos.$V$2:.$X$15];2;0)" office:value-type="string" office:string-value="" calcext:value-type="error">
            <text:p>#N/D</text:p>
          </table:table-cell>
          <table:table-cell table:style-name="ce441" table:formula="of:=VLOOKUP([.L1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];[$datos.$G$2:.$J$40];2;0)" office:value-type="string" office:string-value="" calcext:value-type="error">
            <text:p>#N/D</text:p>
          </table:table-cell>
          <table:table-cell table:style-name="ce441" table:formula="of:=VLOOKUP([.D14];[$datos.$G$2:.$J$40];3;0)" office:value-type="string" office:string-value="" calcext:value-type="error">
            <text:p>#N/D</text:p>
          </table:table-cell>
          <table:table-cell table:style-name="ce441" table:formula="of:=VLOOKUP([.D1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];[$datos.$V$2:.$X$15];2;0)" office:value-type="string" office:string-value="" calcext:value-type="error">
            <text:p>#N/D</text:p>
          </table:table-cell>
          <table:table-cell table:style-name="ce441" table:formula="of:=VLOOKUP([.L1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];[$datos.$G$2:.$J$40];2;0)" office:value-type="string" office:string-value="" calcext:value-type="error">
            <text:p>#N/D</text:p>
          </table:table-cell>
          <table:table-cell table:style-name="ce441" table:formula="of:=VLOOKUP([.D15];[$datos.$G$2:.$J$40];3;0)" office:value-type="string" office:string-value="" calcext:value-type="error">
            <text:p>#N/D</text:p>
          </table:table-cell>
          <table:table-cell table:style-name="ce441" table:formula="of:=VLOOKUP([.D1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];[$datos.$V$2:.$X$15];2;0)" office:value-type="string" office:string-value="" calcext:value-type="error">
            <text:p>#N/D</text:p>
          </table:table-cell>
          <table:table-cell table:style-name="ce441" table:formula="of:=VLOOKUP([.L1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];[$datos.$G$2:.$J$40];2;0)" office:value-type="string" office:string-value="" calcext:value-type="error">
            <text:p>#N/D</text:p>
          </table:table-cell>
          <table:table-cell table:style-name="ce441" table:formula="of:=VLOOKUP([.D16];[$datos.$G$2:.$J$40];3;0)" office:value-type="string" office:string-value="" calcext:value-type="error">
            <text:p>#N/D</text:p>
          </table:table-cell>
          <table:table-cell table:style-name="ce441" table:formula="of:=VLOOKUP([.D1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];[$datos.$V$2:.$X$15];2;0)" office:value-type="string" office:string-value="" calcext:value-type="error">
            <text:p>#N/D</text:p>
          </table:table-cell>
          <table:table-cell table:style-name="ce441" table:formula="of:=VLOOKUP([.L1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];[$datos.$G$2:.$J$40];2;0)" office:value-type="string" office:string-value="" calcext:value-type="error">
            <text:p>#N/D</text:p>
          </table:table-cell>
          <table:table-cell table:style-name="ce441" table:formula="of:=VLOOKUP([.D17];[$datos.$G$2:.$J$40];3;0)" office:value-type="string" office:string-value="" calcext:value-type="error">
            <text:p>#N/D</text:p>
          </table:table-cell>
          <table:table-cell table:style-name="ce441" table:formula="of:=VLOOKUP([.D1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];[$datos.$V$2:.$X$15];2;0)" office:value-type="string" office:string-value="" calcext:value-type="error">
            <text:p>#N/D</text:p>
          </table:table-cell>
          <table:table-cell table:style-name="ce441" table:formula="of:=VLOOKUP([.L1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];[$datos.$G$2:.$J$40];2;0)" office:value-type="string" office:string-value="" calcext:value-type="error">
            <text:p>#N/D</text:p>
          </table:table-cell>
          <table:table-cell table:style-name="ce441" table:formula="of:=VLOOKUP([.D18];[$datos.$G$2:.$J$40];3;0)" office:value-type="string" office:string-value="" calcext:value-type="error">
            <text:p>#N/D</text:p>
          </table:table-cell>
          <table:table-cell table:style-name="ce441" table:formula="of:=VLOOKUP([.D1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];[$datos.$V$2:.$X$15];2;0)" office:value-type="string" office:string-value="" calcext:value-type="error">
            <text:p>#N/D</text:p>
          </table:table-cell>
          <table:table-cell table:style-name="ce441" table:formula="of:=VLOOKUP([.L1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];[$datos.$G$2:.$J$40];2;0)" office:value-type="string" office:string-value="" calcext:value-type="error">
            <text:p>#N/D</text:p>
          </table:table-cell>
          <table:table-cell table:style-name="ce441" table:formula="of:=VLOOKUP([.D19];[$datos.$G$2:.$J$40];3;0)" office:value-type="string" office:string-value="" calcext:value-type="error">
            <text:p>#N/D</text:p>
          </table:table-cell>
          <table:table-cell table:style-name="ce441" table:formula="of:=VLOOKUP([.D1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];[$datos.$V$2:.$X$15];2;0)" office:value-type="string" office:string-value="" calcext:value-type="error">
            <text:p>#N/D</text:p>
          </table:table-cell>
          <table:table-cell table:style-name="ce441" table:formula="of:=VLOOKUP([.L1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];[$datos.$G$2:.$J$40];2;0)" office:value-type="string" office:string-value="" calcext:value-type="error">
            <text:p>#N/D</text:p>
          </table:table-cell>
          <table:table-cell table:style-name="ce441" table:formula="of:=VLOOKUP([.D20];[$datos.$G$2:.$J$40];3;0)" office:value-type="string" office:string-value="" calcext:value-type="error">
            <text:p>#N/D</text:p>
          </table:table-cell>
          <table:table-cell table:style-name="ce441" table:formula="of:=VLOOKUP([.D2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];[$datos.$V$2:.$X$15];2;0)" office:value-type="string" office:string-value="" calcext:value-type="error">
            <text:p>#N/D</text:p>
          </table:table-cell>
          <table:table-cell table:style-name="ce441" table:formula="of:=VLOOKUP([.L2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];[$datos.$G$2:.$J$40];2;0)" office:value-type="string" office:string-value="" calcext:value-type="error">
            <text:p>#N/D</text:p>
          </table:table-cell>
          <table:table-cell table:style-name="ce441" table:formula="of:=VLOOKUP([.D21];[$datos.$G$2:.$J$40];3;0)" office:value-type="string" office:string-value="" calcext:value-type="error">
            <text:p>#N/D</text:p>
          </table:table-cell>
          <table:table-cell table:style-name="ce441" table:formula="of:=VLOOKUP([.D2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];[$datos.$V$2:.$X$15];2;0)" office:value-type="string" office:string-value="" calcext:value-type="error">
            <text:p>#N/D</text:p>
          </table:table-cell>
          <table:table-cell table:style-name="ce441" table:formula="of:=VLOOKUP([.L2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];[$datos.$G$2:.$J$40];2;0)" office:value-type="string" office:string-value="" calcext:value-type="error">
            <text:p>#N/D</text:p>
          </table:table-cell>
          <table:table-cell table:style-name="ce441" table:formula="of:=VLOOKUP([.D22];[$datos.$G$2:.$J$40];3;0)" office:value-type="string" office:string-value="" calcext:value-type="error">
            <text:p>#N/D</text:p>
          </table:table-cell>
          <table:table-cell table:style-name="ce441" table:formula="of:=VLOOKUP([.D2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];[$datos.$V$2:.$X$15];2;0)" office:value-type="string" office:string-value="" calcext:value-type="error">
            <text:p>#N/D</text:p>
          </table:table-cell>
          <table:table-cell table:style-name="ce441" table:formula="of:=VLOOKUP([.L2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];[$datos.$G$2:.$J$40];2;0)" office:value-type="string" office:string-value="" calcext:value-type="error">
            <text:p>#N/D</text:p>
          </table:table-cell>
          <table:table-cell table:style-name="ce441" table:formula="of:=VLOOKUP([.D23];[$datos.$G$2:.$J$40];3;0)" office:value-type="string" office:string-value="" calcext:value-type="error">
            <text:p>#N/D</text:p>
          </table:table-cell>
          <table:table-cell table:style-name="ce441" table:formula="of:=VLOOKUP([.D2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];[$datos.$V$2:.$X$15];2;0)" office:value-type="string" office:string-value="" calcext:value-type="error">
            <text:p>#N/D</text:p>
          </table:table-cell>
          <table:table-cell table:style-name="ce441" table:formula="of:=VLOOKUP([.L2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];[$datos.$G$2:.$J$40];2;0)" office:value-type="string" office:string-value="" calcext:value-type="error">
            <text:p>#N/D</text:p>
          </table:table-cell>
          <table:table-cell table:style-name="ce441" table:formula="of:=VLOOKUP([.D24];[$datos.$G$2:.$J$40];3;0)" office:value-type="string" office:string-value="" calcext:value-type="error">
            <text:p>#N/D</text:p>
          </table:table-cell>
          <table:table-cell table:style-name="ce441" table:formula="of:=VLOOKUP([.D2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];[$datos.$V$2:.$X$15];2;0)" office:value-type="string" office:string-value="" calcext:value-type="error">
            <text:p>#N/D</text:p>
          </table:table-cell>
          <table:table-cell table:style-name="ce441" table:formula="of:=VLOOKUP([.L2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];[$datos.$G$2:.$J$40];2;0)" office:value-type="string" office:string-value="" calcext:value-type="error">
            <text:p>#N/D</text:p>
          </table:table-cell>
          <table:table-cell table:style-name="ce441" table:formula="of:=VLOOKUP([.D25];[$datos.$G$2:.$J$40];3;0)" office:value-type="string" office:string-value="" calcext:value-type="error">
            <text:p>#N/D</text:p>
          </table:table-cell>
          <table:table-cell table:style-name="ce441" table:formula="of:=VLOOKUP([.D2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];[$datos.$V$2:.$X$15];2;0)" office:value-type="string" office:string-value="" calcext:value-type="error">
            <text:p>#N/D</text:p>
          </table:table-cell>
          <table:table-cell table:style-name="ce441" table:formula="of:=VLOOKUP([.L2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];[$datos.$G$2:.$J$40];2;0)" office:value-type="string" office:string-value="" calcext:value-type="error">
            <text:p>#N/D</text:p>
          </table:table-cell>
          <table:table-cell table:style-name="ce441" table:formula="of:=VLOOKUP([.D26];[$datos.$G$2:.$J$40];3;0)" office:value-type="string" office:string-value="" calcext:value-type="error">
            <text:p>#N/D</text:p>
          </table:table-cell>
          <table:table-cell table:style-name="ce441" table:formula="of:=VLOOKUP([.D2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];[$datos.$V$2:.$X$15];2;0)" office:value-type="string" office:string-value="" calcext:value-type="error">
            <text:p>#N/D</text:p>
          </table:table-cell>
          <table:table-cell table:style-name="ce441" table:formula="of:=VLOOKUP([.L2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];[$datos.$G$2:.$J$40];2;0)" office:value-type="string" office:string-value="" calcext:value-type="error">
            <text:p>#N/D</text:p>
          </table:table-cell>
          <table:table-cell table:style-name="ce441" table:formula="of:=VLOOKUP([.D27];[$datos.$G$2:.$J$40];3;0)" office:value-type="string" office:string-value="" calcext:value-type="error">
            <text:p>#N/D</text:p>
          </table:table-cell>
          <table:table-cell table:style-name="ce441" table:formula="of:=VLOOKUP([.D2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];[$datos.$V$2:.$X$15];2;0)" office:value-type="string" office:string-value="" calcext:value-type="error">
            <text:p>#N/D</text:p>
          </table:table-cell>
          <table:table-cell table:style-name="ce441" table:formula="of:=VLOOKUP([.L2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];[$datos.$G$2:.$J$40];2;0)" office:value-type="string" office:string-value="" calcext:value-type="error">
            <text:p>#N/D</text:p>
          </table:table-cell>
          <table:table-cell table:style-name="ce441" table:formula="of:=VLOOKUP([.D28];[$datos.$G$2:.$J$40];3;0)" office:value-type="string" office:string-value="" calcext:value-type="error">
            <text:p>#N/D</text:p>
          </table:table-cell>
          <table:table-cell table:style-name="ce441" table:formula="of:=VLOOKUP([.D2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];[$datos.$V$2:.$X$15];2;0)" office:value-type="string" office:string-value="" calcext:value-type="error">
            <text:p>#N/D</text:p>
          </table:table-cell>
          <table:table-cell table:style-name="ce441" table:formula="of:=VLOOKUP([.L2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];[$datos.$G$2:.$J$40];2;0)" office:value-type="string" office:string-value="" calcext:value-type="error">
            <text:p>#N/D</text:p>
          </table:table-cell>
          <table:table-cell table:style-name="ce441" table:formula="of:=VLOOKUP([.D29];[$datos.$G$2:.$J$40];3;0)" office:value-type="string" office:string-value="" calcext:value-type="error">
            <text:p>#N/D</text:p>
          </table:table-cell>
          <table:table-cell table:style-name="ce441" table:formula="of:=VLOOKUP([.D2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];[$datos.$V$2:.$X$15];2;0)" office:value-type="string" office:string-value="" calcext:value-type="error">
            <text:p>#N/D</text:p>
          </table:table-cell>
          <table:table-cell table:style-name="ce441" table:formula="of:=VLOOKUP([.L2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];[$datos.$G$2:.$J$40];2;0)" office:value-type="string" office:string-value="" calcext:value-type="error">
            <text:p>#N/D</text:p>
          </table:table-cell>
          <table:table-cell table:style-name="ce441" table:formula="of:=VLOOKUP([.D30];[$datos.$G$2:.$J$40];3;0)" office:value-type="string" office:string-value="" calcext:value-type="error">
            <text:p>#N/D</text:p>
          </table:table-cell>
          <table:table-cell table:style-name="ce441" table:formula="of:=VLOOKUP([.D3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];[$datos.$V$2:.$X$15];2;0)" office:value-type="string" office:string-value="" calcext:value-type="error">
            <text:p>#N/D</text:p>
          </table:table-cell>
          <table:table-cell table:style-name="ce441" table:formula="of:=VLOOKUP([.L3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];[$datos.$G$2:.$J$40];2;0)" office:value-type="string" office:string-value="" calcext:value-type="error">
            <text:p>#N/D</text:p>
          </table:table-cell>
          <table:table-cell table:style-name="ce441" table:formula="of:=VLOOKUP([.D31];[$datos.$G$2:.$J$40];3;0)" office:value-type="string" office:string-value="" calcext:value-type="error">
            <text:p>#N/D</text:p>
          </table:table-cell>
          <table:table-cell table:style-name="ce441" table:formula="of:=VLOOKUP([.D3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];[$datos.$V$2:.$X$15];2;0)" office:value-type="string" office:string-value="" calcext:value-type="error">
            <text:p>#N/D</text:p>
          </table:table-cell>
          <table:table-cell table:style-name="ce441" table:formula="of:=VLOOKUP([.L3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];[$datos.$G$2:.$J$40];2;0)" office:value-type="string" office:string-value="" calcext:value-type="error">
            <text:p>#N/D</text:p>
          </table:table-cell>
          <table:table-cell table:style-name="ce441" table:formula="of:=VLOOKUP([.D32];[$datos.$G$2:.$J$40];3;0)" office:value-type="string" office:string-value="" calcext:value-type="error">
            <text:p>#N/D</text:p>
          </table:table-cell>
          <table:table-cell table:style-name="ce441" table:formula="of:=VLOOKUP([.D3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];[$datos.$V$2:.$X$15];2;0)" office:value-type="string" office:string-value="" calcext:value-type="error">
            <text:p>#N/D</text:p>
          </table:table-cell>
          <table:table-cell table:style-name="ce441" table:formula="of:=VLOOKUP([.L3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style-name="ce1" table:number-columns-repeated="3"/>
          <table:table-cell table:number-columns-repeated="1000"/>
        </table:table-row>
        <table:table-row table:style-name="ro16">
          <table:table-cell/>
          <table:table-cell table:style-name="ce6" office:value-type="string" calcext:value-type="string">
            <text:p>WL_2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];[$datos.$G$2:.$J$40];2;0)" office:value-type="string" office:string-value="" calcext:value-type="error">
            <text:p>#N/D</text:p>
          </table:table-cell>
          <table:table-cell table:style-name="ce441" table:formula="of:=VLOOKUP([.D33];[$datos.$G$2:.$J$40];3;0)" office:value-type="string" office:string-value="" calcext:value-type="error">
            <text:p>#N/D</text:p>
          </table:table-cell>
          <table:table-cell table:style-name="ce441" table:formula="of:=VLOOKUP([.D3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];[$datos.$V$2:.$X$15];2;0)" office:value-type="string" office:string-value="" calcext:value-type="error">
            <text:p>#N/D</text:p>
          </table:table-cell>
          <table:table-cell table:style-name="ce441" table:formula="of:=VLOOKUP([.L3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];[$datos.$G$2:.$J$40];2;0)" office:value-type="string" office:string-value="" calcext:value-type="error">
            <text:p>#N/D</text:p>
          </table:table-cell>
          <table:table-cell table:style-name="ce441" table:formula="of:=VLOOKUP([.D34];[$datos.$G$2:.$J$40];3;0)" office:value-type="string" office:string-value="" calcext:value-type="error">
            <text:p>#N/D</text:p>
          </table:table-cell>
          <table:table-cell table:style-name="ce441" table:formula="of:=VLOOKUP([.D3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];[$datos.$V$2:.$X$15];2;0)" office:value-type="string" office:string-value="" calcext:value-type="error">
            <text:p>#N/D</text:p>
          </table:table-cell>
          <table:table-cell table:style-name="ce441" table:formula="of:=VLOOKUP([.L3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];[$datos.$G$2:.$J$40];2;0)" office:value-type="string" office:string-value="" calcext:value-type="error">
            <text:p>#N/D</text:p>
          </table:table-cell>
          <table:table-cell table:style-name="ce441" table:formula="of:=VLOOKUP([.D35];[$datos.$G$2:.$J$40];3;0)" office:value-type="string" office:string-value="" calcext:value-type="error">
            <text:p>#N/D</text:p>
          </table:table-cell>
          <table:table-cell table:style-name="ce441" table:formula="of:=VLOOKUP([.D3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];[$datos.$V$2:.$X$15];2;0)" office:value-type="string" office:string-value="" calcext:value-type="error">
            <text:p>#N/D</text:p>
          </table:table-cell>
          <table:table-cell table:style-name="ce441" table:formula="of:=VLOOKUP([.L3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];[$datos.$G$2:.$J$40];2;0)" office:value-type="string" office:string-value="" calcext:value-type="error">
            <text:p>#N/D</text:p>
          </table:table-cell>
          <table:table-cell table:style-name="ce441" table:formula="of:=VLOOKUP([.D36];[$datos.$G$2:.$J$40];3;0)" office:value-type="string" office:string-value="" calcext:value-type="error">
            <text:p>#N/D</text:p>
          </table:table-cell>
          <table:table-cell table:style-name="ce441" table:formula="of:=VLOOKUP([.D3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];[$datos.$V$2:.$X$15];2;0)" office:value-type="string" office:string-value="" calcext:value-type="error">
            <text:p>#N/D</text:p>
          </table:table-cell>
          <table:table-cell table:style-name="ce441" table:formula="of:=VLOOKUP([.L3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];[$datos.$G$2:.$J$40];2;0)" office:value-type="string" office:string-value="" calcext:value-type="error">
            <text:p>#N/D</text:p>
          </table:table-cell>
          <table:table-cell table:style-name="ce441" table:formula="of:=VLOOKUP([.D37];[$datos.$G$2:.$J$40];3;0)" office:value-type="string" office:string-value="" calcext:value-type="error">
            <text:p>#N/D</text:p>
          </table:table-cell>
          <table:table-cell table:style-name="ce441" table:formula="of:=VLOOKUP([.D3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];[$datos.$V$2:.$X$15];2;0)" office:value-type="string" office:string-value="" calcext:value-type="error">
            <text:p>#N/D</text:p>
          </table:table-cell>
          <table:table-cell table:style-name="ce441" table:formula="of:=VLOOKUP([.L3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];[$datos.$G$2:.$J$40];2;0)" office:value-type="string" office:string-value="" calcext:value-type="error">
            <text:p>#N/D</text:p>
          </table:table-cell>
          <table:table-cell table:style-name="ce441" table:formula="of:=VLOOKUP([.D38];[$datos.$G$2:.$J$40];3;0)" office:value-type="string" office:string-value="" calcext:value-type="error">
            <text:p>#N/D</text:p>
          </table:table-cell>
          <table:table-cell table:style-name="ce441" table:formula="of:=VLOOKUP([.D3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];[$datos.$V$2:.$X$15];2;0)" office:value-type="string" office:string-value="" calcext:value-type="error">
            <text:p>#N/D</text:p>
          </table:table-cell>
          <table:table-cell table:style-name="ce441" table:formula="of:=VLOOKUP([.L3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];[$datos.$G$2:.$J$40];2;0)" office:value-type="string" office:string-value="" calcext:value-type="error">
            <text:p>#N/D</text:p>
          </table:table-cell>
          <table:table-cell table:style-name="ce441" table:formula="of:=VLOOKUP([.D39];[$datos.$G$2:.$J$40];3;0)" office:value-type="string" office:string-value="" calcext:value-type="error">
            <text:p>#N/D</text:p>
          </table:table-cell>
          <table:table-cell table:style-name="ce441" table:formula="of:=VLOOKUP([.D3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];[$datos.$V$2:.$X$15];2;0)" office:value-type="string" office:string-value="" calcext:value-type="error">
            <text:p>#N/D</text:p>
          </table:table-cell>
          <table:table-cell table:style-name="ce441" table:formula="of:=VLOOKUP([.L3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0];[$datos.$G$2:.$J$40];2;0)" office:value-type="string" office:string-value="" calcext:value-type="error">
            <text:p>#N/D</text:p>
          </table:table-cell>
          <table:table-cell table:style-name="ce441" table:formula="of:=VLOOKUP([.D40];[$datos.$G$2:.$J$40];3;0)" office:value-type="string" office:string-value="" calcext:value-type="error">
            <text:p>#N/D</text:p>
          </table:table-cell>
          <table:table-cell table:style-name="ce441" table:formula="of:=VLOOKUP([.D4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0];[$datos.$V$2:.$X$15];2;0)" office:value-type="string" office:string-value="" calcext:value-type="error">
            <text:p>#N/D</text:p>
          </table:table-cell>
          <table:table-cell table:style-name="ce441" table:formula="of:=VLOOKUP([.L4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1];[$datos.$G$2:.$J$40];2;0)" office:value-type="string" office:string-value="" calcext:value-type="error">
            <text:p>#N/D</text:p>
          </table:table-cell>
          <table:table-cell table:style-name="ce441" table:formula="of:=VLOOKUP([.D41];[$datos.$G$2:.$J$40];3;0)" office:value-type="string" office:string-value="" calcext:value-type="error">
            <text:p>#N/D</text:p>
          </table:table-cell>
          <table:table-cell table:style-name="ce441" table:formula="of:=VLOOKUP([.D4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1];[$datos.$V$2:.$X$15];2;0)" office:value-type="string" office:string-value="" calcext:value-type="error">
            <text:p>#N/D</text:p>
          </table:table-cell>
          <table:table-cell table:style-name="ce441" table:formula="of:=VLOOKUP([.L4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2];[$datos.$G$2:.$J$40];2;0)" office:value-type="string" office:string-value="" calcext:value-type="error">
            <text:p>#N/D</text:p>
          </table:table-cell>
          <table:table-cell table:style-name="ce441" table:formula="of:=VLOOKUP([.D42];[$datos.$G$2:.$J$40];3;0)" office:value-type="string" office:string-value="" calcext:value-type="error">
            <text:p>#N/D</text:p>
          </table:table-cell>
          <table:table-cell table:style-name="ce441" table:formula="of:=VLOOKUP([.D4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2];[$datos.$V$2:.$X$15];2;0)" office:value-type="string" office:string-value="" calcext:value-type="error">
            <text:p>#N/D</text:p>
          </table:table-cell>
          <table:table-cell table:style-name="ce441" table:formula="of:=VLOOKUP([.L4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3];[$datos.$G$2:.$J$40];2;0)" office:value-type="string" office:string-value="" calcext:value-type="error">
            <text:p>#N/D</text:p>
          </table:table-cell>
          <table:table-cell table:style-name="ce441" table:formula="of:=VLOOKUP([.D43];[$datos.$G$2:.$J$40];3;0)" office:value-type="string" office:string-value="" calcext:value-type="error">
            <text:p>#N/D</text:p>
          </table:table-cell>
          <table:table-cell table:style-name="ce441" table:formula="of:=VLOOKUP([.D4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3];[$datos.$V$2:.$X$15];2;0)" office:value-type="string" office:string-value="" calcext:value-type="error">
            <text:p>#N/D</text:p>
          </table:table-cell>
          <table:table-cell table:style-name="ce441" table:formula="of:=VLOOKUP([.L4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3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4];[$datos.$G$2:.$J$40];2;0)" office:value-type="string" office:string-value="" calcext:value-type="error">
            <text:p>#N/D</text:p>
          </table:table-cell>
          <table:table-cell table:style-name="ce441" table:formula="of:=VLOOKUP([.D44];[$datos.$G$2:.$J$40];3;0)" office:value-type="string" office:string-value="" calcext:value-type="error">
            <text:p>#N/D</text:p>
          </table:table-cell>
          <table:table-cell table:style-name="ce441" table:formula="of:=VLOOKUP([.D4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4];[$datos.$V$2:.$X$15];2;0)" office:value-type="string" office:string-value="" calcext:value-type="error">
            <text:p>#N/D</text:p>
          </table:table-cell>
          <table:table-cell table:style-name="ce441" table:formula="of:=VLOOKUP([.L4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5];[$datos.$G$2:.$J$40];2;0)" office:value-type="string" office:string-value="" calcext:value-type="error">
            <text:p>#N/D</text:p>
          </table:table-cell>
          <table:table-cell table:style-name="ce441" table:formula="of:=VLOOKUP([.D45];[$datos.$G$2:.$J$40];3;0)" office:value-type="string" office:string-value="" calcext:value-type="error">
            <text:p>#N/D</text:p>
          </table:table-cell>
          <table:table-cell table:style-name="ce441" table:formula="of:=VLOOKUP([.D4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5];[$datos.$V$2:.$X$15];2;0)" office:value-type="string" office:string-value="" calcext:value-type="error">
            <text:p>#N/D</text:p>
          </table:table-cell>
          <table:table-cell table:style-name="ce441" table:formula="of:=VLOOKUP([.L4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6];[$datos.$G$2:.$J$40];2;0)" office:value-type="string" office:string-value="" calcext:value-type="error">
            <text:p>#N/D</text:p>
          </table:table-cell>
          <table:table-cell table:style-name="ce441" table:formula="of:=VLOOKUP([.D46];[$datos.$G$2:.$J$40];3;0)" office:value-type="string" office:string-value="" calcext:value-type="error">
            <text:p>#N/D</text:p>
          </table:table-cell>
          <table:table-cell table:style-name="ce441" table:formula="of:=VLOOKUP([.D4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6];[$datos.$V$2:.$X$15];2;0)" office:value-type="string" office:string-value="" calcext:value-type="error">
            <text:p>#N/D</text:p>
          </table:table-cell>
          <table:table-cell table:style-name="ce441" table:formula="of:=VLOOKUP([.L4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7];[$datos.$G$2:.$J$40];2;0)" office:value-type="string" office:string-value="" calcext:value-type="error">
            <text:p>#N/D</text:p>
          </table:table-cell>
          <table:table-cell table:style-name="ce441" table:formula="of:=VLOOKUP([.D47];[$datos.$G$2:.$J$40];3;0)" office:value-type="string" office:string-value="" calcext:value-type="error">
            <text:p>#N/D</text:p>
          </table:table-cell>
          <table:table-cell table:style-name="ce441" table:formula="of:=VLOOKUP([.D4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7];[$datos.$V$2:.$X$15];2;0)" office:value-type="string" office:string-value="" calcext:value-type="error">
            <text:p>#N/D</text:p>
          </table:table-cell>
          <table:table-cell table:style-name="ce441" table:formula="of:=VLOOKUP([.L4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8];[$datos.$G$2:.$J$40];2;0)" office:value-type="string" office:string-value="" calcext:value-type="error">
            <text:p>#N/D</text:p>
          </table:table-cell>
          <table:table-cell table:style-name="ce441" table:formula="of:=VLOOKUP([.D48];[$datos.$G$2:.$J$40];3;0)" office:value-type="string" office:string-value="" calcext:value-type="error">
            <text:p>#N/D</text:p>
          </table:table-cell>
          <table:table-cell table:style-name="ce441" table:formula="of:=VLOOKUP([.D4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8];[$datos.$V$2:.$X$15];2;0)" office:value-type="string" office:string-value="" calcext:value-type="error">
            <text:p>#N/D</text:p>
          </table:table-cell>
          <table:table-cell table:style-name="ce441" table:formula="of:=VLOOKUP([.L4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9];[$datos.$G$2:.$J$40];2;0)" office:value-type="string" office:string-value="" calcext:value-type="error">
            <text:p>#N/D</text:p>
          </table:table-cell>
          <table:table-cell table:style-name="ce441" table:formula="of:=VLOOKUP([.D49];[$datos.$G$2:.$J$40];3;0)" office:value-type="string" office:string-value="" calcext:value-type="error">
            <text:p>#N/D</text:p>
          </table:table-cell>
          <table:table-cell table:style-name="ce441" table:formula="of:=VLOOKUP([.D4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9];[$datos.$V$2:.$X$15];2;0)" office:value-type="string" office:string-value="" calcext:value-type="error">
            <text:p>#N/D</text:p>
          </table:table-cell>
          <table:table-cell table:style-name="ce441" table:formula="of:=VLOOKUP([.L4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0];[$datos.$G$2:.$J$40];2;0)" office:value-type="string" office:string-value="" calcext:value-type="error">
            <text:p>#N/D</text:p>
          </table:table-cell>
          <table:table-cell table:style-name="ce441" table:formula="of:=VLOOKUP([.D50];[$datos.$G$2:.$J$40];3;0)" office:value-type="string" office:string-value="" calcext:value-type="error">
            <text:p>#N/D</text:p>
          </table:table-cell>
          <table:table-cell table:style-name="ce441" table:formula="of:=VLOOKUP([.D5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0];[$datos.$V$2:.$X$15];2;0)" office:value-type="string" office:string-value="" calcext:value-type="error">
            <text:p>#N/D</text:p>
          </table:table-cell>
          <table:table-cell table:style-name="ce441" table:formula="of:=VLOOKUP([.L5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1];[$datos.$G$2:.$J$40];2;0)" office:value-type="string" office:string-value="" calcext:value-type="error">
            <text:p>#N/D</text:p>
          </table:table-cell>
          <table:table-cell table:style-name="ce441" table:formula="of:=VLOOKUP([.D51];[$datos.$G$2:.$J$40];3;0)" office:value-type="string" office:string-value="" calcext:value-type="error">
            <text:p>#N/D</text:p>
          </table:table-cell>
          <table:table-cell table:style-name="ce441" table:formula="of:=VLOOKUP([.D5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1];[$datos.$V$2:.$X$15];2;0)" office:value-type="string" office:string-value="" calcext:value-type="error">
            <text:p>#N/D</text:p>
          </table:table-cell>
          <table:table-cell table:style-name="ce441" table:formula="of:=VLOOKUP([.L5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2];[$datos.$G$2:.$J$40];2;0)" office:value-type="string" office:string-value="" calcext:value-type="error">
            <text:p>#N/D</text:p>
          </table:table-cell>
          <table:table-cell table:style-name="ce441" table:formula="of:=VLOOKUP([.D52];[$datos.$G$2:.$J$40];3;0)" office:value-type="string" office:string-value="" calcext:value-type="error">
            <text:p>#N/D</text:p>
          </table:table-cell>
          <table:table-cell table:style-name="ce441" table:formula="of:=VLOOKUP([.D5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2];[$datos.$V$2:.$X$15];2;0)" office:value-type="string" office:string-value="" calcext:value-type="error">
            <text:p>#N/D</text:p>
          </table:table-cell>
          <table:table-cell table:style-name="ce441" table:formula="of:=VLOOKUP([.L5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3];[$datos.$G$2:.$J$40];2;0)" office:value-type="string" office:string-value="" calcext:value-type="error">
            <text:p>#N/D</text:p>
          </table:table-cell>
          <table:table-cell table:style-name="ce441" table:formula="of:=VLOOKUP([.D53];[$datos.$G$2:.$J$40];3;0)" office:value-type="string" office:string-value="" calcext:value-type="error">
            <text:p>#N/D</text:p>
          </table:table-cell>
          <table:table-cell table:style-name="ce441" table:formula="of:=VLOOKUP([.D5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3];[$datos.$V$2:.$X$15];2;0)" office:value-type="string" office:string-value="" calcext:value-type="error">
            <text:p>#N/D</text:p>
          </table:table-cell>
          <table:table-cell table:style-name="ce441" table:formula="of:=VLOOKUP([.L5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4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4];[$datos.$G$2:.$J$40];2;0)" office:value-type="string" office:string-value="" calcext:value-type="error">
            <text:p>#N/D</text:p>
          </table:table-cell>
          <table:table-cell table:style-name="ce441" table:formula="of:=VLOOKUP([.D54];[$datos.$G$2:.$J$40];3;0)" office:value-type="string" office:string-value="" calcext:value-type="error">
            <text:p>#N/D</text:p>
          </table:table-cell>
          <table:table-cell table:style-name="ce441" table:formula="of:=VLOOKUP([.D5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4];[$datos.$V$2:.$X$15];2;0)" office:value-type="string" office:string-value="" calcext:value-type="error">
            <text:p>#N/D</text:p>
          </table:table-cell>
          <table:table-cell table:style-name="ce441" table:formula="of:=VLOOKUP([.L5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5];[$datos.$G$2:.$J$40];2;0)" office:value-type="string" office:string-value="" calcext:value-type="error">
            <text:p>#N/D</text:p>
          </table:table-cell>
          <table:table-cell table:style-name="ce441" table:formula="of:=VLOOKUP([.D55];[$datos.$G$2:.$J$40];3;0)" office:value-type="string" office:string-value="" calcext:value-type="error">
            <text:p>#N/D</text:p>
          </table:table-cell>
          <table:table-cell table:style-name="ce441" table:formula="of:=VLOOKUP([.D5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5];[$datos.$V$2:.$X$15];2;0)" office:value-type="string" office:string-value="" calcext:value-type="error">
            <text:p>#N/D</text:p>
          </table:table-cell>
          <table:table-cell table:style-name="ce441" table:formula="of:=VLOOKUP([.L5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6];[$datos.$G$2:.$J$40];2;0)" office:value-type="string" office:string-value="" calcext:value-type="error">
            <text:p>#N/D</text:p>
          </table:table-cell>
          <table:table-cell table:style-name="ce441" table:formula="of:=VLOOKUP([.D56];[$datos.$G$2:.$J$40];3;0)" office:value-type="string" office:string-value="" calcext:value-type="error">
            <text:p>#N/D</text:p>
          </table:table-cell>
          <table:table-cell table:style-name="ce441" table:formula="of:=VLOOKUP([.D5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6];[$datos.$V$2:.$X$15];2;0)" office:value-type="string" office:string-value="" calcext:value-type="error">
            <text:p>#N/D</text:p>
          </table:table-cell>
          <table:table-cell table:style-name="ce441" table:formula="of:=VLOOKUP([.L5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7];[$datos.$G$2:.$J$40];2;0)" office:value-type="string" office:string-value="" calcext:value-type="error">
            <text:p>#N/D</text:p>
          </table:table-cell>
          <table:table-cell table:style-name="ce441" table:formula="of:=VLOOKUP([.D57];[$datos.$G$2:.$J$40];3;0)" office:value-type="string" office:string-value="" calcext:value-type="error">
            <text:p>#N/D</text:p>
          </table:table-cell>
          <table:table-cell table:style-name="ce441" table:formula="of:=VLOOKUP([.D5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7];[$datos.$V$2:.$X$15];2;0)" office:value-type="string" office:string-value="" calcext:value-type="error">
            <text:p>#N/D</text:p>
          </table:table-cell>
          <table:table-cell table:style-name="ce441" table:formula="of:=VLOOKUP([.L5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8];[$datos.$G$2:.$J$40];2;0)" office:value-type="string" office:string-value="" calcext:value-type="error">
            <text:p>#N/D</text:p>
          </table:table-cell>
          <table:table-cell table:style-name="ce441" table:formula="of:=VLOOKUP([.D58];[$datos.$G$2:.$J$40];3;0)" office:value-type="string" office:string-value="" calcext:value-type="error">
            <text:p>#N/D</text:p>
          </table:table-cell>
          <table:table-cell table:style-name="ce441" table:formula="of:=VLOOKUP([.D5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8];[$datos.$V$2:.$X$15];2;0)" office:value-type="string" office:string-value="" calcext:value-type="error">
            <text:p>#N/D</text:p>
          </table:table-cell>
          <table:table-cell table:style-name="ce441" table:formula="of:=VLOOKUP([.L5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59];[$datos.$G$2:.$J$40];2;0)" office:value-type="string" office:string-value="" calcext:value-type="error">
            <text:p>#N/D</text:p>
          </table:table-cell>
          <table:table-cell table:style-name="ce441" table:formula="of:=VLOOKUP([.D59];[$datos.$G$2:.$J$40];3;0)" office:value-type="string" office:string-value="" calcext:value-type="error">
            <text:p>#N/D</text:p>
          </table:table-cell>
          <table:table-cell table:style-name="ce441" table:formula="of:=VLOOKUP([.D5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59];[$datos.$V$2:.$X$15];2;0)" office:value-type="string" office:string-value="" calcext:value-type="error">
            <text:p>#N/D</text:p>
          </table:table-cell>
          <table:table-cell table:style-name="ce441" table:formula="of:=VLOOKUP([.L5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0];[$datos.$G$2:.$J$40];2;0)" office:value-type="string" office:string-value="" calcext:value-type="error">
            <text:p>#N/D</text:p>
          </table:table-cell>
          <table:table-cell table:style-name="ce441" table:formula="of:=VLOOKUP([.D60];[$datos.$G$2:.$J$40];3;0)" office:value-type="string" office:string-value="" calcext:value-type="error">
            <text:p>#N/D</text:p>
          </table:table-cell>
          <table:table-cell table:style-name="ce441" table:formula="of:=VLOOKUP([.D6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0];[$datos.$V$2:.$X$15];2;0)" office:value-type="string" office:string-value="" calcext:value-type="error">
            <text:p>#N/D</text:p>
          </table:table-cell>
          <table:table-cell table:style-name="ce441" table:formula="of:=VLOOKUP([.L6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1];[$datos.$G$2:.$J$40];2;0)" office:value-type="string" office:string-value="" calcext:value-type="error">
            <text:p>#N/D</text:p>
          </table:table-cell>
          <table:table-cell table:style-name="ce441" table:formula="of:=VLOOKUP([.D61];[$datos.$G$2:.$J$40];3;0)" office:value-type="string" office:string-value="" calcext:value-type="error">
            <text:p>#N/D</text:p>
          </table:table-cell>
          <table:table-cell table:style-name="ce441" table:formula="of:=VLOOKUP([.D6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1];[$datos.$V$2:.$X$15];2;0)" office:value-type="string" office:string-value="" calcext:value-type="error">
            <text:p>#N/D</text:p>
          </table:table-cell>
          <table:table-cell table:style-name="ce441" table:formula="of:=VLOOKUP([.L6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2];[$datos.$G$2:.$J$40];2;0)" office:value-type="string" office:string-value="" calcext:value-type="error">
            <text:p>#N/D</text:p>
          </table:table-cell>
          <table:table-cell table:style-name="ce441" table:formula="of:=VLOOKUP([.D62];[$datos.$G$2:.$J$40];3;0)" office:value-type="string" office:string-value="" calcext:value-type="error">
            <text:p>#N/D</text:p>
          </table:table-cell>
          <table:table-cell table:style-name="ce441" table:formula="of:=VLOOKUP([.D6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2];[$datos.$V$2:.$X$15];2;0)" office:value-type="string" office:string-value="" calcext:value-type="error">
            <text:p>#N/D</text:p>
          </table:table-cell>
          <table:table-cell table:style-name="ce441" table:formula="of:=VLOOKUP([.L6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3];[$datos.$G$2:.$J$40];2;0)" office:value-type="string" office:string-value="" calcext:value-type="error">
            <text:p>#N/D</text:p>
          </table:table-cell>
          <table:table-cell table:style-name="ce441" table:formula="of:=VLOOKUP([.D63];[$datos.$G$2:.$J$40];3;0)" office:value-type="string" office:string-value="" calcext:value-type="error">
            <text:p>#N/D</text:p>
          </table:table-cell>
          <table:table-cell table:style-name="ce441" table:formula="of:=VLOOKUP([.D6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3];[$datos.$V$2:.$X$15];2;0)" office:value-type="string" office:string-value="" calcext:value-type="error">
            <text:p>#N/D</text:p>
          </table:table-cell>
          <table:table-cell table:style-name="ce441" table:formula="of:=VLOOKUP([.L6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5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4];[$datos.$G$2:.$J$40];2;0)" office:value-type="string" office:string-value="" calcext:value-type="error">
            <text:p>#N/D</text:p>
          </table:table-cell>
          <table:table-cell table:style-name="ce441" table:formula="of:=VLOOKUP([.D64];[$datos.$G$2:.$J$40];3;0)" office:value-type="string" office:string-value="" calcext:value-type="error">
            <text:p>#N/D</text:p>
          </table:table-cell>
          <table:table-cell table:style-name="ce441" table:formula="of:=VLOOKUP([.D6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4];[$datos.$V$2:.$X$15];2;0)" office:value-type="string" office:string-value="" calcext:value-type="error">
            <text:p>#N/D</text:p>
          </table:table-cell>
          <table:table-cell table:style-name="ce441" table:formula="of:=VLOOKUP([.L6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5];[$datos.$G$2:.$J$40];2;0)" office:value-type="string" office:string-value="" calcext:value-type="error">
            <text:p>#N/D</text:p>
          </table:table-cell>
          <table:table-cell table:style-name="ce441" table:formula="of:=VLOOKUP([.D65];[$datos.$G$2:.$J$40];3;0)" office:value-type="string" office:string-value="" calcext:value-type="error">
            <text:p>#N/D</text:p>
          </table:table-cell>
          <table:table-cell table:style-name="ce441" table:formula="of:=VLOOKUP([.D6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5];[$datos.$V$2:.$X$15];2;0)" office:value-type="string" office:string-value="" calcext:value-type="error">
            <text:p>#N/D</text:p>
          </table:table-cell>
          <table:table-cell table:style-name="ce441" table:formula="of:=VLOOKUP([.L6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6];[$datos.$G$2:.$J$40];2;0)" office:value-type="string" office:string-value="" calcext:value-type="error">
            <text:p>#N/D</text:p>
          </table:table-cell>
          <table:table-cell table:style-name="ce441" table:formula="of:=VLOOKUP([.D66];[$datos.$G$2:.$J$40];3;0)" office:value-type="string" office:string-value="" calcext:value-type="error">
            <text:p>#N/D</text:p>
          </table:table-cell>
          <table:table-cell table:style-name="ce441" table:formula="of:=VLOOKUP([.D6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6];[$datos.$V$2:.$X$15];2;0)" office:value-type="string" office:string-value="" calcext:value-type="error">
            <text:p>#N/D</text:p>
          </table:table-cell>
          <table:table-cell table:style-name="ce441" table:formula="of:=VLOOKUP([.L6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7];[$datos.$G$2:.$J$40];2;0)" office:value-type="string" office:string-value="" calcext:value-type="error">
            <text:p>#N/D</text:p>
          </table:table-cell>
          <table:table-cell table:style-name="ce441" table:formula="of:=VLOOKUP([.D67];[$datos.$G$2:.$J$40];3;0)" office:value-type="string" office:string-value="" calcext:value-type="error">
            <text:p>#N/D</text:p>
          </table:table-cell>
          <table:table-cell table:style-name="ce441" table:formula="of:=VLOOKUP([.D6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7];[$datos.$V$2:.$X$15];2;0)" office:value-type="string" office:string-value="" calcext:value-type="error">
            <text:p>#N/D</text:p>
          </table:table-cell>
          <table:table-cell table:style-name="ce441" table:formula="of:=VLOOKUP([.L6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8];[$datos.$G$2:.$J$40];2;0)" office:value-type="string" office:string-value="" calcext:value-type="error">
            <text:p>#N/D</text:p>
          </table:table-cell>
          <table:table-cell table:style-name="ce441" table:formula="of:=VLOOKUP([.D68];[$datos.$G$2:.$J$40];3;0)" office:value-type="string" office:string-value="" calcext:value-type="error">
            <text:p>#N/D</text:p>
          </table:table-cell>
          <table:table-cell table:style-name="ce441" table:formula="of:=VLOOKUP([.D6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8];[$datos.$V$2:.$X$15];2;0)" office:value-type="string" office:string-value="" calcext:value-type="error">
            <text:p>#N/D</text:p>
          </table:table-cell>
          <table:table-cell table:style-name="ce441" table:formula="of:=VLOOKUP([.L6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69];[$datos.$G$2:.$J$40];2;0)" office:value-type="string" office:string-value="" calcext:value-type="error">
            <text:p>#N/D</text:p>
          </table:table-cell>
          <table:table-cell table:style-name="ce441" table:formula="of:=VLOOKUP([.D69];[$datos.$G$2:.$J$40];3;0)" office:value-type="string" office:string-value="" calcext:value-type="error">
            <text:p>#N/D</text:p>
          </table:table-cell>
          <table:table-cell table:style-name="ce441" table:formula="of:=VLOOKUP([.D6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69];[$datos.$V$2:.$X$15];2;0)" office:value-type="string" office:string-value="" calcext:value-type="error">
            <text:p>#N/D</text:p>
          </table:table-cell>
          <table:table-cell table:style-name="ce441" table:formula="of:=VLOOKUP([.L6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0];[$datos.$G$2:.$J$40];2;0)" office:value-type="string" office:string-value="" calcext:value-type="error">
            <text:p>#N/D</text:p>
          </table:table-cell>
          <table:table-cell table:style-name="ce441" table:formula="of:=VLOOKUP([.D70];[$datos.$G$2:.$J$40];3;0)" office:value-type="string" office:string-value="" calcext:value-type="error">
            <text:p>#N/D</text:p>
          </table:table-cell>
          <table:table-cell table:style-name="ce441" table:formula="of:=VLOOKUP([.D7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0];[$datos.$V$2:.$X$15];2;0)" office:value-type="string" office:string-value="" calcext:value-type="error">
            <text:p>#N/D</text:p>
          </table:table-cell>
          <table:table-cell table:style-name="ce441" table:formula="of:=VLOOKUP([.L7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1];[$datos.$G$2:.$J$40];2;0)" office:value-type="string" office:string-value="" calcext:value-type="error">
            <text:p>#N/D</text:p>
          </table:table-cell>
          <table:table-cell table:style-name="ce441" table:formula="of:=VLOOKUP([.D71];[$datos.$G$2:.$J$40];3;0)" office:value-type="string" office:string-value="" calcext:value-type="error">
            <text:p>#N/D</text:p>
          </table:table-cell>
          <table:table-cell table:style-name="ce441" table:formula="of:=VLOOKUP([.D7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1];[$datos.$V$2:.$X$15];2;0)" office:value-type="string" office:string-value="" calcext:value-type="error">
            <text:p>#N/D</text:p>
          </table:table-cell>
          <table:table-cell table:style-name="ce441" table:formula="of:=VLOOKUP([.L7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2];[$datos.$G$2:.$J$40];2;0)" office:value-type="string" office:string-value="" calcext:value-type="error">
            <text:p>#N/D</text:p>
          </table:table-cell>
          <table:table-cell table:style-name="ce441" table:formula="of:=VLOOKUP([.D72];[$datos.$G$2:.$J$40];3;0)" office:value-type="string" office:string-value="" calcext:value-type="error">
            <text:p>#N/D</text:p>
          </table:table-cell>
          <table:table-cell table:style-name="ce441" table:formula="of:=VLOOKUP([.D7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2];[$datos.$V$2:.$X$15];2;0)" office:value-type="string" office:string-value="" calcext:value-type="error">
            <text:p>#N/D</text:p>
          </table:table-cell>
          <table:table-cell table:style-name="ce441" table:formula="of:=VLOOKUP([.L7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3];[$datos.$G$2:.$J$40];2;0)" office:value-type="string" office:string-value="" calcext:value-type="error">
            <text:p>#N/D</text:p>
          </table:table-cell>
          <table:table-cell table:style-name="ce441" table:formula="of:=VLOOKUP([.D73];[$datos.$G$2:.$J$40];3;0)" office:value-type="string" office:string-value="" calcext:value-type="error">
            <text:p>#N/D</text:p>
          </table:table-cell>
          <table:table-cell table:style-name="ce441" table:formula="of:=VLOOKUP([.D7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3];[$datos.$V$2:.$X$15];2;0)" office:value-type="string" office:string-value="" calcext:value-type="error">
            <text:p>#N/D</text:p>
          </table:table-cell>
          <table:table-cell table:style-name="ce441" table:formula="of:=VLOOKUP([.L7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6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4];[$datos.$G$2:.$J$40];2;0)" office:value-type="string" office:string-value="" calcext:value-type="error">
            <text:p>#N/D</text:p>
          </table:table-cell>
          <table:table-cell table:style-name="ce441" table:formula="of:=VLOOKUP([.D74];[$datos.$G$2:.$J$40];3;0)" office:value-type="string" office:string-value="" calcext:value-type="error">
            <text:p>#N/D</text:p>
          </table:table-cell>
          <table:table-cell table:style-name="ce441" table:formula="of:=VLOOKUP([.D7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4];[$datos.$V$2:.$X$15];2;0)" office:value-type="string" office:string-value="" calcext:value-type="error">
            <text:p>#N/D</text:p>
          </table:table-cell>
          <table:table-cell table:style-name="ce441" table:formula="of:=VLOOKUP([.L7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5];[$datos.$G$2:.$J$40];2;0)" office:value-type="string" office:string-value="" calcext:value-type="error">
            <text:p>#N/D</text:p>
          </table:table-cell>
          <table:table-cell table:style-name="ce441" table:formula="of:=VLOOKUP([.D75];[$datos.$G$2:.$J$40];3;0)" office:value-type="string" office:string-value="" calcext:value-type="error">
            <text:p>#N/D</text:p>
          </table:table-cell>
          <table:table-cell table:style-name="ce441" table:formula="of:=VLOOKUP([.D7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5];[$datos.$V$2:.$X$15];2;0)" office:value-type="string" office:string-value="" calcext:value-type="error">
            <text:p>#N/D</text:p>
          </table:table-cell>
          <table:table-cell table:style-name="ce441" table:formula="of:=VLOOKUP([.L7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6];[$datos.$G$2:.$J$40];2;0)" office:value-type="string" office:string-value="" calcext:value-type="error">
            <text:p>#N/D</text:p>
          </table:table-cell>
          <table:table-cell table:style-name="ce441" table:formula="of:=VLOOKUP([.D76];[$datos.$G$2:.$J$40];3;0)" office:value-type="string" office:string-value="" calcext:value-type="error">
            <text:p>#N/D</text:p>
          </table:table-cell>
          <table:table-cell table:style-name="ce441" table:formula="of:=VLOOKUP([.D7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6];[$datos.$V$2:.$X$15];2;0)" office:value-type="string" office:string-value="" calcext:value-type="error">
            <text:p>#N/D</text:p>
          </table:table-cell>
          <table:table-cell table:style-name="ce441" table:formula="of:=VLOOKUP([.L7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7];[$datos.$G$2:.$J$40];2;0)" office:value-type="string" office:string-value="" calcext:value-type="error">
            <text:p>#N/D</text:p>
          </table:table-cell>
          <table:table-cell table:style-name="ce441" table:formula="of:=VLOOKUP([.D77];[$datos.$G$2:.$J$40];3;0)" office:value-type="string" office:string-value="" calcext:value-type="error">
            <text:p>#N/D</text:p>
          </table:table-cell>
          <table:table-cell table:style-name="ce441" table:formula="of:=VLOOKUP([.D7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7];[$datos.$V$2:.$X$15];2;0)" office:value-type="string" office:string-value="" calcext:value-type="error">
            <text:p>#N/D</text:p>
          </table:table-cell>
          <table:table-cell table:style-name="ce441" table:formula="of:=VLOOKUP([.L7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8];[$datos.$G$2:.$J$40];2;0)" office:value-type="string" office:string-value="" calcext:value-type="error">
            <text:p>#N/D</text:p>
          </table:table-cell>
          <table:table-cell table:style-name="ce441" table:formula="of:=VLOOKUP([.D78];[$datos.$G$2:.$J$40];3;0)" office:value-type="string" office:string-value="" calcext:value-type="error">
            <text:p>#N/D</text:p>
          </table:table-cell>
          <table:table-cell table:style-name="ce441" table:formula="of:=VLOOKUP([.D7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8];[$datos.$V$2:.$X$15];2;0)" office:value-type="string" office:string-value="" calcext:value-type="error">
            <text:p>#N/D</text:p>
          </table:table-cell>
          <table:table-cell table:style-name="ce441" table:formula="of:=VLOOKUP([.L7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79];[$datos.$G$2:.$J$40];2;0)" office:value-type="string" office:string-value="" calcext:value-type="error">
            <text:p>#N/D</text:p>
          </table:table-cell>
          <table:table-cell table:style-name="ce441" table:formula="of:=VLOOKUP([.D79];[$datos.$G$2:.$J$40];3;0)" office:value-type="string" office:string-value="" calcext:value-type="error">
            <text:p>#N/D</text:p>
          </table:table-cell>
          <table:table-cell table:style-name="ce441" table:formula="of:=VLOOKUP([.D7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79];[$datos.$V$2:.$X$15];2;0)" office:value-type="string" office:string-value="" calcext:value-type="error">
            <text:p>#N/D</text:p>
          </table:table-cell>
          <table:table-cell table:style-name="ce441" table:formula="of:=VLOOKUP([.L7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0];[$datos.$G$2:.$J$40];2;0)" office:value-type="string" office:string-value="" calcext:value-type="error">
            <text:p>#N/D</text:p>
          </table:table-cell>
          <table:table-cell table:style-name="ce441" table:formula="of:=VLOOKUP([.D80];[$datos.$G$2:.$J$40];3;0)" office:value-type="string" office:string-value="" calcext:value-type="error">
            <text:p>#N/D</text:p>
          </table:table-cell>
          <table:table-cell table:style-name="ce441" table:formula="of:=VLOOKUP([.D8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0];[$datos.$V$2:.$X$15];2;0)" office:value-type="string" office:string-value="" calcext:value-type="error">
            <text:p>#N/D</text:p>
          </table:table-cell>
          <table:table-cell table:style-name="ce441" table:formula="of:=VLOOKUP([.L8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1];[$datos.$G$2:.$J$40];2;0)" office:value-type="string" office:string-value="" calcext:value-type="error">
            <text:p>#N/D</text:p>
          </table:table-cell>
          <table:table-cell table:style-name="ce441" table:formula="of:=VLOOKUP([.D81];[$datos.$G$2:.$J$40];3;0)" office:value-type="string" office:string-value="" calcext:value-type="error">
            <text:p>#N/D</text:p>
          </table:table-cell>
          <table:table-cell table:style-name="ce441" table:formula="of:=VLOOKUP([.D8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1];[$datos.$V$2:.$X$15];2;0)" office:value-type="string" office:string-value="" calcext:value-type="error">
            <text:p>#N/D</text:p>
          </table:table-cell>
          <table:table-cell table:style-name="ce441" table:formula="of:=VLOOKUP([.L8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2];[$datos.$G$2:.$J$40];2;0)" office:value-type="string" office:string-value="" calcext:value-type="error">
            <text:p>#N/D</text:p>
          </table:table-cell>
          <table:table-cell table:style-name="ce441" table:formula="of:=VLOOKUP([.D82];[$datos.$G$2:.$J$40];3;0)" office:value-type="string" office:string-value="" calcext:value-type="error">
            <text:p>#N/D</text:p>
          </table:table-cell>
          <table:table-cell table:style-name="ce441" table:formula="of:=VLOOKUP([.D8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2];[$datos.$V$2:.$X$15];2;0)" office:value-type="string" office:string-value="" calcext:value-type="error">
            <text:p>#N/D</text:p>
          </table:table-cell>
          <table:table-cell table:style-name="ce441" table:formula="of:=VLOOKUP([.L8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3];[$datos.$G$2:.$J$40];2;0)" office:value-type="string" office:string-value="" calcext:value-type="error">
            <text:p>#N/D</text:p>
          </table:table-cell>
          <table:table-cell table:style-name="ce441" table:formula="of:=VLOOKUP([.D83];[$datos.$G$2:.$J$40];3;0)" office:value-type="string" office:string-value="" calcext:value-type="error">
            <text:p>#N/D</text:p>
          </table:table-cell>
          <table:table-cell table:style-name="ce441" table:formula="of:=VLOOKUP([.D8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3];[$datos.$V$2:.$X$15];2;0)" office:value-type="string" office:string-value="" calcext:value-type="error">
            <text:p>#N/D</text:p>
          </table:table-cell>
          <table:table-cell table:style-name="ce441" table:formula="of:=VLOOKUP([.L8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7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4];[$datos.$G$2:.$J$40];2;0)" office:value-type="string" office:string-value="" calcext:value-type="error">
            <text:p>#N/D</text:p>
          </table:table-cell>
          <table:table-cell table:style-name="ce441" table:formula="of:=VLOOKUP([.D84];[$datos.$G$2:.$J$40];3;0)" office:value-type="string" office:string-value="" calcext:value-type="error">
            <text:p>#N/D</text:p>
          </table:table-cell>
          <table:table-cell table:style-name="ce441" table:formula="of:=VLOOKUP([.D8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4];[$datos.$V$2:.$X$15];2;0)" office:value-type="string" office:string-value="" calcext:value-type="error">
            <text:p>#N/D</text:p>
          </table:table-cell>
          <table:table-cell table:style-name="ce441" table:formula="of:=VLOOKUP([.L8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5];[$datos.$G$2:.$J$40];2;0)" office:value-type="string" office:string-value="" calcext:value-type="error">
            <text:p>#N/D</text:p>
          </table:table-cell>
          <table:table-cell table:style-name="ce441" table:formula="of:=VLOOKUP([.D85];[$datos.$G$2:.$J$40];3;0)" office:value-type="string" office:string-value="" calcext:value-type="error">
            <text:p>#N/D</text:p>
          </table:table-cell>
          <table:table-cell table:style-name="ce441" table:formula="of:=VLOOKUP([.D8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5];[$datos.$V$2:.$X$15];2;0)" office:value-type="string" office:string-value="" calcext:value-type="error">
            <text:p>#N/D</text:p>
          </table:table-cell>
          <table:table-cell table:style-name="ce441" table:formula="of:=VLOOKUP([.L8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6];[$datos.$G$2:.$J$40];2;0)" office:value-type="string" office:string-value="" calcext:value-type="error">
            <text:p>#N/D</text:p>
          </table:table-cell>
          <table:table-cell table:style-name="ce441" table:formula="of:=VLOOKUP([.D86];[$datos.$G$2:.$J$40];3;0)" office:value-type="string" office:string-value="" calcext:value-type="error">
            <text:p>#N/D</text:p>
          </table:table-cell>
          <table:table-cell table:style-name="ce441" table:formula="of:=VLOOKUP([.D8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6];[$datos.$V$2:.$X$15];2;0)" office:value-type="string" office:string-value="" calcext:value-type="error">
            <text:p>#N/D</text:p>
          </table:table-cell>
          <table:table-cell table:style-name="ce441" table:formula="of:=VLOOKUP([.L8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7];[$datos.$G$2:.$J$40];2;0)" office:value-type="string" office:string-value="" calcext:value-type="error">
            <text:p>#N/D</text:p>
          </table:table-cell>
          <table:table-cell table:style-name="ce441" table:formula="of:=VLOOKUP([.D87];[$datos.$G$2:.$J$40];3;0)" office:value-type="string" office:string-value="" calcext:value-type="error">
            <text:p>#N/D</text:p>
          </table:table-cell>
          <table:table-cell table:style-name="ce441" table:formula="of:=VLOOKUP([.D8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7];[$datos.$V$2:.$X$15];2;0)" office:value-type="string" office:string-value="" calcext:value-type="error">
            <text:p>#N/D</text:p>
          </table:table-cell>
          <table:table-cell table:style-name="ce441" table:formula="of:=VLOOKUP([.L8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8];[$datos.$G$2:.$J$40];2;0)" office:value-type="string" office:string-value="" calcext:value-type="error">
            <text:p>#N/D</text:p>
          </table:table-cell>
          <table:table-cell table:style-name="ce441" table:formula="of:=VLOOKUP([.D88];[$datos.$G$2:.$J$40];3;0)" office:value-type="string" office:string-value="" calcext:value-type="error">
            <text:p>#N/D</text:p>
          </table:table-cell>
          <table:table-cell table:style-name="ce441" table:formula="of:=VLOOKUP([.D8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8];[$datos.$V$2:.$X$15];2;0)" office:value-type="string" office:string-value="" calcext:value-type="error">
            <text:p>#N/D</text:p>
          </table:table-cell>
          <table:table-cell table:style-name="ce441" table:formula="of:=VLOOKUP([.L8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89];[$datos.$G$2:.$J$40];2;0)" office:value-type="string" office:string-value="" calcext:value-type="error">
            <text:p>#N/D</text:p>
          </table:table-cell>
          <table:table-cell table:style-name="ce441" table:formula="of:=VLOOKUP([.D89];[$datos.$G$2:.$J$40];3;0)" office:value-type="string" office:string-value="" calcext:value-type="error">
            <text:p>#N/D</text:p>
          </table:table-cell>
          <table:table-cell table:style-name="ce441" table:formula="of:=VLOOKUP([.D8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89];[$datos.$V$2:.$X$15];2;0)" office:value-type="string" office:string-value="" calcext:value-type="error">
            <text:p>#N/D</text:p>
          </table:table-cell>
          <table:table-cell table:style-name="ce441" table:formula="of:=VLOOKUP([.L8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0];[$datos.$G$2:.$J$40];2;0)" office:value-type="string" office:string-value="" calcext:value-type="error">
            <text:p>#N/D</text:p>
          </table:table-cell>
          <table:table-cell table:style-name="ce441" table:formula="of:=VLOOKUP([.D90];[$datos.$G$2:.$J$40];3;0)" office:value-type="string" office:string-value="" calcext:value-type="error">
            <text:p>#N/D</text:p>
          </table:table-cell>
          <table:table-cell table:style-name="ce441" table:formula="of:=VLOOKUP([.D9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0];[$datos.$V$2:.$X$15];2;0)" office:value-type="string" office:string-value="" calcext:value-type="error">
            <text:p>#N/D</text:p>
          </table:table-cell>
          <table:table-cell table:style-name="ce441" table:formula="of:=VLOOKUP([.L9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1];[$datos.$G$2:.$J$40];2;0)" office:value-type="string" office:string-value="" calcext:value-type="error">
            <text:p>#N/D</text:p>
          </table:table-cell>
          <table:table-cell table:style-name="ce441" table:formula="of:=VLOOKUP([.D91];[$datos.$G$2:.$J$40];3;0)" office:value-type="string" office:string-value="" calcext:value-type="error">
            <text:p>#N/D</text:p>
          </table:table-cell>
          <table:table-cell table:style-name="ce441" table:formula="of:=VLOOKUP([.D9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1];[$datos.$V$2:.$X$15];2;0)" office:value-type="string" office:string-value="" calcext:value-type="error">
            <text:p>#N/D</text:p>
          </table:table-cell>
          <table:table-cell table:style-name="ce441" table:formula="of:=VLOOKUP([.L9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2];[$datos.$G$2:.$J$40];2;0)" office:value-type="string" office:string-value="" calcext:value-type="error">
            <text:p>#N/D</text:p>
          </table:table-cell>
          <table:table-cell table:style-name="ce441" table:formula="of:=VLOOKUP([.D92];[$datos.$G$2:.$J$40];3;0)" office:value-type="string" office:string-value="" calcext:value-type="error">
            <text:p>#N/D</text:p>
          </table:table-cell>
          <table:table-cell table:style-name="ce441" table:formula="of:=VLOOKUP([.D9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2];[$datos.$V$2:.$X$15];2;0)" office:value-type="string" office:string-value="" calcext:value-type="error">
            <text:p>#N/D</text:p>
          </table:table-cell>
          <table:table-cell table:style-name="ce441" table:formula="of:=VLOOKUP([.L9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3];[$datos.$G$2:.$J$40];2;0)" office:value-type="string" office:string-value="" calcext:value-type="error">
            <text:p>#N/D</text:p>
          </table:table-cell>
          <table:table-cell table:style-name="ce441" table:formula="of:=VLOOKUP([.D93];[$datos.$G$2:.$J$40];3;0)" office:value-type="string" office:string-value="" calcext:value-type="error">
            <text:p>#N/D</text:p>
          </table:table-cell>
          <table:table-cell table:style-name="ce441" table:formula="of:=VLOOKUP([.D9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3];[$datos.$V$2:.$X$15];2;0)" office:value-type="string" office:string-value="" calcext:value-type="error">
            <text:p>#N/D</text:p>
          </table:table-cell>
          <table:table-cell table:style-name="ce441" table:formula="of:=VLOOKUP([.L9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8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4];[$datos.$G$2:.$J$40];2;0)" office:value-type="string" office:string-value="" calcext:value-type="error">
            <text:p>#N/D</text:p>
          </table:table-cell>
          <table:table-cell table:style-name="ce441" table:formula="of:=VLOOKUP([.D94];[$datos.$G$2:.$J$40];3;0)" office:value-type="string" office:string-value="" calcext:value-type="error">
            <text:p>#N/D</text:p>
          </table:table-cell>
          <table:table-cell table:style-name="ce441" table:formula="of:=VLOOKUP([.D9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4];[$datos.$V$2:.$X$15];2;0)" office:value-type="string" office:string-value="" calcext:value-type="error">
            <text:p>#N/D</text:p>
          </table:table-cell>
          <table:table-cell table:style-name="ce441" table:formula="of:=VLOOKUP([.L9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5];[$datos.$G$2:.$J$40];2;0)" office:value-type="string" office:string-value="" calcext:value-type="error">
            <text:p>#N/D</text:p>
          </table:table-cell>
          <table:table-cell table:style-name="ce441" table:formula="of:=VLOOKUP([.D95];[$datos.$G$2:.$J$40];3;0)" office:value-type="string" office:string-value="" calcext:value-type="error">
            <text:p>#N/D</text:p>
          </table:table-cell>
          <table:table-cell table:style-name="ce441" table:formula="of:=VLOOKUP([.D9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5];[$datos.$V$2:.$X$15];2;0)" office:value-type="string" office:string-value="" calcext:value-type="error">
            <text:p>#N/D</text:p>
          </table:table-cell>
          <table:table-cell table:style-name="ce441" table:formula="of:=VLOOKUP([.L9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6];[$datos.$G$2:.$J$40];2;0)" office:value-type="string" office:string-value="" calcext:value-type="error">
            <text:p>#N/D</text:p>
          </table:table-cell>
          <table:table-cell table:style-name="ce441" table:formula="of:=VLOOKUP([.D96];[$datos.$G$2:.$J$40];3;0)" office:value-type="string" office:string-value="" calcext:value-type="error">
            <text:p>#N/D</text:p>
          </table:table-cell>
          <table:table-cell table:style-name="ce441" table:formula="of:=VLOOKUP([.D9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6];[$datos.$V$2:.$X$15];2;0)" office:value-type="string" office:string-value="" calcext:value-type="error">
            <text:p>#N/D</text:p>
          </table:table-cell>
          <table:table-cell table:style-name="ce441" table:formula="of:=VLOOKUP([.L9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7];[$datos.$G$2:.$J$40];2;0)" office:value-type="string" office:string-value="" calcext:value-type="error">
            <text:p>#N/D</text:p>
          </table:table-cell>
          <table:table-cell table:style-name="ce441" table:formula="of:=VLOOKUP([.D97];[$datos.$G$2:.$J$40];3;0)" office:value-type="string" office:string-value="" calcext:value-type="error">
            <text:p>#N/D</text:p>
          </table:table-cell>
          <table:table-cell table:style-name="ce441" table:formula="of:=VLOOKUP([.D9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7];[$datos.$V$2:.$X$15];2;0)" office:value-type="string" office:string-value="" calcext:value-type="error">
            <text:p>#N/D</text:p>
          </table:table-cell>
          <table:table-cell table:style-name="ce441" table:formula="of:=VLOOKUP([.L9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8];[$datos.$G$2:.$J$40];2;0)" office:value-type="string" office:string-value="" calcext:value-type="error">
            <text:p>#N/D</text:p>
          </table:table-cell>
          <table:table-cell table:style-name="ce441" table:formula="of:=VLOOKUP([.D98];[$datos.$G$2:.$J$40];3;0)" office:value-type="string" office:string-value="" calcext:value-type="error">
            <text:p>#N/D</text:p>
          </table:table-cell>
          <table:table-cell table:style-name="ce441" table:formula="of:=VLOOKUP([.D9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8];[$datos.$V$2:.$X$15];2;0)" office:value-type="string" office:string-value="" calcext:value-type="error">
            <text:p>#N/D</text:p>
          </table:table-cell>
          <table:table-cell table:style-name="ce441" table:formula="of:=VLOOKUP([.L9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99];[$datos.$G$2:.$J$40];2;0)" office:value-type="string" office:string-value="" calcext:value-type="error">
            <text:p>#N/D</text:p>
          </table:table-cell>
          <table:table-cell table:style-name="ce441" table:formula="of:=VLOOKUP([.D99];[$datos.$G$2:.$J$40];3;0)" office:value-type="string" office:string-value="" calcext:value-type="error">
            <text:p>#N/D</text:p>
          </table:table-cell>
          <table:table-cell table:style-name="ce441" table:formula="of:=VLOOKUP([.D9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99];[$datos.$V$2:.$X$15];2;0)" office:value-type="string" office:string-value="" calcext:value-type="error">
            <text:p>#N/D</text:p>
          </table:table-cell>
          <table:table-cell table:style-name="ce441" table:formula="of:=VLOOKUP([.L9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0];[$datos.$G$2:.$J$40];2;0)" office:value-type="string" office:string-value="" calcext:value-type="error">
            <text:p>#N/D</text:p>
          </table:table-cell>
          <table:table-cell table:style-name="ce441" table:formula="of:=VLOOKUP([.D100];[$datos.$G$2:.$J$40];3;0)" office:value-type="string" office:string-value="" calcext:value-type="error">
            <text:p>#N/D</text:p>
          </table:table-cell>
          <table:table-cell table:style-name="ce441" table:formula="of:=VLOOKUP([.D10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0];[$datos.$V$2:.$X$15];2;0)" office:value-type="string" office:string-value="" calcext:value-type="error">
            <text:p>#N/D</text:p>
          </table:table-cell>
          <table:table-cell table:style-name="ce441" table:formula="of:=VLOOKUP([.L10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1];[$datos.$G$2:.$J$40];2;0)" office:value-type="string" office:string-value="" calcext:value-type="error">
            <text:p>#N/D</text:p>
          </table:table-cell>
          <table:table-cell table:style-name="ce441" table:formula="of:=VLOOKUP([.D101];[$datos.$G$2:.$J$40];3;0)" office:value-type="string" office:string-value="" calcext:value-type="error">
            <text:p>#N/D</text:p>
          </table:table-cell>
          <table:table-cell table:style-name="ce441" table:formula="of:=VLOOKUP([.D10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1];[$datos.$V$2:.$X$15];2;0)" office:value-type="string" office:string-value="" calcext:value-type="error">
            <text:p>#N/D</text:p>
          </table:table-cell>
          <table:table-cell table:style-name="ce441" table:formula="of:=VLOOKUP([.L10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2];[$datos.$G$2:.$J$40];2;0)" office:value-type="string" office:string-value="" calcext:value-type="error">
            <text:p>#N/D</text:p>
          </table:table-cell>
          <table:table-cell table:style-name="ce441" table:formula="of:=VLOOKUP([.D102];[$datos.$G$2:.$J$40];3;0)" office:value-type="string" office:string-value="" calcext:value-type="error">
            <text:p>#N/D</text:p>
          </table:table-cell>
          <table:table-cell table:style-name="ce441" table:formula="of:=VLOOKUP([.D10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2];[$datos.$V$2:.$X$15];2;0)" office:value-type="string" office:string-value="" calcext:value-type="error">
            <text:p>#N/D</text:p>
          </table:table-cell>
          <table:table-cell table:style-name="ce441" table:formula="of:=VLOOKUP([.L10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3];[$datos.$G$2:.$J$40];2;0)" office:value-type="string" office:string-value="" calcext:value-type="error">
            <text:p>#N/D</text:p>
          </table:table-cell>
          <table:table-cell table:style-name="ce441" table:formula="of:=VLOOKUP([.D103];[$datos.$G$2:.$J$40];3;0)" office:value-type="string" office:string-value="" calcext:value-type="error">
            <text:p>#N/D</text:p>
          </table:table-cell>
          <table:table-cell table:style-name="ce441" table:formula="of:=VLOOKUP([.D10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3];[$datos.$V$2:.$X$15];2;0)" office:value-type="string" office:string-value="" calcext:value-type="error">
            <text:p>#N/D</text:p>
          </table:table-cell>
          <table:table-cell table:style-name="ce441" table:formula="of:=VLOOKUP([.L10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9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4];[$datos.$G$2:.$J$40];2;0)" office:value-type="string" office:string-value="" calcext:value-type="error">
            <text:p>#N/D</text:p>
          </table:table-cell>
          <table:table-cell table:style-name="ce441" table:formula="of:=VLOOKUP([.D104];[$datos.$G$2:.$J$40];3;0)" office:value-type="string" office:string-value="" calcext:value-type="error">
            <text:p>#N/D</text:p>
          </table:table-cell>
          <table:table-cell table:style-name="ce441" table:formula="of:=VLOOKUP([.D10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4];[$datos.$V$2:.$X$15];2;0)" office:value-type="string" office:string-value="" calcext:value-type="error">
            <text:p>#N/D</text:p>
          </table:table-cell>
          <table:table-cell table:style-name="ce441" table:formula="of:=VLOOKUP([.L10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5];[$datos.$G$2:.$J$40];2;0)" office:value-type="string" office:string-value="" calcext:value-type="error">
            <text:p>#N/D</text:p>
          </table:table-cell>
          <table:table-cell table:style-name="ce441" table:formula="of:=VLOOKUP([.D105];[$datos.$G$2:.$J$40];3;0)" office:value-type="string" office:string-value="" calcext:value-type="error">
            <text:p>#N/D</text:p>
          </table:table-cell>
          <table:table-cell table:style-name="ce441" table:formula="of:=VLOOKUP([.D10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5];[$datos.$V$2:.$X$15];2;0)" office:value-type="string" office:string-value="" calcext:value-type="error">
            <text:p>#N/D</text:p>
          </table:table-cell>
          <table:table-cell table:style-name="ce441" table:formula="of:=VLOOKUP([.L10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6];[$datos.$G$2:.$J$40];2;0)" office:value-type="string" office:string-value="" calcext:value-type="error">
            <text:p>#N/D</text:p>
          </table:table-cell>
          <table:table-cell table:style-name="ce441" table:formula="of:=VLOOKUP([.D106];[$datos.$G$2:.$J$40];3;0)" office:value-type="string" office:string-value="" calcext:value-type="error">
            <text:p>#N/D</text:p>
          </table:table-cell>
          <table:table-cell table:style-name="ce441" table:formula="of:=VLOOKUP([.D10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6];[$datos.$V$2:.$X$15];2;0)" office:value-type="string" office:string-value="" calcext:value-type="error">
            <text:p>#N/D</text:p>
          </table:table-cell>
          <table:table-cell table:style-name="ce441" table:formula="of:=VLOOKUP([.L10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7];[$datos.$G$2:.$J$40];2;0)" office:value-type="string" office:string-value="" calcext:value-type="error">
            <text:p>#N/D</text:p>
          </table:table-cell>
          <table:table-cell table:style-name="ce441" table:formula="of:=VLOOKUP([.D107];[$datos.$G$2:.$J$40];3;0)" office:value-type="string" office:string-value="" calcext:value-type="error">
            <text:p>#N/D</text:p>
          </table:table-cell>
          <table:table-cell table:style-name="ce441" table:formula="of:=VLOOKUP([.D10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7];[$datos.$V$2:.$X$15];2;0)" office:value-type="string" office:string-value="" calcext:value-type="error">
            <text:p>#N/D</text:p>
          </table:table-cell>
          <table:table-cell table:style-name="ce441" table:formula="of:=VLOOKUP([.L10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8];[$datos.$G$2:.$J$40];2;0)" office:value-type="string" office:string-value="" calcext:value-type="error">
            <text:p>#N/D</text:p>
          </table:table-cell>
          <table:table-cell table:style-name="ce441" table:formula="of:=VLOOKUP([.D108];[$datos.$G$2:.$J$40];3;0)" office:value-type="string" office:string-value="" calcext:value-type="error">
            <text:p>#N/D</text:p>
          </table:table-cell>
          <table:table-cell table:style-name="ce441" table:formula="of:=VLOOKUP([.D10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8];[$datos.$V$2:.$X$15];2;0)" office:value-type="string" office:string-value="" calcext:value-type="error">
            <text:p>#N/D</text:p>
          </table:table-cell>
          <table:table-cell table:style-name="ce441" table:formula="of:=VLOOKUP([.L10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09];[$datos.$G$2:.$J$40];2;0)" office:value-type="string" office:string-value="" calcext:value-type="error">
            <text:p>#N/D</text:p>
          </table:table-cell>
          <table:table-cell table:style-name="ce441" table:formula="of:=VLOOKUP([.D109];[$datos.$G$2:.$J$40];3;0)" office:value-type="string" office:string-value="" calcext:value-type="error">
            <text:p>#N/D</text:p>
          </table:table-cell>
          <table:table-cell table:style-name="ce441" table:formula="of:=VLOOKUP([.D10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09];[$datos.$V$2:.$X$15];2;0)" office:value-type="string" office:string-value="" calcext:value-type="error">
            <text:p>#N/D</text:p>
          </table:table-cell>
          <table:table-cell table:style-name="ce441" table:formula="of:=VLOOKUP([.L10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0];[$datos.$G$2:.$J$40];2;0)" office:value-type="string" office:string-value="" calcext:value-type="error">
            <text:p>#N/D</text:p>
          </table:table-cell>
          <table:table-cell table:style-name="ce441" table:formula="of:=VLOOKUP([.D110];[$datos.$G$2:.$J$40];3;0)" office:value-type="string" office:string-value="" calcext:value-type="error">
            <text:p>#N/D</text:p>
          </table:table-cell>
          <table:table-cell table:style-name="ce441" table:formula="of:=VLOOKUP([.D11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0];[$datos.$V$2:.$X$15];2;0)" office:value-type="string" office:string-value="" calcext:value-type="error">
            <text:p>#N/D</text:p>
          </table:table-cell>
          <table:table-cell table:style-name="ce441" table:formula="of:=VLOOKUP([.L11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1];[$datos.$G$2:.$J$40];2;0)" office:value-type="string" office:string-value="" calcext:value-type="error">
            <text:p>#N/D</text:p>
          </table:table-cell>
          <table:table-cell table:style-name="ce441" table:formula="of:=VLOOKUP([.D111];[$datos.$G$2:.$J$40];3;0)" office:value-type="string" office:string-value="" calcext:value-type="error">
            <text:p>#N/D</text:p>
          </table:table-cell>
          <table:table-cell table:style-name="ce441" table:formula="of:=VLOOKUP([.D11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1];[$datos.$V$2:.$X$15];2;0)" office:value-type="string" office:string-value="" calcext:value-type="error">
            <text:p>#N/D</text:p>
          </table:table-cell>
          <table:table-cell table:style-name="ce441" table:formula="of:=VLOOKUP([.L11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2];[$datos.$G$2:.$J$40];2;0)" office:value-type="string" office:string-value="" calcext:value-type="error">
            <text:p>#N/D</text:p>
          </table:table-cell>
          <table:table-cell table:style-name="ce441" table:formula="of:=VLOOKUP([.D112];[$datos.$G$2:.$J$40];3;0)" office:value-type="string" office:string-value="" calcext:value-type="error">
            <text:p>#N/D</text:p>
          </table:table-cell>
          <table:table-cell table:style-name="ce441" table:formula="of:=VLOOKUP([.D11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2];[$datos.$V$2:.$X$15];2;0)" office:value-type="string" office:string-value="" calcext:value-type="error">
            <text:p>#N/D</text:p>
          </table:table-cell>
          <table:table-cell table:style-name="ce441" table:formula="of:=VLOOKUP([.L11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3];[$datos.$G$2:.$J$40];2;0)" office:value-type="string" office:string-value="" calcext:value-type="error">
            <text:p>#N/D</text:p>
          </table:table-cell>
          <table:table-cell table:style-name="ce441" table:formula="of:=VLOOKUP([.D113];[$datos.$G$2:.$J$40];3;0)" office:value-type="string" office:string-value="" calcext:value-type="error">
            <text:p>#N/D</text:p>
          </table:table-cell>
          <table:table-cell table:style-name="ce441" table:formula="of:=VLOOKUP([.D11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3];[$datos.$V$2:.$X$15];2;0)" office:value-type="string" office:string-value="" calcext:value-type="error">
            <text:p>#N/D</text:p>
          </table:table-cell>
          <table:table-cell table:style-name="ce441" table:formula="of:=VLOOKUP([.L11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0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4];[$datos.$G$2:.$J$40];2;0)" office:value-type="string" office:string-value="" calcext:value-type="error">
            <text:p>#N/D</text:p>
          </table:table-cell>
          <table:table-cell table:style-name="ce441" table:formula="of:=VLOOKUP([.D114];[$datos.$G$2:.$J$40];3;0)" office:value-type="string" office:string-value="" calcext:value-type="error">
            <text:p>#N/D</text:p>
          </table:table-cell>
          <table:table-cell table:style-name="ce441" table:formula="of:=VLOOKUP([.D11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4];[$datos.$V$2:.$X$15];2;0)" office:value-type="string" office:string-value="" calcext:value-type="error">
            <text:p>#N/D</text:p>
          </table:table-cell>
          <table:table-cell table:style-name="ce441" table:formula="of:=VLOOKUP([.L11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5];[$datos.$G$2:.$J$40];2;0)" office:value-type="string" office:string-value="" calcext:value-type="error">
            <text:p>#N/D</text:p>
          </table:table-cell>
          <table:table-cell table:style-name="ce441" table:formula="of:=VLOOKUP([.D115];[$datos.$G$2:.$J$40];3;0)" office:value-type="string" office:string-value="" calcext:value-type="error">
            <text:p>#N/D</text:p>
          </table:table-cell>
          <table:table-cell table:style-name="ce441" table:formula="of:=VLOOKUP([.D11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5];[$datos.$V$2:.$X$15];2;0)" office:value-type="string" office:string-value="" calcext:value-type="error">
            <text:p>#N/D</text:p>
          </table:table-cell>
          <table:table-cell table:style-name="ce441" table:formula="of:=VLOOKUP([.L11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6];[$datos.$G$2:.$J$40];2;0)" office:value-type="string" office:string-value="" calcext:value-type="error">
            <text:p>#N/D</text:p>
          </table:table-cell>
          <table:table-cell table:style-name="ce441" table:formula="of:=VLOOKUP([.D116];[$datos.$G$2:.$J$40];3;0)" office:value-type="string" office:string-value="" calcext:value-type="error">
            <text:p>#N/D</text:p>
          </table:table-cell>
          <table:table-cell table:style-name="ce441" table:formula="of:=VLOOKUP([.D11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6];[$datos.$V$2:.$X$15];2;0)" office:value-type="string" office:string-value="" calcext:value-type="error">
            <text:p>#N/D</text:p>
          </table:table-cell>
          <table:table-cell table:style-name="ce441" table:formula="of:=VLOOKUP([.L11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7];[$datos.$G$2:.$J$40];2;0)" office:value-type="string" office:string-value="" calcext:value-type="error">
            <text:p>#N/D</text:p>
          </table:table-cell>
          <table:table-cell table:style-name="ce441" table:formula="of:=VLOOKUP([.D117];[$datos.$G$2:.$J$40];3;0)" office:value-type="string" office:string-value="" calcext:value-type="error">
            <text:p>#N/D</text:p>
          </table:table-cell>
          <table:table-cell table:style-name="ce441" table:formula="of:=VLOOKUP([.D11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7];[$datos.$V$2:.$X$15];2;0)" office:value-type="string" office:string-value="" calcext:value-type="error">
            <text:p>#N/D</text:p>
          </table:table-cell>
          <table:table-cell table:style-name="ce441" table:formula="of:=VLOOKUP([.L11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8];[$datos.$G$2:.$J$40];2;0)" office:value-type="string" office:string-value="" calcext:value-type="error">
            <text:p>#N/D</text:p>
          </table:table-cell>
          <table:table-cell table:style-name="ce441" table:formula="of:=VLOOKUP([.D118];[$datos.$G$2:.$J$40];3;0)" office:value-type="string" office:string-value="" calcext:value-type="error">
            <text:p>#N/D</text:p>
          </table:table-cell>
          <table:table-cell table:style-name="ce441" table:formula="of:=VLOOKUP([.D11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8];[$datos.$V$2:.$X$15];2;0)" office:value-type="string" office:string-value="" calcext:value-type="error">
            <text:p>#N/D</text:p>
          </table:table-cell>
          <table:table-cell table:style-name="ce441" table:formula="of:=VLOOKUP([.L11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19];[$datos.$G$2:.$J$40];2;0)" office:value-type="string" office:string-value="" calcext:value-type="error">
            <text:p>#N/D</text:p>
          </table:table-cell>
          <table:table-cell table:style-name="ce441" table:formula="of:=VLOOKUP([.D119];[$datos.$G$2:.$J$40];3;0)" office:value-type="string" office:string-value="" calcext:value-type="error">
            <text:p>#N/D</text:p>
          </table:table-cell>
          <table:table-cell table:style-name="ce441" table:formula="of:=VLOOKUP([.D11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19];[$datos.$V$2:.$X$15];2;0)" office:value-type="string" office:string-value="" calcext:value-type="error">
            <text:p>#N/D</text:p>
          </table:table-cell>
          <table:table-cell table:style-name="ce441" table:formula="of:=VLOOKUP([.L11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0];[$datos.$G$2:.$J$40];2;0)" office:value-type="string" office:string-value="" calcext:value-type="error">
            <text:p>#N/D</text:p>
          </table:table-cell>
          <table:table-cell table:style-name="ce441" table:formula="of:=VLOOKUP([.D120];[$datos.$G$2:.$J$40];3;0)" office:value-type="string" office:string-value="" calcext:value-type="error">
            <text:p>#N/D</text:p>
          </table:table-cell>
          <table:table-cell table:style-name="ce441" table:formula="of:=VLOOKUP([.D12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0];[$datos.$V$2:.$X$15];2;0)" office:value-type="string" office:string-value="" calcext:value-type="error">
            <text:p>#N/D</text:p>
          </table:table-cell>
          <table:table-cell table:style-name="ce441" table:formula="of:=VLOOKUP([.L12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1];[$datos.$G$2:.$J$40];2;0)" office:value-type="string" office:string-value="" calcext:value-type="error">
            <text:p>#N/D</text:p>
          </table:table-cell>
          <table:table-cell table:style-name="ce441" table:formula="of:=VLOOKUP([.D121];[$datos.$G$2:.$J$40];3;0)" office:value-type="string" office:string-value="" calcext:value-type="error">
            <text:p>#N/D</text:p>
          </table:table-cell>
          <table:table-cell table:style-name="ce441" table:formula="of:=VLOOKUP([.D12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1];[$datos.$V$2:.$X$15];2;0)" office:value-type="string" office:string-value="" calcext:value-type="error">
            <text:p>#N/D</text:p>
          </table:table-cell>
          <table:table-cell table:style-name="ce441" table:formula="of:=VLOOKUP([.L12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2];[$datos.$G$2:.$J$40];2;0)" office:value-type="string" office:string-value="" calcext:value-type="error">
            <text:p>#N/D</text:p>
          </table:table-cell>
          <table:table-cell table:style-name="ce441" table:formula="of:=VLOOKUP([.D122];[$datos.$G$2:.$J$40];3;0)" office:value-type="string" office:string-value="" calcext:value-type="error">
            <text:p>#N/D</text:p>
          </table:table-cell>
          <table:table-cell table:style-name="ce441" table:formula="of:=VLOOKUP([.D12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2];[$datos.$V$2:.$X$15];2;0)" office:value-type="string" office:string-value="" calcext:value-type="error">
            <text:p>#N/D</text:p>
          </table:table-cell>
          <table:table-cell table:style-name="ce441" table:formula="of:=VLOOKUP([.L12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3];[$datos.$G$2:.$J$40];2;0)" office:value-type="string" office:string-value="" calcext:value-type="error">
            <text:p>#N/D</text:p>
          </table:table-cell>
          <table:table-cell table:style-name="ce441" table:formula="of:=VLOOKUP([.D123];[$datos.$G$2:.$J$40];3;0)" office:value-type="string" office:string-value="" calcext:value-type="error">
            <text:p>#N/D</text:p>
          </table:table-cell>
          <table:table-cell table:style-name="ce441" table:formula="of:=VLOOKUP([.D12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3];[$datos.$V$2:.$X$15];2;0)" office:value-type="string" office:string-value="" calcext:value-type="error">
            <text:p>#N/D</text:p>
          </table:table-cell>
          <table:table-cell table:style-name="ce441" table:formula="of:=VLOOKUP([.L12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1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4];[$datos.$G$2:.$J$40];2;0)" office:value-type="string" office:string-value="" calcext:value-type="error">
            <text:p>#N/D</text:p>
          </table:table-cell>
          <table:table-cell table:style-name="ce441" table:formula="of:=VLOOKUP([.D124];[$datos.$G$2:.$J$40];3;0)" office:value-type="string" office:string-value="" calcext:value-type="error">
            <text:p>#N/D</text:p>
          </table:table-cell>
          <table:table-cell table:style-name="ce441" table:formula="of:=VLOOKUP([.D12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4];[$datos.$V$2:.$X$15];2;0)" office:value-type="string" office:string-value="" calcext:value-type="error">
            <text:p>#N/D</text:p>
          </table:table-cell>
          <table:table-cell table:style-name="ce441" table:formula="of:=VLOOKUP([.L12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5];[$datos.$G$2:.$J$40];2;0)" office:value-type="string" office:string-value="" calcext:value-type="error">
            <text:p>#N/D</text:p>
          </table:table-cell>
          <table:table-cell table:style-name="ce441" table:formula="of:=VLOOKUP([.D125];[$datos.$G$2:.$J$40];3;0)" office:value-type="string" office:string-value="" calcext:value-type="error">
            <text:p>#N/D</text:p>
          </table:table-cell>
          <table:table-cell table:style-name="ce441" table:formula="of:=VLOOKUP([.D12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5];[$datos.$V$2:.$X$15];2;0)" office:value-type="string" office:string-value="" calcext:value-type="error">
            <text:p>#N/D</text:p>
          </table:table-cell>
          <table:table-cell table:style-name="ce441" table:formula="of:=VLOOKUP([.L12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6];[$datos.$G$2:.$J$40];2;0)" office:value-type="string" office:string-value="" calcext:value-type="error">
            <text:p>#N/D</text:p>
          </table:table-cell>
          <table:table-cell table:style-name="ce441" table:formula="of:=VLOOKUP([.D126];[$datos.$G$2:.$J$40];3;0)" office:value-type="string" office:string-value="" calcext:value-type="error">
            <text:p>#N/D</text:p>
          </table:table-cell>
          <table:table-cell table:style-name="ce441" table:formula="of:=VLOOKUP([.D12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6];[$datos.$V$2:.$X$15];2;0)" office:value-type="string" office:string-value="" calcext:value-type="error">
            <text:p>#N/D</text:p>
          </table:table-cell>
          <table:table-cell table:style-name="ce441" table:formula="of:=VLOOKUP([.L12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7];[$datos.$G$2:.$J$40];2;0)" office:value-type="string" office:string-value="" calcext:value-type="error">
            <text:p>#N/D</text:p>
          </table:table-cell>
          <table:table-cell table:style-name="ce441" table:formula="of:=VLOOKUP([.D127];[$datos.$G$2:.$J$40];3;0)" office:value-type="string" office:string-value="" calcext:value-type="error">
            <text:p>#N/D</text:p>
          </table:table-cell>
          <table:table-cell table:style-name="ce441" table:formula="of:=VLOOKUP([.D12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7];[$datos.$V$2:.$X$15];2;0)" office:value-type="string" office:string-value="" calcext:value-type="error">
            <text:p>#N/D</text:p>
          </table:table-cell>
          <table:table-cell table:style-name="ce441" table:formula="of:=VLOOKUP([.L12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8];[$datos.$G$2:.$J$40];2;0)" office:value-type="string" office:string-value="" calcext:value-type="error">
            <text:p>#N/D</text:p>
          </table:table-cell>
          <table:table-cell table:style-name="ce441" table:formula="of:=VLOOKUP([.D128];[$datos.$G$2:.$J$40];3;0)" office:value-type="string" office:string-value="" calcext:value-type="error">
            <text:p>#N/D</text:p>
          </table:table-cell>
          <table:table-cell table:style-name="ce441" table:formula="of:=VLOOKUP([.D12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8];[$datos.$V$2:.$X$15];2;0)" office:value-type="string" office:string-value="" calcext:value-type="error">
            <text:p>#N/D</text:p>
          </table:table-cell>
          <table:table-cell table:style-name="ce441" table:formula="of:=VLOOKUP([.L12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29];[$datos.$G$2:.$J$40];2;0)" office:value-type="string" office:string-value="" calcext:value-type="error">
            <text:p>#N/D</text:p>
          </table:table-cell>
          <table:table-cell table:style-name="ce441" table:formula="of:=VLOOKUP([.D129];[$datos.$G$2:.$J$40];3;0)" office:value-type="string" office:string-value="" calcext:value-type="error">
            <text:p>#N/D</text:p>
          </table:table-cell>
          <table:table-cell table:style-name="ce441" table:formula="of:=VLOOKUP([.D12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29];[$datos.$V$2:.$X$15];2;0)" office:value-type="string" office:string-value="" calcext:value-type="error">
            <text:p>#N/D</text:p>
          </table:table-cell>
          <table:table-cell table:style-name="ce441" table:formula="of:=VLOOKUP([.L12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0];[$datos.$G$2:.$J$40];2;0)" office:value-type="string" office:string-value="" calcext:value-type="error">
            <text:p>#N/D</text:p>
          </table:table-cell>
          <table:table-cell table:style-name="ce441" table:formula="of:=VLOOKUP([.D130];[$datos.$G$2:.$J$40];3;0)" office:value-type="string" office:string-value="" calcext:value-type="error">
            <text:p>#N/D</text:p>
          </table:table-cell>
          <table:table-cell table:style-name="ce441" table:formula="of:=VLOOKUP([.D13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0];[$datos.$V$2:.$X$15];2;0)" office:value-type="string" office:string-value="" calcext:value-type="error">
            <text:p>#N/D</text:p>
          </table:table-cell>
          <table:table-cell table:style-name="ce441" table:formula="of:=VLOOKUP([.L13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1];[$datos.$G$2:.$J$40];2;0)" office:value-type="string" office:string-value="" calcext:value-type="error">
            <text:p>#N/D</text:p>
          </table:table-cell>
          <table:table-cell table:style-name="ce441" table:formula="of:=VLOOKUP([.D131];[$datos.$G$2:.$J$40];3;0)" office:value-type="string" office:string-value="" calcext:value-type="error">
            <text:p>#N/D</text:p>
          </table:table-cell>
          <table:table-cell table:style-name="ce441" table:formula="of:=VLOOKUP([.D13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1];[$datos.$V$2:.$X$15];2;0)" office:value-type="string" office:string-value="" calcext:value-type="error">
            <text:p>#N/D</text:p>
          </table:table-cell>
          <table:table-cell table:style-name="ce441" table:formula="of:=VLOOKUP([.L13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2];[$datos.$G$2:.$J$40];2;0)" office:value-type="string" office:string-value="" calcext:value-type="error">
            <text:p>#N/D</text:p>
          </table:table-cell>
          <table:table-cell table:style-name="ce441" table:formula="of:=VLOOKUP([.D132];[$datos.$G$2:.$J$40];3;0)" office:value-type="string" office:string-value="" calcext:value-type="error">
            <text:p>#N/D</text:p>
          </table:table-cell>
          <table:table-cell table:style-name="ce441" table:formula="of:=VLOOKUP([.D13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2];[$datos.$V$2:.$X$15];2;0)" office:value-type="string" office:string-value="" calcext:value-type="error">
            <text:p>#N/D</text:p>
          </table:table-cell>
          <table:table-cell table:style-name="ce441" table:formula="of:=VLOOKUP([.L13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3];[$datos.$G$2:.$J$40];2;0)" office:value-type="string" office:string-value="" calcext:value-type="error">
            <text:p>#N/D</text:p>
          </table:table-cell>
          <table:table-cell table:style-name="ce441" table:formula="of:=VLOOKUP([.D133];[$datos.$G$2:.$J$40];3;0)" office:value-type="string" office:string-value="" calcext:value-type="error">
            <text:p>#N/D</text:p>
          </table:table-cell>
          <table:table-cell table:style-name="ce441" table:formula="of:=VLOOKUP([.D13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3];[$datos.$V$2:.$X$15];2;0)" office:value-type="string" office:string-value="" calcext:value-type="error">
            <text:p>#N/D</text:p>
          </table:table-cell>
          <table:table-cell table:style-name="ce441" table:formula="of:=VLOOKUP([.L13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2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4];[$datos.$G$2:.$J$40];2;0)" office:value-type="string" office:string-value="" calcext:value-type="error">
            <text:p>#N/D</text:p>
          </table:table-cell>
          <table:table-cell table:style-name="ce441" table:formula="of:=VLOOKUP([.D134];[$datos.$G$2:.$J$40];3;0)" office:value-type="string" office:string-value="" calcext:value-type="error">
            <text:p>#N/D</text:p>
          </table:table-cell>
          <table:table-cell table:style-name="ce441" table:formula="of:=VLOOKUP([.D13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4];[$datos.$V$2:.$X$15];2;0)" office:value-type="string" office:string-value="" calcext:value-type="error">
            <text:p>#N/D</text:p>
          </table:table-cell>
          <table:table-cell table:style-name="ce441" table:formula="of:=VLOOKUP([.L13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5];[$datos.$G$2:.$J$40];2;0)" office:value-type="string" office:string-value="" calcext:value-type="error">
            <text:p>#N/D</text:p>
          </table:table-cell>
          <table:table-cell table:style-name="ce441" table:formula="of:=VLOOKUP([.D135];[$datos.$G$2:.$J$40];3;0)" office:value-type="string" office:string-value="" calcext:value-type="error">
            <text:p>#N/D</text:p>
          </table:table-cell>
          <table:table-cell table:style-name="ce441" table:formula="of:=VLOOKUP([.D13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5];[$datos.$V$2:.$X$15];2;0)" office:value-type="string" office:string-value="" calcext:value-type="error">
            <text:p>#N/D</text:p>
          </table:table-cell>
          <table:table-cell table:style-name="ce441" table:formula="of:=VLOOKUP([.L13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6];[$datos.$G$2:.$J$40];2;0)" office:value-type="string" office:string-value="" calcext:value-type="error">
            <text:p>#N/D</text:p>
          </table:table-cell>
          <table:table-cell table:style-name="ce441" table:formula="of:=VLOOKUP([.D136];[$datos.$G$2:.$J$40];3;0)" office:value-type="string" office:string-value="" calcext:value-type="error">
            <text:p>#N/D</text:p>
          </table:table-cell>
          <table:table-cell table:style-name="ce441" table:formula="of:=VLOOKUP([.D13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6];[$datos.$V$2:.$X$15];2;0)" office:value-type="string" office:string-value="" calcext:value-type="error">
            <text:p>#N/D</text:p>
          </table:table-cell>
          <table:table-cell table:style-name="ce441" table:formula="of:=VLOOKUP([.L13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7];[$datos.$G$2:.$J$40];2;0)" office:value-type="string" office:string-value="" calcext:value-type="error">
            <text:p>#N/D</text:p>
          </table:table-cell>
          <table:table-cell table:style-name="ce441" table:formula="of:=VLOOKUP([.D137];[$datos.$G$2:.$J$40];3;0)" office:value-type="string" office:string-value="" calcext:value-type="error">
            <text:p>#N/D</text:p>
          </table:table-cell>
          <table:table-cell table:style-name="ce441" table:formula="of:=VLOOKUP([.D13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7];[$datos.$V$2:.$X$15];2;0)" office:value-type="string" office:string-value="" calcext:value-type="error">
            <text:p>#N/D</text:p>
          </table:table-cell>
          <table:table-cell table:style-name="ce441" table:formula="of:=VLOOKUP([.L13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8];[$datos.$G$2:.$J$40];2;0)" office:value-type="string" office:string-value="" calcext:value-type="error">
            <text:p>#N/D</text:p>
          </table:table-cell>
          <table:table-cell table:style-name="ce441" table:formula="of:=VLOOKUP([.D138];[$datos.$G$2:.$J$40];3;0)" office:value-type="string" office:string-value="" calcext:value-type="error">
            <text:p>#N/D</text:p>
          </table:table-cell>
          <table:table-cell table:style-name="ce441" table:formula="of:=VLOOKUP([.D13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8];[$datos.$V$2:.$X$15];2;0)" office:value-type="string" office:string-value="" calcext:value-type="error">
            <text:p>#N/D</text:p>
          </table:table-cell>
          <table:table-cell table:style-name="ce441" table:formula="of:=VLOOKUP([.L13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39];[$datos.$G$2:.$J$40];2;0)" office:value-type="string" office:string-value="" calcext:value-type="error">
            <text:p>#N/D</text:p>
          </table:table-cell>
          <table:table-cell table:style-name="ce441" table:formula="of:=VLOOKUP([.D139];[$datos.$G$2:.$J$40];3;0)" office:value-type="string" office:string-value="" calcext:value-type="error">
            <text:p>#N/D</text:p>
          </table:table-cell>
          <table:table-cell table:style-name="ce441" table:formula="of:=VLOOKUP([.D13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39];[$datos.$V$2:.$X$15];2;0)" office:value-type="string" office:string-value="" calcext:value-type="error">
            <text:p>#N/D</text:p>
          </table:table-cell>
          <table:table-cell table:style-name="ce441" table:formula="of:=VLOOKUP([.L13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0];[$datos.$G$2:.$J$40];2;0)" office:value-type="string" office:string-value="" calcext:value-type="error">
            <text:p>#N/D</text:p>
          </table:table-cell>
          <table:table-cell table:style-name="ce441" table:formula="of:=VLOOKUP([.D140];[$datos.$G$2:.$J$40];3;0)" office:value-type="string" office:string-value="" calcext:value-type="error">
            <text:p>#N/D</text:p>
          </table:table-cell>
          <table:table-cell table:style-name="ce441" table:formula="of:=VLOOKUP([.D14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0];[$datos.$V$2:.$X$15];2;0)" office:value-type="string" office:string-value="" calcext:value-type="error">
            <text:p>#N/D</text:p>
          </table:table-cell>
          <table:table-cell table:style-name="ce441" table:formula="of:=VLOOKUP([.L14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1];[$datos.$G$2:.$J$40];2;0)" office:value-type="string" office:string-value="" calcext:value-type="error">
            <text:p>#N/D</text:p>
          </table:table-cell>
          <table:table-cell table:style-name="ce441" table:formula="of:=VLOOKUP([.D141];[$datos.$G$2:.$J$40];3;0)" office:value-type="string" office:string-value="" calcext:value-type="error">
            <text:p>#N/D</text:p>
          </table:table-cell>
          <table:table-cell table:style-name="ce441" table:formula="of:=VLOOKUP([.D14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1];[$datos.$V$2:.$X$15];2;0)" office:value-type="string" office:string-value="" calcext:value-type="error">
            <text:p>#N/D</text:p>
          </table:table-cell>
          <table:table-cell table:style-name="ce441" table:formula="of:=VLOOKUP([.L14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2];[$datos.$G$2:.$J$40];2;0)" office:value-type="string" office:string-value="" calcext:value-type="error">
            <text:p>#N/D</text:p>
          </table:table-cell>
          <table:table-cell table:style-name="ce441" table:formula="of:=VLOOKUP([.D142];[$datos.$G$2:.$J$40];3;0)" office:value-type="string" office:string-value="" calcext:value-type="error">
            <text:p>#N/D</text:p>
          </table:table-cell>
          <table:table-cell table:style-name="ce441" table:formula="of:=VLOOKUP([.D14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2];[$datos.$V$2:.$X$15];2;0)" office:value-type="string" office:string-value="" calcext:value-type="error">
            <text:p>#N/D</text:p>
          </table:table-cell>
          <table:table-cell table:style-name="ce441" table:formula="of:=VLOOKUP([.L14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3];[$datos.$G$2:.$J$40];2;0)" office:value-type="string" office:string-value="" calcext:value-type="error">
            <text:p>#N/D</text:p>
          </table:table-cell>
          <table:table-cell table:style-name="ce441" table:formula="of:=VLOOKUP([.D143];[$datos.$G$2:.$J$40];3;0)" office:value-type="string" office:string-value="" calcext:value-type="error">
            <text:p>#N/D</text:p>
          </table:table-cell>
          <table:table-cell table:style-name="ce441" table:formula="of:=VLOOKUP([.D14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3];[$datos.$V$2:.$X$15];2;0)" office:value-type="string" office:string-value="" calcext:value-type="error">
            <text:p>#N/D</text:p>
          </table:table-cell>
          <table:table-cell table:style-name="ce441" table:formula="of:=VLOOKUP([.L14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3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4];[$datos.$G$2:.$J$40];2;0)" office:value-type="string" office:string-value="" calcext:value-type="error">
            <text:p>#N/D</text:p>
          </table:table-cell>
          <table:table-cell table:style-name="ce441" table:formula="of:=VLOOKUP([.D144];[$datos.$G$2:.$J$40];3;0)" office:value-type="string" office:string-value="" calcext:value-type="error">
            <text:p>#N/D</text:p>
          </table:table-cell>
          <table:table-cell table:style-name="ce441" table:formula="of:=VLOOKUP([.D14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4];[$datos.$V$2:.$X$15];2;0)" office:value-type="string" office:string-value="" calcext:value-type="error">
            <text:p>#N/D</text:p>
          </table:table-cell>
          <table:table-cell table:style-name="ce441" table:formula="of:=VLOOKUP([.L14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5];[$datos.$G$2:.$J$40];2;0)" office:value-type="string" office:string-value="" calcext:value-type="error">
            <text:p>#N/D</text:p>
          </table:table-cell>
          <table:table-cell table:style-name="ce441" table:formula="of:=VLOOKUP([.D145];[$datos.$G$2:.$J$40];3;0)" office:value-type="string" office:string-value="" calcext:value-type="error">
            <text:p>#N/D</text:p>
          </table:table-cell>
          <table:table-cell table:style-name="ce441" table:formula="of:=VLOOKUP([.D14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5];[$datos.$V$2:.$X$15];2;0)" office:value-type="string" office:string-value="" calcext:value-type="error">
            <text:p>#N/D</text:p>
          </table:table-cell>
          <table:table-cell table:style-name="ce441" table:formula="of:=VLOOKUP([.L14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6];[$datos.$G$2:.$J$40];2;0)" office:value-type="string" office:string-value="" calcext:value-type="error">
            <text:p>#N/D</text:p>
          </table:table-cell>
          <table:table-cell table:style-name="ce441" table:formula="of:=VLOOKUP([.D146];[$datos.$G$2:.$J$40];3;0)" office:value-type="string" office:string-value="" calcext:value-type="error">
            <text:p>#N/D</text:p>
          </table:table-cell>
          <table:table-cell table:style-name="ce441" table:formula="of:=VLOOKUP([.D14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6];[$datos.$V$2:.$X$15];2;0)" office:value-type="string" office:string-value="" calcext:value-type="error">
            <text:p>#N/D</text:p>
          </table:table-cell>
          <table:table-cell table:style-name="ce441" table:formula="of:=VLOOKUP([.L14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7];[$datos.$G$2:.$J$40];2;0)" office:value-type="string" office:string-value="" calcext:value-type="error">
            <text:p>#N/D</text:p>
          </table:table-cell>
          <table:table-cell table:style-name="ce441" table:formula="of:=VLOOKUP([.D147];[$datos.$G$2:.$J$40];3;0)" office:value-type="string" office:string-value="" calcext:value-type="error">
            <text:p>#N/D</text:p>
          </table:table-cell>
          <table:table-cell table:style-name="ce441" table:formula="of:=VLOOKUP([.D14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7];[$datos.$V$2:.$X$15];2;0)" office:value-type="string" office:string-value="" calcext:value-type="error">
            <text:p>#N/D</text:p>
          </table:table-cell>
          <table:table-cell table:style-name="ce441" table:formula="of:=VLOOKUP([.L14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8];[$datos.$G$2:.$J$40];2;0)" office:value-type="string" office:string-value="" calcext:value-type="error">
            <text:p>#N/D</text:p>
          </table:table-cell>
          <table:table-cell table:style-name="ce441" table:formula="of:=VLOOKUP([.D148];[$datos.$G$2:.$J$40];3;0)" office:value-type="string" office:string-value="" calcext:value-type="error">
            <text:p>#N/D</text:p>
          </table:table-cell>
          <table:table-cell table:style-name="ce441" table:formula="of:=VLOOKUP([.D14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8];[$datos.$V$2:.$X$15];2;0)" office:value-type="string" office:string-value="" calcext:value-type="error">
            <text:p>#N/D</text:p>
          </table:table-cell>
          <table:table-cell table:style-name="ce441" table:formula="of:=VLOOKUP([.L14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49];[$datos.$G$2:.$J$40];2;0)" office:value-type="string" office:string-value="" calcext:value-type="error">
            <text:p>#N/D</text:p>
          </table:table-cell>
          <table:table-cell table:style-name="ce441" table:formula="of:=VLOOKUP([.D149];[$datos.$G$2:.$J$40];3;0)" office:value-type="string" office:string-value="" calcext:value-type="error">
            <text:p>#N/D</text:p>
          </table:table-cell>
          <table:table-cell table:style-name="ce441" table:formula="of:=VLOOKUP([.D14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49];[$datos.$V$2:.$X$15];2;0)" office:value-type="string" office:string-value="" calcext:value-type="error">
            <text:p>#N/D</text:p>
          </table:table-cell>
          <table:table-cell table:style-name="ce441" table:formula="of:=VLOOKUP([.L14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0];[$datos.$G$2:.$J$40];2;0)" office:value-type="string" office:string-value="" calcext:value-type="error">
            <text:p>#N/D</text:p>
          </table:table-cell>
          <table:table-cell table:style-name="ce441" table:formula="of:=VLOOKUP([.D150];[$datos.$G$2:.$J$40];3;0)" office:value-type="string" office:string-value="" calcext:value-type="error">
            <text:p>#N/D</text:p>
          </table:table-cell>
          <table:table-cell table:style-name="ce441" table:formula="of:=VLOOKUP([.D15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0];[$datos.$V$2:.$X$15];2;0)" office:value-type="string" office:string-value="" calcext:value-type="error">
            <text:p>#N/D</text:p>
          </table:table-cell>
          <table:table-cell table:style-name="ce441" table:formula="of:=VLOOKUP([.L15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1];[$datos.$G$2:.$J$40];2;0)" office:value-type="string" office:string-value="" calcext:value-type="error">
            <text:p>#N/D</text:p>
          </table:table-cell>
          <table:table-cell table:style-name="ce441" table:formula="of:=VLOOKUP([.D151];[$datos.$G$2:.$J$40];3;0)" office:value-type="string" office:string-value="" calcext:value-type="error">
            <text:p>#N/D</text:p>
          </table:table-cell>
          <table:table-cell table:style-name="ce441" table:formula="of:=VLOOKUP([.D15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1];[$datos.$V$2:.$X$15];2;0)" office:value-type="string" office:string-value="" calcext:value-type="error">
            <text:p>#N/D</text:p>
          </table:table-cell>
          <table:table-cell table:style-name="ce441" table:formula="of:=VLOOKUP([.L15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2];[$datos.$G$2:.$J$40];2;0)" office:value-type="string" office:string-value="" calcext:value-type="error">
            <text:p>#N/D</text:p>
          </table:table-cell>
          <table:table-cell table:style-name="ce441" table:formula="of:=VLOOKUP([.D152];[$datos.$G$2:.$J$40];3;0)" office:value-type="string" office:string-value="" calcext:value-type="error">
            <text:p>#N/D</text:p>
          </table:table-cell>
          <table:table-cell table:style-name="ce441" table:formula="of:=VLOOKUP([.D15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2];[$datos.$V$2:.$X$15];2;0)" office:value-type="string" office:string-value="" calcext:value-type="error">
            <text:p>#N/D</text:p>
          </table:table-cell>
          <table:table-cell table:style-name="ce441" table:formula="of:=VLOOKUP([.L15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3];[$datos.$G$2:.$J$40];2;0)" office:value-type="string" office:string-value="" calcext:value-type="error">
            <text:p>#N/D</text:p>
          </table:table-cell>
          <table:table-cell table:style-name="ce441" table:formula="of:=VLOOKUP([.D153];[$datos.$G$2:.$J$40];3;0)" office:value-type="string" office:string-value="" calcext:value-type="error">
            <text:p>#N/D</text:p>
          </table:table-cell>
          <table:table-cell table:style-name="ce441" table:formula="of:=VLOOKUP([.D15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3];[$datos.$V$2:.$X$15];2;0)" office:value-type="string" office:string-value="" calcext:value-type="error">
            <text:p>#N/D</text:p>
          </table:table-cell>
          <table:table-cell table:style-name="ce441" table:formula="of:=VLOOKUP([.L15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4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4];[$datos.$G$2:.$J$40];2;0)" office:value-type="string" office:string-value="" calcext:value-type="error">
            <text:p>#N/D</text:p>
          </table:table-cell>
          <table:table-cell table:style-name="ce441" table:formula="of:=VLOOKUP([.D154];[$datos.$G$2:.$J$40];3;0)" office:value-type="string" office:string-value="" calcext:value-type="error">
            <text:p>#N/D</text:p>
          </table:table-cell>
          <table:table-cell table:style-name="ce441" table:formula="of:=VLOOKUP([.D15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4];[$datos.$V$2:.$X$15];2;0)" office:value-type="string" office:string-value="" calcext:value-type="error">
            <text:p>#N/D</text:p>
          </table:table-cell>
          <table:table-cell table:style-name="ce441" table:formula="of:=VLOOKUP([.L15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5];[$datos.$G$2:.$J$40];2;0)" office:value-type="string" office:string-value="" calcext:value-type="error">
            <text:p>#N/D</text:p>
          </table:table-cell>
          <table:table-cell table:style-name="ce441" table:formula="of:=VLOOKUP([.D155];[$datos.$G$2:.$J$40];3;0)" office:value-type="string" office:string-value="" calcext:value-type="error">
            <text:p>#N/D</text:p>
          </table:table-cell>
          <table:table-cell table:style-name="ce441" table:formula="of:=VLOOKUP([.D15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5];[$datos.$V$2:.$X$15];2;0)" office:value-type="string" office:string-value="" calcext:value-type="error">
            <text:p>#N/D</text:p>
          </table:table-cell>
          <table:table-cell table:style-name="ce441" table:formula="of:=VLOOKUP([.L15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6];[$datos.$G$2:.$J$40];2;0)" office:value-type="string" office:string-value="" calcext:value-type="error">
            <text:p>#N/D</text:p>
          </table:table-cell>
          <table:table-cell table:style-name="ce441" table:formula="of:=VLOOKUP([.D156];[$datos.$G$2:.$J$40];3;0)" office:value-type="string" office:string-value="" calcext:value-type="error">
            <text:p>#N/D</text:p>
          </table:table-cell>
          <table:table-cell table:style-name="ce441" table:formula="of:=VLOOKUP([.D15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6];[$datos.$V$2:.$X$15];2;0)" office:value-type="string" office:string-value="" calcext:value-type="error">
            <text:p>#N/D</text:p>
          </table:table-cell>
          <table:table-cell table:style-name="ce441" table:formula="of:=VLOOKUP([.L15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7];[$datos.$G$2:.$J$40];2;0)" office:value-type="string" office:string-value="" calcext:value-type="error">
            <text:p>#N/D</text:p>
          </table:table-cell>
          <table:table-cell table:style-name="ce441" table:formula="of:=VLOOKUP([.D157];[$datos.$G$2:.$J$40];3;0)" office:value-type="string" office:string-value="" calcext:value-type="error">
            <text:p>#N/D</text:p>
          </table:table-cell>
          <table:table-cell table:style-name="ce441" table:formula="of:=VLOOKUP([.D15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7];[$datos.$V$2:.$X$15];2;0)" office:value-type="string" office:string-value="" calcext:value-type="error">
            <text:p>#N/D</text:p>
          </table:table-cell>
          <table:table-cell table:style-name="ce441" table:formula="of:=VLOOKUP([.L15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8];[$datos.$G$2:.$J$40];2;0)" office:value-type="string" office:string-value="" calcext:value-type="error">
            <text:p>#N/D</text:p>
          </table:table-cell>
          <table:table-cell table:style-name="ce441" table:formula="of:=VLOOKUP([.D158];[$datos.$G$2:.$J$40];3;0)" office:value-type="string" office:string-value="" calcext:value-type="error">
            <text:p>#N/D</text:p>
          </table:table-cell>
          <table:table-cell table:style-name="ce441" table:formula="of:=VLOOKUP([.D15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8];[$datos.$V$2:.$X$15];2;0)" office:value-type="string" office:string-value="" calcext:value-type="error">
            <text:p>#N/D</text:p>
          </table:table-cell>
          <table:table-cell table:style-name="ce441" table:formula="of:=VLOOKUP([.L15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59];[$datos.$G$2:.$J$40];2;0)" office:value-type="string" office:string-value="" calcext:value-type="error">
            <text:p>#N/D</text:p>
          </table:table-cell>
          <table:table-cell table:style-name="ce441" table:formula="of:=VLOOKUP([.D159];[$datos.$G$2:.$J$40];3;0)" office:value-type="string" office:string-value="" calcext:value-type="error">
            <text:p>#N/D</text:p>
          </table:table-cell>
          <table:table-cell table:style-name="ce441" table:formula="of:=VLOOKUP([.D15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59];[$datos.$V$2:.$X$15];2;0)" office:value-type="string" office:string-value="" calcext:value-type="error">
            <text:p>#N/D</text:p>
          </table:table-cell>
          <table:table-cell table:style-name="ce441" table:formula="of:=VLOOKUP([.L15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0];[$datos.$G$2:.$J$40];2;0)" office:value-type="string" office:string-value="" calcext:value-type="error">
            <text:p>#N/D</text:p>
          </table:table-cell>
          <table:table-cell table:style-name="ce441" table:formula="of:=VLOOKUP([.D160];[$datos.$G$2:.$J$40];3;0)" office:value-type="string" office:string-value="" calcext:value-type="error">
            <text:p>#N/D</text:p>
          </table:table-cell>
          <table:table-cell table:style-name="ce441" table:formula="of:=VLOOKUP([.D16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0];[$datos.$V$2:.$X$15];2;0)" office:value-type="string" office:string-value="" calcext:value-type="error">
            <text:p>#N/D</text:p>
          </table:table-cell>
          <table:table-cell table:style-name="ce441" table:formula="of:=VLOOKUP([.L16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1];[$datos.$G$2:.$J$40];2;0)" office:value-type="string" office:string-value="" calcext:value-type="error">
            <text:p>#N/D</text:p>
          </table:table-cell>
          <table:table-cell table:style-name="ce441" table:formula="of:=VLOOKUP([.D161];[$datos.$G$2:.$J$40];3;0)" office:value-type="string" office:string-value="" calcext:value-type="error">
            <text:p>#N/D</text:p>
          </table:table-cell>
          <table:table-cell table:style-name="ce441" table:formula="of:=VLOOKUP([.D16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1];[$datos.$V$2:.$X$15];2;0)" office:value-type="string" office:string-value="" calcext:value-type="error">
            <text:p>#N/D</text:p>
          </table:table-cell>
          <table:table-cell table:style-name="ce441" table:formula="of:=VLOOKUP([.L16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2];[$datos.$G$2:.$J$40];2;0)" office:value-type="string" office:string-value="" calcext:value-type="error">
            <text:p>#N/D</text:p>
          </table:table-cell>
          <table:table-cell table:style-name="ce441" table:formula="of:=VLOOKUP([.D162];[$datos.$G$2:.$J$40];3;0)" office:value-type="string" office:string-value="" calcext:value-type="error">
            <text:p>#N/D</text:p>
          </table:table-cell>
          <table:table-cell table:style-name="ce441" table:formula="of:=VLOOKUP([.D16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2];[$datos.$V$2:.$X$15];2;0)" office:value-type="string" office:string-value="" calcext:value-type="error">
            <text:p>#N/D</text:p>
          </table:table-cell>
          <table:table-cell table:style-name="ce441" table:formula="of:=VLOOKUP([.L16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3];[$datos.$G$2:.$J$40];2;0)" office:value-type="string" office:string-value="" calcext:value-type="error">
            <text:p>#N/D</text:p>
          </table:table-cell>
          <table:table-cell table:style-name="ce441" table:formula="of:=VLOOKUP([.D163];[$datos.$G$2:.$J$40];3;0)" office:value-type="string" office:string-value="" calcext:value-type="error">
            <text:p>#N/D</text:p>
          </table:table-cell>
          <table:table-cell table:style-name="ce441" table:formula="of:=VLOOKUP([.D16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3];[$datos.$V$2:.$X$15];2;0)" office:value-type="string" office:string-value="" calcext:value-type="error">
            <text:p>#N/D</text:p>
          </table:table-cell>
          <table:table-cell table:style-name="ce441" table:formula="of:=VLOOKUP([.L16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5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4];[$datos.$G$2:.$J$40];2;0)" office:value-type="string" office:string-value="" calcext:value-type="error">
            <text:p>#N/D</text:p>
          </table:table-cell>
          <table:table-cell table:style-name="ce441" table:formula="of:=VLOOKUP([.D164];[$datos.$G$2:.$J$40];3;0)" office:value-type="string" office:string-value="" calcext:value-type="error">
            <text:p>#N/D</text:p>
          </table:table-cell>
          <table:table-cell table:style-name="ce441" table:formula="of:=VLOOKUP([.D16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4];[$datos.$V$2:.$X$15];2;0)" office:value-type="string" office:string-value="" calcext:value-type="error">
            <text:p>#N/D</text:p>
          </table:table-cell>
          <table:table-cell table:style-name="ce441" table:formula="of:=VLOOKUP([.L16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5];[$datos.$G$2:.$J$40];2;0)" office:value-type="string" office:string-value="" calcext:value-type="error">
            <text:p>#N/D</text:p>
          </table:table-cell>
          <table:table-cell table:style-name="ce441" table:formula="of:=VLOOKUP([.D165];[$datos.$G$2:.$J$40];3;0)" office:value-type="string" office:string-value="" calcext:value-type="error">
            <text:p>#N/D</text:p>
          </table:table-cell>
          <table:table-cell table:style-name="ce441" table:formula="of:=VLOOKUP([.D16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5];[$datos.$V$2:.$X$15];2;0)" office:value-type="string" office:string-value="" calcext:value-type="error">
            <text:p>#N/D</text:p>
          </table:table-cell>
          <table:table-cell table:style-name="ce441" table:formula="of:=VLOOKUP([.L16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6];[$datos.$G$2:.$J$40];2;0)" office:value-type="string" office:string-value="" calcext:value-type="error">
            <text:p>#N/D</text:p>
          </table:table-cell>
          <table:table-cell table:style-name="ce441" table:formula="of:=VLOOKUP([.D166];[$datos.$G$2:.$J$40];3;0)" office:value-type="string" office:string-value="" calcext:value-type="error">
            <text:p>#N/D</text:p>
          </table:table-cell>
          <table:table-cell table:style-name="ce441" table:formula="of:=VLOOKUP([.D16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6];[$datos.$V$2:.$X$15];2;0)" office:value-type="string" office:string-value="" calcext:value-type="error">
            <text:p>#N/D</text:p>
          </table:table-cell>
          <table:table-cell table:style-name="ce441" table:formula="of:=VLOOKUP([.L16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7];[$datos.$G$2:.$J$40];2;0)" office:value-type="string" office:string-value="" calcext:value-type="error">
            <text:p>#N/D</text:p>
          </table:table-cell>
          <table:table-cell table:style-name="ce441" table:formula="of:=VLOOKUP([.D167];[$datos.$G$2:.$J$40];3;0)" office:value-type="string" office:string-value="" calcext:value-type="error">
            <text:p>#N/D</text:p>
          </table:table-cell>
          <table:table-cell table:style-name="ce441" table:formula="of:=VLOOKUP([.D16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7];[$datos.$V$2:.$X$15];2;0)" office:value-type="string" office:string-value="" calcext:value-type="error">
            <text:p>#N/D</text:p>
          </table:table-cell>
          <table:table-cell table:style-name="ce441" table:formula="of:=VLOOKUP([.L16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8];[$datos.$G$2:.$J$40];2;0)" office:value-type="string" office:string-value="" calcext:value-type="error">
            <text:p>#N/D</text:p>
          </table:table-cell>
          <table:table-cell table:style-name="ce441" table:formula="of:=VLOOKUP([.D168];[$datos.$G$2:.$J$40];3;0)" office:value-type="string" office:string-value="" calcext:value-type="error">
            <text:p>#N/D</text:p>
          </table:table-cell>
          <table:table-cell table:style-name="ce441" table:formula="of:=VLOOKUP([.D16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8];[$datos.$V$2:.$X$15];2;0)" office:value-type="string" office:string-value="" calcext:value-type="error">
            <text:p>#N/D</text:p>
          </table:table-cell>
          <table:table-cell table:style-name="ce441" table:formula="of:=VLOOKUP([.L16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69];[$datos.$G$2:.$J$40];2;0)" office:value-type="string" office:string-value="" calcext:value-type="error">
            <text:p>#N/D</text:p>
          </table:table-cell>
          <table:table-cell table:style-name="ce441" table:formula="of:=VLOOKUP([.D169];[$datos.$G$2:.$J$40];3;0)" office:value-type="string" office:string-value="" calcext:value-type="error">
            <text:p>#N/D</text:p>
          </table:table-cell>
          <table:table-cell table:style-name="ce441" table:formula="of:=VLOOKUP([.D16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69];[$datos.$V$2:.$X$15];2;0)" office:value-type="string" office:string-value="" calcext:value-type="error">
            <text:p>#N/D</text:p>
          </table:table-cell>
          <table:table-cell table:style-name="ce441" table:formula="of:=VLOOKUP([.L16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0];[$datos.$G$2:.$J$40];2;0)" office:value-type="string" office:string-value="" calcext:value-type="error">
            <text:p>#N/D</text:p>
          </table:table-cell>
          <table:table-cell table:style-name="ce441" table:formula="of:=VLOOKUP([.D170];[$datos.$G$2:.$J$40];3;0)" office:value-type="string" office:string-value="" calcext:value-type="error">
            <text:p>#N/D</text:p>
          </table:table-cell>
          <table:table-cell table:style-name="ce441" table:formula="of:=VLOOKUP([.D17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0];[$datos.$V$2:.$X$15];2;0)" office:value-type="string" office:string-value="" calcext:value-type="error">
            <text:p>#N/D</text:p>
          </table:table-cell>
          <table:table-cell table:style-name="ce441" table:formula="of:=VLOOKUP([.L17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1];[$datos.$G$2:.$J$40];2;0)" office:value-type="string" office:string-value="" calcext:value-type="error">
            <text:p>#N/D</text:p>
          </table:table-cell>
          <table:table-cell table:style-name="ce441" table:formula="of:=VLOOKUP([.D171];[$datos.$G$2:.$J$40];3;0)" office:value-type="string" office:string-value="" calcext:value-type="error">
            <text:p>#N/D</text:p>
          </table:table-cell>
          <table:table-cell table:style-name="ce441" table:formula="of:=VLOOKUP([.D17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1];[$datos.$V$2:.$X$15];2;0)" office:value-type="string" office:string-value="" calcext:value-type="error">
            <text:p>#N/D</text:p>
          </table:table-cell>
          <table:table-cell table:style-name="ce441" table:formula="of:=VLOOKUP([.L17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2];[$datos.$G$2:.$J$40];2;0)" office:value-type="string" office:string-value="" calcext:value-type="error">
            <text:p>#N/D</text:p>
          </table:table-cell>
          <table:table-cell table:style-name="ce441" table:formula="of:=VLOOKUP([.D172];[$datos.$G$2:.$J$40];3;0)" office:value-type="string" office:string-value="" calcext:value-type="error">
            <text:p>#N/D</text:p>
          </table:table-cell>
          <table:table-cell table:style-name="ce441" table:formula="of:=VLOOKUP([.D17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2];[$datos.$V$2:.$X$15];2;0)" office:value-type="string" office:string-value="" calcext:value-type="error">
            <text:p>#N/D</text:p>
          </table:table-cell>
          <table:table-cell table:style-name="ce441" table:formula="of:=VLOOKUP([.L17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3];[$datos.$G$2:.$J$40];2;0)" office:value-type="string" office:string-value="" calcext:value-type="error">
            <text:p>#N/D</text:p>
          </table:table-cell>
          <table:table-cell table:style-name="ce441" table:formula="of:=VLOOKUP([.D173];[$datos.$G$2:.$J$40];3;0)" office:value-type="string" office:string-value="" calcext:value-type="error">
            <text:p>#N/D</text:p>
          </table:table-cell>
          <table:table-cell table:style-name="ce441" table:formula="of:=VLOOKUP([.D17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3];[$datos.$V$2:.$X$15];2;0)" office:value-type="string" office:string-value="" calcext:value-type="error">
            <text:p>#N/D</text:p>
          </table:table-cell>
          <table:table-cell table:style-name="ce441" table:formula="of:=VLOOKUP([.L17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6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4];[$datos.$G$2:.$J$40];2;0)" office:value-type="string" office:string-value="" calcext:value-type="error">
            <text:p>#N/D</text:p>
          </table:table-cell>
          <table:table-cell table:style-name="ce441" table:formula="of:=VLOOKUP([.D174];[$datos.$G$2:.$J$40];3;0)" office:value-type="string" office:string-value="" calcext:value-type="error">
            <text:p>#N/D</text:p>
          </table:table-cell>
          <table:table-cell table:style-name="ce441" table:formula="of:=VLOOKUP([.D17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4];[$datos.$V$2:.$X$15];2;0)" office:value-type="string" office:string-value="" calcext:value-type="error">
            <text:p>#N/D</text:p>
          </table:table-cell>
          <table:table-cell table:style-name="ce441" table:formula="of:=VLOOKUP([.L17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5];[$datos.$G$2:.$J$40];2;0)" office:value-type="string" office:string-value="" calcext:value-type="error">
            <text:p>#N/D</text:p>
          </table:table-cell>
          <table:table-cell table:style-name="ce441" table:formula="of:=VLOOKUP([.D175];[$datos.$G$2:.$J$40];3;0)" office:value-type="string" office:string-value="" calcext:value-type="error">
            <text:p>#N/D</text:p>
          </table:table-cell>
          <table:table-cell table:style-name="ce441" table:formula="of:=VLOOKUP([.D17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5];[$datos.$V$2:.$X$15];2;0)" office:value-type="string" office:string-value="" calcext:value-type="error">
            <text:p>#N/D</text:p>
          </table:table-cell>
          <table:table-cell table:style-name="ce441" table:formula="of:=VLOOKUP([.L17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6];[$datos.$G$2:.$J$40];2;0)" office:value-type="string" office:string-value="" calcext:value-type="error">
            <text:p>#N/D</text:p>
          </table:table-cell>
          <table:table-cell table:style-name="ce441" table:formula="of:=VLOOKUP([.D176];[$datos.$G$2:.$J$40];3;0)" office:value-type="string" office:string-value="" calcext:value-type="error">
            <text:p>#N/D</text:p>
          </table:table-cell>
          <table:table-cell table:style-name="ce441" table:formula="of:=VLOOKUP([.D17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6];[$datos.$V$2:.$X$15];2;0)" office:value-type="string" office:string-value="" calcext:value-type="error">
            <text:p>#N/D</text:p>
          </table:table-cell>
          <table:table-cell table:style-name="ce441" table:formula="of:=VLOOKUP([.L17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7];[$datos.$G$2:.$J$40];2;0)" office:value-type="string" office:string-value="" calcext:value-type="error">
            <text:p>#N/D</text:p>
          </table:table-cell>
          <table:table-cell table:style-name="ce441" table:formula="of:=VLOOKUP([.D177];[$datos.$G$2:.$J$40];3;0)" office:value-type="string" office:string-value="" calcext:value-type="error">
            <text:p>#N/D</text:p>
          </table:table-cell>
          <table:table-cell table:style-name="ce441" table:formula="of:=VLOOKUP([.D17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7];[$datos.$V$2:.$X$15];2;0)" office:value-type="string" office:string-value="" calcext:value-type="error">
            <text:p>#N/D</text:p>
          </table:table-cell>
          <table:table-cell table:style-name="ce441" table:formula="of:=VLOOKUP([.L17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8];[$datos.$G$2:.$J$40];2;0)" office:value-type="string" office:string-value="" calcext:value-type="error">
            <text:p>#N/D</text:p>
          </table:table-cell>
          <table:table-cell table:style-name="ce441" table:formula="of:=VLOOKUP([.D178];[$datos.$G$2:.$J$40];3;0)" office:value-type="string" office:string-value="" calcext:value-type="error">
            <text:p>#N/D</text:p>
          </table:table-cell>
          <table:table-cell table:style-name="ce441" table:formula="of:=VLOOKUP([.D17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8];[$datos.$V$2:.$X$15];2;0)" office:value-type="string" office:string-value="" calcext:value-type="error">
            <text:p>#N/D</text:p>
          </table:table-cell>
          <table:table-cell table:style-name="ce441" table:formula="of:=VLOOKUP([.L17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79];[$datos.$G$2:.$J$40];2;0)" office:value-type="string" office:string-value="" calcext:value-type="error">
            <text:p>#N/D</text:p>
          </table:table-cell>
          <table:table-cell table:style-name="ce441" table:formula="of:=VLOOKUP([.D179];[$datos.$G$2:.$J$40];3;0)" office:value-type="string" office:string-value="" calcext:value-type="error">
            <text:p>#N/D</text:p>
          </table:table-cell>
          <table:table-cell table:style-name="ce441" table:formula="of:=VLOOKUP([.D17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79];[$datos.$V$2:.$X$15];2;0)" office:value-type="string" office:string-value="" calcext:value-type="error">
            <text:p>#N/D</text:p>
          </table:table-cell>
          <table:table-cell table:style-name="ce441" table:formula="of:=VLOOKUP([.L17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0];[$datos.$G$2:.$J$40];2;0)" office:value-type="string" office:string-value="" calcext:value-type="error">
            <text:p>#N/D</text:p>
          </table:table-cell>
          <table:table-cell table:style-name="ce441" table:formula="of:=VLOOKUP([.D180];[$datos.$G$2:.$J$40];3;0)" office:value-type="string" office:string-value="" calcext:value-type="error">
            <text:p>#N/D</text:p>
          </table:table-cell>
          <table:table-cell table:style-name="ce441" table:formula="of:=VLOOKUP([.D18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0];[$datos.$V$2:.$X$15];2;0)" office:value-type="string" office:string-value="" calcext:value-type="error">
            <text:p>#N/D</text:p>
          </table:table-cell>
          <table:table-cell table:style-name="ce441" table:formula="of:=VLOOKUP([.L18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1];[$datos.$G$2:.$J$40];2;0)" office:value-type="string" office:string-value="" calcext:value-type="error">
            <text:p>#N/D</text:p>
          </table:table-cell>
          <table:table-cell table:style-name="ce441" table:formula="of:=VLOOKUP([.D181];[$datos.$G$2:.$J$40];3;0)" office:value-type="string" office:string-value="" calcext:value-type="error">
            <text:p>#N/D</text:p>
          </table:table-cell>
          <table:table-cell table:style-name="ce441" table:formula="of:=VLOOKUP([.D18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1];[$datos.$V$2:.$X$15];2;0)" office:value-type="string" office:string-value="" calcext:value-type="error">
            <text:p>#N/D</text:p>
          </table:table-cell>
          <table:table-cell table:style-name="ce441" table:formula="of:=VLOOKUP([.L18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2];[$datos.$G$2:.$J$40];2;0)" office:value-type="string" office:string-value="" calcext:value-type="error">
            <text:p>#N/D</text:p>
          </table:table-cell>
          <table:table-cell table:style-name="ce441" table:formula="of:=VLOOKUP([.D182];[$datos.$G$2:.$J$40];3;0)" office:value-type="string" office:string-value="" calcext:value-type="error">
            <text:p>#N/D</text:p>
          </table:table-cell>
          <table:table-cell table:style-name="ce441" table:formula="of:=VLOOKUP([.D18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2];[$datos.$V$2:.$X$15];2;0)" office:value-type="string" office:string-value="" calcext:value-type="error">
            <text:p>#N/D</text:p>
          </table:table-cell>
          <table:table-cell table:style-name="ce441" table:formula="of:=VLOOKUP([.L18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3];[$datos.$G$2:.$J$40];2;0)" office:value-type="string" office:string-value="" calcext:value-type="error">
            <text:p>#N/D</text:p>
          </table:table-cell>
          <table:table-cell table:style-name="ce441" table:formula="of:=VLOOKUP([.D183];[$datos.$G$2:.$J$40];3;0)" office:value-type="string" office:string-value="" calcext:value-type="error">
            <text:p>#N/D</text:p>
          </table:table-cell>
          <table:table-cell table:style-name="ce441" table:formula="of:=VLOOKUP([.D18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3];[$datos.$V$2:.$X$15];2;0)" office:value-type="string" office:string-value="" calcext:value-type="error">
            <text:p>#N/D</text:p>
          </table:table-cell>
          <table:table-cell table:style-name="ce441" table:formula="of:=VLOOKUP([.L18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7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4];[$datos.$G$2:.$J$40];2;0)" office:value-type="string" office:string-value="" calcext:value-type="error">
            <text:p>#N/D</text:p>
          </table:table-cell>
          <table:table-cell table:style-name="ce441" table:formula="of:=VLOOKUP([.D184];[$datos.$G$2:.$J$40];3;0)" office:value-type="string" office:string-value="" calcext:value-type="error">
            <text:p>#N/D</text:p>
          </table:table-cell>
          <table:table-cell table:style-name="ce441" table:formula="of:=VLOOKUP([.D18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4];[$datos.$V$2:.$X$15];2;0)" office:value-type="string" office:string-value="" calcext:value-type="error">
            <text:p>#N/D</text:p>
          </table:table-cell>
          <table:table-cell table:style-name="ce441" table:formula="of:=VLOOKUP([.L18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5];[$datos.$G$2:.$J$40];2;0)" office:value-type="string" office:string-value="" calcext:value-type="error">
            <text:p>#N/D</text:p>
          </table:table-cell>
          <table:table-cell table:style-name="ce441" table:formula="of:=VLOOKUP([.D185];[$datos.$G$2:.$J$40];3;0)" office:value-type="string" office:string-value="" calcext:value-type="error">
            <text:p>#N/D</text:p>
          </table:table-cell>
          <table:table-cell table:style-name="ce441" table:formula="of:=VLOOKUP([.D18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5];[$datos.$V$2:.$X$15];2;0)" office:value-type="string" office:string-value="" calcext:value-type="error">
            <text:p>#N/D</text:p>
          </table:table-cell>
          <table:table-cell table:style-name="ce441" table:formula="of:=VLOOKUP([.L18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6];[$datos.$G$2:.$J$40];2;0)" office:value-type="string" office:string-value="" calcext:value-type="error">
            <text:p>#N/D</text:p>
          </table:table-cell>
          <table:table-cell table:style-name="ce441" table:formula="of:=VLOOKUP([.D186];[$datos.$G$2:.$J$40];3;0)" office:value-type="string" office:string-value="" calcext:value-type="error">
            <text:p>#N/D</text:p>
          </table:table-cell>
          <table:table-cell table:style-name="ce441" table:formula="of:=VLOOKUP([.D18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6];[$datos.$V$2:.$X$15];2;0)" office:value-type="string" office:string-value="" calcext:value-type="error">
            <text:p>#N/D</text:p>
          </table:table-cell>
          <table:table-cell table:style-name="ce441" table:formula="of:=VLOOKUP([.L18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7];[$datos.$G$2:.$J$40];2;0)" office:value-type="string" office:string-value="" calcext:value-type="error">
            <text:p>#N/D</text:p>
          </table:table-cell>
          <table:table-cell table:style-name="ce441" table:formula="of:=VLOOKUP([.D187];[$datos.$G$2:.$J$40];3;0)" office:value-type="string" office:string-value="" calcext:value-type="error">
            <text:p>#N/D</text:p>
          </table:table-cell>
          <table:table-cell table:style-name="ce441" table:formula="of:=VLOOKUP([.D18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7];[$datos.$V$2:.$X$15];2;0)" office:value-type="string" office:string-value="" calcext:value-type="error">
            <text:p>#N/D</text:p>
          </table:table-cell>
          <table:table-cell table:style-name="ce441" table:formula="of:=VLOOKUP([.L18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8];[$datos.$G$2:.$J$40];2;0)" office:value-type="string" office:string-value="" calcext:value-type="error">
            <text:p>#N/D</text:p>
          </table:table-cell>
          <table:table-cell table:style-name="ce441" table:formula="of:=VLOOKUP([.D188];[$datos.$G$2:.$J$40];3;0)" office:value-type="string" office:string-value="" calcext:value-type="error">
            <text:p>#N/D</text:p>
          </table:table-cell>
          <table:table-cell table:style-name="ce441" table:formula="of:=VLOOKUP([.D18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8];[$datos.$V$2:.$X$15];2;0)" office:value-type="string" office:string-value="" calcext:value-type="error">
            <text:p>#N/D</text:p>
          </table:table-cell>
          <table:table-cell table:style-name="ce441" table:formula="of:=VLOOKUP([.L18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89];[$datos.$G$2:.$J$40];2;0)" office:value-type="string" office:string-value="" calcext:value-type="error">
            <text:p>#N/D</text:p>
          </table:table-cell>
          <table:table-cell table:style-name="ce441" table:formula="of:=VLOOKUP([.D189];[$datos.$G$2:.$J$40];3;0)" office:value-type="string" office:string-value="" calcext:value-type="error">
            <text:p>#N/D</text:p>
          </table:table-cell>
          <table:table-cell table:style-name="ce441" table:formula="of:=VLOOKUP([.D18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89];[$datos.$V$2:.$X$15];2;0)" office:value-type="string" office:string-value="" calcext:value-type="error">
            <text:p>#N/D</text:p>
          </table:table-cell>
          <table:table-cell table:style-name="ce441" table:formula="of:=VLOOKUP([.L18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0];[$datos.$G$2:.$J$40];2;0)" office:value-type="string" office:string-value="" calcext:value-type="error">
            <text:p>#N/D</text:p>
          </table:table-cell>
          <table:table-cell table:style-name="ce441" table:formula="of:=VLOOKUP([.D190];[$datos.$G$2:.$J$40];3;0)" office:value-type="string" office:string-value="" calcext:value-type="error">
            <text:p>#N/D</text:p>
          </table:table-cell>
          <table:table-cell table:style-name="ce441" table:formula="of:=VLOOKUP([.D19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0];[$datos.$V$2:.$X$15];2;0)" office:value-type="string" office:string-value="" calcext:value-type="error">
            <text:p>#N/D</text:p>
          </table:table-cell>
          <table:table-cell table:style-name="ce441" table:formula="of:=VLOOKUP([.L19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1];[$datos.$G$2:.$J$40];2;0)" office:value-type="string" office:string-value="" calcext:value-type="error">
            <text:p>#N/D</text:p>
          </table:table-cell>
          <table:table-cell table:style-name="ce441" table:formula="of:=VLOOKUP([.D191];[$datos.$G$2:.$J$40];3;0)" office:value-type="string" office:string-value="" calcext:value-type="error">
            <text:p>#N/D</text:p>
          </table:table-cell>
          <table:table-cell table:style-name="ce441" table:formula="of:=VLOOKUP([.D19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1];[$datos.$V$2:.$X$15];2;0)" office:value-type="string" office:string-value="" calcext:value-type="error">
            <text:p>#N/D</text:p>
          </table:table-cell>
          <table:table-cell table:style-name="ce441" table:formula="of:=VLOOKUP([.L19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2];[$datos.$G$2:.$J$40];2;0)" office:value-type="string" office:string-value="" calcext:value-type="error">
            <text:p>#N/D</text:p>
          </table:table-cell>
          <table:table-cell table:style-name="ce441" table:formula="of:=VLOOKUP([.D192];[$datos.$G$2:.$J$40];3;0)" office:value-type="string" office:string-value="" calcext:value-type="error">
            <text:p>#N/D</text:p>
          </table:table-cell>
          <table:table-cell table:style-name="ce441" table:formula="of:=VLOOKUP([.D19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2];[$datos.$V$2:.$X$15];2;0)" office:value-type="string" office:string-value="" calcext:value-type="error">
            <text:p>#N/D</text:p>
          </table:table-cell>
          <table:table-cell table:style-name="ce441" table:formula="of:=VLOOKUP([.L19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3];[$datos.$G$2:.$J$40];2;0)" office:value-type="string" office:string-value="" calcext:value-type="error">
            <text:p>#N/D</text:p>
          </table:table-cell>
          <table:table-cell table:style-name="ce441" table:formula="of:=VLOOKUP([.D193];[$datos.$G$2:.$J$40];3;0)" office:value-type="string" office:string-value="" calcext:value-type="error">
            <text:p>#N/D</text:p>
          </table:table-cell>
          <table:table-cell table:style-name="ce441" table:formula="of:=VLOOKUP([.D19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3];[$datos.$V$2:.$X$15];2;0)" office:value-type="string" office:string-value="" calcext:value-type="error">
            <text:p>#N/D</text:p>
          </table:table-cell>
          <table:table-cell table:style-name="ce441" table:formula="of:=VLOOKUP([.L19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8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4];[$datos.$G$2:.$J$40];2;0)" office:value-type="string" office:string-value="" calcext:value-type="error">
            <text:p>#N/D</text:p>
          </table:table-cell>
          <table:table-cell table:style-name="ce441" table:formula="of:=VLOOKUP([.D194];[$datos.$G$2:.$J$40];3;0)" office:value-type="string" office:string-value="" calcext:value-type="error">
            <text:p>#N/D</text:p>
          </table:table-cell>
          <table:table-cell table:style-name="ce441" table:formula="of:=VLOOKUP([.D19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4];[$datos.$V$2:.$X$15];2;0)" office:value-type="string" office:string-value="" calcext:value-type="error">
            <text:p>#N/D</text:p>
          </table:table-cell>
          <table:table-cell table:style-name="ce441" table:formula="of:=VLOOKUP([.L19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5];[$datos.$G$2:.$J$40];2;0)" office:value-type="string" office:string-value="" calcext:value-type="error">
            <text:p>#N/D</text:p>
          </table:table-cell>
          <table:table-cell table:style-name="ce441" table:formula="of:=VLOOKUP([.D195];[$datos.$G$2:.$J$40];3;0)" office:value-type="string" office:string-value="" calcext:value-type="error">
            <text:p>#N/D</text:p>
          </table:table-cell>
          <table:table-cell table:style-name="ce441" table:formula="of:=VLOOKUP([.D19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5];[$datos.$V$2:.$X$15];2;0)" office:value-type="string" office:string-value="" calcext:value-type="error">
            <text:p>#N/D</text:p>
          </table:table-cell>
          <table:table-cell table:style-name="ce441" table:formula="of:=VLOOKUP([.L19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6];[$datos.$G$2:.$J$40];2;0)" office:value-type="string" office:string-value="" calcext:value-type="error">
            <text:p>#N/D</text:p>
          </table:table-cell>
          <table:table-cell table:style-name="ce441" table:formula="of:=VLOOKUP([.D196];[$datos.$G$2:.$J$40];3;0)" office:value-type="string" office:string-value="" calcext:value-type="error">
            <text:p>#N/D</text:p>
          </table:table-cell>
          <table:table-cell table:style-name="ce441" table:formula="of:=VLOOKUP([.D19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6];[$datos.$V$2:.$X$15];2;0)" office:value-type="string" office:string-value="" calcext:value-type="error">
            <text:p>#N/D</text:p>
          </table:table-cell>
          <table:table-cell table:style-name="ce441" table:formula="of:=VLOOKUP([.L19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7];[$datos.$G$2:.$J$40];2;0)" office:value-type="string" office:string-value="" calcext:value-type="error">
            <text:p>#N/D</text:p>
          </table:table-cell>
          <table:table-cell table:style-name="ce441" table:formula="of:=VLOOKUP([.D197];[$datos.$G$2:.$J$40];3;0)" office:value-type="string" office:string-value="" calcext:value-type="error">
            <text:p>#N/D</text:p>
          </table:table-cell>
          <table:table-cell table:style-name="ce441" table:formula="of:=VLOOKUP([.D19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7];[$datos.$V$2:.$X$15];2;0)" office:value-type="string" office:string-value="" calcext:value-type="error">
            <text:p>#N/D</text:p>
          </table:table-cell>
          <table:table-cell table:style-name="ce441" table:formula="of:=VLOOKUP([.L19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8];[$datos.$G$2:.$J$40];2;0)" office:value-type="string" office:string-value="" calcext:value-type="error">
            <text:p>#N/D</text:p>
          </table:table-cell>
          <table:table-cell table:style-name="ce441" table:formula="of:=VLOOKUP([.D198];[$datos.$G$2:.$J$40];3;0)" office:value-type="string" office:string-value="" calcext:value-type="error">
            <text:p>#N/D</text:p>
          </table:table-cell>
          <table:table-cell table:style-name="ce441" table:formula="of:=VLOOKUP([.D19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8];[$datos.$V$2:.$X$15];2;0)" office:value-type="string" office:string-value="" calcext:value-type="error">
            <text:p>#N/D</text:p>
          </table:table-cell>
          <table:table-cell table:style-name="ce441" table:formula="of:=VLOOKUP([.L19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199];[$datos.$G$2:.$J$40];2;0)" office:value-type="string" office:string-value="" calcext:value-type="error">
            <text:p>#N/D</text:p>
          </table:table-cell>
          <table:table-cell table:style-name="ce441" table:formula="of:=VLOOKUP([.D199];[$datos.$G$2:.$J$40];3;0)" office:value-type="string" office:string-value="" calcext:value-type="error">
            <text:p>#N/D</text:p>
          </table:table-cell>
          <table:table-cell table:style-name="ce441" table:formula="of:=VLOOKUP([.D19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199];[$datos.$V$2:.$X$15];2;0)" office:value-type="string" office:string-value="" calcext:value-type="error">
            <text:p>#N/D</text:p>
          </table:table-cell>
          <table:table-cell table:style-name="ce441" table:formula="of:=VLOOKUP([.L19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0];[$datos.$G$2:.$J$40];2;0)" office:value-type="string" office:string-value="" calcext:value-type="error">
            <text:p>#N/D</text:p>
          </table:table-cell>
          <table:table-cell table:style-name="ce441" table:formula="of:=VLOOKUP([.D200];[$datos.$G$2:.$J$40];3;0)" office:value-type="string" office:string-value="" calcext:value-type="error">
            <text:p>#N/D</text:p>
          </table:table-cell>
          <table:table-cell table:style-name="ce441" table:formula="of:=VLOOKUP([.D20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0];[$datos.$V$2:.$X$15];2;0)" office:value-type="string" office:string-value="" calcext:value-type="error">
            <text:p>#N/D</text:p>
          </table:table-cell>
          <table:table-cell table:style-name="ce441" table:formula="of:=VLOOKUP([.L20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1];[$datos.$G$2:.$J$40];2;0)" office:value-type="string" office:string-value="" calcext:value-type="error">
            <text:p>#N/D</text:p>
          </table:table-cell>
          <table:table-cell table:style-name="ce441" table:formula="of:=VLOOKUP([.D201];[$datos.$G$2:.$J$40];3;0)" office:value-type="string" office:string-value="" calcext:value-type="error">
            <text:p>#N/D</text:p>
          </table:table-cell>
          <table:table-cell table:style-name="ce441" table:formula="of:=VLOOKUP([.D20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1];[$datos.$V$2:.$X$15];2;0)" office:value-type="string" office:string-value="" calcext:value-type="error">
            <text:p>#N/D</text:p>
          </table:table-cell>
          <table:table-cell table:style-name="ce441" table:formula="of:=VLOOKUP([.L20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2];[$datos.$G$2:.$J$40];2;0)" office:value-type="string" office:string-value="" calcext:value-type="error">
            <text:p>#N/D</text:p>
          </table:table-cell>
          <table:table-cell table:style-name="ce441" table:formula="of:=VLOOKUP([.D202];[$datos.$G$2:.$J$40];3;0)" office:value-type="string" office:string-value="" calcext:value-type="error">
            <text:p>#N/D</text:p>
          </table:table-cell>
          <table:table-cell table:style-name="ce441" table:formula="of:=VLOOKUP([.D20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2];[$datos.$V$2:.$X$15];2;0)" office:value-type="string" office:string-value="" calcext:value-type="error">
            <text:p>#N/D</text:p>
          </table:table-cell>
          <table:table-cell table:style-name="ce441" table:formula="of:=VLOOKUP([.L20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3];[$datos.$G$2:.$J$40];2;0)" office:value-type="string" office:string-value="" calcext:value-type="error">
            <text:p>#N/D</text:p>
          </table:table-cell>
          <table:table-cell table:style-name="ce441" table:formula="of:=VLOOKUP([.D203];[$datos.$G$2:.$J$40];3;0)" office:value-type="string" office:string-value="" calcext:value-type="error">
            <text:p>#N/D</text:p>
          </table:table-cell>
          <table:table-cell table:style-name="ce441" table:formula="of:=VLOOKUP([.D20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3];[$datos.$V$2:.$X$15];2;0)" office:value-type="string" office:string-value="" calcext:value-type="error">
            <text:p>#N/D</text:p>
          </table:table-cell>
          <table:table-cell table:style-name="ce441" table:formula="of:=VLOOKUP([.L20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19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4];[$datos.$G$2:.$J$40];2;0)" office:value-type="string" office:string-value="" calcext:value-type="error">
            <text:p>#N/D</text:p>
          </table:table-cell>
          <table:table-cell table:style-name="ce441" table:formula="of:=VLOOKUP([.D204];[$datos.$G$2:.$J$40];3;0)" office:value-type="string" office:string-value="" calcext:value-type="error">
            <text:p>#N/D</text:p>
          </table:table-cell>
          <table:table-cell table:style-name="ce441" table:formula="of:=VLOOKUP([.D20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4];[$datos.$V$2:.$X$15];2;0)" office:value-type="string" office:string-value="" calcext:value-type="error">
            <text:p>#N/D</text:p>
          </table:table-cell>
          <table:table-cell table:style-name="ce441" table:formula="of:=VLOOKUP([.L20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5];[$datos.$G$2:.$J$40];2;0)" office:value-type="string" office:string-value="" calcext:value-type="error">
            <text:p>#N/D</text:p>
          </table:table-cell>
          <table:table-cell table:style-name="ce441" table:formula="of:=VLOOKUP([.D205];[$datos.$G$2:.$J$40];3;0)" office:value-type="string" office:string-value="" calcext:value-type="error">
            <text:p>#N/D</text:p>
          </table:table-cell>
          <table:table-cell table:style-name="ce441" table:formula="of:=VLOOKUP([.D20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5];[$datos.$V$2:.$X$15];2;0)" office:value-type="string" office:string-value="" calcext:value-type="error">
            <text:p>#N/D</text:p>
          </table:table-cell>
          <table:table-cell table:style-name="ce441" table:formula="of:=VLOOKUP([.L20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6];[$datos.$G$2:.$J$40];2;0)" office:value-type="string" office:string-value="" calcext:value-type="error">
            <text:p>#N/D</text:p>
          </table:table-cell>
          <table:table-cell table:style-name="ce441" table:formula="of:=VLOOKUP([.D206];[$datos.$G$2:.$J$40];3;0)" office:value-type="string" office:string-value="" calcext:value-type="error">
            <text:p>#N/D</text:p>
          </table:table-cell>
          <table:table-cell table:style-name="ce441" table:formula="of:=VLOOKUP([.D20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6];[$datos.$V$2:.$X$15];2;0)" office:value-type="string" office:string-value="" calcext:value-type="error">
            <text:p>#N/D</text:p>
          </table:table-cell>
          <table:table-cell table:style-name="ce441" table:formula="of:=VLOOKUP([.L20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7];[$datos.$G$2:.$J$40];2;0)" office:value-type="string" office:string-value="" calcext:value-type="error">
            <text:p>#N/D</text:p>
          </table:table-cell>
          <table:table-cell table:style-name="ce441" table:formula="of:=VLOOKUP([.D207];[$datos.$G$2:.$J$40];3;0)" office:value-type="string" office:string-value="" calcext:value-type="error">
            <text:p>#N/D</text:p>
          </table:table-cell>
          <table:table-cell table:style-name="ce441" table:formula="of:=VLOOKUP([.D20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7];[$datos.$V$2:.$X$15];2;0)" office:value-type="string" office:string-value="" calcext:value-type="error">
            <text:p>#N/D</text:p>
          </table:table-cell>
          <table:table-cell table:style-name="ce441" table:formula="of:=VLOOKUP([.L20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8];[$datos.$G$2:.$J$40];2;0)" office:value-type="string" office:string-value="" calcext:value-type="error">
            <text:p>#N/D</text:p>
          </table:table-cell>
          <table:table-cell table:style-name="ce441" table:formula="of:=VLOOKUP([.D208];[$datos.$G$2:.$J$40];3;0)" office:value-type="string" office:string-value="" calcext:value-type="error">
            <text:p>#N/D</text:p>
          </table:table-cell>
          <table:table-cell table:style-name="ce441" table:formula="of:=VLOOKUP([.D20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8];[$datos.$V$2:.$X$15];2;0)" office:value-type="string" office:string-value="" calcext:value-type="error">
            <text:p>#N/D</text:p>
          </table:table-cell>
          <table:table-cell table:style-name="ce441" table:formula="of:=VLOOKUP([.L20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09];[$datos.$G$2:.$J$40];2;0)" office:value-type="string" office:string-value="" calcext:value-type="error">
            <text:p>#N/D</text:p>
          </table:table-cell>
          <table:table-cell table:style-name="ce441" table:formula="of:=VLOOKUP([.D209];[$datos.$G$2:.$J$40];3;0)" office:value-type="string" office:string-value="" calcext:value-type="error">
            <text:p>#N/D</text:p>
          </table:table-cell>
          <table:table-cell table:style-name="ce441" table:formula="of:=VLOOKUP([.D20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09];[$datos.$V$2:.$X$15];2;0)" office:value-type="string" office:string-value="" calcext:value-type="error">
            <text:p>#N/D</text:p>
          </table:table-cell>
          <table:table-cell table:style-name="ce441" table:formula="of:=VLOOKUP([.L20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0];[$datos.$G$2:.$J$40];2;0)" office:value-type="string" office:string-value="" calcext:value-type="error">
            <text:p>#N/D</text:p>
          </table:table-cell>
          <table:table-cell table:style-name="ce441" table:formula="of:=VLOOKUP([.D210];[$datos.$G$2:.$J$40];3;0)" office:value-type="string" office:string-value="" calcext:value-type="error">
            <text:p>#N/D</text:p>
          </table:table-cell>
          <table:table-cell table:style-name="ce441" table:formula="of:=VLOOKUP([.D21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0];[$datos.$V$2:.$X$15];2;0)" office:value-type="string" office:string-value="" calcext:value-type="error">
            <text:p>#N/D</text:p>
          </table:table-cell>
          <table:table-cell table:style-name="ce441" table:formula="of:=VLOOKUP([.L21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1];[$datos.$G$2:.$J$40];2;0)" office:value-type="string" office:string-value="" calcext:value-type="error">
            <text:p>#N/D</text:p>
          </table:table-cell>
          <table:table-cell table:style-name="ce441" table:formula="of:=VLOOKUP([.D211];[$datos.$G$2:.$J$40];3;0)" office:value-type="string" office:string-value="" calcext:value-type="error">
            <text:p>#N/D</text:p>
          </table:table-cell>
          <table:table-cell table:style-name="ce441" table:formula="of:=VLOOKUP([.D21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1];[$datos.$V$2:.$X$15];2;0)" office:value-type="string" office:string-value="" calcext:value-type="error">
            <text:p>#N/D</text:p>
          </table:table-cell>
          <table:table-cell table:style-name="ce441" table:formula="of:=VLOOKUP([.L21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2];[$datos.$G$2:.$J$40];2;0)" office:value-type="string" office:string-value="" calcext:value-type="error">
            <text:p>#N/D</text:p>
          </table:table-cell>
          <table:table-cell table:style-name="ce441" table:formula="of:=VLOOKUP([.D212];[$datos.$G$2:.$J$40];3;0)" office:value-type="string" office:string-value="" calcext:value-type="error">
            <text:p>#N/D</text:p>
          </table:table-cell>
          <table:table-cell table:style-name="ce441" table:formula="of:=VLOOKUP([.D21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2];[$datos.$V$2:.$X$15];2;0)" office:value-type="string" office:string-value="" calcext:value-type="error">
            <text:p>#N/D</text:p>
          </table:table-cell>
          <table:table-cell table:style-name="ce441" table:formula="of:=VLOOKUP([.L21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3];[$datos.$G$2:.$J$40];2;0)" office:value-type="string" office:string-value="" calcext:value-type="error">
            <text:p>#N/D</text:p>
          </table:table-cell>
          <table:table-cell table:style-name="ce441" table:formula="of:=VLOOKUP([.D213];[$datos.$G$2:.$J$40];3;0)" office:value-type="string" office:string-value="" calcext:value-type="error">
            <text:p>#N/D</text:p>
          </table:table-cell>
          <table:table-cell table:style-name="ce441" table:formula="of:=VLOOKUP([.D21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3];[$datos.$V$2:.$X$15];2;0)" office:value-type="string" office:string-value="" calcext:value-type="error">
            <text:p>#N/D</text:p>
          </table:table-cell>
          <table:table-cell table:style-name="ce441" table:formula="of:=VLOOKUP([.L21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0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4];[$datos.$G$2:.$J$40];2;0)" office:value-type="string" office:string-value="" calcext:value-type="error">
            <text:p>#N/D</text:p>
          </table:table-cell>
          <table:table-cell table:style-name="ce441" table:formula="of:=VLOOKUP([.D214];[$datos.$G$2:.$J$40];3;0)" office:value-type="string" office:string-value="" calcext:value-type="error">
            <text:p>#N/D</text:p>
          </table:table-cell>
          <table:table-cell table:style-name="ce441" table:formula="of:=VLOOKUP([.D21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4];[$datos.$V$2:.$X$15];2;0)" office:value-type="string" office:string-value="" calcext:value-type="error">
            <text:p>#N/D</text:p>
          </table:table-cell>
          <table:table-cell table:style-name="ce441" table:formula="of:=VLOOKUP([.L21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5];[$datos.$G$2:.$J$40];2;0)" office:value-type="string" office:string-value="" calcext:value-type="error">
            <text:p>#N/D</text:p>
          </table:table-cell>
          <table:table-cell table:style-name="ce441" table:formula="of:=VLOOKUP([.D215];[$datos.$G$2:.$J$40];3;0)" office:value-type="string" office:string-value="" calcext:value-type="error">
            <text:p>#N/D</text:p>
          </table:table-cell>
          <table:table-cell table:style-name="ce441" table:formula="of:=VLOOKUP([.D21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5];[$datos.$V$2:.$X$15];2;0)" office:value-type="string" office:string-value="" calcext:value-type="error">
            <text:p>#N/D</text:p>
          </table:table-cell>
          <table:table-cell table:style-name="ce441" table:formula="of:=VLOOKUP([.L21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6];[$datos.$G$2:.$J$40];2;0)" office:value-type="string" office:string-value="" calcext:value-type="error">
            <text:p>#N/D</text:p>
          </table:table-cell>
          <table:table-cell table:style-name="ce441" table:formula="of:=VLOOKUP([.D216];[$datos.$G$2:.$J$40];3;0)" office:value-type="string" office:string-value="" calcext:value-type="error">
            <text:p>#N/D</text:p>
          </table:table-cell>
          <table:table-cell table:style-name="ce441" table:formula="of:=VLOOKUP([.D21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6];[$datos.$V$2:.$X$15];2;0)" office:value-type="string" office:string-value="" calcext:value-type="error">
            <text:p>#N/D</text:p>
          </table:table-cell>
          <table:table-cell table:style-name="ce441" table:formula="of:=VLOOKUP([.L21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7];[$datos.$G$2:.$J$40];2;0)" office:value-type="string" office:string-value="" calcext:value-type="error">
            <text:p>#N/D</text:p>
          </table:table-cell>
          <table:table-cell table:style-name="ce441" table:formula="of:=VLOOKUP([.D217];[$datos.$G$2:.$J$40];3;0)" office:value-type="string" office:string-value="" calcext:value-type="error">
            <text:p>#N/D</text:p>
          </table:table-cell>
          <table:table-cell table:style-name="ce441" table:formula="of:=VLOOKUP([.D21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7];[$datos.$V$2:.$X$15];2;0)" office:value-type="string" office:string-value="" calcext:value-type="error">
            <text:p>#N/D</text:p>
          </table:table-cell>
          <table:table-cell table:style-name="ce441" table:formula="of:=VLOOKUP([.L21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8];[$datos.$G$2:.$J$40];2;0)" office:value-type="string" office:string-value="" calcext:value-type="error">
            <text:p>#N/D</text:p>
          </table:table-cell>
          <table:table-cell table:style-name="ce441" table:formula="of:=VLOOKUP([.D218];[$datos.$G$2:.$J$40];3;0)" office:value-type="string" office:string-value="" calcext:value-type="error">
            <text:p>#N/D</text:p>
          </table:table-cell>
          <table:table-cell table:style-name="ce441" table:formula="of:=VLOOKUP([.D21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8];[$datos.$V$2:.$X$15];2;0)" office:value-type="string" office:string-value="" calcext:value-type="error">
            <text:p>#N/D</text:p>
          </table:table-cell>
          <table:table-cell table:style-name="ce441" table:formula="of:=VLOOKUP([.L21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19];[$datos.$G$2:.$J$40];2;0)" office:value-type="string" office:string-value="" calcext:value-type="error">
            <text:p>#N/D</text:p>
          </table:table-cell>
          <table:table-cell table:style-name="ce441" table:formula="of:=VLOOKUP([.D219];[$datos.$G$2:.$J$40];3;0)" office:value-type="string" office:string-value="" calcext:value-type="error">
            <text:p>#N/D</text:p>
          </table:table-cell>
          <table:table-cell table:style-name="ce441" table:formula="of:=VLOOKUP([.D21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19];[$datos.$V$2:.$X$15];2;0)" office:value-type="string" office:string-value="" calcext:value-type="error">
            <text:p>#N/D</text:p>
          </table:table-cell>
          <table:table-cell table:style-name="ce441" table:formula="of:=VLOOKUP([.L21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0];[$datos.$G$2:.$J$40];2;0)" office:value-type="string" office:string-value="" calcext:value-type="error">
            <text:p>#N/D</text:p>
          </table:table-cell>
          <table:table-cell table:style-name="ce441" table:formula="of:=VLOOKUP([.D220];[$datos.$G$2:.$J$40];3;0)" office:value-type="string" office:string-value="" calcext:value-type="error">
            <text:p>#N/D</text:p>
          </table:table-cell>
          <table:table-cell table:style-name="ce441" table:formula="of:=VLOOKUP([.D22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0];[$datos.$V$2:.$X$15];2;0)" office:value-type="string" office:string-value="" calcext:value-type="error">
            <text:p>#N/D</text:p>
          </table:table-cell>
          <table:table-cell table:style-name="ce441" table:formula="of:=VLOOKUP([.L22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1];[$datos.$G$2:.$J$40];2;0)" office:value-type="string" office:string-value="" calcext:value-type="error">
            <text:p>#N/D</text:p>
          </table:table-cell>
          <table:table-cell table:style-name="ce441" table:formula="of:=VLOOKUP([.D221];[$datos.$G$2:.$J$40];3;0)" office:value-type="string" office:string-value="" calcext:value-type="error">
            <text:p>#N/D</text:p>
          </table:table-cell>
          <table:table-cell table:style-name="ce441" table:formula="of:=VLOOKUP([.D22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1];[$datos.$V$2:.$X$15];2;0)" office:value-type="string" office:string-value="" calcext:value-type="error">
            <text:p>#N/D</text:p>
          </table:table-cell>
          <table:table-cell table:style-name="ce441" table:formula="of:=VLOOKUP([.L22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2];[$datos.$G$2:.$J$40];2;0)" office:value-type="string" office:string-value="" calcext:value-type="error">
            <text:p>#N/D</text:p>
          </table:table-cell>
          <table:table-cell table:style-name="ce441" table:formula="of:=VLOOKUP([.D222];[$datos.$G$2:.$J$40];3;0)" office:value-type="string" office:string-value="" calcext:value-type="error">
            <text:p>#N/D</text:p>
          </table:table-cell>
          <table:table-cell table:style-name="ce441" table:formula="of:=VLOOKUP([.D22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2];[$datos.$V$2:.$X$15];2;0)" office:value-type="string" office:string-value="" calcext:value-type="error">
            <text:p>#N/D</text:p>
          </table:table-cell>
          <table:table-cell table:style-name="ce441" table:formula="of:=VLOOKUP([.L22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3];[$datos.$G$2:.$J$40];2;0)" office:value-type="string" office:string-value="" calcext:value-type="error">
            <text:p>#N/D</text:p>
          </table:table-cell>
          <table:table-cell table:style-name="ce441" table:formula="of:=VLOOKUP([.D223];[$datos.$G$2:.$J$40];3;0)" office:value-type="string" office:string-value="" calcext:value-type="error">
            <text:p>#N/D</text:p>
          </table:table-cell>
          <table:table-cell table:style-name="ce441" table:formula="of:=VLOOKUP([.D22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3];[$datos.$V$2:.$X$15];2;0)" office:value-type="string" office:string-value="" calcext:value-type="error">
            <text:p>#N/D</text:p>
          </table:table-cell>
          <table:table-cell table:style-name="ce441" table:formula="of:=VLOOKUP([.L22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1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4];[$datos.$G$2:.$J$40];2;0)" office:value-type="string" office:string-value="" calcext:value-type="error">
            <text:p>#N/D</text:p>
          </table:table-cell>
          <table:table-cell table:style-name="ce441" table:formula="of:=VLOOKUP([.D224];[$datos.$G$2:.$J$40];3;0)" office:value-type="string" office:string-value="" calcext:value-type="error">
            <text:p>#N/D</text:p>
          </table:table-cell>
          <table:table-cell table:style-name="ce441" table:formula="of:=VLOOKUP([.D22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4];[$datos.$V$2:.$X$15];2;0)" office:value-type="string" office:string-value="" calcext:value-type="error">
            <text:p>#N/D</text:p>
          </table:table-cell>
          <table:table-cell table:style-name="ce441" table:formula="of:=VLOOKUP([.L22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5];[$datos.$G$2:.$J$40];2;0)" office:value-type="string" office:string-value="" calcext:value-type="error">
            <text:p>#N/D</text:p>
          </table:table-cell>
          <table:table-cell table:style-name="ce441" table:formula="of:=VLOOKUP([.D225];[$datos.$G$2:.$J$40];3;0)" office:value-type="string" office:string-value="" calcext:value-type="error">
            <text:p>#N/D</text:p>
          </table:table-cell>
          <table:table-cell table:style-name="ce441" table:formula="of:=VLOOKUP([.D22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5];[$datos.$V$2:.$X$15];2;0)" office:value-type="string" office:string-value="" calcext:value-type="error">
            <text:p>#N/D</text:p>
          </table:table-cell>
          <table:table-cell table:style-name="ce441" table:formula="of:=VLOOKUP([.L22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6];[$datos.$G$2:.$J$40];2;0)" office:value-type="string" office:string-value="" calcext:value-type="error">
            <text:p>#N/D</text:p>
          </table:table-cell>
          <table:table-cell table:style-name="ce441" table:formula="of:=VLOOKUP([.D226];[$datos.$G$2:.$J$40];3;0)" office:value-type="string" office:string-value="" calcext:value-type="error">
            <text:p>#N/D</text:p>
          </table:table-cell>
          <table:table-cell table:style-name="ce441" table:formula="of:=VLOOKUP([.D22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6];[$datos.$V$2:.$X$15];2;0)" office:value-type="string" office:string-value="" calcext:value-type="error">
            <text:p>#N/D</text:p>
          </table:table-cell>
          <table:table-cell table:style-name="ce441" table:formula="of:=VLOOKUP([.L22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7];[$datos.$G$2:.$J$40];2;0)" office:value-type="string" office:string-value="" calcext:value-type="error">
            <text:p>#N/D</text:p>
          </table:table-cell>
          <table:table-cell table:style-name="ce441" table:formula="of:=VLOOKUP([.D227];[$datos.$G$2:.$J$40];3;0)" office:value-type="string" office:string-value="" calcext:value-type="error">
            <text:p>#N/D</text:p>
          </table:table-cell>
          <table:table-cell table:style-name="ce441" table:formula="of:=VLOOKUP([.D22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7];[$datos.$V$2:.$X$15];2;0)" office:value-type="string" office:string-value="" calcext:value-type="error">
            <text:p>#N/D</text:p>
          </table:table-cell>
          <table:table-cell table:style-name="ce441" table:formula="of:=VLOOKUP([.L22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8];[$datos.$G$2:.$J$40];2;0)" office:value-type="string" office:string-value="" calcext:value-type="error">
            <text:p>#N/D</text:p>
          </table:table-cell>
          <table:table-cell table:style-name="ce441" table:formula="of:=VLOOKUP([.D228];[$datos.$G$2:.$J$40];3;0)" office:value-type="string" office:string-value="" calcext:value-type="error">
            <text:p>#N/D</text:p>
          </table:table-cell>
          <table:table-cell table:style-name="ce441" table:formula="of:=VLOOKUP([.D22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8];[$datos.$V$2:.$X$15];2;0)" office:value-type="string" office:string-value="" calcext:value-type="error">
            <text:p>#N/D</text:p>
          </table:table-cell>
          <table:table-cell table:style-name="ce441" table:formula="of:=VLOOKUP([.L22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29];[$datos.$G$2:.$J$40];2;0)" office:value-type="string" office:string-value="" calcext:value-type="error">
            <text:p>#N/D</text:p>
          </table:table-cell>
          <table:table-cell table:style-name="ce441" table:formula="of:=VLOOKUP([.D229];[$datos.$G$2:.$J$40];3;0)" office:value-type="string" office:string-value="" calcext:value-type="error">
            <text:p>#N/D</text:p>
          </table:table-cell>
          <table:table-cell table:style-name="ce441" table:formula="of:=VLOOKUP([.D22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29];[$datos.$V$2:.$X$15];2;0)" office:value-type="string" office:string-value="" calcext:value-type="error">
            <text:p>#N/D</text:p>
          </table:table-cell>
          <table:table-cell table:style-name="ce441" table:formula="of:=VLOOKUP([.L22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style-name="ce29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0];[$datos.$G$2:.$J$40];2;0)" office:value-type="string" office:string-value="" calcext:value-type="error">
            <text:p>#N/D</text:p>
          </table:table-cell>
          <table:table-cell table:style-name="ce441" table:formula="of:=VLOOKUP([.D230];[$datos.$G$2:.$J$40];3;0)" office:value-type="string" office:string-value="" calcext:value-type="error">
            <text:p>#N/D</text:p>
          </table:table-cell>
          <table:table-cell table:style-name="ce441" table:formula="of:=VLOOKUP([.D23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0];[$datos.$V$2:.$X$15];2;0)" office:value-type="string" office:string-value="" calcext:value-type="error">
            <text:p>#N/D</text:p>
          </table:table-cell>
          <table:table-cell table:style-name="ce441" table:formula="of:=VLOOKUP([.L23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1];[$datos.$G$2:.$J$40];2;0)" office:value-type="string" office:string-value="" calcext:value-type="error">
            <text:p>#N/D</text:p>
          </table:table-cell>
          <table:table-cell table:style-name="ce441" table:formula="of:=VLOOKUP([.D231];[$datos.$G$2:.$J$40];3;0)" office:value-type="string" office:string-value="" calcext:value-type="error">
            <text:p>#N/D</text:p>
          </table:table-cell>
          <table:table-cell table:style-name="ce441" table:formula="of:=VLOOKUP([.D23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1];[$datos.$V$2:.$X$15];2;0)" office:value-type="string" office:string-value="" calcext:value-type="error">
            <text:p>#N/D</text:p>
          </table:table-cell>
          <table:table-cell table:style-name="ce441" table:formula="of:=VLOOKUP([.L23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2];[$datos.$G$2:.$J$40];2;0)" office:value-type="string" office:string-value="" calcext:value-type="error">
            <text:p>#N/D</text:p>
          </table:table-cell>
          <table:table-cell table:style-name="ce441" table:formula="of:=VLOOKUP([.D232];[$datos.$G$2:.$J$40];3;0)" office:value-type="string" office:string-value="" calcext:value-type="error">
            <text:p>#N/D</text:p>
          </table:table-cell>
          <table:table-cell table:style-name="ce441" table:formula="of:=VLOOKUP([.D23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2];[$datos.$V$2:.$X$15];2;0)" office:value-type="string" office:string-value="" calcext:value-type="error">
            <text:p>#N/D</text:p>
          </table:table-cell>
          <table:table-cell table:style-name="ce441" table:formula="of:=VLOOKUP([.L23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3];[$datos.$G$2:.$J$40];2;0)" office:value-type="string" office:string-value="" calcext:value-type="error">
            <text:p>#N/D</text:p>
          </table:table-cell>
          <table:table-cell table:style-name="ce441" table:formula="of:=VLOOKUP([.D233];[$datos.$G$2:.$J$40];3;0)" office:value-type="string" office:string-value="" calcext:value-type="error">
            <text:p>#N/D</text:p>
          </table:table-cell>
          <table:table-cell table:style-name="ce441" table:formula="of:=VLOOKUP([.D23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3];[$datos.$V$2:.$X$15];2;0)" office:value-type="string" office:string-value="" calcext:value-type="error">
            <text:p>#N/D</text:p>
          </table:table-cell>
          <table:table-cell table:style-name="ce441" table:formula="of:=VLOOKUP([.L23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2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4];[$datos.$G$2:.$J$40];2;0)" office:value-type="string" office:string-value="" calcext:value-type="error">
            <text:p>#N/D</text:p>
          </table:table-cell>
          <table:table-cell table:style-name="ce441" table:formula="of:=VLOOKUP([.D234];[$datos.$G$2:.$J$40];3;0)" office:value-type="string" office:string-value="" calcext:value-type="error">
            <text:p>#N/D</text:p>
          </table:table-cell>
          <table:table-cell table:style-name="ce441" table:formula="of:=VLOOKUP([.D23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4];[$datos.$V$2:.$X$15];2;0)" office:value-type="string" office:string-value="" calcext:value-type="error">
            <text:p>#N/D</text:p>
          </table:table-cell>
          <table:table-cell table:style-name="ce441" table:formula="of:=VLOOKUP([.L23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5];[$datos.$G$2:.$J$40];2;0)" office:value-type="string" office:string-value="" calcext:value-type="error">
            <text:p>#N/D</text:p>
          </table:table-cell>
          <table:table-cell table:style-name="ce441" table:formula="of:=VLOOKUP([.D235];[$datos.$G$2:.$J$40];3;0)" office:value-type="string" office:string-value="" calcext:value-type="error">
            <text:p>#N/D</text:p>
          </table:table-cell>
          <table:table-cell table:style-name="ce441" table:formula="of:=VLOOKUP([.D23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5];[$datos.$V$2:.$X$15];2;0)" office:value-type="string" office:string-value="" calcext:value-type="error">
            <text:p>#N/D</text:p>
          </table:table-cell>
          <table:table-cell table:style-name="ce441" table:formula="of:=VLOOKUP([.L23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6];[$datos.$G$2:.$J$40];2;0)" office:value-type="string" office:string-value="" calcext:value-type="error">
            <text:p>#N/D</text:p>
          </table:table-cell>
          <table:table-cell table:style-name="ce441" table:formula="of:=VLOOKUP([.D236];[$datos.$G$2:.$J$40];3;0)" office:value-type="string" office:string-value="" calcext:value-type="error">
            <text:p>#N/D</text:p>
          </table:table-cell>
          <table:table-cell table:style-name="ce441" table:formula="of:=VLOOKUP([.D23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6];[$datos.$V$2:.$X$15];2;0)" office:value-type="string" office:string-value="" calcext:value-type="error">
            <text:p>#N/D</text:p>
          </table:table-cell>
          <table:table-cell table:style-name="ce441" table:formula="of:=VLOOKUP([.L23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7];[$datos.$G$2:.$J$40];2;0)" office:value-type="string" office:string-value="" calcext:value-type="error">
            <text:p>#N/D</text:p>
          </table:table-cell>
          <table:table-cell table:style-name="ce441" table:formula="of:=VLOOKUP([.D237];[$datos.$G$2:.$J$40];3;0)" office:value-type="string" office:string-value="" calcext:value-type="error">
            <text:p>#N/D</text:p>
          </table:table-cell>
          <table:table-cell table:style-name="ce441" table:formula="of:=VLOOKUP([.D23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7];[$datos.$V$2:.$X$15];2;0)" office:value-type="string" office:string-value="" calcext:value-type="error">
            <text:p>#N/D</text:p>
          </table:table-cell>
          <table:table-cell table:style-name="ce441" table:formula="of:=VLOOKUP([.L23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8];[$datos.$G$2:.$J$40];2;0)" office:value-type="string" office:string-value="" calcext:value-type="error">
            <text:p>#N/D</text:p>
          </table:table-cell>
          <table:table-cell table:style-name="ce441" table:formula="of:=VLOOKUP([.D238];[$datos.$G$2:.$J$40];3;0)" office:value-type="string" office:string-value="" calcext:value-type="error">
            <text:p>#N/D</text:p>
          </table:table-cell>
          <table:table-cell table:style-name="ce441" table:formula="of:=VLOOKUP([.D23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8];[$datos.$V$2:.$X$15];2;0)" office:value-type="string" office:string-value="" calcext:value-type="error">
            <text:p>#N/D</text:p>
          </table:table-cell>
          <table:table-cell table:style-name="ce441" table:formula="of:=VLOOKUP([.L23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39];[$datos.$G$2:.$J$40];2;0)" office:value-type="string" office:string-value="" calcext:value-type="error">
            <text:p>#N/D</text:p>
          </table:table-cell>
          <table:table-cell table:style-name="ce441" table:formula="of:=VLOOKUP([.D239];[$datos.$G$2:.$J$40];3;0)" office:value-type="string" office:string-value="" calcext:value-type="error">
            <text:p>#N/D</text:p>
          </table:table-cell>
          <table:table-cell table:style-name="ce441" table:formula="of:=VLOOKUP([.D23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39];[$datos.$V$2:.$X$15];2;0)" office:value-type="string" office:string-value="" calcext:value-type="error">
            <text:p>#N/D</text:p>
          </table:table-cell>
          <table:table-cell table:style-name="ce441" table:formula="of:=VLOOKUP([.L23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0];[$datos.$G$2:.$J$40];2;0)" office:value-type="string" office:string-value="" calcext:value-type="error">
            <text:p>#N/D</text:p>
          </table:table-cell>
          <table:table-cell table:style-name="ce441" table:formula="of:=VLOOKUP([.D240];[$datos.$G$2:.$J$40];3;0)" office:value-type="string" office:string-value="" calcext:value-type="error">
            <text:p>#N/D</text:p>
          </table:table-cell>
          <table:table-cell table:style-name="ce441" table:formula="of:=VLOOKUP([.D24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0];[$datos.$V$2:.$X$15];2;0)" office:value-type="string" office:string-value="" calcext:value-type="error">
            <text:p>#N/D</text:p>
          </table:table-cell>
          <table:table-cell table:style-name="ce441" table:formula="of:=VLOOKUP([.L24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1];[$datos.$G$2:.$J$40];2;0)" office:value-type="string" office:string-value="" calcext:value-type="error">
            <text:p>#N/D</text:p>
          </table:table-cell>
          <table:table-cell table:style-name="ce441" table:formula="of:=VLOOKUP([.D241];[$datos.$G$2:.$J$40];3;0)" office:value-type="string" office:string-value="" calcext:value-type="error">
            <text:p>#N/D</text:p>
          </table:table-cell>
          <table:table-cell table:style-name="ce441" table:formula="of:=VLOOKUP([.D24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1];[$datos.$V$2:.$X$15];2;0)" office:value-type="string" office:string-value="" calcext:value-type="error">
            <text:p>#N/D</text:p>
          </table:table-cell>
          <table:table-cell table:style-name="ce441" table:formula="of:=VLOOKUP([.L24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2];[$datos.$G$2:.$J$40];2;0)" office:value-type="string" office:string-value="" calcext:value-type="error">
            <text:p>#N/D</text:p>
          </table:table-cell>
          <table:table-cell table:style-name="ce441" table:formula="of:=VLOOKUP([.D242];[$datos.$G$2:.$J$40];3;0)" office:value-type="string" office:string-value="" calcext:value-type="error">
            <text:p>#N/D</text:p>
          </table:table-cell>
          <table:table-cell table:style-name="ce441" table:formula="of:=VLOOKUP([.D24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2];[$datos.$V$2:.$X$15];2;0)" office:value-type="string" office:string-value="" calcext:value-type="error">
            <text:p>#N/D</text:p>
          </table:table-cell>
          <table:table-cell table:style-name="ce441" table:formula="of:=VLOOKUP([.L24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3];[$datos.$G$2:.$J$40];2;0)" office:value-type="string" office:string-value="" calcext:value-type="error">
            <text:p>#N/D</text:p>
          </table:table-cell>
          <table:table-cell table:style-name="ce441" table:formula="of:=VLOOKUP([.D243];[$datos.$G$2:.$J$40];3;0)" office:value-type="string" office:string-value="" calcext:value-type="error">
            <text:p>#N/D</text:p>
          </table:table-cell>
          <table:table-cell table:style-name="ce441" table:formula="of:=VLOOKUP([.D24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3];[$datos.$V$2:.$X$15];2;0)" office:value-type="string" office:string-value="" calcext:value-type="error">
            <text:p>#N/D</text:p>
          </table:table-cell>
          <table:table-cell table:style-name="ce441" table:formula="of:=VLOOKUP([.L24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3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4];[$datos.$G$2:.$J$40];2;0)" office:value-type="string" office:string-value="" calcext:value-type="error">
            <text:p>#N/D</text:p>
          </table:table-cell>
          <table:table-cell table:style-name="ce441" table:formula="of:=VLOOKUP([.D244];[$datos.$G$2:.$J$40];3;0)" office:value-type="string" office:string-value="" calcext:value-type="error">
            <text:p>#N/D</text:p>
          </table:table-cell>
          <table:table-cell table:style-name="ce441" table:formula="of:=VLOOKUP([.D24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4];[$datos.$V$2:.$X$15];2;0)" office:value-type="string" office:string-value="" calcext:value-type="error">
            <text:p>#N/D</text:p>
          </table:table-cell>
          <table:table-cell table:style-name="ce441" table:formula="of:=VLOOKUP([.L24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5];[$datos.$G$2:.$J$40];2;0)" office:value-type="string" office:string-value="" calcext:value-type="error">
            <text:p>#N/D</text:p>
          </table:table-cell>
          <table:table-cell table:style-name="ce441" table:formula="of:=VLOOKUP([.D245];[$datos.$G$2:.$J$40];3;0)" office:value-type="string" office:string-value="" calcext:value-type="error">
            <text:p>#N/D</text:p>
          </table:table-cell>
          <table:table-cell table:style-name="ce441" table:formula="of:=VLOOKUP([.D24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5];[$datos.$V$2:.$X$15];2;0)" office:value-type="string" office:string-value="" calcext:value-type="error">
            <text:p>#N/D</text:p>
          </table:table-cell>
          <table:table-cell table:style-name="ce441" table:formula="of:=VLOOKUP([.L24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6];[$datos.$G$2:.$J$40];2;0)" office:value-type="string" office:string-value="" calcext:value-type="error">
            <text:p>#N/D</text:p>
          </table:table-cell>
          <table:table-cell table:style-name="ce441" table:formula="of:=VLOOKUP([.D246];[$datos.$G$2:.$J$40];3;0)" office:value-type="string" office:string-value="" calcext:value-type="error">
            <text:p>#N/D</text:p>
          </table:table-cell>
          <table:table-cell table:style-name="ce441" table:formula="of:=VLOOKUP([.D24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6];[$datos.$V$2:.$X$15];2;0)" office:value-type="string" office:string-value="" calcext:value-type="error">
            <text:p>#N/D</text:p>
          </table:table-cell>
          <table:table-cell table:style-name="ce441" table:formula="of:=VLOOKUP([.L24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7];[$datos.$G$2:.$J$40];2;0)" office:value-type="string" office:string-value="" calcext:value-type="error">
            <text:p>#N/D</text:p>
          </table:table-cell>
          <table:table-cell table:style-name="ce441" table:formula="of:=VLOOKUP([.D247];[$datos.$G$2:.$J$40];3;0)" office:value-type="string" office:string-value="" calcext:value-type="error">
            <text:p>#N/D</text:p>
          </table:table-cell>
          <table:table-cell table:style-name="ce441" table:formula="of:=VLOOKUP([.D24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7];[$datos.$V$2:.$X$15];2;0)" office:value-type="string" office:string-value="" calcext:value-type="error">
            <text:p>#N/D</text:p>
          </table:table-cell>
          <table:table-cell table:style-name="ce441" table:formula="of:=VLOOKUP([.L24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8];[$datos.$G$2:.$J$40];2;0)" office:value-type="string" office:string-value="" calcext:value-type="error">
            <text:p>#N/D</text:p>
          </table:table-cell>
          <table:table-cell table:style-name="ce441" table:formula="of:=VLOOKUP([.D248];[$datos.$G$2:.$J$40];3;0)" office:value-type="string" office:string-value="" calcext:value-type="error">
            <text:p>#N/D</text:p>
          </table:table-cell>
          <table:table-cell table:style-name="ce441" table:formula="of:=VLOOKUP([.D24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8];[$datos.$V$2:.$X$15];2;0)" office:value-type="string" office:string-value="" calcext:value-type="error">
            <text:p>#N/D</text:p>
          </table:table-cell>
          <table:table-cell table:style-name="ce441" table:formula="of:=VLOOKUP([.L24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49];[$datos.$G$2:.$J$40];2;0)" office:value-type="string" office:string-value="" calcext:value-type="error">
            <text:p>#N/D</text:p>
          </table:table-cell>
          <table:table-cell table:style-name="ce441" table:formula="of:=VLOOKUP([.D249];[$datos.$G$2:.$J$40];3;0)" office:value-type="string" office:string-value="" calcext:value-type="error">
            <text:p>#N/D</text:p>
          </table:table-cell>
          <table:table-cell table:style-name="ce441" table:formula="of:=VLOOKUP([.D24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49];[$datos.$V$2:.$X$15];2;0)" office:value-type="string" office:string-value="" calcext:value-type="error">
            <text:p>#N/D</text:p>
          </table:table-cell>
          <table:table-cell table:style-name="ce441" table:formula="of:=VLOOKUP([.L24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0];[$datos.$G$2:.$J$40];2;0)" office:value-type="string" office:string-value="" calcext:value-type="error">
            <text:p>#N/D</text:p>
          </table:table-cell>
          <table:table-cell table:style-name="ce441" table:formula="of:=VLOOKUP([.D250];[$datos.$G$2:.$J$40];3;0)" office:value-type="string" office:string-value="" calcext:value-type="error">
            <text:p>#N/D</text:p>
          </table:table-cell>
          <table:table-cell table:style-name="ce441" table:formula="of:=VLOOKUP([.D25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0];[$datos.$V$2:.$X$15];2;0)" office:value-type="string" office:string-value="" calcext:value-type="error">
            <text:p>#N/D</text:p>
          </table:table-cell>
          <table:table-cell table:style-name="ce441" table:formula="of:=VLOOKUP([.L25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1];[$datos.$G$2:.$J$40];2;0)" office:value-type="string" office:string-value="" calcext:value-type="error">
            <text:p>#N/D</text:p>
          </table:table-cell>
          <table:table-cell table:style-name="ce441" table:formula="of:=VLOOKUP([.D251];[$datos.$G$2:.$J$40];3;0)" office:value-type="string" office:string-value="" calcext:value-type="error">
            <text:p>#N/D</text:p>
          </table:table-cell>
          <table:table-cell table:style-name="ce441" table:formula="of:=VLOOKUP([.D25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1];[$datos.$V$2:.$X$15];2;0)" office:value-type="string" office:string-value="" calcext:value-type="error">
            <text:p>#N/D</text:p>
          </table:table-cell>
          <table:table-cell table:style-name="ce441" table:formula="of:=VLOOKUP([.L25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2];[$datos.$G$2:.$J$40];2;0)" office:value-type="string" office:string-value="" calcext:value-type="error">
            <text:p>#N/D</text:p>
          </table:table-cell>
          <table:table-cell table:style-name="ce441" table:formula="of:=VLOOKUP([.D252];[$datos.$G$2:.$J$40];3;0)" office:value-type="string" office:string-value="" calcext:value-type="error">
            <text:p>#N/D</text:p>
          </table:table-cell>
          <table:table-cell table:style-name="ce441" table:formula="of:=VLOOKUP([.D25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2];[$datos.$V$2:.$X$15];2;0)" office:value-type="string" office:string-value="" calcext:value-type="error">
            <text:p>#N/D</text:p>
          </table:table-cell>
          <table:table-cell table:style-name="ce441" table:formula="of:=VLOOKUP([.L25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3];[$datos.$G$2:.$J$40];2;0)" office:value-type="string" office:string-value="" calcext:value-type="error">
            <text:p>#N/D</text:p>
          </table:table-cell>
          <table:table-cell table:style-name="ce441" table:formula="of:=VLOOKUP([.D253];[$datos.$G$2:.$J$40];3;0)" office:value-type="string" office:string-value="" calcext:value-type="error">
            <text:p>#N/D</text:p>
          </table:table-cell>
          <table:table-cell table:style-name="ce441" table:formula="of:=VLOOKUP([.D25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3];[$datos.$V$2:.$X$15];2;0)" office:value-type="string" office:string-value="" calcext:value-type="error">
            <text:p>#N/D</text:p>
          </table:table-cell>
          <table:table-cell table:style-name="ce441" table:formula="of:=VLOOKUP([.L25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4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4];[$datos.$G$2:.$J$40];2;0)" office:value-type="string" office:string-value="" calcext:value-type="error">
            <text:p>#N/D</text:p>
          </table:table-cell>
          <table:table-cell table:style-name="ce441" table:formula="of:=VLOOKUP([.D254];[$datos.$G$2:.$J$40];3;0)" office:value-type="string" office:string-value="" calcext:value-type="error">
            <text:p>#N/D</text:p>
          </table:table-cell>
          <table:table-cell table:style-name="ce441" table:formula="of:=VLOOKUP([.D25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4];[$datos.$V$2:.$X$15];2;0)" office:value-type="string" office:string-value="" calcext:value-type="error">
            <text:p>#N/D</text:p>
          </table:table-cell>
          <table:table-cell table:style-name="ce441" table:formula="of:=VLOOKUP([.L25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5];[$datos.$G$2:.$J$40];2;0)" office:value-type="string" office:string-value="" calcext:value-type="error">
            <text:p>#N/D</text:p>
          </table:table-cell>
          <table:table-cell table:style-name="ce441" table:formula="of:=VLOOKUP([.D255];[$datos.$G$2:.$J$40];3;0)" office:value-type="string" office:string-value="" calcext:value-type="error">
            <text:p>#N/D</text:p>
          </table:table-cell>
          <table:table-cell table:style-name="ce441" table:formula="of:=VLOOKUP([.D25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5];[$datos.$V$2:.$X$15];2;0)" office:value-type="string" office:string-value="" calcext:value-type="error">
            <text:p>#N/D</text:p>
          </table:table-cell>
          <table:table-cell table:style-name="ce441" table:formula="of:=VLOOKUP([.L25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6];[$datos.$G$2:.$J$40];2;0)" office:value-type="string" office:string-value="" calcext:value-type="error">
            <text:p>#N/D</text:p>
          </table:table-cell>
          <table:table-cell table:style-name="ce441" table:formula="of:=VLOOKUP([.D256];[$datos.$G$2:.$J$40];3;0)" office:value-type="string" office:string-value="" calcext:value-type="error">
            <text:p>#N/D</text:p>
          </table:table-cell>
          <table:table-cell table:style-name="ce441" table:formula="of:=VLOOKUP([.D25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6];[$datos.$V$2:.$X$15];2;0)" office:value-type="string" office:string-value="" calcext:value-type="error">
            <text:p>#N/D</text:p>
          </table:table-cell>
          <table:table-cell table:style-name="ce441" table:formula="of:=VLOOKUP([.L25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7];[$datos.$G$2:.$J$40];2;0)" office:value-type="string" office:string-value="" calcext:value-type="error">
            <text:p>#N/D</text:p>
          </table:table-cell>
          <table:table-cell table:style-name="ce441" table:formula="of:=VLOOKUP([.D257];[$datos.$G$2:.$J$40];3;0)" office:value-type="string" office:string-value="" calcext:value-type="error">
            <text:p>#N/D</text:p>
          </table:table-cell>
          <table:table-cell table:style-name="ce441" table:formula="of:=VLOOKUP([.D25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7];[$datos.$V$2:.$X$15];2;0)" office:value-type="string" office:string-value="" calcext:value-type="error">
            <text:p>#N/D</text:p>
          </table:table-cell>
          <table:table-cell table:style-name="ce441" table:formula="of:=VLOOKUP([.L25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8];[$datos.$G$2:.$J$40];2;0)" office:value-type="string" office:string-value="" calcext:value-type="error">
            <text:p>#N/D</text:p>
          </table:table-cell>
          <table:table-cell table:style-name="ce441" table:formula="of:=VLOOKUP([.D258];[$datos.$G$2:.$J$40];3;0)" office:value-type="string" office:string-value="" calcext:value-type="error">
            <text:p>#N/D</text:p>
          </table:table-cell>
          <table:table-cell table:style-name="ce441" table:formula="of:=VLOOKUP([.D25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8];[$datos.$V$2:.$X$15];2;0)" office:value-type="string" office:string-value="" calcext:value-type="error">
            <text:p>#N/D</text:p>
          </table:table-cell>
          <table:table-cell table:style-name="ce441" table:formula="of:=VLOOKUP([.L25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59];[$datos.$G$2:.$J$40];2;0)" office:value-type="string" office:string-value="" calcext:value-type="error">
            <text:p>#N/D</text:p>
          </table:table-cell>
          <table:table-cell table:style-name="ce441" table:formula="of:=VLOOKUP([.D259];[$datos.$G$2:.$J$40];3;0)" office:value-type="string" office:string-value="" calcext:value-type="error">
            <text:p>#N/D</text:p>
          </table:table-cell>
          <table:table-cell table:style-name="ce441" table:formula="of:=VLOOKUP([.D25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59];[$datos.$V$2:.$X$15];2;0)" office:value-type="string" office:string-value="" calcext:value-type="error">
            <text:p>#N/D</text:p>
          </table:table-cell>
          <table:table-cell table:style-name="ce441" table:formula="of:=VLOOKUP([.L25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0];[$datos.$G$2:.$J$40];2;0)" office:value-type="string" office:string-value="" calcext:value-type="error">
            <text:p>#N/D</text:p>
          </table:table-cell>
          <table:table-cell table:style-name="ce441" table:formula="of:=VLOOKUP([.D260];[$datos.$G$2:.$J$40];3;0)" office:value-type="string" office:string-value="" calcext:value-type="error">
            <text:p>#N/D</text:p>
          </table:table-cell>
          <table:table-cell table:style-name="ce441" table:formula="of:=VLOOKUP([.D26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0];[$datos.$V$2:.$X$15];2;0)" office:value-type="string" office:string-value="" calcext:value-type="error">
            <text:p>#N/D</text:p>
          </table:table-cell>
          <table:table-cell table:style-name="ce441" table:formula="of:=VLOOKUP([.L26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1];[$datos.$G$2:.$J$40];2;0)" office:value-type="string" office:string-value="" calcext:value-type="error">
            <text:p>#N/D</text:p>
          </table:table-cell>
          <table:table-cell table:style-name="ce441" table:formula="of:=VLOOKUP([.D261];[$datos.$G$2:.$J$40];3;0)" office:value-type="string" office:string-value="" calcext:value-type="error">
            <text:p>#N/D</text:p>
          </table:table-cell>
          <table:table-cell table:style-name="ce441" table:formula="of:=VLOOKUP([.D26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1];[$datos.$V$2:.$X$15];2;0)" office:value-type="string" office:string-value="" calcext:value-type="error">
            <text:p>#N/D</text:p>
          </table:table-cell>
          <table:table-cell table:style-name="ce441" table:formula="of:=VLOOKUP([.L26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2];[$datos.$G$2:.$J$40];2;0)" office:value-type="string" office:string-value="" calcext:value-type="error">
            <text:p>#N/D</text:p>
          </table:table-cell>
          <table:table-cell table:style-name="ce441" table:formula="of:=VLOOKUP([.D262];[$datos.$G$2:.$J$40];3;0)" office:value-type="string" office:string-value="" calcext:value-type="error">
            <text:p>#N/D</text:p>
          </table:table-cell>
          <table:table-cell table:style-name="ce441" table:formula="of:=VLOOKUP([.D26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2];[$datos.$V$2:.$X$15];2;0)" office:value-type="string" office:string-value="" calcext:value-type="error">
            <text:p>#N/D</text:p>
          </table:table-cell>
          <table:table-cell table:style-name="ce441" table:formula="of:=VLOOKUP([.L26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3];[$datos.$G$2:.$J$40];2;0)" office:value-type="string" office:string-value="" calcext:value-type="error">
            <text:p>#N/D</text:p>
          </table:table-cell>
          <table:table-cell table:style-name="ce441" table:formula="of:=VLOOKUP([.D263];[$datos.$G$2:.$J$40];3;0)" office:value-type="string" office:string-value="" calcext:value-type="error">
            <text:p>#N/D</text:p>
          </table:table-cell>
          <table:table-cell table:style-name="ce441" table:formula="of:=VLOOKUP([.D26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3];[$datos.$V$2:.$X$15];2;0)" office:value-type="string" office:string-value="" calcext:value-type="error">
            <text:p>#N/D</text:p>
          </table:table-cell>
          <table:table-cell table:style-name="ce441" table:formula="of:=VLOOKUP([.L26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5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4];[$datos.$G$2:.$J$40];2;0)" office:value-type="string" office:string-value="" calcext:value-type="error">
            <text:p>#N/D</text:p>
          </table:table-cell>
          <table:table-cell table:style-name="ce441" table:formula="of:=VLOOKUP([.D264];[$datos.$G$2:.$J$40];3;0)" office:value-type="string" office:string-value="" calcext:value-type="error">
            <text:p>#N/D</text:p>
          </table:table-cell>
          <table:table-cell table:style-name="ce441" table:formula="of:=VLOOKUP([.D26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4];[$datos.$V$2:.$X$15];2;0)" office:value-type="string" office:string-value="" calcext:value-type="error">
            <text:p>#N/D</text:p>
          </table:table-cell>
          <table:table-cell table:style-name="ce441" table:formula="of:=VLOOKUP([.L26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6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5];[$datos.$G$2:.$J$40];2;0)" office:value-type="string" office:string-value="" calcext:value-type="error">
            <text:p>#N/D</text:p>
          </table:table-cell>
          <table:table-cell table:style-name="ce441" table:formula="of:=VLOOKUP([.D265];[$datos.$G$2:.$J$40];3;0)" office:value-type="string" office:string-value="" calcext:value-type="error">
            <text:p>#N/D</text:p>
          </table:table-cell>
          <table:table-cell table:style-name="ce441" table:formula="of:=VLOOKUP([.D26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5];[$datos.$V$2:.$X$15];2;0)" office:value-type="string" office:string-value="" calcext:value-type="error">
            <text:p>#N/D</text:p>
          </table:table-cell>
          <table:table-cell table:style-name="ce441" table:formula="of:=VLOOKUP([.L26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content-validation-name="val4"/>
          <table:table-cell table:number-columns-repeated="1003"/>
        </table:table-row>
        <table:table-row table:style-name="ro16">
          <table:table-cell/>
          <table:table-cell table:style-name="ce6" office:value-type="string" calcext:value-type="string">
            <text:p>WL_26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6];[$datos.$G$2:.$J$40];2;0)" office:value-type="string" office:string-value="" calcext:value-type="error">
            <text:p>#N/D</text:p>
          </table:table-cell>
          <table:table-cell table:style-name="ce441" table:formula="of:=VLOOKUP([.D266];[$datos.$G$2:.$J$40];3;0)" office:value-type="string" office:string-value="" calcext:value-type="error">
            <text:p>#N/D</text:p>
          </table:table-cell>
          <table:table-cell table:style-name="ce441" table:formula="of:=VLOOKUP([.D26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6];[$datos.$V$2:.$X$15];2;0)" office:value-type="string" office:string-value="" calcext:value-type="error">
            <text:p>#N/D</text:p>
          </table:table-cell>
          <table:table-cell table:style-name="ce441" table:formula="of:=VLOOKUP([.L26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6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7];[$datos.$G$2:.$J$40];2;0)" office:value-type="string" office:string-value="" calcext:value-type="error">
            <text:p>#N/D</text:p>
          </table:table-cell>
          <table:table-cell table:style-name="ce441" table:formula="of:=VLOOKUP([.D267];[$datos.$G$2:.$J$40];3;0)" office:value-type="string" office:string-value="" calcext:value-type="error">
            <text:p>#N/D</text:p>
          </table:table-cell>
          <table:table-cell table:style-name="ce441" table:formula="of:=VLOOKUP([.D26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7];[$datos.$V$2:.$X$15];2;0)" office:value-type="string" office:string-value="" calcext:value-type="error">
            <text:p>#N/D</text:p>
          </table:table-cell>
          <table:table-cell table:style-name="ce441" table:formula="of:=VLOOKUP([.L26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6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8];[$datos.$G$2:.$J$40];2;0)" office:value-type="string" office:string-value="" calcext:value-type="error">
            <text:p>#N/D</text:p>
          </table:table-cell>
          <table:table-cell table:style-name="ce441" table:formula="of:=VLOOKUP([.D268];[$datos.$G$2:.$J$40];3;0)" office:value-type="string" office:string-value="" calcext:value-type="error">
            <text:p>#N/D</text:p>
          </table:table-cell>
          <table:table-cell table:style-name="ce441" table:formula="of:=VLOOKUP([.D26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8];[$datos.$V$2:.$X$15];2;0)" office:value-type="string" office:string-value="" calcext:value-type="error">
            <text:p>#N/D</text:p>
          </table:table-cell>
          <table:table-cell table:style-name="ce441" table:formula="of:=VLOOKUP([.L26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6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69];[$datos.$G$2:.$J$40];2;0)" office:value-type="string" office:string-value="" calcext:value-type="error">
            <text:p>#N/D</text:p>
          </table:table-cell>
          <table:table-cell table:style-name="ce441" table:formula="of:=VLOOKUP([.D269];[$datos.$G$2:.$J$40];3;0)" office:value-type="string" office:string-value="" calcext:value-type="error">
            <text:p>#N/D</text:p>
          </table:table-cell>
          <table:table-cell table:style-name="ce441" table:formula="of:=VLOOKUP([.D26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69];[$datos.$V$2:.$X$15];2;0)" office:value-type="string" office:string-value="" calcext:value-type="error">
            <text:p>#N/D</text:p>
          </table:table-cell>
          <table:table-cell table:style-name="ce441" table:formula="of:=VLOOKUP([.L26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6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0];[$datos.$G$2:.$J$40];2;0)" office:value-type="string" office:string-value="" calcext:value-type="error">
            <text:p>#N/D</text:p>
          </table:table-cell>
          <table:table-cell table:style-name="ce441" table:formula="of:=VLOOKUP([.D270];[$datos.$G$2:.$J$40];3;0)" office:value-type="string" office:string-value="" calcext:value-type="error">
            <text:p>#N/D</text:p>
          </table:table-cell>
          <table:table-cell table:style-name="ce441" table:formula="of:=VLOOKUP([.D27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0];[$datos.$V$2:.$X$15];2;0)" office:value-type="string" office:string-value="" calcext:value-type="error">
            <text:p>#N/D</text:p>
          </table:table-cell>
          <table:table-cell table:style-name="ce441" table:formula="of:=VLOOKUP([.L27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6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1];[$datos.$G$2:.$J$40];2;0)" office:value-type="string" office:string-value="" calcext:value-type="error">
            <text:p>#N/D</text:p>
          </table:table-cell>
          <table:table-cell table:style-name="ce441" table:formula="of:=VLOOKUP([.D271];[$datos.$G$2:.$J$40];3;0)" office:value-type="string" office:string-value="" calcext:value-type="error">
            <text:p>#N/D</text:p>
          </table:table-cell>
          <table:table-cell table:style-name="ce441" table:formula="of:=VLOOKUP([.D27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1];[$datos.$V$2:.$X$15];2;0)" office:value-type="string" office:string-value="" calcext:value-type="error">
            <text:p>#N/D</text:p>
          </table:table-cell>
          <table:table-cell table:style-name="ce441" table:formula="of:=VLOOKUP([.L27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6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2];[$datos.$G$2:.$J$40];2;0)" office:value-type="string" office:string-value="" calcext:value-type="error">
            <text:p>#N/D</text:p>
          </table:table-cell>
          <table:table-cell table:style-name="ce441" table:formula="of:=VLOOKUP([.D272];[$datos.$G$2:.$J$40];3;0)" office:value-type="string" office:string-value="" calcext:value-type="error">
            <text:p>#N/D</text:p>
          </table:table-cell>
          <table:table-cell table:style-name="ce441" table:formula="of:=VLOOKUP([.D27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2];[$datos.$V$2:.$X$15];2;0)" office:value-type="string" office:string-value="" calcext:value-type="error">
            <text:p>#N/D</text:p>
          </table:table-cell>
          <table:table-cell table:style-name="ce441" table:formula="of:=VLOOKUP([.L27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6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3];[$datos.$G$2:.$J$40];2;0)" office:value-type="string" office:string-value="" calcext:value-type="error">
            <text:p>#N/D</text:p>
          </table:table-cell>
          <table:table-cell table:style-name="ce441" table:formula="of:=VLOOKUP([.D273];[$datos.$G$2:.$J$40];3;0)" office:value-type="string" office:string-value="" calcext:value-type="error">
            <text:p>#N/D</text:p>
          </table:table-cell>
          <table:table-cell table:style-name="ce441" table:formula="of:=VLOOKUP([.D27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3];[$datos.$V$2:.$X$15];2;0)" office:value-type="string" office:string-value="" calcext:value-type="error">
            <text:p>#N/D</text:p>
          </table:table-cell>
          <table:table-cell table:style-name="ce441" table:formula="of:=VLOOKUP([.L27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6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4];[$datos.$G$2:.$J$40];2;0)" office:value-type="string" office:string-value="" calcext:value-type="error">
            <text:p>#N/D</text:p>
          </table:table-cell>
          <table:table-cell table:style-name="ce441" table:formula="of:=VLOOKUP([.D274];[$datos.$G$2:.$J$40];3;0)" office:value-type="string" office:string-value="" calcext:value-type="error">
            <text:p>#N/D</text:p>
          </table:table-cell>
          <table:table-cell table:style-name="ce441" table:formula="of:=VLOOKUP([.D27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4];[$datos.$V$2:.$X$15];2;0)" office:value-type="string" office:string-value="" calcext:value-type="error">
            <text:p>#N/D</text:p>
          </table:table-cell>
          <table:table-cell table:style-name="ce441" table:formula="of:=VLOOKUP([.L27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5];[$datos.$G$2:.$J$40];2;0)" office:value-type="string" office:string-value="" calcext:value-type="error">
            <text:p>#N/D</text:p>
          </table:table-cell>
          <table:table-cell table:style-name="ce441" table:formula="of:=VLOOKUP([.D275];[$datos.$G$2:.$J$40];3;0)" office:value-type="string" office:string-value="" calcext:value-type="error">
            <text:p>#N/D</text:p>
          </table:table-cell>
          <table:table-cell table:style-name="ce441" table:formula="of:=VLOOKUP([.D27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5];[$datos.$V$2:.$X$15];2;0)" office:value-type="string" office:string-value="" calcext:value-type="error">
            <text:p>#N/D</text:p>
          </table:table-cell>
          <table:table-cell table:style-name="ce441" table:formula="of:=VLOOKUP([.L27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6];[$datos.$G$2:.$J$40];2;0)" office:value-type="string" office:string-value="" calcext:value-type="error">
            <text:p>#N/D</text:p>
          </table:table-cell>
          <table:table-cell table:style-name="ce441" table:formula="of:=VLOOKUP([.D276];[$datos.$G$2:.$J$40];3;0)" office:value-type="string" office:string-value="" calcext:value-type="error">
            <text:p>#N/D</text:p>
          </table:table-cell>
          <table:table-cell table:style-name="ce441" table:formula="of:=VLOOKUP([.D27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6];[$datos.$V$2:.$X$15];2;0)" office:value-type="string" office:string-value="" calcext:value-type="error">
            <text:p>#N/D</text:p>
          </table:table-cell>
          <table:table-cell table:style-name="ce441" table:formula="of:=VLOOKUP([.L27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7];[$datos.$G$2:.$J$40];2;0)" office:value-type="string" office:string-value="" calcext:value-type="error">
            <text:p>#N/D</text:p>
          </table:table-cell>
          <table:table-cell table:style-name="ce441" table:formula="of:=VLOOKUP([.D277];[$datos.$G$2:.$J$40];3;0)" office:value-type="string" office:string-value="" calcext:value-type="error">
            <text:p>#N/D</text:p>
          </table:table-cell>
          <table:table-cell table:style-name="ce441" table:formula="of:=VLOOKUP([.D27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7];[$datos.$V$2:.$X$15];2;0)" office:value-type="string" office:string-value="" calcext:value-type="error">
            <text:p>#N/D</text:p>
          </table:table-cell>
          <table:table-cell table:style-name="ce441" table:formula="of:=VLOOKUP([.L27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8];[$datos.$G$2:.$J$40];2;0)" office:value-type="string" office:string-value="" calcext:value-type="error">
            <text:p>#N/D</text:p>
          </table:table-cell>
          <table:table-cell table:style-name="ce441" table:formula="of:=VLOOKUP([.D278];[$datos.$G$2:.$J$40];3;0)" office:value-type="string" office:string-value="" calcext:value-type="error">
            <text:p>#N/D</text:p>
          </table:table-cell>
          <table:table-cell table:style-name="ce441" table:formula="of:=VLOOKUP([.D27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8];[$datos.$V$2:.$X$15];2;0)" office:value-type="string" office:string-value="" calcext:value-type="error">
            <text:p>#N/D</text:p>
          </table:table-cell>
          <table:table-cell table:style-name="ce441" table:formula="of:=VLOOKUP([.L27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79];[$datos.$G$2:.$J$40];2;0)" office:value-type="string" office:string-value="" calcext:value-type="error">
            <text:p>#N/D</text:p>
          </table:table-cell>
          <table:table-cell table:style-name="ce441" table:formula="of:=VLOOKUP([.D279];[$datos.$G$2:.$J$40];3;0)" office:value-type="string" office:string-value="" calcext:value-type="error">
            <text:p>#N/D</text:p>
          </table:table-cell>
          <table:table-cell table:style-name="ce441" table:formula="of:=VLOOKUP([.D27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79];[$datos.$V$2:.$X$15];2;0)" office:value-type="string" office:string-value="" calcext:value-type="error">
            <text:p>#N/D</text:p>
          </table:table-cell>
          <table:table-cell table:style-name="ce441" table:formula="of:=VLOOKUP([.L27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0];[$datos.$G$2:.$J$40];2;0)" office:value-type="string" office:string-value="" calcext:value-type="error">
            <text:p>#N/D</text:p>
          </table:table-cell>
          <table:table-cell table:style-name="ce441" table:formula="of:=VLOOKUP([.D280];[$datos.$G$2:.$J$40];3;0)" office:value-type="string" office:string-value="" calcext:value-type="error">
            <text:p>#N/D</text:p>
          </table:table-cell>
          <table:table-cell table:style-name="ce441" table:formula="of:=VLOOKUP([.D28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0];[$datos.$V$2:.$X$15];2;0)" office:value-type="string" office:string-value="" calcext:value-type="error">
            <text:p>#N/D</text:p>
          </table:table-cell>
          <table:table-cell table:style-name="ce441" table:formula="of:=VLOOKUP([.L28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1];[$datos.$G$2:.$J$40];2;0)" office:value-type="string" office:string-value="" calcext:value-type="error">
            <text:p>#N/D</text:p>
          </table:table-cell>
          <table:table-cell table:style-name="ce441" table:formula="of:=VLOOKUP([.D281];[$datos.$G$2:.$J$40];3;0)" office:value-type="string" office:string-value="" calcext:value-type="error">
            <text:p>#N/D</text:p>
          </table:table-cell>
          <table:table-cell table:style-name="ce441" table:formula="of:=VLOOKUP([.D28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1];[$datos.$V$2:.$X$15];2;0)" office:value-type="string" office:string-value="" calcext:value-type="error">
            <text:p>#N/D</text:p>
          </table:table-cell>
          <table:table-cell table:style-name="ce441" table:formula="of:=VLOOKUP([.L28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2];[$datos.$G$2:.$J$40];2;0)" office:value-type="string" office:string-value="" calcext:value-type="error">
            <text:p>#N/D</text:p>
          </table:table-cell>
          <table:table-cell table:style-name="ce441" table:formula="of:=VLOOKUP([.D282];[$datos.$G$2:.$J$40];3;0)" office:value-type="string" office:string-value="" calcext:value-type="error">
            <text:p>#N/D</text:p>
          </table:table-cell>
          <table:table-cell table:style-name="ce441" table:formula="of:=VLOOKUP([.D28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2];[$datos.$V$2:.$X$15];2;0)" office:value-type="string" office:string-value="" calcext:value-type="error">
            <text:p>#N/D</text:p>
          </table:table-cell>
          <table:table-cell table:style-name="ce441" table:formula="of:=VLOOKUP([.L28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3];[$datos.$G$2:.$J$40];2;0)" office:value-type="string" office:string-value="" calcext:value-type="error">
            <text:p>#N/D</text:p>
          </table:table-cell>
          <table:table-cell table:style-name="ce441" table:formula="of:=VLOOKUP([.D283];[$datos.$G$2:.$J$40];3;0)" office:value-type="string" office:string-value="" calcext:value-type="error">
            <text:p>#N/D</text:p>
          </table:table-cell>
          <table:table-cell table:style-name="ce441" table:formula="of:=VLOOKUP([.D28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3];[$datos.$V$2:.$X$15];2;0)" office:value-type="string" office:string-value="" calcext:value-type="error">
            <text:p>#N/D</text:p>
          </table:table-cell>
          <table:table-cell table:style-name="ce441" table:formula="of:=VLOOKUP([.L28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7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4];[$datos.$G$2:.$J$40];2;0)" office:value-type="string" office:string-value="" calcext:value-type="error">
            <text:p>#N/D</text:p>
          </table:table-cell>
          <table:table-cell table:style-name="ce441" table:formula="of:=VLOOKUP([.D284];[$datos.$G$2:.$J$40];3;0)" office:value-type="string" office:string-value="" calcext:value-type="error">
            <text:p>#N/D</text:p>
          </table:table-cell>
          <table:table-cell table:style-name="ce441" table:formula="of:=VLOOKUP([.D28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4];[$datos.$V$2:.$X$15];2;0)" office:value-type="string" office:string-value="" calcext:value-type="error">
            <text:p>#N/D</text:p>
          </table:table-cell>
          <table:table-cell table:style-name="ce441" table:formula="of:=VLOOKUP([.L28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5];[$datos.$G$2:.$J$40];2;0)" office:value-type="string" office:string-value="" calcext:value-type="error">
            <text:p>#N/D</text:p>
          </table:table-cell>
          <table:table-cell table:style-name="ce441" table:formula="of:=VLOOKUP([.D285];[$datos.$G$2:.$J$40];3;0)" office:value-type="string" office:string-value="" calcext:value-type="error">
            <text:p>#N/D</text:p>
          </table:table-cell>
          <table:table-cell table:style-name="ce441" table:formula="of:=VLOOKUP([.D28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5];[$datos.$V$2:.$X$15];2;0)" office:value-type="string" office:string-value="" calcext:value-type="error">
            <text:p>#N/D</text:p>
          </table:table-cell>
          <table:table-cell table:style-name="ce441" table:formula="of:=VLOOKUP([.L28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6];[$datos.$G$2:.$J$40];2;0)" office:value-type="string" office:string-value="" calcext:value-type="error">
            <text:p>#N/D</text:p>
          </table:table-cell>
          <table:table-cell table:style-name="ce441" table:formula="of:=VLOOKUP([.D286];[$datos.$G$2:.$J$40];3;0)" office:value-type="string" office:string-value="" calcext:value-type="error">
            <text:p>#N/D</text:p>
          </table:table-cell>
          <table:table-cell table:style-name="ce441" table:formula="of:=VLOOKUP([.D28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6];[$datos.$V$2:.$X$15];2;0)" office:value-type="string" office:string-value="" calcext:value-type="error">
            <text:p>#N/D</text:p>
          </table:table-cell>
          <table:table-cell table:style-name="ce441" table:formula="of:=VLOOKUP([.L28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7];[$datos.$G$2:.$J$40];2;0)" office:value-type="string" office:string-value="" calcext:value-type="error">
            <text:p>#N/D</text:p>
          </table:table-cell>
          <table:table-cell table:style-name="ce441" table:formula="of:=VLOOKUP([.D287];[$datos.$G$2:.$J$40];3;0)" office:value-type="string" office:string-value="" calcext:value-type="error">
            <text:p>#N/D</text:p>
          </table:table-cell>
          <table:table-cell table:style-name="ce441" table:formula="of:=VLOOKUP([.D28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7];[$datos.$V$2:.$X$15];2;0)" office:value-type="string" office:string-value="" calcext:value-type="error">
            <text:p>#N/D</text:p>
          </table:table-cell>
          <table:table-cell table:style-name="ce441" table:formula="of:=VLOOKUP([.L28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8];[$datos.$G$2:.$J$40];2;0)" office:value-type="string" office:string-value="" calcext:value-type="error">
            <text:p>#N/D</text:p>
          </table:table-cell>
          <table:table-cell table:style-name="ce441" table:formula="of:=VLOOKUP([.D288];[$datos.$G$2:.$J$40];3;0)" office:value-type="string" office:string-value="" calcext:value-type="error">
            <text:p>#N/D</text:p>
          </table:table-cell>
          <table:table-cell table:style-name="ce441" table:formula="of:=VLOOKUP([.D28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8];[$datos.$V$2:.$X$15];2;0)" office:value-type="string" office:string-value="" calcext:value-type="error">
            <text:p>#N/D</text:p>
          </table:table-cell>
          <table:table-cell table:style-name="ce441" table:formula="of:=VLOOKUP([.L28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89];[$datos.$G$2:.$J$40];2;0)" office:value-type="string" office:string-value="" calcext:value-type="error">
            <text:p>#N/D</text:p>
          </table:table-cell>
          <table:table-cell table:style-name="ce441" table:formula="of:=VLOOKUP([.D289];[$datos.$G$2:.$J$40];3;0)" office:value-type="string" office:string-value="" calcext:value-type="error">
            <text:p>#N/D</text:p>
          </table:table-cell>
          <table:table-cell table:style-name="ce441" table:formula="of:=VLOOKUP([.D28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89];[$datos.$V$2:.$X$15];2;0)" office:value-type="string" office:string-value="" calcext:value-type="error">
            <text:p>#N/D</text:p>
          </table:table-cell>
          <table:table-cell table:style-name="ce441" table:formula="of:=VLOOKUP([.L28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0];[$datos.$G$2:.$J$40];2;0)" office:value-type="string" office:string-value="" calcext:value-type="error">
            <text:p>#N/D</text:p>
          </table:table-cell>
          <table:table-cell table:style-name="ce441" table:formula="of:=VLOOKUP([.D290];[$datos.$G$2:.$J$40];3;0)" office:value-type="string" office:string-value="" calcext:value-type="error">
            <text:p>#N/D</text:p>
          </table:table-cell>
          <table:table-cell table:style-name="ce441" table:formula="of:=VLOOKUP([.D29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0];[$datos.$V$2:.$X$15];2;0)" office:value-type="string" office:string-value="" calcext:value-type="error">
            <text:p>#N/D</text:p>
          </table:table-cell>
          <table:table-cell table:style-name="ce441" table:formula="of:=VLOOKUP([.L29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1];[$datos.$G$2:.$J$40];2;0)" office:value-type="string" office:string-value="" calcext:value-type="error">
            <text:p>#N/D</text:p>
          </table:table-cell>
          <table:table-cell table:style-name="ce441" table:formula="of:=VLOOKUP([.D291];[$datos.$G$2:.$J$40];3;0)" office:value-type="string" office:string-value="" calcext:value-type="error">
            <text:p>#N/D</text:p>
          </table:table-cell>
          <table:table-cell table:style-name="ce441" table:formula="of:=VLOOKUP([.D29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1];[$datos.$V$2:.$X$15];2;0)" office:value-type="string" office:string-value="" calcext:value-type="error">
            <text:p>#N/D</text:p>
          </table:table-cell>
          <table:table-cell table:style-name="ce441" table:formula="of:=VLOOKUP([.L29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2];[$datos.$G$2:.$J$40];2;0)" office:value-type="string" office:string-value="" calcext:value-type="error">
            <text:p>#N/D</text:p>
          </table:table-cell>
          <table:table-cell table:style-name="ce441" table:formula="of:=VLOOKUP([.D292];[$datos.$G$2:.$J$40];3;0)" office:value-type="string" office:string-value="" calcext:value-type="error">
            <text:p>#N/D</text:p>
          </table:table-cell>
          <table:table-cell table:style-name="ce441" table:formula="of:=VLOOKUP([.D29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2];[$datos.$V$2:.$X$15];2;0)" office:value-type="string" office:string-value="" calcext:value-type="error">
            <text:p>#N/D</text:p>
          </table:table-cell>
          <table:table-cell table:style-name="ce441" table:formula="of:=VLOOKUP([.L29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3];[$datos.$G$2:.$J$40];2;0)" office:value-type="string" office:string-value="" calcext:value-type="error">
            <text:p>#N/D</text:p>
          </table:table-cell>
          <table:table-cell table:style-name="ce441" table:formula="of:=VLOOKUP([.D293];[$datos.$G$2:.$J$40];3;0)" office:value-type="string" office:string-value="" calcext:value-type="error">
            <text:p>#N/D</text:p>
          </table:table-cell>
          <table:table-cell table:style-name="ce441" table:formula="of:=VLOOKUP([.D29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3];[$datos.$V$2:.$X$15];2;0)" office:value-type="string" office:string-value="" calcext:value-type="error">
            <text:p>#N/D</text:p>
          </table:table-cell>
          <table:table-cell table:style-name="ce441" table:formula="of:=VLOOKUP([.L29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8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4];[$datos.$G$2:.$J$40];2;0)" office:value-type="string" office:string-value="" calcext:value-type="error">
            <text:p>#N/D</text:p>
          </table:table-cell>
          <table:table-cell table:style-name="ce441" table:formula="of:=VLOOKUP([.D294];[$datos.$G$2:.$J$40];3;0)" office:value-type="string" office:string-value="" calcext:value-type="error">
            <text:p>#N/D</text:p>
          </table:table-cell>
          <table:table-cell table:style-name="ce441" table:formula="of:=VLOOKUP([.D29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4];[$datos.$V$2:.$X$15];2;0)" office:value-type="string" office:string-value="" calcext:value-type="error">
            <text:p>#N/D</text:p>
          </table:table-cell>
          <table:table-cell table:style-name="ce441" table:formula="of:=VLOOKUP([.L29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5];[$datos.$G$2:.$J$40];2;0)" office:value-type="string" office:string-value="" calcext:value-type="error">
            <text:p>#N/D</text:p>
          </table:table-cell>
          <table:table-cell table:style-name="ce441" table:formula="of:=VLOOKUP([.D295];[$datos.$G$2:.$J$40];3;0)" office:value-type="string" office:string-value="" calcext:value-type="error">
            <text:p>#N/D</text:p>
          </table:table-cell>
          <table:table-cell table:style-name="ce441" table:formula="of:=VLOOKUP([.D29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5];[$datos.$V$2:.$X$15];2;0)" office:value-type="string" office:string-value="" calcext:value-type="error">
            <text:p>#N/D</text:p>
          </table:table-cell>
          <table:table-cell table:style-name="ce441" table:formula="of:=VLOOKUP([.L29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6];[$datos.$G$2:.$J$40];2;0)" office:value-type="string" office:string-value="" calcext:value-type="error">
            <text:p>#N/D</text:p>
          </table:table-cell>
          <table:table-cell table:style-name="ce441" table:formula="of:=VLOOKUP([.D296];[$datos.$G$2:.$J$40];3;0)" office:value-type="string" office:string-value="" calcext:value-type="error">
            <text:p>#N/D</text:p>
          </table:table-cell>
          <table:table-cell table:style-name="ce441" table:formula="of:=VLOOKUP([.D29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6];[$datos.$V$2:.$X$15];2;0)" office:value-type="string" office:string-value="" calcext:value-type="error">
            <text:p>#N/D</text:p>
          </table:table-cell>
          <table:table-cell table:style-name="ce441" table:formula="of:=VLOOKUP([.L29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7];[$datos.$G$2:.$J$40];2;0)" office:value-type="string" office:string-value="" calcext:value-type="error">
            <text:p>#N/D</text:p>
          </table:table-cell>
          <table:table-cell table:style-name="ce441" table:formula="of:=VLOOKUP([.D297];[$datos.$G$2:.$J$40];3;0)" office:value-type="string" office:string-value="" calcext:value-type="error">
            <text:p>#N/D</text:p>
          </table:table-cell>
          <table:table-cell table:style-name="ce441" table:formula="of:=VLOOKUP([.D29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7];[$datos.$V$2:.$X$15];2;0)" office:value-type="string" office:string-value="" calcext:value-type="error">
            <text:p>#N/D</text:p>
          </table:table-cell>
          <table:table-cell table:style-name="ce441" table:formula="of:=VLOOKUP([.L29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8];[$datos.$G$2:.$J$40];2;0)" office:value-type="string" office:string-value="" calcext:value-type="error">
            <text:p>#N/D</text:p>
          </table:table-cell>
          <table:table-cell table:style-name="ce441" table:formula="of:=VLOOKUP([.D298];[$datos.$G$2:.$J$40];3;0)" office:value-type="string" office:string-value="" calcext:value-type="error">
            <text:p>#N/D</text:p>
          </table:table-cell>
          <table:table-cell table:style-name="ce441" table:formula="of:=VLOOKUP([.D29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8];[$datos.$V$2:.$X$15];2;0)" office:value-type="string" office:string-value="" calcext:value-type="error">
            <text:p>#N/D</text:p>
          </table:table-cell>
          <table:table-cell table:style-name="ce441" table:formula="of:=VLOOKUP([.L29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299];[$datos.$G$2:.$J$40];2;0)" office:value-type="string" office:string-value="" calcext:value-type="error">
            <text:p>#N/D</text:p>
          </table:table-cell>
          <table:table-cell table:style-name="ce441" table:formula="of:=VLOOKUP([.D299];[$datos.$G$2:.$J$40];3;0)" office:value-type="string" office:string-value="" calcext:value-type="error">
            <text:p>#N/D</text:p>
          </table:table-cell>
          <table:table-cell table:style-name="ce441" table:formula="of:=VLOOKUP([.D29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299];[$datos.$V$2:.$X$15];2;0)" office:value-type="string" office:string-value="" calcext:value-type="error">
            <text:p>#N/D</text:p>
          </table:table-cell>
          <table:table-cell table:style-name="ce441" table:formula="of:=VLOOKUP([.L29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0];[$datos.$G$2:.$J$40];2;0)" office:value-type="string" office:string-value="" calcext:value-type="error">
            <text:p>#N/D</text:p>
          </table:table-cell>
          <table:table-cell table:style-name="ce441" table:formula="of:=VLOOKUP([.D300];[$datos.$G$2:.$J$40];3;0)" office:value-type="string" office:string-value="" calcext:value-type="error">
            <text:p>#N/D</text:p>
          </table:table-cell>
          <table:table-cell table:style-name="ce441" table:formula="of:=VLOOKUP([.D30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0];[$datos.$V$2:.$X$15];2;0)" office:value-type="string" office:string-value="" calcext:value-type="error">
            <text:p>#N/D</text:p>
          </table:table-cell>
          <table:table-cell table:style-name="ce441" table:formula="of:=VLOOKUP([.L30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1];[$datos.$G$2:.$J$40];2;0)" office:value-type="string" office:string-value="" calcext:value-type="error">
            <text:p>#N/D</text:p>
          </table:table-cell>
          <table:table-cell table:style-name="ce441" table:formula="of:=VLOOKUP([.D301];[$datos.$G$2:.$J$40];3;0)" office:value-type="string" office:string-value="" calcext:value-type="error">
            <text:p>#N/D</text:p>
          </table:table-cell>
          <table:table-cell table:style-name="ce441" table:formula="of:=VLOOKUP([.D30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1];[$datos.$V$2:.$X$15];2;0)" office:value-type="string" office:string-value="" calcext:value-type="error">
            <text:p>#N/D</text:p>
          </table:table-cell>
          <table:table-cell table:style-name="ce441" table:formula="of:=VLOOKUP([.L30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2];[$datos.$G$2:.$J$40];2;0)" office:value-type="string" office:string-value="" calcext:value-type="error">
            <text:p>#N/D</text:p>
          </table:table-cell>
          <table:table-cell table:style-name="ce441" table:formula="of:=VLOOKUP([.D302];[$datos.$G$2:.$J$40];3;0)" office:value-type="string" office:string-value="" calcext:value-type="error">
            <text:p>#N/D</text:p>
          </table:table-cell>
          <table:table-cell table:style-name="ce441" table:formula="of:=VLOOKUP([.D30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2];[$datos.$V$2:.$X$15];2;0)" office:value-type="string" office:string-value="" calcext:value-type="error">
            <text:p>#N/D</text:p>
          </table:table-cell>
          <table:table-cell table:style-name="ce441" table:formula="of:=VLOOKUP([.L30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3];[$datos.$G$2:.$J$40];2;0)" office:value-type="string" office:string-value="" calcext:value-type="error">
            <text:p>#N/D</text:p>
          </table:table-cell>
          <table:table-cell table:style-name="ce441" table:formula="of:=VLOOKUP([.D303];[$datos.$G$2:.$J$40];3;0)" office:value-type="string" office:string-value="" calcext:value-type="error">
            <text:p>#N/D</text:p>
          </table:table-cell>
          <table:table-cell table:style-name="ce441" table:formula="of:=VLOOKUP([.D30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3];[$datos.$V$2:.$X$15];2;0)" office:value-type="string" office:string-value="" calcext:value-type="error">
            <text:p>#N/D</text:p>
          </table:table-cell>
          <table:table-cell table:style-name="ce441" table:formula="of:=VLOOKUP([.L30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29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4];[$datos.$G$2:.$J$40];2;0)" office:value-type="string" office:string-value="" calcext:value-type="error">
            <text:p>#N/D</text:p>
          </table:table-cell>
          <table:table-cell table:style-name="ce441" table:formula="of:=VLOOKUP([.D304];[$datos.$G$2:.$J$40];3;0)" office:value-type="string" office:string-value="" calcext:value-type="error">
            <text:p>#N/D</text:p>
          </table:table-cell>
          <table:table-cell table:style-name="ce441" table:formula="of:=VLOOKUP([.D30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4];[$datos.$V$2:.$X$15];2;0)" office:value-type="string" office:string-value="" calcext:value-type="error">
            <text:p>#N/D</text:p>
          </table:table-cell>
          <table:table-cell table:style-name="ce441" table:formula="of:=VLOOKUP([.L30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5];[$datos.$G$2:.$J$40];2;0)" office:value-type="string" office:string-value="" calcext:value-type="error">
            <text:p>#N/D</text:p>
          </table:table-cell>
          <table:table-cell table:style-name="ce441" table:formula="of:=VLOOKUP([.D305];[$datos.$G$2:.$J$40];3;0)" office:value-type="string" office:string-value="" calcext:value-type="error">
            <text:p>#N/D</text:p>
          </table:table-cell>
          <table:table-cell table:style-name="ce441" table:formula="of:=VLOOKUP([.D30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5];[$datos.$V$2:.$X$15];2;0)" office:value-type="string" office:string-value="" calcext:value-type="error">
            <text:p>#N/D</text:p>
          </table:table-cell>
          <table:table-cell table:style-name="ce441" table:formula="of:=VLOOKUP([.L30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6];[$datos.$G$2:.$J$40];2;0)" office:value-type="string" office:string-value="" calcext:value-type="error">
            <text:p>#N/D</text:p>
          </table:table-cell>
          <table:table-cell table:style-name="ce441" table:formula="of:=VLOOKUP([.D306];[$datos.$G$2:.$J$40];3;0)" office:value-type="string" office:string-value="" calcext:value-type="error">
            <text:p>#N/D</text:p>
          </table:table-cell>
          <table:table-cell table:style-name="ce441" table:formula="of:=VLOOKUP([.D30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6];[$datos.$V$2:.$X$15];2;0)" office:value-type="string" office:string-value="" calcext:value-type="error">
            <text:p>#N/D</text:p>
          </table:table-cell>
          <table:table-cell table:style-name="ce441" table:formula="of:=VLOOKUP([.L30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7];[$datos.$G$2:.$J$40];2;0)" office:value-type="string" office:string-value="" calcext:value-type="error">
            <text:p>#N/D</text:p>
          </table:table-cell>
          <table:table-cell table:style-name="ce441" table:formula="of:=VLOOKUP([.D307];[$datos.$G$2:.$J$40];3;0)" office:value-type="string" office:string-value="" calcext:value-type="error">
            <text:p>#N/D</text:p>
          </table:table-cell>
          <table:table-cell table:style-name="ce441" table:formula="of:=VLOOKUP([.D30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7];[$datos.$V$2:.$X$15];2;0)" office:value-type="string" office:string-value="" calcext:value-type="error">
            <text:p>#N/D</text:p>
          </table:table-cell>
          <table:table-cell table:style-name="ce441" table:formula="of:=VLOOKUP([.L30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8];[$datos.$G$2:.$J$40];2;0)" office:value-type="string" office:string-value="" calcext:value-type="error">
            <text:p>#N/D</text:p>
          </table:table-cell>
          <table:table-cell table:style-name="ce441" table:formula="of:=VLOOKUP([.D308];[$datos.$G$2:.$J$40];3;0)" office:value-type="string" office:string-value="" calcext:value-type="error">
            <text:p>#N/D</text:p>
          </table:table-cell>
          <table:table-cell table:style-name="ce441" table:formula="of:=VLOOKUP([.D30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8];[$datos.$V$2:.$X$15];2;0)" office:value-type="string" office:string-value="" calcext:value-type="error">
            <text:p>#N/D</text:p>
          </table:table-cell>
          <table:table-cell table:style-name="ce441" table:formula="of:=VLOOKUP([.L30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09];[$datos.$G$2:.$J$40];2;0)" office:value-type="string" office:string-value="" calcext:value-type="error">
            <text:p>#N/D</text:p>
          </table:table-cell>
          <table:table-cell table:style-name="ce441" table:formula="of:=VLOOKUP([.D309];[$datos.$G$2:.$J$40];3;0)" office:value-type="string" office:string-value="" calcext:value-type="error">
            <text:p>#N/D</text:p>
          </table:table-cell>
          <table:table-cell table:style-name="ce441" table:formula="of:=VLOOKUP([.D30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09];[$datos.$V$2:.$X$15];2;0)" office:value-type="string" office:string-value="" calcext:value-type="error">
            <text:p>#N/D</text:p>
          </table:table-cell>
          <table:table-cell table:style-name="ce441" table:formula="of:=VLOOKUP([.L30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0];[$datos.$G$2:.$J$40];2;0)" office:value-type="string" office:string-value="" calcext:value-type="error">
            <text:p>#N/D</text:p>
          </table:table-cell>
          <table:table-cell table:style-name="ce441" table:formula="of:=VLOOKUP([.D310];[$datos.$G$2:.$J$40];3;0)" office:value-type="string" office:string-value="" calcext:value-type="error">
            <text:p>#N/D</text:p>
          </table:table-cell>
          <table:table-cell table:style-name="ce441" table:formula="of:=VLOOKUP([.D31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0];[$datos.$V$2:.$X$15];2;0)" office:value-type="string" office:string-value="" calcext:value-type="error">
            <text:p>#N/D</text:p>
          </table:table-cell>
          <table:table-cell table:style-name="ce441" table:formula="of:=VLOOKUP([.L31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1];[$datos.$G$2:.$J$40];2;0)" office:value-type="string" office:string-value="" calcext:value-type="error">
            <text:p>#N/D</text:p>
          </table:table-cell>
          <table:table-cell table:style-name="ce441" table:formula="of:=VLOOKUP([.D311];[$datos.$G$2:.$J$40];3;0)" office:value-type="string" office:string-value="" calcext:value-type="error">
            <text:p>#N/D</text:p>
          </table:table-cell>
          <table:table-cell table:style-name="ce441" table:formula="of:=VLOOKUP([.D31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1];[$datos.$V$2:.$X$15];2;0)" office:value-type="string" office:string-value="" calcext:value-type="error">
            <text:p>#N/D</text:p>
          </table:table-cell>
          <table:table-cell table:style-name="ce441" table:formula="of:=VLOOKUP([.L31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2];[$datos.$G$2:.$J$40];2;0)" office:value-type="string" office:string-value="" calcext:value-type="error">
            <text:p>#N/D</text:p>
          </table:table-cell>
          <table:table-cell table:style-name="ce441" table:formula="of:=VLOOKUP([.D312];[$datos.$G$2:.$J$40];3;0)" office:value-type="string" office:string-value="" calcext:value-type="error">
            <text:p>#N/D</text:p>
          </table:table-cell>
          <table:table-cell table:style-name="ce441" table:formula="of:=VLOOKUP([.D31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2];[$datos.$V$2:.$X$15];2;0)" office:value-type="string" office:string-value="" calcext:value-type="error">
            <text:p>#N/D</text:p>
          </table:table-cell>
          <table:table-cell table:style-name="ce441" table:formula="of:=VLOOKUP([.L31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3];[$datos.$G$2:.$J$40];2;0)" office:value-type="string" office:string-value="" calcext:value-type="error">
            <text:p>#N/D</text:p>
          </table:table-cell>
          <table:table-cell table:style-name="ce441" table:formula="of:=VLOOKUP([.D313];[$datos.$G$2:.$J$40];3;0)" office:value-type="string" office:string-value="" calcext:value-type="error">
            <text:p>#N/D</text:p>
          </table:table-cell>
          <table:table-cell table:style-name="ce441" table:formula="of:=VLOOKUP([.D31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3];[$datos.$V$2:.$X$15];2;0)" office:value-type="string" office:string-value="" calcext:value-type="error">
            <text:p>#N/D</text:p>
          </table:table-cell>
          <table:table-cell table:style-name="ce441" table:formula="of:=VLOOKUP([.L31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0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4];[$datos.$G$2:.$J$40];2;0)" office:value-type="string" office:string-value="" calcext:value-type="error">
            <text:p>#N/D</text:p>
          </table:table-cell>
          <table:table-cell table:style-name="ce441" table:formula="of:=VLOOKUP([.D314];[$datos.$G$2:.$J$40];3;0)" office:value-type="string" office:string-value="" calcext:value-type="error">
            <text:p>#N/D</text:p>
          </table:table-cell>
          <table:table-cell table:style-name="ce441" table:formula="of:=VLOOKUP([.D31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4];[$datos.$V$2:.$X$15];2;0)" office:value-type="string" office:string-value="" calcext:value-type="error">
            <text:p>#N/D</text:p>
          </table:table-cell>
          <table:table-cell table:style-name="ce441" table:formula="of:=VLOOKUP([.L31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5];[$datos.$G$2:.$J$40];2;0)" office:value-type="string" office:string-value="" calcext:value-type="error">
            <text:p>#N/D</text:p>
          </table:table-cell>
          <table:table-cell table:style-name="ce441" table:formula="of:=VLOOKUP([.D315];[$datos.$G$2:.$J$40];3;0)" office:value-type="string" office:string-value="" calcext:value-type="error">
            <text:p>#N/D</text:p>
          </table:table-cell>
          <table:table-cell table:style-name="ce441" table:formula="of:=VLOOKUP([.D31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5];[$datos.$V$2:.$X$15];2;0)" office:value-type="string" office:string-value="" calcext:value-type="error">
            <text:p>#N/D</text:p>
          </table:table-cell>
          <table:table-cell table:style-name="ce441" table:formula="of:=VLOOKUP([.L31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6];[$datos.$G$2:.$J$40];2;0)" office:value-type="string" office:string-value="" calcext:value-type="error">
            <text:p>#N/D</text:p>
          </table:table-cell>
          <table:table-cell table:style-name="ce441" table:formula="of:=VLOOKUP([.D316];[$datos.$G$2:.$J$40];3;0)" office:value-type="string" office:string-value="" calcext:value-type="error">
            <text:p>#N/D</text:p>
          </table:table-cell>
          <table:table-cell table:style-name="ce441" table:formula="of:=VLOOKUP([.D31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6];[$datos.$V$2:.$X$15];2;0)" office:value-type="string" office:string-value="" calcext:value-type="error">
            <text:p>#N/D</text:p>
          </table:table-cell>
          <table:table-cell table:style-name="ce441" table:formula="of:=VLOOKUP([.L31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7];[$datos.$G$2:.$J$40];2;0)" office:value-type="string" office:string-value="" calcext:value-type="error">
            <text:p>#N/D</text:p>
          </table:table-cell>
          <table:table-cell table:style-name="ce441" table:formula="of:=VLOOKUP([.D317];[$datos.$G$2:.$J$40];3;0)" office:value-type="string" office:string-value="" calcext:value-type="error">
            <text:p>#N/D</text:p>
          </table:table-cell>
          <table:table-cell table:style-name="ce441" table:formula="of:=VLOOKUP([.D31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7];[$datos.$V$2:.$X$15];2;0)" office:value-type="string" office:string-value="" calcext:value-type="error">
            <text:p>#N/D</text:p>
          </table:table-cell>
          <table:table-cell table:style-name="ce441" table:formula="of:=VLOOKUP([.L31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8];[$datos.$G$2:.$J$40];2;0)" office:value-type="string" office:string-value="" calcext:value-type="error">
            <text:p>#N/D</text:p>
          </table:table-cell>
          <table:table-cell table:style-name="ce441" table:formula="of:=VLOOKUP([.D318];[$datos.$G$2:.$J$40];3;0)" office:value-type="string" office:string-value="" calcext:value-type="error">
            <text:p>#N/D</text:p>
          </table:table-cell>
          <table:table-cell table:style-name="ce441" table:formula="of:=VLOOKUP([.D31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8];[$datos.$V$2:.$X$15];2;0)" office:value-type="string" office:string-value="" calcext:value-type="error">
            <text:p>#N/D</text:p>
          </table:table-cell>
          <table:table-cell table:style-name="ce441" table:formula="of:=VLOOKUP([.L31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19];[$datos.$G$2:.$J$40];2;0)" office:value-type="string" office:string-value="" calcext:value-type="error">
            <text:p>#N/D</text:p>
          </table:table-cell>
          <table:table-cell table:style-name="ce441" table:formula="of:=VLOOKUP([.D319];[$datos.$G$2:.$J$40];3;0)" office:value-type="string" office:string-value="" calcext:value-type="error">
            <text:p>#N/D</text:p>
          </table:table-cell>
          <table:table-cell table:style-name="ce441" table:formula="of:=VLOOKUP([.D31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19];[$datos.$V$2:.$X$15];2;0)" office:value-type="string" office:string-value="" calcext:value-type="error">
            <text:p>#N/D</text:p>
          </table:table-cell>
          <table:table-cell table:style-name="ce441" table:formula="of:=VLOOKUP([.L31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0];[$datos.$G$2:.$J$40];2;0)" office:value-type="string" office:string-value="" calcext:value-type="error">
            <text:p>#N/D</text:p>
          </table:table-cell>
          <table:table-cell table:style-name="ce441" table:formula="of:=VLOOKUP([.D320];[$datos.$G$2:.$J$40];3;0)" office:value-type="string" office:string-value="" calcext:value-type="error">
            <text:p>#N/D</text:p>
          </table:table-cell>
          <table:table-cell table:style-name="ce441" table:formula="of:=VLOOKUP([.D32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0];[$datos.$V$2:.$X$15];2;0)" office:value-type="string" office:string-value="" calcext:value-type="error">
            <text:p>#N/D</text:p>
          </table:table-cell>
          <table:table-cell table:style-name="ce441" table:formula="of:=VLOOKUP([.L32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1];[$datos.$G$2:.$J$40];2;0)" office:value-type="string" office:string-value="" calcext:value-type="error">
            <text:p>#N/D</text:p>
          </table:table-cell>
          <table:table-cell table:style-name="ce441" table:formula="of:=VLOOKUP([.D321];[$datos.$G$2:.$J$40];3;0)" office:value-type="string" office:string-value="" calcext:value-type="error">
            <text:p>#N/D</text:p>
          </table:table-cell>
          <table:table-cell table:style-name="ce441" table:formula="of:=VLOOKUP([.D32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1];[$datos.$V$2:.$X$15];2;0)" office:value-type="string" office:string-value="" calcext:value-type="error">
            <text:p>#N/D</text:p>
          </table:table-cell>
          <table:table-cell table:style-name="ce441" table:formula="of:=VLOOKUP([.L32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2];[$datos.$G$2:.$J$40];2;0)" office:value-type="string" office:string-value="" calcext:value-type="error">
            <text:p>#N/D</text:p>
          </table:table-cell>
          <table:table-cell table:style-name="ce441" table:formula="of:=VLOOKUP([.D322];[$datos.$G$2:.$J$40];3;0)" office:value-type="string" office:string-value="" calcext:value-type="error">
            <text:p>#N/D</text:p>
          </table:table-cell>
          <table:table-cell table:style-name="ce441" table:formula="of:=VLOOKUP([.D32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2];[$datos.$V$2:.$X$15];2;0)" office:value-type="string" office:string-value="" calcext:value-type="error">
            <text:p>#N/D</text:p>
          </table:table-cell>
          <table:table-cell table:style-name="ce441" table:formula="of:=VLOOKUP([.L32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3];[$datos.$G$2:.$J$40];2;0)" office:value-type="string" office:string-value="" calcext:value-type="error">
            <text:p>#N/D</text:p>
          </table:table-cell>
          <table:table-cell table:style-name="ce441" table:formula="of:=VLOOKUP([.D323];[$datos.$G$2:.$J$40];3;0)" office:value-type="string" office:string-value="" calcext:value-type="error">
            <text:p>#N/D</text:p>
          </table:table-cell>
          <table:table-cell table:style-name="ce441" table:formula="of:=VLOOKUP([.D32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3];[$datos.$V$2:.$X$15];2;0)" office:value-type="string" office:string-value="" calcext:value-type="error">
            <text:p>#N/D</text:p>
          </table:table-cell>
          <table:table-cell table:style-name="ce441" table:formula="of:=VLOOKUP([.L32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1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4];[$datos.$G$2:.$J$40];2;0)" office:value-type="string" office:string-value="" calcext:value-type="error">
            <text:p>#N/D</text:p>
          </table:table-cell>
          <table:table-cell table:style-name="ce441" table:formula="of:=VLOOKUP([.D324];[$datos.$G$2:.$J$40];3;0)" office:value-type="string" office:string-value="" calcext:value-type="error">
            <text:p>#N/D</text:p>
          </table:table-cell>
          <table:table-cell table:style-name="ce441" table:formula="of:=VLOOKUP([.D32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4];[$datos.$V$2:.$X$15];2;0)" office:value-type="string" office:string-value="" calcext:value-type="error">
            <text:p>#N/D</text:p>
          </table:table-cell>
          <table:table-cell table:style-name="ce441" table:formula="of:=VLOOKUP([.L32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5];[$datos.$G$2:.$J$40];2;0)" office:value-type="string" office:string-value="" calcext:value-type="error">
            <text:p>#N/D</text:p>
          </table:table-cell>
          <table:table-cell table:style-name="ce441" table:formula="of:=VLOOKUP([.D325];[$datos.$G$2:.$J$40];3;0)" office:value-type="string" office:string-value="" calcext:value-type="error">
            <text:p>#N/D</text:p>
          </table:table-cell>
          <table:table-cell table:style-name="ce441" table:formula="of:=VLOOKUP([.D32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5];[$datos.$V$2:.$X$15];2;0)" office:value-type="string" office:string-value="" calcext:value-type="error">
            <text:p>#N/D</text:p>
          </table:table-cell>
          <table:table-cell table:style-name="ce441" table:formula="of:=VLOOKUP([.L32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6];[$datos.$G$2:.$J$40];2;0)" office:value-type="string" office:string-value="" calcext:value-type="error">
            <text:p>#N/D</text:p>
          </table:table-cell>
          <table:table-cell table:style-name="ce441" table:formula="of:=VLOOKUP([.D326];[$datos.$G$2:.$J$40];3;0)" office:value-type="string" office:string-value="" calcext:value-type="error">
            <text:p>#N/D</text:p>
          </table:table-cell>
          <table:table-cell table:style-name="ce441" table:formula="of:=VLOOKUP([.D32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6];[$datos.$V$2:.$X$15];2;0)" office:value-type="string" office:string-value="" calcext:value-type="error">
            <text:p>#N/D</text:p>
          </table:table-cell>
          <table:table-cell table:style-name="ce441" table:formula="of:=VLOOKUP([.L32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7];[$datos.$G$2:.$J$40];2;0)" office:value-type="string" office:string-value="" calcext:value-type="error">
            <text:p>#N/D</text:p>
          </table:table-cell>
          <table:table-cell table:style-name="ce441" table:formula="of:=VLOOKUP([.D327];[$datos.$G$2:.$J$40];3;0)" office:value-type="string" office:string-value="" calcext:value-type="error">
            <text:p>#N/D</text:p>
          </table:table-cell>
          <table:table-cell table:style-name="ce441" table:formula="of:=VLOOKUP([.D32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7];[$datos.$V$2:.$X$15];2;0)" office:value-type="string" office:string-value="" calcext:value-type="error">
            <text:p>#N/D</text:p>
          </table:table-cell>
          <table:table-cell table:style-name="ce441" table:formula="of:=VLOOKUP([.L32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8];[$datos.$G$2:.$J$40];2;0)" office:value-type="string" office:string-value="" calcext:value-type="error">
            <text:p>#N/D</text:p>
          </table:table-cell>
          <table:table-cell table:style-name="ce441" table:formula="of:=VLOOKUP([.D328];[$datos.$G$2:.$J$40];3;0)" office:value-type="string" office:string-value="" calcext:value-type="error">
            <text:p>#N/D</text:p>
          </table:table-cell>
          <table:table-cell table:style-name="ce441" table:formula="of:=VLOOKUP([.D32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8];[$datos.$V$2:.$X$15];2;0)" office:value-type="string" office:string-value="" calcext:value-type="error">
            <text:p>#N/D</text:p>
          </table:table-cell>
          <table:table-cell table:style-name="ce441" table:formula="of:=VLOOKUP([.L32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29];[$datos.$G$2:.$J$40];2;0)" office:value-type="string" office:string-value="" calcext:value-type="error">
            <text:p>#N/D</text:p>
          </table:table-cell>
          <table:table-cell table:style-name="ce441" table:formula="of:=VLOOKUP([.D329];[$datos.$G$2:.$J$40];3;0)" office:value-type="string" office:string-value="" calcext:value-type="error">
            <text:p>#N/D</text:p>
          </table:table-cell>
          <table:table-cell table:style-name="ce441" table:formula="of:=VLOOKUP([.D32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29];[$datos.$V$2:.$X$15];2;0)" office:value-type="string" office:string-value="" calcext:value-type="error">
            <text:p>#N/D</text:p>
          </table:table-cell>
          <table:table-cell table:style-name="ce441" table:formula="of:=VLOOKUP([.L32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0];[$datos.$G$2:.$J$40];2;0)" office:value-type="string" office:string-value="" calcext:value-type="error">
            <text:p>#N/D</text:p>
          </table:table-cell>
          <table:table-cell table:style-name="ce441" table:formula="of:=VLOOKUP([.D330];[$datos.$G$2:.$J$40];3;0)" office:value-type="string" office:string-value="" calcext:value-type="error">
            <text:p>#N/D</text:p>
          </table:table-cell>
          <table:table-cell table:style-name="ce441" table:formula="of:=VLOOKUP([.D33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0];[$datos.$V$2:.$X$15];2;0)" office:value-type="string" office:string-value="" calcext:value-type="error">
            <text:p>#N/D</text:p>
          </table:table-cell>
          <table:table-cell table:style-name="ce441" table:formula="of:=VLOOKUP([.L33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1];[$datos.$G$2:.$J$40];2;0)" office:value-type="string" office:string-value="" calcext:value-type="error">
            <text:p>#N/D</text:p>
          </table:table-cell>
          <table:table-cell table:style-name="ce441" table:formula="of:=VLOOKUP([.D331];[$datos.$G$2:.$J$40];3;0)" office:value-type="string" office:string-value="" calcext:value-type="error">
            <text:p>#N/D</text:p>
          </table:table-cell>
          <table:table-cell table:style-name="ce441" table:formula="of:=VLOOKUP([.D33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1];[$datos.$V$2:.$X$15];2;0)" office:value-type="string" office:string-value="" calcext:value-type="error">
            <text:p>#N/D</text:p>
          </table:table-cell>
          <table:table-cell table:style-name="ce441" table:formula="of:=VLOOKUP([.L33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2];[$datos.$G$2:.$J$40];2;0)" office:value-type="string" office:string-value="" calcext:value-type="error">
            <text:p>#N/D</text:p>
          </table:table-cell>
          <table:table-cell table:style-name="ce441" table:formula="of:=VLOOKUP([.D332];[$datos.$G$2:.$J$40];3;0)" office:value-type="string" office:string-value="" calcext:value-type="error">
            <text:p>#N/D</text:p>
          </table:table-cell>
          <table:table-cell table:style-name="ce441" table:formula="of:=VLOOKUP([.D33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2];[$datos.$V$2:.$X$15];2;0)" office:value-type="string" office:string-value="" calcext:value-type="error">
            <text:p>#N/D</text:p>
          </table:table-cell>
          <table:table-cell table:style-name="ce441" table:formula="of:=VLOOKUP([.L33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3];[$datos.$G$2:.$J$40];2;0)" office:value-type="string" office:string-value="" calcext:value-type="error">
            <text:p>#N/D</text:p>
          </table:table-cell>
          <table:table-cell table:style-name="ce441" table:formula="of:=VLOOKUP([.D333];[$datos.$G$2:.$J$40];3;0)" office:value-type="string" office:string-value="" calcext:value-type="error">
            <text:p>#N/D</text:p>
          </table:table-cell>
          <table:table-cell table:style-name="ce441" table:formula="of:=VLOOKUP([.D33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3];[$datos.$V$2:.$X$15];2;0)" office:value-type="string" office:string-value="" calcext:value-type="error">
            <text:p>#N/D</text:p>
          </table:table-cell>
          <table:table-cell table:style-name="ce441" table:formula="of:=VLOOKUP([.L33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2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4];[$datos.$G$2:.$J$40];2;0)" office:value-type="string" office:string-value="" calcext:value-type="error">
            <text:p>#N/D</text:p>
          </table:table-cell>
          <table:table-cell table:style-name="ce441" table:formula="of:=VLOOKUP([.D334];[$datos.$G$2:.$J$40];3;0)" office:value-type="string" office:string-value="" calcext:value-type="error">
            <text:p>#N/D</text:p>
          </table:table-cell>
          <table:table-cell table:style-name="ce441" table:formula="of:=VLOOKUP([.D33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4];[$datos.$V$2:.$X$15];2;0)" office:value-type="string" office:string-value="" calcext:value-type="error">
            <text:p>#N/D</text:p>
          </table:table-cell>
          <table:table-cell table:style-name="ce441" table:formula="of:=VLOOKUP([.L33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5];[$datos.$G$2:.$J$40];2;0)" office:value-type="string" office:string-value="" calcext:value-type="error">
            <text:p>#N/D</text:p>
          </table:table-cell>
          <table:table-cell table:style-name="ce441" table:formula="of:=VLOOKUP([.D335];[$datos.$G$2:.$J$40];3;0)" office:value-type="string" office:string-value="" calcext:value-type="error">
            <text:p>#N/D</text:p>
          </table:table-cell>
          <table:table-cell table:style-name="ce441" table:formula="of:=VLOOKUP([.D33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5];[$datos.$V$2:.$X$15];2;0)" office:value-type="string" office:string-value="" calcext:value-type="error">
            <text:p>#N/D</text:p>
          </table:table-cell>
          <table:table-cell table:style-name="ce441" table:formula="of:=VLOOKUP([.L33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6];[$datos.$G$2:.$J$40];2;0)" office:value-type="string" office:string-value="" calcext:value-type="error">
            <text:p>#N/D</text:p>
          </table:table-cell>
          <table:table-cell table:style-name="ce441" table:formula="of:=VLOOKUP([.D336];[$datos.$G$2:.$J$40];3;0)" office:value-type="string" office:string-value="" calcext:value-type="error">
            <text:p>#N/D</text:p>
          </table:table-cell>
          <table:table-cell table:style-name="ce441" table:formula="of:=VLOOKUP([.D33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6];[$datos.$V$2:.$X$15];2;0)" office:value-type="string" office:string-value="" calcext:value-type="error">
            <text:p>#N/D</text:p>
          </table:table-cell>
          <table:table-cell table:style-name="ce441" table:formula="of:=VLOOKUP([.L33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7];[$datos.$G$2:.$J$40];2;0)" office:value-type="string" office:string-value="" calcext:value-type="error">
            <text:p>#N/D</text:p>
          </table:table-cell>
          <table:table-cell table:style-name="ce441" table:formula="of:=VLOOKUP([.D337];[$datos.$G$2:.$J$40];3;0)" office:value-type="string" office:string-value="" calcext:value-type="error">
            <text:p>#N/D</text:p>
          </table:table-cell>
          <table:table-cell table:style-name="ce441" table:formula="of:=VLOOKUP([.D33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7];[$datos.$V$2:.$X$15];2;0)" office:value-type="string" office:string-value="" calcext:value-type="error">
            <text:p>#N/D</text:p>
          </table:table-cell>
          <table:table-cell table:style-name="ce441" table:formula="of:=VLOOKUP([.L33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8];[$datos.$G$2:.$J$40];2;0)" office:value-type="string" office:string-value="" calcext:value-type="error">
            <text:p>#N/D</text:p>
          </table:table-cell>
          <table:table-cell table:style-name="ce441" table:formula="of:=VLOOKUP([.D338];[$datos.$G$2:.$J$40];3;0)" office:value-type="string" office:string-value="" calcext:value-type="error">
            <text:p>#N/D</text:p>
          </table:table-cell>
          <table:table-cell table:style-name="ce441" table:formula="of:=VLOOKUP([.D33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8];[$datos.$V$2:.$X$15];2;0)" office:value-type="string" office:string-value="" calcext:value-type="error">
            <text:p>#N/D</text:p>
          </table:table-cell>
          <table:table-cell table:style-name="ce441" table:formula="of:=VLOOKUP([.L33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39];[$datos.$G$2:.$J$40];2;0)" office:value-type="string" office:string-value="" calcext:value-type="error">
            <text:p>#N/D</text:p>
          </table:table-cell>
          <table:table-cell table:style-name="ce441" table:formula="of:=VLOOKUP([.D339];[$datos.$G$2:.$J$40];3;0)" office:value-type="string" office:string-value="" calcext:value-type="error">
            <text:p>#N/D</text:p>
          </table:table-cell>
          <table:table-cell table:style-name="ce441" table:formula="of:=VLOOKUP([.D33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39];[$datos.$V$2:.$X$15];2;0)" office:value-type="string" office:string-value="" calcext:value-type="error">
            <text:p>#N/D</text:p>
          </table:table-cell>
          <table:table-cell table:style-name="ce441" table:formula="of:=VLOOKUP([.L33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0];[$datos.$G$2:.$J$40];2;0)" office:value-type="string" office:string-value="" calcext:value-type="error">
            <text:p>#N/D</text:p>
          </table:table-cell>
          <table:table-cell table:style-name="ce441" table:formula="of:=VLOOKUP([.D340];[$datos.$G$2:.$J$40];3;0)" office:value-type="string" office:string-value="" calcext:value-type="error">
            <text:p>#N/D</text:p>
          </table:table-cell>
          <table:table-cell table:style-name="ce441" table:formula="of:=VLOOKUP([.D34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0];[$datos.$V$2:.$X$15];2;0)" office:value-type="string" office:string-value="" calcext:value-type="error">
            <text:p>#N/D</text:p>
          </table:table-cell>
          <table:table-cell table:style-name="ce441" table:formula="of:=VLOOKUP([.L34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1];[$datos.$G$2:.$J$40];2;0)" office:value-type="string" office:string-value="" calcext:value-type="error">
            <text:p>#N/D</text:p>
          </table:table-cell>
          <table:table-cell table:style-name="ce441" table:formula="of:=VLOOKUP([.D341];[$datos.$G$2:.$J$40];3;0)" office:value-type="string" office:string-value="" calcext:value-type="error">
            <text:p>#N/D</text:p>
          </table:table-cell>
          <table:table-cell table:style-name="ce441" table:formula="of:=VLOOKUP([.D34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1];[$datos.$V$2:.$X$15];2;0)" office:value-type="string" office:string-value="" calcext:value-type="error">
            <text:p>#N/D</text:p>
          </table:table-cell>
          <table:table-cell table:style-name="ce441" table:formula="of:=VLOOKUP([.L34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2];[$datos.$G$2:.$J$40];2;0)" office:value-type="string" office:string-value="" calcext:value-type="error">
            <text:p>#N/D</text:p>
          </table:table-cell>
          <table:table-cell table:style-name="ce441" table:formula="of:=VLOOKUP([.D342];[$datos.$G$2:.$J$40];3;0)" office:value-type="string" office:string-value="" calcext:value-type="error">
            <text:p>#N/D</text:p>
          </table:table-cell>
          <table:table-cell table:style-name="ce441" table:formula="of:=VLOOKUP([.D34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2];[$datos.$V$2:.$X$15];2;0)" office:value-type="string" office:string-value="" calcext:value-type="error">
            <text:p>#N/D</text:p>
          </table:table-cell>
          <table:table-cell table:style-name="ce441" table:formula="of:=VLOOKUP([.L34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3];[$datos.$G$2:.$J$40];2;0)" office:value-type="string" office:string-value="" calcext:value-type="error">
            <text:p>#N/D</text:p>
          </table:table-cell>
          <table:table-cell table:style-name="ce441" table:formula="of:=VLOOKUP([.D343];[$datos.$G$2:.$J$40];3;0)" office:value-type="string" office:string-value="" calcext:value-type="error">
            <text:p>#N/D</text:p>
          </table:table-cell>
          <table:table-cell table:style-name="ce441" table:formula="of:=VLOOKUP([.D34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3];[$datos.$V$2:.$X$15];2;0)" office:value-type="string" office:string-value="" calcext:value-type="error">
            <text:p>#N/D</text:p>
          </table:table-cell>
          <table:table-cell table:style-name="ce441" table:formula="of:=VLOOKUP([.L34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3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4];[$datos.$G$2:.$J$40];2;0)" office:value-type="string" office:string-value="" calcext:value-type="error">
            <text:p>#N/D</text:p>
          </table:table-cell>
          <table:table-cell table:style-name="ce441" table:formula="of:=VLOOKUP([.D344];[$datos.$G$2:.$J$40];3;0)" office:value-type="string" office:string-value="" calcext:value-type="error">
            <text:p>#N/D</text:p>
          </table:table-cell>
          <table:table-cell table:style-name="ce441" table:formula="of:=VLOOKUP([.D34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4];[$datos.$V$2:.$X$15];2;0)" office:value-type="string" office:string-value="" calcext:value-type="error">
            <text:p>#N/D</text:p>
          </table:table-cell>
          <table:table-cell table:style-name="ce441" table:formula="of:=VLOOKUP([.L34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5];[$datos.$G$2:.$J$40];2;0)" office:value-type="string" office:string-value="" calcext:value-type="error">
            <text:p>#N/D</text:p>
          </table:table-cell>
          <table:table-cell table:style-name="ce441" table:formula="of:=VLOOKUP([.D345];[$datos.$G$2:.$J$40];3;0)" office:value-type="string" office:string-value="" calcext:value-type="error">
            <text:p>#N/D</text:p>
          </table:table-cell>
          <table:table-cell table:style-name="ce441" table:formula="of:=VLOOKUP([.D34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5];[$datos.$V$2:.$X$15];2;0)" office:value-type="string" office:string-value="" calcext:value-type="error">
            <text:p>#N/D</text:p>
          </table:table-cell>
          <table:table-cell table:style-name="ce441" table:formula="of:=VLOOKUP([.L34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6];[$datos.$G$2:.$J$40];2;0)" office:value-type="string" office:string-value="" calcext:value-type="error">
            <text:p>#N/D</text:p>
          </table:table-cell>
          <table:table-cell table:style-name="ce441" table:formula="of:=VLOOKUP([.D346];[$datos.$G$2:.$J$40];3;0)" office:value-type="string" office:string-value="" calcext:value-type="error">
            <text:p>#N/D</text:p>
          </table:table-cell>
          <table:table-cell table:style-name="ce441" table:formula="of:=VLOOKUP([.D34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6];[$datos.$V$2:.$X$15];2;0)" office:value-type="string" office:string-value="" calcext:value-type="error">
            <text:p>#N/D</text:p>
          </table:table-cell>
          <table:table-cell table:style-name="ce441" table:formula="of:=VLOOKUP([.L34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7];[$datos.$G$2:.$J$40];2;0)" office:value-type="string" office:string-value="" calcext:value-type="error">
            <text:p>#N/D</text:p>
          </table:table-cell>
          <table:table-cell table:style-name="ce441" table:formula="of:=VLOOKUP([.D347];[$datos.$G$2:.$J$40];3;0)" office:value-type="string" office:string-value="" calcext:value-type="error">
            <text:p>#N/D</text:p>
          </table:table-cell>
          <table:table-cell table:style-name="ce441" table:formula="of:=VLOOKUP([.D34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7];[$datos.$V$2:.$X$15];2;0)" office:value-type="string" office:string-value="" calcext:value-type="error">
            <text:p>#N/D</text:p>
          </table:table-cell>
          <table:table-cell table:style-name="ce441" table:formula="of:=VLOOKUP([.L34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8];[$datos.$G$2:.$J$40];2;0)" office:value-type="string" office:string-value="" calcext:value-type="error">
            <text:p>#N/D</text:p>
          </table:table-cell>
          <table:table-cell table:style-name="ce441" table:formula="of:=VLOOKUP([.D348];[$datos.$G$2:.$J$40];3;0)" office:value-type="string" office:string-value="" calcext:value-type="error">
            <text:p>#N/D</text:p>
          </table:table-cell>
          <table:table-cell table:style-name="ce441" table:formula="of:=VLOOKUP([.D34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8];[$datos.$V$2:.$X$15];2;0)" office:value-type="string" office:string-value="" calcext:value-type="error">
            <text:p>#N/D</text:p>
          </table:table-cell>
          <table:table-cell table:style-name="ce441" table:formula="of:=VLOOKUP([.L34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49];[$datos.$G$2:.$J$40];2;0)" office:value-type="string" office:string-value="" calcext:value-type="error">
            <text:p>#N/D</text:p>
          </table:table-cell>
          <table:table-cell table:style-name="ce441" table:formula="of:=VLOOKUP([.D349];[$datos.$G$2:.$J$40];3;0)" office:value-type="string" office:string-value="" calcext:value-type="error">
            <text:p>#N/D</text:p>
          </table:table-cell>
          <table:table-cell table:style-name="ce441" table:formula="of:=VLOOKUP([.D34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49];[$datos.$V$2:.$X$15];2;0)" office:value-type="string" office:string-value="" calcext:value-type="error">
            <text:p>#N/D</text:p>
          </table:table-cell>
          <table:table-cell table:style-name="ce441" table:formula="of:=VLOOKUP([.L34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0];[$datos.$G$2:.$J$40];2;0)" office:value-type="string" office:string-value="" calcext:value-type="error">
            <text:p>#N/D</text:p>
          </table:table-cell>
          <table:table-cell table:style-name="ce441" table:formula="of:=VLOOKUP([.D350];[$datos.$G$2:.$J$40];3;0)" office:value-type="string" office:string-value="" calcext:value-type="error">
            <text:p>#N/D</text:p>
          </table:table-cell>
          <table:table-cell table:style-name="ce441" table:formula="of:=VLOOKUP([.D35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0];[$datos.$V$2:.$X$15];2;0)" office:value-type="string" office:string-value="" calcext:value-type="error">
            <text:p>#N/D</text:p>
          </table:table-cell>
          <table:table-cell table:style-name="ce441" table:formula="of:=VLOOKUP([.L35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1];[$datos.$G$2:.$J$40];2;0)" office:value-type="string" office:string-value="" calcext:value-type="error">
            <text:p>#N/D</text:p>
          </table:table-cell>
          <table:table-cell table:style-name="ce441" table:formula="of:=VLOOKUP([.D351];[$datos.$G$2:.$J$40];3;0)" office:value-type="string" office:string-value="" calcext:value-type="error">
            <text:p>#N/D</text:p>
          </table:table-cell>
          <table:table-cell table:style-name="ce441" table:formula="of:=VLOOKUP([.D35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1];[$datos.$V$2:.$X$15];2;0)" office:value-type="string" office:string-value="" calcext:value-type="error">
            <text:p>#N/D</text:p>
          </table:table-cell>
          <table:table-cell table:style-name="ce441" table:formula="of:=VLOOKUP([.L35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2];[$datos.$G$2:.$J$40];2;0)" office:value-type="string" office:string-value="" calcext:value-type="error">
            <text:p>#N/D</text:p>
          </table:table-cell>
          <table:table-cell table:style-name="ce441" table:formula="of:=VLOOKUP([.D352];[$datos.$G$2:.$J$40];3;0)" office:value-type="string" office:string-value="" calcext:value-type="error">
            <text:p>#N/D</text:p>
          </table:table-cell>
          <table:table-cell table:style-name="ce441" table:formula="of:=VLOOKUP([.D35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2];[$datos.$V$2:.$X$15];2;0)" office:value-type="string" office:string-value="" calcext:value-type="error">
            <text:p>#N/D</text:p>
          </table:table-cell>
          <table:table-cell table:style-name="ce441" table:formula="of:=VLOOKUP([.L35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3];[$datos.$G$2:.$J$40];2;0)" office:value-type="string" office:string-value="" calcext:value-type="error">
            <text:p>#N/D</text:p>
          </table:table-cell>
          <table:table-cell table:style-name="ce441" table:formula="of:=VLOOKUP([.D353];[$datos.$G$2:.$J$40];3;0)" office:value-type="string" office:string-value="" calcext:value-type="error">
            <text:p>#N/D</text:p>
          </table:table-cell>
          <table:table-cell table:style-name="ce441" table:formula="of:=VLOOKUP([.D35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3];[$datos.$V$2:.$X$15];2;0)" office:value-type="string" office:string-value="" calcext:value-type="error">
            <text:p>#N/D</text:p>
          </table:table-cell>
          <table:table-cell table:style-name="ce441" table:formula="of:=VLOOKUP([.L35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4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4];[$datos.$G$2:.$J$40];2;0)" office:value-type="string" office:string-value="" calcext:value-type="error">
            <text:p>#N/D</text:p>
          </table:table-cell>
          <table:table-cell table:style-name="ce441" table:formula="of:=VLOOKUP([.D354];[$datos.$G$2:.$J$40];3;0)" office:value-type="string" office:string-value="" calcext:value-type="error">
            <text:p>#N/D</text:p>
          </table:table-cell>
          <table:table-cell table:style-name="ce441" table:formula="of:=VLOOKUP([.D35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4];[$datos.$V$2:.$X$15];2;0)" office:value-type="string" office:string-value="" calcext:value-type="error">
            <text:p>#N/D</text:p>
          </table:table-cell>
          <table:table-cell table:style-name="ce441" table:formula="of:=VLOOKUP([.L35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5];[$datos.$G$2:.$J$40];2;0)" office:value-type="string" office:string-value="" calcext:value-type="error">
            <text:p>#N/D</text:p>
          </table:table-cell>
          <table:table-cell table:style-name="ce441" table:formula="of:=VLOOKUP([.D355];[$datos.$G$2:.$J$40];3;0)" office:value-type="string" office:string-value="" calcext:value-type="error">
            <text:p>#N/D</text:p>
          </table:table-cell>
          <table:table-cell table:style-name="ce441" table:formula="of:=VLOOKUP([.D35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5];[$datos.$V$2:.$X$15];2;0)" office:value-type="string" office:string-value="" calcext:value-type="error">
            <text:p>#N/D</text:p>
          </table:table-cell>
          <table:table-cell table:style-name="ce441" table:formula="of:=VLOOKUP([.L35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6];[$datos.$G$2:.$J$40];2;0)" office:value-type="string" office:string-value="" calcext:value-type="error">
            <text:p>#N/D</text:p>
          </table:table-cell>
          <table:table-cell table:style-name="ce441" table:formula="of:=VLOOKUP([.D356];[$datos.$G$2:.$J$40];3;0)" office:value-type="string" office:string-value="" calcext:value-type="error">
            <text:p>#N/D</text:p>
          </table:table-cell>
          <table:table-cell table:style-name="ce441" table:formula="of:=VLOOKUP([.D35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6];[$datos.$V$2:.$X$15];2;0)" office:value-type="string" office:string-value="" calcext:value-type="error">
            <text:p>#N/D</text:p>
          </table:table-cell>
          <table:table-cell table:style-name="ce441" table:formula="of:=VLOOKUP([.L35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7];[$datos.$G$2:.$J$40];2;0)" office:value-type="string" office:string-value="" calcext:value-type="error">
            <text:p>#N/D</text:p>
          </table:table-cell>
          <table:table-cell table:style-name="ce441" table:formula="of:=VLOOKUP([.D357];[$datos.$G$2:.$J$40];3;0)" office:value-type="string" office:string-value="" calcext:value-type="error">
            <text:p>#N/D</text:p>
          </table:table-cell>
          <table:table-cell table:style-name="ce441" table:formula="of:=VLOOKUP([.D35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7];[$datos.$V$2:.$X$15];2;0)" office:value-type="string" office:string-value="" calcext:value-type="error">
            <text:p>#N/D</text:p>
          </table:table-cell>
          <table:table-cell table:style-name="ce441" table:formula="of:=VLOOKUP([.L35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8];[$datos.$G$2:.$J$40];2;0)" office:value-type="string" office:string-value="" calcext:value-type="error">
            <text:p>#N/D</text:p>
          </table:table-cell>
          <table:table-cell table:style-name="ce441" table:formula="of:=VLOOKUP([.D358];[$datos.$G$2:.$J$40];3;0)" office:value-type="string" office:string-value="" calcext:value-type="error">
            <text:p>#N/D</text:p>
          </table:table-cell>
          <table:table-cell table:style-name="ce441" table:formula="of:=VLOOKUP([.D35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8];[$datos.$V$2:.$X$15];2;0)" office:value-type="string" office:string-value="" calcext:value-type="error">
            <text:p>#N/D</text:p>
          </table:table-cell>
          <table:table-cell table:style-name="ce441" table:formula="of:=VLOOKUP([.L35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59];[$datos.$G$2:.$J$40];2;0)" office:value-type="string" office:string-value="" calcext:value-type="error">
            <text:p>#N/D</text:p>
          </table:table-cell>
          <table:table-cell table:style-name="ce441" table:formula="of:=VLOOKUP([.D359];[$datos.$G$2:.$J$40];3;0)" office:value-type="string" office:string-value="" calcext:value-type="error">
            <text:p>#N/D</text:p>
          </table:table-cell>
          <table:table-cell table:style-name="ce441" table:formula="of:=VLOOKUP([.D35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59];[$datos.$V$2:.$X$15];2;0)" office:value-type="string" office:string-value="" calcext:value-type="error">
            <text:p>#N/D</text:p>
          </table:table-cell>
          <table:table-cell table:style-name="ce441" table:formula="of:=VLOOKUP([.L35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0];[$datos.$G$2:.$J$40];2;0)" office:value-type="string" office:string-value="" calcext:value-type="error">
            <text:p>#N/D</text:p>
          </table:table-cell>
          <table:table-cell table:style-name="ce441" table:formula="of:=VLOOKUP([.D360];[$datos.$G$2:.$J$40];3;0)" office:value-type="string" office:string-value="" calcext:value-type="error">
            <text:p>#N/D</text:p>
          </table:table-cell>
          <table:table-cell table:style-name="ce441" table:formula="of:=VLOOKUP([.D36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0];[$datos.$V$2:.$X$15];2;0)" office:value-type="string" office:string-value="" calcext:value-type="error">
            <text:p>#N/D</text:p>
          </table:table-cell>
          <table:table-cell table:style-name="ce441" table:formula="of:=VLOOKUP([.L36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1];[$datos.$G$2:.$J$40];2;0)" office:value-type="string" office:string-value="" calcext:value-type="error">
            <text:p>#N/D</text:p>
          </table:table-cell>
          <table:table-cell table:style-name="ce441" table:formula="of:=VLOOKUP([.D361];[$datos.$G$2:.$J$40];3;0)" office:value-type="string" office:string-value="" calcext:value-type="error">
            <text:p>#N/D</text:p>
          </table:table-cell>
          <table:table-cell table:style-name="ce441" table:formula="of:=VLOOKUP([.D36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1];[$datos.$V$2:.$X$15];2;0)" office:value-type="string" office:string-value="" calcext:value-type="error">
            <text:p>#N/D</text:p>
          </table:table-cell>
          <table:table-cell table:style-name="ce441" table:formula="of:=VLOOKUP([.L36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2];[$datos.$G$2:.$J$40];2;0)" office:value-type="string" office:string-value="" calcext:value-type="error">
            <text:p>#N/D</text:p>
          </table:table-cell>
          <table:table-cell table:style-name="ce441" table:formula="of:=VLOOKUP([.D362];[$datos.$G$2:.$J$40];3;0)" office:value-type="string" office:string-value="" calcext:value-type="error">
            <text:p>#N/D</text:p>
          </table:table-cell>
          <table:table-cell table:style-name="ce441" table:formula="of:=VLOOKUP([.D36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2];[$datos.$V$2:.$X$15];2;0)" office:value-type="string" office:string-value="" calcext:value-type="error">
            <text:p>#N/D</text:p>
          </table:table-cell>
          <table:table-cell table:style-name="ce441" table:formula="of:=VLOOKUP([.L36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3];[$datos.$G$2:.$J$40];2;0)" office:value-type="string" office:string-value="" calcext:value-type="error">
            <text:p>#N/D</text:p>
          </table:table-cell>
          <table:table-cell table:style-name="ce441" table:formula="of:=VLOOKUP([.D363];[$datos.$G$2:.$J$40];3;0)" office:value-type="string" office:string-value="" calcext:value-type="error">
            <text:p>#N/D</text:p>
          </table:table-cell>
          <table:table-cell table:style-name="ce441" table:formula="of:=VLOOKUP([.D36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3];[$datos.$V$2:.$X$15];2;0)" office:value-type="string" office:string-value="" calcext:value-type="error">
            <text:p>#N/D</text:p>
          </table:table-cell>
          <table:table-cell table:style-name="ce441" table:formula="of:=VLOOKUP([.L36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5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4];[$datos.$G$2:.$J$40];2;0)" office:value-type="string" office:string-value="" calcext:value-type="error">
            <text:p>#N/D</text:p>
          </table:table-cell>
          <table:table-cell table:style-name="ce441" table:formula="of:=VLOOKUP([.D364];[$datos.$G$2:.$J$40];3;0)" office:value-type="string" office:string-value="" calcext:value-type="error">
            <text:p>#N/D</text:p>
          </table:table-cell>
          <table:table-cell table:style-name="ce441" table:formula="of:=VLOOKUP([.D36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4];[$datos.$V$2:.$X$15];2;0)" office:value-type="string" office:string-value="" calcext:value-type="error">
            <text:p>#N/D</text:p>
          </table:table-cell>
          <table:table-cell table:style-name="ce441" table:formula="of:=VLOOKUP([.L36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5];[$datos.$G$2:.$J$40];2;0)" office:value-type="string" office:string-value="" calcext:value-type="error">
            <text:p>#N/D</text:p>
          </table:table-cell>
          <table:table-cell table:style-name="ce441" table:formula="of:=VLOOKUP([.D365];[$datos.$G$2:.$J$40];3;0)" office:value-type="string" office:string-value="" calcext:value-type="error">
            <text:p>#N/D</text:p>
          </table:table-cell>
          <table:table-cell table:style-name="ce441" table:formula="of:=VLOOKUP([.D36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5];[$datos.$V$2:.$X$15];2;0)" office:value-type="string" office:string-value="" calcext:value-type="error">
            <text:p>#N/D</text:p>
          </table:table-cell>
          <table:table-cell table:style-name="ce441" table:formula="of:=VLOOKUP([.L36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6];[$datos.$G$2:.$J$40];2;0)" office:value-type="string" office:string-value="" calcext:value-type="error">
            <text:p>#N/D</text:p>
          </table:table-cell>
          <table:table-cell table:style-name="ce441" table:formula="of:=VLOOKUP([.D366];[$datos.$G$2:.$J$40];3;0)" office:value-type="string" office:string-value="" calcext:value-type="error">
            <text:p>#N/D</text:p>
          </table:table-cell>
          <table:table-cell table:style-name="ce441" table:formula="of:=VLOOKUP([.D36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6];[$datos.$V$2:.$X$15];2;0)" office:value-type="string" office:string-value="" calcext:value-type="error">
            <text:p>#N/D</text:p>
          </table:table-cell>
          <table:table-cell table:style-name="ce441" table:formula="of:=VLOOKUP([.L36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7];[$datos.$G$2:.$J$40];2;0)" office:value-type="string" office:string-value="" calcext:value-type="error">
            <text:p>#N/D</text:p>
          </table:table-cell>
          <table:table-cell table:style-name="ce441" table:formula="of:=VLOOKUP([.D367];[$datos.$G$2:.$J$40];3;0)" office:value-type="string" office:string-value="" calcext:value-type="error">
            <text:p>#N/D</text:p>
          </table:table-cell>
          <table:table-cell table:style-name="ce441" table:formula="of:=VLOOKUP([.D36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7];[$datos.$V$2:.$X$15];2;0)" office:value-type="string" office:string-value="" calcext:value-type="error">
            <text:p>#N/D</text:p>
          </table:table-cell>
          <table:table-cell table:style-name="ce441" table:formula="of:=VLOOKUP([.L36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8];[$datos.$G$2:.$J$40];2;0)" office:value-type="string" office:string-value="" calcext:value-type="error">
            <text:p>#N/D</text:p>
          </table:table-cell>
          <table:table-cell table:style-name="ce441" table:formula="of:=VLOOKUP([.D368];[$datos.$G$2:.$J$40];3;0)" office:value-type="string" office:string-value="" calcext:value-type="error">
            <text:p>#N/D</text:p>
          </table:table-cell>
          <table:table-cell table:style-name="ce441" table:formula="of:=VLOOKUP([.D36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8];[$datos.$V$2:.$X$15];2;0)" office:value-type="string" office:string-value="" calcext:value-type="error">
            <text:p>#N/D</text:p>
          </table:table-cell>
          <table:table-cell table:style-name="ce441" table:formula="of:=VLOOKUP([.L36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69];[$datos.$G$2:.$J$40];2;0)" office:value-type="string" office:string-value="" calcext:value-type="error">
            <text:p>#N/D</text:p>
          </table:table-cell>
          <table:table-cell table:style-name="ce441" table:formula="of:=VLOOKUP([.D369];[$datos.$G$2:.$J$40];3;0)" office:value-type="string" office:string-value="" calcext:value-type="error">
            <text:p>#N/D</text:p>
          </table:table-cell>
          <table:table-cell table:style-name="ce441" table:formula="of:=VLOOKUP([.D36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69];[$datos.$V$2:.$X$15];2;0)" office:value-type="string" office:string-value="" calcext:value-type="error">
            <text:p>#N/D</text:p>
          </table:table-cell>
          <table:table-cell table:style-name="ce441" table:formula="of:=VLOOKUP([.L36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0];[$datos.$G$2:.$J$40];2;0)" office:value-type="string" office:string-value="" calcext:value-type="error">
            <text:p>#N/D</text:p>
          </table:table-cell>
          <table:table-cell table:style-name="ce441" table:formula="of:=VLOOKUP([.D370];[$datos.$G$2:.$J$40];3;0)" office:value-type="string" office:string-value="" calcext:value-type="error">
            <text:p>#N/D</text:p>
          </table:table-cell>
          <table:table-cell table:style-name="ce441" table:formula="of:=VLOOKUP([.D37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0];[$datos.$V$2:.$X$15];2;0)" office:value-type="string" office:string-value="" calcext:value-type="error">
            <text:p>#N/D</text:p>
          </table:table-cell>
          <table:table-cell table:style-name="ce441" table:formula="of:=VLOOKUP([.L37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1];[$datos.$G$2:.$J$40];2;0)" office:value-type="string" office:string-value="" calcext:value-type="error">
            <text:p>#N/D</text:p>
          </table:table-cell>
          <table:table-cell table:style-name="ce441" table:formula="of:=VLOOKUP([.D371];[$datos.$G$2:.$J$40];3;0)" office:value-type="string" office:string-value="" calcext:value-type="error">
            <text:p>#N/D</text:p>
          </table:table-cell>
          <table:table-cell table:style-name="ce441" table:formula="of:=VLOOKUP([.D37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1];[$datos.$V$2:.$X$15];2;0)" office:value-type="string" office:string-value="" calcext:value-type="error">
            <text:p>#N/D</text:p>
          </table:table-cell>
          <table:table-cell table:style-name="ce441" table:formula="of:=VLOOKUP([.L37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2];[$datos.$G$2:.$J$40];2;0)" office:value-type="string" office:string-value="" calcext:value-type="error">
            <text:p>#N/D</text:p>
          </table:table-cell>
          <table:table-cell table:style-name="ce441" table:formula="of:=VLOOKUP([.D372];[$datos.$G$2:.$J$40];3;0)" office:value-type="string" office:string-value="" calcext:value-type="error">
            <text:p>#N/D</text:p>
          </table:table-cell>
          <table:table-cell table:style-name="ce441" table:formula="of:=VLOOKUP([.D37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2];[$datos.$V$2:.$X$15];2;0)" office:value-type="string" office:string-value="" calcext:value-type="error">
            <text:p>#N/D</text:p>
          </table:table-cell>
          <table:table-cell table:style-name="ce441" table:formula="of:=VLOOKUP([.L37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3];[$datos.$G$2:.$J$40];2;0)" office:value-type="string" office:string-value="" calcext:value-type="error">
            <text:p>#N/D</text:p>
          </table:table-cell>
          <table:table-cell table:style-name="ce441" table:formula="of:=VLOOKUP([.D373];[$datos.$G$2:.$J$40];3;0)" office:value-type="string" office:string-value="" calcext:value-type="error">
            <text:p>#N/D</text:p>
          </table:table-cell>
          <table:table-cell table:style-name="ce441" table:formula="of:=VLOOKUP([.D37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3];[$datos.$V$2:.$X$15];2;0)" office:value-type="string" office:string-value="" calcext:value-type="error">
            <text:p>#N/D</text:p>
          </table:table-cell>
          <table:table-cell table:style-name="ce441" table:formula="of:=VLOOKUP([.L37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6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4];[$datos.$G$2:.$J$40];2;0)" office:value-type="string" office:string-value="" calcext:value-type="error">
            <text:p>#N/D</text:p>
          </table:table-cell>
          <table:table-cell table:style-name="ce441" table:formula="of:=VLOOKUP([.D374];[$datos.$G$2:.$J$40];3;0)" office:value-type="string" office:string-value="" calcext:value-type="error">
            <text:p>#N/D</text:p>
          </table:table-cell>
          <table:table-cell table:style-name="ce441" table:formula="of:=VLOOKUP([.D37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4];[$datos.$V$2:.$X$15];2;0)" office:value-type="string" office:string-value="" calcext:value-type="error">
            <text:p>#N/D</text:p>
          </table:table-cell>
          <table:table-cell table:style-name="ce441" table:formula="of:=VLOOKUP([.L37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5];[$datos.$G$2:.$J$40];2;0)" office:value-type="string" office:string-value="" calcext:value-type="error">
            <text:p>#N/D</text:p>
          </table:table-cell>
          <table:table-cell table:style-name="ce441" table:formula="of:=VLOOKUP([.D375];[$datos.$G$2:.$J$40];3;0)" office:value-type="string" office:string-value="" calcext:value-type="error">
            <text:p>#N/D</text:p>
          </table:table-cell>
          <table:table-cell table:style-name="ce441" table:formula="of:=VLOOKUP([.D37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5];[$datos.$V$2:.$X$15];2;0)" office:value-type="string" office:string-value="" calcext:value-type="error">
            <text:p>#N/D</text:p>
          </table:table-cell>
          <table:table-cell table:style-name="ce441" table:formula="of:=VLOOKUP([.L37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6];[$datos.$G$2:.$J$40];2;0)" office:value-type="string" office:string-value="" calcext:value-type="error">
            <text:p>#N/D</text:p>
          </table:table-cell>
          <table:table-cell table:style-name="ce441" table:formula="of:=VLOOKUP([.D376];[$datos.$G$2:.$J$40];3;0)" office:value-type="string" office:string-value="" calcext:value-type="error">
            <text:p>#N/D</text:p>
          </table:table-cell>
          <table:table-cell table:style-name="ce441" table:formula="of:=VLOOKUP([.D37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6];[$datos.$V$2:.$X$15];2;0)" office:value-type="string" office:string-value="" calcext:value-type="error">
            <text:p>#N/D</text:p>
          </table:table-cell>
          <table:table-cell table:style-name="ce441" table:formula="of:=VLOOKUP([.L37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7];[$datos.$G$2:.$J$40];2;0)" office:value-type="string" office:string-value="" calcext:value-type="error">
            <text:p>#N/D</text:p>
          </table:table-cell>
          <table:table-cell table:style-name="ce441" table:formula="of:=VLOOKUP([.D377];[$datos.$G$2:.$J$40];3;0)" office:value-type="string" office:string-value="" calcext:value-type="error">
            <text:p>#N/D</text:p>
          </table:table-cell>
          <table:table-cell table:style-name="ce441" table:formula="of:=VLOOKUP([.D37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7];[$datos.$V$2:.$X$15];2;0)" office:value-type="string" office:string-value="" calcext:value-type="error">
            <text:p>#N/D</text:p>
          </table:table-cell>
          <table:table-cell table:style-name="ce441" table:formula="of:=VLOOKUP([.L37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8];[$datos.$G$2:.$J$40];2;0)" office:value-type="string" office:string-value="" calcext:value-type="error">
            <text:p>#N/D</text:p>
          </table:table-cell>
          <table:table-cell table:style-name="ce441" table:formula="of:=VLOOKUP([.D378];[$datos.$G$2:.$J$40];3;0)" office:value-type="string" office:string-value="" calcext:value-type="error">
            <text:p>#N/D</text:p>
          </table:table-cell>
          <table:table-cell table:style-name="ce441" table:formula="of:=VLOOKUP([.D37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8];[$datos.$V$2:.$X$15];2;0)" office:value-type="string" office:string-value="" calcext:value-type="error">
            <text:p>#N/D</text:p>
          </table:table-cell>
          <table:table-cell table:style-name="ce441" table:formula="of:=VLOOKUP([.L37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79];[$datos.$G$2:.$J$40];2;0)" office:value-type="string" office:string-value="" calcext:value-type="error">
            <text:p>#N/D</text:p>
          </table:table-cell>
          <table:table-cell table:style-name="ce441" table:formula="of:=VLOOKUP([.D379];[$datos.$G$2:.$J$40];3;0)" office:value-type="string" office:string-value="" calcext:value-type="error">
            <text:p>#N/D</text:p>
          </table:table-cell>
          <table:table-cell table:style-name="ce441" table:formula="of:=VLOOKUP([.D37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79];[$datos.$V$2:.$X$15];2;0)" office:value-type="string" office:string-value="" calcext:value-type="error">
            <text:p>#N/D</text:p>
          </table:table-cell>
          <table:table-cell table:style-name="ce441" table:formula="of:=VLOOKUP([.L37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0];[$datos.$G$2:.$J$40];2;0)" office:value-type="string" office:string-value="" calcext:value-type="error">
            <text:p>#N/D</text:p>
          </table:table-cell>
          <table:table-cell table:style-name="ce441" table:formula="of:=VLOOKUP([.D380];[$datos.$G$2:.$J$40];3;0)" office:value-type="string" office:string-value="" calcext:value-type="error">
            <text:p>#N/D</text:p>
          </table:table-cell>
          <table:table-cell table:style-name="ce441" table:formula="of:=VLOOKUP([.D38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0];[$datos.$V$2:.$X$15];2;0)" office:value-type="string" office:string-value="" calcext:value-type="error">
            <text:p>#N/D</text:p>
          </table:table-cell>
          <table:table-cell table:style-name="ce441" table:formula="of:=VLOOKUP([.L38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1];[$datos.$G$2:.$J$40];2;0)" office:value-type="string" office:string-value="" calcext:value-type="error">
            <text:p>#N/D</text:p>
          </table:table-cell>
          <table:table-cell table:style-name="ce441" table:formula="of:=VLOOKUP([.D381];[$datos.$G$2:.$J$40];3;0)" office:value-type="string" office:string-value="" calcext:value-type="error">
            <text:p>#N/D</text:p>
          </table:table-cell>
          <table:table-cell table:style-name="ce441" table:formula="of:=VLOOKUP([.D38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1];[$datos.$V$2:.$X$15];2;0)" office:value-type="string" office:string-value="" calcext:value-type="error">
            <text:p>#N/D</text:p>
          </table:table-cell>
          <table:table-cell table:style-name="ce441" table:formula="of:=VLOOKUP([.L38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2];[$datos.$G$2:.$J$40];2;0)" office:value-type="string" office:string-value="" calcext:value-type="error">
            <text:p>#N/D</text:p>
          </table:table-cell>
          <table:table-cell table:style-name="ce441" table:formula="of:=VLOOKUP([.D382];[$datos.$G$2:.$J$40];3;0)" office:value-type="string" office:string-value="" calcext:value-type="error">
            <text:p>#N/D</text:p>
          </table:table-cell>
          <table:table-cell table:style-name="ce441" table:formula="of:=VLOOKUP([.D38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2];[$datos.$V$2:.$X$15];2;0)" office:value-type="string" office:string-value="" calcext:value-type="error">
            <text:p>#N/D</text:p>
          </table:table-cell>
          <table:table-cell table:style-name="ce441" table:formula="of:=VLOOKUP([.L38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3];[$datos.$G$2:.$J$40];2;0)" office:value-type="string" office:string-value="" calcext:value-type="error">
            <text:p>#N/D</text:p>
          </table:table-cell>
          <table:table-cell table:style-name="ce441" table:formula="of:=VLOOKUP([.D383];[$datos.$G$2:.$J$40];3;0)" office:value-type="string" office:string-value="" calcext:value-type="error">
            <text:p>#N/D</text:p>
          </table:table-cell>
          <table:table-cell table:style-name="ce441" table:formula="of:=VLOOKUP([.D38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3];[$datos.$V$2:.$X$15];2;0)" office:value-type="string" office:string-value="" calcext:value-type="error">
            <text:p>#N/D</text:p>
          </table:table-cell>
          <table:table-cell table:style-name="ce441" table:formula="of:=VLOOKUP([.L38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7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4];[$datos.$G$2:.$J$40];2;0)" office:value-type="string" office:string-value="" calcext:value-type="error">
            <text:p>#N/D</text:p>
          </table:table-cell>
          <table:table-cell table:style-name="ce441" table:formula="of:=VLOOKUP([.D384];[$datos.$G$2:.$J$40];3;0)" office:value-type="string" office:string-value="" calcext:value-type="error">
            <text:p>#N/D</text:p>
          </table:table-cell>
          <table:table-cell table:style-name="ce441" table:formula="of:=VLOOKUP([.D38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4];[$datos.$V$2:.$X$15];2;0)" office:value-type="string" office:string-value="" calcext:value-type="error">
            <text:p>#N/D</text:p>
          </table:table-cell>
          <table:table-cell table:style-name="ce441" table:formula="of:=VLOOKUP([.L38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5];[$datos.$G$2:.$J$40];2;0)" office:value-type="string" office:string-value="" calcext:value-type="error">
            <text:p>#N/D</text:p>
          </table:table-cell>
          <table:table-cell table:style-name="ce441" table:formula="of:=VLOOKUP([.D385];[$datos.$G$2:.$J$40];3;0)" office:value-type="string" office:string-value="" calcext:value-type="error">
            <text:p>#N/D</text:p>
          </table:table-cell>
          <table:table-cell table:style-name="ce441" table:formula="of:=VLOOKUP([.D38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5];[$datos.$V$2:.$X$15];2;0)" office:value-type="string" office:string-value="" calcext:value-type="error">
            <text:p>#N/D</text:p>
          </table:table-cell>
          <table:table-cell table:style-name="ce441" table:formula="of:=VLOOKUP([.L38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6];[$datos.$G$2:.$J$40];2;0)" office:value-type="string" office:string-value="" calcext:value-type="error">
            <text:p>#N/D</text:p>
          </table:table-cell>
          <table:table-cell table:style-name="ce441" table:formula="of:=VLOOKUP([.D386];[$datos.$G$2:.$J$40];3;0)" office:value-type="string" office:string-value="" calcext:value-type="error">
            <text:p>#N/D</text:p>
          </table:table-cell>
          <table:table-cell table:style-name="ce441" table:formula="of:=VLOOKUP([.D38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6];[$datos.$V$2:.$X$15];2;0)" office:value-type="string" office:string-value="" calcext:value-type="error">
            <text:p>#N/D</text:p>
          </table:table-cell>
          <table:table-cell table:style-name="ce441" table:formula="of:=VLOOKUP([.L38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7];[$datos.$G$2:.$J$40];2;0)" office:value-type="string" office:string-value="" calcext:value-type="error">
            <text:p>#N/D</text:p>
          </table:table-cell>
          <table:table-cell table:style-name="ce441" table:formula="of:=VLOOKUP([.D387];[$datos.$G$2:.$J$40];3;0)" office:value-type="string" office:string-value="" calcext:value-type="error">
            <text:p>#N/D</text:p>
          </table:table-cell>
          <table:table-cell table:style-name="ce441" table:formula="of:=VLOOKUP([.D38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7];[$datos.$V$2:.$X$15];2;0)" office:value-type="string" office:string-value="" calcext:value-type="error">
            <text:p>#N/D</text:p>
          </table:table-cell>
          <table:table-cell table:style-name="ce441" table:formula="of:=VLOOKUP([.L38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8];[$datos.$G$2:.$J$40];2;0)" office:value-type="string" office:string-value="" calcext:value-type="error">
            <text:p>#N/D</text:p>
          </table:table-cell>
          <table:table-cell table:style-name="ce441" table:formula="of:=VLOOKUP([.D388];[$datos.$G$2:.$J$40];3;0)" office:value-type="string" office:string-value="" calcext:value-type="error">
            <text:p>#N/D</text:p>
          </table:table-cell>
          <table:table-cell table:style-name="ce441" table:formula="of:=VLOOKUP([.D38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8];[$datos.$V$2:.$X$15];2;0)" office:value-type="string" office:string-value="" calcext:value-type="error">
            <text:p>#N/D</text:p>
          </table:table-cell>
          <table:table-cell table:style-name="ce441" table:formula="of:=VLOOKUP([.L38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89];[$datos.$G$2:.$J$40];2;0)" office:value-type="string" office:string-value="" calcext:value-type="error">
            <text:p>#N/D</text:p>
          </table:table-cell>
          <table:table-cell table:style-name="ce441" table:formula="of:=VLOOKUP([.D389];[$datos.$G$2:.$J$40];3;0)" office:value-type="string" office:string-value="" calcext:value-type="error">
            <text:p>#N/D</text:p>
          </table:table-cell>
          <table:table-cell table:style-name="ce441" table:formula="of:=VLOOKUP([.D38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89];[$datos.$V$2:.$X$15];2;0)" office:value-type="string" office:string-value="" calcext:value-type="error">
            <text:p>#N/D</text:p>
          </table:table-cell>
          <table:table-cell table:style-name="ce441" table:formula="of:=VLOOKUP([.L38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0];[$datos.$G$2:.$J$40];2;0)" office:value-type="string" office:string-value="" calcext:value-type="error">
            <text:p>#N/D</text:p>
          </table:table-cell>
          <table:table-cell table:style-name="ce441" table:formula="of:=VLOOKUP([.D390];[$datos.$G$2:.$J$40];3;0)" office:value-type="string" office:string-value="" calcext:value-type="error">
            <text:p>#N/D</text:p>
          </table:table-cell>
          <table:table-cell table:style-name="ce441" table:formula="of:=VLOOKUP([.D39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0];[$datos.$V$2:.$X$15];2;0)" office:value-type="string" office:string-value="" calcext:value-type="error">
            <text:p>#N/D</text:p>
          </table:table-cell>
          <table:table-cell table:style-name="ce441" table:formula="of:=VLOOKUP([.L39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1];[$datos.$G$2:.$J$40];2;0)" office:value-type="string" office:string-value="" calcext:value-type="error">
            <text:p>#N/D</text:p>
          </table:table-cell>
          <table:table-cell table:style-name="ce441" table:formula="of:=VLOOKUP([.D391];[$datos.$G$2:.$J$40];3;0)" office:value-type="string" office:string-value="" calcext:value-type="error">
            <text:p>#N/D</text:p>
          </table:table-cell>
          <table:table-cell table:style-name="ce441" table:formula="of:=VLOOKUP([.D39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1];[$datos.$V$2:.$X$15];2;0)" office:value-type="string" office:string-value="" calcext:value-type="error">
            <text:p>#N/D</text:p>
          </table:table-cell>
          <table:table-cell table:style-name="ce441" table:formula="of:=VLOOKUP([.L39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7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2];[$datos.$G$2:.$J$40];2;0)" office:value-type="string" office:string-value="" calcext:value-type="error">
            <text:p>#N/D</text:p>
          </table:table-cell>
          <table:table-cell table:style-name="ce441" table:formula="of:=VLOOKUP([.D392];[$datos.$G$2:.$J$40];3;0)" office:value-type="string" office:string-value="" calcext:value-type="error">
            <text:p>#N/D</text:p>
          </table:table-cell>
          <table:table-cell table:style-name="ce441" table:formula="of:=VLOOKUP([.D392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2];[$datos.$V$2:.$X$15];2;0)" office:value-type="string" office:string-value="" calcext:value-type="error">
            <text:p>#N/D</text:p>
          </table:table-cell>
          <table:table-cell table:style-name="ce441" table:formula="of:=VLOOKUP([.L392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8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3];[$datos.$G$2:.$J$40];2;0)" office:value-type="string" office:string-value="" calcext:value-type="error">
            <text:p>#N/D</text:p>
          </table:table-cell>
          <table:table-cell table:style-name="ce441" table:formula="of:=VLOOKUP([.D393];[$datos.$G$2:.$J$40];3;0)" office:value-type="string" office:string-value="" calcext:value-type="error">
            <text:p>#N/D</text:p>
          </table:table-cell>
          <table:table-cell table:style-name="ce441" table:formula="of:=VLOOKUP([.D393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3];[$datos.$V$2:.$X$15];2;0)" office:value-type="string" office:string-value="" calcext:value-type="error">
            <text:p>#N/D</text:p>
          </table:table-cell>
          <table:table-cell table:style-name="ce441" table:formula="of:=VLOOKUP([.L393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89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4];[$datos.$G$2:.$J$40];2;0)" office:value-type="string" office:string-value="" calcext:value-type="error">
            <text:p>#N/D</text:p>
          </table:table-cell>
          <table:table-cell table:style-name="ce441" table:formula="of:=VLOOKUP([.D394];[$datos.$G$2:.$J$40];3;0)" office:value-type="string" office:string-value="" calcext:value-type="error">
            <text:p>#N/D</text:p>
          </table:table-cell>
          <table:table-cell table:style-name="ce441" table:formula="of:=VLOOKUP([.D394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4];[$datos.$V$2:.$X$15];2;0)" office:value-type="string" office:string-value="" calcext:value-type="error">
            <text:p>#N/D</text:p>
          </table:table-cell>
          <table:table-cell table:style-name="ce441" table:formula="of:=VLOOKUP([.L394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90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5];[$datos.$G$2:.$J$40];2;0)" office:value-type="string" office:string-value="" calcext:value-type="error">
            <text:p>#N/D</text:p>
          </table:table-cell>
          <table:table-cell table:style-name="ce441" table:formula="of:=VLOOKUP([.D395];[$datos.$G$2:.$J$40];3;0)" office:value-type="string" office:string-value="" calcext:value-type="error">
            <text:p>#N/D</text:p>
          </table:table-cell>
          <table:table-cell table:style-name="ce441" table:formula="of:=VLOOKUP([.D395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5];[$datos.$V$2:.$X$15];2;0)" office:value-type="string" office:string-value="" calcext:value-type="error">
            <text:p>#N/D</text:p>
          </table:table-cell>
          <table:table-cell table:style-name="ce441" table:formula="of:=VLOOKUP([.L395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91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6];[$datos.$G$2:.$J$40];2;0)" office:value-type="string" office:string-value="" calcext:value-type="error">
            <text:p>#N/D</text:p>
          </table:table-cell>
          <table:table-cell table:style-name="ce441" table:formula="of:=VLOOKUP([.D396];[$datos.$G$2:.$J$40];3;0)" office:value-type="string" office:string-value="" calcext:value-type="error">
            <text:p>#N/D</text:p>
          </table:table-cell>
          <table:table-cell table:style-name="ce441" table:formula="of:=VLOOKUP([.D396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6];[$datos.$V$2:.$X$15];2;0)" office:value-type="string" office:string-value="" calcext:value-type="error">
            <text:p>#N/D</text:p>
          </table:table-cell>
          <table:table-cell table:style-name="ce441" table:formula="of:=VLOOKUP([.L396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92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7];[$datos.$G$2:.$J$40];2;0)" office:value-type="string" office:string-value="" calcext:value-type="error">
            <text:p>#N/D</text:p>
          </table:table-cell>
          <table:table-cell table:style-name="ce441" table:formula="of:=VLOOKUP([.D397];[$datos.$G$2:.$J$40];3;0)" office:value-type="string" office:string-value="" calcext:value-type="error">
            <text:p>#N/D</text:p>
          </table:table-cell>
          <table:table-cell table:style-name="ce441" table:formula="of:=VLOOKUP([.D397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7];[$datos.$V$2:.$X$15];2;0)" office:value-type="string" office:string-value="" calcext:value-type="error">
            <text:p>#N/D</text:p>
          </table:table-cell>
          <table:table-cell table:style-name="ce441" table:formula="of:=VLOOKUP([.L397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93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8];[$datos.$G$2:.$J$40];2;0)" office:value-type="string" office:string-value="" calcext:value-type="error">
            <text:p>#N/D</text:p>
          </table:table-cell>
          <table:table-cell table:style-name="ce441" table:formula="of:=VLOOKUP([.D398];[$datos.$G$2:.$J$40];3;0)" office:value-type="string" office:string-value="" calcext:value-type="error">
            <text:p>#N/D</text:p>
          </table:table-cell>
          <table:table-cell table:style-name="ce441" table:formula="of:=VLOOKUP([.D398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8];[$datos.$V$2:.$X$15];2;0)" office:value-type="string" office:string-value="" calcext:value-type="error">
            <text:p>#N/D</text:p>
          </table:table-cell>
          <table:table-cell table:style-name="ce441" table:formula="of:=VLOOKUP([.L398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94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399];[$datos.$G$2:.$J$40];2;0)" office:value-type="string" office:string-value="" calcext:value-type="error">
            <text:p>#N/D</text:p>
          </table:table-cell>
          <table:table-cell table:style-name="ce441" table:formula="of:=VLOOKUP([.D399];[$datos.$G$2:.$J$40];3;0)" office:value-type="string" office:string-value="" calcext:value-type="error">
            <text:p>#N/D</text:p>
          </table:table-cell>
          <table:table-cell table:style-name="ce441" table:formula="of:=VLOOKUP([.D399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399];[$datos.$V$2:.$X$15];2;0)" office:value-type="string" office:string-value="" calcext:value-type="error">
            <text:p>#N/D</text:p>
          </table:table-cell>
          <table:table-cell table:style-name="ce441" table:formula="of:=VLOOKUP([.L399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95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00];[$datos.$G$2:.$J$40];2;0)" office:value-type="string" office:string-value="" calcext:value-type="error">
            <text:p>#N/D</text:p>
          </table:table-cell>
          <table:table-cell table:style-name="ce441" table:formula="of:=VLOOKUP([.D400];[$datos.$G$2:.$J$40];3;0)" office:value-type="string" office:string-value="" calcext:value-type="error">
            <text:p>#N/D</text:p>
          </table:table-cell>
          <table:table-cell table:style-name="ce441" table:formula="of:=VLOOKUP([.D400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00];[$datos.$V$2:.$X$15];2;0)" office:value-type="string" office:string-value="" calcext:value-type="error">
            <text:p>#N/D</text:p>
          </table:table-cell>
          <table:table-cell table:style-name="ce441" table:formula="of:=VLOOKUP([.L400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16">
          <table:table-cell/>
          <table:table-cell table:style-name="ce6" office:value-type="string" calcext:value-type="string">
            <text:p>WL_396</text:p>
          </table:table-cell>
          <table:table-cell table:style-name="ce439" table:content-validation-name="val22"/>
          <table:table-cell table:style-name="ce26" table:content-validation-name="val23"/>
          <table:table-cell table:style-name="ce441" table:formula="of:=VLOOKUP([.D401];[$datos.$G$2:.$J$40];2;0)" office:value-type="string" office:string-value="" calcext:value-type="error">
            <text:p>#N/D</text:p>
          </table:table-cell>
          <table:table-cell table:style-name="ce441" table:formula="of:=VLOOKUP([.D401];[$datos.$G$2:.$J$40];3;0)" office:value-type="string" office:string-value="" calcext:value-type="error">
            <text:p>#N/D</text:p>
          </table:table-cell>
          <table:table-cell table:style-name="ce441" table:formula="of:=VLOOKUP([.D401];[$datos.$G$2:.$J$40];4;0)" office:value-type="string" office:string-value="" calcext:value-type="error">
            <text:p>#N/D</text:p>
          </table:table-cell>
          <table:table-cell table:style-name="ce33" table:content-validation-name="val3"/>
          <table:table-cell table:style-name="ce439" table:number-columns-repeated="2"/>
          <table:table-cell table:style-name="ce26" table:content-validation-name="val17"/>
          <table:table-cell table:style-name="ce26" table:content-validation-name="val24"/>
          <table:table-cell table:style-name="ce441" table:formula="of:=VLOOKUP([.L401];[$datos.$V$2:.$X$15];2;0)" office:value-type="string" office:string-value="" calcext:value-type="error">
            <text:p>#N/D</text:p>
          </table:table-cell>
          <table:table-cell table:style-name="ce441" table:formula="of:=VLOOKUP([.L401];[$datos.$V$2:.$X$15];3;0)" office:value-type="string" office:string-value="" calcext:value-type="error">
            <text:p>#N/D</text:p>
          </table:table-cell>
          <table:table-cell table:style-name="ce448" table:content-validation-name="val21"/>
          <table:table-cell table:style-name="ce448" table:content-validation-name="val14"/>
          <table:table-cell table:style-name="ce448"/>
          <table:table-cell table:style-name="ce449"/>
          <table:table-cell table:style-name="ce439" table:number-columns-repeated="2"/>
          <table:table-cell table:number-columns-repeated="1004"/>
        </table:table-row>
        <table:table-row table:style-name="ro5" table:number-rows-repeated="402">
          <table:table-cell table:number-columns-repeated="7"/>
          <table:table-cell table:content-validation-name="val12"/>
          <table:table-cell table:number-columns-repeated="2"/>
          <table:table-cell table:style-name="ce7"/>
          <table:table-cell table:number-columns-repeated="1013"/>
        </table:table-row>
        <table:table-row table:style-name="ro5" table:number-rows-repeated="1047772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2"/>
          <table:table-cell table:number-columns-repeated="1012"/>
        </table:table-row>
        <table:table-row table:style-name="ro5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2"/>
          <table:table-cell table:number-columns-repeated="1012"/>
        </table:table-row>
      </table:table>
      <table:table table:name="datos" table:style-name="ta3" table:print="false">
        <office:forms form:automatic-focus="false" form:apply-design-mode="false"/>
        <table:table-column table:style-name="co66" table:default-cell-style-name="ce458"/>
        <table:table-column table:style-name="co67" table:default-cell-style-name="ce458"/>
        <table:table-column table:style-name="co68" table:default-cell-style-name="ce458"/>
        <table:table-column table:style-name="co69" table:default-cell-style-name="ce458"/>
        <table:table-column table:style-name="co70" table:default-cell-style-name="ce475"/>
        <table:table-column table:style-name="co71" table:default-cell-style-name="ce475"/>
        <table:table-column table:style-name="co72" table:default-cell-style-name="ce458"/>
        <table:table-column table:style-name="co73" table:default-cell-style-name="ce458"/>
        <table:table-column table:style-name="co74" table:number-columns-repeated="2" table:default-cell-style-name="ce458"/>
        <table:table-column table:style-name="co75" table:default-cell-style-name="ce458"/>
        <table:table-column table:style-name="co76" table:default-cell-style-name="ce458"/>
        <table:table-column table:style-name="co77" table:default-cell-style-name="ce458"/>
        <table:table-column table:style-name="co78" table:default-cell-style-name="ce458"/>
        <table:table-column table:style-name="co79" table:default-cell-style-name="ce458"/>
        <table:table-column table:style-name="co80" table:default-cell-style-name="ce458"/>
        <table:table-column table:style-name="co81" table:default-cell-style-name="ce458"/>
        <table:table-column table:style-name="co23" table:default-cell-style-name="ce458"/>
        <table:table-column table:style-name="co82" table:default-cell-style-name="ce458"/>
        <table:table-column table:style-name="co83" table:default-cell-style-name="ce458"/>
        <table:table-column table:style-name="co84" table:default-cell-style-name="ce458"/>
        <table:table-column table:style-name="co85" table:default-cell-style-name="ce458"/>
        <table:table-column table:style-name="co86" table:default-cell-style-name="ce475"/>
        <table:table-column table:style-name="co87" table:default-cell-style-name="ce475"/>
        <table:table-column table:style-name="co88" table:default-cell-style-name="ce458"/>
        <table:table-column table:style-name="co89" table:default-cell-style-name="ce458"/>
        <table:table-column table:style-name="co90" table:default-cell-style-name="ce458"/>
        <table:table-column table:style-name="co23" table:number-columns-repeated="996" table:default-cell-style-name="ce504"/>
        <table:table-column table:style-name="co23" table:default-cell-style-name="Default"/>
        <table:table-row table:style-name="ro17">
          <table:table-cell table:style-name="ce454" office:value-type="string" calcext:value-type="string">
            <text:p>Criticidad</text:p>
          </table:table-cell>
          <table:table-cell table:style-name="ce454" office:value-type="string" calcext:value-type="string">
            <text:p>Disponibilidad</text:p>
          </table:table-cell>
          <table:table-cell table:style-name="ce454" office:value-type="string" calcext:value-type="string">
            <text:p>Tipo de entorno</text:p>
          </table:table-cell>
          <table:table-cell table:style-name="ce463" office:value-type="string" calcext:value-type="string">
            <text:p>BBDD versiones</text:p>
          </table:table-cell>
          <table:table-cell table:style-name="ce469" office:value-type="string" calcext:value-type="string">
            <text:p>Mayor</text:p>
          </table:table-cell>
          <table:table-cell table:style-name="ce476" office:value-type="string" calcext:value-type="string">
            <text:p>Minor</text:p>
          </table:table-cell>
          <table:table-cell table:style-name="ce463" office:value-type="string" calcext:value-type="string">
            <text:p>Servidores Versiones</text:p>
          </table:table-cell>
          <table:table-cell table:style-name="ce482" office:value-type="string" calcext:value-type="string">
            <text:p>Producto</text:p>
          </table:table-cell>
          <table:table-cell table:style-name="ce482" office:value-type="string" calcext:value-type="string">
            <text:p>Mayor</text:p>
          </table:table-cell>
          <table:table-cell table:style-name="ce482" office:value-type="string" calcext:value-type="string">
            <text:p>Minor</text:p>
          </table:table-cell>
          <table:table-cell table:style-name="ce463" office:value-type="string" calcext:value-type="string">
            <text:p>Sistemas Operativo</text:p>
          </table:table-cell>
          <table:table-cell table:style-name="ce463" office:value-type="string" calcext:value-type="string">
            <text:p>Método de respaldo</text:p>
          </table:table-cell>
          <table:table-cell table:style-name="ce463" office:value-type="string" calcext:value-type="string">
            <text:p>Plan Backup</text:p>
          </table:table-cell>
          <table:table-cell table:style-name="ce463" office:value-type="string" calcext:value-type="string">
            <text:p>SI/NO</text:p>
          </table:table-cell>
          <table:table-cell table:style-name="ce463" office:value-type="string" calcext:value-type="string">
            <text:p>Infraestructura</text:p>
          </table:table-cell>
          <table:table-cell table:style-name="ce463" office:value-type="string" calcext:value-type="string">
            <text:p>Virtualizado</text:p>
          </table:table-cell>
          <table:table-cell table:style-name="ce463" office:value-type="string" calcext:value-type="string">
            <text:p>Tecnologia</text:p>
          </table:table-cell>
          <table:table-cell table:style-name="ce482" office:value-type="string" calcext:value-type="string">
            <text:p>Factor Conversion</text:p>
          </table:table-cell>
          <table:table-cell table:style-name="ce463" office:value-type="string" calcext:value-type="string">
            <text:p>Activo/Pasivo</text:p>
          </table:table-cell>
          <table:table-cell table:style-name="ce463" office:value-type="string" calcext:value-type="string">
            <text:p>Tipo de nodo</text:p>
          </table:table-cell>
          <table:table-cell table:style-name="ce463" office:value-type="string" calcext:value-type="string">
            <text:p>Arquitectura servidores</text:p>
          </table:table-cell>
          <table:table-cell table:style-name="ce463" office:value-type="string" calcext:value-type="string">
            <text:p>Version_Forms_Reports</text:p>
          </table:table-cell>
          <table:table-cell table:style-name="ce469" office:value-type="string" calcext:value-type="string">
            <text:p>Mayor</text:p>
          </table:table-cell>
          <table:table-cell table:style-name="ce476" office:value-type="string" calcext:value-type="string">
            <text:p>Minor</text:p>
          </table:table-cell>
          <table:table-cell table:style-name="ce463" office:value-type="string" calcext:value-type="string">
            <text:p>Version_EM</text:p>
          </table:table-cell>
          <table:table-cell table:style-name="ce463" office:value-type="string" calcext:value-type="string">
            <text:p>Servidores</text:p>
          </table:table-cell>
          <table:table-cell table:style-name="ce463" office:value-type="string" calcext:value-type="string">
            <text:p>Tipo de Cluster</text:p>
          </table:table-cell>
          <table:table-cell table:number-columns-repeated="997"/>
        </table:table-row>
        <table:table-row table:style-name="ro7">
          <table:table-cell table:style-name="ce455" office:value-type="string" calcext:value-type="string">
            <text:p>MUY ALTA</text:p>
          </table:table-cell>
          <table:table-cell table:style-name="ce455" office:value-type="string" calcext:value-type="string">
            <text:p>24x7</text:p>
          </table:table-cell>
          <table:table-cell table:style-name="ce455" office:value-type="string" calcext:value-type="string">
            <text:p>PRODUCCIÓN</text:p>
          </table:table-cell>
          <table:table-cell table:style-name="ce464" office:value-type="string" calcext:value-type="string">
            <text:p>Oracle Database Enterprise Edition 12.1.0.1</text:p>
          </table:table-cell>
          <table:table-cell table:style-name="ce470" office:value-type="string" calcext:value-type="string">
            <text:p>12.1</text:p>
          </table:table-cell>
          <table:table-cell table:style-name="ce477" office:value-type="string" calcext:value-type="string">
            <text:p>0.1</text:p>
          </table:table-cell>
          <table:table-cell table:style-name="ce464" office:value-type="string" calcext:value-type="string">
            <text:p>Oracle WebLogic Server 12.1.3</text:p>
          </table:table-cell>
          <table:table-cell table:style-name="ce461" office:value-type="string" calcext:value-type="string">
            <text:p>Oracle WebLogic Server</text:p>
          </table:table-cell>
          <table:table-cell table:style-name="ce461" office:value-type="string" calcext:value-type="string">
            <text:p>12.1</text:p>
          </table:table-cell>
          <table:table-cell table:style-name="ce461" office:value-type="string" calcext:value-type="string">
            <text:p>3.x</text:p>
          </table:table-cell>
          <table:table-cell table:style-name="ce485" office:value-type="string" calcext:value-type="string">
            <text:p>CentOS <text:s/>5.5</text:p>
          </table:table-cell>
          <table:table-cell table:style-name="ce485" office:value-type="string" calcext:value-type="string">
            <text:p>Sin Respaldo</text:p>
          </table:table-cell>
          <table:table-cell table:style-name="ce493" office:value-type="string" calcext:value-type="string">
            <text:p>NO TIENE</text:p>
          </table:table-cell>
          <table:table-cell table:style-name="ce455" office:value-type="string" calcext:value-type="string">
            <text:p>SI</text:p>
          </table:table-cell>
          <table:table-cell table:style-name="ce455" office:value-type="string" calcext:value-type="string">
            <text:p>Single Instance</text:p>
          </table:table-cell>
          <table:table-cell table:style-name="ce455" office:value-type="string" calcext:value-type="string">
            <text:p>No virtualizado</text:p>
          </table:table-cell>
          <table:table-cell table:style-name="ce455" office:value-type="string" calcext:value-type="string">
            <text:p>Sun Fire T1000 Server, SPARC Enterprise T1000 Server, with 6 or 8-core 1.0 GHz UltraSPARC T1 processor</text:p>
          </table:table-cell>
          <table:table-cell table:style-name="ce457" office:value-type="float" office:value="0.25" calcext:value-type="float">
            <text:p>0,25</text:p>
          </table:table-cell>
          <table:table-cell table:style-name="ce455" office:value-type="string" calcext:value-type="string">
            <text:p>Activo</text:p>
          </table:table-cell>
          <table:table-cell table:number-columns-repeated="2" table:style-name="ce455" office:value-type="string" calcext:value-type="string">
            <text:p>Standalone</text:p>
          </table:table-cell>
          <table:table-cell table:style-name="ce465" office:value-type="string" calcext:value-type="string">
            <text:p>NO INSTALADO</text:p>
          </table:table-cell>
          <table:table-cell table:style-name="ce471"/>
          <table:table-cell table:style-name="ce478"/>
          <table:table-cell table:style-name="ce465" office:value-type="string" calcext:value-type="string">
            <text:p>NO INSTALADO</text:p>
          </table:table-cell>
          <table:table-cell table:style-name="ce501" table:formula="of:=IF(ISBLANK([Servidores.K6]);IF(ISBLANK([Servidores.C6]);&quot;&quot;;[Servidores.C6]);[Servidores.K6])" office:value-type="string" office:string-value="HPCORP1" calcext:value-type="string">
            <text:p>HPCORP1</text:p>
          </table:table-cell>
          <table:table-cell table:style-name="ce503" office:value-type="string" calcext:value-type="string">
            <text:p>Cluster virtual VMWare Vsphere HA</text:p>
          </table:table-cell>
          <table:table-cell table:number-columns-repeated="997"/>
        </table:table-row>
        <table:table-row table:style-name="ro7">
          <table:table-cell table:style-name="ce455" office:value-type="string" calcext:value-type="string">
            <text:p>ALTA</text:p>
          </table:table-cell>
          <table:table-cell table:style-name="ce455" office:value-type="string" calcext:value-type="string">
            <text:p>12x5</text:p>
          </table:table-cell>
          <table:table-cell table:style-name="ce455" office:value-type="string" calcext:value-type="string">
            <text:p>PREPRODUCCIÓN</text:p>
          </table:table-cell>
          <table:table-cell table:style-name="ce464" office:value-type="string" calcext:value-type="string">
            <text:p>Oracle Database Enterprise Edition 11.2.0.4</text:p>
          </table:table-cell>
          <table:table-cell table:style-name="ce470" office:value-type="string" calcext:value-type="string">
            <text:p>11.2</text:p>
          </table:table-cell>
          <table:table-cell table:style-name="ce477" office:value-type="string" calcext:value-type="string">
            <text:p>0.4</text:p>
          </table:table-cell>
          <table:table-cell table:style-name="ce464" office:value-type="string" calcext:value-type="string">
            <text:p>Oracle WebLogic Server 12.1.2</text:p>
          </table:table-cell>
          <table:table-cell table:style-name="ce461" office:value-type="string" calcext:value-type="string">
            <text:p>Oracle WebLogic Server</text:p>
          </table:table-cell>
          <table:table-cell table:style-name="ce461" office:value-type="string" calcext:value-type="string">
            <text:p>12.1</text:p>
          </table:table-cell>
          <table:table-cell table:style-name="ce461" office:value-type="string" calcext:value-type="string">
            <text:p>2.x</text:p>
          </table:table-cell>
          <table:table-cell table:style-name="ce486" office:value-type="string" calcext:value-type="string">
            <text:p>CentOS <text:s/>5.9</text:p>
          </table:table-cell>
          <table:table-cell table:style-name="ce486" office:value-type="string" calcext:value-type="string">
            <text:p>Réplica EMC SRDF</text:p>
          </table:table-cell>
          <table:table-cell table:style-name="ce464" office:value-type="string" calcext:value-type="string">
            <text:p>DESCONOCIDO</text:p>
          </table:table-cell>
          <table:table-cell table:style-name="ce456" office:value-type="string" calcext:value-type="string">
            <text:p>NO</text:p>
          </table:table-cell>
          <table:table-cell table:style-name="ce455" office:value-type="string" calcext:value-type="string">
            <text:p>RAC (Activo-Activo)</text:p>
          </table:table-cell>
          <table:table-cell table:style-name="ce455" office:value-type="string" calcext:value-type="string">
            <text:p>Virtualización lógica</text:p>
          </table:table-cell>
          <table:table-cell table:style-name="ce455" office:value-type="string" calcext:value-type="string">
            <text:p>Sun Fire T2000 Server, SPARC Enterprise T2000 Server, with 4, 6, or 8-core 1.0 GHz, or 8 core 1.2 GHz UltraSPARC T1 processor</text:p>
          </table:table-cell>
          <table:table-cell table:style-name="ce457" office:value-type="float" office:value="0.25" calcext:value-type="float">
            <text:p>0,25</text:p>
          </table:table-cell>
          <table:table-cell table:style-name="ce456" office:value-type="string" calcext:value-type="string">
            <text:p>Pasivo</text:p>
          </table:table-cell>
          <table:table-cell table:style-name="ce455" office:value-type="string" calcext:value-type="string">
            <text:p>Primario</text:p>
          </table:table-cell>
          <table:table-cell table:style-name="ce456" office:value-type="string" calcext:value-type="string">
            <text:p>Cluster</text:p>
          </table:table-cell>
          <table:table-cell table:style-name="ce455" office:value-type="string" calcext:value-type="string">
            <text:p>Oracle Forms and Reports 11gR2 (11.1.2.2.0)</text:p>
          </table:table-cell>
          <table:table-cell table:style-name="ce497" office:value-type="string" calcext:value-type="string">
            <text:p>11.1</text:p>
          </table:table-cell>
          <table:table-cell table:style-name="ce499" office:value-type="string" calcext:value-type="string">
            <text:p>2.2.0</text:p>
          </table:table-cell>
          <table:table-cell table:style-name="ce455" office:value-type="string" calcext:value-type="string">
            <text:p>Cloud Control 12c Release 4 (12.1.0.4)</text:p>
          </table:table-cell>
          <table:table-cell table:style-name="ce501" table:formula="of:=IF(ISBLANK([Servidores.K7]);IF(ISBLANK([Servidores.C7]);&quot;&quot;;[Servidores.C7]);[Servidores.K7])" office:value-type="string" office:string-value="HPCORP2" calcext:value-type="string">
            <text:p>HPCORP2</text:p>
          </table:table-cell>
          <table:table-cell table:style-name="ce501" office:value-type="string" calcext:value-type="string">
            <text:p>Cluster virtual HP ServiceGuard</text:p>
          </table:table-cell>
          <table:table-cell table:number-columns-repeated="997"/>
        </table:table-row>
        <table:table-row table:style-name="ro7">
          <table:table-cell table:style-name="ce455" office:value-type="string" calcext:value-type="string">
            <text:p>MEDIA</text:p>
          </table:table-cell>
          <table:table-cell table:style-name="ce455" office:value-type="string" calcext:value-type="string">
            <text:p>8x5</text:p>
          </table:table-cell>
          <table:table-cell table:style-name="ce455" office:value-type="string" calcext:value-type="string">
            <text:p>FORMACIÓN</text:p>
          </table:table-cell>
          <table:table-cell table:style-name="ce464" office:value-type="string" calcext:value-type="string">
            <text:p>Oracle Database Enterprise Edition 11.2.0.3</text:p>
          </table:table-cell>
          <table:table-cell table:style-name="ce470" office:value-type="string" calcext:value-type="string">
            <text:p>11.2</text:p>
          </table:table-cell>
          <table:table-cell table:style-name="ce477" office:value-type="string" calcext:value-type="string">
            <text:p>0.3</text:p>
          </table:table-cell>
          <table:table-cell table:style-name="ce464" office:value-type="string" calcext:value-type="string">
            <text:p>Oracle WebLogic Server 12.1.1</text:p>
          </table:table-cell>
          <table:table-cell table:style-name="ce461" office:value-type="string" calcext:value-type="string">
            <text:p>Oracle WebLogic Server</text:p>
          </table:table-cell>
          <table:table-cell table:style-name="ce461" office:value-type="string" calcext:value-type="string">
            <text:p>12.1</text:p>
          </table:table-cell>
          <table:table-cell table:style-name="ce461" office:value-type="string" calcext:value-type="string">
            <text:p>1.x</text:p>
          </table:table-cell>
          <table:table-cell table:style-name="ce464" office:value-type="string" calcext:value-type="string">
            <text:p>HP-UX Itanium(11.23)</text:p>
          </table:table-cell>
          <table:table-cell table:style-name="ce464" office:value-type="string" calcext:value-type="string">
            <text:p>Réplica EMC Recover Point</text:p>
          </table:table-cell>
          <table:table-cell table:style-name="ce464" office:value-type="string" calcext:value-type="string">
            <text:p>DG</text:p>
          </table:table-cell>
          <table:table-cell table:style-name="ce457"/>
          <table:table-cell table:style-name="ce455" office:value-type="string" calcext:value-type="string">
            <text:p>RAC One Node</text:p>
          </table:table-cell>
          <table:table-cell table:style-name="ce456" office:value-type="string" calcext:value-type="string">
            <text:p>Virtualización física</text:p>
          </table:table-cell>
          <table:table-cell table:style-name="ce455" office:value-type="string" calcext:value-type="string">
            <text:p>Sun Netra T2000, 1.0 or 1.2 GHz UltraSPARC T1 processor</text:p>
          </table:table-cell>
          <table:table-cell table:style-name="ce457" office:value-type="float" office:value="0.25" calcext:value-type="float">
            <text:p>0,25</text:p>
          </table:table-cell>
          <table:table-cell table:style-name="ce457"/>
          <table:table-cell table:style-name="ce455" office:value-type="string" calcext:value-type="string">
            <text:p>Secundario/Standby</text:p>
          </table:table-cell>
          <table:table-cell table:style-name="ce457"/>
          <table:table-cell table:style-name="ce455" office:value-type="string" calcext:value-type="string">
            <text:p>Oracle Forms and Reports 11R1 (11.1.1.7)</text:p>
          </table:table-cell>
          <table:table-cell table:style-name="ce497" office:value-type="string" calcext:value-type="string">
            <text:p>11.1</text:p>
          </table:table-cell>
          <table:table-cell table:style-name="ce499" office:value-type="string" calcext:value-type="string">
            <text:p>1.7</text:p>
          </table:table-cell>
          <table:table-cell table:style-name="ce455" office:value-type="string" calcext:value-type="string">
            <text:p>Cloud Control 12c Release 3 (12.1.0.3)</text:p>
          </table:table-cell>
          <table:table-cell table:style-name="ce501" table:formula="of:=IF(ISBLANK([Servidores.K8]);IF(ISBLANK([Servidores.C8]);&quot;&quot;;[Servidores.C8]);[Servidores.K8])" office:value-type="string" office:string-value="HPPS1" calcext:value-type="string">
            <text:p>HPPS1</text:p>
          </table:table-cell>
          <table:table-cell table:style-name="ce465" office:value-type="string" calcext:value-type="string">
            <text:p>-- NO ENCUENTRO MI OPCIÓN --</text:p>
          </table:table-cell>
          <table:table-cell table:number-columns-repeated="997"/>
        </table:table-row>
        <table:table-row table:style-name="ro7">
          <table:table-cell table:style-name="ce456" office:value-type="string" calcext:value-type="string">
            <text:p>BAJA</text:p>
          </table:table-cell>
          <table:table-cell table:style-name="ce459" office:value-type="string" calcext:value-type="string">
            <text:p>N/A</text:p>
          </table:table-cell>
          <table:table-cell table:style-name="ce455" office:value-type="string" calcext:value-type="string">
            <text:p>TESTING / PRUEBAS / INTEGRACIÓN</text:p>
          </table:table-cell>
          <table:table-cell table:style-name="ce464" office:value-type="string" calcext:value-type="string">
            <text:p>Oracle Database Enterprise Edition 11.2.0.2</text:p>
          </table:table-cell>
          <table:table-cell table:style-name="ce470" office:value-type="string" calcext:value-type="string">
            <text:p>11.2</text:p>
          </table:table-cell>
          <table:table-cell table:style-name="ce477" office:value-type="string" calcext:value-type="string">
            <text:p>0.2</text:p>
          </table:table-cell>
          <table:table-cell table:style-name="ce464" office:value-type="string" calcext:value-type="string">
            <text:p>Oracle WebLogic Server 10.3.6</text:p>
          </table:table-cell>
          <table:table-cell table:style-name="ce461" office:value-type="string" calcext:value-type="string">
            <text:p>Oracle WebLogic Server</text:p>
          </table:table-cell>
          <table:table-cell table:style-name="ce461" office:value-type="string" calcext:value-type="string">
            <text:p>10.3</text:p>
          </table:table-cell>
          <table:table-cell table:style-name="ce461" office:value-type="string" calcext:value-type="string">
            <text:p>6.x</text:p>
          </table:table-cell>
          <table:table-cell table:style-name="ce464" office:value-type="string" calcext:value-type="string">
            <text:p>HP-UX Itanium(11.31)</text:p>
          </table:table-cell>
          <table:table-cell table:style-name="ce464" office:value-type="string" calcext:value-type="string">
            <text:p>Réplica Veritas Volume Replicator (VVR)</text:p>
          </table:table-cell>
          <table:table-cell table:style-name="ce464" office:value-type="string" calcext:value-type="string">
            <text:p>SNAPSHOT</text:p>
          </table:table-cell>
          <table:table-cell table:style-name="ce457"/>
          <table:table-cell table:style-name="ce455" office:value-type="string" calcext:value-type="string">
            <text:p>Activo-Pasivo (Clusterware oracle)</text:p>
          </table:table-cell>
          <table:table-cell table:style-name="ce457"/>
          <table:table-cell table:style-name="ce455" office:value-type="string" calcext:value-type="string">
            <text:p>SPARC T3 processor</text:p>
          </table:table-cell>
          <table:table-cell table:style-name="ce457" office:value-type="float" office:value="0.25" calcext:value-type="float">
            <text:p>0,25</text:p>
          </table:table-cell>
          <table:table-cell table:style-name="ce457"/>
          <table:table-cell table:style-name="ce455" office:value-type="string" calcext:value-type="string">
            <text:p>Secundario/Dataguard</text:p>
          </table:table-cell>
          <table:table-cell table:style-name="ce457"/>
          <table:table-cell table:style-name="ce455" office:value-type="string" calcext:value-type="string">
            <text:p>Oracle Forms and Reports 10.1.3</text:p>
          </table:table-cell>
          <table:table-cell table:style-name="ce497" office:value-type="string" calcext:value-type="string">
            <text:p>10.1</text:p>
          </table:table-cell>
          <table:table-cell table:style-name="ce499" office:value-type="string" calcext:value-type="string">
            <text:p>3.x</text:p>
          </table:table-cell>
          <table:table-cell table:style-name="ce455" office:value-type="string" calcext:value-type="string">
            <text:p>Cloud Control 12c Release 2 (12.1.0.2)</text:p>
          </table:table-cell>
          <table:table-cell table:style-name="ce501" table:formula="of:=IF(ISBLANK([Servidores.K9]);IF(ISBLANK([Servidores.C9]);&quot;&quot;;[Servidores.C9]);[Servidores.K9])" office:value-type="string" office:string-value="HPPS2" calcext:value-type="string">
            <text:p>HPPS2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55" office:value-type="string" calcext:value-type="string">
            <text:p>DESARROLLO</text:p>
          </table:table-cell>
          <table:table-cell table:style-name="ce464" office:value-type="string" calcext:value-type="string">
            <text:p>Oracle Database Enterprise Edition 11.2.0.1</text:p>
          </table:table-cell>
          <table:table-cell table:style-name="ce470" office:value-type="string" calcext:value-type="string">
            <text:p>11.2</text:p>
          </table:table-cell>
          <table:table-cell table:style-name="ce477" office:value-type="string" calcext:value-type="string">
            <text:p>0.1</text:p>
          </table:table-cell>
          <table:table-cell table:style-name="ce464" office:value-type="string" calcext:value-type="string">
            <text:p>Oracle WebLogic Server 10.3.5</text:p>
          </table:table-cell>
          <table:table-cell table:style-name="ce461" office:value-type="string" calcext:value-type="string">
            <text:p>Oracle WebLogic Server</text:p>
          </table:table-cell>
          <table:table-cell table:style-name="ce461" office:value-type="string" calcext:value-type="string">
            <text:p>10.3</text:p>
          </table:table-cell>
          <table:table-cell table:style-name="ce461" office:value-type="string" calcext:value-type="string">
            <text:p>5.x</text:p>
          </table:table-cell>
          <table:table-cell table:style-name="ce464" office:value-type="string" calcext:value-type="string">
            <text:p>IBM AIX on POWER Systems (64-bit)(5.3)</text:p>
          </table:table-cell>
          <table:table-cell table:style-name="ce464" office:value-type="string" calcext:value-type="string">
            <text:p>Réplica otras</text:p>
          </table:table-cell>
          <table:table-cell table:style-name="ce464" office:value-type="string" calcext:value-type="string">
            <text:p>EXPORTS</text:p>
          </table:table-cell>
          <table:table-cell table:style-name="ce457"/>
          <table:table-cell table:style-name="ce455" office:value-type="string" calcext:value-type="string">
            <text:p>Activo-Pasivo (Cluster terceros)</text:p>
          </table:table-cell>
          <table:table-cell table:style-name="ce457"/>
          <table:table-cell table:style-name="ce455" office:value-type="string" calcext:value-type="string">
            <text:p>Sun Fire T2000 Server and SPARC Enterprise T2000 Server, with 8-core, 1.4 GHz UltraSPARC T1 processor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/>
          <table:table-cell table:style-name="ce455" office:value-type="string" calcext:value-type="string">
            <text:p>Secundario/RAC</text:p>
          </table:table-cell>
          <table:table-cell table:style-name="ce457"/>
          <table:table-cell table:style-name="ce455" office:value-type="string" calcext:value-type="string">
            <text:p>Oracle Forms and Reports 10.1.2</text:p>
          </table:table-cell>
          <table:table-cell table:style-name="ce497" office:value-type="string" calcext:value-type="string">
            <text:p>10.1</text:p>
          </table:table-cell>
          <table:table-cell table:style-name="ce499" office:value-type="string" calcext:value-type="string">
            <text:p>2.x</text:p>
          </table:table-cell>
          <table:table-cell table:style-name="ce455" office:value-type="string" calcext:value-type="string">
            <text:p>Cloud Control 12c Release 1 (12.1.0.1)</text:p>
          </table:table-cell>
          <table:table-cell table:style-name="ce501" table:formula="of:=IF(ISBLANK([Servidores.K10]);IF(ISBLANK([Servidores.C10]);&quot;&quot;;[Servidores.C10]);[Servidores.K10])" office:value-type="string" office:string-value="BD-SAP1" calcext:value-type="string">
            <text:p>BD-SAP1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56" office:value-type="string" calcext:value-type="string">
            <text:p>ESTADÍSTICAS</text:p>
          </table:table-cell>
          <table:table-cell table:style-name="ce464" office:value-type="string" calcext:value-type="string">
            <text:p>Oracle Database Enterprise Edition 11.1.0.7</text:p>
          </table:table-cell>
          <table:table-cell table:style-name="ce470" office:value-type="string" calcext:value-type="string">
            <text:p>11.1</text:p>
          </table:table-cell>
          <table:table-cell table:style-name="ce477" office:value-type="string" calcext:value-type="string">
            <text:p>0.7</text:p>
          </table:table-cell>
          <table:table-cell table:style-name="ce464" office:value-type="string" calcext:value-type="string">
            <text:p>Oracle WebLogic Server 10.3.4</text:p>
          </table:table-cell>
          <table:table-cell table:style-name="ce461" office:value-type="string" calcext:value-type="string">
            <text:p>Oracle WebLogic Server</text:p>
          </table:table-cell>
          <table:table-cell table:style-name="ce461" office:value-type="string" calcext:value-type="string">
            <text:p>10.3</text:p>
          </table:table-cell>
          <table:table-cell table:style-name="ce461" office:value-type="string" calcext:value-type="string">
            <text:p>4.x</text:p>
          </table:table-cell>
          <table:table-cell table:style-name="ce464" office:value-type="string" calcext:value-type="string">
            <text:p>IBM AIX on POWER Systems (64-bit)(6.1)</text:p>
          </table:table-cell>
          <table:table-cell table:style-name="ce464" office:value-type="string" calcext:value-type="string">
            <text:p>Dataguard</text:p>
          </table:table-cell>
          <table:table-cell table:style-name="ce464" office:value-type="string" calcext:value-type="string">
            <text:p>COLD BACKUP</text:p>
          </table:table-cell>
          <table:table-cell table:style-name="ce457"/>
          <table:table-cell table:style-name="ce465" office:value-type="string" calcext:value-type="string">
            <text:p>-- NO ENCUENTRO MI OPCIÓN --</text:p>
          </table:table-cell>
          <table:table-cell table:style-name="ce457"/>
          <table:table-cell table:style-name="ce455" office:value-type="string" calcext:value-type="string">
            <text:p>Sun T6300, 1.4 GHz UltraSPARC T1 processor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/>
          <table:table-cell table:style-name="ce455"/>
          <table:table-cell table:style-name="ce457"/>
          <table:table-cell table:style-name="ce455" office:value-type="string" calcext:value-type="string">
            <text:p>Oracle Forms and Reports 9i</text:p>
          </table:table-cell>
          <table:table-cell table:style-name="ce497" office:value-type="float" office:value="9" calcext:value-type="float">
            <text:p>9</text:p>
          </table:table-cell>
          <table:table-cell table:style-name="ce499" office:value-type="string" calcext:value-type="string">
            <text:p>x.x</text:p>
          </table:table-cell>
          <table:table-cell table:style-name="ce455" office:value-type="string" calcext:value-type="string">
            <text:p>Enterprise Manager 11g Grid Control Release 1 (11.1.0.1.0)</text:p>
          </table:table-cell>
          <table:table-cell table:style-name="ce501" table:formula="of:=IF(ISBLANK([Servidores.K11]);IF(ISBLANK([Servidores.C11]);&quot;&quot;;[Servidores.C11]);[Servidores.K11])" office:value-type="string" office:string-value="BD-SAP2" calcext:value-type="string">
            <text:p>BD-SAP2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0"/>
          <table:table-cell table:style-name="ce464" office:value-type="string" calcext:value-type="string">
            <text:p>Oracle Database Enterprise Edition 11.1.0.6</text:p>
          </table:table-cell>
          <table:table-cell table:style-name="ce470" office:value-type="string" calcext:value-type="string">
            <text:p>11.1</text:p>
          </table:table-cell>
          <table:table-cell table:style-name="ce477" office:value-type="string" calcext:value-type="string">
            <text:p>0.6</text:p>
          </table:table-cell>
          <table:table-cell table:style-name="ce464" office:value-type="string" calcext:value-type="string">
            <text:p>Oracle WebLogic Server 10.3.3</text:p>
          </table:table-cell>
          <table:table-cell table:style-name="ce461" office:value-type="string" calcext:value-type="string">
            <text:p>Oracle WebLogic Server</text:p>
          </table:table-cell>
          <table:table-cell table:style-name="ce461" office:value-type="string" calcext:value-type="string">
            <text:p>10.3</text:p>
          </table:table-cell>
          <table:table-cell table:style-name="ce461" office:value-type="string" calcext:value-type="string">
            <text:p>3.x</text:p>
          </table:table-cell>
          <table:table-cell table:style-name="ce464" office:value-type="string" calcext:value-type="string">
            <text:p>IBM AIX on POWER Systems (64-bit)(7.1)</text:p>
          </table:table-cell>
          <table:table-cell table:style-name="ce464" office:value-type="string" calcext:value-type="string">
            <text:p>Active Dataguard</text:p>
          </table:table-cell>
          <table:table-cell table:style-name="ce464" office:value-type="string" calcext:value-type="string">
            <text:p>EXPORTS + COLD BACKUP</text:p>
          </table:table-cell>
          <table:table-cell table:style-name="ce457"/>
          <table:table-cell table:style-name="ce467"/>
          <table:table-cell table:style-name="ce457"/>
          <table:table-cell table:style-name="ce455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/>
          <table:table-cell table:style-name="ce455"/>
          <table:table-cell table:style-name="ce457"/>
          <table:table-cell table:style-name="ce455" office:value-type="string" calcext:value-type="string">
            <text:p>Oracle Forms and Reports 6i</text:p>
          </table:table-cell>
          <table:table-cell table:style-name="ce497" office:value-type="float" office:value="6" calcext:value-type="float">
            <text:p>6</text:p>
          </table:table-cell>
          <table:table-cell table:style-name="ce499" office:value-type="string" calcext:value-type="string">
            <text:p>x.x</text:p>
          </table:table-cell>
          <table:table-cell table:style-name="ce455" office:value-type="string" calcext:value-type="string">
            <text:p>Enterprise Manager 10g Grid Control Release 2 (10.2.0.x.0)</text:p>
          </table:table-cell>
          <table:table-cell table:style-name="ce501" table:formula="of:=IF(ISBLANK([Servidores.K12]);IF(ISBLANK([Servidores.C12]);&quot;&quot;;[Servidores.C12]);[Servidores.K12])" office:value-type="string" office:string-value="HPDW1" calcext:value-type="string">
            <text:p>HPDW1</text:p>
          </table:table-cell>
          <table:table-cell table:style-name="ce501"/>
          <table:table-cell table:number-columns-repeated="997"/>
        </table:table-row>
        <table:table-row table:style-name="ro17">
          <table:table-cell table:style-name="ce457" table:number-columns-repeated="3"/>
          <table:table-cell table:style-name="ce464" office:value-type="string" calcext:value-type="string">
            <text:p>Oracle Database Enterprise Edition 10.2.0.5</text:p>
          </table:table-cell>
          <table:table-cell table:style-name="ce470" office:value-type="string" calcext:value-type="string">
            <text:p>10.2</text:p>
          </table:table-cell>
          <table:table-cell table:style-name="ce477" office:value-type="string" calcext:value-type="string">
            <text:p>0.5</text:p>
          </table:table-cell>
          <table:table-cell table:style-name="ce464" office:value-type="string" calcext:value-type="string">
            <text:p>Oracle WebLogic Server 10.3.2</text:p>
          </table:table-cell>
          <table:table-cell table:style-name="ce461" office:value-type="string" calcext:value-type="string">
            <text:p>Oracle WebLogic Server</text:p>
          </table:table-cell>
          <table:table-cell table:style-name="ce461" office:value-type="string" calcext:value-type="string">
            <text:p>10.3</text:p>
          </table:table-cell>
          <table:table-cell table:style-name="ce461" office:value-type="string" calcext:value-type="string">
            <text:p>2.x</text:p>
          </table:table-cell>
          <table:table-cell table:style-name="ce464" office:value-type="string" calcext:value-type="string">
            <text:p>Linux Itanium(Red Hat Enterprise 4)</text:p>
          </table:table-cell>
          <table:table-cell table:style-name="ce465" office:value-type="string" calcext:value-type="string">
            <text:p>-- NO ENCUENTRO MI OPCIÓN --</text:p>
          </table:table-cell>
          <table:table-cell table:style-name="ce464" office:value-type="string" calcext:value-type="string">
            <text:p>RMAN</text:p>
          </table:table-cell>
          <table:table-cell table:style-name="ce457"/>
          <table:table-cell table:style-name="ce455"/>
          <table:table-cell table:style-name="ce457"/>
          <table:table-cell table:style-name="ce455" office:value-type="string" calcext:value-type="string">
            <text:p>Intel Xeon Series 56XX, 65XX, 75XX, E7-28XX, E7-28XX v2, E7-48XX, E7-48XX v2/v3, E7-88XX, E7-88XX v2/v3, E5-16XX, E5-16XX v2/v3, E5-24XX, E5-24XX v2, E5-26XX, E5-26XX v2/v3, E5-46XX, E5-46XX v2, E3-12XX, or earlier Multicore chips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/>
          <table:table-cell table:style-name="ce455"/>
          <table:table-cell table:style-name="ce457"/>
          <table:table-cell table:style-name="ce465" office:value-type="string" calcext:value-type="string">
            <text:p>-- NO ENCUENTRO MI OPCIÓN --</text:p>
          </table:table-cell>
          <table:table-cell table:style-name="ce498"/>
          <table:table-cell table:style-name="ce500"/>
          <table:table-cell table:style-name="ce455" office:value-type="string" calcext:value-type="string">
            <text:p>Enterprise Manager 10g Grid Control Release 1 (10.1.0.x.0)</text:p>
          </table:table-cell>
          <table:table-cell table:style-name="ce501" table:formula="of:=IF(ISBLANK([Servidores.K13]);IF(ISBLANK([Servidores.C13]);&quot;&quot;;[Servidores.C13]);[Servidores.K13])" office:value-type="string" office:string-value="HPDW2" calcext:value-type="string">
            <text:p>HPDW2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3"/>
          <table:table-cell table:style-name="ce464" office:value-type="string" calcext:value-type="string">
            <text:p>Oracle Database Enterprise Edition 10.2.0.4</text:p>
          </table:table-cell>
          <table:table-cell table:style-name="ce470" office:value-type="string" calcext:value-type="string">
            <text:p>10.2</text:p>
          </table:table-cell>
          <table:table-cell table:style-name="ce477" office:value-type="string" calcext:value-type="string">
            <text:p>0.4</text:p>
          </table:table-cell>
          <table:table-cell table:style-name="ce464" office:value-type="string" calcext:value-type="string">
            <text:p>Oracle WebLogic Server 10.3.1</text:p>
          </table:table-cell>
          <table:table-cell table:style-name="ce461" office:value-type="string" calcext:value-type="string">
            <text:p>Oracle WebLogic Server</text:p>
          </table:table-cell>
          <table:table-cell table:style-name="ce461" office:value-type="string" calcext:value-type="string">
            <text:p>10.3</text:p>
          </table:table-cell>
          <table:table-cell table:style-name="ce461" office:value-type="string" calcext:value-type="string">
            <text:p>1.x</text:p>
          </table:table-cell>
          <table:table-cell table:style-name="ce464" office:value-type="string" calcext:value-type="string">
            <text:p>Linux x86(Oracle Linux 4)</text:p>
          </table:table-cell>
          <table:table-cell table:style-name="ce467"/>
          <table:table-cell table:style-name="ce464" office:value-type="string" calcext:value-type="string">
            <text:p>RMAN LEGATO</text:p>
          </table:table-cell>
          <table:table-cell table:style-name="ce457"/>
          <table:table-cell table:style-name="ce455"/>
          <table:table-cell table:style-name="ce457"/>
          <table:table-cell table:style-name="ce455" office:value-type="string" calcext:value-type="string">
            <text:p>Intel Itanium Series 93XX or earlier Multicore chips (For servers purchased prior to Dec 1st, 2010)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/>
          <table:table-cell table:style-name="ce456"/>
          <table:table-cell table:style-name="ce457"/>
          <table:table-cell table:style-name="ce467"/>
          <table:table-cell table:style-name="ce473"/>
          <table:table-cell table:style-name="ce480"/>
          <table:table-cell table:style-name="ce465" office:value-type="string" calcext:value-type="string">
            <text:p>-- NO ENCUENTRO MI OPCIÓN --</text:p>
          </table:table-cell>
          <table:table-cell table:style-name="ce501" table:formula="of:=IF(ISBLANK([Servidores.K14]);IF(ISBLANK([Servidores.C14]);&quot;&quot;;[Servidores.C14]);[Servidores.K14])" office:value-type="string" office:string-value="BD-SAPPORTAL1" calcext:value-type="string">
            <text:p>BD-SAPPORTAL1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3"/>
          <table:table-cell table:style-name="ce464" office:value-type="string" calcext:value-type="string">
            <text:p>Oracle Database Enterprise Edition 10.2.0.3</text:p>
          </table:table-cell>
          <table:table-cell table:style-name="ce470" office:value-type="string" calcext:value-type="string">
            <text:p>10.2</text:p>
          </table:table-cell>
          <table:table-cell table:style-name="ce477" office:value-type="string" calcext:value-type="string">
            <text:p>0.3</text:p>
          </table:table-cell>
          <table:table-cell table:style-name="ce464" office:value-type="string" calcext:value-type="string">
            <text:p>Oracle Application Server  10.1.3.x</text:p>
          </table:table-cell>
          <table:table-cell table:style-name="ce461" office:value-type="string" calcext:value-type="string">
            <text:p>Oracle Application Server </text:p>
          </table:table-cell>
          <table:table-cell table:style-name="ce461" office:value-type="string" calcext:value-type="string">
            <text:p>10.1</text:p>
          </table:table-cell>
          <table:table-cell table:style-name="ce461" office:value-type="string" calcext:value-type="string">
            <text:p>3.x</text:p>
          </table:table-cell>
          <table:table-cell table:style-name="ce464" office:value-type="string" calcext:value-type="string">
            <text:p>Linux x86(Oracle Linux 5)</text:p>
          </table:table-cell>
          <table:table-cell table:style-name="ce464"/>
          <table:table-cell table:style-name="ce464" office:value-type="string" calcext:value-type="string">
            <text:p>RMAN DATAPROTECTOR</text:p>
          </table:table-cell>
          <table:table-cell table:style-name="ce457"/>
          <table:table-cell table:style-name="ce494"/>
          <table:table-cell table:style-name="ce457"/>
          <table:table-cell table:style-name="ce455" office:value-type="string" calcext:value-type="string">
            <text:p>Intel or AMD Desktop, Laptop/Notebook, or Netbook Multicore chips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 table:number-columns-repeated="3"/>
          <table:table-cell table:style-name="ce455"/>
          <table:table-cell table:style-name="ce473"/>
          <table:table-cell table:style-name="ce480"/>
          <table:table-cell table:style-name="ce455"/>
          <table:table-cell table:style-name="ce501" table:formula="of:=IF(ISBLANK([Servidores.K15]);IF(ISBLANK([Servidores.C15]);&quot;&quot;;[Servidores.C15]);[Servidores.K15])" office:value-type="string" office:string-value="BD-SAPPORTAL2" calcext:value-type="string">
            <text:p>BD-SAPPORTAL2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3"/>
          <table:table-cell table:style-name="ce464" office:value-type="string" calcext:value-type="string">
            <text:p>Oracle Database Enterprise Edition 10.2.0.2</text:p>
          </table:table-cell>
          <table:table-cell table:style-name="ce470" office:value-type="string" calcext:value-type="string">
            <text:p>10.2</text:p>
          </table:table-cell>
          <table:table-cell table:style-name="ce477" office:value-type="string" calcext:value-type="string">
            <text:p>0.2</text:p>
          </table:table-cell>
          <table:table-cell table:style-name="ce464" office:value-type="string" calcext:value-type="string">
            <text:p>Oracle Application Server 10.1.2.x</text:p>
          </table:table-cell>
          <table:table-cell table:style-name="ce461" office:value-type="string" calcext:value-type="string">
            <text:p>Oracle Application Server </text:p>
          </table:table-cell>
          <table:table-cell table:style-name="ce484" office:value-type="string" calcext:value-type="string">
            <text:p>10.1</text:p>
          </table:table-cell>
          <table:table-cell table:style-name="ce461" office:value-type="string" calcext:value-type="string">
            <text:p>2.x</text:p>
          </table:table-cell>
          <table:table-cell table:style-name="ce464" office:value-type="string" calcext:value-type="string">
            <text:p>Linux x86(Oracle Linux 6)</text:p>
          </table:table-cell>
          <table:table-cell table:style-name="ce464"/>
          <table:table-cell table:style-name="ce464" office:value-type="string" calcext:value-type="string">
            <text:p>RMAN NETBACKUP</text:p>
          </table:table-cell>
          <table:table-cell table:style-name="ce457"/>
          <table:table-cell table:style-name="ce494"/>
          <table:table-cell table:style-name="ce457"/>
          <table:table-cell table:style-name="ce455" office:value-type="string" calcext:value-type="string">
            <text:p>Sun UltraSPARC T2+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 table:number-columns-repeated="3"/>
          <table:table-cell table:style-name="ce455"/>
          <table:table-cell table:style-name="ce473"/>
          <table:table-cell table:style-name="ce480"/>
          <table:table-cell table:style-name="ce455"/>
          <table:table-cell table:style-name="ce501" table:formula="of:=IF(ISBLANK([Servidores.K16]);IF(ISBLANK([Servidores.C16]);&quot;&quot;;[Servidores.C16]);[Servidores.K16])" office:value-type="string" office:string-value="HPCORPTEST" calcext:value-type="string">
            <text:p>HPCORPTEST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3"/>
          <table:table-cell table:style-name="ce464" office:value-type="string" calcext:value-type="string">
            <text:p>Oracle Database Enterprise Edition 10.2.0.1</text:p>
          </table:table-cell>
          <table:table-cell table:style-name="ce470" office:value-type="string" calcext:value-type="string">
            <text:p>10.2</text:p>
          </table:table-cell>
          <table:table-cell table:style-name="ce477" office:value-type="string" calcext:value-type="string">
            <text:p>0.1</text:p>
          </table:table-cell>
          <table:table-cell table:style-name="ce465" office:value-type="string" calcext:value-type="string">
            <text:p>-- NO ENCUENTRO MI OPCIÓN --</text:p>
          </table:table-cell>
          <table:table-cell table:style-name="ce483" table:number-columns-repeated="3"/>
          <table:table-cell table:style-name="ce464" office:value-type="string" calcext:value-type="string">
            <text:p>Linux x86(Oracle Linux 7)</text:p>
          </table:table-cell>
          <table:table-cell table:style-name="ce464"/>
          <table:table-cell table:style-name="ce464" office:value-type="string" calcext:value-type="string">
            <text:p>RMAN + EXPORTS</text:p>
          </table:table-cell>
          <table:table-cell table:style-name="ce457"/>
          <table:table-cell table:style-name="ce494"/>
          <table:table-cell table:style-name="ce457"/>
          <table:table-cell table:style-name="ce455" office:value-type="string" calcext:value-type="string">
            <text:p>SPARC64 VII+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 table:number-columns-repeated="3"/>
          <table:table-cell table:style-name="ce455"/>
          <table:table-cell table:style-name="ce473"/>
          <table:table-cell table:style-name="ce480"/>
          <table:table-cell table:style-name="ce455"/>
          <table:table-cell table:style-name="ce501" table:formula="of:=IF(ISBLANK([Servidores.K17]);IF(ISBLANK([Servidores.C17]);&quot;&quot;;[Servidores.C17]);[Servidores.K17])" office:value-type="string" office:string-value="HPCORPDES" calcext:value-type="string">
            <text:p>HPCORPDES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3"/>
          <table:table-cell table:style-name="ce464" office:value-type="string" calcext:value-type="string">
            <text:p>Oracle Database Enterprise Edition 9.2.0.8</text:p>
          </table:table-cell>
          <table:table-cell table:style-name="ce470" office:value-type="string" calcext:value-type="string">
            <text:p>9.2</text:p>
          </table:table-cell>
          <table:table-cell table:style-name="ce477" office:value-type="string" calcext:value-type="string">
            <text:p>0.8</text:p>
          </table:table-cell>
          <table:table-cell table:style-name="ce467"/>
          <table:table-cell table:style-name="Default" table:number-columns-repeated="3"/>
          <table:table-cell table:style-name="ce464" office:value-type="string" calcext:value-type="string">
            <text:p>Linux x86(Red Hat Enterprise 3)</text:p>
          </table:table-cell>
          <table:table-cell table:style-name="ce464"/>
          <table:table-cell table:style-name="ce464" office:value-type="string" calcext:value-type="string">
            <text:p>RMAN LEGATO + EXPORTS</text:p>
          </table:table-cell>
          <table:table-cell table:style-name="ce457"/>
          <table:table-cell table:style-name="ce494"/>
          <table:table-cell table:style-name="ce457"/>
          <table:table-cell table:style-name="ce455" office:value-type="string" calcext:value-type="string">
            <text:p>SPARC64 X, SPARC64 X+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 table:number-columns-repeated="3"/>
          <table:table-cell table:style-name="ce455"/>
          <table:table-cell table:style-name="ce473"/>
          <table:table-cell table:style-name="ce480"/>
          <table:table-cell table:style-name="ce455"/>
          <table:table-cell table:style-name="ce501" table:formula="of:=IF(ISBLANK([Servidores.K18]);IF(ISBLANK([Servidores.C18]);&quot;&quot;;[Servidores.C18]);[Servidores.K18])" office:value-type="string" office:string-value="HPPSTEST" calcext:value-type="string">
            <text:p>HPPSTEST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1"/>
          <table:table-cell table:style-name="ce464" office:value-type="string" calcext:value-type="string">
            <text:p>Oracle Database Enterprise Edition 9.2.0.7</text:p>
          </table:table-cell>
          <table:table-cell table:style-name="ce470" office:value-type="string" calcext:value-type="string">
            <text:p>9.2</text:p>
          </table:table-cell>
          <table:table-cell table:style-name="ce477" office:value-type="string" calcext:value-type="string">
            <text:p>0.7</text:p>
          </table:table-cell>
          <table:table-cell table:style-name="ce466"/>
          <table:table-cell table:style-name="ce462" table:number-columns-repeated="3"/>
          <table:table-cell table:style-name="ce464" office:value-type="string" calcext:value-type="string">
            <text:p>Linux x86(Red Hat Enterprise 4)</text:p>
          </table:table-cell>
          <table:table-cell table:style-name="ce468"/>
          <table:table-cell table:style-name="ce464" office:value-type="string" calcext:value-type="string">
            <text:p>RMAN DATAPROTECTOR + EXPORTS</text:p>
          </table:table-cell>
          <table:table-cell table:style-name="ce457"/>
          <table:table-cell table:style-name="ce495"/>
          <table:table-cell table:style-name="ce457"/>
          <table:table-cell table:style-name="ce455" office:value-type="string" calcext:value-type="string">
            <text:p>SPARC T4 processor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 table:number-columns-repeated="3"/>
          <table:table-cell table:style-name="ce456"/>
          <table:table-cell table:style-name="ce474"/>
          <table:table-cell table:style-name="ce481"/>
          <table:table-cell table:style-name="ce455"/>
          <table:table-cell table:style-name="ce501" table:formula="of:=IF(ISBLANK([Servidores.K19]);IF(ISBLANK([Servidores.C19]);&quot;&quot;;[Servidores.C19]);[Servidores.K19])" office:value-type="string" office:string-value="HPPSDES" calcext:value-type="string">
            <text:p>HPPSDES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1"/>
          <table:table-cell table:style-name="ce464" office:value-type="string" calcext:value-type="string">
            <text:p>Oracle Database Enterprise Edition 9.2.0.6</text:p>
          </table:table-cell>
          <table:table-cell table:style-name="ce470" office:value-type="string" calcext:value-type="string">
            <text:p>9.2</text:p>
          </table:table-cell>
          <table:table-cell table:style-name="ce477" office:value-type="string" calcext:value-type="string">
            <text:p>0.6</text:p>
          </table:table-cell>
          <table:table-cell table:style-name="ce466"/>
          <table:table-cell table:style-name="ce462" table:number-columns-repeated="3"/>
          <table:table-cell table:style-name="ce464" office:value-type="string" calcext:value-type="string">
            <text:p>Linux x86(Red Hat Enterprise 5)</text:p>
          </table:table-cell>
          <table:table-cell table:style-name="ce461"/>
          <table:table-cell table:style-name="ce464" office:value-type="string" calcext:value-type="string">
            <text:p>RMAN NETBACKUP + EXPORTS</text:p>
          </table:table-cell>
          <table:table-cell table:style-name="ce457"/>
          <table:table-cell table:style-name="ce496"/>
          <table:table-cell table:style-name="ce457"/>
          <table:table-cell table:style-name="ce455" office:value-type="string" calcext:value-type="string">
            <text:p>SPARC T5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 table:number-columns-repeated="4"/>
          <table:table-cell table:style-name="ce461" table:number-columns-repeated="2"/>
          <table:table-cell table:style-name="ce455"/>
          <table:table-cell table:style-name="ce501" table:formula="of:=IF(ISBLANK([Servidores.K20]);IF(ISBLANK([Servidores.C20]);&quot;&quot;;[Servidores.C20]);[Servidores.K20])" office:value-type="string" office:string-value="BD-SAPTEST" calcext:value-type="string">
            <text:p>BD-SAPTEST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2"/>
          <table:table-cell table:style-name="ce464" office:value-type="string" calcext:value-type="string">
            <text:p>Oracle Database Enterprise Edition 9.2.0.5</text:p>
          </table:table-cell>
          <table:table-cell table:style-name="ce470" office:value-type="string" calcext:value-type="string">
            <text:p>9.2</text:p>
          </table:table-cell>
          <table:table-cell table:style-name="ce477" office:value-type="string" calcext:value-type="string">
            <text:p>0.5</text:p>
          </table:table-cell>
          <table:table-cell table:style-name="ce466"/>
          <table:table-cell table:style-name="ce462" table:number-columns-repeated="3"/>
          <table:table-cell table:style-name="ce464" office:value-type="string" calcext:value-type="string">
            <text:p>Linux x86(Red Hat Enterprise 6)</text:p>
          </table:table-cell>
          <table:table-cell table:style-name="ce461"/>
          <table:table-cell table:style-name="ce464" office:value-type="string" calcext:value-type="string">
            <text:p>RMAN + COLD BACKUP</text:p>
          </table:table-cell>
          <table:table-cell table:style-name="ce457"/>
          <table:table-cell table:style-name="ce496"/>
          <table:table-cell table:style-name="ce457"/>
          <table:table-cell table:style-name="ce455" office:value-type="string" calcext:value-type="string">
            <text:p>SPARC M5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 table:number-columns-repeated="4"/>
          <table:table-cell table:style-name="ce461" table:number-columns-repeated="2"/>
          <table:table-cell table:style-name="ce455"/>
          <table:table-cell table:style-name="ce501" table:formula="of:=IF(ISBLANK([Servidores.K21]);IF(ISBLANK([Servidores.C21]);&quot;&quot;;[Servidores.C21]);[Servidores.K21])" office:value-type="string" office:string-value="BD-SAPDES" calcext:value-type="string">
            <text:p>BD-SAPDES</text:p>
          </table:table-cell>
          <table:table-cell table:style-name="ce501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1"/>
          <table:table-cell table:style-name="ce464" office:value-type="string" calcext:value-type="string">
            <text:p>Oracle Database Enterprise Edition 9.2.0.4</text:p>
          </table:table-cell>
          <table:table-cell table:style-name="ce470" office:value-type="string" calcext:value-type="string">
            <text:p>9.2</text:p>
          </table:table-cell>
          <table:table-cell table:style-name="ce477" office:value-type="string" calcext:value-type="string">
            <text:p>0.4</text:p>
          </table:table-cell>
          <table:table-cell table:style-name="ce466"/>
          <table:table-cell table:style-name="ce462" table:number-columns-repeated="3"/>
          <table:table-cell table:style-name="ce485" office:value-type="string" calcext:value-type="string">
            <text:p>Linux x86(SLES-10)</text:p>
          </table:table-cell>
          <table:table-cell table:style-name="ce489"/>
          <table:table-cell table:style-name="ce464" office:value-type="string" calcext:value-type="string">
            <text:p>RMAN + EXPORTS + COLD BACKUP</text:p>
          </table:table-cell>
          <table:table-cell table:style-name="ce457"/>
          <table:table-cell table:style-name="ce496"/>
          <table:table-cell table:style-name="ce457"/>
          <table:table-cell table:style-name="ce455" office:value-type="string" calcext:value-type="string">
            <text:p>SPARC M6</text:p>
          </table:table-cell>
          <table:table-cell table:style-name="ce457" office:value-type="float" office:value="0.5" calcext:value-type="float">
            <text:p>0,5</text:p>
          </table:table-cell>
          <table:table-cell table:style-name="ce457" table:number-columns-repeated="4"/>
          <table:table-cell table:style-name="ce461" table:number-columns-repeated="2"/>
          <table:table-cell table:style-name="ce455"/>
          <table:table-cell table:style-name="ce501" table:formula="of:=IF(ISBLANK([Servidores.K22]);IF(ISBLANK([Servidores.C22]);&quot;&quot;;[Servidores.C22]);[Servidores.K22])" office:value-type="string" office:string-value="HPRECOVERY" calcext:value-type="string">
            <text:p>HPRECOVERY</text:p>
          </table:table-cell>
          <table:table-cell table:style-name="ce501"/>
          <table:table-cell table:number-columns-repeated="997"/>
        </table:table-row>
        <table:table-row table:style-name="ro8">
          <table:table-cell table:style-name="ce457" table:number-columns-repeated="2"/>
          <table:table-cell table:style-name="ce461"/>
          <table:table-cell table:style-name="ce464" office:value-type="string" calcext:value-type="string">
            <text:p>Oracle Database Enterprise Edition 9.2.0.3</text:p>
          </table:table-cell>
          <table:table-cell table:style-name="ce470" office:value-type="string" calcext:value-type="string">
            <text:p>9.2</text:p>
          </table:table-cell>
          <table:table-cell table:style-name="ce477" office:value-type="string" calcext:value-type="string">
            <text:p>0.3</text:p>
          </table:table-cell>
          <table:table-cell table:style-name="ce466"/>
          <table:table-cell table:style-name="ce462" table:number-columns-repeated="3"/>
          <table:table-cell table:style-name="ce464" office:value-type="string" calcext:value-type="string">
            <text:p>Linux x86-64(Oracle Linux 4)</text:p>
          </table:table-cell>
          <table:table-cell table:style-name="ce461"/>
          <table:table-cell table:style-name="ce464" office:value-type="string" calcext:value-type="string">
            <text:p>SAP BRTOOLS</text:p>
          </table:table-cell>
          <table:table-cell table:style-name="ce457"/>
          <table:table-cell table:style-name="ce496"/>
          <table:table-cell table:style-name="ce457"/>
          <table:table-cell table:style-name="ce455" office:value-type="string" calcext:value-type="string">
            <text:p>Sun and Fujitsu SPARC64 VI, VII</text:p>
          </table:table-cell>
          <table:table-cell table:style-name="ce457" office:value-type="float" office:value="0.75" calcext:value-type="float">
            <text:p>0,75</text:p>
          </table:table-cell>
          <table:table-cell table:style-name="ce457" table:number-columns-repeated="4"/>
          <table:table-cell table:style-name="ce461" table:number-columns-repeated="2"/>
          <table:table-cell table:style-name="ce455"/>
          <table:table-cell table:style-name="ce501" table:formula="of:=IF(ISBLANK([Servidores.K23]);IF(ISBLANK([Servidores.C23]);&quot;&quot;;[Servidores.C23]);[Servidores.K23])">
            <text:p/>
          </table:table-cell>
          <table:table-cell table:style-name="ce501"/>
          <table:table-cell table:number-columns-repeated="997"/>
        </table:table-row>
        <table:table-row table:style-name="ro8">
          <table:table-cell table:style-name="ce457" table:number-columns-repeated="2"/>
          <table:table-cell table:style-name="ce461"/>
          <table:table-cell table:style-name="ce464" office:value-type="string" calcext:value-type="string">
            <text:p>Oracle Database Enterprise Edition 9.2.0.2</text:p>
          </table:table-cell>
          <table:table-cell table:style-name="ce470" office:value-type="string" calcext:value-type="string">
            <text:p>9.2</text:p>
          </table:table-cell>
          <table:table-cell table:style-name="ce477" office:value-type="string" calcext:value-type="string">
            <text:p>0.2</text:p>
          </table:table-cell>
          <table:table-cell table:style-name="ce466"/>
          <table:table-cell table:style-name="ce462" table:number-columns-repeated="3"/>
          <table:table-cell table:style-name="ce464" office:value-type="string" calcext:value-type="string">
            <text:p>Linux x86-64(Oracle Linux 5)</text:p>
          </table:table-cell>
          <table:table-cell table:style-name="ce461"/>
          <table:table-cell table:style-name="ce465" office:value-type="string" calcext:value-type="string">
            <text:p>-- NO ENCUENTRO MI OPCIÓN --</text:p>
          </table:table-cell>
          <table:table-cell table:style-name="ce457"/>
          <table:table-cell table:style-name="ce496"/>
          <table:table-cell table:style-name="ce457"/>
          <table:table-cell table:style-name="ce455" office:value-type="string" calcext:value-type="string">
            <text:p>Sun UltraSPARC IV, IV+, or earlier Multicore chips</text:p>
          </table:table-cell>
          <table:table-cell table:style-name="ce457" office:value-type="float" office:value="0.75" calcext:value-type="float">
            <text:p>0,75</text:p>
          </table:table-cell>
          <table:table-cell table:style-name="ce457" table:number-columns-repeated="4"/>
          <table:table-cell table:style-name="ce461" table:number-columns-repeated="2"/>
          <table:table-cell table:style-name="ce456"/>
          <table:table-cell table:style-name="ce501" table:formula="of:=IF(ISBLANK([Servidores.K24]);IF(ISBLANK([Servidores.C24]);&quot;&quot;;[Servidores.C24]);[Servidores.K24])">
            <text:p/>
          </table:table-cell>
          <table:table-cell table:style-name="ce502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2"/>
          <table:table-cell table:style-name="ce464" office:value-type="string" calcext:value-type="string">
            <text:p>Oracle Database Enterprise Edition 9.2.0.1</text:p>
          </table:table-cell>
          <table:table-cell table:style-name="ce470" office:value-type="string" calcext:value-type="string">
            <text:p>9.2</text:p>
          </table:table-cell>
          <table:table-cell table:style-name="ce477" office:value-type="string" calcext:value-type="string">
            <text:p>0.1</text:p>
          </table:table-cell>
          <table:table-cell table:style-name="ce466"/>
          <table:table-cell table:style-name="ce462" table:number-columns-repeated="3"/>
          <table:table-cell table:style-name="ce464" office:value-type="string" calcext:value-type="string">
            <text:p>Linux x86-64(Oracle Linux 6)</text:p>
          </table:table-cell>
          <table:table-cell table:style-name="ce461"/>
          <table:table-cell table:style-name="ce467"/>
          <table:table-cell table:style-name="ce457"/>
          <table:table-cell table:style-name="ce496"/>
          <table:table-cell table:style-name="ce457"/>
          <table:table-cell table:style-name="ce455" office:value-type="string" calcext:value-type="string">
            <text:p>Sun UltraSPARC T2</text:p>
          </table:table-cell>
          <table:table-cell table:style-name="ce457" office:value-type="float" office:value="0.75" calcext:value-type="float">
            <text:p>0,75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25]);IF(ISBLANK([Servidores.C25]);&quot;&quot;;[Servidores.C25]);[Servidores.K25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1"/>
          <table:table-cell table:style-name="ce464" office:value-type="string" calcext:value-type="string">
            <text:p>Oracle Database Enterprise Edition 9.0.1.5</text:p>
          </table:table-cell>
          <table:table-cell table:style-name="ce470" office:value-type="string" calcext:value-type="string">
            <text:p>9.0</text:p>
          </table:table-cell>
          <table:table-cell table:style-name="ce477" office:value-type="string" calcext:value-type="string">
            <text:p>1.5</text:p>
          </table:table-cell>
          <table:table-cell table:style-name="ce466"/>
          <table:table-cell table:style-name="ce462" table:number-columns-repeated="3"/>
          <table:table-cell table:style-name="ce464" office:value-type="string" calcext:value-type="string">
            <text:p>Linux x86-64(Oracle Linux 7)</text:p>
          </table:table-cell>
          <table:table-cell table:style-name="ce461"/>
          <table:table-cell table:style-name="ce466"/>
          <table:table-cell table:style-name="ce457"/>
          <table:table-cell table:style-name="ce496"/>
          <table:table-cell table:style-name="ce457"/>
          <table:table-cell table:style-name="ce455" office:value-type="string" calcext:value-type="string">
            <text:p>HP PA-RISC</text:p>
          </table:table-cell>
          <table:table-cell table:style-name="ce457" office:value-type="float" office:value="0.75" calcext:value-type="float">
            <text:p>0,75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26]);IF(ISBLANK([Servidores.C26]);&quot;&quot;;[Servidores.C26]);[Servidores.K26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1"/>
          <table:table-cell table:style-name="ce464" office:value-type="string" calcext:value-type="string">
            <text:p>Oracle Database Enterprise Edition 9.0.1.4</text:p>
          </table:table-cell>
          <table:table-cell table:style-name="ce470" office:value-type="string" calcext:value-type="string">
            <text:p>9.0</text:p>
          </table:table-cell>
          <table:table-cell table:style-name="ce477" office:value-type="string" calcext:value-type="string">
            <text:p>1.4</text:p>
          </table:table-cell>
          <table:table-cell table:style-name="ce466"/>
          <table:table-cell table:style-name="ce462" table:number-columns-repeated="3"/>
          <table:table-cell table:style-name="ce464" office:value-type="string" calcext:value-type="string">
            <text:p>Linux x86-64(Red Hat Enterprise 3)</text:p>
          </table:table-cell>
          <table:table-cell table:style-name="ce461"/>
          <table:table-cell table:style-name="ce466"/>
          <table:table-cell table:style-name="ce457"/>
          <table:table-cell table:style-name="ce496"/>
          <table:table-cell table:style-name="ce457"/>
          <table:table-cell table:style-name="ce455" office:value-type="string" calcext:value-type="string">
            <text:p>IBM POWER5+ or earlier Multicore chips</text:p>
          </table:table-cell>
          <table:table-cell table:style-name="ce457" office:value-type="float" office:value="0.75" calcext:value-type="float">
            <text:p>0,75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27]);IF(ISBLANK([Servidores.C27]);&quot;&quot;;[Servidores.C27]);[Servidores.K27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1"/>
          <table:table-cell table:style-name="ce464" office:value-type="string" calcext:value-type="string">
            <text:p>Oracle Database Enterprise Edition 9.0.1.3</text:p>
          </table:table-cell>
          <table:table-cell table:style-name="ce470" office:value-type="string" calcext:value-type="string">
            <text:p>9.0</text:p>
          </table:table-cell>
          <table:table-cell table:style-name="ce477" office:value-type="string" calcext:value-type="string">
            <text:p>1.3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Linux x86-64(Red Hat Enterprise 4)</text:p>
          </table:table-cell>
          <table:table-cell table:style-name="ce461"/>
          <table:table-cell table:style-name="ce466"/>
          <table:table-cell table:style-name="ce457"/>
          <table:table-cell table:style-name="ce496"/>
          <table:table-cell table:style-name="ce457"/>
          <table:table-cell table:style-name="ce455" office:value-type="string" calcext:value-type="string">
            <text:p>All Single Core Chips</text:p>
          </table:table-cell>
          <table:table-cell table:style-name="ce457" office:value-type="float" office:value="1" calcext:value-type="float">
            <text:p>1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28]);IF(ISBLANK([Servidores.C28]);&quot;&quot;;[Servidores.C28]);[Servidores.K28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1"/>
          <table:table-cell table:style-name="ce464" office:value-type="string" calcext:value-type="string">
            <text:p>Oracle Database Enterprise Edition 9.0.1.2</text:p>
          </table:table-cell>
          <table:table-cell table:style-name="ce470" office:value-type="string" calcext:value-type="string">
            <text:p>9.0</text:p>
          </table:table-cell>
          <table:table-cell table:style-name="ce477" office:value-type="string" calcext:value-type="string">
            <text:p>1.2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Linux x86-64(Red Hat Enterprise 5)</text:p>
          </table:table-cell>
          <table:table-cell table:style-name="ce461"/>
          <table:table-cell table:style-name="ce466"/>
          <table:table-cell table:style-name="ce457" table:number-columns-repeated="3"/>
          <table:table-cell table:style-name="ce455" office:value-type="string" calcext:value-type="string">
            <text:p>Intel Itanium Series 93XX (For servers purchased on or after Dec 1st, 2010)</text:p>
          </table:table-cell>
          <table:table-cell table:style-name="ce457" office:value-type="float" office:value="1" calcext:value-type="float">
            <text:p>1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29]);IF(ISBLANK([Servidores.C29]);&quot;&quot;;[Servidores.C29]);[Servidores.K29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2"/>
          <table:table-cell table:style-name="ce464" office:value-type="string" calcext:value-type="string">
            <text:p>Oracle Database Enterprise Edition 9.0.1.1</text:p>
          </table:table-cell>
          <table:table-cell table:style-name="ce470" office:value-type="string" calcext:value-type="string">
            <text:p>9.0</text:p>
          </table:table-cell>
          <table:table-cell table:style-name="ce477" office:value-type="string" calcext:value-type="string">
            <text:p>1.1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Linux x86-64(Red Hat Enterprise 6)</text:p>
          </table:table-cell>
          <table:table-cell table:style-name="ce461"/>
          <table:table-cell table:style-name="ce466"/>
          <table:table-cell table:style-name="ce457" table:number-columns-repeated="3"/>
          <table:table-cell table:style-name="ce455" office:value-type="string" calcext:value-type="string">
            <text:p>Intel Itanium Series 95XX</text:p>
          </table:table-cell>
          <table:table-cell table:style-name="ce457" office:value-type="float" office:value="1" calcext:value-type="float">
            <text:p>1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30]);IF(ISBLANK([Servidores.C30]);&quot;&quot;;[Servidores.C30]);[Servidores.K30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2"/>
          <table:table-cell table:style-name="ce464" office:value-type="string" calcext:value-type="string">
            <text:p>Oracle Database Enterprise Edition 9.0.1.0</text:p>
          </table:table-cell>
          <table:table-cell table:style-name="ce470" office:value-type="string" calcext:value-type="string">
            <text:p>9.0</text:p>
          </table:table-cell>
          <table:table-cell table:style-name="ce477" office:value-type="string" calcext:value-type="string">
            <text:p>1.0</text:p>
          </table:table-cell>
          <table:table-cell table:style-name="ce464"/>
          <table:table-cell table:style-name="ce461" table:number-columns-repeated="3"/>
          <table:table-cell table:style-name="ce487" office:value-type="string" calcext:value-type="string">
            <text:p>Microsoft Windows x86 (32-bit)(Server 2003)</text:p>
          </table:table-cell>
          <table:table-cell table:style-name="ce461"/>
          <table:table-cell table:style-name="ce464"/>
          <table:table-cell table:style-name="ce457" table:number-columns-repeated="3"/>
          <table:table-cell table:style-name="ce455" office:value-type="string" calcext:value-type="string">
            <text:p>IBM POWER6</text:p>
          </table:table-cell>
          <table:table-cell table:style-name="ce457" office:value-type="float" office:value="1" calcext:value-type="float">
            <text:p>1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31]);IF(ISBLANK([Servidores.C31]);&quot;&quot;;[Servidores.C31]);[Servidores.K31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2"/>
          <table:table-cell table:style-name="ce464" office:value-type="string" calcext:value-type="string">
            <text:p>Oracle Database Enterprise Edition 8.1.7.4</text:p>
          </table:table-cell>
          <table:table-cell table:style-name="ce470" office:value-type="string" calcext:value-type="string">
            <text:p>8.1</text:p>
          </table:table-cell>
          <table:table-cell table:style-name="ce477" office:value-type="string" calcext:value-type="string">
            <text:p>7.4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Microsoft Windows x64 (64-bit)(2000)</text:p>
          </table:table-cell>
          <table:table-cell table:style-name="ce461"/>
          <table:table-cell table:style-name="ce464"/>
          <table:table-cell table:style-name="ce457" table:number-columns-repeated="3"/>
          <table:table-cell table:style-name="ce455" office:value-type="string" calcext:value-type="string">
            <text:p>IBM POWER7, IBM POWER7+</text:p>
          </table:table-cell>
          <table:table-cell table:style-name="ce457" office:value-type="float" office:value="1" calcext:value-type="float">
            <text:p>1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32]);IF(ISBLANK([Servidores.C32]);&quot;&quot;;[Servidores.C32]);[Servidores.K32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2"/>
          <table:table-cell table:style-name="ce464" office:value-type="string" calcext:value-type="string">
            <text:p>Oracle Database Enterprise Edition 8.1.7.3</text:p>
          </table:table-cell>
          <table:table-cell table:style-name="ce470" office:value-type="string" calcext:value-type="string">
            <text:p>8.1</text:p>
          </table:table-cell>
          <table:table-cell table:style-name="ce477" office:value-type="string" calcext:value-type="string">
            <text:p>7.3</text:p>
          </table:table-cell>
          <table:table-cell table:style-name="ce464"/>
          <table:table-cell table:style-name="ce461" table:number-columns-repeated="3"/>
          <table:table-cell table:style-name="ce488" office:value-type="string" calcext:value-type="string">
            <text:p>Microsoft Windows x64 (64-bit)(Server 2003)</text:p>
          </table:table-cell>
          <table:table-cell table:style-name="ce490"/>
          <table:table-cell table:style-name="ce464"/>
          <table:table-cell table:style-name="ce457" table:number-columns-repeated="3"/>
          <table:table-cell table:style-name="ce455" office:value-type="string" calcext:value-type="string">
            <text:p>IBM POWER8</text:p>
          </table:table-cell>
          <table:table-cell table:style-name="ce457" office:value-type="float" office:value="1" calcext:value-type="float">
            <text:p>1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33]);IF(ISBLANK([Servidores.C33]);&quot;&quot;;[Servidores.C33]);[Servidores.K33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2"/>
          <table:table-cell table:style-name="ce464" office:value-type="string" calcext:value-type="string">
            <text:p>Oracle Database Enterprise Edition 8.1.7.2</text:p>
          </table:table-cell>
          <table:table-cell table:style-name="ce470" office:value-type="string" calcext:value-type="string">
            <text:p>8.1</text:p>
          </table:table-cell>
          <table:table-cell table:style-name="ce477" office:value-type="string" calcext:value-type="string">
            <text:p>7.2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Microsoft Windows x64 (64-bit)(Server 2003 R2)</text:p>
          </table:table-cell>
          <table:table-cell table:style-name="ce461"/>
          <table:table-cell table:style-name="ce468"/>
          <table:table-cell table:style-name="ce457" table:number-columns-repeated="3"/>
          <table:table-cell table:style-name="ce455" office:value-type="string" calcext:value-type="string">
            <text:p>IBM System z (z10 and earlier)</text:p>
          </table:table-cell>
          <table:table-cell table:style-name="ce457" office:value-type="float" office:value="1" calcext:value-type="float">
            <text:p>1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34]);IF(ISBLANK([Servidores.C34]);&quot;&quot;;[Servidores.C34]);[Servidores.K34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2"/>
          <table:table-cell table:style-name="ce462"/>
          <table:table-cell table:style-name="ce464" office:value-type="string" calcext:value-type="string">
            <text:p>Oracle Database Enterprise Edition 8.1.7.1</text:p>
          </table:table-cell>
          <table:table-cell table:style-name="ce470" office:value-type="string" calcext:value-type="string">
            <text:p>8.1</text:p>
          </table:table-cell>
          <table:table-cell table:style-name="ce477" office:value-type="string" calcext:value-type="string">
            <text:p>7.1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Microsoft Windows x64 (64-bit)(Server 2008 R2)</text:p>
          </table:table-cell>
          <table:table-cell table:style-name="ce489"/>
          <table:table-cell table:style-name="ce461"/>
          <table:table-cell table:style-name="ce457" table:number-columns-repeated="3"/>
          <table:table-cell table:style-name="ce455" office:value-type="string" calcext:value-type="string">
            <text:p>All Other Multicore chips</text:p>
          </table:table-cell>
          <table:table-cell table:style-name="ce457" office:value-type="float" office:value="1" calcext:value-type="float">
            <text:p>1</text:p>
          </table:table-cell>
          <table:table-cell table:style-name="ce457" table:number-columns-repeated="4"/>
          <table:table-cell table:style-name="ce461" table:number-columns-repeated="2"/>
          <table:table-cell table:style-name="ce457"/>
          <table:table-cell table:style-name="ce501" table:formula="of:=IF(ISBLANK([Servidores.K35]);IF(ISBLANK([Servidores.C35]);&quot;&quot;;[Servidores.C35]);[Servidores.K35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3"/>
          <table:table-cell table:style-name="ce464" office:value-type="string" calcext:value-type="string">
            <text:p>Oracle Database Enterprise Edition 8.1.7.0</text:p>
          </table:table-cell>
          <table:table-cell table:style-name="ce470" office:value-type="string" calcext:value-type="string">
            <text:p>8.1</text:p>
          </table:table-cell>
          <table:table-cell table:style-name="ce477" office:value-type="string" calcext:value-type="string">
            <text:p>7.0</text:p>
          </table:table-cell>
          <table:table-cell table:style-name="ce464"/>
          <table:table-cell table:style-name="ce461" table:number-columns-repeated="3"/>
          <table:table-cell table:style-name="ce485" office:value-type="string" calcext:value-type="string">
            <text:p>Microsoft Windows x64 (64-bit)(XP)</text:p>
          </table:table-cell>
          <table:table-cell table:style-name="ce491"/>
          <table:table-cell table:style-name="ce461"/>
          <table:table-cell table:style-name="ce457" table:number-columns-repeated="3"/>
          <table:table-cell table:style-name="ce466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36]);IF(ISBLANK([Servidores.C36]);&quot;&quot;;[Servidores.C36]);[Servidores.K36])">
            <text:p/>
          </table:table-cell>
          <table:table-cell table:style-name="ce457"/>
          <table:table-cell table:number-columns-repeated="997"/>
        </table:table-row>
        <table:table-row table:style-name="ro7">
          <table:table-cell table:style-name="ce457" table:number-columns-repeated="3"/>
          <table:table-cell table:style-name="ce464" office:value-type="string" calcext:value-type="string">
            <text:p>Oracle Database Enterprise Edition 8.0.6.3</text:p>
          </table:table-cell>
          <table:table-cell table:style-name="ce470" office:value-type="string" calcext:value-type="string">
            <text:p>8.0</text:p>
          </table:table-cell>
          <table:table-cell table:style-name="ce477" office:value-type="string" calcext:value-type="string">
            <text:p>6.3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Oracle Solaris on x86 (32-bit)(10)</text:p>
          </table:table-cell>
          <table:table-cell table:style-name="ce461" table:number-columns-repeated="2"/>
          <table:table-cell table:style-name="ce457" table:number-columns-repeated="3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37]);IF(ISBLANK([Servidores.C37]);&quot;&quot;;[Servidores.C37]);[Servidores.K37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 office:value-type="string" calcext:value-type="string">
            <text:p>Oracle Database Enterprise Edition 8.0.6.2</text:p>
          </table:table-cell>
          <table:table-cell table:style-name="ce470" office:value-type="string" calcext:value-type="string">
            <text:p>8.0</text:p>
          </table:table-cell>
          <table:table-cell table:style-name="ce477" office:value-type="string" calcext:value-type="string">
            <text:p>6.2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Oracle Solaris on SPARC (64-bit)(9)</text:p>
          </table:table-cell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38]);IF(ISBLANK([Servidores.C38]);&quot;&quot;;[Servidores.C38]);[Servidores.K38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 office:value-type="string" calcext:value-type="string">
            <text:p>Oracle Database Enterprise Edition 8.0.6.1</text:p>
          </table:table-cell>
          <table:table-cell table:style-name="ce470" office:value-type="string" calcext:value-type="string">
            <text:p>8.0</text:p>
          </table:table-cell>
          <table:table-cell table:style-name="ce477" office:value-type="string" calcext:value-type="string">
            <text:p>6.1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Oracle Solaris on SPARC (64-bit)(10)</text:p>
          </table:table-cell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39]);IF(ISBLANK([Servidores.C39]);&quot;&quot;;[Servidores.C39]);[Servidores.K39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 office:value-type="string" calcext:value-type="string">
            <text:p>Oracle Database Enterprise Edition 8.0.6.0</text:p>
          </table:table-cell>
          <table:table-cell table:style-name="ce470" office:value-type="string" calcext:value-type="string">
            <text:p>8.0</text:p>
          </table:table-cell>
          <table:table-cell table:style-name="ce477" office:value-type="string" calcext:value-type="string">
            <text:p>6.0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Oracle Solaris on SPARC (64-bit)(11)</text:p>
          </table:table-cell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0]);IF(ISBLANK([Servidores.C40]);&quot;&quot;;[Servidores.C40]);[Servidores.K40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 office:value-type="string" calcext:value-type="string">
            <text:p>Oracle Database Enterprise Edition 7.3.4</text:p>
          </table:table-cell>
          <table:table-cell table:style-name="ce470" office:value-type="string" calcext:value-type="string">
            <text:p>7.3</text:p>
          </table:table-cell>
          <table:table-cell table:style-name="ce477" office:value-type="string" calcext:value-type="string">
            <text:p>4.x</text:p>
          </table:table-cell>
          <table:table-cell table:style-name="ce464"/>
          <table:table-cell table:style-name="ce461" table:number-columns-repeated="3"/>
          <table:table-cell table:style-name="ce464" office:value-type="string" calcext:value-type="string">
            <text:p>SunOS 5.9 Generic (64-bit)</text:p>
          </table:table-cell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1]);IF(ISBLANK([Servidores.C41]);&quot;&quot;;[Servidores.C41]);[Servidores.K41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5" office:value-type="string" calcext:value-type="string">
            <text:p>-- NO ENCUENTRO MI OPCIÓN --</text:p>
          </table:table-cell>
          <table:table-cell table:style-name="ce471"/>
          <table:table-cell table:style-name="ce478"/>
          <table:table-cell table:style-name="ce464"/>
          <table:table-cell table:style-name="ce461" table:number-columns-repeated="3"/>
          <table:table-cell table:style-name="ce465" office:value-type="string" calcext:value-type="string">
            <text:p>-- NO ENCUENTRO MI OPCIÓN --</text:p>
          </table:table-cell>
          <table:table-cell table:style-name="ce492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2]);IF(ISBLANK([Servidores.C42]);&quot;&quot;;[Servidores.C42]);[Servidores.K42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2"/>
          <table:table-cell table:style-name="ce479"/>
          <table:table-cell table:style-name="ce464"/>
          <table:table-cell table:style-name="ce461" table:number-columns-repeated="3"/>
          <table:table-cell table:style-name="ce467"/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3]);IF(ISBLANK([Servidores.C43]);&quot;&quot;;[Servidores.C43]);[Servidores.K43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7"/>
          <table:table-cell table:style-name="ce472"/>
          <table:table-cell table:style-name="ce479"/>
          <table:table-cell table:style-name="ce468"/>
          <table:table-cell table:style-name="ce461" table:number-columns-repeated="3"/>
          <table:table-cell table:style-name="ce467"/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4]);IF(ISBLANK([Servidores.C44]);&quot;&quot;;[Servidores.C44]);[Servidores.K44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7"/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5]);IF(ISBLANK([Servidores.C45]);&quot;&quot;;[Servidores.C45]);[Servidores.K45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4"/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6]);IF(ISBLANK([Servidores.C46]);&quot;&quot;;[Servidores.C46]);[Servidores.K46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4"/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7]);IF(ISBLANK([Servidores.C47]);&quot;&quot;;[Servidores.C47]);[Servidores.K47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4"/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8]);IF(ISBLANK([Servidores.C48]);&quot;&quot;;[Servidores.C48]);[Servidores.K48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4"/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49]);IF(ISBLANK([Servidores.C49]);&quot;&quot;;[Servidores.C49]);[Servidores.K49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4"/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50]);IF(ISBLANK([Servidores.C50]);&quot;&quot;;[Servidores.C50]);[Servidores.K50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4"/>
          <table:table-cell table:style-name="ce461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51]);IF(ISBLANK([Servidores.C51]);&quot;&quot;;[Servidores.C51]);[Servidores.K51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85"/>
          <table:table-cell table:style-name="ce489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52]);IF(ISBLANK([Servidores.C52]);&quot;&quot;;[Servidores.C52]);[Servidores.K52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85"/>
          <table:table-cell table:style-name="ce489"/>
          <table:table-cell table:style-name="ce457" table:number-columns-repeated="4"/>
          <table:table-cell table:style-name="ce455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53]);IF(ISBLANK([Servidores.C53]);&quot;&quot;;[Servidores.C53]);[Servidores.K53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4"/>
          <table:table-cell table:style-name="ce461"/>
          <table:table-cell table:style-name="ce457" table:number-columns-repeated="4"/>
          <table:table-cell table:style-name="ce456"/>
          <table:table-cell table:style-name="ce457" table:number-columns-repeated="5"/>
          <table:table-cell table:style-name="ce461" table:number-columns-repeated="2"/>
          <table:table-cell table:style-name="ce457"/>
          <table:table-cell table:style-name="ce501" table:formula="of:=IF(ISBLANK([Servidores.K54]);IF(ISBLANK([Servidores.C54]);&quot;&quot;;[Servidores.C54]);[Servidores.K54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4"/>
          <table:table-cell table:style-name="ce461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55]);IF(ISBLANK([Servidores.C55]);&quot;&quot;;[Servidores.C55]);[Servidores.K55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8"/>
          <table:table-cell table:style-name="ce461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56]);IF(ISBLANK([Servidores.C56]);&quot;&quot;;[Servidores.C56]);[Servidores.K56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6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57]);IF(ISBLANK([Servidores.C57]);&quot;&quot;;[Servidores.C57]);[Servidores.K57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6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58]);IF(ISBLANK([Servidores.C58]);&quot;&quot;;[Servidores.C58]);[Servidores.K58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6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59]);IF(ISBLANK([Servidores.C59]);&quot;&quot;;[Servidores.C59]);[Servidores.K59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6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60]);IF(ISBLANK([Servidores.C60]);&quot;&quot;;[Servidores.C60]);[Servidores.K60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6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61]);IF(ISBLANK([Servidores.C61]);&quot;&quot;;[Servidores.C61]);[Servidores.K61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6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62]);IF(ISBLANK([Servidores.C62]);&quot;&quot;;[Servidores.C62]);[Servidores.K62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63]);IF(ISBLANK([Servidores.C63]);&quot;&quot;;[Servidores.C63]);[Servidores.K63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64]);IF(ISBLANK([Servidores.C64]);&quot;&quot;;[Servidores.C64]);[Servidores.K64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65]);IF(ISBLANK([Servidores.C65]);&quot;&quot;;[Servidores.C65]);[Servidores.K65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6"/>
          <table:table-cell table:style-name="ce470"/>
          <table:table-cell table:style-name="ce477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66]);IF(ISBLANK([Servidores.C66]);&quot;&quot;;[Servidores.C66]);[Servidores.K66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67]);IF(ISBLANK([Servidores.C67]);&quot;&quot;;[Servidores.C67]);[Servidores.K67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68]);IF(ISBLANK([Servidores.C68]);&quot;&quot;;[Servidores.C68]);[Servidores.K68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69]);IF(ISBLANK([Servidores.C69]);&quot;&quot;;[Servidores.C69]);[Servidores.K69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70]);IF(ISBLANK([Servidores.C70]);&quot;&quot;;[Servidores.C70]);[Servidores.K70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71]);IF(ISBLANK([Servidores.C71]);&quot;&quot;;[Servidores.C71]);[Servidores.K71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72]);IF(ISBLANK([Servidores.C72]);&quot;&quot;;[Servidores.C72]);[Servidores.K72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73]);IF(ISBLANK([Servidores.C73]);&quot;&quot;;[Servidores.C73]);[Servidores.K73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74]);IF(ISBLANK([Servidores.C74]);&quot;&quot;;[Servidores.C74]);[Servidores.K74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75]);IF(ISBLANK([Servidores.C75]);&quot;&quot;;[Servidores.C75]);[Servidores.K75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76]);IF(ISBLANK([Servidores.C76]);&quot;&quot;;[Servidores.C76]);[Servidores.K76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number-columns-repeated="2" table:style-name="ce457" office:value-type="string" calcext:value-type="string">
            <text:p><text:s/></text:p>
          </table:table-cell>
          <table:table-cell table:style-name="ce457" table:number-columns-repeated="8"/>
          <table:table-cell table:style-name="ce461" table:number-columns-repeated="2"/>
          <table:table-cell table:style-name="ce457"/>
          <table:table-cell table:style-name="ce501" table:formula="of:=IF(ISBLANK([Servidores.K77]);IF(ISBLANK([Servidores.C77]);&quot;&quot;;[Servidores.C77]);[Servidores.K77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4"/>
          <table:table-cell table:style-name="ce473"/>
          <table:table-cell table:style-name="ce480"/>
          <table:table-cell table:style-name="ce461" table:number-columns-repeated="4"/>
          <table:table-cell table:style-name="ce462" table:number-columns-repeated="2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78]);IF(ISBLANK([Servidores.C78]);&quot;&quot;;[Servidores.C78]);[Servidores.K78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3"/>
          <table:table-cell table:style-name="ce468"/>
          <table:table-cell table:style-name="ce474"/>
          <table:table-cell table:style-name="ce481"/>
          <table:table-cell table:style-name="ce461" table:number-columns-repeated="6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79]);IF(ISBLANK([Servidores.C79]);&quot;&quot;;[Servidores.C79]);[Servidores.K79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style-name="ce457" table:number-columns-repeated="4"/>
          <table:table-cell table:style-name="ce461" table:number-columns-repeated="2"/>
          <table:table-cell table:style-name="ce457" table:number-columns-repeated="4"/>
          <table:table-cell table:style-name="ce461" table:number-columns-repeated="2"/>
          <table:table-cell table:style-name="ce457" table:number-columns-repeated="10"/>
          <table:table-cell table:style-name="ce461" table:number-columns-repeated="2"/>
          <table:table-cell table:style-name="ce457"/>
          <table:table-cell table:style-name="ce501" table:formula="of:=IF(ISBLANK([Servidores.K80]);IF(ISBLANK([Servidores.C80]);&quot;&quot;;[Servidores.C80]);[Servidores.K80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number-columns-repeated="2"/>
          <table:table-cell table:style-name="ce457" table:number-columns-repeated="2"/>
          <table:table-cell table:style-name="ce461" table:number-columns-repeated="2"/>
          <table:table-cell table:style-name="ce457" table:number-columns-repeated="4"/>
          <table:table-cell table:style-name="ce461" table:number-columns-repeated="2"/>
          <table:table-cell table:style-name="ce457"/>
          <table:table-cell table:number-columns-repeated="3"/>
          <table:table-cell table:style-name="ce457" table:number-columns-repeated="6"/>
          <table:table-cell table:style-name="ce461" table:number-columns-repeated="2"/>
          <table:table-cell table:style-name="ce457"/>
          <table:table-cell table:style-name="ce501" table:formula="of:=IF(ISBLANK([Servidores.K81]);IF(ISBLANK([Servidores.C81]);&quot;&quot;;[Servidores.C81]);[Servidores.K81])">
            <text:p/>
          </table:table-cell>
          <table:table-cell table:style-name="ce457"/>
          <table:table-cell table:number-columns-repeated="997"/>
        </table:table-row>
        <table:table-row table:style-name="ro5">
          <table:table-cell table:number-columns-repeated="10"/>
          <table:table-cell table:style-name="ce461" table:number-columns-repeated="2"/>
          <table:table-cell table:number-columns-repeated="4"/>
          <table:table-cell table:style-name="ce457" table:number-columns-repeated="6"/>
          <table:table-cell table:style-name="ce461" table:number-columns-repeated="2"/>
          <table:table-cell table:style-name="ce457"/>
          <table:table-cell table:style-name="ce501" table:formula="of:=IF(ISBLANK([Servidores.K82]);IF(ISBLANK([Servidores.C82]);&quot;&quot;;[Servidores.C82]);[Servidores.K82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83]);IF(ISBLANK([Servidores.C83]);&quot;&quot;;[Servidores.C83]);[Servidores.K83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84]);IF(ISBLANK([Servidores.C84]);&quot;&quot;;[Servidores.C84]);[Servidores.K84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85]);IF(ISBLANK([Servidores.C85]);&quot;&quot;;[Servidores.C85]);[Servidores.K85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86]);IF(ISBLANK([Servidores.C86]);&quot;&quot;;[Servidores.C86]);[Servidores.K86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87]);IF(ISBLANK([Servidores.C87]);&quot;&quot;;[Servidores.C87]);[Servidores.K87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88]);IF(ISBLANK([Servidores.C88]);&quot;&quot;;[Servidores.C88]);[Servidores.K88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89]);IF(ISBLANK([Servidores.C89]);&quot;&quot;;[Servidores.C89]);[Servidores.K89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0]);IF(ISBLANK([Servidores.C90]);&quot;&quot;;[Servidores.C90]);[Servidores.K90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1]);IF(ISBLANK([Servidores.C91]);&quot;&quot;;[Servidores.C91]);[Servidores.K91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2]);IF(ISBLANK([Servidores.C92]);&quot;&quot;;[Servidores.C92]);[Servidores.K92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3]);IF(ISBLANK([Servidores.C93]);&quot;&quot;;[Servidores.C93]);[Servidores.K93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4]);IF(ISBLANK([Servidores.C94]);&quot;&quot;;[Servidores.C94]);[Servidores.K94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5]);IF(ISBLANK([Servidores.C95]);&quot;&quot;;[Servidores.C95]);[Servidores.K95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6]);IF(ISBLANK([Servidores.C96]);&quot;&quot;;[Servidores.C96]);[Servidores.K96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7]);IF(ISBLANK([Servidores.C97]);&quot;&quot;;[Servidores.C97]);[Servidores.K97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8]);IF(ISBLANK([Servidores.C98]);&quot;&quot;;[Servidores.C98]);[Servidores.K98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99]);IF(ISBLANK([Servidores.C99]);&quot;&quot;;[Servidores.C99]);[Servidores.K99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100]);IF(ISBLANK([Servidores.C100]);&quot;&quot;;[Servidores.C100]);[Servidores.K100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101]);IF(ISBLANK([Servidores.C101]);&quot;&quot;;[Servidores.C101]);[Servidores.K101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102]);IF(ISBLANK([Servidores.C102]);&quot;&quot;;[Servidores.C102]);[Servidores.K102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103]);IF(ISBLANK([Servidores.C103]);&quot;&quot;;[Servidores.C103]);[Servidores.K103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104]);IF(ISBLANK([Servidores.C104]);&quot;&quot;;[Servidores.C104]);[Servidores.K104])">
            <text:p/>
          </table:table-cell>
          <table:table-cell table:number-columns-repeated="998"/>
        </table:table-row>
        <table:table-row table:style-name="ro5">
          <table:table-cell table:number-columns-repeated="10"/>
          <table:table-cell table:style-name="ce32" table:number-columns-repeated="2"/>
          <table:table-cell table:number-columns-repeated="13"/>
          <table:table-cell table:style-name="ce501" table:formula="of:=IF(ISBLANK([Servidores.K105]);IF(ISBLANK([Servidores.C105]);&quot;&quot;;[Servidores.C105]);[Servidores.K10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06]);IF(ISBLANK([Servidores.C106]);&quot;&quot;;[Servidores.C106]);[Servidores.K10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07]);IF(ISBLANK([Servidores.C107]);&quot;&quot;;[Servidores.C107]);[Servidores.K10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08]);IF(ISBLANK([Servidores.C108]);&quot;&quot;;[Servidores.C108]);[Servidores.K10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09]);IF(ISBLANK([Servidores.C109]);&quot;&quot;;[Servidores.C109]);[Servidores.K10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0]);IF(ISBLANK([Servidores.C110]);&quot;&quot;;[Servidores.C110]);[Servidores.K11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1]);IF(ISBLANK([Servidores.C111]);&quot;&quot;;[Servidores.C111]);[Servidores.K11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2]);IF(ISBLANK([Servidores.C112]);&quot;&quot;;[Servidores.C112]);[Servidores.K11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3]);IF(ISBLANK([Servidores.C113]);&quot;&quot;;[Servidores.C113]);[Servidores.K11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4]);IF(ISBLANK([Servidores.C114]);&quot;&quot;;[Servidores.C114]);[Servidores.K11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5]);IF(ISBLANK([Servidores.C115]);&quot;&quot;;[Servidores.C115]);[Servidores.K11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6]);IF(ISBLANK([Servidores.C116]);&quot;&quot;;[Servidores.C116]);[Servidores.K11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7]);IF(ISBLANK([Servidores.C117]);&quot;&quot;;[Servidores.C117]);[Servidores.K11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8]);IF(ISBLANK([Servidores.C118]);&quot;&quot;;[Servidores.C118]);[Servidores.K11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19]);IF(ISBLANK([Servidores.C119]);&quot;&quot;;[Servidores.C119]);[Servidores.K11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0]);IF(ISBLANK([Servidores.C120]);&quot;&quot;;[Servidores.C120]);[Servidores.K12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1]);IF(ISBLANK([Servidores.C121]);&quot;&quot;;[Servidores.C121]);[Servidores.K12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2]);IF(ISBLANK([Servidores.C122]);&quot;&quot;;[Servidores.C122]);[Servidores.K12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3]);IF(ISBLANK([Servidores.C123]);&quot;&quot;;[Servidores.C123]);[Servidores.K12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4]);IF(ISBLANK([Servidores.C124]);&quot;&quot;;[Servidores.C124]);[Servidores.K12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5]);IF(ISBLANK([Servidores.C125]);&quot;&quot;;[Servidores.C125]);[Servidores.K12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6]);IF(ISBLANK([Servidores.C126]);&quot;&quot;;[Servidores.C126]);[Servidores.K12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7]);IF(ISBLANK([Servidores.C127]);&quot;&quot;;[Servidores.C127]);[Servidores.K12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8]);IF(ISBLANK([Servidores.C128]);&quot;&quot;;[Servidores.C128]);[Servidores.K12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29]);IF(ISBLANK([Servidores.C129]);&quot;&quot;;[Servidores.C129]);[Servidores.K12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0]);IF(ISBLANK([Servidores.C130]);&quot;&quot;;[Servidores.C130]);[Servidores.K13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1]);IF(ISBLANK([Servidores.C131]);&quot;&quot;;[Servidores.C131]);[Servidores.K13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2]);IF(ISBLANK([Servidores.C132]);&quot;&quot;;[Servidores.C132]);[Servidores.K13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3]);IF(ISBLANK([Servidores.C133]);&quot;&quot;;[Servidores.C133]);[Servidores.K13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4]);IF(ISBLANK([Servidores.C134]);&quot;&quot;;[Servidores.C134]);[Servidores.K13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5]);IF(ISBLANK([Servidores.C135]);&quot;&quot;;[Servidores.C135]);[Servidores.K13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6]);IF(ISBLANK([Servidores.C136]);&quot;&quot;;[Servidores.C136]);[Servidores.K13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7]);IF(ISBLANK([Servidores.C137]);&quot;&quot;;[Servidores.C137]);[Servidores.K13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8]);IF(ISBLANK([Servidores.C138]);&quot;&quot;;[Servidores.C138]);[Servidores.K13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39]);IF(ISBLANK([Servidores.C139]);&quot;&quot;;[Servidores.C139]);[Servidores.K13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0]);IF(ISBLANK([Servidores.C140]);&quot;&quot;;[Servidores.C140]);[Servidores.K14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1]);IF(ISBLANK([Servidores.C141]);&quot;&quot;;[Servidores.C141]);[Servidores.K14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2]);IF(ISBLANK([Servidores.C142]);&quot;&quot;;[Servidores.C142]);[Servidores.K14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3]);IF(ISBLANK([Servidores.C143]);&quot;&quot;;[Servidores.C143]);[Servidores.K14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4]);IF(ISBLANK([Servidores.C144]);&quot;&quot;;[Servidores.C144]);[Servidores.K14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5]);IF(ISBLANK([Servidores.C145]);&quot;&quot;;[Servidores.C145]);[Servidores.K14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6]);IF(ISBLANK([Servidores.C146]);&quot;&quot;;[Servidores.C146]);[Servidores.K14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7]);IF(ISBLANK([Servidores.C147]);&quot;&quot;;[Servidores.C147]);[Servidores.K14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8]);IF(ISBLANK([Servidores.C148]);&quot;&quot;;[Servidores.C148]);[Servidores.K14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49]);IF(ISBLANK([Servidores.C149]);&quot;&quot;;[Servidores.C149]);[Servidores.K14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0]);IF(ISBLANK([Servidores.C150]);&quot;&quot;;[Servidores.C150]);[Servidores.K15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1]);IF(ISBLANK([Servidores.C151]);&quot;&quot;;[Servidores.C151]);[Servidores.K15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2]);IF(ISBLANK([Servidores.C152]);&quot;&quot;;[Servidores.C152]);[Servidores.K15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3]);IF(ISBLANK([Servidores.C153]);&quot;&quot;;[Servidores.C153]);[Servidores.K15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4]);IF(ISBLANK([Servidores.C154]);&quot;&quot;;[Servidores.C154]);[Servidores.K15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5]);IF(ISBLANK([Servidores.C155]);&quot;&quot;;[Servidores.C155]);[Servidores.K15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6]);IF(ISBLANK([Servidores.C156]);&quot;&quot;;[Servidores.C156]);[Servidores.K15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7]);IF(ISBLANK([Servidores.C157]);&quot;&quot;;[Servidores.C157]);[Servidores.K15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8]);IF(ISBLANK([Servidores.C158]);&quot;&quot;;[Servidores.C158]);[Servidores.K15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59]);IF(ISBLANK([Servidores.C159]);&quot;&quot;;[Servidores.C159]);[Servidores.K15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0]);IF(ISBLANK([Servidores.C160]);&quot;&quot;;[Servidores.C160]);[Servidores.K16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1]);IF(ISBLANK([Servidores.C161]);&quot;&quot;;[Servidores.C161]);[Servidores.K16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2]);IF(ISBLANK([Servidores.C162]);&quot;&quot;;[Servidores.C162]);[Servidores.K16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3]);IF(ISBLANK([Servidores.C163]);&quot;&quot;;[Servidores.C163]);[Servidores.K16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4]);IF(ISBLANK([Servidores.C164]);&quot;&quot;;[Servidores.C164]);[Servidores.K16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5]);IF(ISBLANK([Servidores.C165]);&quot;&quot;;[Servidores.C165]);[Servidores.K16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6]);IF(ISBLANK([Servidores.C166]);&quot;&quot;;[Servidores.C166]);[Servidores.K16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7]);IF(ISBLANK([Servidores.C167]);&quot;&quot;;[Servidores.C167]);[Servidores.K16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8]);IF(ISBLANK([Servidores.C168]);&quot;&quot;;[Servidores.C168]);[Servidores.K16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69]);IF(ISBLANK([Servidores.C169]);&quot;&quot;;[Servidores.C169]);[Servidores.K16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0]);IF(ISBLANK([Servidores.C170]);&quot;&quot;;[Servidores.C170]);[Servidores.K17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1]);IF(ISBLANK([Servidores.C171]);&quot;&quot;;[Servidores.C171]);[Servidores.K17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2]);IF(ISBLANK([Servidores.C172]);&quot;&quot;;[Servidores.C172]);[Servidores.K17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3]);IF(ISBLANK([Servidores.C173]);&quot;&quot;;[Servidores.C173]);[Servidores.K17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4]);IF(ISBLANK([Servidores.C174]);&quot;&quot;;[Servidores.C174]);[Servidores.K17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5]);IF(ISBLANK([Servidores.C175]);&quot;&quot;;[Servidores.C175]);[Servidores.K17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6]);IF(ISBLANK([Servidores.C176]);&quot;&quot;;[Servidores.C176]);[Servidores.K17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7]);IF(ISBLANK([Servidores.C177]);&quot;&quot;;[Servidores.C177]);[Servidores.K17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8]);IF(ISBLANK([Servidores.C178]);&quot;&quot;;[Servidores.C178]);[Servidores.K17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79]);IF(ISBLANK([Servidores.C179]);&quot;&quot;;[Servidores.C179]);[Servidores.K17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0]);IF(ISBLANK([Servidores.C180]);&quot;&quot;;[Servidores.C180]);[Servidores.K18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1]);IF(ISBLANK([Servidores.C181]);&quot;&quot;;[Servidores.C181]);[Servidores.K18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2]);IF(ISBLANK([Servidores.C182]);&quot;&quot;;[Servidores.C182]);[Servidores.K18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3]);IF(ISBLANK([Servidores.C183]);&quot;&quot;;[Servidores.C183]);[Servidores.K18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4]);IF(ISBLANK([Servidores.C184]);&quot;&quot;;[Servidores.C184]);[Servidores.K18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5]);IF(ISBLANK([Servidores.C185]);&quot;&quot;;[Servidores.C185]);[Servidores.K18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6]);IF(ISBLANK([Servidores.C186]);&quot;&quot;;[Servidores.C186]);[Servidores.K18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7]);IF(ISBLANK([Servidores.C187]);&quot;&quot;;[Servidores.C187]);[Servidores.K18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8]);IF(ISBLANK([Servidores.C188]);&quot;&quot;;[Servidores.C188]);[Servidores.K18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89]);IF(ISBLANK([Servidores.C189]);&quot;&quot;;[Servidores.C189]);[Servidores.K18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0]);IF(ISBLANK([Servidores.C190]);&quot;&quot;;[Servidores.C190]);[Servidores.K19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1]);IF(ISBLANK([Servidores.C191]);&quot;&quot;;[Servidores.C191]);[Servidores.K19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2]);IF(ISBLANK([Servidores.C192]);&quot;&quot;;[Servidores.C192]);[Servidores.K19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3]);IF(ISBLANK([Servidores.C193]);&quot;&quot;;[Servidores.C193]);[Servidores.K19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4]);IF(ISBLANK([Servidores.C194]);&quot;&quot;;[Servidores.C194]);[Servidores.K19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5]);IF(ISBLANK([Servidores.C195]);&quot;&quot;;[Servidores.C195]);[Servidores.K19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6]);IF(ISBLANK([Servidores.C196]);&quot;&quot;;[Servidores.C196]);[Servidores.K19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7]);IF(ISBLANK([Servidores.C197]);&quot;&quot;;[Servidores.C197]);[Servidores.K19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8]);IF(ISBLANK([Servidores.C198]);&quot;&quot;;[Servidores.C198]);[Servidores.K19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199]);IF(ISBLANK([Servidores.C199]);&quot;&quot;;[Servidores.C199]);[Servidores.K19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0]);IF(ISBLANK([Servidores.C200]);&quot;&quot;;[Servidores.C200]);[Servidores.K20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1]);IF(ISBLANK([Servidores.C201]);&quot;&quot;;[Servidores.C201]);[Servidores.K20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2]);IF(ISBLANK([Servidores.C202]);&quot;&quot;;[Servidores.C202]);[Servidores.K20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3]);IF(ISBLANK([Servidores.C203]);&quot;&quot;;[Servidores.C203]);[Servidores.K20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4]);IF(ISBLANK([Servidores.C204]);&quot;&quot;;[Servidores.C204]);[Servidores.K20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5]);IF(ISBLANK([Servidores.C205]);&quot;&quot;;[Servidores.C205]);[Servidores.K20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6]);IF(ISBLANK([Servidores.C206]);&quot;&quot;;[Servidores.C206]);[Servidores.K20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7]);IF(ISBLANK([Servidores.C207]);&quot;&quot;;[Servidores.C207]);[Servidores.K20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8]);IF(ISBLANK([Servidores.C208]);&quot;&quot;;[Servidores.C208]);[Servidores.K20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09]);IF(ISBLANK([Servidores.C209]);&quot;&quot;;[Servidores.C209]);[Servidores.K20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0]);IF(ISBLANK([Servidores.C210]);&quot;&quot;;[Servidores.C210]);[Servidores.K21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1]);IF(ISBLANK([Servidores.C211]);&quot;&quot;;[Servidores.C211]);[Servidores.K21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2]);IF(ISBLANK([Servidores.C212]);&quot;&quot;;[Servidores.C212]);[Servidores.K21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3]);IF(ISBLANK([Servidores.C213]);&quot;&quot;;[Servidores.C213]);[Servidores.K21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4]);IF(ISBLANK([Servidores.C214]);&quot;&quot;;[Servidores.C214]);[Servidores.K21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5]);IF(ISBLANK([Servidores.C215]);&quot;&quot;;[Servidores.C215]);[Servidores.K21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6]);IF(ISBLANK([Servidores.C216]);&quot;&quot;;[Servidores.C216]);[Servidores.K21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7]);IF(ISBLANK([Servidores.C217]);&quot;&quot;;[Servidores.C217]);[Servidores.K21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8]);IF(ISBLANK([Servidores.C218]);&quot;&quot;;[Servidores.C218]);[Servidores.K21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19]);IF(ISBLANK([Servidores.C219]);&quot;&quot;;[Servidores.C219]);[Servidores.K21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0]);IF(ISBLANK([Servidores.C220]);&quot;&quot;;[Servidores.C220]);[Servidores.K22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1]);IF(ISBLANK([Servidores.C221]);&quot;&quot;;[Servidores.C221]);[Servidores.K22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2]);IF(ISBLANK([Servidores.C222]);&quot;&quot;;[Servidores.C222]);[Servidores.K22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3]);IF(ISBLANK([Servidores.C223]);&quot;&quot;;[Servidores.C223]);[Servidores.K22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4]);IF(ISBLANK([Servidores.C224]);&quot;&quot;;[Servidores.C224]);[Servidores.K22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5]);IF(ISBLANK([Servidores.C225]);&quot;&quot;;[Servidores.C225]);[Servidores.K22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6]);IF(ISBLANK([Servidores.C226]);&quot;&quot;;[Servidores.C226]);[Servidores.K22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7]);IF(ISBLANK([Servidores.C227]);&quot;&quot;;[Servidores.C227]);[Servidores.K22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8]);IF(ISBLANK([Servidores.C228]);&quot;&quot;;[Servidores.C228]);[Servidores.K22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29]);IF(ISBLANK([Servidores.C229]);&quot;&quot;;[Servidores.C229]);[Servidores.K22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0]);IF(ISBLANK([Servidores.C230]);&quot;&quot;;[Servidores.C230]);[Servidores.K23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1]);IF(ISBLANK([Servidores.C231]);&quot;&quot;;[Servidores.C231]);[Servidores.K23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2]);IF(ISBLANK([Servidores.C232]);&quot;&quot;;[Servidores.C232]);[Servidores.K23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3]);IF(ISBLANK([Servidores.C233]);&quot;&quot;;[Servidores.C233]);[Servidores.K23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4]);IF(ISBLANK([Servidores.C234]);&quot;&quot;;[Servidores.C234]);[Servidores.K23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5]);IF(ISBLANK([Servidores.C235]);&quot;&quot;;[Servidores.C235]);[Servidores.K23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6]);IF(ISBLANK([Servidores.C236]);&quot;&quot;;[Servidores.C236]);[Servidores.K23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7]);IF(ISBLANK([Servidores.C237]);&quot;&quot;;[Servidores.C237]);[Servidores.K23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8]);IF(ISBLANK([Servidores.C238]);&quot;&quot;;[Servidores.C238]);[Servidores.K23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39]);IF(ISBLANK([Servidores.C239]);&quot;&quot;;[Servidores.C239]);[Servidores.K23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0]);IF(ISBLANK([Servidores.C240]);&quot;&quot;;[Servidores.C240]);[Servidores.K24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1]);IF(ISBLANK([Servidores.C241]);&quot;&quot;;[Servidores.C241]);[Servidores.K24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2]);IF(ISBLANK([Servidores.C242]);&quot;&quot;;[Servidores.C242]);[Servidores.K24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3]);IF(ISBLANK([Servidores.C243]);&quot;&quot;;[Servidores.C243]);[Servidores.K24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4]);IF(ISBLANK([Servidores.C244]);&quot;&quot;;[Servidores.C244]);[Servidores.K24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5]);IF(ISBLANK([Servidores.C245]);&quot;&quot;;[Servidores.C245]);[Servidores.K24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6]);IF(ISBLANK([Servidores.C246]);&quot;&quot;;[Servidores.C246]);[Servidores.K24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7]);IF(ISBLANK([Servidores.C247]);&quot;&quot;;[Servidores.C247]);[Servidores.K24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8]);IF(ISBLANK([Servidores.C248]);&quot;&quot;;[Servidores.C248]);[Servidores.K24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49]);IF(ISBLANK([Servidores.C249]);&quot;&quot;;[Servidores.C249]);[Servidores.K24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0]);IF(ISBLANK([Servidores.C250]);&quot;&quot;;[Servidores.C250]);[Servidores.K25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1]);IF(ISBLANK([Servidores.C251]);&quot;&quot;;[Servidores.C251]);[Servidores.K25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2]);IF(ISBLANK([Servidores.C252]);&quot;&quot;;[Servidores.C252]);[Servidores.K25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3]);IF(ISBLANK([Servidores.C253]);&quot;&quot;;[Servidores.C253]);[Servidores.K25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4]);IF(ISBLANK([Servidores.C254]);&quot;&quot;;[Servidores.C254]);[Servidores.K25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5]);IF(ISBLANK([Servidores.C255]);&quot;&quot;;[Servidores.C255]);[Servidores.K25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6]);IF(ISBLANK([Servidores.C256]);&quot;&quot;;[Servidores.C256]);[Servidores.K25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7]);IF(ISBLANK([Servidores.C257]);&quot;&quot;;[Servidores.C257]);[Servidores.K25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8]);IF(ISBLANK([Servidores.C258]);&quot;&quot;;[Servidores.C258]);[Servidores.K25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59]);IF(ISBLANK([Servidores.C259]);&quot;&quot;;[Servidores.C259]);[Servidores.K25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0]);IF(ISBLANK([Servidores.C260]);&quot;&quot;;[Servidores.C260]);[Servidores.K26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1]);IF(ISBLANK([Servidores.C261]);&quot;&quot;;[Servidores.C261]);[Servidores.K26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2]);IF(ISBLANK([Servidores.C262]);&quot;&quot;;[Servidores.C262]);[Servidores.K26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3]);IF(ISBLANK([Servidores.C263]);&quot;&quot;;[Servidores.C263]);[Servidores.K26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4]);IF(ISBLANK([Servidores.C264]);&quot;&quot;;[Servidores.C264]);[Servidores.K26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5]);IF(ISBLANK([Servidores.C265]);&quot;&quot;;[Servidores.C265]);[Servidores.K26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6]);IF(ISBLANK([Servidores.C266]);&quot;&quot;;[Servidores.C266]);[Servidores.K26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7]);IF(ISBLANK([Servidores.C267]);&quot;&quot;;[Servidores.C267]);[Servidores.K26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8]);IF(ISBLANK([Servidores.C268]);&quot;&quot;;[Servidores.C268]);[Servidores.K26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69]);IF(ISBLANK([Servidores.C269]);&quot;&quot;;[Servidores.C269]);[Servidores.K26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0]);IF(ISBLANK([Servidores.C270]);&quot;&quot;;[Servidores.C270]);[Servidores.K27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1]);IF(ISBLANK([Servidores.C271]);&quot;&quot;;[Servidores.C271]);[Servidores.K27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2]);IF(ISBLANK([Servidores.C272]);&quot;&quot;;[Servidores.C272]);[Servidores.K27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3]);IF(ISBLANK([Servidores.C273]);&quot;&quot;;[Servidores.C273]);[Servidores.K27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4]);IF(ISBLANK([Servidores.C274]);&quot;&quot;;[Servidores.C274]);[Servidores.K27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5]);IF(ISBLANK([Servidores.C275]);&quot;&quot;;[Servidores.C275]);[Servidores.K27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6]);IF(ISBLANK([Servidores.C276]);&quot;&quot;;[Servidores.C276]);[Servidores.K27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7]);IF(ISBLANK([Servidores.C277]);&quot;&quot;;[Servidores.C277]);[Servidores.K27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8]);IF(ISBLANK([Servidores.C278]);&quot;&quot;;[Servidores.C278]);[Servidores.K27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79]);IF(ISBLANK([Servidores.C279]);&quot;&quot;;[Servidores.C279]);[Servidores.K27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0]);IF(ISBLANK([Servidores.C280]);&quot;&quot;;[Servidores.C280]);[Servidores.K28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1]);IF(ISBLANK([Servidores.C281]);&quot;&quot;;[Servidores.C281]);[Servidores.K28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2]);IF(ISBLANK([Servidores.C282]);&quot;&quot;;[Servidores.C282]);[Servidores.K28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3]);IF(ISBLANK([Servidores.C283]);&quot;&quot;;[Servidores.C283]);[Servidores.K28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4]);IF(ISBLANK([Servidores.C284]);&quot;&quot;;[Servidores.C284]);[Servidores.K28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5]);IF(ISBLANK([Servidores.C285]);&quot;&quot;;[Servidores.C285]);[Servidores.K28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6]);IF(ISBLANK([Servidores.C286]);&quot;&quot;;[Servidores.C286]);[Servidores.K28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7]);IF(ISBLANK([Servidores.C287]);&quot;&quot;;[Servidores.C287]);[Servidores.K28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8]);IF(ISBLANK([Servidores.C288]);&quot;&quot;;[Servidores.C288]);[Servidores.K28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89]);IF(ISBLANK([Servidores.C289]);&quot;&quot;;[Servidores.C289]);[Servidores.K28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0]);IF(ISBLANK([Servidores.C290]);&quot;&quot;;[Servidores.C290]);[Servidores.K29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1]);IF(ISBLANK([Servidores.C291]);&quot;&quot;;[Servidores.C291]);[Servidores.K29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2]);IF(ISBLANK([Servidores.C292]);&quot;&quot;;[Servidores.C292]);[Servidores.K29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3]);IF(ISBLANK([Servidores.C293]);&quot;&quot;;[Servidores.C293]);[Servidores.K29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4]);IF(ISBLANK([Servidores.C294]);&quot;&quot;;[Servidores.C294]);[Servidores.K29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5]);IF(ISBLANK([Servidores.C295]);&quot;&quot;;[Servidores.C295]);[Servidores.K29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6]);IF(ISBLANK([Servidores.C296]);&quot;&quot;;[Servidores.C296]);[Servidores.K29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7]);IF(ISBLANK([Servidores.C297]);&quot;&quot;;[Servidores.C297]);[Servidores.K29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8]);IF(ISBLANK([Servidores.C298]);&quot;&quot;;[Servidores.C298]);[Servidores.K29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299]);IF(ISBLANK([Servidores.C299]);&quot;&quot;;[Servidores.C299]);[Servidores.K29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0]);IF(ISBLANK([Servidores.C300]);&quot;&quot;;[Servidores.C300]);[Servidores.K30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1]);IF(ISBLANK([Servidores.C301]);&quot;&quot;;[Servidores.C301]);[Servidores.K30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2]);IF(ISBLANK([Servidores.C302]);&quot;&quot;;[Servidores.C302]);[Servidores.K30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3]);IF(ISBLANK([Servidores.C303]);&quot;&quot;;[Servidores.C303]);[Servidores.K30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4]);IF(ISBLANK([Servidores.C304]);&quot;&quot;;[Servidores.C304]);[Servidores.K30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5]);IF(ISBLANK([Servidores.C305]);&quot;&quot;;[Servidores.C305]);[Servidores.K30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6]);IF(ISBLANK([Servidores.C306]);&quot;&quot;;[Servidores.C306]);[Servidores.K30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7]);IF(ISBLANK([Servidores.C307]);&quot;&quot;;[Servidores.C307]);[Servidores.K30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8]);IF(ISBLANK([Servidores.C308]);&quot;&quot;;[Servidores.C308]);[Servidores.K30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09]);IF(ISBLANK([Servidores.C309]);&quot;&quot;;[Servidores.C309]);[Servidores.K30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0]);IF(ISBLANK([Servidores.C310]);&quot;&quot;;[Servidores.C310]);[Servidores.K31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1]);IF(ISBLANK([Servidores.C311]);&quot;&quot;;[Servidores.C311]);[Servidores.K31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2]);IF(ISBLANK([Servidores.C312]);&quot;&quot;;[Servidores.C312]);[Servidores.K31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3]);IF(ISBLANK([Servidores.C313]);&quot;&quot;;[Servidores.C313]);[Servidores.K31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4]);IF(ISBLANK([Servidores.C314]);&quot;&quot;;[Servidores.C314]);[Servidores.K31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5]);IF(ISBLANK([Servidores.C315]);&quot;&quot;;[Servidores.C315]);[Servidores.K31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6]);IF(ISBLANK([Servidores.C316]);&quot;&quot;;[Servidores.C316]);[Servidores.K31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7]);IF(ISBLANK([Servidores.C317]);&quot;&quot;;[Servidores.C317]);[Servidores.K31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8]);IF(ISBLANK([Servidores.C318]);&quot;&quot;;[Servidores.C318]);[Servidores.K31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19]);IF(ISBLANK([Servidores.C319]);&quot;&quot;;[Servidores.C319]);[Servidores.K31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0]);IF(ISBLANK([Servidores.C320]);&quot;&quot;;[Servidores.C320]);[Servidores.K32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1]);IF(ISBLANK([Servidores.C321]);&quot;&quot;;[Servidores.C321]);[Servidores.K32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2]);IF(ISBLANK([Servidores.C322]);&quot;&quot;;[Servidores.C322]);[Servidores.K32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3]);IF(ISBLANK([Servidores.C323]);&quot;&quot;;[Servidores.C323]);[Servidores.K32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4]);IF(ISBLANK([Servidores.C324]);&quot;&quot;;[Servidores.C324]);[Servidores.K32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5]);IF(ISBLANK([Servidores.C325]);&quot;&quot;;[Servidores.C325]);[Servidores.K32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6]);IF(ISBLANK([Servidores.C326]);&quot;&quot;;[Servidores.C326]);[Servidores.K32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7]);IF(ISBLANK([Servidores.C327]);&quot;&quot;;[Servidores.C327]);[Servidores.K32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8]);IF(ISBLANK([Servidores.C328]);&quot;&quot;;[Servidores.C328]);[Servidores.K32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29]);IF(ISBLANK([Servidores.C329]);&quot;&quot;;[Servidores.C329]);[Servidores.K32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0]);IF(ISBLANK([Servidores.C330]);&quot;&quot;;[Servidores.C330]);[Servidores.K33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1]);IF(ISBLANK([Servidores.C331]);&quot;&quot;;[Servidores.C331]);[Servidores.K33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2]);IF(ISBLANK([Servidores.C332]);&quot;&quot;;[Servidores.C332]);[Servidores.K33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3]);IF(ISBLANK([Servidores.C333]);&quot;&quot;;[Servidores.C333]);[Servidores.K33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4]);IF(ISBLANK([Servidores.C334]);&quot;&quot;;[Servidores.C334]);[Servidores.K33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5]);IF(ISBLANK([Servidores.C335]);&quot;&quot;;[Servidores.C335]);[Servidores.K33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6]);IF(ISBLANK([Servidores.C336]);&quot;&quot;;[Servidores.C336]);[Servidores.K33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7]);IF(ISBLANK([Servidores.C337]);&quot;&quot;;[Servidores.C337]);[Servidores.K33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8]);IF(ISBLANK([Servidores.C338]);&quot;&quot;;[Servidores.C338]);[Servidores.K33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39]);IF(ISBLANK([Servidores.C339]);&quot;&quot;;[Servidores.C339]);[Servidores.K33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0]);IF(ISBLANK([Servidores.C340]);&quot;&quot;;[Servidores.C340]);[Servidores.K34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1]);IF(ISBLANK([Servidores.C341]);&quot;&quot;;[Servidores.C341]);[Servidores.K34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2]);IF(ISBLANK([Servidores.C342]);&quot;&quot;;[Servidores.C342]);[Servidores.K34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3]);IF(ISBLANK([Servidores.C343]);&quot;&quot;;[Servidores.C343]);[Servidores.K34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4]);IF(ISBLANK([Servidores.C344]);&quot;&quot;;[Servidores.C344]);[Servidores.K344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5]);IF(ISBLANK([Servidores.C345]);&quot;&quot;;[Servidores.C345]);[Servidores.K345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6]);IF(ISBLANK([Servidores.C346]);&quot;&quot;;[Servidores.C346]);[Servidores.K346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7]);IF(ISBLANK([Servidores.C347]);&quot;&quot;;[Servidores.C347]);[Servidores.K347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8]);IF(ISBLANK([Servidores.C348]);&quot;&quot;;[Servidores.C348]);[Servidores.K348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49]);IF(ISBLANK([Servidores.C349]);&quot;&quot;;[Servidores.C349]);[Servidores.K349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50]);IF(ISBLANK([Servidores.C350]);&quot;&quot;;[Servidores.C350]);[Servidores.K350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51]);IF(ISBLANK([Servidores.C351]);&quot;&quot;;[Servidores.C351]);[Servidores.K351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52]);IF(ISBLANK([Servidores.C352]);&quot;&quot;;[Servidores.C352]);[Servidores.K352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1" table:formula="of:=IF(ISBLANK([Servidores.K353]);IF(ISBLANK([Servidores.C353]);&quot;&quot;;[Servidores.C353]);[Servidores.K353])">
            <text:p/>
          </table:table-cell>
          <table:table-cell table:number-columns-repeated="998"/>
        </table:table-row>
        <table:table-row table:style-name="ro5">
          <table:table-cell table:number-columns-repeated="25"/>
          <table:table-cell table:style-name="ce502" table:formula="of:=IF(ISBLANK([Servidores.K354]);IF(ISBLANK([Servidores.C354]);&quot;&quot;;[Servidores.C354]);[Servidores.K354])">
            <text:p/>
          </table:table-cell>
          <table:table-cell table:number-columns-repeated="998"/>
        </table:table-row>
        <table:table-row table:style-name="ro5" table:number-rows-repeated="10482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activo_pasivo" table:base-cell-address="$datos.$T$2" table:cell-range-address="$datos.$S$2:.$S$3"/>
        <table:named-range table:name="arq_serv" table:base-cell-address="$datos.$V$2" table:cell-range-address="$datos.$U$2:.$U$7"/>
        <table:named-range table:name="Criticidad" table:base-cell-address="$'Oracle Weblogic'.$B$6" table:cell-range-address="$datos.$A$2:.$A$5"/>
        <table:named-range table:name="Disponibilidad" table:base-cell-address="$'Oracle Weblogic'.$C$7" table:cell-range-address="$datos.$B$2:.$B$5"/>
        <table:named-range table:name="forms_reports" table:base-cell-address="$datos.$V$5" table:cell-range-address="$datos.$V$2:.$V$13"/>
        <table:named-range table:name="infraestructura" table:base-cell-address="$datos.$O$2" table:cell-range-address="$datos.$O$2:.$O$12"/>
        <table:named-range table:name="Metodo_de_Respaldo" table:base-cell-address="$datos.$M$2" table:cell-range-address="$datos.$L$2:.$L$17"/>
        <table:named-expression table:name="Organismos" table:base-cell-address="$Servidores.$B$5" table:expression="$datos.$#REF!#REF!#REF!#REF!$2:$#REF!$50"/>
        <table:named-range table:name="Plan_Backup" table:base-cell-address="$datos.$X$17" table:cell-range-address="$datos.$M$2:.$M$30"/>
        <table:named-range table:name="SAVersiones" table:base-cell-address="$datos.$H$2" table:cell-range-address="$datos.$G$2:.$G$38"/>
        <table:named-range table:name="Servidores" table:base-cell-address="$Servidores.$L$10" table:cell-range-address="$datos.$Z$2:.$Z$349"/>
        <table:named-range table:name="Sistemas_Operativo" table:base-cell-address="$datos.$X$17" table:cell-range-address="$datos.$K$2:.$K$51"/>
        <table:named-range table:name="Si_No" table:base-cell-address="$Servidores.$I$2" table:cell-range-address="$datos.$N$2:.$N$3"/>
        <table:named-range table:name="Tecnologia" table:base-cell-address="$datos.$X$17" table:cell-range-address="$datos.$Q$2:.$Q$50"/>
        <table:named-range table:name="Tipo_de_cluster" table:base-cell-address="$datos.$AB$1" table:cell-range-address="$datos.$AA$2:.$AA$20"/>
        <table:named-range table:name="Tipo_de_entorno" table:base-cell-address="$datos.$M$2" table:cell-range-address="$datos.$C$2:.$C$7"/>
        <table:named-range table:name="Tipo_de_nodo" table:base-cell-address="$datos.$V$6" table:cell-range-address="$datos.$T$2:.$T$4"/>
        <table:named-range table:name="versiones" table:base-cell-address="$'Oracle Weblogic'.$F$2" table:cell-range-address="$datos.$D$2:.$D$74"/>
        <table:named-range table:name="version_EM" table:base-cell-address="$datos.$X$1" table:cell-range-address="$datos.$Y$2:.$Y$20"/>
        <table:named-range table:name="Virtualizado" table:base-cell-address="$datos.$V$5" table:cell-range-address="$datos.$P$2:.$P$4"/>
        <table:named-range table:name="_xlnm._FilterDatabase_1" table:base-cell-address="$datos.$Y$7" table:cell-range-address="$'Oracle Database'.$V$5:.$AD$474"/>
      </table:named-expressions>
      <table:database-ranges>
        <table:database-range table:name="__Anonymous_Sheet_DB__3" table:target-range-address="datos.A1:datos.R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number:number-style style:name="N10144P0" style:volatile="true" number:language="es" number:country="ES">
      <number:number number:decimal-places="0" number:min-integer-digits="1" number:grouping="true"/>
      <number:text>    </number:text>
    </number:number-style>
    <number:number-style style:name="N10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44P2" style:volatile="true" number:language="es" number:country="ES">
      <number:text>-    </number:text>
    </number:number-style>
    <number:text-style style:name="N10144" number:language="es" number:country="E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es" number:country="ES">
      <number:number number:decimal-places="0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46P2" style:volatile="true" number:language="es" number:country="ES">
      <number:text>-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8P0" style:volatile="true" number:language="es" number:country="ES">
      <number:number number:decimal-places="2" number:min-integer-digits="1" number:grouping="true"/>
      <number:text>    </number:text>
    </number:number-style>
    <number:number-style style:name="N10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10148" number:language="es" number:country="E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es" number:country="ES">
      <number:number number:decimal-places="2" number:min-integer-digits="1" number:grouping="true"/>
      <number:text> € </number:text>
    </number:number-style>
    <number:number-style style:name="N10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10150" number:language="es" number:country="E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transparent"/>
      <style:text-properties fo:color="#800000" fo:font-style="italic" fo:font-weight="bold"/>
    </style:style>
    <style:style style:name="Correto" style:family="table-cell" style:parent-style-name="Default">
      <style:table-cell-properties fo:background-color="#00ff00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11:46:06.3766753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a22f674fd25a3b6f45bdebf25400ed2adff0ff99</meta:generator>
    <dc:date>2015-09-04T12:07:01.982969019</dc:date>
    <meta:editing-duration>P7DT12H26M22S</meta:editing-duration>
    <meta:editing-cycles>101</meta:editing-cycles>
    <dc:creator>laura </dc:creator>
    <meta:document-statistic meta:table-count="4" meta:cell-count="5839" meta:object-count="0"/>
  </office:meta>
</office:document-meta>
</file>